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1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.77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26.347cm"/>
    </style:style>
    <style:style style:family="table-column" style:name="co4">
      <style:table-column-properties fo:break-before="auto" style:column-width="2.378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3.133cm"/>
    </style:style>
    <style:style style:family="table-column" style:name="co7">
      <style:table-column-properties fo:break-before="auto" style:column-width="1.986cm"/>
    </style:style>
    <style:style style:family="table-column" style:name="co8">
      <style:table-column-properties fo:break-before="auto" style:column-width="5.846cm"/>
    </style:style>
    <style:style style:family="table-column" style:name="co9">
      <style:table-column-properties fo:break-before="auto" style:column-width="3.607cm"/>
    </style:style>
    <style:style style:family="table-column" style:name="co10">
      <style:table-column-properties fo:break-before="auto" style:column-width="1.93cm"/>
    </style:style>
    <style:style style:family="table-column" style:name="co11">
      <style:table-column-properties fo:break-before="auto" style:column-width="2.293cm"/>
    </style:style>
    <style:style style:family="table-column" style:name="co12">
      <style:table-column-properties fo:break-before="auto" style:column-width="2.685cm"/>
    </style:style>
    <style:style style:family="table-column" style:name="co13">
      <style:table-column-properties fo:break-before="auto" style:column-width="1.649cm"/>
    </style:style>
    <style:style style:family="table-column" style:name="co14">
      <style:table-column-properties fo:break-before="auto" style:column-width="1.845cm"/>
    </style:style>
    <style:style style:family="table-column" style:name="co15">
      <style:table-column-properties fo:break-before="auto" style:column-width="3.468cm"/>
    </style:style>
    <style:style style:family="table-column" style:name="co16">
      <style:table-column-properties fo:break-before="auto" style:column-width="1.51cm"/>
    </style:style>
    <style:style style:family="table-column" style:name="co17">
      <style:table-column-properties fo:break-before="auto" style:column-width="2.545cm"/>
    </style:style>
    <style:style style:family="table-column" style:name="co18">
      <style:table-column-properties fo:break-before="auto" style:column-width="3.216cm"/>
    </style:style>
    <style:style style:family="table-column" style:name="co19">
      <style:table-column-properties fo:break-before="auto" style:column-width="13.734cm"/>
    </style:style>
    <style:style style:family="table-column" style:name="co20">
      <style:table-column-properties fo:break-before="auto" style:column-width="2.406cm"/>
    </style:style>
    <style:style style:family="table-column" style:name="co21">
      <style:table-column-properties fo:break-before="auto" style:column-width="2.574cm"/>
    </style:style>
    <style:style style:family="table-column" style:name="co22">
      <style:table-column-properties fo:break-before="auto" style:column-width="1.901cm"/>
    </style:style>
    <style:style style:family="table-column" style:name="co23">
      <style:table-column-properties fo:break-before="auto" style:column-width="2.517cm"/>
    </style:style>
    <style:style style:family="table-column" style:name="co24">
      <style:table-column-properties fo:break-before="auto" style:column-width="5.006cm"/>
    </style:style>
    <style:style style:family="table-column" style:name="co25">
      <style:table-column-properties fo:break-before="auto" style:column-width="12.307cm"/>
    </style:style>
    <style:style style:family="table-column" style:name="co26">
      <style:table-column-properties fo:break-before="auto" style:column-width="3.581cm"/>
    </style:style>
    <style:style style:family="table-column" style:name="co27">
      <style:table-column-properties fo:break-before="auto" style:column-width="5.761cm"/>
    </style:style>
    <style:style style:family="table-column" style:name="co28">
      <style:table-column-properties fo:break-before="auto" style:column-width="2.88cm"/>
    </style:style>
    <style:style style:family="table-column" style:name="co29">
      <style:table-column-properties fo:break-before="auto" style:column-width="1.231cm"/>
    </style:style>
    <style:style style:family="table-column" style:name="co30">
      <style:table-column-properties fo:break-before="auto" style:column-width="2.041cm"/>
    </style:style>
    <style:style style:family="table-column" style:name="co31">
      <style:table-column-properties fo:break-before="auto" style:column-width="2.237cm"/>
    </style:style>
    <style:style style:family="table-column" style:name="co32">
      <style:table-column-properties fo:break-before="auto" style:column-width="2.182cm"/>
    </style:style>
    <style:style style:family="table-column" style:name="co33">
      <style:table-column-properties fo:break-before="auto" style:column-width="2.798cm"/>
    </style:style>
    <style:style style:family="table-column" style:name="co34">
      <style:table-column-properties fo:break-before="auto" style:column-width="2.014cm"/>
    </style:style>
    <style:style style:family="table-column" style:name="co35">
      <style:table-column-properties fo:break-before="auto" style:column-width="2.489cm"/>
    </style:style>
    <style:style style:family="table-column" style:name="co36">
      <style:table-column-properties fo:break-before="auto" style:column-width="3.104cm"/>
    </style:style>
    <style:style style:family="table-column" style:name="co37">
      <style:table-column-properties fo:break-before="auto" style:column-width="2.461cm"/>
    </style:style>
    <style:style style:family="table-column" style:name="co38">
      <style:table-column-properties fo:break-before="auto" style:column-width="2.21cm"/>
    </style:style>
    <style:style style:family="table-column" style:name="co39">
      <style:table-column-properties fo:break-before="auto" style:column-width="5.93cm"/>
    </style:style>
    <style:style style:family="table-column" style:name="co40">
      <style:table-column-properties fo:break-before="auto" style:column-width="2.432cm"/>
    </style:style>
    <style:style style:family="table-column" style:name="co41">
      <style:table-column-properties fo:break-before="auto" style:column-width="2.656cm"/>
    </style:style>
    <style:style style:family="table-column" style:name="co42">
      <style:table-column-properties fo:break-before="auto" style:column-width="5.369cm"/>
    </style:style>
    <style:style style:family="table-column" style:name="co43">
      <style:table-column-properties fo:break-before="auto" style:column-width="1.873cm"/>
    </style:style>
    <style:style style:family="table-column" style:name="co44">
      <style:table-column-properties fo:break-before="auto" style:column-width="1.958cm"/>
    </style:style>
    <style:style style:family="table-column" style:name="co45">
      <style:table-column-properties fo:break-before="auto" style:column-width="7.02cm"/>
    </style:style>
    <style:style style:family="table-column" style:name="co46">
      <style:table-column-properties fo:break-before="auto" style:column-width="4.782cm"/>
    </style:style>
    <style:style style:family="table-column" style:name="co47">
      <style:table-column-properties fo:break-before="auto" style:column-width="3.076cm"/>
    </style:style>
    <style:style style:family="table-column" style:name="co48">
      <style:table-column-properties fo:break-before="auto" style:column-width="1.706cm"/>
    </style:style>
    <style:style style:family="table-column" style:name="co49">
      <style:table-column-properties fo:break-before="auto" style:column-width="3.635cm"/>
    </style:style>
    <style:style style:family="table-column" style:name="co50">
      <style:table-column-properties fo:break-before="auto" style:column-width="10.377cm"/>
    </style:style>
    <style:style style:family="table-column" style:name="co51">
      <style:table-column-properties fo:break-before="auto" style:column-width="10.936cm"/>
    </style:style>
    <style:style style:family="table-column" style:name="co52">
      <style:table-column-properties fo:break-before="auto" style:column-width="7.077cm"/>
    </style:style>
    <style:style style:family="table-column" style:name="co53">
      <style:table-column-properties fo:break-before="auto" style:column-width="4.727cm"/>
    </style:style>
    <style:style style:family="table-column" style:name="co54">
      <style:table-column-properties fo:break-before="auto" style:column-width="4.531cm"/>
    </style:style>
    <style:style style:family="table-column" style:name="co55">
      <style:table-column-properties fo:break-before="auto" style:column-width="15.272cm"/>
    </style:style>
    <style:style style:family="table-column" style:name="co56">
      <style:table-column-properties fo:break-before="auto" style:column-width="11.663cm"/>
    </style:style>
    <style:style style:family="table-column" style:name="co57">
      <style:table-column-properties fo:break-before="auto" style:column-width="8.223cm"/>
    </style:style>
    <style:style style:family="table-column" style:name="co58">
      <style:table-column-properties fo:break-before="auto" style:column-width="3.72cm"/>
    </style:style>
    <style:style style:family="table-column" style:name="co59">
      <style:table-column-properties fo:break-before="auto" style:column-width="9.146cm"/>
    </style:style>
    <style:style style:family="table-column" style:name="co60">
      <style:table-column-properties fo:break-before="auto" style:column-width="2.824cm"/>
    </style:style>
    <style:style style:family="table-column" style:name="co61">
      <style:table-column-properties fo:break-before="auto" style:column-width="4.251cm"/>
    </style:style>
    <style:style style:family="table-column" style:name="co62">
      <style:table-column-properties fo:break-before="auto" style:column-width="10.656cm"/>
    </style:style>
    <style:style style:family="table-column" style:name="co63">
      <style:table-column-properties fo:break-before="auto" style:column-width="1.427cm"/>
    </style:style>
    <style:style style:family="table-column" style:name="co64">
      <style:table-column-properties fo:break-before="auto" style:column-width="1.482cm"/>
    </style:style>
    <style:style style:family="table-row" style:name="ro1">
      <style:table-row-properties fo:break-before="auto" style:use-optimal-row-height="false" style:row-height="0.45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76cm"/>
    </style:style>
    <style:style style:family="table-row" style:name="ro4">
      <style:table-row-properties fo:break-before="auto" style:use-optimal-row-height="false" style:row-height="1.588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1.058cm"/>
    </style:style>
    <style:style style:family="table-row" style:name="ro7">
      <style:table-row-properties fo:break-before="auto" style:use-optimal-row-height="false" style:row-height="0.45cm"/>
    </style:style>
    <style:style style:family="table-row" style:name="ro8">
      <style:table-row-properties fo:break-before="auto" style:use-optimal-row-height="false" style:row-height="2.646cm"/>
    </style:style>
    <style:style style:family="table-row" style:name="ro9">
      <style:table-row-properties fo:break-before="auto" style:use-optimal-row-height="false" style:row-height="0.794cm"/>
    </style:style>
    <style:style style:family="table-row" style:name="ro10">
      <style:table-row-properties fo:break-before="auto" style:use-optimal-row-height="false" style:row-height="1.005cm"/>
    </style:style>
    <style:style style:family="table-row" style:name="ro11">
      <style:table-row-properties fo:break-before="auto" style:use-optimal-row-height="false" style:row-height="1.402cm"/>
    </style:style>
    <style:style style:family="table-row" style:name="ro12">
      <style:table-row-properties fo:break-before="auto" style:use-optimal-row-height="false" style:row-height="0.661cm"/>
    </style:style>
    <style:style style:family="table-row" style:name="ro13">
      <style:table-row-properties fo:break-before="auto" style:use-optimal-row-height="false" style:row-height="3.149cm"/>
    </style:style>
    <style:style style:family="table-row" style:name="ro14">
      <style:table-row-properties fo:break-before="auto" style:use-optimal-row-height="false" style:row-height="2.117cm"/>
    </style:style>
    <style:style style:family="table" style:name="ta1" style:master-page-name="PageStyle_5f_Inhoud">
      <style:table-properties style:writing-mode="lr-tb" table:display="true"/>
    </style:style>
    <style:style style:family="table" style:name="ta2" style:master-page-name="PageStyle_5f_Tabel_20_1">
      <style:table-properties style:writing-mode="lr-tb" table:display="true"/>
    </style:style>
    <style:style style:family="table" style:name="ta3" style:master-page-name="PageStyle_5f_Tabel_20_2">
      <style:table-properties style:writing-mode="lr-tb" table:display="true"/>
    </style:style>
    <style:style style:family="table" style:name="ta4" style:master-page-name="PageStyle_5f_Tabel_20_3">
      <style:table-properties style:writing-mode="lr-tb" table:display="true"/>
    </style:style>
    <style:style style:family="table" style:name="ta5" style:master-page-name="PageStyle_5f_Tabel_20_4">
      <style:table-properties style:writing-mode="lr-tb" table:display="true"/>
    </style:style>
    <style:style style:family="table" style:name="ta6" style:master-page-name="PageStyle_5f_Tabel_20_5">
      <style:table-properties style:writing-mode="lr-tb" table:display="true"/>
    </style:style>
    <style:style style:family="table" style:name="ta7" style:master-page-name="PageStyle_5f_Tabel_20_6">
      <style:table-properties style:writing-mode="lr-tb" table:display="true"/>
    </style:style>
    <style:style style:family="table" style:name="ta8" style:master-page-name="PageStyle_5f_Tabel_20_7">
      <style:table-properties style:writing-mode="lr-tb" table:display="true"/>
    </style:style>
    <style:style style:family="table" style:name="ta9" style:master-page-name="PageStyle_5f_Tabel_20_8">
      <style:table-properties style:writing-mode="lr-tb" table:display="true"/>
    </style:style>
    <style:style style:family="table" style:name="ta10" style:master-page-name="PageStyle_5f_Tabel_20_9">
      <style:table-properties style:writing-mode="lr-tb" table:display="true"/>
    </style:style>
    <style:style style:family="table" style:name="ta11" style:master-page-name="PageStyle_5f_Tabel_20_10">
      <style:table-properties style:writing-mode="lr-tb" table:display="true"/>
    </style:style>
    <style:style style:family="table" style:name="ta12" style:master-page-name="PageStyle_5f_Tabel_20_11">
      <style:table-properties style:writing-mode="lr-tb" table:display="true"/>
    </style:style>
    <style:style style:family="table" style:name="ta13" style:master-page-name="PageStyle_5f_Tabel_20_12">
      <style:table-properties style:writing-mode="lr-tb" table:display="true"/>
    </style:style>
    <style:style style:family="table" style:name="ta14" style:master-page-name="PageStyle_5f_Tabel_20_13">
      <style:table-properties style:writing-mode="lr-tb" table:display="true"/>
    </style:style>
    <style:style style:family="table" style:name="ta15" style:master-page-name="PageStyle_5f_Tabel_20_14">
      <style:table-properties style:writing-mode="lr-tb" table:display="true"/>
    </style:style>
    <style:style style:family="table" style:name="ta16" style:master-page-name="PageStyle_5f_Tabel_20_15">
      <style:table-properties style:writing-mode="lr-tb" table:display="true"/>
    </style:style>
    <style:style style:family="table" style:name="ta17" style:master-page-name="PageStyle_5f_Tabel_20_16">
      <style:table-properties style:writing-mode="lr-tb" table:display="true"/>
    </style:style>
    <style:style style:family="table" style:name="ta18" style:master-page-name="PageStyle_5f_Tabel_20_17">
      <style:table-properties style:writing-mode="lr-tb" table:display="true"/>
    </style:style>
    <style:style style:family="table" style:name="ta19" style:master-page-name="PageStyle_5f_Tabel_20_18">
      <style:table-properties style:writing-mode="lr-tb" table:display="true"/>
    </style:style>
    <style:style style:family="table" style:name="ta20" style:master-page-name="PageStyle_5f_Tabel_20_19">
      <style:table-properties style:writing-mode="lr-tb" table:display="true"/>
    </style:style>
    <style:style style:family="table" style:name="ta21" style:master-page-name="PageStyle_5f_Tabel_20_20">
      <style:table-properties style:writing-mode="lr-tb" table:display="true"/>
    </style:style>
    <style:style style:family="table" style:name="ta22" style:master-page-name="PageStyle_5f_Tabel_20_21">
      <style:table-properties style:writing-mode="lr-tb" table:display="true"/>
    </style:style>
    <style:style style:family="table" style:name="ta23" style:master-page-name="PageStyle_5f_Tabel_20_22">
      <style:table-properties style:writing-mode="lr-tb" table:display="true"/>
    </style:style>
    <style:style style:family="table" style:name="ta24" style:master-page-name="PageStyle_5f_Tabel_20_23">
      <style:table-properties style:writing-mode="lr-tb" table:display="true"/>
    </style:style>
    <style:style style:family="table" style:name="ta25" style:master-page-name="PageStyle_5f_Tabel_20_24">
      <style:table-properties style:writing-mode="lr-tb" table:display="true"/>
    </style:style>
    <style:style style:family="table" style:name="ta26" style:master-page-name="PageStyle_5f_Tabel_20_25">
      <style:table-properties style:writing-mode="lr-tb" table:display="true"/>
    </style:style>
    <style:style style:family="table" style:name="ta27" style:master-page-name="PageStyle_5f_Tabel_20_26">
      <style:table-properties style:writing-mode="lr-tb" table:display="true"/>
    </style:style>
    <style:style style:family="table" style:name="ta28" style:master-page-name="PageStyle_5f_Tabel_20_27">
      <style:table-properties style:writing-mode="lr-tb" table:display="true"/>
    </style:style>
    <style:style style:family="table" style:name="ta29" style:master-page-name="PageStyle_5f_Tabel_20_28">
      <style:table-properties style:writing-mode="lr-tb" table:display="true"/>
    </style:style>
    <style:style style:family="table" style:name="ta30" style:master-page-name="PageStyle_5f_Tabel_20_29">
      <style:table-properties style:writing-mode="lr-tb" table:display="true"/>
    </style:style>
    <style:style style:family="table" style:name="ta31" style:master-page-name="PageStyle_5f_Tabel_20_30">
      <style:table-properties style:writing-mode="lr-tb" table:display="true"/>
    </style:style>
    <style:style style:family="table" style:name="ta32" style:master-page-name="PageStyle_5f_Tabel_20_31">
      <style:table-properties style:writing-mode="lr-tb" table:display="true"/>
    </style:style>
    <style:style style:family="table" style:name="ta33" style:master-page-name="PageStyle_5f_Tabel_20_32">
      <style:table-properties style:writing-mode="lr-tb" table:display="true"/>
    </style:style>
    <style:style style:family="table" style:name="ta34" style:master-page-name="PageStyle_5f_Tabel_20_33">
      <style:table-properties style:writing-mode="lr-tb" table:display="true"/>
    </style:style>
    <style:style style:family="table" style:name="ta35" style:master-page-name="PageStyle_5f_Tabel_20_34">
      <style:table-properties style:writing-mode="lr-tb" table:display="true"/>
    </style:style>
    <style:style style:family="table" style:name="ta36" style:master-page-name="PageStyle_5f_Tabel_20_35">
      <style:table-properties style:writing-mode="lr-tb" table:display="true"/>
    </style:style>
    <style:style style:family="table" style:name="ta37" style:master-page-name="PageStyle_5f_Tabel_20_36">
      <style:table-properties style:writing-mode="lr-tb" table:display="true"/>
    </style:style>
    <style:style style:family="table" style:name="ta38" style:master-page-name="PageStyle_5f_Tabel_20_37">
      <style:table-properties style:writing-mode="lr-tb" table:display="true"/>
    </style:style>
    <style:style style:family="table" style:name="ta39" style:master-page-name="PageStyle_5f_Tabel_20_38">
      <style:table-properties style:writing-mode="lr-tb" table:display="true"/>
    </style:style>
    <style:style style:family="table" style:name="ta40" style:master-page-name="PageStyle_5f_Tabel_20_39">
      <style:table-properties style:writing-mode="lr-tb" table:display="true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style:text-align-source="fix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value-type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Title" style:name="ce3">
      <style:table-cell-properties style:glyph-orientation-vertical="0" fo:padding="0.071cm" style:text-align-source="value-type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5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9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0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TL ColHeader" style:name="ce12">
      <style:table-cell-properties fo:padding="0.071cm" style:diagonal-bl-tr="none" style:rotation-align="none" fo:border="1.76pt solid #000000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3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14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1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data-style-name="N0" style:family="table-cell" style:parent-style-name="TL RowProperty" style:name="ce1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0" style:family="table-cell" style:parent-style-name="TL Data" style:name="ce2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0" style:family="table-cell" style:parent-style-name="TL Data" style:name="ce26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0" style:family="table-cell" style:parent-style-name="TL Data" style:name="ce30">
      <style:table-cell-properties fo:padding="0.071cm" style:diagonal-bl-tr="none" style:rotation-align="none" fo:border="none" style:diagonal-tl-br="none"/>
    </style:style>
    <style:style style:family="table-cell" style:parent-style-name="TL Data" style:name="ce31">
      <style:table-cell-properties fo:padding="0.071cm" style:diagonal-bl-tr="none" style:rotation-align="none" fo:border="none" style:diagonal-tl-br="none"/>
    </style:style>
    <style:style style:data-style-name="N0" style:family="table-cell" style:parent-style-name="TL Data" style:name="ce3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Data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data-style-name="N0" style:family="table-cell" style:parent-style-name="TL Data" style:name="ce3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0" style:family="table-cell" style:parent-style-name="TL Data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TL RowProperty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5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5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 Data" style:name="ce6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 Data" style:name="ce6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6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 Data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69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7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7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8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0" style:family="table-cell" style:parent-style-name="TL Data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TL Data" style:name="ce8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 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TL Data" style:name="ce9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TL 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9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9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TL Data" style:name="ce9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9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 Data" style:name="ce9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0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Default" style:name="ce10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data-style-name="N1" style:family="table-cell" style:parent-style-name="Default" style:name="ce10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1" style:family="table-cell" style:parent-style-name="Default" style:name="ce10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Default" style:name="ce10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1" style:family="table-cell" style:parent-style-name="Default" style:name="ce108">
      <style:table-cell-properties fo:padding="0.071cm" style:diagonal-bl-tr="none" style:rotation-align="none" fo:border="none" style:diagonal-tl-br="none"/>
    </style:style>
    <style:style style:data-style-name="N1" style:family="table-cell" style:parent-style-name="Default" style:name="ce10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111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data-style-name="N1" style:family="table-cell" style:parent-style-name="Default" style:name="ce112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1" style:family="table-cell" style:parent-style-name="Default" style:name="ce11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RowProperty" style:name="ce1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1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TL RowProperty" style:name="ce1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1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data-style-name="N0" style:family="table-cell" style:parent-style-name="TL ColHeader" style:name="ce11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2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12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data-style-name="N0" style:family="table-cell" style:parent-style-name="TL ColHeader" style:name="ce12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123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data-style-name="N0" style:family="table-cell" style:parent-style-name="TL ColHeader" style:name="ce12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ColHeader" style:name="ce12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1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12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100" style:family="table-cell" style:parent-style-name="TL Data" style:name="ce135">
      <style:table-cell-properties fo:padding="0.071cm" style:diagonal-bl-tr="none" style:rotation-align="none" fo:border="none" style:diagonal-tl-br="none"/>
    </style:style>
    <style:style style:family="table-cell" style:parent-style-name="Default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1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14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Data" style:name="ce14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00" style:family="table-cell" style:parent-style-name="TL Data" style:name="ce14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RowProperty" style:name="ce14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4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RowHeader" style:name="ce1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4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Property" style:name="ce1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4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15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5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6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67">
      <style:table-cell-properties fo:padding="0.071cm" fo:border-left="1.76pt solid #000000" fo:border-top="0.74pt solid #000000" fo:border-right="none" style:diagonal-tl-br="none" fo:border-bottom="0.74pt solid #000000" style:diagonal-bl-tr="none" style:rotation-align="none"/>
    </style:style>
    <style:style style:data-style-name="N0" style:family="table-cell" style:parent-style-name="TL Data" style:name="ce168">
      <style:table-cell-properties fo:padding="0.071cm" fo:border-left="1.76pt solid #000000" fo:border-top="0.74pt solid #000000" fo:border-right="none" style:diagonal-tl-br="none" fo:border-bottom="1.76pt solid #000000" style:diagonal-bl-tr="none" style:rotation-align="none"/>
    </style:style>
    <style:style style:family="table-cell" style:parent-style-name="TL ColHeader" style:name="ce1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70">
      <style:table-cell-properties fo:padding="0.071cm" fo:border-left="none" fo:border-top="0.74pt solid #000000" fo:border-right="1.76pt solid #000000" style:diagonal-tl-br="none" fo:border-bottom="0.74pt solid #000000" style:diagonal-bl-tr="none" style:rotation-align="none"/>
    </style:style>
    <style:style style:data-style-name="N0" style:family="table-cell" style:parent-style-name="TL Data" style:name="ce171">
      <style:table-cell-properties fo:padding="0.071cm" fo:border-left="none" fo:border-top="0.74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17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0.071cm" style:text-align-source="value-type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0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RowProperty" style:name="ce18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8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90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00" style:family="table-cell" style:parent-style-name="TL Data" style:name="ce1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1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9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Data" style:name="ce1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97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9">
      <style:table-cell-properties fo:padding="0.071cm" fo:border-left="0.74pt solid #000000" fo:border-top="1.76pt solid #000000" fo:border-right="0.74pt solid #000000" style:diagonal-tl-br="none" fo:border-bottom="0.74pt solid #000000" style:diagonal-bl-tr="none" style:rotation-align="none"/>
    </style:style>
    <style:style style:family="table-cell" style:parent-style-name="Default" style:name="ce200">
      <style:table-cell-properties fo:padding="0.071cm" style:diagonal-bl-tr="none" style:rotation-align="none" fo:border="0.74pt solid #000000" style:diagonal-tl-br="none"/>
    </style:style>
    <style:style style:family="table-cell" style:parent-style-name="Default" style:name="ce201">
      <style:table-cell-properties fo:padding="0.071cm" fo:border-left="0.74pt solid #000000" fo:border-top="1.76pt solid #000000" fo:border-right="1.76pt solid #000000" style:diagonal-tl-br="none" fo:border-bottom="0.74pt solid #000000" style:diagonal-bl-tr="none" style:rotation-align="none"/>
    </style:style>
    <style:style style:family="table-cell" style:parent-style-name="Default" style:name="ce202">
      <style:table-cell-properties fo:padding="0.071cm" fo:border-left="0.74pt solid #000000" fo:border-top="0.74pt solid #000000" fo:border-right="1.76pt solid #000000" style:diagonal-tl-br="none" fo:border-bottom="0.74pt solid #000000" style:diagonal-bl-tr="none" style:rotation-align="none"/>
    </style:style>
    <style:style style:family="table-cell" style:parent-style-name="TL ColHeader" style:name="ce20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20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0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Title" style:name="ce2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21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2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21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0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2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Title" style:name="ce2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0">
      <style:table-cell-properties style:glyph-orientation-vertical="0" fo:padding="0.071cm" style:text-align-source="value-type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23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233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34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data-style-name="N1" style:family="table-cell" style:parent-style-name="TL Data" style:name="ce23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1" style:family="table-cell" style:parent-style-name="TL Data" style:name="ce237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2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47">
      <style:table-cell-properties fo:padding="0.071cm"/>
    </style:style>
    <style:style style:data-style-name="N1" style:family="table-cell" style:parent-style-name="TL Data" style:name="ce248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</style:style>
    <style:style style:data-style-name="N1" style:family="table-cell" style:parent-style-name="TL Data" style:name="ce249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data-style-name="N1" style:family="table-cell" style:parent-style-name="TL Data" style:name="ce25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data-style-name="N1" style:family="table-cell" style:parent-style-name="TL Data" style:name="ce25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" style:family="table-cell" style:parent-style-name="TL Data" style:name="ce25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Default" style:name="ce254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" style:family="table-cell" style:parent-style-name="Default" style:name="ce255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" style:family="table-cell" style:parent-style-name="TL Data" style:name="ce25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1" style:family="table-cell" style:parent-style-name="Default" style:name="ce25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5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26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100" style:family="table-cell" style:parent-style-name="TL RowHeader" style:name="ce261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6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3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6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Data" style:name="ce26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" style:family="table-cell" style:parent-style-name="TL Data" style:name="ce26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" style:family="table-cell" style:parent-style-name="TL Data" style:name="ce26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 Data" style:name="ce2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" style:family="table-cell" style:parent-style-name="TL Data" style:name="ce2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" style:family="table-cell" style:parent-style-name="TL Data" style:name="ce27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4">
      <style:table-cell-properties style:glyph-orientation-vertical="0" fo:padding="0.071cm" fo:border-left="0.74pt solid #000000" style:diagonal-bl-tr="none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ColHeader" style:name="ce2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Data" style:name="ce27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" style:family="table-cell" style:parent-style-name="TL Data" style:name="ce27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1" style:family="table-cell" style:parent-style-name="TL Data" style:name="ce27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ColHeader" style:name="ce28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3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8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6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8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8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9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2">
      <style:table-cell-properties fo:padding="0.071cm"/>
    </style:style>
    <style:style style:family="table-cell" style:parent-style-name="TL RowProperty" style:name="ce2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29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data-style-name="N100" style:family="table-cell" style:parent-style-name="TL RowHeader" style:name="ce29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data-style-name="N100" style:family="table-cell" style:parent-style-name="TL RowHeader" style:name="ce29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data-style-name="N100" style:family="table-cell" style:parent-style-name="Default" style:name="ce297">
      <style:table-cell-properties fo:padding="0.071cm"/>
    </style:style>
    <style:style style:family="table-cell" style:parent-style-name="Default" style:name="ce29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3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30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0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0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1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1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12">
      <style:table-cell-properties style:glyph-orientation-vertical="0" fo:padding="0.071cm" style:text-align-source="fix" fo:border="none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1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1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1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1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1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2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2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24">
      <style:table-cell-properties style:glyph-orientation-vertical="0" fo:padding="0.071cm" fo:border-left="none" style:text-align-source="fix" style:direction="ltr" fo:border-top="none" style:repeat-content="false" fo:border-right="none" fo:border-bottom="0.74pt solid #000000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2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27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2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30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3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334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3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3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3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3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4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4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43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1" style:font-weight-asian="normal" fo:font-size="8pt" style:font-name="Tahoma1" style:text-underline-style="none" fo:font-weight="normal" style:text-position="0% 100%" fo:text-shadow="none"/>
    </style:style>
    <style:style style:parent-style-name="Default" style:family="table-cell" style:name="ce345" style:display-name="ce345">
      <style:table-cell-properties style:glyph-orientation-vertical="0" fo:padding="0.071cm" style:text-align-source="fix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Property" style:family="table-cell" style:name="ce346" style:display-name="ce34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Property" style:family="table-cell" style:name="ce347" style:display-name="ce3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Property" style:family="table-cell" style:name="ce348" style:display-name="ce3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Header" style:family="table-cell" style:name="ce349" style:display-name="ce34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TL RowHeader" style:family="table-cell" style:name="ce350" style:display-name="ce350">
      <style:table-cell-properties fo:padding="0.071cm" style:diagonal-bl-tr="none" style:rotation-align="none" fo:border="none" style:diagonal-tl-br="none"/>
    </style:style>
    <style:style style:parent-style-name="Default" style:family="table-cell" style:name="ce351" style:display-name="ce351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parent-style-name="Default" style:family="table-cell" style:name="ce352" style:display-name="ce352">
      <style:table-cell-properties fo:padding="0.071cm" style:diagonal-bl-tr="none" style:rotation-align="none" fo:border="none" style:diagonal-tl-br="none"/>
    </style:style>
    <style:style style:parent-style-name="TL Data" style:family="table-cell" style:name="ce353" style:display-name="ce35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354" style:display-name="ce35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Data" style:family="table-cell" style:name="ce355" style:display-name="ce35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356" style:display-name="ce35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parent-style-name="TL Data" style:family="table-cell" style:name="ce357" style:display-name="ce357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parent-style-name="TL Data" style:family="table-cell" style:name="ce358" style:display-name="ce35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parent-style-name="TL Data" style:family="table-cell" style:name="ce359" style:display-name="ce359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RowHeader" style:family="table-cell" style:name="ce360" style:display-name="ce36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361" style:display-name="ce36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362" style:display-name="ce36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363" style:display-name="ce36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parent-style-name="TL Data" style:family="table-cell" style:name="ce364" style:display-name="ce36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365" style:display-name="ce365">
      <style:table-cell-properties fo:padding="0.071cm" style:diagonal-bl-tr="none" style:rotation-align="none" fo:border="none" style:diagonal-tl-br="none"/>
    </style:style>
    <style:style style:parent-style-name="TL Data" style:family="table-cell" style:name="ce366" style:display-name="ce366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Data" style:family="table-cell" style:name="ce367" style:display-name="ce367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368" style:display-name="ce368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parent-style-name="TL Data" style:family="table-cell" style:name="ce369" style:display-name="ce369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parent-style-name="TL Title" style:family="table-cell" style:name="ce370" style:display-name="ce370">
      <style:table-cell-properties style:glyph-orientation-vertical="0" fo:padding="0.071cm" style:text-align-source="value-type" fo:border="non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parent-style-name="Default" style:family="table-cell" style:name="ce371" style:display-name="ce37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Default" style:family="table-cell" style:name="ce372" style:display-name="ce37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parent-style-name="TL RowHeader" style:family="table-cell" style:name="ce373" style:display-name="ce373">
      <style:table-cell-properties fo:padding="0.071cm" style:diagonal-bl-tr="none" style:rotation-align="none" fo:border="none" style:diagonal-tl-br="none"/>
    </style:style>
    <style:style style:parent-style-name="Default" style:family="table-cell" style:name="ce374" style:display-name="ce37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Default" style:family="table-cell" style:name="ce375" style:display-name="ce37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parent-style-name="TL Data" style:family="table-cell" style:name="ce376" style:display-name="ce37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parent-style-name="TL Data" style:family="table-cell" style:name="ce377" style:display-name="ce37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Inhoud">
        <office:forms form:apply-design-mode="false" form:automatic-focus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1" table:default-cell-style-name="Default" table:number-columns-repeated="1021"/>
        <table:table-row table:style-name="ro1">
          <table:table-cell ns41:value-type="string" table:number-rows-spanned="1" table:style-name="ce1" table:number-columns-spanned="3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2"/>
          <table:table-cell table:style-name="ce8" table:number-columns-repeated="11"/>
          <table:table-cell table:number-columns-repeated="1010"/>
        </table:table-row>
        <table:table-row table:style-name="ro1">
          <table:table-cell table:number-rows-spanned="1" table:style-name="ce2" table:number-columns-spanned="3"/>
          <table:covered-table-cell table:style-name="ce9" table:number-columns-repeated="2"/>
          <table:table-cell table:number-columns-repeated="1021"/>
        </table:table-row>
        <table:table-row table:style-name="ro1">
          <table:table-cell ns41:value-type="string" table:number-rows-spanned="1" table:style-name="ce3" table:number-columns-spanned="3" office:value-type="string">
            <text:p>Inhoudsopgave</text:p>
          </table:table-cell>
          <table:covered-table-cell table:style-name="ce10" table:number-columns-repeated="2"/>
          <table:table-cell table:number-columns-repeated="1021"/>
        </table:table-row>
        <table:table-row table:style-name="ro2">
          <table:table-cell table:number-rows-spanned="1" table:style-name="ce2" table:number-columns-spanned="3"/>
          <table:covered-table-cell table:style-name="ce9" table:number-columns-repeated="2"/>
          <table:table-cell table:number-columns-repeated="1021"/>
        </table:table-row>
        <table:table-row table:style-name="ro2">
          <table:table-cell ns41:value-type="string" table:style-name="ce4" office:value-type="string">
            <text:p>Tabel</text:p>
          </table:table-cell>
          <table:table-cell table:style-name="Default"/>
          <table:table-cell ns41:value-type="string" table:style-name="ce12" office:value-type="string">
            <text:p>Onderwerp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table:style-name="Default"/>
          <table:table-cell ns41:value-type="string" table:style-name="ce13" office:value-type="string">
            <text:p>Personen behoorende tot den Roomsch-Katholijken geestelijken stand</text:p>
          </table:table-cell>
          <table:table-cell table:number-columns-repeated="1021"/>
        </table:table-row>
        <table:table-row table:style-name="ro1">
          <table:table-cell ns41:value-type="float" table:style-name="ce6" office:value="2" office:value-type="float">
            <text:p>2</text:p>
          </table:table-cell>
          <table:table-cell table:style-name="Default"/>
          <table:table-cell ns41:value-type="string" table:style-name="ce14" office:value-type="string">
            <text:p>Indeeling van de studenten en kweekelingen naar den ouderdom</text:p>
          </table:table-cell>
          <table:table-cell table:number-columns-repeated="1021"/>
        </table:table-row>
        <table:table-row table:style-name="ro1">
          <table:table-cell ns41:value-type="float" table:style-name="ce6" office:value="3" office:value-type="float">
            <text:p>3</text:p>
          </table:table-cell>
          <table:table-cell table:style-name="Default"/>
          <table:table-cell ns41:value-type="string" table:style-name="ce14" office:value-type="string">
            <text:p>Indeeling der geestelijken in seminariën en verdere geestelijke gestichten naar de geboorteplaats</text:p>
          </table:table-cell>
          <table:table-cell table:number-columns-repeated="1021"/>
        </table:table-row>
        <table:table-row table:style-name="ro1">
          <table:table-cell ns41:value-type="float" table:style-name="ce6" office:value="4" office:value-type="float">
            <text:p>4</text:p>
          </table:table-cell>
          <table:table-cell table:style-name="Default"/>
          <table:table-cell ns41:value-type="string" table:style-name="ce14" office:value-type="string">
            <text:p>Indeeling der personen, behoorende tot den geestelijken stand, zich bevindende in gestichten en instellingen van welken aard ook, in zes levenstijdperken</text:p>
          </table:table-cell>
          <table:table-cell table:number-columns-repeated="1021"/>
        </table:table-row>
        <table:table-row table:style-name="ro1">
          <table:table-cell ns41:value-type="float" table:style-name="ce6" office:value="5" office:value-type="float">
            <text:p>5</text:p>
          </table:table-cell>
          <table:table-cell table:style-name="Default"/>
          <table:table-cell ns41:value-type="string" table:style-name="ce14" office:value-type="string">
            <text:p>Bevolking van de Roomsch-Katholijke seminariën en verdere instellingen ter opleiding tot den geestelijken stand</text:p>
          </table:table-cell>
          <table:table-cell table:number-columns-repeated="1021"/>
        </table:table-row>
        <table:table-row table:style-name="ro1">
          <table:table-cell ns41:value-type="float" table:style-name="ce6" office:value="6" office:value-type="float">
            <text:p>6</text:p>
          </table:table-cell>
          <table:table-cell table:style-name="Default"/>
          <table:table-cell ns41:value-type="string" table:style-name="ce14" office:value-type="string">
            <text:p>Bevolking van de verdere Roomsch-Katholijke geestelijken gestichten</text:p>
          </table:table-cell>
          <table:table-cell table:number-columns-repeated="1021"/>
        </table:table-row>
        <table:table-row table:style-name="ro1">
          <table:table-cell ns41:value-type="float" table:style-name="ce6" office:value="7" office:value-type="float">
            <text:p>7</text:p>
          </table:table-cell>
          <table:table-cell table:style-name="Default"/>
          <table:table-cell ns41:value-type="string" table:style-name="ce14" office:value-type="string">
            <text:p>Bevolking van het seminarium der Oud-Roomschen te Amersfoort</text:p>
          </table:table-cell>
          <table:table-cell table:number-columns-repeated="1021"/>
        </table:table-row>
        <table:table-row table:style-name="ro1">
          <table:table-cell ns41:value-type="float" table:style-name="ce6" office:value="8" office:value-type="float">
            <text:p>8</text:p>
          </table:table-cell>
          <table:table-cell table:style-name="Default"/>
          <table:table-cell ns41:value-type="string" table:style-name="ce14" office:value-type="string">
            <text:p>Indeeling der Roomsch-Katholijke studenten en kweekelingen in seminariën en verdere instellingen ter opleiding tot den geestelijke stand naar de geboorteplaats</text:p>
          </table:table-cell>
          <table:table-cell table:number-columns-repeated="1021"/>
        </table:table-row>
        <table:table-row table:style-name="ro1">
          <table:table-cell ns41:value-type="float" table:style-name="ce6" office:value="9" office:value-type="float">
            <text:p>9</text:p>
          </table:table-cell>
          <table:table-cell table:style-name="Default"/>
          <table:table-cell ns41:value-type="string" table:style-name="ce14" office:value-type="string">
            <text:p>Indeeling der Roomsch-Katholijke geestelijken in seminariën en verdere geestelijke gestichten naar de geboorteplaats</text:p>
          </table:table-cell>
          <table:table-cell table:number-columns-repeated="1021"/>
        </table:table-row>
        <table:table-row table:style-name="ro1">
          <table:table-cell ns41:value-type="float" table:style-name="ce6" office:value="10" office:value-type="float">
            <text:p>10</text:p>
          </table:table-cell>
          <table:table-cell table:style-name="Default"/>
          <table:table-cell ns41:value-type="string" table:style-name="ce14" office:value-type="string">
            <text:p>Indeeling der seminaristen en kweekelingen in het seminarium der Oud-Roomschen te Amersfoort naar de geboorteplaats</text:p>
          </table:table-cell>
          <table:table-cell table:number-columns-repeated="1021"/>
        </table:table-row>
        <table:table-row table:style-name="ro1">
          <table:table-cell ns41:value-type="float" table:style-name="ce6" office:value="11" office:value-type="float">
            <text:p>11</text:p>
          </table:table-cell>
          <table:table-cell table:style-name="Default"/>
          <table:table-cell ns41:value-type="string" table:style-name="ce14" office:value-type="string">
            <text:p>Ouderdomstaat der studenten en kweekelingen aan instellingen ter opleiding tot den geestelijken stand </text:p>
          </table:table-cell>
          <table:table-cell table:number-columns-repeated="1021"/>
        </table:table-row>
        <table:table-row table:style-name="ro1">
          <table:table-cell ns41:value-type="float" table:style-name="ce6" office:value="12" office:value-type="float">
            <text:p>12</text:p>
          </table:table-cell>
          <table:table-cell table:style-name="Default"/>
          <table:table-cell ns41:value-type="string" table:style-name="ce14" office:value-type="string">
            <text:p>Ouderdomstaat der Roomsch-Katholijke geestelijken in de gestichten</text:p>
          </table:table-cell>
          <table:table-cell table:number-columns-repeated="1021"/>
        </table:table-row>
        <table:table-row table:style-name="ro1">
          <table:table-cell ns41:value-type="float" table:style-name="ce6" office:value="13" office:value-type="float">
            <text:p>13</text:p>
          </table:table-cell>
          <table:table-cell table:style-name="Default"/>
          <table:table-cell ns41:value-type="string" table:style-name="ce14" office:value-type="string">
            <text:p>Ouderdomstaat van de Hernhutters te Zeist</text:p>
          </table:table-cell>
          <table:table-cell table:number-columns-repeated="1021"/>
        </table:table-row>
        <table:table-row table:style-name="ro1">
          <table:table-cell ns41:value-type="float" table:style-name="ce6" office:value="14" office:value-type="float">
            <text:p>14</text:p>
          </table:table-cell>
          <table:table-cell table:style-name="Default"/>
          <table:table-cell ns41:value-type="string" table:style-name="ce14" office:value-type="string">
            <text:p>Overzigt per provincie van het getal kostscholen en van het getal kostleerlingen</text:p>
          </table:table-cell>
          <table:table-cell table:number-columns-repeated="1021"/>
        </table:table-row>
        <table:table-row table:style-name="ro1">
          <table:table-cell ns41:value-type="float" table:style-name="ce6" office:value="15" office:value-type="float">
            <text:p>15</text:p>
          </table:table-cell>
          <table:table-cell table:style-name="Default"/>
          <table:table-cell ns41:value-type="string" table:style-name="ce14" office:value-type="string">
            <text:p>Indeeling kostleerlingen naar geboorteplaats</text:p>
          </table:table-cell>
          <table:table-cell table:number-columns-repeated="1021"/>
        </table:table-row>
        <table:table-row table:style-name="ro1">
          <table:table-cell ns41:value-type="float" table:style-name="ce6" office:value="16" office:value-type="float">
            <text:p>16</text:p>
          </table:table-cell>
          <table:table-cell table:style-name="Default"/>
          <table:table-cell ns41:value-type="string" table:style-name="ce14" office:value-type="string">
            <text:p>Indeeling kostleerlingen naar kerkgenootschappen</text:p>
          </table:table-cell>
          <table:table-cell table:number-columns-repeated="1021"/>
        </table:table-row>
        <table:table-row table:style-name="ro1">
          <table:table-cell ns41:value-type="float" table:style-name="ce6" office:value="17" office:value-type="float">
            <text:p>17</text:p>
          </table:table-cell>
          <table:table-cell table:style-name="Default"/>
          <table:table-cell ns41:value-type="string" table:style-name="ce14" office:value-type="string">
            <text:p>Ouderdomstaat der kostschoolleerlingen naar vijf levenstijdperken</text:p>
          </table:table-cell>
          <table:table-cell table:number-columns-repeated="1021"/>
        </table:table-row>
        <table:table-row table:style-name="ro1">
          <table:table-cell ns41:value-type="float" table:style-name="ce6" office:value="18" office:value-type="float">
            <text:p>18</text:p>
          </table:table-cell>
          <table:table-cell table:style-name="Default"/>
          <table:table-cell ns41:value-type="string" table:style-name="ce14" office:value-type="string">
            <text:p>Getal der blinden en doofstommen</text:p>
          </table:table-cell>
          <table:table-cell table:number-columns-repeated="1021"/>
        </table:table-row>
        <table:table-row table:style-name="ro1">
          <table:table-cell ns41:value-type="float" table:style-name="ce6" office:value="19" office:value-type="float">
            <text:p>19</text:p>
          </table:table-cell>
          <table:table-cell table:style-name="Default"/>
          <table:table-cell ns41:value-type="string" table:style-name="ce14" office:value-type="string">
            <text:p>Getal der blinden vergeleken met de uitkomsten verkregen in andere landen</text:p>
          </table:table-cell>
          <table:table-cell table:number-columns-repeated="1021"/>
        </table:table-row>
        <table:table-row table:style-name="ro1">
          <table:table-cell ns41:value-type="float" table:style-name="ce6" office:value="20" office:value-type="float">
            <text:p>20</text:p>
          </table:table-cell>
          <table:table-cell table:style-name="Default"/>
          <table:table-cell ns41:value-type="string" table:style-name="ce14" office:value-type="string">
            <text:p>Getal der doofstommen vergeleken met de uitkomsten verkregen in andere landen</text:p>
          </table:table-cell>
          <table:table-cell table:number-columns-repeated="1021"/>
        </table:table-row>
        <table:table-row table:style-name="ro1">
          <table:table-cell ns41:value-type="float" table:style-name="ce6" office:value="21" office:value-type="float">
            <text:p>21</text:p>
          </table:table-cell>
          <table:table-cell table:style-name="Default"/>
          <table:table-cell ns41:value-type="string" table:style-name="ce14" office:value-type="string">
            <text:p>Ouderdomstaat der blinden en doofstommen in Zuidholland naar den burgerlijken staat ingedeeld</text:p>
          </table:table-cell>
          <table:table-cell table:number-columns-repeated="1021"/>
        </table:table-row>
        <table:table-row table:style-name="ro1">
          <table:table-cell ns41:value-type="float" table:style-name="ce6" office:value="22" office:value-type="float">
            <text:p>22</text:p>
          </table:table-cell>
          <table:table-cell table:style-name="Default"/>
          <table:table-cell ns41:value-type="string" table:style-name="ce14" office:value-type="string">
            <text:p>Indeeling der blinden en doofstommen naar geboorteplaats</text:p>
          </table:table-cell>
          <table:table-cell table:number-columns-repeated="1021"/>
        </table:table-row>
        <table:table-row table:style-name="ro1">
          <table:table-cell ns41:value-type="float" table:style-name="ce6" office:value="23" office:value-type="float">
            <text:p>23</text:p>
          </table:table-cell>
          <table:table-cell table:style-name="Default"/>
          <table:table-cell ns41:value-type="string" table:style-name="ce14" office:value-type="string">
            <text:p>Indeeling der blinden en doofstommen naar kerkgenootschappen</text:p>
          </table:table-cell>
          <table:table-cell table:number-columns-repeated="1021"/>
        </table:table-row>
        <table:table-row table:style-name="ro1">
          <table:table-cell ns41:value-type="float" table:style-name="ce6" office:value="24" office:value-type="float">
            <text:p>24</text:p>
          </table:table-cell>
          <table:table-cell table:style-name="Default"/>
          <table:table-cell ns41:value-type="string" table:style-name="ce14" office:value-type="string">
            <text:p>Ouderdomstaat der blinden en doofstommen naar vijf levenstijdperken</text:p>
          </table:table-cell>
          <table:table-cell table:number-columns-repeated="1021"/>
        </table:table-row>
        <table:table-row table:style-name="ro1">
          <table:table-cell ns41:value-type="float" table:style-name="ce6" office:value="25" office:value-type="float">
            <text:p>25</text:p>
          </table:table-cell>
          <table:table-cell table:style-name="Default"/>
          <table:table-cell ns41:value-type="string" table:style-name="ce14" office:value-type="string">
            <text:p>Getal der blinden en doofstommen, in gestichten opgevoed of verpleegd</text:p>
          </table:table-cell>
          <table:table-cell table:number-columns-repeated="1021"/>
        </table:table-row>
        <table:table-row table:style-name="ro1">
          <table:table-cell ns41:value-type="float" table:style-name="ce6" office:value="26" office:value-type="float">
            <text:p>26</text:p>
          </table:table-cell>
          <table:table-cell table:style-name="Default"/>
          <table:table-cell ns41:value-type="string" table:style-name="ce14" office:value-type="string">
            <text:p>Indeeling der leerlingen aan gestichten voor verwaarloosde en arme kinderen naar geboorteplaats</text:p>
          </table:table-cell>
          <table:table-cell table:number-columns-repeated="1021"/>
        </table:table-row>
        <table:table-row table:style-name="ro1">
          <table:table-cell ns41:value-type="float" table:style-name="ce6" office:value="27" office:value-type="float">
            <text:p>27</text:p>
          </table:table-cell>
          <table:table-cell table:style-name="Default"/>
          <table:table-cell ns41:value-type="string" table:style-name="ce14" office:value-type="string">
            <text:p>Indeeling der leerlingen aan gestichten voor verwaarloosde en arme kinderen naar kerkgenootschappen</text:p>
          </table:table-cell>
          <table:table-cell table:number-columns-repeated="1021"/>
        </table:table-row>
        <table:table-row table:style-name="ro1">
          <table:table-cell ns41:value-type="float" table:style-name="ce6" office:value="28" office:value-type="float">
            <text:p>28</text:p>
          </table:table-cell>
          <table:table-cell table:style-name="Default"/>
          <table:table-cell ns41:value-type="string" table:style-name="ce14" office:value-type="string">
            <text:p>Ouderdomstaat der leerlingen aan gestichten voor verwaarloosde en arme kinderen naar vijf levenstijdperken</text:p>
          </table:table-cell>
          <table:table-cell table:number-columns-repeated="1021"/>
        </table:table-row>
        <table:table-row table:style-name="ro1">
          <table:table-cell ns41:value-type="float" table:style-name="ce6" office:value="29" office:value-type="float">
            <text:p>29</text:p>
          </table:table-cell>
          <table:table-cell table:style-name="Default"/>
          <table:table-cell ns41:value-type="string" table:style-name="ce14" office:value-type="string">
            <text:p>Het getal kweekelingen en leerlingen en het getal der inwonende personen voor de kostscholen</text:p>
          </table:table-cell>
          <table:table-cell table:number-columns-repeated="1021"/>
        </table:table-row>
        <table:table-row table:style-name="ro1">
          <table:table-cell ns41:value-type="float" table:style-name="ce6" office:value="30" office:value-type="float">
            <text:p>30</text:p>
          </table:table-cell>
          <table:table-cell table:style-name="Default"/>
          <table:table-cell ns41:value-type="string" table:style-name="ce14" office:value-type="string">
            <text:p>Het getal kweekelingen en leerlingen en het getal der inwonende personen voor de gestichten voor blinden</text:p>
          </table:table-cell>
          <table:table-cell table:number-columns-repeated="1021"/>
        </table:table-row>
        <table:table-row table:style-name="ro1">
          <table:table-cell ns41:value-type="float" table:style-name="ce6" office:value="31" office:value-type="float">
            <text:p>31</text:p>
          </table:table-cell>
          <table:table-cell table:style-name="Default"/>
          <table:table-cell ns41:value-type="string" table:style-name="ce14" office:value-type="string">
            <text:p>Het getal kweekelingen en leerlingen en het getal der inwonende personen voor de instituten voor doofstommen</text:p>
          </table:table-cell>
          <table:table-cell table:number-columns-repeated="1021"/>
        </table:table-row>
        <table:table-row table:style-name="ro1">
          <table:table-cell ns41:value-type="float" table:style-name="ce6" office:value="32" office:value-type="float">
            <text:p>32</text:p>
          </table:table-cell>
          <table:table-cell table:style-name="Default"/>
          <table:table-cell ns41:value-type="string" table:style-name="ce14" office:value-type="string">
            <text:p>Het getal kweekelingen en leerlingen en het getal der inwonende personen voor het gesticht voor idioten</text:p>
          </table:table-cell>
          <table:table-cell table:number-columns-repeated="1021"/>
        </table:table-row>
        <table:table-row table:style-name="ro1">
          <table:table-cell ns41:value-type="float" table:style-name="ce6" office:value="33" office:value-type="float">
            <text:p>33</text:p>
          </table:table-cell>
          <table:table-cell table:style-name="Default"/>
          <table:table-cell ns41:value-type="string" table:style-name="ce14" office:value-type="string">
            <text:p>Het getal kweekelingen en leerlingen en het getal der inwonende personen voor de landhuishoudkundige school en de veeartsenijschool</text:p>
          </table:table-cell>
          <table:table-cell table:number-columns-repeated="1021"/>
        </table:table-row>
        <table:table-row table:style-name="ro1">
          <table:table-cell ns41:value-type="float" table:style-name="ce6" office:value="34" office:value-type="float">
            <text:p>34</text:p>
          </table:table-cell>
          <table:table-cell table:style-name="Default"/>
          <table:table-cell ns41:value-type="string" table:style-name="ce14" office:value-type="string">
            <text:p>Het getal kweekelingen en leerlingen en het getal der inwonende personen voor de zeevaartscholen</text:p>
          </table:table-cell>
          <table:table-cell table:number-columns-repeated="1021"/>
        </table:table-row>
        <table:table-row table:style-name="ro1">
          <table:table-cell ns41:value-type="float" table:style-name="ce6" office:value="35" office:value-type="float">
            <text:p>35</text:p>
          </table:table-cell>
          <table:table-cell table:style-name="Default"/>
          <table:table-cell ns41:value-type="string" table:style-name="ce14" office:value-type="string">
            <text:p>Het getal kweekelingen en leerlingen en het getal der inwonende personen voor de gestichten voor verwaarloosde en arme kinderen</text:p>
          </table:table-cell>
          <table:table-cell table:number-columns-repeated="1021"/>
        </table:table-row>
        <table:table-row table:style-name="ro1">
          <table:table-cell ns41:value-type="float" table:style-name="ce6" office:value="36" office:value-type="float">
            <text:p>36</text:p>
          </table:table-cell>
          <table:table-cell table:style-name="Default"/>
          <table:table-cell ns41:value-type="string" table:style-name="ce14" office:value-type="string">
            <text:p>Indeeling der kweekelingen en leerlingen voor elke instelling tot onderwijs en opleiding naar geboorteplaats en kerkgenootschappen</text:p>
          </table:table-cell>
          <table:table-cell table:number-columns-repeated="1021"/>
        </table:table-row>
        <table:table-row table:style-name="ro1">
          <table:table-cell ns41:value-type="float" table:style-name="ce6" office:value="37" office:value-type="float">
            <text:p>37</text:p>
          </table:table-cell>
          <table:table-cell table:style-name="Default"/>
          <table:table-cell ns41:value-type="string" table:style-name="ce14" office:value-type="string">
            <text:p>Indeeling naar den ouderdom der kostleerlingen</text:p>
          </table:table-cell>
          <table:table-cell table:number-columns-repeated="1021"/>
        </table:table-row>
        <table:table-row table:style-name="ro1">
          <table:table-cell ns41:value-type="float" table:style-name="ce6" office:value="38" office:value-type="float">
            <text:p>38</text:p>
          </table:table-cell>
          <table:table-cell table:style-name="Default"/>
          <table:table-cell ns41:value-type="string" table:style-name="ce14" office:value-type="string">
            <text:p>Indeeling naar den ouderdom der leerlingen van instellingen van verschillenden aard voor onderwijs en opvoeding</text:p>
          </table:table-cell>
          <table:table-cell table:number-columns-repeated="1021"/>
        </table:table-row>
        <table:table-row table:style-name="ro2">
          <table:table-cell ns41:value-type="float" table:style-name="ce7" office:value="39" office:value-type="float">
            <text:p>39</text:p>
          </table:table-cell>
          <table:table-cell table:style-name="Default"/>
          <table:table-cell ns41:value-type="string" table:style-name="ce15" office:value-type="string">
            <text:p>Indeeling naar den ouderdom der leerlingen van gestichten voor verwaarloosde en arme kinderen</text:p>
          </table:table-cell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" table:name="Tabel 1">
        <table:table-column table:style-name="co4" table:default-cell-style-name="ce11"/>
        <table:table-column table:style-name="co5" table:default-cell-style-name="ce11"/>
        <table:table-column table:style-name="co1" table:default-cell-style-name="Default" table:number-columns-repeated="1022"/>
        <table:table-row table:style-name="ro1">
          <table:table-cell ns41:value-type="string" table:number-rows-spanned="1" table:style-name="ce1" table:number-columns-spanned="18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13"/>
          <table:covered-table-cell table:style-name="ce9" table:number-columns-repeated="3"/>
          <table:table-cell table:number-columns-repeated="1006"/>
        </table:table-row>
        <table:table-row table:style-name="ro1">
          <table:table-cell table:number-rows-spanned="1" table:style-name="ce2" table:number-columns-spanned="18"/>
          <table:covered-table-cell table:style-name="ce9" table:number-columns-repeated="17"/>
          <table:table-cell table:number-columns-repeated="1006"/>
        </table:table-row>
        <table:table-row table:style-name="ro1">
          <table:table-cell ns41:value-type="string" table:number-rows-spanned="1" table:style-name="ce1" table:number-columns-spanned="18" office:value-type="string">
            <text:p>Personen behoorende tot den Roomsch-Katholijken geestelijken stand</text:p>
          </table:table-cell>
          <table:covered-table-cell table:style-name="ce18" table:number-columns-repeated="10"/>
          <table:covered-table-cell table:style-name="ce9" table:number-columns-repeated="7"/>
          <table:table-cell table:number-columns-repeated="1006"/>
        </table:table-row>
        <table:table-row table:style-name="ro3">
          <table:table-cell table:number-rows-spanned="1" table:style-name="ce2" table:number-columns-spanned="18"/>
          <table:covered-table-cell table:style-name="ce9" table:number-columns-repeated="17"/>
          <table:table-cell table:number-columns-repeated="1006"/>
        </table:table-row>
        <table:table-row table:style-name="ro4">
          <table:table-cell ns41:value-type="string" table:number-rows-spanned="2" table:style-name="ce16" table:number-columns-spanned="1" office:value-type="string">
            <text:p>PROVINCIEN</text:p>
          </table:table-cell>
          <table:table-cell table:number-rows-spanned="2" table:style-name="ce19" table:number-columns-spanned="1"/>
          <table:table-cell ns41:value-type="string" table:style-name="ce21" office:value-type="string">
            <text:p>Semina- riën enz.</text:p>
          </table:table-cell>
          <table:table-cell ns41:value-type="string" table:number-rows-spanned="1" table:style-name="ce27" table:number-columns-spanned="2" office:value-type="string">
            <text:p>Verdere geestelijke gestichten</text:p>
          </table:table-cell>
          <table:covered-table-cell table:style-name="ce27"/>
          <table:table-cell ns41:value-type="string" table:style-name="ce27" office:value-type="string">
            <text:p>Kost- scholen</text:p>
          </table:table-cell>
          <table:table-cell ns41:value-type="string" table:number-rows-spanned="1" table:style-name="ce27" table:number-columns-spanned="2" office:value-type="string">
            <text:p>Doofstommen- instelling te St. Michielsgestel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Weeshuiz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Godshuiz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Ziekenhuiz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Krankzinnigen- gestichten</text:p>
          </table:table-cell>
          <table:covered-table-cell table:style-name="ce27"/>
          <table:table-cell ns41:value-type="string" table:number-rows-spanned="1" table:style-name="ce34" table:number-columns-spanned="2" office:value-type="string">
            <text:p>TE ZAMEN</text:p>
          </table:table-cell>
          <table:covered-table-cell table:style-name="ce35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number-columns-repeated="1002"/>
        </table:table-row>
        <table:table-row table:style-name="ro5">
          <table:covered-table-cell table:style-name="ce17"/>
          <table:covered-table-cell table:style-name="ce20"/>
          <table:table-cell ns41:value-type="string" table:style-name="ce22" office:value-type="string">
            <text:p>M.</text:p>
          </table:table-cell>
          <table:table-cell ns41:value-type="string" table:style-name="ce28" office:value-type="string">
            <text:p>M.</text:p>
          </table:table-cell>
          <table:table-cell ns41:value-type="string" table:style-name="ce28" office:value-type="string">
            <text:p>V.</text:p>
          </table:table-cell>
          <table:table-cell ns41:value-type="string" table:style-name="ce28" table:number-columns-repeated="2" office:value-type="string">
            <text:p>M.</text:p>
          </table:table-cell>
          <table:table-cell ns41:value-type="string" table:style-name="ce28" office:value-type="string">
            <text:p>V.</text:p>
          </table:table-cell>
          <table:table-cell ns41:value-type="string" table:style-name="ce28" office:value-type="string">
            <text:p>M.</text:p>
          </table:table-cell>
          <table:table-cell ns41:value-type="string" table:style-name="ce28" office:value-type="string">
            <text:p>V.</text:p>
          </table:table-cell>
          <table:table-cell ns41:value-type="string" table:style-name="ce28" office:value-type="string">
            <text:p>M.</text:p>
          </table:table-cell>
          <table:table-cell ns41:value-type="string" table:style-name="ce28" office:value-type="string">
            <text:p>V.</text:p>
          </table:table-cell>
          <table:table-cell ns41:value-type="string" table:style-name="ce28" office:value-type="string">
            <text:p>M.</text:p>
          </table:table-cell>
          <table:table-cell ns41:value-type="string" table:style-name="ce28" office:value-type="string">
            <text:p>V.</text:p>
          </table:table-cell>
          <table:table-cell ns41:value-type="string" table:style-name="ce28" office:value-type="string">
            <text:p>M.</text:p>
          </table:table-cell>
          <table:table-cell ns41:value-type="string" table:style-name="ce28" office:value-type="string">
            <text:p>V.</text:p>
          </table:table-cell>
          <table:table-cell ns41:value-type="string" table:style-name="ce28" office:value-type="string">
            <text:p>M.</text:p>
          </table:table-cell>
          <table:table-cell ns41:value-type="string" table:style-name="ce36" office:value-type="string">
            <text:p>V.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number-columns-repeated="1002"/>
        </table:table-row>
        <table:table-row table:style-name="ro3">
          <table:table-cell table:style-name="Default" table:number-columns-repeated="18"/>
          <table:table-cell table:style-name="ce42" table:number-columns-repeated="4"/>
          <table:table-cell table:number-columns-repeated="1002"/>
        </table:table-row>
        <table:table-row table:style-name="ro1">
          <table:table-cell ns41:value-type="string" table:style-name="ce5" office:value-type="string">
            <text:p>Noordbrabant</text:p>
          </table:table-cell>
          <table:table-cell table:style-name="Default"/>
          <table:table-cell ns41:value-type="float" table:style-name="ce23" office:value="59" office:value-type="float">
            <text:p>59</text:p>
          </table:table-cell>
          <table:table-cell ns41:value-type="float" table:style-name="ce29" office:value="319" office:value-type="float">
            <text:p>319</text:p>
          </table:table-cell>
          <table:table-cell ns41:value-type="float" table:style-name="ce29" office:value="1212" office:value-type="float">
            <text:p>1212</text:p>
          </table:table-cell>
          <table:table-cell ns41:value-type="float" table:style-name="ce29" office:value="17" office:value-type="float">
            <text:p>17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1" office:value-type="float">
            <text:p>11</text:p>
          </table:table-cell>
          <table:table-cell ns41:value-type="float" table:style-name="ce29" office:value="7" office:value-type="float">
            <text:p>7</text:p>
          </table:table-cell>
          <table:table-cell ns41:value-type="float" table:style-name="ce29" office:value="3" office:value-type="float">
            <text:p>3</text:p>
          </table:table-cell>
          <table:table-cell table:style-name="ce33"/>
          <table:table-cell ns41:value-type="float" table:style-name="ce29" office:value="15" office:value-type="float">
            <text:p>15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45" office:value-type="float">
            <text:p>45</text:p>
          </table:table-cell>
          <table:table-cell ns41:value-type="float" table:style-name="ce29" office:value="14" office:value-type="float">
            <text:p>14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427" office:value-type="float">
            <text:p>427</text:p>
          </table:table-cell>
          <table:table-cell ns41:value-type="float" table:style-name="ce37" office:value="1304" office:value-type="float">
            <text:p>1304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01</text:p>
          </table:table-cell>
          <table:table-cell ns41:value-type="float" table:style-name="ce48" office:value="50" office:value-type="float">
            <text:p>50</text:p>
          </table:table-cell>
          <table:table-cell ns41:value-type="string" table:style-name="ce53" office:value-type="string">
            <text:p>38_0027</text:p>
          </table:table-cell>
          <table:table-cell table:number-columns-repeated="1002"/>
        </table:table-row>
        <table:table-row table:style-name="ro1">
          <table:table-cell ns41:value-type="string" table:style-name="ce6" office:value-type="string">
            <text:p>Gelderland</text:p>
          </table:table-cell>
          <table:table-cell table:style-name="Default"/>
          <table:table-cell ns41:value-type="float" table:style-name="ce24" office:value="21" office:value-type="float">
            <text:p>2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0" office:value="129" office:value-type="float">
            <text:p>129</text:p>
          </table:table-cell>
          <table:table-cell table:style-name="ce31" table:number-columns-repeated="11"/>
          <table:table-cell ns41:value-type="float" table:style-name="ce30" office:value="48" office:value-type="float">
            <text:p>48</text:p>
          </table:table-cell>
          <table:table-cell ns41:value-type="float" table:style-name="ce38" office:value="129" office:value-type="float">
            <text:p>12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1</text:p>
          </table:table-cell>
          <table:table-cell ns41:value-type="float" table:style-name="ce49" office:value="50" office:value-type="float">
            <text:p>50</text:p>
          </table:table-cell>
          <table:table-cell ns41:value-type="string" table:style-name="ce54" office:value-type="string">
            <text:p>38_0027</text:p>
          </table:table-cell>
          <table:table-cell table:number-columns-repeated="1002"/>
        </table:table-row>
        <table:table-row table:style-name="ro1">
          <table:table-cell ns41:value-type="string" table:style-name="ce6" office:value-type="string">
            <text:p>Zuidholland</text:p>
          </table:table-cell>
          <table:table-cell table:style-name="Default"/>
          <table:table-cell ns41:value-type="float" table:style-name="ce24" office:value="34" office:value-type="float">
            <text:p>3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6" office:value-type="float">
            <text:p>166</text:p>
          </table:table-cell>
          <table:table-cell table:style-name="ce31" table:number-columns-repeated="3"/>
          <table:table-cell ns41:value-type="float" table:style-name="ce30" office:value="30" office:value-type="float">
            <text:p>30</text:p>
          </table:table-cell>
          <table:table-cell ns41:value-type="float" table:style-name="ce30" office:value="83" office:value-type="float">
            <text:p>83</text:p>
          </table:table-cell>
          <table:table-cell table:style-name="ce31"/>
          <table:table-cell ns41:value-type="float" table:style-name="ce30" office:value="7" office:value-type="float">
            <text:p>7</text:p>
          </table:table-cell>
          <table:table-cell table:style-name="ce31" table:number-columns-repeated="4"/>
          <table:table-cell ns41:value-type="float" table:style-name="ce30" office:value="65" office:value-type="float">
            <text:p>65</text:p>
          </table:table-cell>
          <table:table-cell ns41:value-type="float" table:style-name="ce38" office:value="256" office:value-type="float">
            <text:p>25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1</text:p>
          </table:table-cell>
          <table:table-cell ns41:value-type="float" table:style-name="ce49" office:value="50" office:value-type="float">
            <text:p>50</text:p>
          </table:table-cell>
          <table:table-cell ns41:value-type="string" table:style-name="ce54" office:value-type="string">
            <text:p>38_0027</text:p>
          </table:table-cell>
          <table:table-cell table:number-columns-repeated="1002"/>
        </table:table-row>
        <table:table-row table:style-name="ro1">
          <table:table-cell ns41:value-type="string" table:style-name="ce6" office:value-type="string">
            <text:p>Noordholland</text:p>
          </table:table-cell>
          <table:table-cell table:style-name="Default"/>
          <table:table-cell table:style-name="ce25"/>
          <table:table-cell ns41:value-type="float" table:style-name="ce30" office:value="27" office:value-type="float">
            <text:p>27</text:p>
          </table:table-cell>
          <table:table-cell ns41:value-type="float" table:style-name="ce30" office:value="134" office:value-type="float">
            <text:p>134</text:p>
          </table:table-cell>
          <table:table-cell table:style-name="ce31" table:number-columns-repeated="3"/>
          <table:table-cell ns41:value-type="float" table:style-name="ce30" office:value="12" office:value-type="float">
            <text:p>12</text:p>
          </table:table-cell>
          <table:table-cell ns41:value-type="float" table:style-name="ce30" office:value="24" office:value-type="float">
            <text:p>24</text:p>
          </table:table-cell>
          <table:table-cell table:style-name="ce31" table:number-columns-repeated="6"/>
          <table:table-cell ns41:value-type="float" table:style-name="ce30" office:value="39" office:value-type="float">
            <text:p>39</text:p>
          </table:table-cell>
          <table:table-cell ns41:value-type="float" table:style-name="ce38" office:value="158" office:value-type="float">
            <text:p>15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1</text:p>
          </table:table-cell>
          <table:table-cell ns41:value-type="float" table:style-name="ce49" office:value="50" office:value-type="float">
            <text:p>50</text:p>
          </table:table-cell>
          <table:table-cell ns41:value-type="string" table:style-name="ce54" office:value-type="string">
            <text:p>38_0027</text:p>
          </table:table-cell>
          <table:table-cell table:number-columns-repeated="1002"/>
        </table:table-row>
        <table:table-row table:style-name="ro1">
          <table:table-cell ns41:value-type="string" table:style-name="ce6" office:value-type="string">
            <text:p>Utrecht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5" office:value-type="float">
            <text:p>75</text:p>
          </table:table-cell>
          <table:table-cell table:style-name="ce31" table:number-columns-repeated="4"/>
          <table:table-cell ns41:value-type="float" table:style-name="ce30" office:value="19" office:value-type="float">
            <text:p>19</text:p>
          </table:table-cell>
          <table:table-cell table:style-name="ce31" table:number-columns-repeated="6"/>
          <table:table-cell ns41:value-type="float" table:style-name="ce30" office:value="7" office:value-type="float">
            <text:p>7</text:p>
          </table:table-cell>
          <table:table-cell ns41:value-type="float" table:style-name="ce38" office:value="94" office:value-type="float">
            <text:p>9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1</text:p>
          </table:table-cell>
          <table:table-cell ns41:value-type="float" table:style-name="ce49" office:value="50" office:value-type="float">
            <text:p>50</text:p>
          </table:table-cell>
          <table:table-cell ns41:value-type="string" table:style-name="ce54" office:value-type="string">
            <text:p>38_0027</text:p>
          </table:table-cell>
          <table:table-cell table:number-columns-repeated="1002"/>
        </table:table-row>
        <table:table-row table:style-name="ro1">
          <table:table-cell ns41:value-type="string" table:style-name="ce6" office:value-type="string">
            <text:p>Friesland</text:p>
          </table:table-cell>
          <table:table-cell table:style-name="Default"/>
          <table:table-cell table:style-name="ce25"/>
          <table:table-cell table:style-name="ce31"/>
          <table:table-cell ns41:value-type="float" table:style-name="ce30" office:value="26" office:value-type="float">
            <text:p>26</text:p>
          </table:table-cell>
          <table:table-cell table:style-name="ce31" table:number-columns-repeated="4"/>
          <table:table-cell ns41:value-type="float" table:style-name="ce30" office:value="6" office:value-type="float">
            <text:p>6</text:p>
          </table:table-cell>
          <table:table-cell table:style-name="ce31"/>
          <table:table-cell ns41:value-type="float" table:style-name="ce30" office:value="5" office:value-type="float">
            <text:p>5</text:p>
          </table:table-cell>
          <table:table-cell table:style-name="ce31" table:number-columns-repeated="5"/>
          <table:table-cell ns41:value-type="float" table:style-name="ce38" office:value="37" office:value-type="float">
            <text:p>3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1</text:p>
          </table:table-cell>
          <table:table-cell ns41:value-type="float" table:style-name="ce49" office:value="50" office:value-type="float">
            <text:p>50</text:p>
          </table:table-cell>
          <table:table-cell ns41:value-type="string" table:style-name="ce54" office:value-type="string">
            <text:p>38_0027</text:p>
          </table:table-cell>
          <table:table-cell table:number-columns-repeated="1002"/>
        </table:table-row>
        <table:table-row table:style-name="ro1">
          <table:table-cell ns41:value-type="string" table:style-name="ce6" office:value-type="string">
            <text:p>Overijssel</text:p>
          </table:table-cell>
          <table:table-cell table:style-name="Default"/>
          <table:table-cell table:style-name="ce25"/>
          <table:table-cell ns41:value-type="float" table:style-name="ce30" office:value="10" office:value-type="float">
            <text:p>10</text:p>
          </table:table-cell>
          <table:table-cell ns41:value-type="float" table:style-name="ce30" office:value="90" office:value-type="float">
            <text:p>90</text:p>
          </table:table-cell>
          <table:table-cell table:style-name="ce31" table:number-columns-repeated="11"/>
          <table:table-cell ns41:value-type="float" table:style-name="ce30" office:value="10" office:value-type="float">
            <text:p>10</text:p>
          </table:table-cell>
          <table:table-cell ns41:value-type="float" table:style-name="ce38" office:value="90" office:value-type="float">
            <text:p>9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1</text:p>
          </table:table-cell>
          <table:table-cell ns41:value-type="float" table:style-name="ce49" office:value="50" office:value-type="float">
            <text:p>50</text:p>
          </table:table-cell>
          <table:table-cell ns41:value-type="string" table:style-name="ce54" office:value-type="string">
            <text:p>38_0027</text:p>
          </table:table-cell>
          <table:table-cell table:number-columns-repeated="1002"/>
        </table:table-row>
        <table:table-row table:style-name="ro1">
          <table:table-cell ns41:value-type="string" table:style-name="ce6" office:value-type="string">
            <text:p>Groningen</text:p>
          </table:table-cell>
          <table:table-cell table:style-name="Default"/>
          <table:table-cell table:style-name="ce25"/>
          <table:table-cell table:style-name="ce31"/>
          <table:table-cell ns41:value-type="float" table:style-name="ce30" office:value="16" office:value-type="float">
            <text:p>16</text:p>
          </table:table-cell>
          <table:table-cell table:style-name="ce31" table:number-columns-repeated="12"/>
          <table:table-cell ns41:value-type="float" table:style-name="ce38" office:value="16" office:value-type="float">
            <text:p>1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1</text:p>
          </table:table-cell>
          <table:table-cell ns41:value-type="float" table:style-name="ce49" office:value="50" office:value-type="float">
            <text:p>50</text:p>
          </table:table-cell>
          <table:table-cell ns41:value-type="string" table:style-name="ce54" office:value-type="string">
            <text:p>38_0027</text:p>
          </table:table-cell>
          <table:table-cell table:number-columns-repeated="1002"/>
        </table:table-row>
        <table:table-row table:style-name="ro1">
          <table:table-cell ns41:value-type="string" table:style-name="ce6" office:value-type="string">
            <text:p>Limburg</text:p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ce30" office:value="204" office:value-type="float">
            <text:p>204</text:p>
          </table:table-cell>
          <table:table-cell ns41:value-type="float" table:style-name="ce30" office:value="384" office:value-type="float">
            <text:p>384</text:p>
          </table:table-cell>
          <table:table-cell table:style-name="ce31" table:number-columns-repeated="3"/>
          <table:table-cell ns41:value-type="float" table:style-name="ce30" office:value="4" office:value-type="float">
            <text:p>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16" office:value-type="float">
            <text:p>16</text:p>
          </table:table-cell>
          <table:table-cell table:style-name="ce31" table:number-columns-repeated="4"/>
          <table:table-cell ns41:value-type="float" table:style-name="ce30" office:value="330" office:value-type="float">
            <text:p>330</text:p>
          </table:table-cell>
          <table:table-cell ns41:value-type="float" table:style-name="ce38" office:value="419" office:value-type="float">
            <text:p>4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1</text:p>
          </table:table-cell>
          <table:table-cell ns41:value-type="float" table:style-name="ce49" office:value="50" office:value-type="float">
            <text:p>50</text:p>
          </table:table-cell>
          <table:table-cell ns41:value-type="string" table:style-name="ce54" office:value-type="string">
            <text:p>38_0027</text:p>
          </table:table-cell>
          <table:table-cell table:number-columns-repeated="1002"/>
        </table:table-row>
        <table:table-row table:style-name="ro2">
          <table:table-cell ns41:value-type="string" table:style-name="ce7" office:value-type="string">
            <text:p>TE ZAMEN</text:p>
          </table:table-cell>
          <table:table-cell table:style-name="Default"/>
          <table:table-cell ns41:value-type="float" table:style-name="ce26" office:value="240" office:value-type="float">
            <text:p>240</text:p>
          </table:table-cell>
          <table:table-cell ns41:value-type="float" table:style-name="ce32" office:value="590" office:value-type="float">
            <text:p>590</text:p>
          </table:table-cell>
          <table:table-cell ns41:value-type="float" table:style-name="ce32" office:value="2232" office:value-type="float">
            <text:p>2232</text:p>
          </table:table-cell>
          <table:table-cell ns41:value-type="float" table:style-name="ce32" office:value="17" office:value-type="float">
            <text:p>17</text:p>
          </table:table-cell>
          <table:table-cell ns41:value-type="float" table:style-name="ce32" office:value="10" office:value-type="float">
            <text:p>10</text:p>
          </table:table-cell>
          <table:table-cell ns41:value-type="float" table:style-name="ce32" office:value="11" office:value-type="float">
            <text:p>11</text:p>
          </table:table-cell>
          <table:table-cell ns41:value-type="float" table:style-name="ce32" office:value="53" office:value-type="float">
            <text:p>53</text:p>
          </table:table-cell>
          <table:table-cell ns41:value-type="float" table:style-name="ce32" office:value="154" office:value-type="float">
            <text:p>154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3" office:value-type="float">
            <text:p>43</text:p>
          </table:table-cell>
          <table:table-cell ns41:value-type="float" table:style-name="ce32" office:value="1" office:value-type="float">
            <text:p>1</text:p>
          </table:table-cell>
          <table:table-cell ns41:value-type="float" table:style-name="ce32" office:value="45" office:value-type="float">
            <text:p>45</text:p>
          </table:table-cell>
          <table:table-cell ns41:value-type="float" table:style-name="ce32" office:value="14" office:value-type="float">
            <text:p>14</text:p>
          </table:table-cell>
          <table:table-cell ns41:value-type="float" table:style-name="ce32" office:value="18" office:value-type="float">
            <text:p>18</text:p>
          </table:table-cell>
          <table:table-cell ns41:value-type="float" table:style-name="ce32" office:value="926" office:value-type="float">
            <text:p>926</text:p>
          </table:table-cell>
          <table:table-cell ns41:value-type="float" table:style-name="ce39" office:value="2503" office:value-type="float">
            <text:p>2503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01</text:p>
          </table:table-cell>
          <table:table-cell ns41:value-type="float" table:style-name="ce50" office:value="50" office:value-type="float">
            <text:p>50</text:p>
          </table:table-cell>
          <table:table-cell ns41:value-type="string" table:style-name="ce55" office:value-type="string">
            <text:p>38_0027</text:p>
          </table:table-cell>
          <table:table-cell table:number-columns-repeated="100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" table:name="Tabel 2">
        <table:table-column table:style-name="co6" table:default-cell-style-name="ce11"/>
        <table:table-column table:style-name="co5" table:default-cell-style-name="ce11"/>
        <table:table-column table:style-name="co7" table:default-cell-style-name="ce11" table:number-columns-repeated="6"/>
        <table:table-column table:style-name="co1" table:default-cell-style-name="Default" table:number-columns-repeated="1016"/>
        <table:table-row table:style-name="ro1">
          <table:table-cell ns41:value-type="string" table:number-rows-spanned="1" table:style-name="ce1" table:number-columns-spanned="12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1"/>
          <table:table-cell table:number-columns-repeated="1012"/>
        </table:table-row>
        <table:table-row table:style-name="ro1">
          <table:table-cell table:number-rows-spanned="1" table:style-name="ce345" table:number-columns-spanned="12"/>
          <table:covered-table-cell table:style-name="ce8" table:number-columns-repeated="11"/>
          <table:table-cell table:number-columns-repeated="1012"/>
        </table:table-row>
        <table:table-row table:style-name="ro1">
          <table:table-cell ns41:value-type="string" table:number-rows-spanned="1" table:style-name="ce3" table:number-columns-spanned="12" office:value-type="string">
            <text:p>Indeeling van de studenten en kweekelingen naar den ouderdom</text:p>
          </table:table-cell>
          <table:covered-table-cell table:style-name="ce9" table:number-columns-repeated="11"/>
          <table:table-cell table:number-columns-repeated="1012"/>
        </table:table-row>
        <table:table-row table:style-name="ro2">
          <table:table-cell table:number-rows-spanned="1" table:style-name="ce2" table:number-columns-spanned="12"/>
          <table:covered-table-cell table:style-name="ce9" table:number-columns-repeated="11"/>
          <table:table-cell table:number-columns-repeated="1012"/>
        </table:table-row>
        <table:table-row table:style-name="ro4">
          <table:table-cell table:style-name="ce56"/>
          <table:table-cell table:style-name="ce57"/>
          <table:table-cell ns41:value-type="string" table:style-name="ce58" office:value-type="string">
            <text:p>Van 0 tot 10 jaren</text:p>
          </table:table-cell>
          <table:table-cell ns41:value-type="string" table:style-name="ce61" office:value-type="string">
            <text:p>Van 10 tot 11 jaren</text:p>
          </table:table-cell>
          <table:table-cell ns41:value-type="string" table:style-name="ce61" office:value-type="string">
            <text:p>Van 12 tot 16 jaren</text:p>
          </table:table-cell>
          <table:table-cell ns41:value-type="string" table:style-name="ce61" office:value-type="string">
            <text:p>Van 16 tot 23 jaren</text:p>
          </table:table-cell>
          <table:table-cell ns41:value-type="string" table:style-name="ce61" office:value-type="string">
            <text:p>Van 23 tot 35 jaren</text:p>
          </table:table-cell>
          <table:table-cell ns41:value-type="string" table:style-name="ce64" office:value-type="string">
            <text:p>Onbekend</text:p>
          </table:table-cell>
          <table:table-cell ns41:value-type="string" table:style-name="ce67" office:value-type="string">
            <text:p>Telling</text:p>
          </table:table-cell>
          <table:table-cell ns41:value-type="string" table:style-name="ce68" office:value-type="string">
            <text:p>Tabel</text:p>
          </table:table-cell>
          <table:table-cell ns41:value-type="string" table:style-name="ce68" office:value-type="string">
            <text:p>Pagina</text:p>
          </table:table-cell>
          <table:table-cell ns41:value-type="string" table:style-name="ce51" office:value-type="string">
            <text:p>Image nummer</text:p>
          </table:table-cell>
          <table:table-cell table:number-columns-repeated="1012"/>
        </table:table-row>
        <table:table-row table:style-name="ro2">
          <table:table-cell table:style-name="Default" table:number-columns-repeated="8"/>
          <table:table-cell table:style-name="ce42" table:number-columns-repeated="4"/>
          <table:table-cell table:number-columns-repeated="1012"/>
        </table:table-row>
        <table:table-row table:style-name="ro1">
          <table:table-cell ns41:value-type="string" table:style-name="ce5" office:value-type="string">
            <text:p>Getal</text:p>
          </table:table-cell>
          <table:table-cell table:style-name="Default"/>
          <table:table-cell ns41:value-type="float" table:style-name="ce59" office:value="7" office:value-type="float">
            <text:p>7</text:p>
          </table:table-cell>
          <table:table-cell ns41:value-type="float" table:style-name="ce62" office:value="33" office:value-type="float">
            <text:p>33</text:p>
          </table:table-cell>
          <table:table-cell ns41:value-type="float" table:style-name="ce62" office:value="445" office:value-type="float">
            <text:p>445</text:p>
          </table:table-cell>
          <table:table-cell ns41:value-type="float" table:style-name="ce62" office:value="670" office:value-type="float">
            <text:p>670</text:p>
          </table:table-cell>
          <table:table-cell ns41:value-type="float" table:style-name="ce62" office:value="219" office:value-type="float">
            <text:p>219</text:p>
          </table:table-cell>
          <table:table-cell ns41:value-type="float" table:style-name="ce65" office:value="1" office:value-type="float">
            <text:p>1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02</text:p>
          </table:table-cell>
          <table:table-cell ns41:value-type="float" table:style-name="ce48" office:value="50" office:value-type="float">
            <text:p>50</text:p>
          </table:table-cell>
          <table:table-cell ns41:value-type="string" table:style-name="ce53" office:value-type="string">
            <text:p>38_0027</text:p>
          </table:table-cell>
          <table:table-cell table:number-columns-repeated="1012"/>
        </table:table-row>
        <table:table-row table:style-name="ro2">
          <table:table-cell ns41:value-type="string" table:style-name="ce7" office:value-type="string">
            <text:p>Reden tot 1000</text:p>
          </table:table-cell>
          <table:table-cell table:style-name="Default"/>
          <table:table-cell ns41:value-type="float" table:style-name="ce60" office:value="5" office:value-type="float">
            <text:p>5</text:p>
          </table:table-cell>
          <table:table-cell ns41:value-type="float" table:style-name="ce63" office:value="24" office:value-type="float">
            <text:p>24</text:p>
          </table:table-cell>
          <table:table-cell ns41:value-type="float" table:style-name="ce63" office:value="324" office:value-type="float">
            <text:p>324</text:p>
          </table:table-cell>
          <table:table-cell ns41:value-type="float" table:style-name="ce63" office:value="487" office:value-type="float">
            <text:p>487</text:p>
          </table:table-cell>
          <table:table-cell ns41:value-type="float" table:style-name="ce63" office:value="159.3" office:value-type="float">
            <text:p>159.3</text:p>
          </table:table-cell>
          <table:table-cell ns41:value-type="float" table:style-name="ce66" office:value="0.7" office:value-type="float">
            <text:p>0.7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02</text:p>
          </table:table-cell>
          <table:table-cell ns41:value-type="float" table:style-name="ce50" office:value="50" office:value-type="float">
            <text:p>50</text:p>
          </table:table-cell>
          <table:table-cell ns41:value-type="string" table:style-name="ce55" office:value-type="string">
            <text:p>38_0027</text:p>
          </table:table-cell>
          <table:table-cell table:number-columns-repeated="101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4" table:name="Tabel 3">
        <table:table-column table:style-name="co8" table:default-cell-style-name="ce11"/>
        <table:table-column table:style-name="co5" table:default-cell-style-name="ce11"/>
        <table:table-column table:style-name="co1" table:default-cell-style-name="Default" table:number-columns-repeated="6"/>
        <table:table-column table:style-name="co9" table:default-cell-style-name="ce11"/>
        <table:table-column table:style-name="co1" table:default-cell-style-name="Default" table:number-columns-repeated="3"/>
        <table:table-column table:style-name="co10" table:default-cell-style-name="ce11"/>
        <table:table-column table:style-name="co1" table:default-cell-style-name="Default" table:number-columns-repeated="5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" table:default-cell-style-name="Default" table:number-columns-repeated="1002"/>
        <table:table-row table:style-name="ro1">
          <table:table-cell ns41:value-type="string" table:number-rows-spanned="1" table:style-name="ce1" table:number-columns-spanned="20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13"/>
          <table:covered-table-cell table:style-name="ce9" table:number-columns-repeated="5"/>
          <table:table-cell table:number-columns-repeated="1004"/>
        </table:table-row>
        <table:table-row table:style-name="ro1">
          <table:table-cell table:number-rows-spanned="1" table:style-name="ce345" table:number-columns-spanned="20"/>
          <table:covered-table-cell table:style-name="ce9" table:number-columns-repeated="19"/>
          <table:table-cell table:number-columns-repeated="1004"/>
        </table:table-row>
        <table:table-row table:style-name="ro1">
          <table:table-cell ns41:value-type="string" table:number-rows-spanned="1" table:style-name="ce1" table:number-columns-spanned="20" office:value-type="string">
            <text:p>Indeeling der geestelijken in seminariën en verdere geestelijke gestichten naar de geboorteplaats</text:p>
          </table:table-cell>
          <table:covered-table-cell table:style-name="ce9" table:number-columns-repeated="19"/>
          <table:table-cell table:number-columns-repeated="1004"/>
        </table:table-row>
        <table:table-row table:style-name="ro2">
          <table:table-cell table:number-rows-spanned="1" table:style-name="ce2" table:number-columns-spanned="20"/>
          <table:covered-table-cell table:style-name="ce9" table:number-columns-repeated="19"/>
          <table:table-cell table:number-columns-repeated="1004"/>
        </table:table-row>
        <table:table-row table:style-name="ro5">
          <table:table-cell table:number-rows-spanned="3" table:style-name="ce69" table:number-columns-spanned="1"/>
          <table:table-cell table:number-rows-spanned="3" table:style-name="ce71" table:number-columns-spanned="1"/>
          <table:table-cell ns41:value-type="string" table:number-rows-spanned="1" table:style-name="ce72" table:number-columns-spanned="18" office:value-type="string">
            <text:p>GEBOREN IN</text:p>
          </table:table-cell>
          <table:covered-table-cell table:style-name="ce27" table:number-columns-repeated="16"/>
          <table:covered-table-cell table:style-name="ce76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46" table:number-columns-spanned="1" office:value-type="string">
            <text:p>Image nummer</text:p>
          </table:table-cell>
          <table:table-cell table:number-columns-repeated="1000"/>
        </table:table-row>
        <table:table-row table:style-name="ro4">
          <table:covered-table-cell table:style-name="ce20" table:number-columns-repeated="2"/>
          <table:table-cell ns41:value-type="string" table:number-rows-spanned="1" table:style-name="ce73" table:number-columns-spanned="2" office:value-type="string">
            <text:p>de gemeent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andere gemeente binnen de provincie</text:p>
          </table:table-cell>
          <table:covered-table-cell table:style-name="ce75"/>
          <table:table-cell ns41:value-type="string" table:number-rows-spanned="1" table:style-name="ce75" table:number-columns-spanned="2" office:value-type="string">
            <text:p>andere provincie</text:p>
          </table:table-cell>
          <table:covered-table-cell table:style-name="ce75"/>
          <table:table-cell ns41:value-type="string" table:style-name="ce75" office:value-type="string">
            <text:p>de Nederlandsche koloniën</text:p>
          </table:table-cell>
          <table:table-cell ns41:value-type="string" table:number-rows-spanned="1" table:style-name="ce75" table:number-columns-spanned="2" office:value-type="string">
            <text:p>Duitschland</text:p>
          </table:table-cell>
          <table:covered-table-cell table:style-name="ce75"/>
          <table:table-cell ns41:value-type="string" table:number-rows-spanned="1" table:style-name="ce75" table:number-columns-spanned="2" office:value-type="string">
            <text:p>België</text:p>
          </table:table-cell>
          <table:covered-table-cell table:style-name="ce75"/>
          <table:table-cell ns41:value-type="string" table:number-rows-spanned="1" table:style-name="ce75" table:number-columns-spanned="2" office:value-type="string">
            <text:p>Frankrijk</text:p>
          </table:table-cell>
          <table:covered-table-cell table:style-name="ce75"/>
          <table:table-cell ns41:value-type="string" table:number-rows-spanned="1" table:style-name="ce75" table:number-columns-spanned="2" office:value-type="string">
            <text:p>Groot-Brittannië en Ierland</text:p>
          </table:table-cell>
          <table:covered-table-cell table:style-name="ce75"/>
          <table:table-cell ns41:value-type="string" table:style-name="ce75" office:value-type="string">
            <text:p>Sardinië</text:p>
          </table:table-cell>
          <table:table-cell ns41:value-type="string" table:style-name="ce75" office:value-type="string">
            <text:p>Zwitserland</text:p>
          </table:table-cell>
          <table:table-cell ns41:value-type="string" table:style-name="ce77" office:value-type="string">
            <text:p>Onbekend</text:p>
          </table:table-cell>
          <table:covered-table-cell table:style-name="ce78"/>
          <table:covered-table-cell table:style-name="ce79" table:number-columns-repeated="3"/>
          <table:table-cell table:number-columns-repeated="1000"/>
        </table:table-row>
        <table:table-row table:style-name="ro5">
          <table:covered-table-cell table:style-name="ce70"/>
          <table:covered-table-cell table:style-name="ce20"/>
          <table:table-cell ns41:value-type="string" table:style-name="ce22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table:number-columns-repeated="2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table:number-columns-repeated="3" office:value-type="string">
            <text:p>V</text:p>
          </table:table-cell>
          <table:table-cell ns41:value-type="string" table:style-name="ce36" office:value-type="string">
            <text:p>V</text:p>
          </table:table-cell>
          <table:covered-table-cell table:style-name="ce41"/>
          <table:covered-table-cell table:style-name="ce47" table:number-columns-repeated="3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Getal</text:p>
          </table:table-cell>
          <table:table-cell table:style-name="Default"/>
          <table:table-cell ns41:value-type="float" table:style-name="ce59" office:value="67" office:value-type="float">
            <text:p>67</text:p>
          </table:table-cell>
          <table:table-cell ns41:value-type="float" table:style-name="ce62" office:value="134" office:value-type="float">
            <text:p>134</text:p>
          </table:table-cell>
          <table:table-cell ns41:value-type="float" table:style-name="ce62" office:value="284" office:value-type="float">
            <text:p>284</text:p>
          </table:table-cell>
          <table:table-cell ns41:value-type="float" table:style-name="ce62" office:value="875" office:value-type="float">
            <text:p>875</text:p>
          </table:table-cell>
          <table:table-cell ns41:value-type="float" table:style-name="ce62" office:value="407" office:value-type="float">
            <text:p>407</text:p>
          </table:table-cell>
          <table:table-cell ns41:value-type="float" table:style-name="ce62" office:value="894" office:value-type="float">
            <text:p>894</text:p>
          </table:table-cell>
          <table:table-cell ns41:value-type="float" table:style-name="ce62" office:value="3" office:value-type="float">
            <text:p>3</text:p>
          </table:table-cell>
          <table:table-cell ns41:value-type="float" table:style-name="ce62" office:value="46" office:value-type="float">
            <text:p>46</text:p>
          </table:table-cell>
          <table:table-cell ns41:value-type="float" table:style-name="ce62" office:value="186" office:value-type="float">
            <text:p>186</text:p>
          </table:table-cell>
          <table:table-cell ns41:value-type="float" table:style-name="ce62" office:value="22" office:value-type="float">
            <text:p>22</text:p>
          </table:table-cell>
          <table:table-cell ns41:value-type="float" table:style-name="ce62" office:value="122" office:value-type="float">
            <text:p>122</text:p>
          </table:table-cell>
          <table:table-cell ns41:value-type="float" table:style-name="ce62" office:value="2" office:value-type="float">
            <text:p>2</text:p>
          </table:table-cell>
          <table:table-cell ns41:value-type="float" table:style-name="ce62" office:value="8" office:value-type="float">
            <text:p>8</text:p>
          </table:table-cell>
          <table:table-cell ns41:value-type="float" table:style-name="ce62" office:value="2" office:value-type="float">
            <text:p>2</text:p>
          </table:table-cell>
          <table:table-cell ns41:value-type="float" table:style-name="ce62" office:value="4" office:value-type="float">
            <text:p>4</text:p>
          </table:table-cell>
          <table:table-cell ns41:value-type="float" table:style-name="ce62" office:value="3" office:value-type="float">
            <text:p>3</text:p>
          </table:table-cell>
          <table:table-cell ns41:value-type="float" table:style-name="ce62" office:value="1" office:value-type="float">
            <text:p>1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03</text:p>
          </table:table-cell>
          <table:table-cell ns41:value-type="float" table:style-name="ce48" office:value="51" office:value-type="float">
            <text:p>51</text:p>
          </table:table-cell>
          <table:table-cell ns41:value-type="string" table:style-name="ce53" office:value-type="string">
            <text:p>38_0027</text:p>
          </table:table-cell>
          <table:table-cell table:number-columns-repeated="1000"/>
        </table:table-row>
        <table:table-row table:style-name="ro2">
          <table:table-cell ns41:value-type="string" table:style-name="ce7" office:value-type="string">
            <text:p>Reden tot 1000 van elk geslacht</text:p>
          </table:table-cell>
          <table:table-cell table:style-name="Default"/>
          <table:table-cell ns41:value-type="float" table:style-name="ce60" office:value="81" office:value-type="float">
            <text:p>81</text:p>
          </table:table-cell>
          <table:table-cell ns41:value-type="float" table:style-name="ce63" office:value="60" office:value-type="float">
            <text:p>60</text:p>
          </table:table-cell>
          <table:table-cell ns41:value-type="float" table:style-name="ce63" office:value="342.2" office:value-type="float">
            <text:p>342.2</text:p>
          </table:table-cell>
          <table:table-cell ns41:value-type="float" table:style-name="ce63" office:value="392" office:value-type="float">
            <text:p>392</text:p>
          </table:table-cell>
          <table:table-cell ns41:value-type="float" table:style-name="ce63" office:value="490" office:value-type="float">
            <text:p>490</text:p>
          </table:table-cell>
          <table:table-cell ns41:value-type="float" table:style-name="ce63" office:value="401" office:value-type="float">
            <text:p>401</text:p>
          </table:table-cell>
          <table:table-cell ns41:value-type="float" table:style-name="ce63" office:value="1.3" office:value-type="float">
            <text:p>1.3</text:p>
          </table:table-cell>
          <table:table-cell ns41:value-type="float" table:style-name="ce63" office:value="55" office:value-type="float">
            <text:p>55</text:p>
          </table:table-cell>
          <table:table-cell ns41:value-type="float" table:style-name="ce63" office:value="83" office:value-type="float">
            <text:p>83</text:p>
          </table:table-cell>
          <table:table-cell ns41:value-type="float" table:style-name="ce63" office:value="27" office:value-type="float">
            <text:p>27</text:p>
          </table:table-cell>
          <table:table-cell ns41:value-type="float" table:style-name="ce63" office:value="54.7" office:value-type="float">
            <text:p>54.7</text:p>
          </table:table-cell>
          <table:table-cell ns41:value-type="float" table:style-name="ce63" office:value="2.4" office:value-type="float">
            <text:p>2.4</text:p>
          </table:table-cell>
          <table:table-cell ns41:value-type="float" table:style-name="ce63" office:value="3.6" office:value-type="float">
            <text:p>3.6</text:p>
          </table:table-cell>
          <table:table-cell ns41:value-type="float" table:style-name="ce63" office:value="2.4" office:value-type="float">
            <text:p>2.4</text:p>
          </table:table-cell>
          <table:table-cell ns41:value-type="float" table:style-name="ce63" office:value="1.8" office:value-type="float">
            <text:p>1.8</text:p>
          </table:table-cell>
          <table:table-cell ns41:value-type="float" table:style-name="ce63" office:value="1.3" office:value-type="float">
            <text:p>1.3</text:p>
          </table:table-cell>
          <table:table-cell ns41:value-type="float" table:style-name="ce63" office:value="0.4" office:value-type="float">
            <text:p>0.4</text:p>
          </table:table-cell>
          <table:table-cell ns41:value-type="float" table:style-name="ce66" office:value="0.9" office:value-type="float">
            <text:p>0.9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03</text:p>
          </table:table-cell>
          <table:table-cell ns41:value-type="float" table:style-name="ce50" office:value="51" office:value-type="float">
            <text:p>51</text:p>
          </table:table-cell>
          <table:table-cell ns41:value-type="string" table:style-name="ce55" office:value-type="string">
            <text:p>38_0027</text:p>
          </table:table-cell>
          <table:table-cell table:number-columns-repeated="100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5" table:name="Tabel 4">
        <table:table-column table:style-name="co15" table:default-cell-style-name="ce11"/>
        <table:table-column table:style-name="co5" table:default-cell-style-name="ce11"/>
        <table:table-column table:style-name="co16" table:default-cell-style-name="ce11" table:number-columns-repeated="14"/>
        <table:table-column table:style-name="co1" table:default-cell-style-name="Default" table:number-columns-repeated="1008"/>
        <table:table-row table:style-name="ro1">
          <table:table-cell ns41:value-type="string" table:number-rows-spanned="1" table:style-name="ce1" table:number-columns-spanned="16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13"/>
          <table:covered-table-cell table:style-name="ce9"/>
          <table:table-cell table:number-columns-repeated="1008"/>
        </table:table-row>
        <table:table-row table:style-name="ro1">
          <table:table-cell table:number-rows-spanned="1" table:style-name="ce345" table:number-columns-spanned="16"/>
          <table:covered-table-cell table:style-name="ce9" table:number-columns-repeated="15"/>
          <table:table-cell table:number-columns-repeated="1008"/>
        </table:table-row>
        <table:table-row table:style-name="ro1">
          <table:table-cell ns41:value-type="string" table:number-rows-spanned="1" table:style-name="ce1" table:number-columns-spanned="16" office:value-type="string">
            <text:p>Indeeling der personen, behoorende tot den geestelijken stand, zich bevindende in gestichten en instellingen van welken aard ook, in zes levenstijdperken</text:p>
          </table:table-cell>
          <table:covered-table-cell table:style-name="ce9" table:number-columns-repeated="15"/>
          <table:table-cell table:number-columns-repeated="1008"/>
        </table:table-row>
        <table:table-row table:style-name="ro2">
          <table:table-cell table:number-rows-spanned="1" table:style-name="ce2" table:number-columns-spanned="16"/>
          <table:covered-table-cell table:style-name="ce9" table:number-columns-repeated="15"/>
          <table:table-cell table:number-columns-repeated="1008"/>
        </table:table-row>
        <table:table-row table:style-name="ro6">
          <table:table-cell table:number-rows-spanned="2" table:style-name="ce80" table:number-columns-spanned="1"/>
          <table:table-cell table:number-rows-spanned="2" table:style-name="ce71" table:number-columns-spanned="1"/>
          <table:table-cell ns41:value-type="string" table:number-rows-spanned="1" table:style-name="ce21" table:number-columns-spanned="2" office:value-type="string">
            <text:p>Beneden de 23 jaren.</text:p>
          </table:table-cell>
          <table:covered-table-cell table:style-name="ce81"/>
          <table:table-cell ns41:value-type="string" table:number-rows-spanned="1" table:style-name="ce27" table:number-columns-spanned="2" office:value-type="string">
            <text:p>Van 13 tot en met 39</text:p>
          </table:table-cell>
          <table:covered-table-cell table:style-name="ce81"/>
          <table:table-cell ns41:value-type="string" table:number-rows-spanned="1" table:style-name="ce27" table:number-columns-spanned="2" office:value-type="string">
            <text:p>Van 40 tot en met 59</text:p>
          </table:table-cell>
          <table:covered-table-cell table:style-name="ce81"/>
          <table:table-cell ns41:value-type="string" table:number-rows-spanned="1" table:style-name="ce27" table:number-columns-spanned="2" office:value-type="string">
            <text:p>Van 60 tot en met 69</text:p>
          </table:table-cell>
          <table:covered-table-cell table:style-name="ce81"/>
          <table:table-cell ns41:value-type="string" table:number-rows-spanned="1" table:style-name="ce27" table:number-columns-spanned="2" office:value-type="string">
            <text:p>Van 70 tot en met 79</text:p>
          </table:table-cell>
          <table:covered-table-cell table:style-name="ce81"/>
          <table:table-cell ns41:value-type="string" table:number-rows-spanned="1" table:style-name="ce27" table:number-columns-spanned="2" office:value-type="string">
            <text:p>Van 80 en daarboven</text:p>
          </table:table-cell>
          <table:covered-table-cell table:style-name="ce81"/>
          <table:table-cell ns41:value-type="string" table:number-rows-spanned="1" table:style-name="ce34" table:number-columns-spanned="2" office:value-type="string">
            <text:p>Onbekend</text:p>
          </table:table-cell>
          <table:covered-table-cell table:style-name="ce35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number-columns-repeated="1004"/>
        </table:table-row>
        <table:table-row table:style-name="ro6">
          <table:covered-table-cell table:style-name="ce17"/>
          <table:covered-table-cell table:style-name="ce20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covered-table-cell table:style-name="ce82"/>
          <table:covered-table-cell table:style-name="ce83" table:number-columns-repeated="2"/>
          <table:covered-table-cell table:style-name="ce84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Geestelijken</text:p>
          </table:table-cell>
          <table:table-cell table:style-name="Default"/>
          <table:table-cell ns41:value-type="float" table:style-name="ce59" office:value="102" office:value-type="float">
            <text:p>102</text:p>
          </table:table-cell>
          <table:table-cell ns41:value-type="float" table:style-name="ce62" office:value="110.2" office:value-type="float">
            <text:p>110.2</text:p>
          </table:table-cell>
          <table:table-cell ns41:value-type="float" table:style-name="ce62" office:value="562" office:value-type="float">
            <text:p>562</text:p>
          </table:table-cell>
          <table:table-cell ns41:value-type="float" table:style-name="ce62" office:value="606.9" office:value-type="float">
            <text:p>606.9</text:p>
          </table:table-cell>
          <table:table-cell ns41:value-type="float" table:style-name="ce62" office:value="230" office:value-type="float">
            <text:p>230</text:p>
          </table:table-cell>
          <table:table-cell ns41:value-type="float" table:style-name="ce62" office:value="248.4" office:value-type="float">
            <text:p>248.4</text:p>
          </table:table-cell>
          <table:table-cell ns41:value-type="float" table:style-name="ce62" office:value="26" office:value-type="float">
            <text:p>26</text:p>
          </table:table-cell>
          <table:table-cell ns41:value-type="float" table:style-name="ce62" office:value="28" office:value-type="float">
            <text:p>28</text:p>
          </table:table-cell>
          <table:table-cell ns41:value-type="float" table:style-name="ce62" office:value="4" office:value-type="float">
            <text:p>4</text:p>
          </table:table-cell>
          <table:table-cell ns41:value-type="float" table:style-name="ce62" office:value="4.3" office:value-type="float">
            <text:p>4.3</text:p>
          </table:table-cell>
          <table:table-cell table:style-name="ce62" table:number-columns-repeated="2"/>
          <table:table-cell ns41:value-type="float" table:style-name="ce62" office:value="2" office:value-type="float">
            <text:p>2</text:p>
          </table:table-cell>
          <table:table-cell ns41:value-type="float" table:style-name="ce65" office:value="2.2" office:value-type="float">
            <text:p>2.2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04</text:p>
          </table:table-cell>
          <table:table-cell ns41:value-type="float" table:style-name="ce48" office:value="51" office:value-type="float">
            <text:p>51</text:p>
          </table:table-cell>
          <table:table-cell ns41:value-type="string" table:style-name="ce53" office:value-type="string">
            <text:p>38_0027</text:p>
          </table:table-cell>
          <table:table-cell table:number-columns-repeated="1004"/>
        </table:table-row>
        <table:table-row table:style-name="ro2">
          <table:table-cell ns41:value-type="string" table:style-name="ce7" office:value-type="string">
            <text:p>Geestelijke zusters</text:p>
          </table:table-cell>
          <table:table-cell table:style-name="Default"/>
          <table:table-cell ns41:value-type="float" table:style-name="ce60" office:value="224" office:value-type="float">
            <text:p>224</text:p>
          </table:table-cell>
          <table:table-cell ns41:value-type="float" table:style-name="ce63" office:value="89" office:value-type="float">
            <text:p>89</text:p>
          </table:table-cell>
          <table:table-cell ns41:value-type="float" table:style-name="ce63" office:value="1637" office:value-type="float">
            <text:p>1637</text:p>
          </table:table-cell>
          <table:table-cell ns41:value-type="float" table:style-name="ce63" office:value="654" office:value-type="float">
            <text:p>654</text:p>
          </table:table-cell>
          <table:table-cell ns41:value-type="float" table:style-name="ce63" office:value="555" office:value-type="float">
            <text:p>555</text:p>
          </table:table-cell>
          <table:table-cell ns41:value-type="float" table:style-name="ce63" office:value="222" office:value-type="float">
            <text:p>222</text:p>
          </table:table-cell>
          <table:table-cell ns41:value-type="float" table:style-name="ce63" office:value="49" office:value-type="float">
            <text:p>49</text:p>
          </table:table-cell>
          <table:table-cell ns41:value-type="float" table:style-name="ce63" office:value="19.8" office:value-type="float">
            <text:p>19.8</text:p>
          </table:table-cell>
          <table:table-cell ns41:value-type="float" table:style-name="ce63" office:value="22" office:value-type="float">
            <text:p>22</text:p>
          </table:table-cell>
          <table:table-cell ns41:value-type="float" table:style-name="ce63" office:value="8.8" office:value-type="float">
            <text:p>8.8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63" office:value="1.6" office:value-type="float">
            <text:p>1.6</text:p>
          </table:table-cell>
          <table:table-cell ns41:value-type="float" table:style-name="ce63" office:value="12" office:value-type="float">
            <text:p>12</text:p>
          </table:table-cell>
          <table:table-cell ns41:value-type="float" table:style-name="ce66" office:value="4.8" office:value-type="float">
            <text:p>4.8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04</text:p>
          </table:table-cell>
          <table:table-cell ns41:value-type="float" table:style-name="ce50" office:value="51" office:value-type="float">
            <text:p>51</text:p>
          </table:table-cell>
          <table:table-cell ns41:value-type="string" table:style-name="ce55" office:value-type="string">
            <text:p>38_0027</text:p>
          </table:table-cell>
          <table:table-cell table:number-columns-repeated="100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6" table:name="Tabel 5"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5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default-cell-style-name="Default" table:number-columns-repeated="2"/>
        <table:table-column table:style-name="co22" table:default-cell-style-name="ce11" table:number-columns-repeated="5"/>
        <table:table-column table:style-name="co1" table:default-cell-style-name="Default" table:number-columns-repeated="1011"/>
        <table:table-row table:style-name="ro1">
          <table:table-cell ns41:value-type="string" table:number-rows-spanned="1" table:style-name="ce1" table:number-columns-spanned="8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7"/>
          <table:table-cell table:style-name="ce8" table:number-columns-repeated="5"/>
          <table:table-cell table:number-columns-repeated="1011"/>
        </table:table-row>
        <table:table-row table:style-name="ro1">
          <table:table-cell table:number-rows-spanned="1" table:style-name="ce2" table:number-columns-spanned="8"/>
          <table:covered-table-cell table:style-name="ce9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1" table:number-columns-spanned="8" office:value-type="string">
            <text:p>Bevolking van de Roomsch-Katholijke seminariën en verdere instellingen ter opleiding tot den geestelijken stand</text:p>
          </table:table-cell>
          <table:covered-table-cell table:style-name="ce18" table:number-columns-repeated="7"/>
          <table:table-cell table:style-name="ce18" table:number-columns-repeated="4"/>
          <table:table-cell table:number-columns-repeated="1012"/>
        </table:table-row>
        <table:table-row table:style-name="ro2">
          <table:table-cell table:number-rows-spanned="1" table:style-name="ce2" table:number-columns-spanned="8"/>
          <table:covered-table-cell table:style-name="ce9" table:number-columns-repeated="7"/>
          <table:table-cell table:number-columns-repeated="1016"/>
        </table:table-row>
        <table:table-row table:style-name="ro6">
          <table:table-cell ns41:value-type="string" table:number-rows-spanned="2" table:style-name="ce346" table:number-columns-spanned="1" office:value-type="string">
            <text:p>PROVINCIE</text:p>
          </table:table-cell>
          <table:table-cell ns41:value-type="string" table:number-rows-spanned="2" table:style-name="ce347" table:number-columns-spanned="1" office:value-type="string">
            <text:p>GEMEENTEN</text:p>
          </table:table-cell>
          <table:table-cell ns41:value-type="string" table:number-rows-spanned="2" table:style-name="ce348" table:number-columns-spanned="1" office:value-type="string">
            <text:p>ROOMSCH-KATHOLIJKE SEMINARIËN EN VERDERE INSTELLINGEN TER OPLEIDING TOT DEN GEESTELIJKEN STAND</text:p>
          </table:table-cell>
          <table:table-cell table:number-rows-spanned="2" table:style-name="ce71" table:number-columns-spanned="1"/>
          <table:table-cell ns41:value-type="string" table:number-rows-spanned="2" table:style-name="ce58" table:number-columns-spanned="1" office:value-type="string">
            <text:p>Professoren, regenten en priesters</text:p>
          </table:table-cell>
          <table:table-cell ns41:value-type="string" table:number-rows-spanned="2" table:style-name="ce61" table:number-columns-spanned="1" office:value-type="string">
            <text:p>Studenten en kwekelingen</text:p>
          </table:table-cell>
          <table:table-cell ns41:value-type="string" table:number-rows-spanned="1" table:style-name="ce34" table:number-columns-spanned="2" office:value-type="string">
            <text:p>Totaal</text:p>
          </table:table-cell>
          <table:covered-table-cell table:style-name="ce93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46" table:number-columns-spanned="1" office:value-type="string">
            <text:p>Provincie</text:p>
          </table:table-cell>
          <table:table-cell ns41:value-type="string" table:number-rows-spanned="2" table:style-name="ce51" table:number-columns-spanned="1" office:value-type="string">
            <text:p>Image numer</text:p>
          </table:table-cell>
          <table:table-cell table:style-name="ce85" table:number-columns-repeated="1011"/>
        </table:table-row>
        <table:table-row table:style-name="ro5">
          <table:covered-table-cell table:style-name="ce41"/>
          <table:covered-table-cell table:style-name="ce47"/>
          <table:covered-table-cell table:style-name="ce52"/>
          <table:covered-table-cell table:style-name="ce87"/>
          <table:covered-table-cell table:style-name="ce41"/>
          <table:covered-table-cell table:style-name="ce47"/>
          <table:table-cell ns41:value-type="string" table:style-name="ce28" office:value-type="string">
            <text:p>M</text:p>
          </table:table-cell>
          <table:table-cell ns41:value-type="string" table:style-name="ce94" office:value-type="string">
            <text:p>V</text:p>
          </table:table-cell>
          <table:covered-table-cell table:style-name="ce100"/>
          <table:covered-table-cell table:style-name="ce101" table:number-columns-repeated="3"/>
          <table:covered-table-cell table:style-name="ce102"/>
          <table:table-cell table:style-name="ce85" table:number-columns-repeated="1011"/>
        </table:table-row>
        <table:table-row table:style-name="ro2">
          <table:table-cell table:style-name="ce85" table:number-columns-repeated="7"/>
          <table:table-cell table:style-name="ce95" table:number-columns-repeated="2"/>
          <table:table-cell table:style-name="ce85" table:number-columns-repeated="1015"/>
        </table:table-row>
        <table:table-row table:style-name="ro1">
          <table:table-cell ns41:value-type="string" table:style-name="ce349" office:value-type="string">
            <text:p>Noordbrabant.</text:p>
          </table:table-cell>
          <table:table-cell ns41:value-type="string" table:style-name="ce349" office:value-type="string">
            <text:p>Gemert</text:p>
          </table:table-cell>
          <table:table-cell ns41:value-type="string" table:style-name="ce5" office:value-type="string">
            <text:p>Kapucijnerklooster, tevens gesticht van opvoeding</text:p>
          </table:table-cell>
          <table:table-cell table:style-name="Default"/>
          <table:table-cell ns41:value-type="float" table:style-name="ce59" office:value="9" office:value-type="float">
            <text:p>9</text:p>
          </table:table-cell>
          <table:table-cell ns41:value-type="float" table:style-name="ce62" office:value="13" office:value-type="float">
            <text:p>13</text:p>
          </table:table-cell>
          <table:table-cell ns41:value-type="float" table:style-name="ce91" office:value="31" office:value-type="float">
            <office:annotation draw:style-name="gr1" svg:height="1.959cm" draw:caption-point-y="-0.201cm" svg:width="3.567cm" svg:x="27.84cm" draw:caption-point-x="-0.288cm" svg:y="4.1cm" draw:text-style-name="P1">
              <dc:creator>CDM</dc:creator>
              <dc:date>2014-12-12T00:00:00</dc:date>
              <text:p text:style-name="P1"><text:span text:style-name="T1">Hieronder 9 leekenbroeders.</text:span></text:p>
            </office:annotation>
            <text:p>31</text:p>
          </table:table-cell>
          <table:table-cell table:style-name="ce96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05</text:p>
          </table:table-cell>
          <table:table-cell ns41:value-type="float" table:style-name="ce48" office:value="52" office:value-type="float">
            <text:p>52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aaren</text:p>
          </table:table-cell>
          <table:table-cell ns41:value-type="string" table:style-name="ce6" office:value-type="string">
            <text:p>Groot seminarium</text:p>
          </table:table-cell>
          <table:table-cell table:style-name="Default"/>
          <table:table-cell ns41:value-type="float" table:style-name="ce88" office:value="7" office:value-type="float">
            <text:p>7</text:p>
          </table:table-cell>
          <table:table-cell ns41:value-type="float" table:style-name="ce90" office:value="107" office:value-type="float">
            <text:p>107</text:p>
          </table:table-cell>
          <table:table-cell ns41:value-type="float" table:style-name="ce92" office:value="120" office:value-type="float">
            <office:annotation draw:style-name="gr1" svg:height="1.959cm" draw:caption-point-y="-0.201cm" svg:width="3.567cm" svg:x="27.84cm" draw:caption-point-x="-0.288cm" svg:y="4.55cm" draw:text-style-name="P1">
              <dc:creator>CDM</dc:creator>
              <dc:date>2014-12-12T00:00:00</dc:date>
              <text:p text:style-name="P1"><text:span text:style-name="T1">Hieronder 6 mannelijke en 4 vrouwelijke dienstboden.</text:span></text:p>
            </office:annotation>
            <text:p>120</text:p>
          </table:table-cell>
          <table:table-cell ns41:value-type="float" table:style-name="ce97" office:value="4" office:value-type="float">
            <office:annotation draw:style-name="gr1" svg:height="1.959cm" draw:caption-point-y="-0.201cm" svg:width="3.581cm" svg:x="29.617cm" draw:caption-point-x="-0.29cm" svg:y="4.55cm" draw:text-style-name="P1">
              <dc:creator>CDM</dc:creator>
              <dc:date>2014-12-12T00:00:00</dc:date>
              <text:p text:style-name="P1"><text:span text:style-name="T1">Hieronder 6 mannelijke en 4 vrouwelijke dienstboden.</text:span></text:p>
            </office:annotation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eeswijk</text:p>
          </table:table-cell>
          <table:table-cell ns41:value-type="string" table:style-name="ce6" office:value-type="string">
            <text:p>Gesticht van geestelijke broeders, tevens ter opleiding</text:p>
          </table:table-cell>
          <table:table-cell table:style-name="Default"/>
          <table:table-cell ns41:value-type="float" table:style-name="ce88" office:value="4" office:value-type="float">
            <text:p>4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7" office:value-type="float">
            <text:p>7</text:p>
          </table:table-cell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oeven</text:p>
          </table:table-cell>
          <table:table-cell ns41:value-type="string" table:style-name="ce6" office:value-type="string">
            <text:p>Seminarium van het bisdom Breda</text:p>
          </table:table-cell>
          <table:table-cell table:style-name="Default"/>
          <table:table-cell ns41:value-type="float" table:style-name="ce88" office:value="7" office:value-type="float">
            <text:p>7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57" office:value-type="float">
            <text:p>57</text:p>
          </table:table-cell>
          <table:table-cell ns41:value-type="float" table:style-name="ce99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St. Michielsgestel</text:p>
          </table:table-cell>
          <table:table-cell ns41:value-type="string" table:style-name="ce6" office:value-type="string">
            <text:p>Seminarium afd. 's Hertogenbosch</text:p>
          </table:table-cell>
          <table:table-cell table:style-name="Default"/>
          <table:table-cell ns41:value-type="float" table:style-name="ce88" office:value="13" office:value-type="float">
            <text:p>13</text:p>
          </table:table-cell>
          <table:table-cell ns41:value-type="float" table:style-name="ce90" office:value="165" office:value-type="float">
            <text:p>165</text:p>
          </table:table-cell>
          <table:table-cell ns41:value-type="float" table:style-name="ce92" office:value="185" office:value-type="float">
            <office:annotation draw:style-name="gr1" svg:height="1.959cm" draw:caption-point-y="-0.201cm" svg:width="3.567cm" svg:x="27.84cm" draw:caption-point-x="-0.288cm" svg:y="5.899cm" draw:text-style-name="P1">
              <dc:creator>CDM</dc:creator>
              <dc:date>2014-12-12T00:00:00</dc:date>
              <text:p text:style-name="P1"><text:span text:style-name="T1">Hieronder 7 mannelijke en 4 vrouwelijke dienstboden.</text:span></text:p>
            </office:annotation>
            <text:p>185</text:p>
          </table:table-cell>
          <table:table-cell ns41:value-type="float" table:style-name="ce97" office:value="4" office:value-type="float">
            <office:annotation draw:style-name="gr1" svg:height="1.959cm" draw:caption-point-y="-0.201cm" svg:width="3.581cm" svg:x="29.617cm" draw:caption-point-x="-0.29cm" svg:y="5.899cm" draw:text-style-name="P1">
              <dc:creator>CDM</dc:creator>
              <dc:date>2014-12-12T00:00:00</dc:date>
              <text:p text:style-name="P1"><text:span text:style-name="T1">Hieronder 7 mannelijke en 4 vrouwelijke dienstboden.</text:span></text:p>
            </office:annotation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udenbosch</text:p>
          </table:table-cell>
          <table:table-cell ns41:value-type="string" table:style-name="ce6" office:value-type="string">
            <text:p>Seminarium</text:p>
          </table:table-cell>
          <table:table-cell table:style-name="Default"/>
          <table:table-cell ns41:value-type="float" table:style-name="ce88" office:value="10" office:value-type="float">
            <text:p>10</text:p>
          </table:table-cell>
          <table:table-cell ns41:value-type="float" table:style-name="ce90" office:value="81" office:value-type="float">
            <text:p>81</text:p>
          </table:table-cell>
          <table:table-cell ns41:value-type="float" table:style-name="ce92" office:value="94" office:value-type="float">
            <office:annotation draw:style-name="gr1" svg:height="1.959cm" draw:caption-point-y="-0.201cm" svg:width="3.567cm" svg:x="27.84cm" draw:caption-point-x="-0.288cm" svg:y="6.349cm" draw:text-style-name="P1">
              <dc:creator>CDM</dc:creator>
              <dc:date>2014-12-12T00:00:00</dc:date>
              <text:p text:style-name="P1"><text:span text:style-name="T1">Hieronder 3 mannelijke en 2 vrouwelijke dienstboden.</text:span></text:p>
            </office:annotation>
            <text:p>94</text:p>
          </table:table-cell>
          <table:table-cell ns41:value-type="float" table:style-name="ce97" office:value="2" office:value-type="float">
            <office:annotation draw:style-name="gr1" svg:height="1.959cm" draw:caption-point-y="-0.201cm" svg:width="3.581cm" svg:x="29.617cm" draw:caption-point-x="-0.29cm" svg:y="6.349cm" draw:text-style-name="P1">
              <dc:creator>CDM</dc:creator>
              <dc:date>2014-12-12T00:00:00</dc:date>
              <text:p text:style-name="P1"><text:span text:style-name="T1">Hieronder 3 mannelijke en 2 vrouwelijke dienstboden.</text:span></text:p>
            </office:annotation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88" office:value="50" office:value-type="float">
            <text:p>50</text:p>
          </table:table-cell>
          <table:table-cell ns41:value-type="float" table:style-name="ce90" office:value="415" office:value-type="float">
            <text:p>415</text:p>
          </table:table-cell>
          <table:table-cell ns41:value-type="float" table:style-name="ce90" office:value="494" office:value-type="float">
            <text:p>494</text:p>
          </table:table-cell>
          <table:table-cell ns41:value-type="float" table:style-name="ce99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Culenborg</text:p>
          </table:table-cell>
          <table:table-cell ns41:value-type="string" table:style-name="ce6" office:value-type="string">
            <text:p>Seminarium</text:p>
          </table:table-cell>
          <table:table-cell table:style-name="Default"/>
          <table:table-cell ns41:value-type="float" table:style-name="ce88" office:value="21" office:value-type="float">
            <text:p>21</text:p>
          </table:table-cell>
          <table:table-cell ns41:value-type="float" table:style-name="ce90" office:value="155" office:value-type="float">
            <text:p>155</text:p>
          </table:table-cell>
          <table:table-cell ns41:value-type="float" table:style-name="ce90" office:value="203" office:value-type="float">
            <text:p>203</text:p>
          </table:table-cell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Katwijk</text:p>
          </table:table-cell>
          <table:table-cell ns41:value-type="string" table:style-name="ce6" office:value-type="string">
            <text:p>Gijmnasium</text:p>
          </table:table-cell>
          <table:table-cell table:style-name="Default"/>
          <table:table-cell ns41:value-type="float" table:style-name="ce88" office:value="19" office:value-type="float">
            <text:p>19</text:p>
          </table:table-cell>
          <table:table-cell ns41:value-type="float" table:style-name="ce90" office:value="119" office:value-type="float">
            <text:p>119</text:p>
          </table:table-cell>
          <table:table-cell ns41:value-type="float" table:style-name="ce92" office:value="162" office:value-type="float">
            <office:annotation draw:style-name="gr1" svg:height="1.641cm" draw:caption-point-y="-0.202cm" svg:width="6.141cm" svg:x="27.84cm" draw:caption-point-x="-0.288cm" svg:y="7.699cm" draw:text-style-name="P1">
              <dc:creator>CDM</dc:creator>
              <dc:date>2014-12-12T00:00:00</dc:date>
              <text:p text:style-name="P1"><text:span text:style-name="T1">Hieronder 2 hulp- en 2 muziekonderwijzers, 19 mannen, uitmakende het dienstdoend personeel, en 1 partikulier, allen niet behoorende tot den geestelijken stand.</text:span></text:p>
            </office:annotation>
            <text:p>162</text:p>
          </table:table-cell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Voorhout</text:p>
          </table:table-cell>
          <table:table-cell ns41:value-type="string" table:style-name="ce6" office:value-type="string">
            <text:p>Afd. van het Roomsch-Katholijk seminarium te Warmond</text:p>
          </table:table-cell>
          <table:table-cell table:style-name="Default"/>
          <table:table-cell ns41:value-type="float" table:style-name="ce88" office:value="10" office:value-type="float">
            <text:p>10</text:p>
          </table:table-cell>
          <table:table-cell ns41:value-type="float" table:style-name="ce90" office:value="119" office:value-type="float">
            <text:p>119</text:p>
          </table:table-cell>
          <table:table-cell ns41:value-type="float" table:style-name="ce92" office:value="135" office:value-type="float">
            <office:annotation draw:style-name="gr1" svg:height="1.959cm" draw:caption-point-y="-0.201cm" svg:width="3.567cm" svg:x="27.84cm" draw:caption-point-x="-0.288cm" svg:y="8.148cm" draw:text-style-name="P1">
              <dc:creator>CDM</dc:creator>
              <dc:date>2014-12-12T00:00:00</dc:date>
              <text:p text:style-name="P1"><text:span text:style-name="T1">Hieronder 6 mannelijke en 5 vrouwelijke bedienden.</text:span></text:p>
            </office:annotation>
            <text:p>135</text:p>
          </table:table-cell>
          <table:table-cell ns41:value-type="float" table:style-name="ce97" office:value="5" office:value-type="float">
            <office:annotation draw:style-name="gr1" svg:height="1.959cm" draw:caption-point-y="-0.201cm" svg:width="3.581cm" svg:x="29.617cm" draw:caption-point-x="-0.29cm" svg:y="8.148cm" draw:text-style-name="P1">
              <dc:creator>CDM</dc:creator>
              <dc:date>2014-12-12T00:00:00</dc:date>
              <text:p text:style-name="P1"><text:span text:style-name="T1">Hieronder 6 mannelijke en 5 vrouwelijke bedienden.</text:span></text:p>
            </office:annotation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Warmond</text:p>
          </table:table-cell>
          <table:table-cell ns41:value-type="string" table:style-name="ce6" office:value-type="string">
            <text:p>Seminarium</text:p>
          </table:table-cell>
          <table:table-cell table:style-name="Default"/>
          <table:table-cell ns41:value-type="float" table:style-name="ce88" office:value="5" office:value-type="float">
            <text:p>5</text:p>
          </table:table-cell>
          <table:table-cell ns41:value-type="float" table:style-name="ce90" office:value="42" office:value-type="float">
            <text:p>42</text:p>
          </table:table-cell>
          <table:table-cell ns41:value-type="float" table:style-name="ce92" office:value="53" office:value-type="float">
            <office:annotation draw:style-name="gr1" svg:height="1.959cm" draw:caption-point-y="-0.201cm" svg:width="3.567cm" svg:x="27.84cm" draw:caption-point-x="-0.288cm" svg:y="8.598cm" draw:text-style-name="P1">
              <dc:creator>CDM</dc:creator>
              <dc:date>2014-12-12T00:00:00</dc:date>
              <text:p text:style-name="P1"><text:span text:style-name="T1">Hieronder 6 mannelijke en 4 vrouwelijke bedienden.</text:span></text:p>
            </office:annotation>
            <text:p>53</text:p>
          </table:table-cell>
          <table:table-cell ns41:value-type="float" table:style-name="ce97" office:value="4" office:value-type="float">
            <office:annotation draw:style-name="gr1" svg:height="1.959cm" draw:caption-point-y="-0.201cm" svg:width="3.581cm" svg:x="29.617cm" draw:caption-point-x="-0.29cm" svg:y="8.598cm" draw:text-style-name="P1">
              <dc:creator>CDM</dc:creator>
              <dc:date>2014-12-12T00:00:00</dc:date>
              <text:p text:style-name="P1"><text:span text:style-name="T1">Hieronder 6 mannelijke en 4 vrouwelijke bedienden.</text:span></text:p>
            </office:annotation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88" office:value="34" office:value-type="float">
            <text:p>34</text:p>
          </table:table-cell>
          <table:table-cell ns41:value-type="float" table:style-name="ce90" office:value="280" office:value-type="float">
            <text:p>280</text:p>
          </table:table-cell>
          <table:table-cell ns41:value-type="float" table:style-name="ce90" office:value="350" office:value-type="float">
            <text:p>350</text:p>
          </table:table-cell>
          <table:table-cell ns41:value-type="float" table:style-name="ce99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Driebergen</text:p>
          </table:table-cell>
          <table:table-cell ns41:value-type="string" table:style-name="ce6" office:value-type="string">
            <text:p>Seminarium</text:p>
          </table:table-cell>
          <table:table-cell table:style-name="Default"/>
          <table:table-cell ns41:value-type="float" table:style-name="ce88" office:value="5" office:value-type="float">
            <text:p>5</text:p>
          </table:table-cell>
          <table:table-cell ns41:value-type="float" table:style-name="ce90" office:value="63" office:value-type="float">
            <text:p>63</text:p>
          </table:table-cell>
          <table:table-cell ns41:value-type="float" table:style-name="ce90" office:value="72" office:value-type="float">
            <text:p>72</text:p>
          </table:table-cell>
          <table:table-cell ns41:value-type="float" table:style-name="ce99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Kerkrade</text:p>
          </table:table-cell>
          <table:table-cell ns41:value-type="string" table:style-name="ce6" office:value-type="string">
            <text:p>Seminarium Rolduc (onderafdeeling van het bisschoppelijk seminarium te Roermond)</text:p>
          </table:table-cell>
          <table:table-cell table:style-name="Default"/>
          <table:table-cell ns41:value-type="float" table:style-name="ce89" office:value="30" office:value-type="float">
            <office:annotation draw:style-name="gr1" svg:height="1.959cm" draw:caption-point-y="-0.202cm" svg:width="3.564cm" svg:x="24.278cm" draw:caption-point-x="-1.074cm" svg:y="9.948cm" draw:text-style-name="P1">
              <dc:creator>CDM</dc:creator>
              <dc:date>2014-12-12T00:00:00</dc:date>
              <text:p text:style-name="P1"><text:span text:style-name="T1">Hieronder 4 wereldlijke onderwijzers.</text:span></text:p>
            </office:annotation>
            <text:p>30</text:p>
          </table:table-cell>
          <table:table-cell ns41:value-type="float" table:style-name="ce90" office:value="251" office:value-type="float">
            <text:p>251</text:p>
          </table:table-cell>
          <table:table-cell ns41:value-type="float" table:style-name="ce92" office:value="312" office:value-type="float">
            <office:annotation draw:style-name="gr1" svg:height="1.959cm" draw:caption-point-y="-0.202cm" svg:width="3.567cm" svg:x="27.84cm" draw:caption-point-x="-0.288cm" svg:y="9.948cm" draw:text-style-name="P1">
              <dc:creator>CDM</dc:creator>
              <dc:date>2014-12-12T00:00:00</dc:date>
              <text:p text:style-name="P1"><text:span text:style-name="T1">Hieronder 31 wereldlijke bedienden.</text:span></text:p>
            </office:annotation>
            <text:p>312</text:p>
          </table:table-cell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Gesticht der Jezuiten</text:p>
          </table:table-cell>
          <table:table-cell table:style-name="Default"/>
          <table:table-cell ns41:value-type="float" table:style-name="ce88" office:value="9" office:value-type="float">
            <text:p>9</text:p>
          </table:table-cell>
          <table:table-cell ns41:value-type="float" table:style-name="ce90" office:value="12" office:value-type="float">
            <text:p>12</text:p>
          </table:table-cell>
          <table:table-cell ns41:value-type="float" table:style-name="ce92" office:value="29" office:value-type="float">
            <office:annotation draw:style-name="gr1" svg:height="1.959cm" draw:caption-point-y="-0.201cm" svg:width="3.567cm" svg:x="27.84cm" draw:caption-point-x="-0.288cm" svg:y="10.397cm" draw:text-style-name="P1">
              <dc:creator>CDM</dc:creator>
              <dc:date>2014-12-12T00:00:00</dc:date>
              <text:p text:style-name="P1"><text:span text:style-name="T1">Hieronder 7 partikulieren en 1 bediende, allen niet behoorende tot den geestelijken stand.</text:span></text:p>
            </office:annotation>
            <text:p>29</text:p>
          </table:table-cell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Roermond</text:p>
          </table:table-cell>
          <table:table-cell ns41:value-type="string" table:style-name="ce6" office:value-type="string">
            <text:p>Het bisschoppelijk collegie</text:p>
          </table:table-cell>
          <table:table-cell table:style-name="Default"/>
          <table:table-cell ns41:value-type="float" table:style-name="ce89" office:value="10" office:value-type="float">
            <office:annotation draw:style-name="gr1" svg:height="1.959cm" draw:caption-point-y="-0.201cm" svg:width="3.564cm" svg:x="24.278cm" draw:caption-point-x="-1.074cm" svg:y="10.847cm" draw:text-style-name="P1">
              <dc:creator>CDM</dc:creator>
              <dc:date>2014-12-12T00:00:00</dc:date>
              <text:p text:style-name="P1"><text:span text:style-name="T1">Hieronder 1 bestuurder en 9 leeraren.</text:span></text:p>
            </office:annotation>
            <text:p>10</text:p>
          </table:table-cell>
          <table:table-cell ns41:value-type="float" table:style-name="ce90" office:value="33" office:value-type="float">
            <text:p>33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9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Roermond</text:p>
          </table:table-cell>
          <table:table-cell ns41:value-type="string" table:style-name="ce6" office:value-type="string">
            <text:p>Bisschoppelijk seminarium (hoofdafdeeling)</text:p>
          </table:table-cell>
          <table:table-cell table:style-name="Default"/>
          <table:table-cell ns41:value-type="float" table:style-name="ce88" office:value="5" office:value-type="float">
            <text:p>5</text:p>
          </table:table-cell>
          <table:table-cell ns41:value-type="float" table:style-name="ce90" office:value="35" office:value-type="float">
            <text:p>35</text:p>
          </table:table-cell>
          <table:table-cell ns41:value-type="float" table:style-name="ce92" office:value="44" office:value-type="float">
            <office:annotation draw:style-name="gr1" svg:height="1.959cm" draw:caption-point-y="-0.201cm" svg:width="3.567cm" svg:x="27.84cm" draw:caption-point-x="-0.288cm" svg:y="11.297cm" draw:text-style-name="P1">
              <dc:creator>CDM</dc:creator>
              <dc:date>2014-12-12T00:00:00</dc:date>
              <text:p text:style-name="P1"><text:span text:style-name="T1">Hieronder 4 mannelijke en 3 vrouwelijke dienstboden.</text:span></text:p>
            </office:annotation>
            <text:p>44</text:p>
          </table:table-cell>
          <table:table-cell ns41:value-type="float" table:style-name="ce97" office:value="3" office:value-type="float">
            <office:annotation draw:style-name="gr1" svg:height="1.959cm" draw:caption-point-y="-0.201cm" svg:width="3.581cm" svg:x="29.617cm" draw:caption-point-x="-0.29cm" svg:y="11.297cm" draw:text-style-name="P1">
              <dc:creator>CDM</dc:creator>
              <dc:date>2014-12-12T00:00:00</dc:date>
              <text:p text:style-name="P1"><text:span text:style-name="T1">Hieronder 4 mannelijke en 3 vrouwelijke dienstboden.</text:span></text:p>
            </office:annotation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Sittard</text:p>
          </table:table-cell>
          <table:table-cell ns41:value-type="string" table:style-name="ce6" office:value-type="string">
            <text:p>Jezuitenklooster St. Louis, tevens voor onderwijs</text:p>
          </table:table-cell>
          <table:table-cell table:style-name="Default"/>
          <table:table-cell ns41:value-type="float" table:style-name="ce89" office:value="19" office:value-type="float">
            <office:annotation draw:style-name="gr1" svg:height="2.356cm" draw:caption-point-y="-0.202cm" svg:width="4.146cm" svg:x="24.278cm" draw:caption-point-x="-1.074cm" svg:y="11.747cm" draw:text-style-name="P1">
              <dc:creator>CDM</dc:creator>
              <dc:date>2014-12-12T00:00:00</dc:date>
              <text:p text:style-name="P1"><text:span text:style-name="T1">Hieronder 5 dienstdoende broeders, niet volkomen geordend; van de 14 overigen, behoorende tot de Jezuiten, zijn 9 priesters, 5 dienstdoende broeders.</text:span></text:p>
            </office:annotation>
            <text:p>19</text:p>
          </table:table-cell>
          <table:table-cell ns41:value-type="float" table:style-name="ce90" office:value="60" office:value-type="float">
            <text:p>60</text:p>
          </table:table-cell>
          <table:table-cell ns41:value-type="float" table:style-name="ce90" office:value="85" office:value-type="float">
            <text:p>85</text:p>
          </table:table-cell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Urmond</text:p>
          </table:table-cell>
          <table:table-cell ns41:value-type="string" table:style-name="ce6" office:value-type="string">
            <text:p>Klooster der paters minderbroeders, tevens voor onderwijs</text:p>
          </table:table-cell>
          <table:table-cell table:style-name="Default"/>
          <table:table-cell ns41:value-type="float" table:style-name="ce89" office:value="13" office:value-type="float">
            <office:annotation draw:style-name="gr1" svg:height="1.959cm" draw:caption-point-y="-0.201cm" svg:width="3.564cm" svg:x="24.278cm" draw:caption-point-x="-1.074cm" svg:y="12.196cm" draw:text-style-name="P1">
              <dc:creator>CDM</dc:creator>
              <dc:date>2014-12-12T00:00:00</dc:date>
              <text:p text:style-name="P1"><text:span text:style-name="T1">Hieronder 5 postulanten, die het klooster kunnen verlaten.</text:span></text:p>
            </office:annotation>
            <text:p>1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19" office:value-type="float">
            <text:p>19</text:p>
          </table:table-cell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Weert</text:p>
          </table:table-cell>
          <table:table-cell ns41:value-type="string" table:style-name="ce6" office:value-type="string">
            <text:p>Collegie</text:p>
          </table:table-cell>
          <table:table-cell table:style-name="Default"/>
          <table:table-cell ns41:value-type="float" table:style-name="ce89" office:value="5" office:value-type="float">
            <office:annotation draw:style-name="gr1" svg:height="1.959cm" draw:caption-point-y="-0.201cm" svg:width="3.564cm" svg:x="24.278cm" draw:caption-point-x="-1.074cm" svg:y="12.646cm" draw:text-style-name="P1">
              <dc:creator>CDM</dc:creator>
              <dc:date>2014-12-12T00:00:00</dc:date>
              <text:p text:style-name="P1"><text:span text:style-name="T1">Hieronder 1 wereldlijke leeraar.</text:span></text:p>
            </office:annotation>
            <text:p>5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9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Wittem</text:p>
          </table:table-cell>
          <table:table-cell ns41:value-type="string" table:style-name="ce6" office:value-type="string">
            <text:p>Klooster der paters Redemptoristen, tevens voor onderwijs</text:p>
          </table:table-cell>
          <table:table-cell table:style-name="Default"/>
          <table:table-cell ns41:value-type="float" table:style-name="ce89" office:value="35" office:value-type="float">
            <office:annotation draw:style-name="gr1" svg:height="1.959cm" draw:caption-point-y="-0.201cm" svg:width="3.564cm" svg:x="24.278cm" draw:caption-point-x="-1.074cm" svg:y="13.096cm" draw:text-style-name="P1">
              <dc:creator>CDM</dc:creator>
              <dc:date>2014-12-12T00:00:00</dc:date>
              <text:p text:style-name="P1"><text:span text:style-name="T1">Hieronder 17 redemptoristen zonder priesterlijke waardigheid; de overige 18 zijn priesters.</text:span></text:p>
            </office:annotation>
            <text:p>35</text:p>
          </table:table-cell>
          <table:table-cell ns41:value-type="float" table:style-name="ce90" office:value="42" office:value-type="float">
            <text:p>42</text:p>
          </table:table-cell>
          <table:table-cell ns41:value-type="float" table:style-name="ce90" office:value="77" office:value-type="float">
            <text:p>77</text:p>
          </table:table-cell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88" office:value="126" office:value-type="float">
            <text:p>126</text:p>
          </table:table-cell>
          <table:table-cell ns41:value-type="float" table:style-name="ce90" office:value="462" office:value-type="float">
            <text:p>462</text:p>
          </table:table-cell>
          <table:table-cell ns41:value-type="float" table:style-name="ce90" office:value="643" office:value-type="float">
            <text:p>643</text:p>
          </table:table-cell>
          <table:table-cell ns41:value-type="float" table:style-name="ce99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5</text:p>
          </table:table-cell>
          <table:table-cell ns41:value-type="float" table:style-name="ce49" office:value="52" office:value-type="float">
            <text:p>52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28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ns41:value-type="string" table:style-name="ce7" office:value-type="string">
            <text:p>De negentien instellingen ter opleiding tot den geestelijken stand</text:p>
          </table:table-cell>
          <table:table-cell table:style-name="Default"/>
          <table:table-cell ns41:value-type="float" table:style-name="ce60" office:value="236" office:value-type="float">
            <text:p>236</text:p>
          </table:table-cell>
          <table:table-cell ns41:value-type="float" table:style-name="ce63" office:value="1375" office:value-type="float">
            <text:p>1375</text:p>
          </table:table-cell>
          <table:table-cell ns41:value-type="float" table:style-name="ce63" office:value="1762" office:value-type="float">
            <text:p>1762</text:p>
          </table:table-cell>
          <table:table-cell ns41:value-type="float" table:style-name="ce66" office:value="34" office:value-type="float">
            <text:p>34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05</text:p>
          </table:table-cell>
          <table:table-cell ns41:value-type="float" table:style-name="ce50" office:value="52" office:value-type="float">
            <text:p>52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28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7" table:name="Tabel 6"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5" table:default-cell-style-name="ce11"/>
        <table:table-column table:style-name="co16" table:default-cell-style-name="ce11" table:number-columns-repeated="6"/>
        <table:table-column table:style-name="co22" table:default-cell-style-name="ce11" table:number-columns-repeated="5"/>
        <table:table-column table:style-name="co1" table:default-cell-style-name="Default" table:number-columns-repeated="1009"/>
        <table:table-row table:style-name="ro1">
          <table:table-cell ns41:value-type="string" table:number-rows-spanned="1" table:style-name="ce1" table:number-columns-spanned="10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9"/>
          <table:table-cell table:style-name="ce8" table:number-columns-repeated="5"/>
          <table:table-cell table:number-columns-repeated="1009"/>
        </table:table-row>
        <table:table-row table:style-name="ro1">
          <table:table-cell table:number-rows-spanned="1" table:style-name="ce345" table:number-columns-spanned="10"/>
          <table:covered-table-cell table:style-name="ce8" table:number-columns-repeated="9"/>
          <table:table-cell table:style-name="ce8" table:number-columns-repeated="5"/>
          <table:table-cell table:number-columns-repeated="1009"/>
        </table:table-row>
        <table:table-row table:style-name="ro1">
          <table:table-cell ns41:value-type="string" table:number-rows-spanned="1" table:style-name="ce1" table:number-columns-spanned="10" office:value-type="string">
            <text:p>Bevolking van de verdere Roomsch-Katholijke geestelijken gestichten</text:p>
          </table:table-cell>
          <table:covered-table-cell table:style-name="ce8" table:number-columns-repeated="9"/>
          <table:table-cell table:style-name="ce8" table:number-columns-repeated="5"/>
          <table:table-cell table:number-columns-repeated="1009"/>
        </table:table-row>
        <table:table-row table:style-name="ro2">
          <table:table-cell table:number-rows-spanned="1" table:style-name="ce345" table:number-columns-spanned="10"/>
          <table:covered-table-cell table:style-name="ce8" table:number-columns-repeated="9"/>
          <table:table-cell table:number-columns-repeated="1014"/>
        </table:table-row>
        <table:table-row table:style-name="ro6">
          <table:table-cell ns41:value-type="string" table:number-rows-spanned="2" table:style-name="ce346" table:number-columns-spanned="1" office:value-type="string">
            <text:p>PROVINCIEN</text:p>
          </table:table-cell>
          <table:table-cell ns41:value-type="string" table:number-rows-spanned="2" table:style-name="ce346" table:number-columns-spanned="1" office:value-type="string">
            <text:p>GEMEENTEN</text:p>
          </table:table-cell>
          <table:table-cell ns41:value-type="string" table:number-rows-spanned="2" table:style-name="ce346" table:number-columns-spanned="1" office:value-type="string">
            <text:p>GESTICHTEN</text:p>
          </table:table-cell>
          <table:table-cell table:number-rows-spanned="2" table:style-name="ce71" table:number-columns-spanned="1"/>
          <table:table-cell ns41:value-type="string" table:number-rows-spanned="1" table:style-name="ce21" table:number-columns-spanned="2" office:value-type="string">
            <text:p>Geestelijken</text:p>
          </table:table-cell>
          <table:covered-table-cell table:style-name="ce106"/>
          <table:table-cell ns41:value-type="string" table:number-rows-spanned="1" table:style-name="ce27" table:number-columns-spanned="2" office:value-type="string">
            <text:p>Leekebroeders en Novicen</text:p>
          </table:table-cell>
          <table:covered-table-cell table:style-name="ce110"/>
          <table:table-cell ns41:value-type="string" table:number-rows-spanned="1" table:style-name="ce34" table:number-columns-spanned="2" office:value-type="string">
            <text:p>Geheele bevolking</text:p>
          </table:table-cell>
          <table:covered-table-cell table:style-name="ce93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46" table:number-columns-spanned="1" office:value-type="string">
            <text:p>Provincie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09"/>
        </table:table-row>
        <table:table-row table:style-name="ro5">
          <table:covered-table-cell table:style-name="ce41" table:number-columns-repeated="3"/>
          <table:covered-table-cell table:style-name="ce20"/>
          <table:table-cell ns41:value-type="string" table:style-name="ce22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94" office:value-type="string">
            <text:p>V</text:p>
          </table:table-cell>
          <table:covered-table-cell table:style-name="ce41"/>
          <table:covered-table-cell table:style-name="ce47" table:number-columns-repeated="3"/>
          <table:covered-table-cell table:style-name="ce52"/>
          <table:table-cell table:style-name="ce85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349" office:value-type="string">
            <text:p>Noordbrabant.</text:p>
          </table:table-cell>
          <table:table-cell ns41:value-type="string" table:style-name="ce349" office:value-type="string">
            <text:p>Aarle Rixtel</text:p>
          </table:table-cell>
          <table:table-cell ns41:value-type="string" table:style-name="ce5" office:value-type="string">
            <text:p>Huis van liefde (bijzondere school)</text:p>
          </table:table-cell>
          <table:table-cell table:style-name="Default"/>
          <table:table-cell table:style-name="ce103"/>
          <table:table-cell ns41:value-type="float" table:style-name="ce107" office:value="8" office:value-type="float">
            <text:p>8</text:p>
          </table:table-cell>
          <table:table-cell table:style-name="ce107" table:number-columns-repeated="3"/>
          <table:table-cell ns41:value-type="float" table:style-name="ce111" office:value="29" office:value-type="float">
            <text:p>29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06</text:p>
          </table:table-cell>
          <table:table-cell ns41:value-type="float" table:style-name="ce48" office:value="53" office:value-type="float">
            <text:p>53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Asten</text:p>
          </table:table-cell>
          <table:table-cell ns41:value-type="string" table:style-name="ce6" office:value-type="string">
            <text:p>Gesticht van liefdadigheid</text:p>
          </table:table-cell>
          <table:table-cell table:style-name="Default"/>
          <table:table-cell table:style-name="ce104"/>
          <table:table-cell ns41:value-type="float" table:style-name="ce108" office:value="14" office:value-type="float">
            <text:p>14</text:p>
          </table:table-cell>
          <table:table-cell table:style-name="ce108" table:number-columns-repeated="2"/>
          <table:table-cell ns41:value-type="float" table:style-name="ce108" office:value="6" office:value-type="float">
            <text:p>6</text:p>
          </table:table-cell>
          <table:table-cell ns41:value-type="float" table:style-name="ce112" office:value="40" office:value-type="float">
            <text:p>4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oekel</text:p>
          </table:table-cell>
          <table:table-cell ns41:value-type="string" table:style-name="ce6" office:value-type="string">
            <text:p>Gesticht der broeders van Padua, tevens bewaarplaats voor krankzinnigen</text:p>
          </table:table-cell>
          <table:table-cell table:style-name="Default"/>
          <table:table-cell ns41:value-type="float" table:style-name="ce104" office:value="21" office:value-type="float">
            <text:p>21</text:p>
          </table:table-cell>
          <table:table-cell table:style-name="ce108" table:number-columns-repeated="3"/>
          <table:table-cell ns41:value-type="float" table:style-name="ce108" office:value="57" office:value-type="float">
            <text:p>57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oxmeer</text:p>
          </table:table-cell>
          <table:table-cell ns41:value-type="string" table:style-name="ce6" office:value-type="string">
            <text:p>Gesticht voor Carmelieten</text:p>
          </table:table-cell>
          <table:table-cell table:style-name="Default"/>
          <table:table-cell ns41:value-type="float" table:style-name="ce104" office:value="23" office:value-type="float">
            <text:p>23</text:p>
          </table:table-cell>
          <table:table-cell table:style-name="ce108" table:number-columns-repeated="3"/>
          <table:table-cell ns41:value-type="float" table:style-name="ce108" office:value="24" office:value-type="float">
            <text:p>24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oxmeer</text:p>
          </table:table-cell>
          <table:table-cell ns41:value-type="string" table:style-name="ce6" office:value-type="string">
            <text:p>Bagijnen- of nonnenklooster</text:p>
          </table:table-cell>
          <table:table-cell table:style-name="Default"/>
          <table:table-cell table:style-name="ce104"/>
          <table:table-cell ns41:value-type="float" table:style-name="ce108" office:value="38" office:value-type="float">
            <text:p>38</text:p>
          </table:table-cell>
          <table:table-cell table:style-name="ce108" table:number-columns-repeated="3"/>
          <table:table-cell ns41:value-type="float" table:style-name="ce112" office:value="39" office:value-type="float">
            <text:p>3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oxtel</text:p>
          </table:table-cell>
          <table:table-cell ns41:value-type="string" table:style-name="ce6" office:value-type="string">
            <text:p>Liefdegesticht, tevens ter verpleging</text:p>
          </table:table-cell>
          <table:table-cell table:style-name="Default"/>
          <table:table-cell table:style-name="ce104"/>
          <table:table-cell ns41:value-type="float" table:style-name="ce108" office:value="8" office:value-type="float">
            <text:p>8</text:p>
          </table:table-cell>
          <table:table-cell table:style-name="ce108" table:number-columns-repeated="3"/>
          <table:table-cell ns41:value-type="float" table:style-name="ce112" office:value="13" office:value-type="float">
            <text:p>1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reda</text:p>
          </table:table-cell>
          <table:table-cell ns41:value-type="string" table:style-name="ce6" office:value-type="string">
            <text:p>Liefdegesticht, tevens ter verpleging</text:p>
          </table:table-cell>
          <table:table-cell table:style-name="Default"/>
          <table:table-cell table:style-name="ce104"/>
          <table:table-cell ns41:value-type="float" table:style-name="ce108" office:value="17" office:value-type="float">
            <text:p>17</text:p>
          </table:table-cell>
          <table:table-cell table:style-name="ce108" table:number-columns-repeated="3"/>
          <table:table-cell ns41:value-type="float" table:style-name="ce112" office:value="61" office:value-type="float">
            <text:p>6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erlicum</text:p>
          </table:table-cell>
          <table:table-cell ns41:value-type="string" table:style-name="ce6" office:value-type="string">
            <text:p>Liefdehuis, tevens voor kostgangers en bestedelingen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Cuijk</text:p>
          </table:table-cell>
          <table:table-cell ns41:value-type="string" table:style-name="ce6" office:value-type="string">
            <text:p>St. Agatha (gesticht van liefdadigheid)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6" office:value-type="float">
            <text:p>6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Cuijk</text:p>
          </table:table-cell>
          <table:table-cell ns41:value-type="string" table:style-name="ce6" office:value-type="string">
            <text:p>Kruisheerenklooster</text:p>
          </table:table-cell>
          <table:table-cell table:style-name="Default"/>
          <table:table-cell ns41:value-type="float" table:style-name="ce104" office:value="12" office:value-type="float">
            <text:p>12</text:p>
          </table:table-cell>
          <table:table-cell table:style-name="ce108"/>
          <table:table-cell ns41:value-type="float" table:style-name="ce108" office:value="9" office:value-type="float">
            <text:p>9</text:p>
          </table:table-cell>
          <table:table-cell table:style-name="ce108"/>
          <table:table-cell ns41:value-type="float" table:style-name="ce108" office:value="22" office:value-type="float">
            <text:p>22</text:p>
          </table:table-cell>
          <table:table-cell ns41:value-type="float" table:style-name="ce112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Deurne</text:p>
          </table:table-cell>
          <table:table-cell ns41:value-type="string" table:style-name="ce6" office:value-type="string">
            <text:p>Gesticht van liefdadigheid</text:p>
          </table:table-cell>
          <table:table-cell table:style-name="Default"/>
          <table:table-cell table:style-name="ce104"/>
          <table:table-cell ns41:value-type="float" table:style-name="ce108" office:value="8" office:value-type="float">
            <text:p>8</text:p>
          </table:table-cell>
          <table:table-cell table:style-name="ce108" table:number-columns-repeated="3"/>
          <table:table-cell ns41:value-type="float" table:style-name="ce112" office:value="16" office:value-type="float">
            <text:p>1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Deursen</text:p>
          </table:table-cell>
          <table:table-cell ns41:value-type="string" table:style-name="ce6" office:value-type="string">
            <text:p>Geestelijk gesticht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35" office:value-type="float">
            <text:p>35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35" office:value-type="float">
            <text:p>3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Dongen</text:p>
          </table:table-cell>
          <table:table-cell ns41:value-type="string" table:style-name="ce6" office:value-type="string">
            <text:p>Geestelijk gesticht tevens voor opvoeding en onderwijs</text:p>
          </table:table-cell>
          <table:table-cell table:style-name="Default"/>
          <table:table-cell table:style-name="ce104"/>
          <table:table-cell ns41:value-type="float" table:style-name="ce108" office:value="35" office:value-type="float">
            <text:p>35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72" office:value-type="float">
            <text:p>7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Drunen</text:p>
          </table:table-cell>
          <table:table-cell ns41:value-type="string" table:style-name="ce6" office:value-type="string">
            <text:p>Vereeniging van broeders als burgerlijk zedelijk ligchaam</text:p>
          </table:table-cell>
          <table:table-cell table:style-name="Default"/>
          <table:table-cell ns41:value-type="float" table:style-name="ce104" office:value="8" office:value-type="float">
            <text:p>8</text:p>
          </table:table-cell>
          <table:table-cell table:style-name="ce108" table:number-columns-repeated="3"/>
          <table:table-cell ns41:value-type="float" table:style-name="ce108" office:value="8" office:value-type="float">
            <text:p>8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Eindhoven</text:p>
          </table:table-cell>
          <table:table-cell ns41:value-type="string" table:style-name="ce6" office:value-type="string">
            <text:p>Gesticht van liefde, tevens gast- en ziekenhuis</text:p>
          </table:table-cell>
          <table:table-cell table:style-name="Default"/>
          <table:table-cell table:style-name="ce104"/>
          <table:table-cell ns41:value-type="float" table:style-name="ce108" office:value="20" office:value-type="float">
            <text:p>20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46" office:value-type="float">
            <text:p>4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Engelen</text:p>
          </table:table-cell>
          <table:table-cell ns41:value-type="string" table:style-name="ce6" office:value-type="string">
            <text:p>Geestelijk gesticht, tevens voor opvoeding</text:p>
          </table:table-cell>
          <table:table-cell table:style-name="Default"/>
          <table:table-cell table:style-name="ce104"/>
          <table:table-cell ns41:value-type="float" table:style-name="ce108" office:value="45" office:value-type="float">
            <office:annotation draw:style-name="gr1" svg:height="1.957cm" draw:caption-point-y="-0.229cm" svg:width="3.582cm" svg:x="26.987cm" draw:caption-point-x="-2.834cm" svg:y="10.875cm" draw:text-style-name="P1">
              <dc:creator>CDM</dc:creator>
              <dc:date>2014-12-12T00:00:00</dc:date>
              <text:p text:style-name="P1"><text:span text:style-name="T1">Hieronder 15 belast met het onderwijs.</text:span></text:p>
            </office:annotation>
            <text:p>45</text:p>
          </table:table-cell>
          <table:table-cell table:style-name="ce108" table:number-columns-repeated="3"/>
          <table:table-cell ns41:value-type="float" table:style-name="ce112" office:value="74" office:value-type="float">
            <text:p>7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Escharen</text:p>
          </table:table-cell>
          <table:table-cell ns41:value-type="string" table:style-name="ce6" office:value-type="string">
            <text:p>Gesticht der Dominikanen</text:p>
          </table:table-cell>
          <table:table-cell table:style-name="Default"/>
          <table:table-cell ns41:value-type="float" table:style-name="ce104" office:value="3" office:value-type="float">
            <text:p>3</text:p>
          </table:table-cell>
          <table:table-cell table:style-name="ce108" table:number-columns-repeated="3"/>
          <table:table-cell ns41:value-type="float" table:style-name="ce108" office:value="4" office:value-type="float">
            <text:p>4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Etten en Leur</text:p>
          </table:table-cell>
          <table:table-cell ns41:value-type="string" table:style-name="ce6" office:value-type="string">
            <text:p>Het Withof (geestelijk gesticht en kostschool)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39" office:value-type="float">
            <office:annotation draw:style-name="gr1" svg:height="1.957cm" draw:caption-point-y="-0.23cm" svg:width="3.582cm" svg:x="26.987cm" draw:caption-point-x="-2.834cm" svg:y="11.775cm" draw:text-style-name="P1">
              <dc:creator>CDM</dc:creator>
              <dc:date>2014-12-12T00:00:00</dc:date>
              <text:p text:style-name="P1"><text:span text:style-name="T1">Hieronder 9 belast met het onderwijs.</text:span></text:p>
            </office:annotation>
            <text:p>39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59" office:value-type="float">
            <text:p>5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ertruidenberg</text:p>
          </table:table-cell>
          <table:table-cell ns41:value-type="string" table:style-name="ce6" office:value-type="string">
            <text:p>Gesticht van liefde</text:p>
          </table:table-cell>
          <table:table-cell table:style-name="Default"/>
          <table:table-cell table:style-name="ce104"/>
          <table:table-cell ns41:value-type="float" table:style-name="ce108" office:value="9" office:value-type="float">
            <text:p>9</text:p>
          </table:table-cell>
          <table:table-cell table:style-name="ce108" table:number-columns-repeated="3"/>
          <table:table-cell ns41:value-type="float" table:style-name="ce112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ffen</text:p>
          </table:table-cell>
          <table:table-cell ns41:value-type="string" table:style-name="ce6" office:value-type="string">
            <text:p>Instelling van geestelijke zusters, tevens ter verpleging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16" office:value-type="float">
            <text:p>1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ldrop</text:p>
          </table:table-cell>
          <table:table-cell ns41:value-type="string" table:style-name="ce6" office:value-type="string">
            <text:p>Huis van liefde</text:p>
          </table:table-cell>
          <table:table-cell table:style-name="Default"/>
          <table:table-cell table:style-name="ce104"/>
          <table:table-cell ns41:value-type="float" table:style-name="ce108" office:value="11" office:value-type="float">
            <office:annotation draw:style-name="gr1" svg:height="1.957cm" draw:caption-point-y="-0.229cm" svg:width="3.582cm" svg:x="26.987cm" draw:caption-point-x="-2.834cm" svg:y="13.124cm" draw:text-style-name="P1">
              <dc:creator>CDM</dc:creator>
              <dc:date>2014-12-12T00:00:00</dc:date>
              <text:p text:style-name="P1"><text:span text:style-name="T1">Hieronder 3 belast met het onderwijs.</text:span></text:p>
            </office:annotation>
            <text:p>11</text:p>
          </table:table-cell>
          <table:table-cell table:style-name="ce108" table:number-columns-repeated="3"/>
          <table:table-cell ns41:value-type="float" table:style-name="ce112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mert</text:p>
          </table:table-cell>
          <table:table-cell ns41:value-type="string" table:style-name="ce6" office:value-type="string">
            <text:p>Huis Padua (gedeelte van het gesticht te Boekel)</text:p>
          </table:table-cell>
          <table:table-cell table:style-name="Default"/>
          <table:table-cell ns41:value-type="float" table:style-name="ce104" office:value="4" office:value-type="float">
            <text:p>4</text:p>
          </table:table-cell>
          <table:table-cell table:style-name="ce108" table:number-columns-repeated="3"/>
          <table:table-cell ns41:value-type="float" table:style-name="ce108" office:value="4" office:value-type="float">
            <text:p>4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mert</text:p>
          </table:table-cell>
          <table:table-cell ns41:value-type="string" table:style-name="ce6" office:value-type="string">
            <text:p>Kloostergesticht van Franciscanernonnen</text:p>
          </table:table-cell>
          <table:table-cell table:style-name="Default"/>
          <table:table-cell table:style-name="ce104"/>
          <table:table-cell ns41:value-type="float" table:style-name="ce108" office:value="36" office:value-type="float">
            <office:annotation draw:style-name="gr1" svg:height="1.957cm" draw:caption-point-y="-0.23cm" svg:width="3.582cm" svg:x="26.987cm" draw:caption-point-x="-2.834cm" svg:y="14.024cm" draw:text-style-name="P1">
              <dc:creator>CDM</dc:creator>
              <dc:date>2014-12-12T00:00:00</dc:date>
              <text:p text:style-name="P1"><text:span text:style-name="T1">Hieronder 5 belast met het onderwijs.</text:span></text:p>
            </office:annotation>
            <text:p>36</text:p>
          </table:table-cell>
          <table:table-cell table:style-name="ce108" table:number-columns-repeated="3"/>
          <table:table-cell ns41:value-type="float" table:style-name="ce112" office:value="46" office:value-type="float">
            <text:p>4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inneken en Bavel</text:p>
          </table:table-cell>
          <table:table-cell ns41:value-type="string" table:style-name="ce6" office:value-type="string">
            <text:p>Gesticht van liefde</text:p>
          </table:table-cell>
          <table:table-cell table:style-name="Default"/>
          <table:table-cell table:style-name="ce104"/>
          <table:table-cell ns41:value-type="float" table:style-name="ce108" office:value="4" office:value-type="float">
            <text:p>4</text:p>
          </table:table-cell>
          <table:table-cell table:style-name="ce108" table:number-columns-repeated="3"/>
          <table:table-cell ns41:value-type="float" table:style-name="ce112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rave</text:p>
          </table:table-cell>
          <table:table-cell ns41:value-type="string" table:style-name="ce6" office:value-type="string">
            <text:p>Gesticht van zusters van liefde (vereeniging Tilburg)</text:p>
          </table:table-cell>
          <table:table-cell table:style-name="Default"/>
          <table:table-cell table:style-name="ce104"/>
          <table:table-cell ns41:value-type="float" table:style-name="ce108" office:value="16" office:value-type="float">
            <text:p>16</text:p>
          </table:table-cell>
          <table:table-cell table:style-name="ce108" table:number-columns-repeated="3"/>
          <table:table-cell ns41:value-type="float" table:style-name="ce112" office:value="16" office:value-type="float">
            <text:p>1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elmond</text:p>
          </table:table-cell>
          <table:table-cell ns41:value-type="string" table:style-name="ce6" office:value-type="string">
            <text:p>Gesticht van liefdadigheid, tevens ter verpleging van zieken</text:p>
          </table:table-cell>
          <table:table-cell table:style-name="Default"/>
          <table:table-cell table:style-name="ce104"/>
          <table:table-cell ns41:value-type="float" table:style-name="ce108" office:value="28" office:value-type="float">
            <text:p>28</text:p>
          </table:table-cell>
          <table:table-cell table:style-name="ce108" table:number-columns-repeated="2"/>
          <table:table-cell ns41:value-type="float" table:style-name="ce108" office:value="18" office:value-type="float">
            <text:p>18</text:p>
          </table:table-cell>
          <table:table-cell ns41:value-type="float" table:style-name="ce112" office:value="61" office:value-type="float">
            <text:p>6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's Hertogenbosch</text:p>
          </table:table-cell>
          <table:table-cell ns41:value-type="string" table:style-name="ce6" office:value-type="string">
            <text:p>Huis der paters redemptoristen</text:p>
          </table:table-cell>
          <table:table-cell table:style-name="Default"/>
          <table:table-cell ns41:value-type="float" table:style-name="ce104" office:value="25" office:value-type="float">
            <text:p>25</text:p>
          </table:table-cell>
          <table:table-cell table:style-name="ce108" table:number-columns-repeated="3"/>
          <table:table-cell ns41:value-type="float" table:style-name="ce108" office:value="25" office:value-type="float">
            <text:p>25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's Hertogenbosch</text:p>
          </table:table-cell>
          <table:table-cell ns41:value-type="string" table:style-name="ce6" office:value-type="string">
            <text:p>Liefdehuis (in omnibus charitas) tevens ter verpleging</text:p>
          </table:table-cell>
          <table:table-cell table:style-name="Default"/>
          <table:table-cell table:style-name="ce104"/>
          <table:table-cell ns41:value-type="float" table:style-name="ce108" office:value="37" office:value-type="float">
            <text:p>37</text:p>
          </table:table-cell>
          <table:table-cell table:style-name="ce108" table:number-columns-repeated="3"/>
          <table:table-cell ns41:value-type="float" table:style-name="ce112" office:value="101" office:value-type="float">
            <text:p>10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's Hertogenbosch</text:p>
          </table:table-cell>
          <table:table-cell ns41:value-type="string" table:style-name="ce6" office:value-type="string">
            <text:p>Liefdegesticht</text:p>
          </table:table-cell>
          <table:table-cell table:style-name="Default"/>
          <table:table-cell table:style-name="ce104"/>
          <table:table-cell ns41:value-type="float" table:style-name="ce108" office:value="22" office:value-type="float">
            <office:annotation draw:style-name="gr1" svg:height="1.958cm" draw:caption-point-y="-0.229cm" svg:width="3.582cm" svg:x="26.987cm" draw:caption-point-x="-2.834cm" svg:y="16.722cm" draw:text-style-name="P1">
              <dc:creator>CDM</dc:creator>
              <dc:date>2014-12-12T00:00:00</dc:date>
              <text:p text:style-name="P1"><text:span text:style-name="T1">Hieronder 8 belast met het onderwijs en 1 kweekeling.</text:span></text:p>
            </office:annotation>
            <text:p>22</text:p>
          </table:table-cell>
          <table:table-cell table:style-name="ce108" table:number-columns-repeated="3"/>
          <table:table-cell ns41:value-type="float" table:style-name="ce112" office:value="22" office:value-type="float">
            <text:p>2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's Hertogenbosch</text:p>
          </table:table-cell>
          <table:table-cell ns41:value-type="string" table:style-name="ce6" office:value-type="string">
            <text:p>Gesticht van liefdezusters der orde van den heiligen Ignatius de Loyola</text:p>
          </table:table-cell>
          <table:table-cell table:style-name="Default"/>
          <table:table-cell table:style-name="ce104"/>
          <table:table-cell ns41:value-type="float" table:style-name="ce108" office:value="17" office:value-type="float">
            <text:p>17</text:p>
          </table:table-cell>
          <table:table-cell table:style-name="ce108" table:number-columns-repeated="3"/>
          <table:table-cell ns41:value-type="float" table:style-name="ce112" office:value="17" office:value-type="float">
            <text:p>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eusden</text:p>
          </table:table-cell>
          <table:table-cell ns41:value-type="string" table:style-name="ce6" office:value-type="string">
            <text:p>Gesticht van liefde</text:p>
          </table:table-cell>
          <table:table-cell table:style-name="Default"/>
          <table:table-cell table:style-name="ce104"/>
          <table:table-cell ns41:value-type="float" table:style-name="ce108" office:value="7" office:value-type="float">
            <text:p>7</text:p>
          </table:table-cell>
          <table:table-cell table:style-name="ce108" table:number-columns-repeated="3"/>
          <table:table-cell ns41:value-type="float" table:style-name="ce112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ilvarenbeek</text:p>
          </table:table-cell>
          <table:table-cell ns41:value-type="string" table:style-name="ce6" office:value-type="string">
            <text:p>Geestelijk gesticht</text:p>
          </table:table-cell>
          <table:table-cell table:style-name="Default"/>
          <table:table-cell table:style-name="ce104"/>
          <table:table-cell ns41:value-type="float" table:style-name="ce108" office:value="5" office:value-type="float">
            <text:p>5</text:p>
          </table:table-cell>
          <table:table-cell table:style-name="ce108" table:number-columns-repeated="3"/>
          <table:table-cell ns41:value-type="float" table:style-name="ce112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oeven</text:p>
          </table:table-cell>
          <table:table-cell ns41:value-type="string" table:style-name="ce6" office:value-type="string">
            <text:p>Zedelijk ligchaam (afdeeling Oudenbosch) tevens dagschool voor meisjes</text:p>
          </table:table-cell>
          <table:table-cell table:style-name="Default"/>
          <table:table-cell table:style-name="ce104"/>
          <table:table-cell ns41:value-type="float" table:style-name="ce108" office:value="7" office:value-type="float">
            <text:p>7</text:p>
          </table:table-cell>
          <table:table-cell table:style-name="ce108" table:number-columns-repeated="3"/>
          <table:table-cell ns41:value-type="float" table:style-name="ce112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Made en Drimmelen</text:p>
          </table:table-cell>
          <table:table-cell ns41:value-type="string" table:style-name="ce6" office:value-type="string">
            <text:p>Gesticht van liefdezusters</text:p>
          </table:table-cell>
          <table:table-cell table:style-name="Default"/>
          <table:table-cell table:style-name="ce104"/>
          <table:table-cell ns41:value-type="float" table:style-name="ce108" office:value="8" office:value-type="float">
            <text:p>8</text:p>
          </table:table-cell>
          <table:table-cell table:style-name="ce108" table:number-columns-repeated="3"/>
          <table:table-cell ns41:value-type="float" table:style-name="ce112" office:value="9" office:value-type="float">
            <office:annotation draw:style-name="gr1" svg:height="1.958cm" draw:caption-point-y="-0.229cm" svg:width="3.58cm" svg:x="34.426cm" draw:caption-point-x="-4.233cm" svg:y="18.971cm" draw:text-style-name="P1">
              <dc:creator>CDM</dc:creator>
              <dc:date>2014-12-12T00:00:00</dc:date>
              <text:p text:style-name="P1"><text:span text:style-name="T1">Hieronder 1 kweekeling.</text:span></text:p>
            </office:annotation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Megen</text:p>
          </table:table-cell>
          <table:table-cell ns41:value-type="string" table:style-name="ce6" office:value-type="string">
            <text:p>Geestelijk gesticht van de paters minderbroeders, tevens latijnsche school</text:p>
          </table:table-cell>
          <table:table-cell table:style-name="Default"/>
          <table:table-cell ns41:value-type="float" table:style-name="ce104" office:value="32" office:value-type="float">
            <text:p>32</text:p>
          </table:table-cell>
          <table:table-cell table:style-name="ce108" table:number-columns-repeated="3"/>
          <table:table-cell ns41:value-type="float" table:style-name="ce108" office:value="32" office:value-type="float">
            <text:p>32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Megen</text:p>
          </table:table-cell>
          <table:table-cell ns41:value-type="string" table:style-name="ce6" office:value-type="string">
            <text:p>Vrouwenvereeniging Clarissen</text:p>
          </table:table-cell>
          <table:table-cell table:style-name="Default"/>
          <table:table-cell table:style-name="ce104"/>
          <table:table-cell ns41:value-type="float" table:style-name="ce108" office:value="33" office:value-type="float">
            <text:p>33</text:p>
          </table:table-cell>
          <table:table-cell table:style-name="ce108" table:number-columns-repeated="3"/>
          <table:table-cell ns41:value-type="float" table:style-name="ce112" office:value="33" office:value-type="float">
            <text:p>3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Megen</text:p>
          </table:table-cell>
          <table:table-cell ns41:value-type="string" table:style-name="ce6" office:value-type="string">
            <text:p>Vrouwenvereeniging der Franciscanerpenitenten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22" office:value-type="float">
            <text:p>22</text:p>
          </table:table-cell>
          <table:table-cell table:style-name="ce108" table:number-columns-repeated="2"/>
          <table:table-cell ns41:value-type="float" table:style-name="ce108" office:value="3" office:value-type="float">
            <text:p>3</text:p>
          </table:table-cell>
          <table:table-cell ns41:value-type="float" table:style-name="ce112" office:value="23" office:value-type="float">
            <text:p>2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Moergestel, Kerkeind, wijk A</text:p>
          </table:table-cell>
          <table:table-cell ns41:value-type="string" table:style-name="ce6" office:value-type="string">
            <text:p>Liefdegesticht, tevens dagschool voor meisjes</text:p>
          </table:table-cell>
          <table:table-cell table:style-name="Default"/>
          <table:table-cell table:style-name="ce104"/>
          <table:table-cell ns41:value-type="float" table:style-name="ce108" office:value="36" office:value-type="float">
            <text:p>36</text:p>
          </table:table-cell>
          <table:table-cell table:style-name="ce108" table:number-columns-repeated="3"/>
          <table:table-cell ns41:value-type="float" table:style-name="ce112" office:value="36" office:value-type="float">
            <text:p>3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St. Oedenrode</text:p>
          </table:table-cell>
          <table:table-cell ns41:value-type="string" table:style-name="ce6" office:value-type="string">
            <text:p>Liefdegesticht</text:p>
          </table:table-cell>
          <table:table-cell table:style-name="Default"/>
          <table:table-cell ns41:value-type="float" table:style-name="ce104" office:value="2" office:value-type="float">
            <text:p>2</text:p>
          </table:table-cell>
          <table:table-cell ns41:value-type="float" table:style-name="ce108" office:value="36" office:value-type="float">
            <text:p>36</text:p>
          </table:table-cell>
          <table:table-cell table:style-name="ce108" table:number-columns-repeated="2"/>
          <table:table-cell ns41:value-type="float" table:style-name="ce108" office:value="2" office:value-type="float">
            <text:p>2</text:p>
          </table:table-cell>
          <table:table-cell ns41:value-type="float" table:style-name="ce112" office:value="36" office:value-type="float">
            <text:p>3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erle</text:p>
          </table:table-cell>
          <table:table-cell ns41:value-type="string" table:style-name="ce6" office:value-type="string">
            <text:p>Gesticht van zusters van liefde, tevens kostschool voor meisjes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20" office:value-type="float">
            <text:p>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irschot</text:p>
          </table:table-cell>
          <table:table-cell ns41:value-type="string" table:style-name="ce6" office:value-type="string">
            <text:p>Geestelijk gesticht, tevens kostschool voor jonge jufvrouwen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42" office:value-type="float">
            <office:annotation draw:style-name="gr1" svg:height="1.957cm" draw:caption-point-y="-0.229cm" svg:width="3.582cm" svg:x="26.987cm" draw:caption-point-x="-2.834cm" svg:y="22.12cm" draw:text-style-name="P1">
              <dc:creator>CDM</dc:creator>
              <dc:date>2014-12-12T00:00:00</dc:date>
              <text:p text:style-name="P1"><text:span text:style-name="T1">Hieronder 12 belast met het onderwijs.</text:span></text:p>
            </office:annotation>
            <text:p>42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71" office:value-type="float">
            <text:p>7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isterwijk</text:p>
          </table:table-cell>
          <table:table-cell ns41:value-type="string" table:style-name="ce6" office:value-type="string">
            <text:p>Klooster Catharinaberg, tevens kostschool voor meisjes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31" office:value-type="float">
            <text:p>31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49" office:value-type="float">
            <text:p>4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3" office:value-type="float">
            <text:p>5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8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osterhout</text:p>
          </table:table-cell>
          <table:table-cell ns41:value-type="string" table:style-name="ce6" office:value-type="string">
            <text:p>Klooster St. Catharinadal van de liefdadige zusters Norbertinessen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34" office:value-type="float">
            <text:p>34</text:p>
          </table:table-cell>
          <table:table-cell table:style-name="ce108" table:number-columns-repeated="2"/>
          <table:table-cell ns41:value-type="float" table:style-name="ce108" office:value="3" office:value-type="float">
            <text:p>3</text:p>
          </table:table-cell>
          <table:table-cell ns41:value-type="float" table:style-name="ce112" office:value="34" office:value-type="float">
            <text:p>3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osterhout</text:p>
          </table:table-cell>
          <table:table-cell ns41:value-type="string" table:style-name="ce6" office:value-type="string">
            <text:p>Roomsch-Katholijk liefdegesticht</text:p>
          </table:table-cell>
          <table:table-cell table:style-name="Default"/>
          <table:table-cell table:style-name="ce104"/>
          <table:table-cell ns41:value-type="float" table:style-name="ce108" office:value="11" office:value-type="float">
            <text:p>11</text:p>
          </table:table-cell>
          <table:table-cell table:style-name="ce108" table:number-columns-repeated="3"/>
          <table:table-cell ns41:value-type="float" table:style-name="ce112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ss</text:p>
          </table:table-cell>
          <table:table-cell ns41:value-type="string" table:style-name="ce6" office:value-type="string">
            <text:p>Gesticht van liefde, tevens meisjeskostschool</text:p>
          </table:table-cell>
          <table:table-cell table:style-name="Default"/>
          <table:table-cell table:style-name="ce104"/>
          <table:table-cell ns41:value-type="float" table:style-name="ce108" office:value="24" office:value-type="float">
            <text:p>24</text:p>
          </table:table-cell>
          <table:table-cell table:style-name="ce108" table:number-columns-repeated="3"/>
          <table:table-cell ns41:value-type="float" table:style-name="ce112" office:value="87" office:value-type="float">
            <text:p>8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ssendrecht</text:p>
          </table:table-cell>
          <table:table-cell ns41:value-type="string" table:style-name="ce6" office:value-type="string">
            <text:p>Klooster</text:p>
          </table:table-cell>
          <table:table-cell table:style-name="Default"/>
          <table:table-cell table:style-name="ce104"/>
          <table:table-cell ns41:value-type="float" table:style-name="ce108" office:value="3" office:value-type="float">
            <text:p>3</text:p>
          </table:table-cell>
          <table:table-cell table:style-name="ce108" table:number-columns-repeated="3"/>
          <table:table-cell ns41:value-type="float" table:style-name="ce112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udenbosch</text:p>
          </table:table-cell>
          <table:table-cell ns41:value-type="string" table:style-name="ce6" office:value-type="string">
            <text:p>Instituut St. Louis (geestelijke vereeniging)</text:p>
          </table:table-cell>
          <table:table-cell table:style-name="Default"/>
          <table:table-cell ns41:value-type="float" table:style-name="ce104" office:value="43" office:value-type="float">
            <text:p>43</text:p>
          </table:table-cell>
          <table:table-cell table:style-name="ce108" table:number-columns-repeated="3"/>
          <table:table-cell ns41:value-type="float" table:style-name="ce108" office:value="248" office:value-type="float">
            <office:annotation draw:style-name="gr1" svg:height="1.957cm" draw:caption-point-y="-0.23cm" svg:width="3.582cm" svg:x="32.636cm" draw:caption-point-x="-3.953cm" svg:y="24.819cm" draw:text-style-name="P1">
              <dc:creator>CDM</dc:creator>
              <dc:date>2014-12-12T00:00:00</dc:date>
              <text:p text:style-name="P1"><text:span text:style-name="T1">Hieronder 1 teekenmeester.</text:span></text:p>
            </office:annotation>
            <text:p>248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udenbosch</text:p>
          </table:table-cell>
          <table:table-cell ns41:value-type="string" table:style-name="ce6" office:value-type="string">
            <text:p>Zedelijk ligchaam, onder de zinspreuk: voor meisjes, tevens kostschool</text:p>
          </table:table-cell>
          <table:table-cell table:style-name="Default"/>
          <table:table-cell table:style-name="ce104"/>
          <table:table-cell ns41:value-type="float" table:style-name="ce108" office:value="43" office:value-type="float">
            <text:p>43</text:p>
          </table:table-cell>
          <table:table-cell table:style-name="ce108" table:number-columns-repeated="3"/>
          <table:table-cell ns41:value-type="float" table:style-name="ce112" office:value="81" office:value-type="float">
            <text:p>8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Princenhage</text:p>
          </table:table-cell>
          <table:table-cell ns41:value-type="string" table:style-name="ce6" office:value-type="string">
            <text:p>Geestelijk gesticht, tevens bijzondere school voor meisjes</text:p>
          </table:table-cell>
          <table:table-cell table:style-name="Default"/>
          <table:table-cell table:style-name="ce104"/>
          <table:table-cell ns41:value-type="float" table:style-name="ce108" office:value="7" office:value-type="float">
            <office:annotation draw:style-name="gr1" svg:height="1.958cm" draw:caption-point-y="-0.229cm" svg:width="3.582cm" svg:x="26.987cm" draw:caption-point-x="-2.834cm" svg:y="25.718cm" draw:text-style-name="P1">
              <dc:creator>CDM</dc:creator>
              <dc:date>2014-12-12T00:00:00</dc:date>
              <text:p text:style-name="P1"><text:span text:style-name="T1">Hieronder 2 belast met het onderwijs.</text:span></text:p>
            </office:annotation>
            <text:p>7</text:p>
          </table:table-cell>
          <table:table-cell table:style-name="ce108" table:number-columns-repeated="3"/>
          <table:table-cell ns41:value-type="float" table:style-name="ce112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Ravenstein</text:p>
          </table:table-cell>
          <table:table-cell ns41:value-type="string" table:style-name="ce6" office:value-type="string">
            <text:p>Gesticht van geestelijke broeders</text:p>
          </table:table-cell>
          <table:table-cell table:style-name="Default"/>
          <table:table-cell ns41:value-type="float" table:style-name="ce104" office:value="48" office:value-type="float">
            <text:p>48</text:p>
          </table:table-cell>
          <table:table-cell table:style-name="ce108" table:number-columns-repeated="3"/>
          <table:table-cell ns41:value-type="float" table:style-name="ce108" office:value="48" office:value-type="float">
            <text:p>48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Ravenstein</text:p>
          </table:table-cell>
          <table:table-cell ns41:value-type="string" table:style-name="ce6" office:value-type="string">
            <text:p>Liefdegesticht, tevens ter verpleging</text:p>
          </table:table-cell>
          <table:table-cell table:style-name="Default"/>
          <table:table-cell table:style-name="ce104"/>
          <table:table-cell ns41:value-type="float" table:style-name="ce108" office:value="19" office:value-type="float">
            <text:p>19</text:p>
          </table:table-cell>
          <table:table-cell table:style-name="ce108" table:number-columns-repeated="3"/>
          <table:table-cell ns41:value-type="float" table:style-name="ce112" office:value="23" office:value-type="float">
            <text:p>2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Reek</text:p>
          </table:table-cell>
          <table:table-cell ns41:value-type="string" table:style-name="ce6" office:value-type="string">
            <text:p>Geestelijk gesticht (klooster Oudhof)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7" office:value-type="float">
            <text:p>7</text:p>
          </table:table-cell>
          <table:table-cell table:style-name="ce108" table:number-columns-repeated="2"/>
          <table:table-cell ns41:value-type="float" table:style-name="ce108" office:value="2" office:value-type="float">
            <text:p>2</text:p>
          </table:table-cell>
          <table:table-cell ns41:value-type="float" table:style-name="ce112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Rosendaal</text:p>
          </table:table-cell>
          <table:table-cell ns41:value-type="string" table:style-name="ce6" office:value-type="string">
            <text:p>Geestelijk gesticht tevens kostschool voor jonge jufvrouwen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66" office:value-type="float">
            <office:annotation draw:style-name="gr1" svg:height="1.958cm" draw:caption-point-y="-0.229cm" svg:width="3.582cm" svg:x="26.987cm" draw:caption-point-x="-2.834cm" svg:y="27.517cm" draw:text-style-name="P1">
              <dc:creator>CDM</dc:creator>
              <dc:date>2014-12-12T00:00:00</dc:date>
              <text:p text:style-name="P1"><text:span text:style-name="T1">Hieronder 15 belast met het onderwijs.</text:span></text:p>
            </office:annotation>
            <text:p>66</text:p>
          </table:table-cell>
          <table:table-cell table:style-name="ce108" table:number-columns-repeated="2"/>
          <table:table-cell ns41:value-type="float" table:style-name="ce108" office:value="2" office:value-type="float">
            <text:p>2</text:p>
          </table:table-cell>
          <table:table-cell ns41:value-type="float" table:style-name="ce112" office:value="179" office:value-type="float">
            <text:p>17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Schijndel</text:p>
          </table:table-cell>
          <table:table-cell ns41:value-type="string" table:style-name="ce6" office:value-type="string">
            <text:p>Gesticht van liefdadigheid van den heiligen Vincentius de Panlo, tevens kostschool voor meisjes</text:p>
          </table:table-cell>
          <table:table-cell table:style-name="Default"/>
          <table:table-cell table:style-name="ce104"/>
          <table:table-cell ns41:value-type="float" table:style-name="ce108" office:value="22" office:value-type="float">
            <office:annotation draw:style-name="gr1" svg:height="1.958cm" draw:caption-point-y="-0.229cm" svg:width="3.582cm" svg:x="26.987cm" draw:caption-point-x="-2.834cm" svg:y="27.967cm" draw:text-style-name="P1">
              <dc:creator>CDM</dc:creator>
              <dc:date>2014-12-12T00:00:00</dc:date>
              <text:p text:style-name="P1"><text:span text:style-name="T1">Hieronder 7 hulponderwijzeressen en eene kweekeling.</text:span></text:p>
            </office:annotation>
            <text:p>22</text:p>
          </table:table-cell>
          <table:table-cell table:style-name="ce108" table:number-columns-repeated="3"/>
          <table:table-cell ns41:value-type="float" table:style-name="ce112" office:value="43" office:value-type="float">
            <text:p>4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Standdaarbuiten</text:p>
          </table:table-cell>
          <table:table-cell ns41:value-type="string" table:style-name="ce6" office:value-type="string">
            <text:p>Gesticht van geestelijke zusters, tevens kostschool voor meisjes</text:p>
          </table:table-cell>
          <table:table-cell table:style-name="Default"/>
          <table:table-cell table:style-name="ce104"/>
          <table:table-cell ns41:value-type="float" table:style-name="ce108" office:value="7" office:value-type="float">
            <text:p>7</text:p>
          </table:table-cell>
          <table:table-cell table:style-name="ce108" table:number-columns-repeated="3"/>
          <table:table-cell ns41:value-type="float" table:style-name="ce112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Tilburg</text:p>
          </table:table-cell>
          <table:table-cell ns41:value-type="string" table:style-name="ce6" office:value-type="string">
            <text:p>Liefdegesticht, tevens ter verpleging</text:p>
          </table:table-cell>
          <table:table-cell table:style-name="Default"/>
          <table:table-cell table:style-name="ce104"/>
          <table:table-cell ns41:value-type="float" table:style-name="ce108" office:value="25" office:value-type="float">
            <text:p>25</text:p>
          </table:table-cell>
          <table:table-cell table:style-name="ce108" table:number-columns-repeated="2"/>
          <table:table-cell ns41:value-type="float" table:style-name="ce108" office:value="16" office:value-type="float">
            <text:p>16</text:p>
          </table:table-cell>
          <table:table-cell ns41:value-type="float" table:style-name="ce112" office:value="45" office:value-type="float">
            <text:p>4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Tilburg</text:p>
          </table:table-cell>
          <table:table-cell ns41:value-type="string" table:style-name="ce6" office:value-type="string">
            <text:p>Gesticht van weldadigheid van de vereeniging der Fraters voor arme weezen en kinderen van arme en minvermogende ouders</text:p>
          </table:table-cell>
          <table:table-cell table:style-name="Default"/>
          <table:table-cell ns41:value-type="float" table:style-name="ce104" office:value="39" office:value-type="float">
            <text:p>39</text:p>
          </table:table-cell>
          <table:table-cell table:style-name="ce108" table:number-columns-repeated="3"/>
          <table:table-cell ns41:value-type="float" table:style-name="ce108" office:value="88" office:value-type="float">
            <office:annotation draw:style-name="gr1" svg:height="1.957cm" draw:caption-point-y="-0.23cm" svg:width="3.582cm" svg:x="32.636cm" draw:caption-point-x="-3.953cm" svg:y="29.317cm" draw:text-style-name="P1">
              <dc:creator>CDM</dc:creator>
              <dc:date>2014-12-12T00:00:00</dc:date>
              <text:p text:style-name="P1"><text:span text:style-name="T1">Hieronder 30 kweekelingen of aspirant leden der vereeniging.</text:span></text:p>
            </office:annotation>
            <text:p>88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Tilburg</text:p>
          </table:table-cell>
          <table:table-cell ns41:value-type="string" table:style-name="ce6" office:value-type="string">
            <text:p>Gesticht van liefde, tevens kostschool en weeshuis</text:p>
          </table:table-cell>
          <table:table-cell table:style-name="Default"/>
          <table:table-cell table:style-name="ce104"/>
          <table:table-cell ns41:value-type="float" table:style-name="ce108" office:value="84" office:value-type="float">
            <text:p>84</text:p>
          </table:table-cell>
          <table:table-cell table:style-name="ce108" table:number-columns-repeated="3"/>
          <table:table-cell ns41:value-type="float" table:style-name="ce112" office:value="160" office:value-type="float">
            <text:p>16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Uden</text:p>
          </table:table-cell>
          <table:table-cell ns41:value-type="string" table:style-name="ce6" office:value-type="string">
            <text:p>Nazareth, vereeniging van de Ursulinen, tevens kostschool voor jonge jufvrouwen en armenschool</text:p>
          </table:table-cell>
          <table:table-cell table:style-name="Default"/>
          <table:table-cell ns41:value-type="float" table:style-name="ce104" office:value="1" office:value-type="float">
            <office:annotation draw:style-name="gr1" svg:height="1.958cm" draw:caption-point-y="-0.229cm" svg:width="3.58cm" svg:x="25.199cm" draw:caption-point-x="-2.556cm" svg:y="30.216cm" draw:text-style-name="P1">
              <dc:creator>CDM</dc:creator>
              <dc:date>2014-12-12T00:00:00</dc:date>
              <text:p text:style-name="P1"><text:span text:style-name="T1">Tevens belast met het onderwijs.</text:span></text:p>
            </office:annotation>
            <text:p>1</text:p>
          </table:table-cell>
          <table:table-cell ns41:value-type="float" table:style-name="ce108" office:value="25" office:value-type="float">
            <office:annotation draw:style-name="gr1" svg:height="1.958cm" draw:caption-point-y="-0.229cm" svg:width="3.582cm" svg:x="26.987cm" draw:caption-point-x="-2.834cm" svg:y="30.216cm" draw:text-style-name="P1">
              <dc:creator>CDM</dc:creator>
              <dc:date>2014-12-12T00:00:00</dc:date>
              <text:p text:style-name="P1"><text:span text:style-name="T1">Hieronder 12 belast met het onderwijs.</text:span></text:p>
            </office:annotation>
            <text:p>25</text:p>
          </table:table-cell>
          <table:table-cell table:style-name="ce108" table:number-columns-repeated="2"/>
          <table:table-cell ns41:value-type="float" table:style-name="ce108" office:value="4" office:value-type="float">
            <text:p>4</text:p>
          </table:table-cell>
          <table:table-cell ns41:value-type="float" table:style-name="ce112" office:value="59" office:value-type="float">
            <text:p>5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Uden</text:p>
          </table:table-cell>
          <table:table-cell ns41:value-type="string" table:style-name="ce6" office:value-type="string">
            <text:p>Vereeniging van Brigittijnen, tevens bijzondere lagere school van arme meisjes en voor vrouwelijke handwerken</text:p>
          </table:table-cell>
          <table:table-cell table:style-name="Default"/>
          <table:table-cell ns41:value-type="float" table:style-name="ce104" office:value="2" office:value-type="float">
            <text:p>2</text:p>
          </table:table-cell>
          <table:table-cell ns41:value-type="float" table:style-name="ce108" office:value="41" office:value-type="float">
            <text:p>41</text:p>
          </table:table-cell>
          <table:table-cell table:style-name="ce108" table:number-columns-repeated="2"/>
          <table:table-cell ns41:value-type="float" table:style-name="ce108" office:value="4" office:value-type="float">
            <text:p>4</text:p>
          </table:table-cell>
          <table:table-cell ns41:value-type="float" table:style-name="ce112" office:value="43" office:value-type="float">
            <text:p>4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Uden</text:p>
          </table:table-cell>
          <table:table-cell ns41:value-type="string" table:style-name="ce6" office:value-type="string">
            <text:p>Kruisheerenklooster</text:p>
          </table:table-cell>
          <table:table-cell table:style-name="Default"/>
          <table:table-cell ns41:value-type="float" table:style-name="ce104" office:value="8" office:value-type="float">
            <text:p>8</text:p>
          </table:table-cell>
          <table:table-cell table:style-name="ce108"/>
          <table:table-cell ns41:value-type="float" table:style-name="ce108" office:value="5" office:value-type="float">
            <text:p>5</text:p>
          </table:table-cell>
          <table:table-cell table:style-name="ce108"/>
          <table:table-cell ns41:value-type="float" table:style-name="ce108" office:value="13" office:value-type="float">
            <text:p>13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Udenhout</text:p>
          </table:table-cell>
          <table:table-cell ns41:value-type="string" table:style-name="ce6" office:value-type="string">
            <text:p>Gesticht van liefde</text:p>
          </table:table-cell>
          <table:table-cell table:style-name="Default"/>
          <table:table-cell table:style-name="ce104"/>
          <table:table-cell ns41:value-type="float" table:style-name="ce108" office:value="4" office:value-type="float">
            <text:p>4</text:p>
          </table:table-cell>
          <table:table-cell table:style-name="ce108" table:number-columns-repeated="3"/>
          <table:table-cell ns41:value-type="float" table:style-name="ce112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Veghel</text:p>
          </table:table-cell>
          <table:table-cell ns41:value-type="string" table:style-name="ce6" office:value-type="string">
            <text:p>Gesticht van liefdadigheid</text:p>
          </table:table-cell>
          <table:table-cell table:style-name="Default"/>
          <table:table-cell table:style-name="ce104"/>
          <table:table-cell ns41:value-type="float" table:style-name="ce108" office:value="28" office:value-type="float">
            <office:annotation draw:style-name="gr1" svg:height="1.958cm" draw:caption-point-y="-0.229cm" svg:width="3.582cm" svg:x="26.987cm" draw:caption-point-x="-2.834cm" svg:y="32.015cm" draw:text-style-name="P1">
              <dc:creator>CDM</dc:creator>
              <dc:date>2014-12-12T00:00:00</dc:date>
              <text:p text:style-name="P1"><text:span text:style-name="T1">Hieronder 7 onderwijzeressen.</text:span></text:p>
            </office:annotation>
            <text:p>28</text:p>
          </table:table-cell>
          <table:table-cell table:style-name="ce108" table:number-columns-repeated="3"/>
          <table:table-cell ns41:value-type="float" table:style-name="ce112" office:value="55" office:value-type="float">
            <text:p>5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Velp</text:p>
          </table:table-cell>
          <table:table-cell ns41:value-type="string" table:style-name="ce6" office:value-type="string">
            <text:p>Klooster der zusters Redemptoristen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/>
          <table:table-cell ns41:value-type="float" table:style-name="ce108" office:value="4" office:value-type="float">
            <text:p>4</text:p>
          </table:table-cell>
          <table:table-cell table:style-name="ce108"/>
          <table:table-cell ns41:value-type="float" table:style-name="ce112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Velp</text:p>
          </table:table-cell>
          <table:table-cell ns41:value-type="string" table:style-name="ce6" office:value-type="string">
            <text:p>Klooster van de fraters Capucijnen</text:p>
          </table:table-cell>
          <table:table-cell table:style-name="Default"/>
          <table:table-cell ns41:value-type="float" table:style-name="ce104" office:value="25" office:value-type="float">
            <text:p>25</text:p>
          </table:table-cell>
          <table:table-cell table:style-name="ce108" table:number-columns-repeated="3"/>
          <table:table-cell ns41:value-type="float" table:style-name="ce108" office:value="25" office:value-type="float">
            <text:p>25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Vlijmen</text:p>
          </table:table-cell>
          <table:table-cell ns41:value-type="string" table:style-name="ce6" office:value-type="string">
            <text:p>Titularengesticht van opvoeding (afdeeling van het gesticht te Engelen)</text:p>
          </table:table-cell>
          <table:table-cell table:style-name="Default"/>
          <table:table-cell table:style-name="ce104"/>
          <table:table-cell ns41:value-type="float" table:style-name="ce108" office:value="9" office:value-type="float">
            <text:p>9</text:p>
          </table:table-cell>
          <table:table-cell table:style-name="ce108" table:number-columns-repeated="3"/>
          <table:table-cell ns41:value-type="float" table:style-name="ce112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Vught</text:p>
          </table:table-cell>
          <table:table-cell ns41:value-type="string" table:style-name="ce6" office:value-type="string">
            <text:p>Liefdegesticht voor vrouwen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Waalwijk</text:p>
          </table:table-cell>
          <table:table-cell ns41:value-type="string" table:style-name="ce6" office:value-type="string">
            <text:p>Gesticht van geestelijke zusters, tevens kostschool voor jonge jufvrouwen</text:p>
          </table:table-cell>
          <table:table-cell table:style-name="Default"/>
          <table:table-cell table:style-name="ce104"/>
          <table:table-cell ns41:value-type="float" table:style-name="ce108" office:value="19" office:value-type="float">
            <text:p>19</text:p>
          </table:table-cell>
          <table:table-cell table:style-name="ce108" table:number-columns-repeated="3"/>
          <table:table-cell ns41:value-type="float" table:style-name="ce112" office:value="44" office:value-type="float">
            <text:p>4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Waspik</text:p>
          </table:table-cell>
          <table:table-cell ns41:value-type="string" table:style-name="ce6" office:value-type="string">
            <text:p>Geestelijk gesticht, tevens voor opvoeding</text:p>
          </table:table-cell>
          <table:table-cell table:style-name="Default"/>
          <table:table-cell table:style-name="ce104"/>
          <table:table-cell ns41:value-type="float" table:style-name="ce108" office:value="9" office:value-type="float">
            <text:p>9</text:p>
          </table:table-cell>
          <table:table-cell table:style-name="ce108" table:number-columns-repeated="3"/>
          <table:table-cell ns41:value-type="float" table:style-name="ce112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Wouw</text:p>
          </table:table-cell>
          <table:table-cell ns41:value-type="string" table:style-name="ce6" office:value-type="string">
            <text:p>Geestelijk gesticht, tevens bijzondere school</text:p>
          </table:table-cell>
          <table:table-cell table:style-name="Default"/>
          <table:table-cell table:style-name="ce104"/>
          <table:table-cell ns41:value-type="float" table:style-name="ce108" office:value="11" office:value-type="float">
            <text:p>11</text:p>
          </table:table-cell>
          <table:table-cell table:style-name="ce108" table:number-columns-repeated="3"/>
          <table:table-cell ns41:value-type="float" table:style-name="ce112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TOTAAL</text:p>
          </table:table-cell>
          <table:table-cell table:style-name="ce6"/>
          <table:table-cell table:style-name="Default"/>
          <table:table-cell ns41:value-type="float" table:style-name="ce104" office:value="305" office:value-type="float">
            <text:p>305</text:p>
          </table:table-cell>
          <table:table-cell ns41:value-type="float" table:style-name="ce108" office:value="1208" office:value-type="float">
            <text:p>1208</text:p>
          </table:table-cell>
          <table:table-cell ns41:value-type="float" table:style-name="ce108" office:value="14" office:value-type="float">
            <text:p>14</text:p>
          </table:table-cell>
          <table:table-cell ns41:value-type="float" table:style-name="ce108" office:value="4" office:value-type="float">
            <text:p>4</text:p>
          </table:table-cell>
          <table:table-cell ns41:value-type="float" table:style-name="ce108" office:value="665" office:value-type="float">
            <text:p>665</text:p>
          </table:table-cell>
          <table:table-cell ns41:value-type="float" table:style-name="ce112" office:value="2045" office:value-type="float">
            <text:p>204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Arnhem</text:p>
          </table:table-cell>
          <table:table-cell ns41:value-type="string" table:style-name="ce6" office:value-type="string">
            <text:p>Roomsch-Katholijk bestedeling- en weeshuis</text:p>
          </table:table-cell>
          <table:table-cell table:style-name="Default"/>
          <table:table-cell table:style-name="ce104"/>
          <table:table-cell ns41:value-type="float" table:style-name="ce108" office:value="16" office:value-type="float">
            <text:p>16</text:p>
          </table:table-cell>
          <table:table-cell table:style-name="ce108" table:number-columns-repeated="3"/>
          <table:table-cell ns41:value-type="float" table:style-name="ce112" office:value="50" office:value-type="float">
            <text:p>5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Culenborg</text:p>
          </table:table-cell>
          <table:table-cell ns41:value-type="string" table:style-name="ce6" office:value-type="string">
            <text:p>Gesticht van opvoeding</text:p>
          </table:table-cell>
          <table:table-cell table:style-name="Default"/>
          <table:table-cell table:style-name="ce104"/>
          <table:table-cell ns41:value-type="float" table:style-name="ce108" office:value="12" office:value-type="float">
            <office:annotation draw:style-name="gr1" svg:height="1.958cm" draw:caption-point-y="-0.229cm" svg:width="3.582cm" svg:x="26.987cm" draw:caption-point-x="-2.834cm" svg:y="36.513cm" draw:text-style-name="P1">
              <dc:creator>CDM</dc:creator>
              <dc:date>2014-12-12T00:00:00</dc:date>
              <text:p text:style-name="P1"><text:span text:style-name="T1">Hieronder 2 tevens belast met het onderwijs.</text:span></text:p>
            </office:annotation>
            <text:p>12</text:p>
          </table:table-cell>
          <table:table-cell table:style-name="ce108" table:number-columns-repeated="3"/>
          <table:table-cell ns41:value-type="float" table:style-name="ce112" office:value="39" office:value-type="float">
            <text:p>3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Driel</text:p>
          </table:table-cell>
          <table:table-cell ns41:value-type="string" table:style-name="ce6" office:value-type="string">
            <text:p>Liefdehuis, tevens ter verpleging</text:p>
          </table:table-cell>
          <table:table-cell table:style-name="Default"/>
          <table:table-cell table:style-name="ce104"/>
          <table:table-cell ns41:value-type="float" table:style-name="ce108" office:value="9" office:value-type="float">
            <text:p>9</text:p>
          </table:table-cell>
          <table:table-cell table:style-name="ce108" table:number-columns-repeated="3"/>
          <table:table-cell ns41:value-type="float" table:style-name="ce112" office:value="21" office:value-type="float">
            <text:p>2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Groesbeek</text:p>
          </table:table-cell>
          <table:table-cell ns41:value-type="string" table:style-name="ce6" office:value-type="string">
            <text:p>Liefdegesticht, tevens ter verpleging</text:p>
          </table:table-cell>
          <table:table-cell table:style-name="Default"/>
          <table:table-cell table:style-name="ce104"/>
          <table:table-cell ns41:value-type="float" table:style-name="ce108" office:value="7" office:value-type="float">
            <text:p>7</text:p>
          </table:table-cell>
          <table:table-cell table:style-name="ce108" table:number-columns-repeated="3"/>
          <table:table-cell ns41:value-type="float" table:style-name="ce112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Groenlo</text:p>
          </table:table-cell>
          <table:table-cell ns41:value-type="string" table:style-name="ce6" office:value-type="string">
            <text:p>Godshuis der Roomsch-Katholijke kerkelijke gemeente, tevens ter verpleging</text:p>
          </table:table-cell>
          <table:table-cell table:style-name="Default"/>
          <table:table-cell table:style-name="ce104"/>
          <table:table-cell ns41:value-type="float" table:style-name="ce108" office:value="12" office:value-type="float">
            <text:p>12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25" office:value-type="float">
            <text:p>2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Huissen</text:p>
          </table:table-cell>
          <table:table-cell ns41:value-type="string" table:style-name="ce6" office:value-type="string">
            <text:p>Geestelijk gesticht</text:p>
          </table:table-cell>
          <table:table-cell table:style-name="Default"/>
          <table:table-cell ns41:value-type="float" table:style-name="ce104" office:value="27" office:value-type="float">
            <text:p>27</text:p>
          </table:table-cell>
          <table:table-cell table:style-name="ce108" table:number-columns-repeated="3"/>
          <table:table-cell ns41:value-type="float" table:style-name="ce108" office:value="30" office:value-type="float">
            <text:p>30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</text:p>
          </table:table-cell>
          <table:table-cell ns41:value-type="string" table:style-name="ce6" office:value-type="string">
            <text:p>Geestelijk gesticht tevens kostschool voor meisjes</text:p>
          </table:table-cell>
          <table:table-cell table:style-name="Default"/>
          <table:table-cell table:style-name="ce104"/>
          <table:table-cell ns41:value-type="float" table:style-name="ce108" office:value="27" office:value-type="float">
            <office:annotation draw:style-name="gr1" svg:height="1.958cm" draw:caption-point-y="-0.229cm" svg:width="3.582cm" svg:x="26.987cm" draw:caption-point-x="-2.834cm" svg:y="38.762cm" draw:text-style-name="P1">
              <dc:creator>CDM</dc:creator>
              <dc:date>2014-12-12T00:00:00</dc:date>
              <text:p text:style-name="P1"><text:span text:style-name="T1">Hieronder 18 tevens belast met het onderwijs.</text:span></text:p>
            </office:annotation>
            <text:p>27</text:p>
          </table:table-cell>
          <table:table-cell table:style-name="ce108" table:number-columns-repeated="3"/>
          <table:table-cell ns41:value-type="float" table:style-name="ce112" office:value="78" office:value-type="float">
            <text:p>7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</text:p>
          </table:table-cell>
          <table:table-cell ns41:value-type="string" table:style-name="ce6" office:value-type="string">
            <text:p>Liefdegesticht der zusters van liefde</text:p>
          </table:table-cell>
          <table:table-cell table:style-name="Default"/>
          <table:table-cell table:style-name="ce104"/>
          <table:table-cell ns41:value-type="float" table:style-name="ce108" office:value="8" office:value-type="float">
            <text:p>8</text:p>
          </table:table-cell>
          <table:table-cell table:style-name="ce108" table:number-columns-repeated="3"/>
          <table:table-cell ns41:value-type="float" table:style-name="ce112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4" office:value-type="float">
            <text:p>5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 (Neerbosch)</text:p>
          </table:table-cell>
          <table:table-cell ns41:value-type="string" table:style-name="ce6" office:value-type="string">
            <text:p>Gesticht van geestelijke zusters</text:p>
          </table:table-cell>
          <table:table-cell table:style-name="Default"/>
          <table:table-cell table:style-name="ce104"/>
          <table:table-cell ns41:value-type="float" table:style-name="ce108" office:value="17" office:value-type="float">
            <text:p>17</text:p>
          </table:table-cell>
          <table:table-cell table:style-name="ce108" table:number-columns-repeated="3"/>
          <table:table-cell ns41:value-type="float" table:style-name="ce112" office:value="18" office:value-type="float">
            <text:p>1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Ubbergen</text:p>
          </table:table-cell>
          <table:table-cell ns41:value-type="string" table:style-name="ce6" office:value-type="string">
            <text:p>Gesticht van geestelijke zusters</text:p>
          </table:table-cell>
          <table:table-cell table:style-name="Default"/>
          <table:table-cell table:style-name="ce104"/>
          <table:table-cell ns41:value-type="float" table:style-name="ce108" office:value="5" office:value-type="float">
            <text:p>5</text:p>
          </table:table-cell>
          <table:table-cell table:style-name="ce108" table:number-columns-repeated="3"/>
          <table:table-cell ns41:value-type="float" table:style-name="ce112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Zutphen</text:p>
          </table:table-cell>
          <table:table-cell ns41:value-type="string" table:style-name="ce6" office:value-type="string">
            <text:p>St. Hubertusgesticht, tevens ter verpleging</text:p>
          </table:table-cell>
          <table:table-cell table:style-name="Default"/>
          <table:table-cell table:style-name="ce104"/>
          <table:table-cell ns41:value-type="float" table:style-name="ce108" office:value="11" office:value-type="float">
            <text:p>11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Zutphen</text:p>
          </table:table-cell>
          <table:table-cell ns41:value-type="string" table:style-name="ce6" office:value-type="string">
            <text:p>St. Elizabethgesticht, tevens ter verpleging</text:p>
          </table:table-cell>
          <table:table-cell table:style-name="Default"/>
          <table:table-cell table:style-name="ce104"/>
          <table:table-cell ns41:value-type="float" table:style-name="ce108" office:value="5" office:value-type="float">
            <text:p>5</text:p>
          </table:table-cell>
          <table:table-cell table:style-name="ce108" table:number-columns-repeated="2"/>
          <table:table-cell ns41:value-type="float" table:style-name="ce108" office:value="8" office:value-type="float">
            <text:p>8</text:p>
          </table:table-cell>
          <table:table-cell ns41:value-type="float" table:style-name="ce112" office:value="19" office:value-type="float">
            <text:p>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TOTAAL</text:p>
          </table:table-cell>
          <table:table-cell table:style-name="ce6"/>
          <table:table-cell table:style-name="Default"/>
          <table:table-cell ns41:value-type="float" table:style-name="ce104" office:value="27" office:value-type="float">
            <text:p>27</text:p>
          </table:table-cell>
          <table:table-cell ns41:value-type="float" table:style-name="ce108" office:value="129" office:value-type="float">
            <text:p>129</text:p>
          </table:table-cell>
          <table:table-cell table:style-name="ce108" table:number-columns-repeated="2"/>
          <table:table-cell ns41:value-type="float" table:style-name="ce108" office:value="40" office:value-type="float">
            <text:p>40</text:p>
          </table:table-cell>
          <table:table-cell ns41:value-type="float" table:style-name="ce112" office:value="285" office:value-type="float">
            <text:p>28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Delft</text:p>
          </table:table-cell>
          <table:table-cell ns41:value-type="string" table:style-name="ce6" office:value-type="string">
            <text:p>Liefdadig gesticht van Roomsch-Katholijke zusters voor oude vrouwen</text:p>
          </table:table-cell>
          <table:table-cell table:style-name="Default"/>
          <table:table-cell table:style-name="ce104"/>
          <table:table-cell ns41:value-type="float" table:style-name="ce108" office:value="18" office:value-type="float">
            <text:p>18</text:p>
          </table:table-cell>
          <table:table-cell table:style-name="ce108" table:number-columns-repeated="3"/>
          <table:table-cell ns41:value-type="float" table:style-name="ce112" office:value="44" office:value-type="float">
            <text:p>4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Gorinchem</text:p>
          </table:table-cell>
          <table:table-cell ns41:value-type="string" table:style-name="ce6" office:value-type="string">
            <text:p>Geestelijk gesticht, tevens bewaar- en kostschool</text:p>
          </table:table-cell>
          <table:table-cell table:style-name="Default"/>
          <table:table-cell table:style-name="ce104"/>
          <table:table-cell ns41:value-type="float" table:style-name="ce108" office:value="13" office:value-type="float">
            <text:p>13</text:p>
          </table:table-cell>
          <table:table-cell table:style-name="ce108" table:number-columns-repeated="3"/>
          <table:table-cell ns41:value-type="float" table:style-name="ce112" office:value="23" office:value-type="float">
            <text:p>2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's Gravenhage</text:p>
          </table:table-cell>
          <table:table-cell ns41:value-type="string" table:style-name="ce6" office:value-type="string">
            <text:p>Liefdadig gesticht van Roomsch-Katholijke zusters (afdeeling van Tilburg)</text:p>
          </table:table-cell>
          <table:table-cell table:style-name="Default"/>
          <table:table-cell table:style-name="ce104"/>
          <table:table-cell ns41:value-type="float" table:style-name="ce108" office:value="19" office:value-type="float">
            <text:p>19</text:p>
          </table:table-cell>
          <table:table-cell table:style-name="ce108" table:number-columns-repeated="3"/>
          <table:table-cell ns41:value-type="float" table:style-name="ce112" office:value="20" office:value-type="float">
            <text:p>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Hillegom</text:p>
          </table:table-cell>
          <table:table-cell ns41:value-type="string" table:style-name="ce6" office:value-type="string">
            <text:p>Mariagesticht, tevens kostschool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Leijden</text:p>
          </table:table-cell>
          <table:table-cell ns41:value-type="string" table:style-name="ce6" office:value-type="string">
            <text:p>Gesticht van zusters van liefdadigheid</text:p>
          </table:table-cell>
          <table:table-cell table:style-name="Default"/>
          <table:table-cell table:style-name="ce104"/>
          <table:table-cell ns41:value-type="float" table:style-name="ce108" office:value="20" office:value-type="float">
            <text:p>20</text:p>
          </table:table-cell>
          <table:table-cell table:style-name="ce108" table:number-columns-repeated="3"/>
          <table:table-cell ns41:value-type="float" table:style-name="ce112" office:value="20" office:value-type="float">
            <text:p>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Monster</text:p>
          </table:table-cell>
          <table:table-cell ns41:value-type="string" table:style-name="ce6" office:value-type="string">
            <text:p>Gesticht van liefdadigheid, tevens kostschool voor jonge jufvrouwen</text:p>
          </table:table-cell>
          <table:table-cell table:style-name="Default"/>
          <table:table-cell table:style-name="ce104"/>
          <table:table-cell ns41:value-type="float" table:style-name="ce108" office:value="18" office:value-type="float">
            <text:p>18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57" office:value-type="float">
            <text:p>5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Oudewater</text:p>
          </table:table-cell>
          <table:table-cell ns41:value-type="string" table:style-name="ce6" office:value-type="string">
            <text:p>Roomsch-Katholijk gesticht, tevens kostschool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17" office:value-type="float">
            <text:p>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Rotterdam</text:p>
          </table:table-cell>
          <table:table-cell ns41:value-type="string" table:style-name="ce6" office:value-type="string">
            <text:p>Maria Catharina van Doorn's vrouwengesticht van weldadigheid</text:p>
          </table:table-cell>
          <table:table-cell table:style-name="Default"/>
          <table:table-cell table:style-name="ce104"/>
          <table:table-cell ns41:value-type="float" table:style-name="ce108" office:value="5" office:value-type="float">
            <text:p>5</text:p>
          </table:table-cell>
          <table:table-cell table:style-name="ce108" table:number-columns-repeated="3"/>
          <table:table-cell ns41:value-type="float" table:style-name="ce112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Rotterdam</text:p>
          </table:table-cell>
          <table:table-cell ns41:value-type="string" table:style-name="ce6" office:value-type="string">
            <text:p>Liefdegesticht</text:p>
          </table:table-cell>
          <table:table-cell table:style-name="Default"/>
          <table:table-cell table:style-name="ce104"/>
          <table:table-cell ns41:value-type="float" table:style-name="ce108" office:value="11" office:value-type="float">
            <text:p>11</text:p>
          </table:table-cell>
          <table:table-cell table:style-name="ce108" table:number-columns-repeated="3"/>
          <table:table-cell ns41:value-type="float" table:style-name="ce112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Rotterdam</text:p>
          </table:table-cell>
          <table:table-cell ns41:value-type="string" table:style-name="ce6" office:value-type="string">
            <text:p>Roomsch-Katholijk geestelijk gesticht, tevens meisjesschool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19" office:value-type="float">
            <office:annotation draw:style-name="gr1" svg:height="1.957cm" draw:caption-point-y="-0.229cm" svg:width="3.582cm" svg:x="26.987cm" draw:caption-point-x="-2.834cm" svg:y="45.959cm" draw:text-style-name="P1">
              <dc:creator>CDM</dc:creator>
              <dc:date>2014-12-12T00:00:00</dc:date>
              <text:p text:style-name="P1"><text:span text:style-name="T1">Hieronder 2 onderwijzeressen.</text:span></text:p>
            </office:annotation>
            <text:p>19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19" office:value-type="float">
            <text:p>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Wateringen</text:p>
          </table:table-cell>
          <table:table-cell ns41:value-type="string" table:style-name="ce6" office:value-type="string">
            <text:p>Gesticht van zusters van liefde, tevens bewaarschool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Woerden</text:p>
          </table:table-cell>
          <table:table-cell ns41:value-type="string" table:style-name="ce6" office:value-type="string">
            <text:p>Geestelijk gesticht, tevens meisjeskostschool</text:p>
          </table:table-cell>
          <table:table-cell table:style-name="Default"/>
          <table:table-cell table:style-name="ce104"/>
          <table:table-cell ns41:value-type="float" table:style-name="ce108" office:value="25" office:value-type="float">
            <text:p>25</text:p>
          </table:table-cell>
          <table:table-cell table:style-name="ce108" table:number-columns-repeated="3"/>
          <table:table-cell ns41:value-type="float" table:style-name="ce112" office:value="111" office:value-type="float">
            <text:p>1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TOTAAL</text:p>
          </table:table-cell>
          <table:table-cell table:style-name="ce6"/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166" office:value-type="float">
            <text:p>166</text:p>
          </table:table-cell>
          <table:table-cell table:style-name="ce108" table:number-columns-repeated="2"/>
          <table:table-cell ns41:value-type="float" table:style-name="ce108" office:value="2" office:value-type="float">
            <text:p>2</text:p>
          </table:table-cell>
          <table:table-cell ns41:value-type="float" table:style-name="ce112" office:value="345" office:value-type="float">
            <text:p>34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Gesticht van liefde van den heiligen Bernardus, tevens oude mannen- en vrouwenhuis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35" office:value-type="float">
            <text:p>35</text:p>
          </table:table-cell>
          <table:table-cell table:style-name="ce108" table:number-columns-repeated="2"/>
          <table:table-cell ns41:value-type="float" table:style-name="ce108" office:value="23" office:value-type="float">
            <text:p>23</text:p>
          </table:table-cell>
          <table:table-cell ns41:value-type="float" table:style-name="ce112" office:value="126" office:value-type="float">
            <text:p>12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Gesticht van liefdadigheid, tevens ter verpleging van arme meisjes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105" office:value-type="float">
            <text:p>10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St. Piusgesticht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32" office:value-type="float">
            <text:p>32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33" office:value-type="float">
            <text:p>3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Gesticht de Voorzienigheid, tevens ter verpleging van arme meisjes</text:p>
          </table:table-cell>
          <table:table-cell table:style-name="Default"/>
          <table:table-cell table:style-name="ce104"/>
          <table:table-cell ns41:value-type="float" table:style-name="ce108" office:value="30" office:value-type="float">
            <text:p>30</text:p>
          </table:table-cell>
          <table:table-cell table:style-name="ce108" table:number-columns-repeated="3"/>
          <table:table-cell ns41:value-type="float" table:style-name="ce112" office:value="122" office:value-type="float">
            <text:p>12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Aloijsiusgesticht, tevens ter verpleging van weezen en arme jongens</text:p>
          </table:table-cell>
          <table:table-cell table:style-name="Default"/>
          <table:table-cell ns41:value-type="float" table:style-name="ce104" office:value="25" office:value-type="float">
            <text:p>25</text:p>
          </table:table-cell>
          <table:table-cell table:style-name="ce108" table:number-columns-repeated="3"/>
          <table:table-cell ns41:value-type="float" table:style-name="ce108" office:value="109" office:value-type="float">
            <text:p>109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Enkhuizen</text:p>
          </table:table-cell>
          <table:table-cell ns41:value-type="string" table:style-name="ce6" office:value-type="string">
            <text:p>Geestelijk gesticht, tevens meisjeskostschool</text:p>
          </table:table-cell>
          <table:table-cell table:style-name="Default"/>
          <table:table-cell table:style-name="ce104"/>
          <table:table-cell ns41:value-type="float" table:style-name="ce108" office:value="5" office:value-type="float">
            <text:p>5</text:p>
          </table:table-cell>
          <table:table-cell table:style-name="ce108" table:number-columns-repeated="3"/>
          <table:table-cell ns41:value-type="float" table:style-name="ce112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Haarlem</text:p>
          </table:table-cell>
          <table:table-cell ns41:value-type="string" table:style-name="ce6" office:value-type="string">
            <text:p>Liefdegesticht</text:p>
          </table:table-cell>
          <table:table-cell table:style-name="Default"/>
          <table:table-cell table:style-name="ce104"/>
          <table:table-cell ns41:value-type="float" table:style-name="ce108" office:value="14" office:value-type="float">
            <text:p>14</text:p>
          </table:table-cell>
          <table:table-cell table:style-name="ce108" table:number-columns-repeated="3"/>
          <table:table-cell ns41:value-type="float" table:style-name="ce112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Weesp</text:p>
          </table:table-cell>
          <table:table-cell ns41:value-type="string" table:style-name="ce6" office:value-type="string">
            <text:p>Geestelijk gesticht, tevens instituut voor Roomsch-Katholijke meisjes</text:p>
          </table:table-cell>
          <table:table-cell table:style-name="Default"/>
          <table:table-cell table:style-name="ce104"/>
          <table:table-cell ns41:value-type="float" table:style-name="ce108" office:value="12" office:value-type="float">
            <text:p>12</text:p>
          </table:table-cell>
          <table:table-cell table:style-name="ce108" table:number-columns-repeated="3"/>
          <table:table-cell ns41:value-type="float" table:style-name="ce112" office:value="32" office:value-type="float">
            <text:p>3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TOTAAL</text:p>
          </table:table-cell>
          <table:table-cell table:style-name="ce6"/>
          <table:table-cell table:style-name="Default"/>
          <table:table-cell ns41:value-type="float" table:style-name="ce104" office:value="27" office:value-type="float">
            <text:p>27</text:p>
          </table:table-cell>
          <table:table-cell ns41:value-type="float" table:style-name="ce108" office:value="134" office:value-type="float">
            <text:p>134</text:p>
          </table:table-cell>
          <table:table-cell table:style-name="ce108" table:number-columns-repeated="2"/>
          <table:table-cell ns41:value-type="float" table:style-name="ce108" office:value="133" office:value-type="float">
            <text:p>133</text:p>
          </table:table-cell>
          <table:table-cell ns41:value-type="float" table:style-name="ce112" office:value="446" office:value-type="float">
            <text:p>44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Amersfoort</text:p>
          </table:table-cell>
          <table:table-cell ns41:value-type="string" table:style-name="ce6" office:value-type="string">
            <text:p>Geestelijk gesticht, tevens meisjeskostschool</text:p>
          </table:table-cell>
          <table:table-cell table:style-name="Default"/>
          <table:table-cell ns41:value-type="float" table:style-name="ce104" office:value="1" office:value-type="float">
            <office:annotation draw:style-name="gr1" svg:height="1.587cm" draw:caption-point-y="-0.229cm" svg:width="5.062cm" svg:x="25.199cm" draw:caption-point-x="-2.556cm" svg:y="51.806cm" draw:text-style-name="P1">
              <dc:creator>CDM</dc:creator>
              <dc:date>2014-12-12T00:00:00</dc:date>
              <text:p text:style-name="P1"><text:span text:style-name="T1">Het onderwijzend personeel en bestuur bestaat uit 1 man en 15 vrouwen, de overige 49 geestelijke jufvrouwen zijn kostjufvrouwen.</text:span></text:p>
            </office:annotation>
            <text:p>1</text:p>
          </table:table-cell>
          <table:table-cell ns41:value-type="float" table:style-name="ce108" office:value="57" office:value-type="float">
            <office:annotation draw:style-name="gr1" svg:height="1.562cm" draw:caption-point-y="-0.201cm" svg:width="5.146cm" svg:x="27.183cm" draw:caption-point-x="-3.03cm" svg:y="51.778cm" draw:text-style-name="P1">
              <dc:creator>CDM</dc:creator>
              <dc:date>2014-12-12T00:00:00</dc:date>
              <text:p text:style-name="P1"><text:span text:style-name="T1">Het onderwijzend personeel en bestuur bestaat uit 1 man en 15 vrouwen, de overige 49 geestelijke jufvrouwen zijn kostjufvrouwen.</text:span></text:p>
            </office:annotation>
            <text:p>57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76" office:value-type="float">
            <text:p>7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Montfoort</text:p>
          </table:table-cell>
          <table:table-cell ns41:value-type="string" table:style-name="ce6" office:value-type="string">
            <text:p>Geestelijk gesticht, tevens kostschool voor meisjes</text:p>
          </table:table-cell>
          <table:table-cell table:style-name="Default"/>
          <table:table-cell ns41:value-type="float" table:style-name="ce104" office:value="1" office:value-type="float">
            <office:annotation draw:style-name="gr1" svg:height="1.957cm" draw:caption-point-y="-0.229cm" svg:width="3.58cm" svg:x="25.199cm" draw:caption-point-x="-2.556cm" svg:y="52.256cm" draw:text-style-name="P1">
              <dc:creator>CDM</dc:creator>
              <dc:date>2014-12-12T00:00:00</dc:date>
              <text:p text:style-name="P1"><text:span text:style-name="T1">Onderwijzend personeel.</text:span></text:p>
            </office:annotation>
            <text:p>1</text:p>
          </table:table-cell>
          <table:table-cell ns41:value-type="float" table:style-name="ce108" office:value="14" office:value-type="float">
            <office:annotation draw:style-name="gr1" svg:height="1.957cm" draw:caption-point-y="-0.229cm" svg:width="3.582cm" svg:x="26.987cm" draw:caption-point-x="-2.834cm" svg:y="52.256cm" draw:text-style-name="P1">
              <dc:creator>CDM</dc:creator>
              <dc:date>2014-12-12T00:00:00</dc:date>
              <text:p text:style-name="P1"><text:span text:style-name="T1">Onderwijzend personeel.</text:span></text:p>
            </office:annotation>
            <text:p>14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53" office:value-type="float">
            <text:p>5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Rijsenburg</text:p>
          </table:table-cell>
          <table:table-cell ns41:value-type="string" table:style-name="ce6" office:value-type="string">
            <text:p>Gesticht voor geestelijke zusters (liefdehuis)</text:p>
          </table:table-cell>
          <table:table-cell table:style-name="Default"/>
          <table:table-cell table:style-name="ce104"/>
          <table:table-cell ns41:value-type="float" table:style-name="ce108" office:value="4" office:value-type="float">
            <text:p>4</text:p>
          </table:table-cell>
          <table:table-cell table:style-name="ce108" table:number-columns-repeated="3"/>
          <table:table-cell ns41:value-type="float" table:style-name="ce112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TOTAAL</text:p>
          </table:table-cell>
          <table:table-cell table:style-name="ce6"/>
          <table:table-cell table:style-name="Default"/>
          <table:table-cell ns41:value-type="float" table:style-name="ce104" office:value="2" office:value-type="float">
            <text:p>2</text:p>
          </table:table-cell>
          <table:table-cell ns41:value-type="float" table:style-name="ce108" office:value="75" office:value-type="float">
            <text:p>75</text:p>
          </table:table-cell>
          <table:table-cell table:style-name="ce108" table:number-columns-repeated="2"/>
          <table:table-cell ns41:value-type="float" table:style-name="ce108" office:value="2" office:value-type="float">
            <text:p>2</text:p>
          </table:table-cell>
          <table:table-cell ns41:value-type="float" table:style-name="ce112" office:value="133" office:value-type="float">
            <text:p>13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5" office:value-type="float">
            <text:p>55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29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Bolsward</text:p>
          </table:table-cell>
          <table:table-cell ns41:value-type="string" table:style-name="ce6" office:value-type="string">
            <text:p>Geestelijk gesticht, tevens meisjes kostschool</text:p>
          </table:table-cell>
          <table:table-cell table:style-name="Default"/>
          <table:table-cell table:style-name="ce104"/>
          <table:table-cell ns41:value-type="float" table:style-name="ce108" office:value="8" office:value-type="float">
            <text:p>8</text:p>
          </table:table-cell>
          <table:table-cell table:style-name="ce108" table:number-columns-repeated="3"/>
          <table:table-cell ns41:value-type="float" table:style-name="ce112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Harlingen</text:p>
          </table:table-cell>
          <table:table-cell ns41:value-type="string" table:style-name="ce6" office:value-type="string">
            <text:p>Geestelijk gesticht, tevens meisjes kostschool</text:p>
          </table:table-cell>
          <table:table-cell table:style-name="Default"/>
          <table:table-cell table:style-name="ce104"/>
          <table:table-cell ns41:value-type="float" table:style-name="ce108" office:value="8" office:value-type="float">
            <text:p>8</text:p>
          </table:table-cell>
          <table:table-cell table:style-name="ce108" table:number-columns-repeated="3"/>
          <table:table-cell ns41:value-type="float" table:style-name="ce112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Leeuwarden</text:p>
          </table:table-cell>
          <table:table-cell ns41:value-type="string" table:style-name="ce6" office:value-type="string">
            <text:p>Gesticht en school van liefdezusters</text:p>
          </table:table-cell>
          <table:table-cell table:style-name="Default"/>
          <table:table-cell table:style-name="ce104"/>
          <table:table-cell ns41:value-type="float" table:style-name="ce108" office:value="10" office:value-type="float">
            <office:annotation draw:style-name="gr1" svg:height="1.957cm" draw:caption-point-y="-0.229cm" svg:width="3.582cm" svg:x="26.987cm" draw:caption-point-x="-2.834cm" svg:y="54.505cm" draw:text-style-name="P1">
              <dc:creator>CDM</dc:creator>
              <dc:date>2014-12-12T00:00:00</dc:date>
              <text:p text:style-name="P1"><text:span text:style-name="T1">Hieronder 1 schoolhouderesse en 9 hulponderwijzeressen.</text:span></text:p>
            </office:annotation>
            <text:p>10</text:p>
          </table:table-cell>
          <table:table-cell table:style-name="ce108" table:number-columns-repeated="3"/>
          <table:table-cell ns41:value-type="float" table:style-name="ce112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TOTAAL</text:p>
          </table:table-cell>
          <table:table-cell table:style-name="ce6"/>
          <table:table-cell table:style-name="Default"/>
          <table:table-cell table:style-name="ce104"/>
          <table:table-cell ns41:value-type="float" table:style-name="ce108" office:value="26" office:value-type="float">
            <text:p>26</text:p>
          </table:table-cell>
          <table:table-cell table:style-name="ce108" table:number-columns-repeated="3"/>
          <table:table-cell ns41:value-type="float" table:style-name="ce112" office:value="36" office:value-type="float">
            <text:p>3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Borne</text:p>
          </table:table-cell>
          <table:table-cell ns41:value-type="string" table:style-name="ce6" office:value-type="string">
            <text:p>Geestelijk gesticht</text:p>
          </table:table-cell>
          <table:table-cell table:style-name="Default"/>
          <table:table-cell ns41:value-type="float" table:style-name="ce104" office:value="9" office:value-type="float">
            <text:p>9</text:p>
          </table:table-cell>
          <table:table-cell table:style-name="ce108" table:number-columns-repeated="3"/>
          <table:table-cell ns41:value-type="float" table:style-name="ce108" office:value="9" office:value-type="float">
            <text:p>9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Deventer</text:p>
          </table:table-cell>
          <table:table-cell ns41:value-type="string" table:style-name="ce6" office:value-type="string">
            <text:p>Gesticht van liefdezusters</text:p>
          </table:table-cell>
          <table:table-cell table:style-name="Default"/>
          <table:table-cell table:style-name="ce104"/>
          <table:table-cell ns41:value-type="float" table:style-name="ce108" office:value="10" office:value-type="float">
            <text:p>10</text:p>
          </table:table-cell>
          <table:table-cell table:style-name="ce108" table:number-columns-repeated="3"/>
          <table:table-cell ns41:value-type="float" table:style-name="ce112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Oldenzaal</text:p>
          </table:table-cell>
          <table:table-cell ns41:value-type="string" table:style-name="ce6" office:value-type="string">
            <text:p>Gesticht van geestelijke zusters, tevens kostschool</text:p>
          </table:table-cell>
          <table:table-cell table:style-name="Default"/>
          <table:table-cell table:style-name="ce104"/>
          <table:table-cell ns41:value-type="float" table:style-name="ce108" office:value="15" office:value-type="float">
            <text:p>15</text:p>
          </table:table-cell>
          <table:table-cell table:style-name="ce108" table:number-columns-repeated="3"/>
          <table:table-cell ns41:value-type="float" table:style-name="ce112" office:value="34" office:value-type="float">
            <text:p>3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Ootmarssum</text:p>
          </table:table-cell>
          <table:table-cell ns41:value-type="string" table:style-name="ce6" office:value-type="string">
            <text:p>Roomsch-Katholijk instituut voor jonge jufvrouwen, tevens ter verpleging van arme verlaten meisjes en naai- en breischool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33" office:value-type="float">
            <text:p>33</text:p>
          </table:table-cell>
          <table:table-cell table:style-name="ce108" table:number-columns-repeated="2"/>
          <table:table-cell ns41:value-type="float" table:style-name="ce108" office:value="2" office:value-type="float">
            <text:p>2</text:p>
          </table:table-cell>
          <table:table-cell ns41:value-type="float" table:style-name="ce112" office:value="89" office:value-type="float">
            <text:p>8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Raalte</text:p>
          </table:table-cell>
          <table:table-cell ns41:value-type="string" table:style-name="ce6" office:value-type="string">
            <text:p>Liefdegesticht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Zwolle</text:p>
          </table:table-cell>
          <table:table-cell ns41:value-type="string" table:style-name="ce6" office:value-type="string">
            <text:p>Gesticht van liefde der Roomsch-Katholijke gemeente, tevens voor vrouwelijke weezen en ter verpleging van zieken</text:p>
          </table:table-cell>
          <table:table-cell table:style-name="Default"/>
          <table:table-cell table:style-name="ce104"/>
          <table:table-cell ns41:value-type="float" table:style-name="ce108" office:value="26" office:value-type="float">
            <text:p>26</text:p>
          </table:table-cell>
          <table:table-cell table:style-name="ce108" table:number-columns-repeated="2"/>
          <table:table-cell ns41:value-type="float" table:style-name="ce108" office:value="9" office:value-type="float">
            <text:p>9</text:p>
          </table:table-cell>
          <table:table-cell ns41:value-type="float" table:style-name="ce112" office:value="50" office:value-type="float">
            <text:p>5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TOTAAL</text:p>
          </table:table-cell>
          <table:table-cell table:style-name="ce6"/>
          <table:table-cell table:style-name="Default"/>
          <table:table-cell ns41:value-type="float" table:style-name="ce104" office:value="10" office:value-type="float">
            <text:p>10</text:p>
          </table:table-cell>
          <table:table-cell ns41:value-type="float" table:style-name="ce108" office:value="90" office:value-type="float">
            <text:p>90</text:p>
          </table:table-cell>
          <table:table-cell table:style-name="ce108" table:number-columns-repeated="2"/>
          <table:table-cell ns41:value-type="float" table:style-name="ce108" office:value="20" office:value-type="float">
            <text:p>20</text:p>
          </table:table-cell>
          <table:table-cell ns41:value-type="float" table:style-name="ce112" office:value="189" office:value-type="float">
            <text:p>18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Groningen.</text:p>
          </table:table-cell>
          <table:table-cell ns41:value-type="string" table:style-name="ce350" office:value-type="string">
            <text:p>Groningen</text:p>
          </table:table-cell>
          <table:table-cell ns41:value-type="string" table:style-name="ce6" office:value-type="string">
            <text:p>Roomsch-Katholijk armenhuis, tevens ter opl. van arme meisjes tot verschillende ambachten en ter verpleging van behoeft. en bejaarden v beider kunne</text:p>
          </table:table-cell>
          <table:table-cell table:style-name="Default"/>
          <table:table-cell table:style-name="ce104"/>
          <table:table-cell ns41:value-type="float" table:style-name="ce108" office:value="16" office:value-type="float">
            <text:p>16</text:p>
          </table:table-cell>
          <table:table-cell table:style-name="ce108" table:number-columns-repeated="2"/>
          <table:table-cell ns41:value-type="float" table:style-name="ce108" office:value="29" office:value-type="float">
            <text:p>29</text:p>
          </table:table-cell>
          <table:table-cell ns41:value-type="float" table:style-name="ce112" office:value="95" office:value-type="float">
            <text:p>9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Brunssum</text:p>
          </table:table-cell>
          <table:table-cell ns41:value-type="string" table:style-name="ce6" office:value-type="string">
            <text:p>Franciscanerklooster, tevens bijzondere lagere school voor meisjes</text:p>
          </table:table-cell>
          <table:table-cell table:style-name="Default"/>
          <table:table-cell table:style-name="ce104"/>
          <table:table-cell ns41:value-type="float" table:style-name="ce108" office:value="6" office:value-type="float">
            <text:p>6</text:p>
          </table:table-cell>
          <table:table-cell table:style-name="ce108" table:number-columns-repeated="3"/>
          <table:table-cell ns41:value-type="float" table:style-name="ce112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Eijsden</text:p>
          </table:table-cell>
          <table:table-cell ns41:value-type="string" table:style-name="ce6" office:value-type="string">
            <text:p>Klooster der Ursulinen, tevens kostschool</text:p>
          </table:table-cell>
          <table:table-cell table:style-name="Default"/>
          <table:table-cell table:style-name="ce104"/>
          <table:table-cell ns41:value-type="float" table:style-name="ce108" office:value="9" office:value-type="float">
            <text:p>9</text:p>
          </table:table-cell>
          <table:table-cell table:style-name="ce108" table:number-columns-repeated="3"/>
          <table:table-cell ns41:value-type="float" table:style-name="ce112" office:value="19" office:value-type="float">
            <text:p>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Gulpen</text:p>
          </table:table-cell>
          <table:table-cell ns41:value-type="string" table:style-name="ce6" office:value-type="string">
            <text:p>Klooster der zusters van liefde, tevens bijzondere meisjesschool</text:p>
          </table:table-cell>
          <table:table-cell table:style-name="Default"/>
          <table:table-cell table:style-name="ce104"/>
          <table:table-cell ns41:value-type="float" table:style-name="ce108" office:value="5" office:value-type="float">
            <office:annotation draw:style-name="gr1" svg:height="1.958cm" draw:caption-point-y="-0.229cm" svg:width="3.582cm" svg:x="26.987cm" draw:caption-point-x="-2.834cm" svg:y="59.902cm" draw:text-style-name="P1">
              <dc:creator>CDM</dc:creator>
              <dc:date>2014-12-12T00:00:00</dc:date>
              <text:p text:style-name="P1"><text:span text:style-name="T1">Hieronder 3 belast met het onderwijs.</text:span></text:p>
            </office:annotation>
            <text:p>5</text:p>
          </table:table-cell>
          <table:table-cell table:style-name="ce108" table:number-columns-repeated="3"/>
          <table:table-cell ns41:value-type="float" table:style-name="ce112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Grubbenvorst</text:p>
          </table:table-cell>
          <table:table-cell ns41:value-type="string" table:style-name="ce6" office:value-type="string">
            <text:p>Gesticht Bisweide van geestelijke zusters, tevens kostschool en bewaarplaats voor krankzinnige vrouwen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23" office:value-type="float">
            <text:p>23</text:p>
          </table:table-cell>
          <table:table-cell table:style-name="ce108" table:number-columns-repeated="2"/>
          <table:table-cell ns41:value-type="float" table:style-name="ce108" office:value="3" office:value-type="float">
            <text:p>3</text:p>
          </table:table-cell>
          <table:table-cell ns41:value-type="float" table:style-name="ce112" office:value="31" office:value-type="float">
            <office:annotation draw:style-name="gr1" svg:height="1.958cm" draw:caption-point-y="-0.229cm" svg:width="3.58cm" svg:x="34.426cm" draw:caption-point-x="-4.233cm" svg:y="60.352cm" draw:text-style-name="P1">
              <dc:creator>CDM</dc:creator>
              <dc:date>2014-12-12T00:00:00</dc:date>
              <text:p text:style-name="P1"><text:span text:style-name="T1">Hieronder 1 kostjufvrouw en 1 onderwijzeres.</text:span></text:p>
            </office:annotation>
            <text:p>3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Heijthuizen</text:p>
          </table:table-cell>
          <table:table-cell ns41:value-type="string" table:style-name="ce6" office:value-type="string">
            <text:p>Gesticht St. Elizabeth, tevens kostschool</text:p>
          </table:table-cell>
          <table:table-cell table:style-name="Default"/>
          <table:table-cell ns41:value-type="float" table:style-name="ce104" office:value="1" office:value-type="float">
            <office:annotation draw:style-name="gr1" svg:height="1.957cm" draw:caption-point-y="-0.229cm" svg:width="3.58cm" svg:x="25.199cm" draw:caption-point-x="-2.556cm" svg:y="60.802cm" draw:text-style-name="P1">
              <dc:creator>CDM</dc:creator>
              <dc:date>2014-12-12T00:00:00</dc:date>
              <text:p text:style-name="P1"><text:span text:style-name="T1">Hieronder 1 rector.</text:span></text:p>
            </office:annotation>
            <text:p>1</text:p>
          </table:table-cell>
          <table:table-cell ns41:value-type="float" table:style-name="ce108" office:value="35" office:value-type="float">
            <text:p>35</text:p>
          </table:table-cell>
          <table:table-cell table:style-name="ce108" table:number-columns-repeated="2"/>
          <table:table-cell ns41:value-type="float" table:style-name="ce108" office:value="5" office:value-type="float">
            <text:p>5</text:p>
          </table:table-cell>
          <table:table-cell ns41:value-type="float" table:style-name="ce112" office:value="57" office:value-type="float">
            <text:p>5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Helden</text:p>
          </table:table-cell>
          <table:table-cell ns41:value-type="string" table:style-name="ce6" office:value-type="string">
            <text:p>Geestelijk gesticht Koningslust</text:p>
          </table:table-cell>
          <table:table-cell table:style-name="Default"/>
          <table:table-cell ns41:value-type="float" table:style-name="ce104" office:value="16" office:value-type="float">
            <office:annotation draw:style-name="gr1" svg:height="1.957cm" draw:caption-point-y="-0.23cm" svg:width="3.58cm" svg:x="25.199cm" draw:caption-point-x="-2.556cm" svg:y="61.252cm" draw:text-style-name="P1">
              <dc:creator>CDM</dc:creator>
              <dc:date>2014-12-12T00:00:00</dc:date>
              <text:p text:style-name="P1"><text:span text:style-name="T1">Hieronder 1 rector en 15 geestelijke broeders.</text:span></text:p>
            </office:annotation>
            <text:p>16</text:p>
          </table:table-cell>
          <table:table-cell table:style-name="ce108" table:number-columns-repeated="3"/>
          <table:table-cell ns41:value-type="float" table:style-name="ce108" office:value="17" office:value-type="float">
            <office:annotation draw:style-name="gr1" svg:height="1.957cm" draw:caption-point-y="-0.23cm" svg:width="3.582cm" svg:x="32.636cm" draw:caption-point-x="-3.953cm" svg:y="61.252cm" draw:text-style-name="P1">
              <dc:creator>CDM</dc:creator>
              <dc:date>2014-12-12T00:00:00</dc:date>
              <text:p text:style-name="P1"><text:span text:style-name="T1">Hieronder 1 kostganger.</text:span></text:p>
            </office:annotation>
            <text:p>17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Herten</text:p>
          </table:table-cell>
          <table:table-cell ns41:value-type="string" table:style-name="ce6" office:value-type="string">
            <text:p>Klooster der Passionnisten</text:p>
          </table:table-cell>
          <table:table-cell table:style-name="Default"/>
          <table:table-cell ns41:value-type="float" table:style-name="ce104" office:value="7" office:value-type="float">
            <text:p>7</text:p>
          </table:table-cell>
          <table:table-cell table:style-name="ce108" table:number-columns-repeated="3"/>
          <table:table-cell ns41:value-type="float" table:style-name="ce108" office:value="8" office:value-type="float">
            <office:annotation draw:style-name="gr1" svg:height="1.957cm" draw:caption-point-y="-0.23cm" svg:width="3.582cm" svg:x="32.636cm" draw:caption-point-x="-3.953cm" svg:y="61.702cm" draw:text-style-name="P1">
              <dc:creator>CDM</dc:creator>
              <dc:date>2014-12-12T00:00:00</dc:date>
              <text:p text:style-name="P1"><text:span text:style-name="T1">Hieronder 3 priesters, 4 geestelijke broeders en 1 werkbode.</text:span></text:p>
            </office:annotation>
            <text:p>8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Klooster der Ursulinen, tevens bijzondere school</text:p>
          </table:table-cell>
          <table:table-cell table:style-name="Default"/>
          <table:table-cell table:style-name="ce104"/>
          <table:table-cell ns41:value-type="float" table:style-name="ce108" office:value="23" office:value-type="float">
            <text:p>23</text:p>
          </table:table-cell>
          <table:table-cell table:style-name="ce108" table:number-columns-repeated="3"/>
          <table:table-cell ns41:value-type="float" table:style-name="ce112" office:value="23" office:value-type="float">
            <text:p>2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Klooster der broeders van de orde der onbevlekte ontvangenis</text:p>
          </table:table-cell>
          <table:table-cell table:style-name="Default"/>
          <table:table-cell ns41:value-type="float" table:style-name="ce104" office:value="42" office:value-type="float">
            <office:annotation draw:style-name="gr1" svg:height="1.958cm" draw:caption-point-y="-0.229cm" svg:width="3.58cm" svg:x="25.199cm" draw:caption-point-x="-2.556cm" svg:y="62.601cm" draw:text-style-name="P1">
              <dc:creator>CDM</dc:creator>
              <dc:date>2014-12-12T00:00:00</dc:date>
              <text:p text:style-name="P1"><text:span text:style-name="T1">Hieronder 1 overste, 17 hoofd- en hulponderwijzers en 13 kweekelingen.</text:span></text:p>
            </office:annotation>
            <text:p>42</text:p>
          </table:table-cell>
          <table:table-cell table:style-name="ce108"/>
          <table:table-cell ns41:value-type="float" table:style-name="ce108" office:value="8" office:value-type="float">
            <text:p>8</text:p>
          </table:table-cell>
          <table:table-cell table:style-name="ce108"/>
          <table:table-cell ns41:value-type="float" table:style-name="ce108" office:value="50" office:value-type="float">
            <text:p>50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Klooster der zusters van barmhartigheid ter opneming van gevallen vrouwen (Filles repenties)</text:p>
          </table:table-cell>
          <table:table-cell table:style-name="Default"/>
          <table:table-cell table:style-name="ce104"/>
          <table:table-cell ns41:value-type="float" table:style-name="ce108" office:value="8" office:value-type="float">
            <text:p>8</text:p>
          </table:table-cell>
          <table:table-cell table:style-name="ce108" table:number-columns-repeated="3"/>
          <table:table-cell ns41:value-type="float" table:style-name="ce112" office:value="29" office:value-type="float">
            <text:p>2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Klooster der zusters van liefde</text:p>
          </table:table-cell>
          <table:table-cell table:style-name="Default"/>
          <table:table-cell table:style-name="ce104"/>
          <table:table-cell ns41:value-type="float" table:style-name="ce108" office:value="22" office:value-type="float">
            <text:p>22</text:p>
          </table:table-cell>
          <table:table-cell table:style-name="ce108"/>
          <table:table-cell ns41:value-type="float" table:style-name="ce108" office:value="6" office:value-type="float">
            <text:p>6</text:p>
          </table:table-cell>
          <table:table-cell table:style-name="ce108"/>
          <table:table-cell ns41:value-type="float" table:style-name="ce112" office:value="29" office:value-type="float">
            <text:p>2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6" office:value-type="float">
            <text:p>56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Klooster der minderbroeders (Franciscanen)</text:p>
          </table:table-cell>
          <table:table-cell table:style-name="Default"/>
          <table:table-cell ns41:value-type="float" table:style-name="ce104" office:value="23" office:value-type="float">
            <office:annotation draw:style-name="gr1" svg:height="1.957cm" draw:caption-point-y="-0.23cm" svg:width="3.58cm" svg:x="25.199cm" draw:caption-point-x="-2.556cm" svg:y="63.951cm" draw:text-style-name="P1">
              <dc:creator>CDM</dc:creator>
              <dc:date>2014-12-12T00:00:00</dc:date>
              <text:p text:style-name="P1"><text:span text:style-name="T1">Hieronder 14 werkbroeders.</text:span></text:p>
            </office:annotation>
            <text:p>23</text:p>
          </table:table-cell>
          <table:table-cell table:style-name="ce108" table:number-columns-repeated="3"/>
          <table:table-cell ns41:value-type="float" table:style-name="ce108" office:value="23" office:value-type="float">
            <text:p>23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ook</text:p>
          </table:table-cell>
          <table:table-cell ns41:value-type="string" table:style-name="ce6" office:value-type="string">
            <text:p>Klooster der Tertiaristen, tevens kostschool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19" office:value-type="float">
            <text:p>19</text:p>
          </table:table-cell>
          <table:table-cell table:style-name="ce108" table:number-columns-repeated="2"/>
          <table:table-cell ns41:value-type="float" table:style-name="ce108" office:value="2" office:value-type="float">
            <text:p>2</text:p>
          </table:table-cell>
          <table:table-cell ns41:value-type="float" table:style-name="ce112" office:value="37" office:value-type="float">
            <office:annotation draw:style-name="gr1" svg:height="1.958cm" draw:caption-point-y="-0.229cm" svg:width="3.58cm" svg:x="34.426cm" draw:caption-point-x="-4.233cm" svg:y="64.4cm" draw:text-style-name="P1">
              <dc:creator>CDM</dc:creator>
              <dc:date>2014-12-12T00:00:00</dc:date>
              <text:p text:style-name="P1"><text:span text:style-name="T1">Hieronder 4 kostjufvrouwen.</text:span></text:p>
            </office:annotation>
            <text:p>3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Posterholt</text:p>
          </table:table-cell>
          <table:table-cell ns41:value-type="string" table:style-name="ce6" office:value-type="string">
            <text:p>Klooster der Ursulinen, tevens kostschool</text:p>
          </table:table-cell>
          <table:table-cell table:style-name="Default"/>
          <table:table-cell table:style-name="ce104"/>
          <table:table-cell ns41:value-type="float" table:style-name="ce108" office:value="15" office:value-type="float">
            <text:p>15</text:p>
          </table:table-cell>
          <table:table-cell table:style-name="ce108" table:number-columns-repeated="2"/>
          <table:table-cell ns41:value-type="float" table:style-name="ce108" office:value="2" office:value-type="float">
            <text:p>2</text:p>
          </table:table-cell>
          <table:table-cell ns41:value-type="float" table:style-name="ce112" office:value="50" office:value-type="float">
            <text:p>5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Roermond</text:p>
          </table:table-cell>
          <table:table-cell ns41:value-type="string" table:style-name="ce6" office:value-type="string">
            <text:p>Klooster der zusters van liefde, tevens bijzondere school voor meisjes</text:p>
          </table:table-cell>
          <table:table-cell table:style-name="Default"/>
          <table:table-cell table:style-name="ce104"/>
          <table:table-cell ns41:value-type="float" table:style-name="ce108" office:value="14" office:value-type="float">
            <text:p>14</text:p>
          </table:table-cell>
          <table:table-cell table:style-name="ce108" table:number-columns-repeated="3"/>
          <table:table-cell ns41:value-type="float" table:style-name="ce112" office:value="14" office:value-type="float">
            <office:annotation draw:style-name="gr1" svg:height="1.957cm" draw:caption-point-y="-0.229cm" svg:width="3.58cm" svg:x="34.426cm" draw:caption-point-x="-4.233cm" svg:y="65.3cm" draw:text-style-name="P1">
              <dc:creator>CDM</dc:creator>
              <dc:date>2014-12-12T00:00:00</dc:date>
              <text:p text:style-name="P1"><text:span text:style-name="T1">Belast met de verpleging in het Gods- en Louizehuis.</text:span></text:p>
            </office:annotation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Klooster der broeders van de orde der onbevlekte ontvangenis, tevens kostschool</text:p>
          </table:table-cell>
          <table:table-cell table:style-name="Default"/>
          <table:table-cell ns41:value-type="float" table:style-name="ce104" office:value="17" office:value-type="float">
            <office:annotation draw:style-name="gr1" svg:height="1.957cm" draw:caption-point-y="-0.23cm" svg:width="3.58cm" svg:x="25.199cm" draw:caption-point-x="-2.556cm" svg:y="65.75cm" draw:text-style-name="P1">
              <dc:creator>CDM</dc:creator>
              <dc:date>2014-12-12T00:00:00</dc:date>
              <text:p text:style-name="P1"><text:span text:style-name="T1">Hieronder 1 kostschoolhouder en 8 onderwijzers.</text:span></text:p>
            </office:annotation>
            <text:p>17</text:p>
          </table:table-cell>
          <table:table-cell table:style-name="ce108" table:number-columns-repeated="3"/>
          <table:table-cell ns41:value-type="float" table:style-name="ce108" office:value="52" office:value-type="float">
            <text:p>52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Klooster der Ursulinen, tevens kostschool</text:p>
          </table:table-cell>
          <table:table-cell table:style-name="Default"/>
          <table:table-cell table:style-name="ce104"/>
          <table:table-cell ns41:value-type="float" table:style-name="ce108" office:value="13" office:value-type="float">
            <text:p>13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22" office:value-type="float">
            <text:p>2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Sittard</text:p>
          </table:table-cell>
          <table:table-cell ns41:value-type="string" table:style-name="ce6" office:value-type="string">
            <text:p>Ursulinenklooster, tevens voor opvoeding en onderwijs</text:p>
          </table:table-cell>
          <table:table-cell table:style-name="Default"/>
          <table:table-cell table:style-name="ce104"/>
          <table:table-cell ns41:value-type="float" table:style-name="ce108" office:value="30" office:value-type="float">
            <text:p>30</text:p>
          </table:table-cell>
          <table:table-cell table:style-name="ce108" table:number-columns-repeated="3"/>
          <table:table-cell ns41:value-type="float" table:style-name="ce112" office:value="84" office:value-type="float">
            <text:p>8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Sittard</text:p>
          </table:table-cell>
          <table:table-cell ns41:value-type="string" table:style-name="ce6" office:value-type="string">
            <text:p>Klooster van liefdezusters Agnetenberg, tevens voor zieken en verpleegden</text:p>
          </table:table-cell>
          <table:table-cell table:style-name="Default"/>
          <table:table-cell table:style-name="ce104"/>
          <table:table-cell ns41:value-type="float" table:style-name="ce108" office:value="7" office:value-type="float">
            <text:p>7</text:p>
          </table:table-cell>
          <table:table-cell table:style-name="ce108" table:number-columns-repeated="3"/>
          <table:table-cell ns41:value-type="float" table:style-name="ce112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Vaals</text:p>
          </table:table-cell>
          <table:table-cell ns41:value-type="string" table:style-name="ce6" office:value-type="string">
            <text:p>Kloostervereeniging der dames du Sacre Coeur (Blumenthal) tevens kostschool</text:p>
          </table:table-cell>
          <table:table-cell table:style-name="Default"/>
          <table:table-cell table:style-name="ce104"/>
          <table:table-cell ns41:value-type="float" table:style-name="ce108" office:value="39" office:value-type="float">
            <text:p>39</text:p>
          </table:table-cell>
          <table:table-cell table:style-name="ce108"/>
          <table:table-cell ns41:value-type="float" table:style-name="ce108" office:value="18" office:value-type="float">
            <office:annotation draw:style-name="gr1" svg:height="1.957cm" draw:caption-point-y="-0.229cm" svg:width="3.582cm" svg:x="30.846cm" draw:caption-point-x="-3.673cm" svg:y="67.549cm" draw:text-style-name="P1">
              <dc:creator>CDM</dc:creator>
              <dc:date>2014-12-12T00:00:00</dc:date>
              <text:p text:style-name="P1"><text:span text:style-name="T1">Hieronder 16 novicen en 2 postulanten.</text:span></text:p>
            </office:annotation>
            <text:p>18</text:p>
          </table:table-cell>
          <table:table-cell ns41:value-type="float" table:style-name="ce108" office:value="4" office:value-type="float">
            <text:p>4</text:p>
          </table:table-cell>
          <table:table-cell ns41:value-type="float" table:style-name="ce112" office:value="170" office:value-type="float">
            <text:p>17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Venlo</text:p>
          </table:table-cell>
          <table:table-cell ns41:value-type="string" table:style-name="ce6" office:value-type="string">
            <text:p>Klooster der zusters van liefde, tevens bijzondere school</text:p>
          </table:table-cell>
          <table:table-cell table:style-name="Default"/>
          <table:table-cell table:style-name="ce104"/>
          <table:table-cell ns41:value-type="float" table:style-name="ce108" office:value="9" office:value-type="float">
            <text:p>9</text:p>
          </table:table-cell>
          <table:table-cell table:style-name="ce108" table:number-columns-repeated="3"/>
          <table:table-cell ns41:value-type="float" table:style-name="ce112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Venraij</text:p>
          </table:table-cell>
          <table:table-cell ns41:value-type="string" table:style-name="ce6" office:value-type="string">
            <text:p>Klooster der Franciscanen, tevens inrigting voor middelbaar onderwijs (collegie van Venraij)</text:p>
          </table:table-cell>
          <table:table-cell table:style-name="Default"/>
          <table:table-cell ns41:value-type="float" table:style-name="ce104" office:value="21" office:value-type="float">
            <office:annotation draw:style-name="gr1" svg:height="1.957cm" draw:caption-point-y="-0.23cm" svg:width="3.58cm" svg:x="25.199cm" draw:caption-point-x="-2.556cm" svg:y="68.449cm" draw:text-style-name="P1">
              <dc:creator>CDM</dc:creator>
              <dc:date>2014-12-12T00:00:00</dc:date>
              <text:p text:style-name="P1"><text:span text:style-name="T1">Hieronder 1 diaken, die de derde wijding nog niet heeft ontvangen.</text:span></text:p>
            </office:annotation>
            <text:p>21</text:p>
          </table:table-cell>
          <table:table-cell table:style-name="ce108"/>
          <table:table-cell ns41:value-type="float" table:style-name="ce108" office:value="12" office:value-type="float">
            <text:p>12</text:p>
          </table:table-cell>
          <table:table-cell table:style-name="ce108"/>
          <table:table-cell ns41:value-type="float" table:style-name="ce108" office:value="33" office:value-type="float">
            <text:p>33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Venraij</text:p>
          </table:table-cell>
          <table:table-cell ns41:value-type="string" table:style-name="ce6" office:value-type="string">
            <text:p>Klooster der Ursulinen, tevens kostschool</text:p>
          </table:table-cell>
          <table:table-cell table:style-name="Default"/>
          <table:table-cell ns41:value-type="float" table:style-name="ce104" office:value="1" office:value-type="float">
            <text:p>1</text:p>
          </table:table-cell>
          <table:table-cell ns41:value-type="float" table:style-name="ce108" office:value="35" office:value-type="float">
            <text:p>35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121" office:value-type="float">
            <office:annotation draw:style-name="gr1" svg:height="1.958cm" draw:caption-point-y="-0.229cm" svg:width="3.58cm" svg:x="34.426cm" draw:caption-point-x="-4.233cm" svg:y="68.898cm" draw:text-style-name="P1">
              <dc:creator>CDM</dc:creator>
              <dc:date>2014-12-12T00:00:00</dc:date>
              <text:p text:style-name="P1"><text:span text:style-name="T1">Hieronder 3 vrouwen zonder beroep.</text:span></text:p>
            </office:annotation>
            <text:p>12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Weert</text:p>
          </table:table-cell>
          <table:table-cell ns41:value-type="string" table:style-name="ce6" office:value-type="string">
            <text:p>Congregatie der broeders van de orde der onbevlekte ontvangenis, tevens jongens kostschool en ter opleiding van militaire weezen</text:p>
          </table:table-cell>
          <table:table-cell table:style-name="Default"/>
          <table:table-cell ns41:value-type="float" table:style-name="ce104" office:value="9" office:value-type="float">
            <text:p>9</text:p>
          </table:table-cell>
          <table:table-cell table:style-name="ce108" table:number-columns-repeated="3"/>
          <table:table-cell ns41:value-type="float" table:style-name="ce108" office:value="45" office:value-type="float">
            <text:p>45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Weert</text:p>
          </table:table-cell>
          <table:table-cell ns41:value-type="string" table:style-name="ce6" office:value-type="string">
            <text:p>Klooster der Brigittinessen</text:p>
          </table:table-cell>
          <table:table-cell table:style-name="Default"/>
          <table:table-cell table:style-name="ce104"/>
          <table:table-cell ns41:value-type="float" table:style-name="ce108" office:value="21" office:value-type="float">
            <text:p>21</text:p>
          </table:table-cell>
          <table:table-cell table:style-name="ce108" table:number-columns-repeated="3"/>
          <table:table-cell ns41:value-type="float" table:style-name="ce112" office:value="23" office:value-type="float">
            <text:p>2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Weert</text:p>
          </table:table-cell>
          <table:table-cell ns41:value-type="string" table:style-name="ce6" office:value-type="string">
            <text:p>Klooster der minderbroeders (Franciscanen)</text:p>
          </table:table-cell>
          <table:table-cell table:style-name="Default"/>
          <table:table-cell ns41:value-type="float" table:style-name="ce104" office:value="45" office:value-type="float">
            <text:p>45</text:p>
          </table:table-cell>
          <table:table-cell table:style-name="ce108" table:number-columns-repeated="3"/>
          <table:table-cell ns41:value-type="float" table:style-name="ce108" office:value="46" office:value-type="float">
            <text:p>46</text:p>
          </table:table-cell>
          <table:table-cell table:style-name="ce112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Wittem</text:p>
          </table:table-cell>
          <table:table-cell ns41:value-type="string" table:style-name="ce6" office:value-type="string">
            <text:p>Klooster van geestelijke zusters Redemptoristen</text:p>
          </table:table-cell>
          <table:table-cell table:style-name="Default"/>
          <table:table-cell table:style-name="ce104"/>
          <table:table-cell ns41:value-type="float" table:style-name="ce108" office:value="27" office:value-type="float">
            <text:p>27</text:p>
          </table:table-cell>
          <table:table-cell table:style-name="ce108" table:number-columns-repeated="2"/>
          <table:table-cell ns41:value-type="float" table:style-name="ce108" office:value="1" office:value-type="float">
            <text:p>1</text:p>
          </table:table-cell>
          <table:table-cell ns41:value-type="float" table:style-name="ce112" office:value="28" office:value-type="float">
            <text:p>2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TOTAAL</text:p>
          </table:table-cell>
          <table:table-cell table:style-name="ce6"/>
          <table:table-cell table:style-name="Default"/>
          <table:table-cell ns41:value-type="float" table:style-name="ce104" office:value="184" office:value-type="float">
            <text:p>184</text:p>
          </table:table-cell>
          <table:table-cell ns41:value-type="float" table:style-name="ce108" office:value="360" office:value-type="float">
            <text:p>360</text:p>
          </table:table-cell>
          <table:table-cell ns41:value-type="float" table:style-name="ce108" office:value="20" office:value-type="float">
            <text:p>20</text:p>
          </table:table-cell>
          <table:table-cell ns41:value-type="float" table:style-name="ce108" office:value="24" office:value-type="float">
            <text:p>24</text:p>
          </table:table-cell>
          <table:table-cell ns41:value-type="float" table:style-name="ce108" office:value="293" office:value-type="float">
            <text:p>293</text:p>
          </table:table-cell>
          <table:table-cell ns41:value-type="float" table:style-name="ce112" office:value="767" office:value-type="float">
            <text:p>76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6</text:p>
          </table:table-cell>
          <table:table-cell ns41:value-type="float" table:style-name="ce49" office:value="57" office:value-type="float">
            <text:p>57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0</text:p>
          </table:table-cell>
          <table:table-cell table:number-columns-repeated="1009"/>
        </table:table-row>
        <table:table-row table:style-name="ro2">
          <table:table-cell table:style-name="ce86"/>
          <table:table-cell ns41:value-type="string" table:style-name="ce86" office:value-type="string">
            <text:p>HET RIJK (142 GESTICHTEN)</text:p>
          </table:table-cell>
          <table:table-cell table:style-name="ce7"/>
          <table:table-cell table:style-name="Default"/>
          <table:table-cell ns41:value-type="float" table:style-name="ce105" office:value="556" office:value-type="float">
            <text:p>556</text:p>
          </table:table-cell>
          <table:table-cell ns41:value-type="float" table:style-name="ce109" office:value="2204" office:value-type="float">
            <text:p>2204</text:p>
          </table:table-cell>
          <table:table-cell ns41:value-type="float" table:style-name="ce109" office:value="34" office:value-type="float">
            <text:p>34</text:p>
          </table:table-cell>
          <table:table-cell ns41:value-type="float" table:style-name="ce109" office:value="28" office:value-type="float">
            <text:p>28</text:p>
          </table:table-cell>
          <table:table-cell ns41:value-type="float" table:style-name="ce109" office:value="1184" office:value-type="float">
            <text:p>1184</text:p>
          </table:table-cell>
          <table:table-cell ns41:value-type="float" table:style-name="ce113" office:value="4341" office:value-type="float">
            <text:p>4341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06</text:p>
          </table:table-cell>
          <table:table-cell ns41:value-type="float" table:style-name="ce50" office:value="57" office:value-type="float">
            <text:p>57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30</text:p>
          </table:table-cell>
          <table:table-cell table:number-columns-repeated="1009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8" table:name="Tabel 7">
        <table:table-column table:style-name="co23" table:default-cell-style-name="ce11"/>
        <table:table-column table:style-name="co26" table:default-cell-style-name="ce11"/>
        <table:table-column table:style-name="co27" table:default-cell-style-name="ce11"/>
        <table:table-column table:style-name="co5" table:default-cell-style-name="ce11"/>
        <table:table-column table:style-name="co28" table:default-cell-style-name="ce11" table:number-columns-repeated="3"/>
        <table:table-column table:style-name="co16" table:default-cell-style-name="ce11" table:number-columns-repeated="2"/>
        <table:table-column table:style-name="co1" table:default-cell-style-name="Default" table:number-columns-repeated="1015"/>
        <table:table-row table:style-name="ro1">
          <table:table-cell ns41:value-type="string" table:number-rows-spanned="1" table:style-name="ce1" table:number-columns-spanned="9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8"/>
          <table:table-cell table:number-columns-repeated="1015"/>
        </table:table-row>
        <table:table-row table:style-name="ro1">
          <table:table-cell table:number-rows-spanned="1" table:style-name="ce345" table:number-columns-spanned="9"/>
          <table:covered-table-cell table:style-name="ce8" table:number-columns-repeated="8"/>
          <table:table-cell table:number-columns-repeated="1015"/>
        </table:table-row>
        <table:table-row table:style-name="ro1">
          <table:table-cell ns41:value-type="string" table:number-rows-spanned="1" table:style-name="ce1" table:number-columns-spanned="9" office:value-type="string">
            <text:p>Bevolking van het seminarium der Oud-Roomschen te Amersfoort</text:p>
          </table:table-cell>
          <table:covered-table-cell table:style-name="ce8" table:number-columns-repeated="8"/>
          <table:table-cell table:number-columns-repeated="1015"/>
        </table:table-row>
        <table:table-row table:style-name="ro2">
          <table:table-cell table:number-rows-spanned="1" table:style-name="ce345" table:number-columns-spanned="9"/>
          <table:covered-table-cell table:style-name="ce8" table:number-columns-repeated="8"/>
          <table:table-cell table:number-columns-repeated="1015"/>
        </table:table-row>
        <table:table-row table:style-name="ro6">
          <table:table-cell ns41:value-type="string" table:style-name="ce114" office:value-type="string">
            <text:p>PROVINCIEN</text:p>
          </table:table-cell>
          <table:table-cell ns41:value-type="string" table:style-name="ce116" office:value-type="string">
            <text:p>GEMEENTEN</text:p>
          </table:table-cell>
          <table:table-cell ns41:value-type="string" table:style-name="ce117" office:value-type="string">
            <text:p>GESTICHTEN</text:p>
          </table:table-cell>
          <table:table-cell table:style-name="ce351"/>
          <table:table-cell ns41:value-type="string" table:style-name="ce119" office:value-type="string">
            <text:p>Professoren en regenten</text:p>
          </table:table-cell>
          <table:table-cell ns41:value-type="string" table:style-name="ce122" office:value-type="string">
            <text:p>Seminaristen</text:p>
          </table:table-cell>
          <table:table-cell ns41:value-type="string" table:style-name="ce124" office:value-type="string">
            <text:p>Kweekelingen</text:p>
          </table:table-cell>
          <table:table-cell ns41:value-type="string" table:number-rows-spanned="1" table:style-name="ce125" table:number-columns-spanned="2" office:value-type="string">
            <text:p>Geheele bevolking</text:p>
          </table:table-cell>
          <table:covered-table-cell table:style-name="ce127"/>
          <table:table-cell ns41:value-type="string" table:style-name="ce129" office:value-type="string">
            <text:p>Telling</text:p>
          </table:table-cell>
          <table:table-cell ns41:value-type="string" table:style-name="ce131" office:value-type="string">
            <text:p>Tabel</text:p>
          </table:table-cell>
          <table:table-cell ns41:value-type="string" table:style-name="ce131" office:value-type="string">
            <text:p>Pagina</text:p>
          </table:table-cell>
          <table:table-cell ns41:value-type="string" table:style-name="ce131" office:value-type="string">
            <text:p>Provincie</text:p>
          </table:table-cell>
          <table:table-cell ns41:value-type="string" table:style-name="ce133" office:value-type="string">
            <text:p>Image nummer</text:p>
          </table:table-cell>
          <table:table-cell table:number-columns-repeated="1010"/>
        </table:table-row>
        <table:table-row table:style-name="ro7">
          <table:table-cell table:style-name="ce352" table:number-columns-repeated="4"/>
          <table:table-cell table:style-name="ce120" table:number-columns-repeated="3"/>
          <table:table-cell table:style-name="ce126" table:number-columns-repeated="2"/>
          <table:table-cell table:number-columns-repeated="1015"/>
        </table:table-row>
        <table:table-row table:style-name="ro2">
          <table:table-cell ns41:value-type="string" table:style-name="ce115" office:value-type="string">
            <text:p>Utrecht</text:p>
          </table:table-cell>
          <table:table-cell ns41:value-type="string" table:style-name="ce115" office:value-type="string">
            <text:p>Amersfoort (Utrecht)</text:p>
          </table:table-cell>
          <table:table-cell ns41:value-type="string" table:style-name="ce118" office:value-type="string">
            <text:p>Seminarium der Oud-Roomschen</text:p>
          </table:table-cell>
          <table:table-cell table:style-name="Default"/>
          <table:table-cell ns41:value-type="float" table:style-name="ce121" office:value="4" office:value-type="float">
            <text:p>4</text:p>
          </table:table-cell>
          <table:table-cell ns41:value-type="float" table:style-name="ce123" office:value="5" office:value-type="float">
            <text:p>5</text:p>
          </table:table-cell>
          <table:table-cell ns41:value-type="float" table:style-name="ce123" office:value="18" office:value-type="float">
            <text:p>18</text:p>
          </table:table-cell>
          <table:table-cell ns41:value-type="float" table:style-name="ce123" office:value="29" office:value-type="float">
            <text:p>29</text:p>
          </table:table-cell>
          <table:table-cell ns41:value-type="float" table:style-name="ce128" office:value="3" office:value-type="float">
            <text:p>3</text:p>
          </table:table-cell>
          <table:table-cell ns41:value-type="string" table:style-name="ce130" office:value-type="string">
            <text:p>VT_1859</text:p>
          </table:table-cell>
          <table:table-cell ns41:value-type="string" table:style-name="ce132" office:value-type="string">
            <text:p>D3H2_07</text:p>
          </table:table-cell>
          <table:table-cell ns41:value-type="float" table:style-name="ce132" office:value="57" office:value-type="float">
            <text:p>57</text:p>
          </table:table-cell>
          <table:table-cell ns41:value-type="string" table:style-name="ce132" office:value-type="string">
            <text:p>UT</text:p>
          </table:table-cell>
          <table:table-cell ns41:value-type="string" table:style-name="ce134" office:value-type="string">
            <text:p>38_0030</text:p>
          </table:table-cell>
          <table:table-cell table:number-columns-repeated="101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9" table:name="Tabel 8">
        <table:table-column table:style-name="co23" table:default-cell-style-name="ce11"/>
        <table:table-column table:style-name="co5" table:default-cell-style-name="ce11"/>
        <table:table-column table:style-name="co29" table:default-cell-style-name="ce11" table:number-columns-repeated="18"/>
        <table:table-column table:style-name="co30" table:default-cell-style-name="ce11"/>
        <table:table-column table:style-name="co22" table:default-cell-style-name="ce11" table:number-columns-repeated="5"/>
        <table:table-column table:style-name="co1" table:default-cell-style-name="Default" table:number-columns-repeated="998"/>
        <table:table-row table:style-name="ro1">
          <table:table-cell ns41:value-type="string" table:number-rows-spanned="1" table:style-name="ce1" table:number-columns-spanned="21" office:value-type="string">
            <text:p>DEEL 3: TWEEDE AFDEELING: PERSONEN BEHOORENDE TOT INSTELLINGEN TER VERSTANDELIJKE EN GEESTELIJKE OPLEIDINGEN</text:p>
          </table:table-cell>
          <table:covered-table-cell table:style-name="ce9" table:number-columns-repeated="20"/>
          <table:table-cell table:number-columns-repeated="1003"/>
        </table:table-row>
        <table:table-row table:style-name="ro1">
          <table:table-cell table:number-rows-spanned="1" table:style-name="ce345" table:number-columns-spanned="21"/>
          <table:covered-table-cell table:style-name="ce9" table:number-columns-repeated="20"/>
          <table:table-cell table:number-columns-repeated="1003"/>
        </table:table-row>
        <table:table-row table:style-name="ro1">
          <table:table-cell ns41:value-type="string" table:number-rows-spanned="1" table:style-name="ce1" table:number-columns-spanned="21" office:value-type="string">
            <text:p>Indeeling der Roomsch-Katholijke studenten en kweekelingen in seminariën en verdere instellingen ter opleiding tot den geestelijke stand naar de geboorteplaats</text:p>
          </table:table-cell>
          <table:covered-table-cell table:style-name="ce9" table:number-columns-repeated="20"/>
          <table:table-cell table:style-name="ce85" table:number-columns-repeated="1003"/>
        </table:table-row>
        <table:table-row table:style-name="ro2">
          <table:table-cell table:number-rows-spanned="1" table:style-name="ce345" table:number-columns-spanned="21"/>
          <table:covered-table-cell table:style-name="ce9" table:number-columns-repeated="20"/>
          <table:table-cell table:style-name="ce31" table:number-columns-repeated="1003"/>
        </table:table-row>
        <table:table-row table:style-name="ro5">
          <table:table-cell ns41:value-type="string" table:number-rows-spanned="3" table:style-name="ce69" table:number-columns-spanned="1" office:value-type="string">
            <text:p>PROVINCIEN</text:p>
          </table:table-cell>
          <table:table-cell table:number-rows-spanned="3" table:style-name="ce71" table:number-columns-spanned="1"/>
          <table:table-cell ns41:value-type="string" table:number-rows-spanned="1" table:style-name="ce72" table:number-columns-spanned="19" office:value-type="string">
            <text:p>INDEELING NAAR DE GEBOORTEPLAATS</text:p>
          </table:table-cell>
          <table:covered-table-cell table:style-name="ce27" table:number-columns-repeated="17"/>
          <table:covered-table-cell table:style-name="ce34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46" table:number-columns-spanned="1" office:value-type="string">
            <text:p>Provincie</text:p>
          </table:table-cell>
          <table:table-cell ns41:value-type="string" table:number-rows-spanned="3" table:style-name="ce46" table:number-columns-spanned="1" office:value-type="string">
            <text:p>Image nummer</text:p>
          </table:table-cell>
          <table:table-cell table:style-name="ce85" table:number-columns-repeated="998"/>
        </table:table-row>
        <table:table-row table:style-name="ro8">
          <table:covered-table-cell table:style-name="ce20" table:number-columns-repeated="2"/>
          <table:table-cell ns41:value-type="string" table:number-rows-spanned="1" table:style-name="ce73" table:number-columns-spanned="2" office:value-type="string">
            <text:p>In de gemeent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e andere gemeente binnen de provinci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e andere provincie binnen het Rijk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e der Ned. Kolonien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Duitschland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Belgi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Frankrijk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Groot-Brittannie en Ierland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 ander vreemd land</text:p>
          </table:table-cell>
          <table:covered-table-cell table:style-name="ce74"/>
          <table:table-cell ns41:value-type="string" table:style-name="ce77" office:value-type="string">
            <text:p>Onbekend</text:p>
          </table:table-cell>
          <table:covered-table-cell table:style-name="ce78"/>
          <table:covered-table-cell table:style-name="ce79" table:number-columns-repeated="4"/>
          <table:table-cell table:style-name="ce85" table:number-columns-repeated="998"/>
        </table:table-row>
        <table:table-row table:style-name="ro5">
          <table:covered-table-cell table:style-name="ce70"/>
          <table:covered-table-cell table:style-name="ce20"/>
          <table:table-cell ns41:value-type="string" table:style-name="ce22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36" office:value-type="string">
            <text:p>V</text:p>
          </table:table-cell>
          <table:covered-table-cell table:style-name="ce41"/>
          <table:covered-table-cell table:style-name="ce47" table:number-columns-repeated="4"/>
          <table:table-cell table:style-name="ce85"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Noordbrabant</text:p>
          </table:table-cell>
          <table:table-cell table:style-name="Default"/>
          <table:table-cell ns41:value-type="float" table:style-name="ce23" office:value="1" office:value-type="float">
            <text:p>1</text:p>
          </table:table-cell>
          <table:table-cell table:style-name="ce33"/>
          <table:table-cell ns41:value-type="float" table:style-name="ce29" office:value="379" office:value-type="float">
            <text:p>379</text:p>
          </table:table-cell>
          <table:table-cell table:style-name="ce33"/>
          <table:table-cell ns41:value-type="float" table:style-name="ce29" office:value="27" office:value-type="float">
            <text:p>27</text:p>
          </table:table-cell>
          <table:table-cell table:style-name="ce33" table:number-columns-repeated="5"/>
          <table:table-cell ns41:value-type="float" table:style-name="ce29" office:value="7" office:value-type="float">
            <text:p>7</text:p>
          </table:table-cell>
          <table:table-cell table:style-name="ce33" table:number-columns-repeated="3"/>
          <table:table-cell ns41:value-type="float" table:style-name="ce29" office:value="1" office:value-type="float">
            <text:p>1</text:p>
          </table:table-cell>
          <table:table-cell table:style-name="ce33" table:number-columns-repeated="3"/>
          <table:table-cell table:style-name="ce353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08</text:p>
          </table:table-cell>
          <table:table-cell ns41:value-type="float" table:style-name="ce48" office:value="58" office:value-type="float">
            <text:p>58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Gelderland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1"/>
          <table:table-cell ns41:value-type="float" table:style-name="ce30" office:value="41" office:value-type="float">
            <text:p>41</text:p>
          </table:table-cell>
          <table:table-cell table:style-name="ce31"/>
          <table:table-cell ns41:value-type="float" table:style-name="ce30" office:value="110" office:value-type="float">
            <text:p>110</text:p>
          </table:table-cell>
          <table:table-cell table:style-name="ce31"/>
          <table:table-cell ns41:value-type="float" table:style-name="ce30" office:value="1" office:value-type="float">
            <text:p>1</text:p>
          </table:table-cell>
          <table:table-cell table:style-name="ce31"/>
          <table:table-cell ns41:value-type="float" table:style-name="ce30" office:value="1" office:value-type="float">
            <text:p>1</text:p>
          </table:table-cell>
          <table:table-cell table:style-name="ce31" table:number-columns-repeated="9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8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Zuidholland</text:p>
          </table:table-cell>
          <table:table-cell table:style-name="Default"/>
          <table:table-cell table:style-name="ce25"/>
          <table:table-cell table:style-name="ce31"/>
          <table:table-cell ns41:value-type="float" table:style-name="ce30" office:value="112" office:value-type="float">
            <text:p>112</text:p>
          </table:table-cell>
          <table:table-cell table:style-name="ce31"/>
          <table:table-cell ns41:value-type="float" table:style-name="ce30" office:value="153" office:value-type="float">
            <text:p>153</text:p>
          </table:table-cell>
          <table:table-cell table:style-name="ce31"/>
          <table:table-cell ns41:value-type="float" table:style-name="ce30" office:value="6" office:value-type="float">
            <text:p>6</text:p>
          </table:table-cell>
          <table:table-cell table:style-name="ce31" table:number-columns-repeated="3"/>
          <table:table-cell ns41:value-type="float" table:style-name="ce30" office:value="5" office:value-type="float">
            <text:p>5</text:p>
          </table:table-cell>
          <table:table-cell table:style-name="ce31"/>
          <table:table-cell ns41:value-type="float" table:style-name="ce30" office:value="1" office:value-type="float">
            <text:p>1</text:p>
          </table:table-cell>
          <table:table-cell table:style-name="ce31"/>
          <table:table-cell ns41:value-type="float" table:style-name="ce30" office:value="1" office:value-type="float">
            <text:p>1</text:p>
          </table:table-cell>
          <table:table-cell table:style-name="ce31"/>
          <table:table-cell ns41:value-type="float" table:style-name="ce135" office:value="2" office:value-type="float">
            <office:annotation draw:style-name="gr1" svg:height="1.958cm" draw:caption-point-y="0.989cm" svg:width="3.551cm" svg:x="38.705cm" draw:caption-point-x="-13.954cm" svg:y="5.926cm" draw:text-style-name="P1">
              <dc:creator>CDM</dc:creator>
              <dc:date>2014-12-12T00:00:00</dc:date>
              <text:p text:style-name="P1"><text:span text:style-name="T1">Geboren in Britsch Guyana.</text:span></text:p>
            </office:annotation>
            <text:p>2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8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Utrecht</text:p>
          </table:table-cell>
          <table:table-cell table:style-name="Default"/>
          <table:table-cell table:style-name="ce25"/>
          <table:table-cell table:style-name="ce31"/>
          <table:table-cell ns41:value-type="float" table:style-name="ce30" office:value="13" office:value-type="float">
            <text:p>13</text:p>
          </table:table-cell>
          <table:table-cell table:style-name="ce31"/>
          <table:table-cell ns41:value-type="float" table:style-name="ce30" office:value="50" office:value-type="float">
            <text:p>50</text:p>
          </table:table-cell>
          <table:table-cell table:style-name="ce31" table:number-columns-repeated="13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8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Limburg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table:style-name="ce31"/>
          <table:table-cell ns41:value-type="float" table:style-name="ce30" office:value="231" office:value-type="float">
            <text:p>231</text:p>
          </table:table-cell>
          <table:table-cell table:style-name="ce31"/>
          <table:table-cell ns41:value-type="float" table:style-name="ce30" office:value="64" office:value-type="float">
            <text:p>64</text:p>
          </table:table-cell>
          <table:table-cell table:style-name="ce31"/>
          <table:table-cell ns41:value-type="float" table:style-name="ce30" office:value="1" office:value-type="float">
            <text:p>1</text:p>
          </table:table-cell>
          <table:table-cell table:style-name="ce31"/>
          <table:table-cell ns41:value-type="float" table:style-name="ce30" office:value="123" office:value-type="float">
            <text:p>123</text:p>
          </table:table-cell>
          <table:table-cell table:style-name="ce31"/>
          <table:table-cell ns41:value-type="float" table:style-name="ce30" office:value="27" office:value-type="float">
            <text:p>27</text:p>
          </table:table-cell>
          <table:table-cell table:style-name="ce31"/>
          <table:table-cell ns41:value-type="float" table:style-name="ce30" office:value="2" office:value-type="float">
            <text:p>2</text:p>
          </table:table-cell>
          <table:table-cell table:style-name="ce31"/>
          <table:table-cell ns41:value-type="float" table:style-name="ce30" office:value="8" office:value-type="float">
            <text:p>8</text:p>
          </table:table-cell>
          <table:table-cell table:style-name="ce31"/>
          <table:table-cell ns41:value-type="float" table:style-name="ce135" office:value="1" office:value-type="float">
            <office:annotation draw:style-name="gr1" svg:height="1.957cm" draw:caption-point-y="0.988cm" svg:width="3.551cm" svg:x="38.705cm" draw:caption-point-x="-13.954cm" svg:y="6.827cm" draw:text-style-name="P1">
              <dc:creator>CDM</dc:creator>
              <dc:date>2014-12-12T00:00:00</dc:date>
              <text:p text:style-name="P1"><text:span text:style-name="T1">Geboren in Zwitserland.</text:span></text:p>
            </office:annotation>
            <text:p>1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8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HET RIJK</text:p>
          </table:table-cell>
          <table:table-cell table:style-name="Default"/>
          <table:table-cell ns41:value-type="float" table:style-name="ce26" office:value="8" office:value-type="float">
            <text:p>8</text:p>
          </table:table-cell>
          <table:table-cell table:style-name="ce355"/>
          <table:table-cell ns41:value-type="float" table:style-name="ce32" office:value="776" office:value-type="float">
            <text:p>776</text:p>
          </table:table-cell>
          <table:table-cell table:style-name="ce355"/>
          <table:table-cell ns41:value-type="float" table:style-name="ce32" office:value="404" office:value-type="float">
            <text:p>404</text:p>
          </table:table-cell>
          <table:table-cell table:style-name="ce355"/>
          <table:table-cell ns41:value-type="float" table:style-name="ce32" office:value="8" office:value-type="float">
            <text:p>8</text:p>
          </table:table-cell>
          <table:table-cell table:style-name="ce355"/>
          <table:table-cell ns41:value-type="float" table:style-name="ce32" office:value="124" office:value-type="float">
            <text:p>124</text:p>
          </table:table-cell>
          <table:table-cell table:style-name="ce355"/>
          <table:table-cell ns41:value-type="float" table:style-name="ce32" office:value="39" office:value-type="float">
            <text:p>39</text:p>
          </table:table-cell>
          <table:table-cell table:style-name="ce355"/>
          <table:table-cell ns41:value-type="float" table:style-name="ce32" office:value="3" office:value-type="float">
            <text:p>3</text:p>
          </table:table-cell>
          <table:table-cell table:style-name="ce355"/>
          <table:table-cell ns41:value-type="float" table:style-name="ce32" office:value="10" office:value-type="float">
            <text:p>10</text:p>
          </table:table-cell>
          <table:table-cell table:style-name="ce355"/>
          <table:table-cell ns41:value-type="float" table:style-name="ce32" office:value="3" office:value-type="float">
            <text:p>3</text:p>
          </table:table-cell>
          <table:table-cell table:style-name="ce355"/>
          <table:table-cell table:style-name="ce356"/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08</text:p>
          </table:table-cell>
          <table:table-cell ns41:value-type="float" table:style-name="ce50" office:value="58" office:value-type="float">
            <text:p>58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31</text:p>
          </table:table-cell>
          <table:table-cell table:number-columns-repeated="99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0" table:name="Tabel 9">
        <table:table-column table:style-name="co23" table:default-cell-style-name="ce11"/>
        <table:table-column table:style-name="co5" table:default-cell-style-name="ce11"/>
        <table:table-column table:style-name="co29" table:default-cell-style-name="ce11" table:number-columns-repeated="18"/>
        <table:table-column table:style-name="co30" table:default-cell-style-name="ce11"/>
        <table:table-column table:style-name="co22" table:default-cell-style-name="ce11" table:number-columns-repeated="5"/>
        <table:table-column table:style-name="co1" table:default-cell-style-name="Default" table:number-columns-repeated="998"/>
        <table:table-row table:style-name="ro1">
          <table:table-cell ns41:value-type="string" table:number-rows-spanned="1" table:style-name="ce1" table:number-columns-spanned="21" office:value-type="string">
            <text:p>DEEL 3: TWEEDE AFDEELING: PERSONEN BEHOORENDE TOT INSTELLINGEN TER VERSTANDELIJKE EN GEESTELIJKE OPLEIDINGEN</text:p>
          </table:table-cell>
          <table:covered-table-cell table:style-name="ce9" table:number-columns-repeated="20"/>
          <table:table-cell table:number-columns-repeated="1003"/>
        </table:table-row>
        <table:table-row table:style-name="ro1">
          <table:table-cell table:number-rows-spanned="1" table:style-name="ce345" table:number-columns-spanned="21"/>
          <table:covered-table-cell table:style-name="ce9" table:number-columns-repeated="20"/>
          <table:table-cell table:number-columns-repeated="1003"/>
        </table:table-row>
        <table:table-row table:style-name="ro1">
          <table:table-cell ns41:value-type="string" table:number-rows-spanned="1" table:style-name="ce1" table:number-columns-spanned="21" office:value-type="string">
            <text:p>Indeeling der Roomsch-Katholijke geestelijken in seminariën en verdere geestelijke gestichten naar de geboorteplaats</text:p>
          </table:table-cell>
          <table:covered-table-cell table:style-name="ce9" table:number-columns-repeated="20"/>
          <table:table-cell table:number-columns-repeated="1003"/>
        </table:table-row>
        <table:table-row table:style-name="ro2">
          <table:table-cell table:number-rows-spanned="1" table:style-name="ce345" table:number-columns-spanned="21"/>
          <table:covered-table-cell table:style-name="ce9" table:number-columns-repeated="20"/>
          <table:table-cell table:number-columns-repeated="1003"/>
        </table:table-row>
        <table:table-row table:style-name="ro5">
          <table:table-cell ns41:value-type="string" table:number-rows-spanned="3" table:style-name="ce69" table:number-columns-spanned="1" office:value-type="string">
            <text:p>PROVINCIEN</text:p>
          </table:table-cell>
          <table:table-cell table:number-rows-spanned="3" table:style-name="ce71" table:number-columns-spanned="1"/>
          <table:table-cell ns41:value-type="string" table:number-rows-spanned="1" table:style-name="ce72" table:number-columns-spanned="19" office:value-type="string">
            <text:p>INDEELING NAAR DE GEBOORTEPLAATS</text:p>
          </table:table-cell>
          <table:covered-table-cell table:style-name="ce27" table:number-columns-repeated="17"/>
          <table:covered-table-cell table:style-name="ce34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46" table:number-columns-spanned="1" office:value-type="string">
            <text:p>Provincie</text:p>
          </table:table-cell>
          <table:table-cell ns41:value-type="string" table:number-rows-spanned="3" table:style-name="ce46" table:number-columns-spanned="1" office:value-type="string">
            <text:p>Image nummer</text:p>
          </table:table-cell>
          <table:table-cell table:style-name="ce85" table:number-columns-repeated="998"/>
        </table:table-row>
        <table:table-row table:style-name="ro8">
          <table:covered-table-cell table:style-name="ce20" table:number-columns-repeated="2"/>
          <table:table-cell ns41:value-type="string" table:number-rows-spanned="1" table:style-name="ce73" table:number-columns-spanned="2" office:value-type="string">
            <text:p>In de gemeent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e andere gemeente binnen de provinci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e andere provincie binnen het Rijk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e der Ned. Kolonien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Duitschland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Belgi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Frankrijk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Groot-Brittannie en Ierland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 ander vreemd land</text:p>
          </table:table-cell>
          <table:covered-table-cell table:style-name="ce74"/>
          <table:table-cell ns41:value-type="string" table:style-name="ce77" office:value-type="string">
            <text:p>Onbekend</text:p>
          </table:table-cell>
          <table:covered-table-cell table:style-name="ce78"/>
          <table:covered-table-cell table:style-name="ce79" table:number-columns-repeated="4"/>
          <table:table-cell table:style-name="ce85" table:number-columns-repeated="998"/>
        </table:table-row>
        <table:table-row table:style-name="ro5">
          <table:covered-table-cell table:style-name="ce70"/>
          <table:covered-table-cell table:style-name="ce20"/>
          <table:table-cell ns41:value-type="string" table:style-name="ce22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36" office:value-type="string">
            <text:p>V</text:p>
          </table:table-cell>
          <table:covered-table-cell table:style-name="ce41"/>
          <table:covered-table-cell table:style-name="ce47" table:number-columns-repeated="4"/>
          <table:table-cell table:style-name="ce85" table:number-columns-repeated="998"/>
        </table:table-row>
        <table:table-row table:style-name="ro5">
          <table:table-cell table:style-name="ce136" table:number-columns-repeated="2"/>
          <table:table-cell table:style-name="ce137" table:number-columns-repeated="19"/>
          <table:table-cell table:style-name="ce136" table:number-columns-repeated="5"/>
          <table:table-cell table:style-name="ce85" table:number-columns-repeated="998"/>
        </table:table-row>
        <table:table-row table:style-name="ro1">
          <table:table-cell ns41:value-type="string" table:style-name="ce5" office:value-type="string">
            <text:p>Noordbrabant</text:p>
          </table:table-cell>
          <table:table-cell table:style-name="Default"/>
          <table:table-cell ns41:value-type="float" table:style-name="ce59" office:value="47" office:value-type="float">
            <text:p>47</text:p>
          </table:table-cell>
          <table:table-cell ns41:value-type="float" table:style-name="ce62" office:value="59" office:value-type="float">
            <text:p>59</text:p>
          </table:table-cell>
          <table:table-cell ns41:value-type="float" table:style-name="ce62" office:value="179" office:value-type="float">
            <text:p>179</text:p>
          </table:table-cell>
          <table:table-cell ns41:value-type="float" table:style-name="ce62" office:value="698" office:value-type="float">
            <text:p>698</text:p>
          </table:table-cell>
          <table:table-cell ns41:value-type="float" table:style-name="ce62" office:value="123" office:value-type="float">
            <text:p>123</text:p>
          </table:table-cell>
          <table:table-cell ns41:value-type="float" table:style-name="ce62" office:value="358" office:value-type="float">
            <text:p>358</text:p>
          </table:table-cell>
          <table:table-cell table:style-name="ce140"/>
          <table:table-cell ns41:value-type="float" table:style-name="ce62" office:value="3" office:value-type="float">
            <text:p>3</text:p>
          </table:table-cell>
          <table:table-cell ns41:value-type="float" table:style-name="ce62" office:value="16" office:value-type="float">
            <text:p>16</text:p>
          </table:table-cell>
          <table:table-cell ns41:value-type="float" table:style-name="ce62" office:value="30" office:value-type="float">
            <text:p>30</text:p>
          </table:table-cell>
          <table:table-cell ns41:value-type="float" table:style-name="ce62" office:value="11" office:value-type="float">
            <text:p>11</text:p>
          </table:table-cell>
          <table:table-cell ns41:value-type="float" table:style-name="ce62" office:value="60" office:value-type="float">
            <text:p>60</text:p>
          </table:table-cell>
          <table:table-cell table:style-name="ce140"/>
          <table:table-cell ns41:value-type="float" office:value="2" table:style-name="ce62" table:number-columns-repeated="3" office:value-type="float">
            <text:p>2</text:p>
          </table:table-cell>
          <table:table-cell table:style-name="ce140" table:number-columns-repeated="2"/>
          <table:table-cell table:style-name="ce96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09</text:p>
          </table:table-cell>
          <table:table-cell ns41:value-type="float" table:style-name="ce48" office:value="58" office:value-type="float">
            <text:p>58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Gelderland</text:p>
          </table:table-cell>
          <table:table-cell table:style-name="Default"/>
          <table:table-cell table:style-name="ce138"/>
          <table:table-cell ns41:value-type="float" table:style-name="ce90" office:value="5" office:value-type="float">
            <text:p>5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40" office:value-type="float">
            <text:p>40</text:p>
          </table:table-cell>
          <table:table-cell ns41:value-type="float" table:style-name="ce90" office:value="96" office:value-type="float">
            <text:p>96</text:p>
          </table:table-cell>
          <table:table-cell table:style-name="ce139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139"/>
          <table:table-cell ns41:value-type="float" table:style-name="ce90" office:value="3" office:value-type="float">
            <text:p>3</text:p>
          </table:table-cell>
          <table:table-cell table:style-name="ce139" table:number-columns-repeated="6"/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9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Zuidholland</text:p>
          </table:table-cell>
          <table:table-cell table:style-name="Default"/>
          <table:table-cell table:style-name="ce138"/>
          <table:table-cell ns41:value-type="float" table:style-name="ce90" office:value="9" office:value-type="float">
            <text:p>9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0" office:value="123" office:value-type="float">
            <text:p>123</text:p>
          </table:table-cell>
          <table:table-cell table:style-name="ce139" table:number-columns-repeated="3"/>
          <table:table-cell ns41:value-type="float" table:style-name="ce90" office:value="7" office:value-type="float">
            <text:p>7</text:p>
          </table:table-cell>
          <table:table-cell table:style-name="ce139"/>
          <table:table-cell ns41:value-type="float" table:style-name="ce90" office:value="10" office:value-type="float">
            <text:p>10</text:p>
          </table:table-cell>
          <table:table-cell ns41:value-type="float" table:style-name="ce90" office:value="1" office:value-type="float">
            <text:p>1</text:p>
          </table:table-cell>
          <table:table-cell table:style-name="ce139" table:number-columns-repeated="5"/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9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Noordholland</text:p>
          </table:table-cell>
          <table:table-cell table:style-name="Default"/>
          <table:table-cell ns41:value-type="float" table:style-name="ce88" office:value="7" office:value-type="float">
            <text:p>7</text:p>
          </table:table-cell>
          <table:table-cell ns41:value-type="float" table:style-name="ce90" office:value="19" office:value-type="float">
            <text:p>19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17" office:value-type="float">
            <text:p>17</text:p>
          </table:table-cell>
          <table:table-cell ns41:value-type="float" table:style-name="ce90" office:value="83" office:value-type="float">
            <text:p>83</text:p>
          </table:table-cell>
          <table:table-cell table:style-name="ce139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8" office:value-type="float">
            <text:p>8</text:p>
          </table:table-cell>
          <table:table-cell table:style-name="ce139"/>
          <table:table-cell ns41:value-type="float" table:style-name="ce90" office:value="2" office:value-type="float">
            <text:p>2</text:p>
          </table:table-cell>
          <table:table-cell table:style-name="ce139" table:number-columns-repeated="6"/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9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Utrecht</text:p>
          </table:table-cell>
          <table:table-cell table:style-name="Default"/>
          <table:table-cell table:style-name="ce138"/>
          <table:table-cell ns41:value-type="float" table:style-name="ce90" office:value="3" office:value-type="float">
            <text:p>3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47" office:value-type="float">
            <text:p>47</text:p>
          </table:table-cell>
          <table:table-cell table:style-name="ce139" table:number-columns-repeated="3"/>
          <table:table-cell ns41:value-type="float" table:style-name="ce90" office:value="13" office:value-type="float">
            <text:p>13</text:p>
          </table:table-cell>
          <table:table-cell table:style-name="ce139"/>
          <table:table-cell ns41:value-type="float" table:style-name="ce90" office:value="1" office:value-type="float">
            <text:p>1</text:p>
          </table:table-cell>
          <table:table-cell table:style-name="ce139" table:number-columns-repeated="6"/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9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Friesland</text:p>
          </table:table-cell>
          <table:table-cell table:style-name="Default"/>
          <table:table-cell table:style-name="ce138"/>
          <table:table-cell table:style-name="ce139" table:number-columns-repeated="2"/>
          <table:table-cell ns41:value-type="float" table:style-name="ce90" office:value="4" office:value-type="float">
            <text:p>4</text:p>
          </table:table-cell>
          <table:table-cell table:style-name="ce139"/>
          <table:table-cell ns41:value-type="float" table:style-name="ce90" office:value="21" office:value-type="float">
            <text:p>21</text:p>
          </table:table-cell>
          <table:table-cell table:style-name="ce139" table:number-columns-repeated="12"/>
          <table:table-cell ns41:value-type="string" table:style-name="ce97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9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Overijssel</text:p>
          </table:table-cell>
          <table:table-cell table:style-name="Default"/>
          <table:table-cell table:style-name="ce138"/>
          <table:table-cell ns41:value-type="float" table:style-name="ce90" office:value="8" office:value-type="float">
            <text:p>8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13" office:value-type="float">
            <text:p>13</text:p>
          </table:table-cell>
          <table:table-cell ns41:value-type="float" table:style-name="ce90" office:value="5" office:value-type="float">
            <text:p>5</text:p>
          </table:table-cell>
          <table:table-cell ns41:value-type="float" table:style-name="ce90" office:value="53" office:value-type="float">
            <text:p>53</text:p>
          </table:table-cell>
          <table:table-cell table:style-name="ce139" table:number-columns-repeated="2"/>
          <table:table-cell ns41:value-type="float" table:style-name="ce90" office:value="1" office:value-type="float">
            <text:p>1</text:p>
          </table:table-cell>
          <table:table-cell ns41:value-type="float" table:style-name="ce90" office:value="12" office:value-type="float">
            <text:p>12</text:p>
          </table:table-cell>
          <table:table-cell table:style-name="ce139"/>
          <table:table-cell ns41:value-type="float" table:style-name="ce90" office:value="1" office:value-type="float">
            <text:p>1</text:p>
          </table:table-cell>
          <table:table-cell table:style-name="ce139"/>
          <table:table-cell ns41:value-type="float" table:style-name="ce90" office:value="1" office:value-type="float">
            <text:p>1</text:p>
          </table:table-cell>
          <table:table-cell table:style-name="ce139"/>
          <table:table-cell ns41:value-type="float" table:style-name="ce90" office:value="1" office:value-type="float">
            <text:p>1</text:p>
          </table:table-cell>
          <table:table-cell table:style-name="ce139" table:number-columns-repeated="2"/>
          <table:table-cell ns41:value-type="string" table:style-name="ce97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9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Groningen</text:p>
          </table:table-cell>
          <table:table-cell table:style-name="Default"/>
          <table:table-cell table:style-name="ce138"/>
          <table:table-cell table:style-name="ce139" table:number-columns-repeated="2"/>
          <table:table-cell ns41:value-type="float" table:style-name="ce90" office:value="1" office:value-type="float">
            <text:p>1</text:p>
          </table:table-cell>
          <table:table-cell table:style-name="ce139"/>
          <table:table-cell ns41:value-type="float" table:style-name="ce90" office:value="15" office:value-type="float">
            <text:p>15</text:p>
          </table:table-cell>
          <table:table-cell table:style-name="ce139" table:number-columns-repeated="12"/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9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1">
          <table:table-cell ns41:value-type="string" table:style-name="ce6" office:value-type="string">
            <text:p>Limburg</text:p>
          </table:table-cell>
          <table:table-cell table:style-name="Default"/>
          <table:table-cell ns41:value-type="float" table:style-name="ce88" office:value="13" office:value-type="float">
            <text:p>13</text:p>
          </table:table-cell>
          <table:table-cell ns41:value-type="float" table:style-name="ce90" office:value="31" office:value-type="float">
            <text:p>31</text:p>
          </table:table-cell>
          <table:table-cell ns41:value-type="float" table:style-name="ce90" office:value="83" office:value-type="float">
            <text:p>83</text:p>
          </table:table-cell>
          <table:table-cell ns41:value-type="float" table:style-name="ce90" office:value="89" office:value-type="float">
            <text:p>89</text:p>
          </table:table-cell>
          <table:table-cell ns41:value-type="float" table:style-name="ce90" office:value="190" office:value-type="float">
            <text:p>190</text:p>
          </table:table-cell>
          <table:table-cell ns41:value-type="float" table:style-name="ce90" office:value="98" office:value-type="float">
            <text:p>98</text:p>
          </table:table-cell>
          <table:table-cell table:style-name="ce139" table:number-columns-repeated="2"/>
          <table:table-cell ns41:value-type="float" table:style-name="ce90" office:value="27" office:value-type="float">
            <text:p>27</text:p>
          </table:table-cell>
          <table:table-cell ns41:value-type="float" table:style-name="ce90" office:value="111" office:value-type="float">
            <text:p>111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45" office:value-type="float">
            <text:p>45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0" office:value="5" office:value-type="float">
            <text:p>5</text:p>
          </table:table-cell>
          <table:table-cell table:style-name="ce139"/>
          <table:table-cell ns41:value-type="float" table:style-name="ce90" office:value="1" office:value-type="float">
            <text:p>1</text:p>
          </table:table-cell>
          <table:table-cell table:style-name="ce139"/>
          <table:table-cell ns41:value-type="float" table:style-name="ce92" office:value="4" office:value-type="float">
            <office:annotation draw:style-name="gr1" svg:height="1.957cm" draw:caption-point-y="1.041cm" svg:width="3.551cm" svg:x="39.343cm" draw:caption-point-x="-13.361cm" svg:y="8.626cm" draw:text-style-name="P1">
              <dc:creator>CDM</dc:creator>
              <dc:date>2014-12-12T00:00:00</dc:date>
              <text:p text:style-name="P1"><text:span text:style-name="T1">Hieronder 3 geboren in Sardinie, 1 in Zwitserland.</text:span></text:p>
            </office:annotation>
            <text:p>4</text:p>
          </table:table-cell>
          <table:table-cell table:style-name="ce9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09</text:p>
          </table:table-cell>
          <table:table-cell ns41:value-type="float" table:style-name="ce49" office:value="58" office:value-type="float">
            <text:p>58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1</text:p>
          </table:table-cell>
          <table:table-cell table:number-columns-repeated="998"/>
        </table:table-row>
        <table:table-row table:style-name="ro2">
          <table:table-cell ns41:value-type="string" table:style-name="ce7" office:value-type="string">
            <text:p>HET RIJK</text:p>
          </table:table-cell>
          <table:table-cell table:style-name="Default"/>
          <table:table-cell ns41:value-type="float" table:style-name="ce60" office:value="67" office:value-type="float">
            <text:p>67</text:p>
          </table:table-cell>
          <table:table-cell ns41:value-type="float" table:style-name="ce63" office:value="134" office:value-type="float">
            <text:p>134</text:p>
          </table:table-cell>
          <table:table-cell ns41:value-type="float" table:style-name="ce63" office:value="284" office:value-type="float">
            <text:p>284</text:p>
          </table:table-cell>
          <table:table-cell ns41:value-type="float" table:style-name="ce63" office:value="875" office:value-type="float">
            <text:p>875</text:p>
          </table:table-cell>
          <table:table-cell ns41:value-type="float" table:style-name="ce63" office:value="407" office:value-type="float">
            <text:p>407</text:p>
          </table:table-cell>
          <table:table-cell ns41:value-type="float" table:style-name="ce63" office:value="894" office:value-type="float">
            <text:p>894</text:p>
          </table:table-cell>
          <table:table-cell table:style-name="ce141"/>
          <table:table-cell ns41:value-type="float" table:style-name="ce63" office:value="3" office:value-type="float">
            <text:p>3</text:p>
          </table:table-cell>
          <table:table-cell ns41:value-type="float" table:style-name="ce63" office:value="46" office:value-type="float">
            <text:p>46</text:p>
          </table:table-cell>
          <table:table-cell ns41:value-type="float" table:style-name="ce63" office:value="186" office:value-type="float">
            <text:p>186</text:p>
          </table:table-cell>
          <table:table-cell ns41:value-type="float" table:style-name="ce63" office:value="22" office:value-type="float">
            <text:p>22</text:p>
          </table:table-cell>
          <table:table-cell ns41:value-type="float" table:style-name="ce63" office:value="122" office:value-type="float">
            <text:p>122</text:p>
          </table:table-cell>
          <table:table-cell ns41:value-type="float" table:style-name="ce63" office:value="2" office:value-type="float">
            <text:p>2</text:p>
          </table:table-cell>
          <table:table-cell ns41:value-type="float" table:style-name="ce63" office:value="8" office:value-type="float">
            <text:p>8</text:p>
          </table:table-cell>
          <table:table-cell ns41:value-type="float" table:style-name="ce63" office:value="2" office:value-type="float">
            <text:p>2</text:p>
          </table:table-cell>
          <table:table-cell ns41:value-type="float" table:style-name="ce63" office:value="4" office:value-type="float">
            <text:p>4</text:p>
          </table:table-cell>
          <table:table-cell table:style-name="ce141"/>
          <table:table-cell ns41:value-type="float" table:style-name="ce63" office:value="4" office:value-type="float">
            <text:p>4</text:p>
          </table:table-cell>
          <table:table-cell ns41:value-type="string" table:style-name="ce142" office:value-type="string">
            <text:p>2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09</text:p>
          </table:table-cell>
          <table:table-cell ns41:value-type="float" table:style-name="ce50" office:value="58" office:value-type="float">
            <text:p>58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31</text:p>
          </table:table-cell>
          <table:table-cell table:number-columns-repeated="99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1" table:name="Tabel 10">
        <table:table-column table:style-name="co23" table:default-cell-style-name="ce11"/>
        <table:table-column table:style-name="co5" table:default-cell-style-name="ce11"/>
        <table:table-column table:style-name="co29" table:default-cell-style-name="ce11" table:number-columns-repeated="18"/>
        <table:table-column table:style-name="co30" table:default-cell-style-name="ce11"/>
        <table:table-column table:style-name="co22" table:default-cell-style-name="ce11" table:number-columns-repeated="5"/>
        <table:table-column table:style-name="co1" table:default-cell-style-name="Default" table:number-columns-repeated="998"/>
        <table:table-row table:style-name="ro1">
          <table:table-cell ns41:value-type="string" table:number-rows-spanned="1" table:style-name="ce1" table:number-columns-spanned="21" office:value-type="string">
            <text:p>DEEL 3: TWEEDE AFDEELING: PERSONEN BEHOORENDE TOT INSTELLINGEN TER VERSTANDELIJKE EN GEESTELIJKE OPLEIDINGEN</text:p>
          </table:table-cell>
          <table:covered-table-cell table:style-name="ce9" table:number-columns-repeated="20"/>
          <table:table-cell table:number-columns-repeated="1003"/>
        </table:table-row>
        <table:table-row table:style-name="ro1">
          <table:table-cell table:number-rows-spanned="1" table:style-name="ce345" table:number-columns-spanned="21"/>
          <table:covered-table-cell table:style-name="ce9" table:number-columns-repeated="20"/>
          <table:table-cell table:number-columns-repeated="1003"/>
        </table:table-row>
        <table:table-row table:style-name="ro1">
          <table:table-cell ns41:value-type="string" table:number-rows-spanned="1" table:style-name="ce1" table:number-columns-spanned="21" office:value-type="string">
            <text:p>Indeeling der seminaristen en kweekelingen in het seminarium der Oud-Roomschen te Amersfoort naar de geboorteplaats</text:p>
          </table:table-cell>
          <table:covered-table-cell table:style-name="ce9" table:number-columns-repeated="20"/>
          <table:table-cell table:number-columns-repeated="1003"/>
        </table:table-row>
        <table:table-row table:style-name="ro2">
          <table:table-cell table:number-rows-spanned="1" table:style-name="ce345" table:number-columns-spanned="21"/>
          <table:covered-table-cell table:style-name="ce9" table:number-columns-repeated="20"/>
          <table:table-cell table:number-columns-repeated="1003"/>
        </table:table-row>
        <table:table-row table:style-name="ro5">
          <table:table-cell ns41:value-type="string" table:number-rows-spanned="3" table:style-name="ce69" table:number-columns-spanned="1" office:value-type="string">
            <text:p>PROVINCIEN</text:p>
          </table:table-cell>
          <table:table-cell table:number-rows-spanned="3" table:style-name="ce71" table:number-columns-spanned="1"/>
          <table:table-cell ns41:value-type="string" table:number-rows-spanned="1" table:style-name="ce72" table:number-columns-spanned="19" office:value-type="string">
            <text:p>INDEELING NAAR DE GEBOORTEPLAATS</text:p>
          </table:table-cell>
          <table:covered-table-cell table:style-name="ce27" table:number-columns-repeated="17"/>
          <table:covered-table-cell table:style-name="ce34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46" table:number-columns-spanned="1" office:value-type="string">
            <text:p>Provincie</text:p>
          </table:table-cell>
          <table:table-cell ns41:value-type="string" table:number-rows-spanned="3" table:style-name="ce46" table:number-columns-spanned="1" office:value-type="string">
            <text:p>Image nummer</text:p>
          </table:table-cell>
          <table:table-cell table:style-name="ce85" table:number-columns-repeated="998"/>
        </table:table-row>
        <table:table-row table:style-name="ro8">
          <table:covered-table-cell table:style-name="ce20" table:number-columns-repeated="2"/>
          <table:table-cell ns41:value-type="string" table:number-rows-spanned="1" table:style-name="ce73" table:number-columns-spanned="2" office:value-type="string">
            <text:p>In de gemeent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e andere gemeente binnen de provinci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e andere provincie binnen het Rijk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e der Ned. Kolonien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Duitschland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Belgie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Frankrijk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Groot-Brittannie en Ierland</text:p>
          </table:table-cell>
          <table:covered-table-cell table:style-name="ce74"/>
          <table:table-cell ns41:value-type="string" table:number-rows-spanned="1" table:style-name="ce75" table:number-columns-spanned="2" office:value-type="string">
            <text:p>In een ander vreemd land</text:p>
          </table:table-cell>
          <table:covered-table-cell table:style-name="ce74"/>
          <table:table-cell ns41:value-type="string" table:style-name="ce77" office:value-type="string">
            <text:p>Onbekend</text:p>
          </table:table-cell>
          <table:covered-table-cell table:style-name="ce78"/>
          <table:covered-table-cell table:style-name="ce79" table:number-columns-repeated="4"/>
          <table:table-cell table:style-name="ce85" table:number-columns-repeated="998"/>
        </table:table-row>
        <table:table-row table:style-name="ro5">
          <table:covered-table-cell table:style-name="ce70"/>
          <table:covered-table-cell table:style-name="ce20"/>
          <table:table-cell ns41:value-type="string" table:style-name="ce22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V</text:p>
          </table:table-cell>
          <table:table-cell ns41:value-type="string" table:style-name="ce36" office:value-type="string">
            <text:p>V</text:p>
          </table:table-cell>
          <table:covered-table-cell table:style-name="ce41"/>
          <table:covered-table-cell table:style-name="ce47" table:number-columns-repeated="4"/>
          <table:table-cell table:style-name="ce85"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ns41:value-type="string" table:style-name="ce118" office:value-type="string">
            <text:p>Utrecht</text:p>
          </table:table-cell>
          <table:table-cell table:style-name="Default"/>
          <table:table-cell ns41:value-type="float" table:style-name="ce121" office:value="2" office:value-type="float">
            <text:p>2</text:p>
          </table:table-cell>
          <table:table-cell table:style-name="ce357"/>
          <table:table-cell ns41:value-type="float" table:style-name="ce123" office:value="5" office:value-type="float">
            <text:p>5</text:p>
          </table:table-cell>
          <table:table-cell table:style-name="ce357"/>
          <table:table-cell ns41:value-type="float" table:style-name="ce123" office:value="16" office:value-type="float">
            <text:p>16</text:p>
          </table:table-cell>
          <table:table-cell table:style-name="ce357" table:number-columns-repeated="13"/>
          <table:table-cell table:style-name="ce358"/>
          <table:table-cell ns41:value-type="string" table:style-name="ce130" office:value-type="string">
            <text:p>VT_1859</text:p>
          </table:table-cell>
          <table:table-cell ns41:value-type="string" table:style-name="ce132" office:value-type="string">
            <text:p>D3H2_10</text:p>
          </table:table-cell>
          <table:table-cell ns41:value-type="float" table:style-name="ce132" office:value="58" office:value-type="float">
            <text:p>58</text:p>
          </table:table-cell>
          <table:table-cell ns41:value-type="string" table:style-name="ce132" office:value-type="string">
            <text:p>UT</text:p>
          </table:table-cell>
          <table:table-cell ns41:value-type="string" table:style-name="ce134" office:value-type="string">
            <text:p>38_0031</text:p>
          </table:table-cell>
          <table:table-cell table:number-columns-repeated="99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2" table:name="Tabel 11">
        <table:table-column table:style-name="co31" table:default-cell-style-name="ce11"/>
        <table:table-column table:style-name="co11" table:default-cell-style-name="ce11"/>
        <table:table-column table:style-name="co5" table:default-cell-style-name="ce11"/>
        <table:table-column table:style-name="co32" table:default-cell-style-name="ce11" table:number-columns-repeated="6"/>
        <table:table-column table:style-name="co33" table:default-cell-style-name="ce11"/>
        <table:table-column table:style-name="co6" table:default-cell-style-name="ce11"/>
        <table:table-column table:style-name="co1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0"/>
          <table:table-cell table:style-name="ce8" table:number-columns-repeated="4"/>
          <table:table-cell table:number-columns-repeated="1009"/>
        </table:table-row>
        <table:table-row table:style-name="ro1">
          <table:table-cell table:number-rows-spanned="1" table:style-name="ce345" table:number-columns-spanned="11"/>
          <table:covered-table-cell table:style-name="ce8" table:number-columns-repeated="10"/>
          <table:table-cell table:number-columns-repeated="1013"/>
        </table:table-row>
        <table:table-row table:style-name="ro1">
          <table:table-cell ns41:value-type="string" table:number-rows-spanned="1" table:style-name="ce1" table:number-columns-spanned="11" office:value-type="string">
            <text:p>Ouderdomstaat der studenten en kweekelingen aan instellingen ter opleiding tot den geestelijken stand <text:s text:c="5"/></text:p>
          </table:table-cell>
          <table:covered-table-cell table:style-name="ce8" table:number-columns-repeated="10"/>
          <table:table-cell table:style-name="ce18" table:number-columns-repeated="4"/>
          <table:table-cell table:number-columns-repeated="1009"/>
        </table:table-row>
        <table:table-row table:style-name="ro2">
          <table:table-cell table:number-rows-spanned="1" table:style-name="ce345" table:number-columns-spanned="11"/>
          <table:covered-table-cell table:style-name="ce8" table:number-columns-repeated="10"/>
          <table:table-cell table:number-columns-repeated="1013"/>
        </table:table-row>
        <table:table-row table:style-name="ro5">
          <table:table-cell ns41:value-type="string" table:number-rows-spanned="3" table:style-name="ce143" table:number-columns-spanned="1" office:value-type="string">
            <text:p>OUDERDOM</text:p>
          </table:table-cell>
          <table:table-cell ns41:value-type="string" table:number-rows-spanned="3" table:style-name="ce147" table:number-columns-spanned="1" office:value-type="string">
            <text:p>GEBOORTE- JAAR</text:p>
          </table:table-cell>
          <table:table-cell table:number-rows-spanned="3" table:style-name="ce151" table:number-columns-spanned="1"/>
          <table:table-cell ns41:value-type="string" table:number-rows-spanned="1" table:style-name="ce154" table:number-columns-spanned="6" office:value-type="string">
            <text:p>ROOMSCH-KATHOLIJKEN</text:p>
          </table:table-cell>
          <table:covered-table-cell table:style-name="ce156" table:number-columns-repeated="4"/>
          <table:covered-table-cell table:style-name="ce106"/>
          <table:table-cell ns41:value-type="string" table:number-rows-spanned="1" table:style-name="ce158" table:number-columns-spanned="2" office:value-type="string">
            <text:p>Oud-Roomschen</text:p>
          </table:table-cell>
          <table:covered-table-cell table:style-name="ce93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51" table:number-columns-spanned="1" office:value-type="string">
            <text:p>Image nummer</text:p>
          </table:table-cell>
          <table:table-cell table:style-name="ce85" table:number-columns-repeated="1009"/>
        </table:table-row>
        <table:table-row table:style-name="ro5">
          <table:covered-table-cell table:style-name="ce78"/>
          <table:covered-table-cell table:style-name="ce148"/>
          <table:covered-table-cell table:style-name="ce152"/>
          <table:table-cell ns41:value-type="string" table:number-rows-spanned="2" table:style-name="ce155" table:number-columns-spanned="1" office:value-type="string">
            <text:p>Noord-Brabant</text:p>
          </table:table-cell>
          <table:table-cell ns41:value-type="string" table:number-rows-spanned="2" table:style-name="ce157" table:number-columns-spanned="1" office:value-type="string">
            <text:p>Gelderland</text:p>
          </table:table-cell>
          <table:table-cell ns41:value-type="string" table:number-rows-spanned="2" table:style-name="ce157" table:number-columns-spanned="1" office:value-type="string">
            <text:p>Zuid-Holland</text:p>
          </table:table-cell>
          <table:table-cell ns41:value-type="string" table:number-rows-spanned="2" table:style-name="ce157" table:number-columns-spanned="1" office:value-type="string">
            <text:p>Utrecht</text:p>
          </table:table-cell>
          <table:table-cell ns41:value-type="string" table:number-rows-spanned="2" table:style-name="ce157" table:number-columns-spanned="1" office:value-type="string">
            <text:p>Limburg</text:p>
          </table:table-cell>
          <table:table-cell ns41:value-type="string" table:number-rows-spanned="2" table:style-name="ce157" table:number-columns-spanned="1" office:value-type="string">
            <text:p>Totaal</text:p>
          </table:table-cell>
          <table:table-cell ns41:value-type="string" table:number-rows-spanned="1" table:style-name="ce159" table:number-columns-spanned="2" office:value-type="string">
            <text:p>Amersfoort</text:p>
          </table:table-cell>
          <table:covered-table-cell table:style-name="ce159"/>
          <table:covered-table-cell table:style-name="ce78"/>
          <table:covered-table-cell table:style-name="ce79" table:number-columns-repeated="2"/>
          <table:covered-table-cell table:style-name="ce148"/>
          <table:table-cell table:style-name="ce85" table:number-columns-repeated="1009"/>
        </table:table-row>
        <table:table-row table:style-name="ro5">
          <table:covered-table-cell table:style-name="ce41"/>
          <table:covered-table-cell table:style-name="ce52"/>
          <table:covered-table-cell table:style-name="ce87"/>
          <table:covered-table-cell table:style-name="ce155"/>
          <table:covered-table-cell table:style-name="ce157" table:number-columns-repeated="5"/>
          <table:table-cell ns41:value-type="string" table:style-name="ce157" office:value-type="string">
            <text:p>Seminaristen</text:p>
          </table:table-cell>
          <table:table-cell ns41:value-type="string" table:style-name="ce160" office:value-type="string">
            <text:p>Kweekelingen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ns41:value-type="float" table:style-name="ce144" office:value="8" office:value-type="float">
            <text:p>8</text:p>
          </table:table-cell>
          <table:table-cell ns41:value-type="float" table:style-name="ce5" office:value="1851" office:value-type="float">
            <text:p>1851</text:p>
          </table:table-cell>
          <table:table-cell table:style-name="Default"/>
          <table:table-cell table:style-name="ce359"/>
          <table:table-cell table:style-name="ce33"/>
          <table:table-cell ns41:value-type="float" table:style-name="ce29" office:value="4" office:value-type="float">
            <text:p>4</text:p>
          </table:table-cell>
          <table:table-cell table:style-name="ce33" table:number-columns-repeated="2"/>
          <table:table-cell ns41:value-type="float" table:style-name="ce29" office:value="4" office:value-type="float">
            <text:p>4</text:p>
          </table:table-cell>
          <table:table-cell table:style-name="ce33"/>
          <table:table-cell table:style-name="ce353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11</text:p>
          </table:table-cell>
          <table:table-cell ns41:value-type="float" table:style-name="ce48" office:value="59" office:value-type="float">
            <text:p>59</text:p>
          </table:table-cell>
          <table:table-cell ns41:value-type="string" table:style-name="ce53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9" office:value-type="float">
            <text:p>9</text:p>
          </table:table-cell>
          <table:table-cell ns41:value-type="float" table:style-name="ce6" office:value="1850" office:value-type="float">
            <text:p>1850</text:p>
          </table:table-cell>
          <table:table-cell table:style-name="Default"/>
          <table:table-cell table:style-name="ce25"/>
          <table:table-cell table:style-name="ce31"/>
          <table:table-cell ns41:value-type="float" table:style-name="ce30" office:value="3" office:value-type="float">
            <text:p>3</text:p>
          </table:table-cell>
          <table:table-cell table:style-name="ce31" table:number-columns-repeated="2"/>
          <table:table-cell ns41:value-type="float" table:style-name="ce30" office:value="3" office:value-type="float">
            <text:p>3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0" office:value-type="float">
            <text:p>10</text:p>
          </table:table-cell>
          <table:table-cell ns41:value-type="float" table:style-name="ce6" office:value="1849" office:value-type="float">
            <text:p>1849</text:p>
          </table:table-cell>
          <table:table-cell table:style-name="Default"/>
          <table:table-cell table:style-name="ce25"/>
          <table:table-cell table:style-name="ce31"/>
          <table:table-cell ns41:value-type="float" table:style-name="ce30" office:value="9" office:value-type="float">
            <text:p>9</text:p>
          </table:table-cell>
          <table:table-cell table:style-name="ce31"/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table:style-name="ce31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1" office:value-type="float">
            <text:p>11</text:p>
          </table:table-cell>
          <table:table-cell ns41:value-type="float" table:style-name="ce6" office:value="1848" office:value-type="float">
            <text:p>1848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/>
          <table:table-cell ns41:value-type="float" table:style-name="ce30" office:value="12" office:value-type="float">
            <text:p>12</text:p>
          </table:table-cell>
          <table:table-cell table:style-name="ce31"/>
          <table:table-cell ns41:value-type="float" table:style-name="ce30" office:value="9" office:value-type="float">
            <text:p>9</text:p>
          </table:table-cell>
          <table:table-cell ns41:value-type="float" table:style-name="ce30" office:value="22" office:value-type="float">
            <text:p>22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2" office:value-type="float">
            <text:p>12</text:p>
          </table:table-cell>
          <table:table-cell ns41:value-type="float" table:style-name="ce6" office:value="1847" office:value-type="float">
            <text:p>1847</text:p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table:style-name="ce31"/>
          <table:table-cell ns41:value-type="float" table:style-name="ce30" office:value="22" office:value-type="float">
            <text:p>22</text:p>
          </table:table-cell>
          <table:table-cell table:style-name="ce31"/>
          <table:table-cell ns41:value-type="float" table:style-name="ce30" office:value="19" office:value-type="float">
            <text:p>19</text:p>
          </table:table-cell>
          <table:table-cell ns41:value-type="float" table:style-name="ce30" office:value="52" office:value-type="float">
            <text:p>52</text:p>
          </table:table-cell>
          <table:table-cell table:style-name="ce31"/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3" office:value-type="float">
            <text:p>13</text:p>
          </table:table-cell>
          <table:table-cell ns41:value-type="float" table:style-name="ce6" office:value="1846" office:value-type="float">
            <text:p>1846</text:p>
          </table:table-cell>
          <table:table-cell table:style-name="Default"/>
          <table:table-cell ns41:value-type="float" table:style-name="ce24" office:value="22" office:value-type="float">
            <text:p>2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5" office:value-type="float">
            <text:p>25</text:p>
          </table:table-cell>
          <table:table-cell table:style-name="ce31"/>
          <table:table-cell ns41:value-type="float" table:style-name="ce30" office:value="39" office:value-type="float">
            <text:p>39</text:p>
          </table:table-cell>
          <table:table-cell ns41:value-type="float" table:style-name="ce30" office:value="99" office:value-type="float">
            <text:p>99</text:p>
          </table:table-cell>
          <table:table-cell table:style-name="ce31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4" office:value-type="float">
            <text:p>14</text:p>
          </table:table-cell>
          <table:table-cell ns41:value-type="float" table:style-name="ce6" office:value="1845" office:value-type="float">
            <text:p>1845</text:p>
          </table:table-cell>
          <table:table-cell table:style-name="Default"/>
          <table:table-cell ns41:value-type="float" table:style-name="ce24" office:value="33" office:value-type="float">
            <text:p>33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9" office:value-type="float">
            <text:p>29</text:p>
          </table:table-cell>
          <table:table-cell table:style-name="ce31"/>
          <table:table-cell ns41:value-type="float" table:style-name="ce30" office:value="59" office:value-type="float">
            <text:p>59</text:p>
          </table:table-cell>
          <table:table-cell ns41:value-type="float" table:style-name="ce30" office:value="134" office:value-type="float">
            <text:p>134</text:p>
          </table:table-cell>
          <table:table-cell table:style-name="ce31"/>
          <table:table-cell ns41:value-type="float" table:style-name="ce38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5" office:value-type="float">
            <text:p>15</text:p>
          </table:table-cell>
          <table:table-cell ns41:value-type="float" table:style-name="ce6" office:value="1844" office:value-type="float">
            <text:p>1844</text:p>
          </table:table-cell>
          <table:table-cell table:style-name="Default"/>
          <table:table-cell ns41:value-type="float" table:style-name="ce24" office:value="37" office:value-type="float">
            <text:p>37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31" office:value-type="float">
            <text:p>31</text:p>
          </table:table-cell>
          <table:table-cell table:style-name="ce31"/>
          <table:table-cell ns41:value-type="float" table:style-name="ce30" office:value="71" office:value-type="float">
            <text:p>71</text:p>
          </table:table-cell>
          <table:table-cell ns41:value-type="float" table:style-name="ce30" office:value="160" office:value-type="float">
            <text:p>160</text:p>
          </table:table-cell>
          <table:table-cell table:style-name="ce31"/>
          <table:table-cell ns41:value-type="float" table:style-name="ce38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6" office:value-type="float">
            <text:p>16</text:p>
          </table:table-cell>
          <table:table-cell ns41:value-type="float" table:style-name="ce6" office:value="1843" office:value-type="float">
            <text:p>1843</text:p>
          </table:table-cell>
          <table:table-cell table:style-name="Default"/>
          <table:table-cell ns41:value-type="float" table:style-name="ce24" office:value="47" office:value-type="float">
            <text:p>4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18" office:value-type="float">
            <text:p>18</text:p>
          </table:table-cell>
          <table:table-cell table:style-name="ce31"/>
          <table:table-cell ns41:value-type="float" table:style-name="ce30" office:value="53" office:value-type="float">
            <text:p>53</text:p>
          </table:table-cell>
          <table:table-cell ns41:value-type="float" table:style-name="ce30" office:value="138" office:value-type="float">
            <text:p>138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7" office:value-type="float">
            <text:p>17</text:p>
          </table:table-cell>
          <table:table-cell ns41:value-type="float" table:style-name="ce6" office:value="1842" office:value-type="float">
            <text:p>1842</text:p>
          </table:table-cell>
          <table:table-cell table:style-name="Default"/>
          <table:table-cell ns41:value-type="float" table:style-name="ce24" office:value="33" office:value-type="float">
            <text:p>33</text:p>
          </table:table-cell>
          <table:table-cell ns41:value-type="float" table:style-name="ce30" office:value="21" office:value-type="float">
            <text:p>21</text:p>
          </table:table-cell>
          <table:table-cell ns41:value-type="float" table:style-name="ce30" office:value="22" office:value-type="float">
            <text:p>22</text:p>
          </table:table-cell>
          <table:table-cell table:style-name="ce31"/>
          <table:table-cell ns41:value-type="float" table:style-name="ce30" office:value="35" office:value-type="float">
            <text:p>35</text:p>
          </table:table-cell>
          <table:table-cell ns41:value-type="float" table:style-name="ce30" office:value="111" office:value-type="float">
            <text:p>111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8" office:value-type="float">
            <text:p>18</text:p>
          </table:table-cell>
          <table:table-cell ns41:value-type="float" table:style-name="ce6" office:value="1841" office:value-type="float">
            <text:p>1841</text:p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0" office:value-type="float">
            <text:p>20</text:p>
          </table:table-cell>
          <table:table-cell table:style-name="ce31"/>
          <table:table-cell ns41:value-type="float" table:style-name="ce30" office:value="31" office:value-type="float">
            <text:p>31</text:p>
          </table:table-cell>
          <table:table-cell ns41:value-type="float" table:style-name="ce30" office:value="99" office:value-type="float">
            <text:p>99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19" office:value-type="float">
            <text:p>19</text:p>
          </table:table-cell>
          <table:table-cell ns41:value-type="float" table:style-name="ce6" office:value="1840" office:value-type="float">
            <text:p>1840</text:p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74" office:value-type="float">
            <text:p>74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0" office:value-type="float">
            <text:p>20</text:p>
          </table:table-cell>
          <table:table-cell ns41:value-type="float" table:style-name="ce6" office:value="1839" office:value-type="float">
            <text:p>1839</text:p>
          </table:table-cell>
          <table:table-cell table:style-name="Default"/>
          <table:table-cell ns41:value-type="float" table:style-name="ce24" office:value="36" office:value-type="float">
            <text:p>36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97" office:value-type="float">
            <text:p>97</text:p>
          </table:table-cell>
          <table:table-cell ns41:value-type="float" table:style-name="ce30" office:value="2" office:value-type="float">
            <text:p>2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1" office:value-type="float">
            <text:p>21</text:p>
          </table:table-cell>
          <table:table-cell ns41:value-type="float" table:style-name="ce6" office:value="1838" office:value-type="float">
            <text:p>1838</text:p>
          </table:table-cell>
          <table:table-cell table:style-name="Default"/>
          <table:table-cell ns41:value-type="float" table:style-name="ce24" office:value="34" office:value-type="float">
            <text:p>34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20" office:value-type="float">
            <text:p>20</text:p>
          </table:table-cell>
          <table:table-cell ns41:value-type="float" table:style-name="ce30" office:value="80" office:value-type="float">
            <text:p>80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2" office:value-type="float">
            <text:p>22</text:p>
          </table:table-cell>
          <table:table-cell ns41:value-type="float" table:style-name="ce6" office:value="1837" office:value-type="float">
            <text:p>1837</text:p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71" office:value-type="float">
            <text:p>71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3" office:value-type="float">
            <text:p>23</text:p>
          </table:table-cell>
          <table:table-cell ns41:value-type="float" table:style-name="ce6" office:value="1836" office:value-type="float">
            <text:p>1836</text:p>
          </table:table-cell>
          <table:table-cell table:style-name="Default"/>
          <table:table-cell ns41:value-type="float" table:style-name="ce24" office:value="21" office:value-type="float">
            <text:p>21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66" office:value-type="float">
            <text:p>66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4" office:value-type="float">
            <text:p>24</text:p>
          </table:table-cell>
          <table:table-cell ns41:value-type="float" table:style-name="ce6" office:value="1835" office:value-type="float">
            <text:p>1835</text:p>
          </table:table-cell>
          <table:table-cell table:style-name="Default"/>
          <table:table-cell ns41:value-type="float" table:style-name="ce24" office:value="26" office:value-type="float">
            <text:p>26</text:p>
          </table:table-cell>
          <table:table-cell table:style-name="ce31"/>
          <table:table-cell ns41:value-type="float" table:style-name="ce30" office:value="5" office:value-type="float">
            <text:p>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55" office:value-type="float">
            <text:p>55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5" office:value-type="float">
            <text:p>25</text:p>
          </table:table-cell>
          <table:table-cell ns41:value-type="float" table:style-name="ce6" office:value="1834" office:value-type="float">
            <text:p>1834</text:p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3" office:value-type="float">
            <text:p>33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6" office:value-type="float">
            <text:p>26</text:p>
          </table:table-cell>
          <table:table-cell ns41:value-type="float" table:style-name="ce6" office:value="1833" office:value-type="float">
            <text:p>1833</text:p>
          </table:table-cell>
          <table:table-cell table:style-name="Default"/>
          <table:table-cell ns41:value-type="float" table:style-name="ce24" office:value="6" office:value-type="float">
            <text:p>6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5" office:value-type="float">
            <text:p>15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7" office:value-type="float">
            <text:p>27</text:p>
          </table:table-cell>
          <table:table-cell ns41:value-type="float" table:style-name="ce6" office:value="1832" office:value-type="float">
            <text:p>1832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table:style-name="ce31"/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6" office:value-type="float">
            <text:p>16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8" office:value-type="float">
            <text:p>28</text:p>
          </table:table-cell>
          <table:table-cell ns41:value-type="float" table:style-name="ce6" office:value="1831" office:value-type="float">
            <text:p>1831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table:style-name="ce31"/>
          <table:table-cell ns41:value-type="float" table:style-name="ce30" office:value="5" office:value-type="float">
            <text:p>5</text:p>
          </table:table-cell>
          <table:table-cell ns41:value-type="float" table:style-name="ce30" office:value="11" office:value-type="float">
            <text:p>11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29" office:value-type="float">
            <text:p>29</text:p>
          </table:table-cell>
          <table:table-cell ns41:value-type="float" table:style-name="ce6" office:value="1830" office:value-type="float">
            <text:p>1830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1" table:number-columns-repeated="2"/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8" office:value-type="float">
            <text:p>8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30" office:value-type="float">
            <text:p>30</text:p>
          </table:table-cell>
          <table:table-cell ns41:value-type="float" table:style-name="ce6" office:value="1829" office:value-type="float">
            <text:p>1829</text:p>
          </table:table-cell>
          <table:table-cell table:style-name="Default"/>
          <table:table-cell table:style-name="ce25"/>
          <table:table-cell table:style-name="ce31"/>
          <table:table-cell ns41:value-type="float" table:style-name="ce30" office:value="1" office:value-type="float">
            <text:p>1</text:p>
          </table:table-cell>
          <table:table-cell table:style-name="ce31"/>
          <table:table-cell ns41:value-type="float" table:style-name="ce30" office:value="3" office:value-type="float">
            <text:p>3</text:p>
          </table:table-cell>
          <table:table-cell ns41:value-type="float" table:style-name="ce30" office:value="4" office:value-type="float">
            <text:p>4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31" office:value-type="float">
            <text:p>31</text:p>
          </table:table-cell>
          <table:table-cell ns41:value-type="float" table:style-name="ce6" office:value="1828" office:value-type="float">
            <text:p>1828</text:p>
          </table:table-cell>
          <table:table-cell table:style-name="Default"/>
          <table:table-cell table:style-name="ce25"/>
          <table:table-cell table:style-name="ce31"/>
          <table:table-cell ns41:value-type="float" table:style-name="ce30" office:value="1" office:value-type="float">
            <text:p>1</text:p>
          </table:table-cell>
          <table:table-cell table:style-name="ce31"/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32" office:value-type="float">
            <text:p>32</text:p>
          </table:table-cell>
          <table:table-cell ns41:value-type="float" table:style-name="ce6" office:value="1827" office:value-type="float">
            <text:p>1827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1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33" office:value-type="float">
            <text:p>33</text:p>
          </table:table-cell>
          <table:table-cell ns41:value-type="float" table:style-name="ce6" office:value="1826" office:value-type="float">
            <text:p>1826</text:p>
          </table:table-cell>
          <table:table-cell table:style-name="Default"/>
          <table:table-cell table:style-name="ce25"/>
          <table:table-cell table:style-name="ce31" table:number-columns-repeated="6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float" table:style-name="ce360" office:value="34" office:value-type="float">
            <text:p>34</text:p>
          </table:table-cell>
          <table:table-cell ns41:value-type="float" table:style-name="ce6" office:value="1825" office:value-type="float">
            <text:p>1825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office:value="2" table:style-name="ce30" table:number-columns-repeated="2" office:value-type="float">
            <text:p>2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1">
          <table:table-cell ns41:value-type="string" table:number-rows-spanned="1" table:style-name="ce145" table:number-columns-spanned="2" office:value-type="string">
            <text:p>Onbekend</text:p>
          </table:table-cell>
          <table:covered-table-cell table:style-name="ce149"/>
          <table:table-cell table:style-name="ce153"/>
          <table:table-cell table:style-name="ce25"/>
          <table:table-cell table:style-name="ce31" table:number-columns-repeated="2"/>
          <table:table-cell ns41:value-type="float" table:style-name="ce30" office:value="1" office:value-type="float">
            <text:p>1</text:p>
          </table:table-cell>
          <table:table-cell table:style-name="ce31"/>
          <table:table-cell ns41:value-type="float" table:style-name="ce30" office:value="1" office:value-type="float">
            <text:p>1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1</text:p>
          </table:table-cell>
          <table:table-cell ns41:value-type="float" table:style-name="ce49" office:value="59" office:value-type="float">
            <text:p>59</text:p>
          </table:table-cell>
          <table:table-cell ns41:value-type="string" table:style-name="ce54" office:value-type="string">
            <text:p>38_0031</text:p>
          </table:table-cell>
          <table:table-cell table:number-columns-repeated="1009"/>
        </table:table-row>
        <table:table-row table:style-name="ro2">
          <table:table-cell ns41:value-type="string" table:number-rows-spanned="1" table:style-name="ce146" table:number-columns-spanned="2" office:value-type="string">
            <text:p>TOTAAL</text:p>
          </table:table-cell>
          <table:covered-table-cell table:style-name="ce150"/>
          <table:table-cell table:style-name="ce153"/>
          <table:table-cell ns41:value-type="float" table:style-name="ce26" office:value="415" office:value-type="float">
            <text:p>415</text:p>
          </table:table-cell>
          <table:table-cell ns41:value-type="float" table:style-name="ce32" office:value="155" office:value-type="float">
            <text:p>155</text:p>
          </table:table-cell>
          <table:table-cell ns41:value-type="float" table:style-name="ce32" office:value="280" office:value-type="float">
            <text:p>280</text:p>
          </table:table-cell>
          <table:table-cell ns41:value-type="float" table:style-name="ce32" office:value="63" office:value-type="float">
            <text:p>63</text:p>
          </table:table-cell>
          <table:table-cell ns41:value-type="float" table:style-name="ce32" office:value="462" office:value-type="float">
            <text:p>462</text:p>
          </table:table-cell>
          <table:table-cell ns41:value-type="float" table:style-name="ce32" office:value="1375" office:value-type="float">
            <text:p>1375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9" office:value="18" office:value-type="float">
            <text:p>18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11</text:p>
          </table:table-cell>
          <table:table-cell ns41:value-type="float" table:style-name="ce50" office:value="59" office:value-type="float">
            <text:p>59</text:p>
          </table:table-cell>
          <table:table-cell ns41:value-type="string" table:style-name="ce55" office:value-type="string">
            <text:p>38_0031</text:p>
          </table:table-cell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3" table:name="Tabel 12">
        <table:table-column table:style-name="co31" table:default-cell-style-name="ce11"/>
        <table:table-column table:style-name="co11" table:default-cell-style-name="ce11"/>
        <table:table-column table:style-name="co5" table:default-cell-style-name="ce11"/>
        <table:table-column table:style-name="co16" table:default-cell-style-name="ce11" table:number-columns-repeated="10"/>
        <table:table-column table:style-name="co34" table:default-cell-style-name="ce11"/>
        <table:table-column table:style-name="co16" table:default-cell-style-name="ce11" table:number-columns-repeated="2"/>
        <table:table-column table:style-name="co34" table:default-cell-style-name="ce11"/>
        <table:table-column table:style-name="co16" table:default-cell-style-name="ce11" table:number-columns-repeated="4"/>
        <table:table-column table:style-name="co1" table:default-cell-style-name="Default" table:number-columns-repeated="1003"/>
        <table:table-row table:style-name="ro1">
          <table:table-cell ns41:value-type="string" table:number-rows-spanned="1" table:style-name="ce1" table:number-columns-spanned="21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4"/>
          <table:covered-table-cell table:style-name="ce9" table:number-columns-repeated="6"/>
          <table:table-cell table:number-columns-repeated="1003"/>
        </table:table-row>
        <table:table-row table:style-name="ro1">
          <table:table-cell table:number-rows-spanned="1" table:style-name="ce345" table:number-columns-spanned="21"/>
          <table:covered-table-cell table:style-name="ce8" table:number-columns-repeated="14"/>
          <table:covered-table-cell table:style-name="ce9" table:number-columns-repeated="6"/>
          <table:table-cell table:number-columns-repeated="1003"/>
        </table:table-row>
        <table:table-row table:style-name="ro1">
          <table:table-cell ns41:value-type="string" table:number-rows-spanned="1" table:style-name="ce1" table:number-columns-spanned="21" office:value-type="string">
            <text:p>Ouderdomstaat der Roomsch-Katholijke geestelijken in de gestichten <text:s text:c="5"/></text:p>
          </table:table-cell>
          <table:covered-table-cell table:style-name="ce8" table:number-columns-repeated="14"/>
          <table:covered-table-cell table:style-name="ce9" table:number-columns-repeated="6"/>
          <table:table-cell table:number-columns-repeated="1003"/>
        </table:table-row>
        <table:table-row table:style-name="ro2">
          <table:table-cell table:number-rows-spanned="1" table:style-name="ce345" table:number-columns-spanned="21"/>
          <table:covered-table-cell table:style-name="ce8" table:number-columns-repeated="14"/>
          <table:covered-table-cell table:style-name="ce9" table:number-columns-repeated="6"/>
          <table:table-cell table:number-columns-repeated="1003"/>
        </table:table-row>
        <table:table-row table:style-name="ro6">
          <table:table-cell ns41:value-type="string" table:number-rows-spanned="2" table:style-name="ce143" table:number-columns-spanned="1" office:value-type="string">
            <text:p>OUDERDOM</text:p>
          </table:table-cell>
          <table:table-cell ns41:value-type="string" table:number-rows-spanned="2" table:style-name="ce147" table:number-columns-spanned="1" office:value-type="string">
            <text:p>GEBOORTEJAAR</text:p>
          </table:table-cell>
          <table:table-cell table:number-rows-spanned="2" table:style-name="ce151" table:number-columns-spanned="1"/>
          <table:table-cell ns41:value-type="string" table:number-rows-spanned="1" table:style-name="ce154" table:number-columns-spanned="2" office:value-type="string">
            <text:p>Noordbrabant</text:p>
          </table:table-cell>
          <table:covered-table-cell table:style-name="ce106"/>
          <table:table-cell ns41:value-type="string" table:number-rows-spanned="1" table:style-name="ce161" table:number-columns-spanned="2" office:value-type="string">
            <text:p>Gelderland</text:p>
          </table:table-cell>
          <table:covered-table-cell table:style-name="ce162"/>
          <table:table-cell ns41:value-type="string" table:number-rows-spanned="1" table:style-name="ce161" table:number-columns-spanned="2" office:value-type="string">
            <text:p>Zuidholland</text:p>
          </table:table-cell>
          <table:covered-table-cell table:style-name="ce162"/>
          <table:table-cell ns41:value-type="string" table:number-rows-spanned="1" table:style-name="ce161" table:number-columns-spanned="2" office:value-type="string">
            <text:p>Noordholland</text:p>
          </table:table-cell>
          <table:covered-table-cell table:style-name="ce162"/>
          <table:table-cell ns41:value-type="string" table:number-rows-spanned="1" table:style-name="ce161" table:number-columns-spanned="2" office:value-type="string">
            <text:p>Utrecht</text:p>
          </table:table-cell>
          <table:covered-table-cell table:style-name="ce162"/>
          <table:table-cell ns41:value-type="string" table:style-name="ce161" office:value-type="string">
            <text:p>Friesland</text:p>
          </table:table-cell>
          <table:table-cell ns41:value-type="string" table:number-rows-spanned="1" table:style-name="ce161" table:number-columns-spanned="2" office:value-type="string">
            <text:p>Overijssel</text:p>
          </table:table-cell>
          <table:covered-table-cell table:style-name="ce162"/>
          <table:table-cell ns41:value-type="string" table:style-name="ce161" office:value-type="string">
            <text:p>Groningen</text:p>
          </table:table-cell>
          <table:table-cell ns41:value-type="string" table:number-rows-spanned="1" table:style-name="ce161" table:number-columns-spanned="2" office:value-type="string">
            <text:p>Limburg</text:p>
          </table:table-cell>
          <table:covered-table-cell table:style-name="ce162"/>
          <table:table-cell ns41:value-type="string" table:number-rows-spanned="1" table:style-name="ce158" table:number-columns-spanned="2" office:value-type="string">
            <text:p>Totaal</text:p>
          </table:table-cell>
          <table:covered-table-cell table:style-name="ce93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999"/>
        </table:table-row>
        <table:table-row table:style-name="ro5">
          <table:covered-table-cell table:style-name="ce41"/>
          <table:covered-table-cell table:style-name="ce52"/>
          <table:covered-table-cell table:style-name="ce87"/>
          <table:table-cell ns41:value-type="string" table:style-name="ce155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table:number-columns-repeated="2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table:number-columns-repeated="2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60" office:value-type="string">
            <text:p>V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999"/>
        </table:table-row>
        <table:table-row table:style-name="ro2">
          <table:table-cell table:number-columns-repeated="1024"/>
        </table:table-row>
        <table:table-row table:style-name="ro1">
          <table:table-cell ns41:value-type="float" table:style-name="ce349" office:value="13" office:value-type="float">
            <text:p>13</text:p>
          </table:table-cell>
          <table:table-cell ns41:value-type="float" table:style-name="ce5" office:value="1846" office:value-type="float">
            <text:p>1846</text:p>
          </table:table-cell>
          <table:table-cell table:style-name="Default"/>
          <table:table-cell table:style-name="ce361"/>
          <table:table-cell table:style-name="ce362" table:number-columns-repeated="13"/>
          <table:table-cell ns41:value-type="float" table:style-name="ce362" office:value="3" office:value-type="float">
            <text:p>3</text:p>
          </table:table-cell>
          <table:table-cell table:style-name="ce362"/>
          <table:table-cell ns41:value-type="float" table:style-name="ce362" office:value="3" office:value-type="float">
            <text:p>3</text:p>
          </table:table-cell>
          <table:table-cell table:style-name="ce363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12</text:p>
          </table:table-cell>
          <table:table-cell ns41:value-type="float" table:style-name="ce48" office:value="60" office:value-type="float">
            <text:p>60</text:p>
          </table:table-cell>
          <table:table-cell ns41:value-type="string" table:style-name="ce53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15" office:value-type="float">
            <text:p>15</text:p>
          </table:table-cell>
          <table:table-cell ns41:value-type="float" table:style-name="ce6" office:value="1844" office:value-type="float">
            <text:p>1844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12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16" office:value-type="float">
            <text:p>16</text:p>
          </table:table-cell>
          <table:table-cell ns41:value-type="float" table:style-name="ce6" office:value="1843" office:value-type="float">
            <text:p>1843</text:p>
          </table:table-cell>
          <table:table-cell table:style-name="Default"/>
          <table:table-cell table:style-name="ce364"/>
          <table:table-cell table:style-name="ce365" table:number-columns-repeated="6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4"/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17" office:value-type="float">
            <text:p>17</text:p>
          </table:table-cell>
          <table:table-cell ns41:value-type="float" table:style-name="ce6" office:value="1842" office:value-type="float">
            <text:p>1842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ns41:value-type="float" table:style-name="ce365" office:value="7" office:value-type="float">
            <text:p>7</text:p>
          </table:table-cell>
          <table:table-cell table:style-name="ce365" table:number-columns-repeated="5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4"/>
          <table:table-cell ns41:value-type="float" table:style-name="ce365" office:value="4" office:value-type="float">
            <text:p>4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6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18" office:value-type="float">
            <text:p>18</text:p>
          </table:table-cell>
          <table:table-cell ns41:value-type="float" table:style-name="ce6" office:value="1841" office:value-type="float">
            <text:p>1841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ns41:value-type="float" table:style-name="ce365" office:value="9" office:value-type="float">
            <text:p>9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6"/>
          <table:table-cell ns41:value-type="float" table:style-name="ce365" office:value="6" office:value-type="float">
            <text:p>6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4" office:value-type="float">
            <text:p>14</text:p>
          </table:table-cell>
          <table:table-cell ns41:value-type="float" table:style-name="ce366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19" office:value-type="float">
            <text:p>19</text:p>
          </table:table-cell>
          <table:table-cell ns41:value-type="float" table:style-name="ce6" office:value="1840" office:value-type="float">
            <text:p>1840</text:p>
          </table:table-cell>
          <table:table-cell table:style-name="Default"/>
          <table:table-cell ns41:value-type="float" table:style-name="ce364" office:value="14" office:value-type="float">
            <text:p>14</text:p>
          </table:table-cell>
          <table:table-cell ns41:value-type="float" table:style-name="ce365" office:value="10" office:value-type="float">
            <text:p>10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5" office:value="18" office:value-type="float">
            <text:p>18</text:p>
          </table:table-cell>
          <table:table-cell ns41:value-type="float" table:style-name="ce366" office:value="26" office:value-type="float">
            <text:p>2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0" office:value-type="float">
            <text:p>20</text:p>
          </table:table-cell>
          <table:table-cell ns41:value-type="float" table:style-name="ce6" office:value="1839" office:value-type="float">
            <text:p>1839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ns41:value-type="float" table:style-name="ce365" office:value="24" office:value-type="float">
            <text:p>24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 table:number-columns-repeated="4"/>
          <table:table-cell ns41:value-type="float" table:style-name="ce365" office:value="1" office:value-type="float">
            <text:p>1</text:p>
          </table:table-cell>
          <table:table-cell ns41:value-type="float" table:style-name="ce365" office:value="7" office:value-type="float">
            <text:p>7</text:p>
          </table:table-cell>
          <table:table-cell ns41:value-type="float" table:style-name="ce365" office:value="10" office:value-type="float">
            <text:p>10</text:p>
          </table:table-cell>
          <table:table-cell ns41:value-type="float" table:style-name="ce366" office:value="43" office:value-type="float">
            <text:p>4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1" office:value-type="float">
            <text:p>21</text:p>
          </table:table-cell>
          <table:table-cell ns41:value-type="float" table:style-name="ce6" office:value="1838" office:value-type="float">
            <text:p>1838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ns41:value-type="float" table:style-name="ce365" office:value="27" office:value-type="float">
            <text:p>27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office:value="1" table:style-name="ce365" table:number-columns-repeated="2" office:value-type="float">
            <text:p>1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office:value="16" table:style-name="ce365" table:number-columns-repeated="2" office:value-type="float">
            <text:p>16</text:p>
          </table:table-cell>
          <table:table-cell ns41:value-type="float" table:style-name="ce366" office:value="63" office:value-type="float">
            <text:p>6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2" office:value-type="float">
            <text:p>22</text:p>
          </table:table-cell>
          <table:table-cell ns41:value-type="float" table:style-name="ce6" office:value="1837" office:value-type="float">
            <text:p>1837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ns41:value-type="float" table:style-name="ce365" office:value="30" office:value-type="float">
            <text:p>30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3"/>
          <table:table-cell ns41:value-type="float" table:style-name="ce365" office:value="5" office:value-type="float">
            <text:p>5</text:p>
          </table:table-cell>
          <table:table-cell ns41:value-type="float" table:style-name="ce365" office:value="13" office:value-type="float">
            <text:p>13</text:p>
          </table:table-cell>
          <table:table-cell ns41:value-type="float" table:style-name="ce365" office:value="26" office:value-type="float">
            <text:p>26</text:p>
          </table:table-cell>
          <table:table-cell ns41:value-type="float" table:style-name="ce366" office:value="64" office:value-type="float">
            <text:p>6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3" office:value-type="float">
            <text:p>23</text:p>
          </table:table-cell>
          <table:table-cell ns41:value-type="float" table:style-name="ce6" office:value="1836" office:value-type="float">
            <text:p>1836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ns41:value-type="float" table:style-name="ce365" office:value="32" office:value-type="float">
            <text:p>32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5" office:value="10" office:value-type="float">
            <text:p>10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2" office:value-type="float">
            <text:p>12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office:value="1" table:style-name="ce365" table:number-columns-repeated="2" office:value-type="float">
            <text:p>1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5" office:value="29" office:value-type="float">
            <text:p>29</text:p>
          </table:table-cell>
          <table:table-cell ns41:value-type="float" table:style-name="ce365" office:value="20" office:value-type="float">
            <text:p>20</text:p>
          </table:table-cell>
          <table:table-cell ns41:value-type="float" table:style-name="ce366" office:value="95" office:value-type="float">
            <text:p>9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4" office:value-type="float">
            <text:p>24</text:p>
          </table:table-cell>
          <table:table-cell ns41:value-type="float" table:style-name="ce6" office:value="1835" office:value-type="float">
            <text:p>1835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ns41:value-type="float" table:style-name="ce365" office:value="35" office:value-type="float">
            <text:p>35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ns41:value-type="float" table:style-name="ce365" office:value="18" office:value-type="float">
            <text:p>18</text:p>
          </table:table-cell>
          <table:table-cell ns41:value-type="float" table:style-name="ce365" office:value="22" office:value-type="float">
            <text:p>22</text:p>
          </table:table-cell>
          <table:table-cell ns41:value-type="float" table:style-name="ce366" office:value="82" office:value-type="float">
            <text:p>8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5" office:value-type="float">
            <text:p>25</text:p>
          </table:table-cell>
          <table:table-cell ns41:value-type="float" table:style-name="ce6" office:value="1834" office:value-type="float">
            <text:p>1834</text:p>
          </table:table-cell>
          <table:table-cell table:style-name="Default"/>
          <table:table-cell ns41:value-type="float" table:style-name="ce364" office:value="21" office:value-type="float">
            <text:p>21</text:p>
          </table:table-cell>
          <table:table-cell ns41:value-type="float" table:style-name="ce365" office:value="46" office:value-type="float">
            <text:p>46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7" office:value-type="float">
            <text:p>7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5" office:value="12" office:value-type="float">
            <text:p>12</text:p>
          </table:table-cell>
          <table:table-cell ns41:value-type="float" table:style-name="ce365" office:value="23" office:value-type="float">
            <text:p>23</text:p>
          </table:table-cell>
          <table:table-cell ns41:value-type="float" table:style-name="ce365" office:value="37" office:value-type="float">
            <text:p>37</text:p>
          </table:table-cell>
          <table:table-cell ns41:value-type="float" table:style-name="ce366" office:value="100" office:value-type="float">
            <text:p>10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6" office:value-type="float">
            <text:p>26</text:p>
          </table:table-cell>
          <table:table-cell ns41:value-type="float" table:style-name="ce6" office:value="1833" office:value-type="float">
            <text:p>1833</text:p>
          </table:table-cell>
          <table:table-cell table:style-name="Default"/>
          <table:table-cell ns41:value-type="float" table:style-name="ce364" office:value="15" office:value-type="float">
            <text:p>15</text:p>
          </table:table-cell>
          <table:table-cell ns41:value-type="float" table:style-name="ce365" office:value="47" office:value-type="float">
            <text:p>47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7" office:value-type="float">
            <text:p>7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9" office:value-type="float">
            <text:p>9</text:p>
          </table:table-cell>
          <table:table-cell table:style-name="ce365"/>
          <table:table-cell ns41:value-type="float" table:style-name="ce365" office:value="11" office:value-type="float">
            <text:p>11</text:p>
          </table:table-cell>
          <table:table-cell ns41:value-type="float" table:style-name="ce365" office:value="16" office:value-type="float">
            <text:p>16</text:p>
          </table:table-cell>
          <table:table-cell ns41:value-type="float" table:style-name="ce365" office:value="36" office:value-type="float">
            <text:p>36</text:p>
          </table:table-cell>
          <table:table-cell ns41:value-type="float" table:style-name="ce366" office:value="94" office:value-type="float">
            <text:p>9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7" office:value-type="float">
            <text:p>27</text:p>
          </table:table-cell>
          <table:table-cell ns41:value-type="float" table:style-name="ce6" office:value="1832" office:value-type="float">
            <text:p>1832</text:p>
          </table:table-cell>
          <table:table-cell table:style-name="Default"/>
          <table:table-cell ns41:value-type="float" table:style-name="ce364" office:value="11" office:value-type="float">
            <text:p>11</text:p>
          </table:table-cell>
          <table:table-cell ns41:value-type="float" table:style-name="ce365" office:value="48" office:value-type="float">
            <text:p>48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11" office:value-type="float">
            <text:p>11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5" office:value="2" office:value-type="float">
            <text:p>2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ns41:value-type="float" table:style-name="ce365" office:value="19" office:value-type="float">
            <text:p>19</text:p>
          </table:table-cell>
          <table:table-cell ns41:value-type="float" table:style-name="ce365" office:value="25" office:value-type="float">
            <text:p>25</text:p>
          </table:table-cell>
          <table:table-cell ns41:value-type="float" table:style-name="ce365" office:value="35" office:value-type="float">
            <text:p>35</text:p>
          </table:table-cell>
          <table:table-cell ns41:value-type="float" table:style-name="ce366" office:value="102" office:value-type="float">
            <text:p>10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8" office:value-type="float">
            <text:p>28</text:p>
          </table:table-cell>
          <table:table-cell ns41:value-type="float" table:style-name="ce6" office:value="1831" office:value-type="float">
            <text:p>1831</text:p>
          </table:table-cell>
          <table:table-cell table:style-name="Default"/>
          <table:table-cell ns41:value-type="float" table:style-name="ce364" office:value="16" office:value-type="float">
            <text:p>16</text:p>
          </table:table-cell>
          <table:table-cell ns41:value-type="float" table:style-name="ce365" office:value="41" office:value-type="float">
            <text:p>41</text:p>
          </table:table-cell>
          <table:table-cell ns41:value-type="float" office:value="3" table:style-name="ce365" table:number-columns-repeated="2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0" office:value-type="float">
            <text:p>10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5" office:value="8" office:value-type="float">
            <text:p>8</text:p>
          </table:table-cell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9" office:value-type="float">
            <text:p>9</text:p>
          </table:table-cell>
          <table:table-cell ns41:value-type="float" table:style-name="ce365" office:value="18" office:value-type="float">
            <text:p>18</text:p>
          </table:table-cell>
          <table:table-cell ns41:value-type="float" table:style-name="ce365" office:value="32" office:value-type="float">
            <text:p>32</text:p>
          </table:table-cell>
          <table:table-cell ns41:value-type="float" table:style-name="ce366" office:value="92" office:value-type="float">
            <text:p>9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29" office:value-type="float">
            <text:p>29</text:p>
          </table:table-cell>
          <table:table-cell ns41:value-type="float" table:style-name="ce6" office:value="1830" office:value-type="float">
            <text:p>1830</text:p>
          </table:table-cell>
          <table:table-cell table:style-name="Default"/>
          <table:table-cell ns41:value-type="float" table:style-name="ce364" office:value="16" office:value-type="float">
            <text:p>16</text:p>
          </table:table-cell>
          <table:table-cell ns41:value-type="float" table:style-name="ce365" office:value="56" office:value-type="float">
            <text:p>56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3" office:value-type="float">
            <text:p>1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2" office:value-type="float">
            <text:p>12</text:p>
          </table:table-cell>
          <table:table-cell table:style-name="ce365"/>
          <table:table-cell ns41:value-type="float" office:value="2" table:style-name="ce365" table:number-columns-repeated="2" office:value-type="float">
            <text:p>2</text:p>
          </table:table-cell>
          <table:table-cell table:style-name="ce365"/>
          <table:table-cell ns41:value-type="float" table:style-name="ce365" office:value="8" office:value-type="float">
            <text:p>8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0" office:value-type="float">
            <text:p>10</text:p>
          </table:table-cell>
          <table:table-cell ns41:value-type="float" table:style-name="ce365" office:value="18" office:value-type="float">
            <text:p>18</text:p>
          </table:table-cell>
          <table:table-cell ns41:value-type="float" table:style-name="ce365" office:value="29" office:value-type="float">
            <text:p>29</text:p>
          </table:table-cell>
          <table:table-cell ns41:value-type="float" table:style-name="ce366" office:value="117" office:value-type="float">
            <text:p>1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0" office:value-type="float">
            <text:p>30</text:p>
          </table:table-cell>
          <table:table-cell ns41:value-type="float" table:style-name="ce6" office:value="1829" office:value-type="float">
            <text:p>1829</text:p>
          </table:table-cell>
          <table:table-cell table:style-name="Default"/>
          <table:table-cell ns41:value-type="float" table:style-name="ce364" office:value="18" office:value-type="float">
            <text:p>18</text:p>
          </table:table-cell>
          <table:table-cell ns41:value-type="float" table:style-name="ce365" office:value="49" office:value-type="float">
            <text:p>49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5" office:value="11" office:value-type="float">
            <text:p>1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2" office:value-type="float">
            <text:p>12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9" office:value-type="float">
            <text:p>9</text:p>
          </table:table-cell>
          <table:table-cell ns41:value-type="float" table:style-name="ce365" office:value="2" office:value-type="float">
            <text:p>2</text:p>
          </table:table-cell>
          <table:table-cell ns41:value-type="float" office:value="4" table:style-name="ce365" table:number-columns-repeated="2" office:value-type="float">
            <text:p>4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5" office:value="20" office:value-type="float">
            <text:p>20</text:p>
          </table:table-cell>
          <table:table-cell ns41:value-type="float" table:style-name="ce365" office:value="13" office:value-type="float">
            <text:p>13</text:p>
          </table:table-cell>
          <table:table-cell ns41:value-type="float" table:style-name="ce365" office:value="47" office:value-type="float">
            <text:p>47</text:p>
          </table:table-cell>
          <table:table-cell ns41:value-type="float" table:style-name="ce366" office:value="107" office:value-type="float">
            <text:p>10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1" office:value-type="float">
            <text:p>31</text:p>
          </table:table-cell>
          <table:table-cell ns41:value-type="float" table:style-name="ce6" office:value="1828" office:value-type="float">
            <text:p>1828</text:p>
          </table:table-cell>
          <table:table-cell table:style-name="Default"/>
          <table:table-cell ns41:value-type="float" table:style-name="ce364" office:value="10" office:value-type="float">
            <text:p>10</text:p>
          </table:table-cell>
          <table:table-cell ns41:value-type="float" table:style-name="ce365" office:value="61" office:value-type="float">
            <text:p>6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1" office:value-type="float">
            <text:p>11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5" office:value="11" office:value-type="float">
            <text:p>11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office:value="19" table:style-name="ce365" table:number-columns-repeated="2" office:value-type="float">
            <text:p>19</text:p>
          </table:table-cell>
          <table:table-cell ns41:value-type="float" table:style-name="ce365" office:value="38" office:value-type="float">
            <text:p>38</text:p>
          </table:table-cell>
          <table:table-cell ns41:value-type="float" table:style-name="ce366" office:value="119" office:value-type="float">
            <text:p>1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2" office:value-type="float">
            <text:p>32</text:p>
          </table:table-cell>
          <table:table-cell ns41:value-type="float" table:style-name="ce6" office:value="1827" office:value-type="float">
            <text:p>1827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ns41:value-type="float" table:style-name="ce365" office:value="50" office:value-type="float">
            <text:p>50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7" office:value-type="float">
            <text:p>7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office:value="4" table:style-name="ce365" table:number-columns-repeated="2" office:value-type="float">
            <text:p>4</text:p>
          </table:table-cell>
          <table:table-cell table:style-name="ce365"/>
          <table:table-cell ns41:value-type="float" table:style-name="ce365" office:value="8" office:value-type="float">
            <text:p>8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16" office:value-type="float">
            <text:p>16</text:p>
          </table:table-cell>
          <table:table-cell ns41:value-type="float" table:style-name="ce365" office:value="22" office:value-type="float">
            <text:p>22</text:p>
          </table:table-cell>
          <table:table-cell ns41:value-type="float" table:style-name="ce365" office:value="31" office:value-type="float">
            <text:p>31</text:p>
          </table:table-cell>
          <table:table-cell ns41:value-type="float" table:style-name="ce366" office:value="108" office:value-type="float">
            <text:p>10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3" office:value-type="float">
            <text:p>33</text:p>
          </table:table-cell>
          <table:table-cell ns41:value-type="float" table:style-name="ce6" office:value="1826" office:value-type="float">
            <text:p>1826</text:p>
          </table:table-cell>
          <table:table-cell table:style-name="Default"/>
          <table:table-cell ns41:value-type="float" table:style-name="ce364" office:value="11" office:value-type="float">
            <text:p>11</text:p>
          </table:table-cell>
          <table:table-cell ns41:value-type="float" table:style-name="ce365" office:value="59" office:value-type="float">
            <text:p>59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7" office:value-type="float">
            <text:p>7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19" office:value-type="float">
            <text:p>19</text:p>
          </table:table-cell>
          <table:table-cell ns41:value-type="float" table:style-name="ce365" office:value="13" office:value-type="float">
            <text:p>13</text:p>
          </table:table-cell>
          <table:table-cell ns41:value-type="float" table:style-name="ce365" office:value="35" office:value-type="float">
            <text:p>35</text:p>
          </table:table-cell>
          <table:table-cell ns41:value-type="float" table:style-name="ce366" office:value="100" office:value-type="float">
            <text:p>10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4" office:value-type="float">
            <text:p>34</text:p>
          </table:table-cell>
          <table:table-cell ns41:value-type="float" table:style-name="ce6" office:value="1825" office:value-type="float">
            <text:p>1825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ns41:value-type="float" table:style-name="ce365" office:value="46" office:value-type="float">
            <text:p>46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7" office:value-type="float">
            <text:p>7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18" office:value-type="float">
            <text:p>18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13" office:value-type="float">
            <text:p>13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2" office:value-type="float">
            <text:p>2</text:p>
          </table:table-cell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0" office:value-type="float">
            <text:p>10</text:p>
          </table:table-cell>
          <table:table-cell ns41:value-type="float" table:style-name="ce365" office:value="18" office:value-type="float">
            <text:p>18</text:p>
          </table:table-cell>
          <table:table-cell ns41:value-type="float" table:style-name="ce365" office:value="35" office:value-type="float">
            <text:p>35</text:p>
          </table:table-cell>
          <table:table-cell ns41:value-type="float" table:style-name="ce366" office:value="113" office:value-type="float">
            <text:p>11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5" office:value-type="float">
            <text:p>35</text:p>
          </table:table-cell>
          <table:table-cell ns41:value-type="float" table:style-name="ce6" office:value="1824" office:value-type="float">
            <text:p>1824</text:p>
          </table:table-cell>
          <table:table-cell table:style-name="Default"/>
          <table:table-cell ns41:value-type="float" table:style-name="ce364" office:value="20" office:value-type="float">
            <text:p>20</text:p>
          </table:table-cell>
          <table:table-cell ns41:value-type="float" table:style-name="ce365" office:value="45" office:value-type="float">
            <text:p>45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1" office:value-type="float">
            <text:p>1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9" office:value-type="float">
            <text:p>9</text:p>
          </table:table-cell>
          <table:table-cell ns41:value-type="float" table:style-name="ce365" office:value="10" office:value-type="float">
            <text:p>10</text:p>
          </table:table-cell>
          <table:table-cell ns41:value-type="float" table:style-name="ce365" office:value="33" office:value-type="float">
            <text:p>33</text:p>
          </table:table-cell>
          <table:table-cell ns41:value-type="float" table:style-name="ce366" office:value="88" office:value-type="float">
            <text:p>8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6" office:value-type="float">
            <text:p>36</text:p>
          </table:table-cell>
          <table:table-cell ns41:value-type="float" table:style-name="ce6" office:value="1823" office:value-type="float">
            <text:p>1823</text:p>
          </table:table-cell>
          <table:table-cell table:style-name="Default"/>
          <table:table-cell ns41:value-type="float" table:style-name="ce364" office:value="21" office:value-type="float">
            <text:p>21</text:p>
          </table:table-cell>
          <table:table-cell ns41:value-type="float" table:style-name="ce365" office:value="36" office:value-type="float">
            <text:p>36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5" office:value="12" office:value-type="float">
            <text:p>12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0" office:value-type="float">
            <text:p>10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office:value="2" table:style-name="ce365" table:number-columns-repeated="2" office:value-type="float">
            <text:p>2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2" office:value-type="float">
            <text:p>12</text:p>
          </table:table-cell>
          <table:table-cell ns41:value-type="float" table:style-name="ce365" office:value="17" office:value-type="float">
            <text:p>17</text:p>
          </table:table-cell>
          <table:table-cell ns41:value-type="float" table:style-name="ce365" office:value="42" office:value-type="float">
            <text:p>42</text:p>
          </table:table-cell>
          <table:table-cell ns41:value-type="float" table:style-name="ce366" office:value="90" office:value-type="float">
            <text:p>9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7" office:value-type="float">
            <text:p>37</text:p>
          </table:table-cell>
          <table:table-cell ns41:value-type="float" table:style-name="ce6" office:value="1822" office:value-type="float">
            <text:p>1822</text:p>
          </table:table-cell>
          <table:table-cell table:style-name="Default"/>
          <table:table-cell ns41:value-type="float" table:style-name="ce364" office:value="16" office:value-type="float">
            <text:p>16</text:p>
          </table:table-cell>
          <table:table-cell ns41:value-type="float" table:style-name="ce365" office:value="49" office:value-type="float">
            <text:p>49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7" office:value-type="float">
            <text:p>7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5" office:value="7" office:value-type="float">
            <text:p>7</text:p>
          </table:table-cell>
          <table:table-cell ns41:value-type="float" table:style-name="ce365" office:value="32" office:value-type="float">
            <text:p>32</text:p>
          </table:table-cell>
          <table:table-cell ns41:value-type="float" table:style-name="ce366" office:value="85" office:value-type="float">
            <text:p>8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8" office:value-type="float">
            <text:p>38</text:p>
          </table:table-cell>
          <table:table-cell ns41:value-type="float" table:style-name="ce6" office:value="1821" office:value-type="float">
            <text:p>1821</text:p>
          </table:table-cell>
          <table:table-cell table:style-name="Default"/>
          <table:table-cell ns41:value-type="float" table:style-name="ce364" office:value="16" office:value-type="float">
            <text:p>16</text:p>
          </table:table-cell>
          <table:table-cell ns41:value-type="float" table:style-name="ce365" office:value="48" office:value-type="float">
            <text:p>48</text:p>
          </table:table-cell>
          <table:table-cell table:style-name="ce365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8" office:value-type="float">
            <text:p>8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ns41:value-type="float" table:style-name="ce365" office:value="15" office:value-type="float">
            <text:p>15</text:p>
          </table:table-cell>
          <table:table-cell ns41:value-type="float" table:style-name="ce365" office:value="28" office:value-type="float">
            <text:p>28</text:p>
          </table:table-cell>
          <table:table-cell ns41:value-type="float" table:style-name="ce366" office:value="85" office:value-type="float">
            <text:p>8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39" office:value-type="float">
            <text:p>39</text:p>
          </table:table-cell>
          <table:table-cell ns41:value-type="float" table:style-name="ce6" office:value="1820" office:value-type="float">
            <text:p>1820</text:p>
          </table:table-cell>
          <table:table-cell table:style-name="Default"/>
          <table:table-cell ns41:value-type="float" table:style-name="ce364" office:value="17" office:value-type="float">
            <text:p>17</text:p>
          </table:table-cell>
          <table:table-cell ns41:value-type="float" table:style-name="ce365" office:value="34" office:value-type="float">
            <text:p>34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table:style-name="ce365" table:number-columns-repeated="2"/>
          <table:table-cell ns41:value-type="float" office:value="2" table:style-name="ce365" table:number-columns-repeated="2" office:value-type="float">
            <text:p>2</text:p>
          </table:table-cell>
          <table:table-cell ns41:value-type="float" table:style-name="ce365" office:value="9" office:value-type="float">
            <text:p>9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5" office:value="30" office:value-type="float">
            <text:p>30</text:p>
          </table:table-cell>
          <table:table-cell ns41:value-type="float" table:style-name="ce366" office:value="60" office:value-type="float">
            <text:p>6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0" office:value-type="float">
            <text:p>40</text:p>
          </table:table-cell>
          <table:table-cell ns41:value-type="float" table:style-name="ce6" office:value="1819" office:value-type="float">
            <text:p>1819</text:p>
          </table:table-cell>
          <table:table-cell table:style-name="Default"/>
          <table:table-cell ns41:value-type="float" table:style-name="ce364" office:value="12" office:value-type="float">
            <text:p>12</text:p>
          </table:table-cell>
          <table:table-cell ns41:value-type="float" table:style-name="ce365" office:value="32" office:value-type="float">
            <text:p>32</text:p>
          </table:table-cell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3" office:value-type="float">
            <text:p>1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2" office:value-type="float">
            <text:p>12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5" office:value="29" office:value-type="float">
            <text:p>29</text:p>
          </table:table-cell>
          <table:table-cell ns41:value-type="float" table:style-name="ce366" office:value="65" office:value-type="float">
            <text:p>6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1" office:value-type="float">
            <text:p>41</text:p>
          </table:table-cell>
          <table:table-cell ns41:value-type="float" table:style-name="ce6" office:value="1818" office:value-type="float">
            <text:p>1818</text:p>
          </table:table-cell>
          <table:table-cell table:style-name="Default"/>
          <table:table-cell ns41:value-type="float" table:style-name="ce364" office:value="15" office:value-type="float">
            <text:p>15</text:p>
          </table:table-cell>
          <table:table-cell ns41:value-type="float" table:style-name="ce365" office:value="43" office:value-type="float">
            <text:p>4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7" office:value-type="float">
            <text:p>7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office:value="8" table:style-name="ce365" table:number-columns-repeated="2" office:value-type="float">
            <text:p>8</text:p>
          </table:table-cell>
          <table:table-cell ns41:value-type="float" table:style-name="ce365" office:value="26" office:value-type="float">
            <text:p>26</text:p>
          </table:table-cell>
          <table:table-cell ns41:value-type="float" table:style-name="ce366" office:value="74" office:value-type="float">
            <text:p>7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2" office:value-type="float">
            <text:p>42</text:p>
          </table:table-cell>
          <table:table-cell ns41:value-type="float" table:style-name="ce6" office:value="1817" office:value-type="float">
            <text:p>1817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ns41:value-type="float" table:style-name="ce365" office:value="32" office:value-type="float">
            <text:p>32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4"/>
          <table:table-cell ns41:value-type="float" table:style-name="ce365" office:value="11" office:value-type="float">
            <text:p>11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5" office:value="25" office:value-type="float">
            <text:p>25</text:p>
          </table:table-cell>
          <table:table-cell ns41:value-type="float" table:style-name="ce366" office:value="49" office:value-type="float">
            <text:p>4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3" office:value-type="float">
            <text:p>43</text:p>
          </table:table-cell>
          <table:table-cell ns41:value-type="float" table:style-name="ce6" office:value="1816" office:value-type="float">
            <text:p>1816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ns41:value-type="float" table:style-name="ce365" office:value="20" office:value-type="float">
            <text:p>20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office:value="4" table:style-name="ce365" table:number-columns-repeated="2" office:value-type="float">
            <text:p>4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office:value="1" table:style-name="ce365" table:number-columns-repeated="2" office:value-type="float">
            <text:p>1</text:p>
          </table:table-cell>
          <table:table-cell ns41:value-type="float" office:value="8" table:style-name="ce365" table:number-columns-repeated="2" office:value-type="float">
            <text:p>8</text:p>
          </table:table-cell>
          <table:table-cell ns41:value-type="float" table:style-name="ce365" office:value="21" office:value-type="float">
            <text:p>21</text:p>
          </table:table-cell>
          <table:table-cell ns41:value-type="float" table:style-name="ce366" office:value="37" office:value-type="float">
            <text:p>3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4" office:value-type="float">
            <text:p>44</text:p>
          </table:table-cell>
          <table:table-cell ns41:value-type="float" table:style-name="ce6" office:value="1815" office:value-type="float">
            <text:p>1815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ns41:value-type="float" table:style-name="ce365" office:value="21" office:value-type="float">
            <text:p>2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office:value="5" table:style-name="ce365" table:number-columns-repeated="2" office:value-type="float">
            <text:p>5</text:p>
          </table:table-cell>
          <table:table-cell ns41:value-type="float" table:style-name="ce365" office:value="14" office:value-type="float">
            <text:p>14</text:p>
          </table:table-cell>
          <table:table-cell ns41:value-type="float" table:style-name="ce366" office:value="39" office:value-type="float">
            <text:p>3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5" office:value-type="float">
            <text:p>45</text:p>
          </table:table-cell>
          <table:table-cell ns41:value-type="float" table:style-name="ce6" office:value="1814" office:value-type="float">
            <text:p>1814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ns41:value-type="float" table:style-name="ce365" office:value="18" office:value-type="float">
            <text:p>18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table:style-name="ce365" table:number-columns-repeated="4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11" office:value-type="float">
            <text:p>11</text:p>
          </table:table-cell>
          <table:table-cell ns41:value-type="float" table:style-name="ce366" office:value="29" office:value-type="float">
            <text:p>2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6" office:value-type="float">
            <text:p>46</text:p>
          </table:table-cell>
          <table:table-cell ns41:value-type="float" table:style-name="ce6" office:value="1813" office:value-type="float">
            <text:p>1813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ns41:value-type="float" table:style-name="ce365" office:value="25" office:value-type="float">
            <text:p>25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4" office:value-type="float">
            <text:p>4</text:p>
          </table:table-cell>
          <table:table-cell ns41:value-type="float" office:value="1" table:style-name="ce365" table:number-columns-repeated="2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 table:number-columns-repeated="3"/>
          <table:table-cell ns41:value-type="float" table:style-name="ce365" office:value="5" office:value-type="float">
            <text:p>5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2" office:value-type="float">
            <text:p>12</text:p>
          </table:table-cell>
          <table:table-cell ns41:value-type="float" table:style-name="ce366" office:value="33" office:value-type="float">
            <text:p>3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7" office:value-type="float">
            <text:p>47</text:p>
          </table:table-cell>
          <table:table-cell ns41:value-type="float" table:style-name="ce6" office:value="1812" office:value-type="float">
            <text:p>1812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ns41:value-type="float" table:style-name="ce365" office:value="19" office:value-type="float">
            <text:p>19</text:p>
          </table:table-cell>
          <table:table-cell ns41:value-type="float" office:value="1" table:style-name="ce365" table:number-columns-repeated="2" office:value-type="float">
            <text:p>1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table:style-name="ce365" table:number-columns-repeated="8"/>
          <table:table-cell ns41:value-type="float" table:style-name="ce365" office:value="3" office:value-type="float">
            <text:p>3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1" office:value-type="float">
            <text:p>11</text:p>
          </table:table-cell>
          <table:table-cell ns41:value-type="float" table:style-name="ce366" office:value="26" office:value-type="float">
            <text:p>2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8" office:value-type="float">
            <text:p>48</text:p>
          </table:table-cell>
          <table:table-cell ns41:value-type="float" table:style-name="ce6" office:value="1811" office:value-type="float">
            <text:p>1811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ns41:value-type="float" table:style-name="ce365" office:value="22" office:value-type="float">
            <text:p>22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4"/>
          <table:table-cell ns41:value-type="float" office:value="3" table:style-name="ce365" table:number-columns-repeated="2" office:value-type="float">
            <text:p>3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6" office:value="28" office:value-type="float">
            <text:p>2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49" office:value-type="float">
            <text:p>49</text:p>
          </table:table-cell>
          <table:table-cell ns41:value-type="float" table:style-name="ce6" office:value="1810" office:value-type="float">
            <text:p>1810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ns41:value-type="float" table:style-name="ce365" office:value="17" office:value-type="float">
            <text:p>17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table:style-name="ce365" table:number-columns-repeated="3"/>
          <table:table-cell ns41:value-type="float" table:style-name="ce365" office:value="2" office:value-type="float">
            <text:p>2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5" office:value="7" office:value-type="float">
            <text:p>7</text:p>
          </table:table-cell>
          <table:table-cell ns41:value-type="float" table:style-name="ce365" office:value="13" office:value-type="float">
            <text:p>13</text:p>
          </table:table-cell>
          <table:table-cell ns41:value-type="float" table:style-name="ce366" office:value="30" office:value-type="float">
            <text:p>3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0" office:value-type="float">
            <text:p>50</text:p>
          </table:table-cell>
          <table:table-cell ns41:value-type="float" table:style-name="ce6" office:value="1809" office:value-type="float">
            <text:p>1809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ns41:value-type="float" table:style-name="ce365" office:value="12" office:value-type="float">
            <text:p>12</text:p>
          </table:table-cell>
          <table:table-cell table:style-name="ce365" table:number-columns-repeated="3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4"/>
          <table:table-cell ns41:value-type="float" table:style-name="ce365" office:value="5" office:value-type="float">
            <text:p>5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9" office:value-type="float">
            <text:p>9</text:p>
          </table:table-cell>
          <table:table-cell ns41:value-type="float" table:style-name="ce366" office:value="19" office:value-type="float">
            <text:p>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1" office:value-type="float">
            <text:p>51</text:p>
          </table:table-cell>
          <table:table-cell ns41:value-type="float" table:style-name="ce6" office:value="1808" office:value-type="float">
            <text:p>1808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ns41:value-type="float" table:style-name="ce365" office:value="12" office:value-type="float">
            <text:p>12</text:p>
          </table:table-cell>
          <table:table-cell table:style-name="ce365" table:number-columns-repeated="3"/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 table:number-columns-repeated="4"/>
          <table:table-cell ns41:value-type="float" office:value="3" table:style-name="ce365" table:number-columns-repeated="2" office:value-type="float">
            <text:p>3</text:p>
          </table:table-cell>
          <table:table-cell ns41:value-type="float" table:style-name="ce365" office:value="9" office:value-type="float">
            <text:p>9</text:p>
          </table:table-cell>
          <table:table-cell ns41:value-type="float" table:style-name="ce366" office:value="19" office:value-type="float">
            <text:p>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2" office:value-type="float">
            <text:p>52</text:p>
          </table:table-cell>
          <table:table-cell ns41:value-type="float" table:style-name="ce6" office:value="1807" office:value-type="float">
            <text:p>1807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ns41:value-type="float" table:style-name="ce365" office:value="13" office:value-type="float">
            <text:p>13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5" office:value="9" office:value-type="float">
            <text:p>9</text:p>
          </table:table-cell>
          <table:table-cell ns41:value-type="float" table:style-name="ce366" office:value="20" office:value-type="float">
            <text:p>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3" office:value-type="float">
            <text:p>53</text:p>
          </table:table-cell>
          <table:table-cell ns41:value-type="float" table:style-name="ce6" office:value="1806" office:value-type="float">
            <text:p>1806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ns41:value-type="float" table:style-name="ce365" office:value="14" office:value-type="float">
            <text:p>14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ns41:value-type="float" office:value="1" table:style-name="ce365" table:number-columns-repeated="2" office:value-type="float">
            <text:p>1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5"/>
          <table:table-cell ns41:value-type="float" table:style-name="ce365" office:value="2" office:value-type="float">
            <text:p>2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6" office:value="21" office:value-type="float">
            <text:p>2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4" office:value-type="float">
            <text:p>54</text:p>
          </table:table-cell>
          <table:table-cell ns41:value-type="float" table:style-name="ce6" office:value="1805" office:value-type="float">
            <text:p>1805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ns41:value-type="float" table:style-name="ce365" office:value="9" office:value-type="float">
            <text:p>9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 table:number-columns-repeated="7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6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5" office:value-type="float">
            <text:p>55</text:p>
          </table:table-cell>
          <table:table-cell ns41:value-type="float" table:style-name="ce6" office:value="1804" office:value-type="float">
            <text:p>1804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ns41:value-type="float" table:style-name="ce365" office:value="4" office:value-type="float">
            <text:p>4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office:value="2" table:style-name="ce365" table:number-columns-repeated="2" office:value-type="float">
            <text:p>2</text:p>
          </table:table-cell>
          <table:table-cell ns41:value-type="float" table:style-name="ce365" office:value="10" office:value-type="float">
            <text:p>10</text:p>
          </table:table-cell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6" office:value-type="float">
            <text:p>56</text:p>
          </table:table-cell>
          <table:table-cell ns41:value-type="float" table:style-name="ce6" office:value="1803" office:value-type="float">
            <text:p>1803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ns41:value-type="float" table:style-name="ce365" office:value="9" office:value-type="float">
            <text:p>9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9"/>
          <table:table-cell ns41:value-type="float" table:style-name="ce365" office:value="1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6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7" office:value-type="float">
            <text:p>57</text:p>
          </table:table-cell>
          <table:table-cell ns41:value-type="float" table:style-name="ce6" office:value="1802" office:value-type="float">
            <text:p>1802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ns41:value-type="float" table:style-name="ce365" office:value="15" office:value-type="float">
            <text:p>15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10"/>
          <table:table-cell ns41:value-type="float" table:style-name="ce365" office:value="2" office:value-type="float">
            <text:p>2</text:p>
          </table:table-cell>
          <table:table-cell ns41:value-type="float" office:value="4" table:style-name="ce365" table:number-columns-repeated="2" office:value-type="float">
            <text:p>4</text:p>
          </table:table-cell>
          <table:table-cell ns41:value-type="float" table:style-name="ce366" office:value="20" office:value-type="float">
            <text:p>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8" office:value-type="float">
            <text:p>58</text:p>
          </table:table-cell>
          <table:table-cell ns41:value-type="float" table:style-name="ce6" office:value="1801" office:value-type="float">
            <text:p>1801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ns41:value-type="float" table:style-name="ce365" office:value="8" office:value-type="float">
            <text:p>8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8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6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59" office:value-type="float">
            <text:p>59</text:p>
          </table:table-cell>
          <table:table-cell ns41:value-type="float" table:style-name="ce6" office:value="1800" office:value-type="float">
            <text:p>1800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10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0" office:value-type="float">
            <text:p>60</text:p>
          </table:table-cell>
          <table:table-cell ns41:value-type="float" table:style-name="ce6" office:value="1799" office:value-type="float">
            <text:p>1799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ns41:value-type="float" table:style-name="ce365" office:value="9" office:value-type="float">
            <text:p>9</text:p>
          </table:table-cell>
          <table:table-cell table:style-name="ce365" table:number-columns-repeated="12"/>
          <table:table-cell ns41:value-type="float" table:style-name="ce365" office:value="2" office:value-type="float">
            <office:annotation draw:style-name="gr1" svg:height="1.957cm" draw:caption-point-y="-0.362cm" svg:width="3.551cm" svg:x="36.748cm" draw:caption-point-x="-7.257cm" svg:y="24.951cm" draw:text-style-name="P1">
              <dc:creator>CDM</dc:creator>
              <dc:date>2014-12-12T00:00:00</dc:date>
              <text:p text:style-name="P1"><text:span text:style-name="T1">Eén in weduwenstaat.</text:span></text:p>
            </office:annotation>
            <text:p>2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6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0" office:value-type="float">
            <text:p>60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1" office:value-type="float">
            <text:p>61</text:p>
          </table:table-cell>
          <table:table-cell ns41:value-type="float" table:style-name="ce6" office:value="1798" office:value-type="float">
            <text:p>1798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table:style-name="ce365" table:number-columns-repeated="3"/>
          <table:table-cell ns41:value-type="float" table:style-name="ce365" office:value="2" office:value-type="float">
            <text:p>2</text:p>
          </table:table-cell>
          <table:table-cell table:style-name="ce365" table:number-columns-repeated="8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2" office:value-type="float">
            <text:p>62</text:p>
          </table:table-cell>
          <table:table-cell ns41:value-type="float" table:style-name="ce6" office:value="1797" office:value-type="float">
            <text:p>1797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ns41:value-type="float" table:style-name="ce365" office:value="6" office:value-type="float">
            <text:p>6</text:p>
          </table:table-cell>
          <table:table-cell table:style-name="ce365" table:number-columns-repeated="13"/>
          <table:table-cell ns41:value-type="float" table:style-name="ce365" office:value="1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3" office:value-type="float">
            <text:p>63</text:p>
          </table:table-cell>
          <table:table-cell ns41:value-type="float" table:style-name="ce6" office:value="1796" office:value-type="float">
            <text:p>1796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ns41:value-type="float" table:style-name="ce365" office:value="4" office:value-type="float">
            <text:p>4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8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4" office:value-type="float">
            <text:p>64</text:p>
          </table:table-cell>
          <table:table-cell ns41:value-type="float" table:style-name="ce6" office:value="1795" office:value-type="float">
            <text:p>1795</text:p>
          </table:table-cell>
          <table:table-cell table:style-name="Default"/>
          <table:table-cell table:style-name="ce364"/>
          <table:table-cell ns41:value-type="float" table:style-name="ce365" office:value="3" office:value-type="float">
            <text:p>3</text:p>
          </table:table-cell>
          <table:table-cell table:style-name="ce365" table:number-columns-repeated="12"/>
          <table:table-cell ns41:value-type="float" office:value="1" table:style-name="ce365" table:number-columns-repeated="3" office:value-type="float">
            <text:p>1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5" office:value-type="float">
            <text:p>65</text:p>
          </table:table-cell>
          <table:table-cell ns41:value-type="float" table:style-name="ce6" office:value="1794" office:value-type="float">
            <text:p>1794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8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6" office:value-type="float">
            <text:p>66</text:p>
          </table:table-cell>
          <table:table-cell ns41:value-type="float" table:style-name="ce6" office:value="1793" office:value-type="float">
            <text:p>1793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12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7" office:value-type="float">
            <text:p>67</text:p>
          </table:table-cell>
          <table:table-cell ns41:value-type="float" table:style-name="ce6" office:value="1792" office:value-type="float">
            <text:p>1792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8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8" office:value-type="float">
            <text:p>68</text:p>
          </table:table-cell>
          <table:table-cell ns41:value-type="float" table:style-name="ce6" office:value="1791" office:value-type="float">
            <text:p>1791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13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69" office:value-type="float">
            <text:p>69</text:p>
          </table:table-cell>
          <table:table-cell ns41:value-type="float" table:style-name="ce6" office:value="1790" office:value-type="float">
            <text:p>1790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ns41:value-type="float" table:style-name="ce365" office:value="3" office:value-type="float">
            <text:p>3</text:p>
          </table:table-cell>
          <table:table-cell table:style-name="ce365" table:number-columns-repeated="12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0" office:value-type="float">
            <text:p>70</text:p>
          </table:table-cell>
          <table:table-cell ns41:value-type="float" table:style-name="ce6" office:value="1789" office:value-type="float">
            <text:p>1789</text:p>
          </table:table-cell>
          <table:table-cell table:style-name="Default"/>
          <table:table-cell table:style-name="ce364"/>
          <table:table-cell ns41:value-type="float" table:style-name="ce365" office:value="3" office:value-type="float">
            <text:p>3</text:p>
          </table:table-cell>
          <table:table-cell table:style-name="ce365" table:number-columns-repeated="13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1" office:value-type="float">
            <text:p>71</text:p>
          </table:table-cell>
          <table:table-cell ns41:value-type="float" table:style-name="ce6" office:value="1788" office:value-type="float">
            <text:p>1788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table:style-name="ce365" table:number-columns-repeated="14"/>
          <table:table-cell ns41:value-type="float" table:style-name="ce365" office:value="1" office:value-type="float">
            <text:p>1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2" office:value-type="float">
            <text:p>72</text:p>
          </table:table-cell>
          <table:table-cell ns41:value-type="float" table:style-name="ce6" office:value="1787" office:value-type="float">
            <text:p>1787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5" table:number-columns-repeated="9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3" office:value-type="float">
            <text:p>73</text:p>
          </table:table-cell>
          <table:table-cell ns41:value-type="float" table:style-name="ce6" office:value="1786" office:value-type="float">
            <text:p>1786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7"/>
          <table:table-cell ns41:value-type="float" table:style-name="ce365" office:value="1" office:value-type="float">
            <text:p>1</text:p>
          </table:table-cell>
          <table:table-cell table:style-name="ce365" table:number-columns-repeated="4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4" office:value-type="float">
            <text:p>74</text:p>
          </table:table-cell>
          <table:table-cell ns41:value-type="float" table:style-name="ce6" office:value="1785" office:value-type="float">
            <text:p>1785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table:style-name="ce365" table:number-columns-repeated="15"/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5" office:value-type="float">
            <text:p>75</text:p>
          </table:table-cell>
          <table:table-cell ns41:value-type="float" table:style-name="ce6" office:value="1784" office:value-type="float">
            <text:p>1784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table:style-name="ce365" table:number-columns-repeated="13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6" office:value-type="float">
            <text:p>76</text:p>
          </table:table-cell>
          <table:table-cell ns41:value-type="float" table:style-name="ce6" office:value="1783" office:value-type="float">
            <text:p>1783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15"/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7" office:value-type="float">
            <text:p>77</text:p>
          </table:table-cell>
          <table:table-cell ns41:value-type="float" table:style-name="ce6" office:value="1782" office:value-type="float">
            <text:p>1782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ns41:value-type="float" table:style-name="ce365" office:value="1" office:value-type="float">
            <office:annotation draw:style-name="gr1" svg:height="1.957cm" draw:caption-point-y="-0.361cm" svg:width="3.581cm" svg:x="20.02cm" draw:caption-point-x="-5.127cm" svg:y="32.597cm" draw:text-style-name="P1">
              <dc:creator>CDM</dc:creator>
              <dc:date>2014-12-12T00:00:00</dc:date>
              <text:p text:style-name="P1"><text:span text:style-name="T1">Eén in weduwenstaat.</text:span></text:p>
            </office:annotation>
            <text:p>1</text:p>
          </table:table-cell>
          <table:table-cell table:style-name="ce365" table:number-columns-repeated="10"/>
          <table:table-cell ns41:value-type="float" table:style-name="ce365" office:value="1" office:value-type="float">
            <text:p>1</text:p>
          </table:table-cell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8" office:value-type="float">
            <text:p>78</text:p>
          </table:table-cell>
          <table:table-cell ns41:value-type="float" table:style-name="ce6" office:value="1781" office:value-type="float">
            <text:p>1781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15"/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79" office:value-type="float">
            <text:p>79</text:p>
          </table:table-cell>
          <table:table-cell ns41:value-type="float" table:style-name="ce6" office:value="1780" office:value-type="float">
            <text:p>1780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table:style-name="ce365" table:number-columns-repeated="15"/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80" office:value-type="float">
            <text:p>80</text:p>
          </table:table-cell>
          <table:table-cell ns41:value-type="float" table:style-name="ce6" office:value="1779" office:value-type="float">
            <text:p>1779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15"/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83" office:value-type="float">
            <text:p>83</text:p>
          </table:table-cell>
          <table:table-cell ns41:value-type="float" table:style-name="ce6" office:value="1776" office:value-type="float">
            <text:p>1776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15"/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86" office:value-type="float">
            <text:p>86</text:p>
          </table:table-cell>
          <table:table-cell ns41:value-type="float" table:style-name="ce6" office:value="1773" office:value-type="float">
            <text:p>1773</text:p>
          </table:table-cell>
          <table:table-cell table:style-name="Default"/>
          <table:table-cell table:style-name="ce364"/>
          <table:table-cell table:style-name="ce365" table:number-columns-repeated="14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float" table:style-name="ce350" office:value="88" office:value-type="float">
            <text:p>88</text:p>
          </table:table-cell>
          <table:table-cell ns41:value-type="float" table:style-name="ce6" office:value="1771" office:value-type="float">
            <text:p>1771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15"/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>
          <table:table-cell ns41:value-type="string" table:number-rows-spanned="1" table:style-name="ce149" table:number-columns-spanned="2" office:value-type="string">
            <text:p>Onbekend</text:p>
          </table:table-cell>
          <table:covered-table-cell table:style-name="ce149"/>
          <table:table-cell table:style-name="ce153"/>
          <table:table-cell ns41:value-type="float" table:style-name="ce364" office:value="1" office:value-type="float">
            <text:p>1</text:p>
          </table:table-cell>
          <table:table-cell ns41:value-type="float" table:style-name="ce365" office:value="10" office:value-type="float">
            <text:p>10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 table:number-columns-repeated="4"/>
          <table:table-cell ns41:value-type="float" table:style-name="ce365" office:value="1" office:value-type="float">
            <text:p>1</text:p>
          </table:table-cell>
          <table:table-cell table:style-name="ce365" table:number-columns-repeated="5"/>
          <table:table-cell ns41:value-type="float" table:style-name="ce365" office:value="2" office:value-type="float">
            <text:p>2</text:p>
          </table:table-cell>
          <table:table-cell ns41:value-type="float" table:style-name="ce366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2">
          <table:table-cell ns41:value-type="string" table:number-rows-spanned="1" table:style-name="ce150" table:number-columns-spanned="2" office:value-type="string">
            <text:p>TOTAAL</text:p>
          </table:table-cell>
          <table:covered-table-cell table:style-name="ce150"/>
          <table:table-cell table:style-name="ce153"/>
          <table:table-cell ns41:value-type="float" table:style-name="ce367" office:value="427" office:value-type="float">
            <text:p>427</text:p>
          </table:table-cell>
          <table:table-cell ns41:value-type="float" table:style-name="ce368" office:value="1304" office:value-type="float">
            <text:p>1304</text:p>
          </table:table-cell>
          <table:table-cell ns41:value-type="float" table:style-name="ce368" office:value="48" office:value-type="float">
            <text:p>48</text:p>
          </table:table-cell>
          <table:table-cell ns41:value-type="float" table:style-name="ce368" office:value="129" office:value-type="float">
            <text:p>129</text:p>
          </table:table-cell>
          <table:table-cell ns41:value-type="float" table:style-name="ce368" office:value="65" office:value-type="float">
            <text:p>65</text:p>
          </table:table-cell>
          <table:table-cell ns41:value-type="float" table:style-name="ce368" office:value="256" office:value-type="float">
            <text:p>256</text:p>
          </table:table-cell>
          <table:table-cell ns41:value-type="float" table:style-name="ce368" office:value="39" office:value-type="float">
            <text:p>39</text:p>
          </table:table-cell>
          <table:table-cell ns41:value-type="float" table:style-name="ce368" office:value="158" office:value-type="float">
            <text:p>158</text:p>
          </table:table-cell>
          <table:table-cell ns41:value-type="float" table:style-name="ce368" office:value="7" office:value-type="float">
            <text:p>7</text:p>
          </table:table-cell>
          <table:table-cell ns41:value-type="float" table:style-name="ce368" office:value="94" office:value-type="float">
            <text:p>94</text:p>
          </table:table-cell>
          <table:table-cell ns41:value-type="float" table:style-name="ce368" office:value="37" office:value-type="float">
            <text:p>37</text:p>
          </table:table-cell>
          <table:table-cell ns41:value-type="float" table:style-name="ce368" office:value="10" office:value-type="float">
            <text:p>10</text:p>
          </table:table-cell>
          <table:table-cell ns41:value-type="float" table:style-name="ce368" office:value="90" office:value-type="float">
            <text:p>90</text:p>
          </table:table-cell>
          <table:table-cell ns41:value-type="float" table:style-name="ce368" office:value="16" office:value-type="float">
            <text:p>16</text:p>
          </table:table-cell>
          <table:table-cell ns41:value-type="float" table:style-name="ce368" office:value="330" office:value-type="float">
            <text:p>330</text:p>
          </table:table-cell>
          <table:table-cell ns41:value-type="float" table:style-name="ce368" office:value="419" office:value-type="float">
            <text:p>419</text:p>
          </table:table-cell>
          <table:table-cell ns41:value-type="float" table:style-name="ce368" office:value="926" office:value-type="float">
            <text:p>926</text:p>
          </table:table-cell>
          <table:table-cell ns41:value-type="float" table:style-name="ce369" office:value="2503" office:value-type="float">
            <text:p>250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2</text:p>
          </table:table-cell>
          <table:table-cell ns41:value-type="float" table:style-name="ce49" office:value="61" office:value-type="float">
            <text:p>61</text:p>
          </table:table-cell>
          <table:table-cell ns41:value-type="string" table:style-name="ce54" office:value-type="string">
            <text:p>38_0032</text:p>
          </table:table-cell>
          <table:table-cell table:number-columns-repeated="99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4" table:name="Tabel 13">
        <table:table-column table:style-name="co35" table:default-cell-style-name="ce11"/>
        <table:table-column table:style-name="co36" table:default-cell-style-name="ce11"/>
        <table:table-column table:style-name="co5" table:default-cell-style-name="ce11"/>
        <table:table-column table:style-name="co1" table:default-cell-style-name="Default" table:number-columns-repeated="1021"/>
        <table:table-row table:style-name="ro1">
          <table:table-cell ns41:value-type="string" table:number-rows-spanned="1" table:style-name="ce1" table:number-columns-spanned="9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8"/>
          <table:table-cell table:number-columns-repeated="1015"/>
        </table:table-row>
        <table:table-row table:style-name="ro1">
          <table:table-cell table:number-rows-spanned="1" table:style-name="ce2" table:number-columns-spanned="5"/>
          <table:covered-table-cell table:style-name="ce9" table:number-columns-repeated="4"/>
          <table:table-cell table:number-columns-repeated="1019"/>
        </table:table-row>
        <table:table-row table:style-name="ro1">
          <table:table-cell ns41:value-type="string" table:number-rows-spanned="1" table:style-name="ce3" table:number-columns-spanned="5" office:value-type="string">
            <text:p>Ouderdomstaat van de Hernhutters te Zeist</text:p>
          </table:table-cell>
          <table:covered-table-cell table:style-name="ce10" table:number-columns-repeated="4"/>
          <table:table-cell table:style-name="ce172" table:number-columns-repeated="4"/>
          <table:table-cell table:style-name="ce85" table:number-columns-repeated="1015"/>
        </table:table-row>
        <table:table-row table:style-name="ro2">
          <table:table-cell table:number-rows-spanned="1" table:style-name="ce2" table:number-columns-spanned="5"/>
          <table:covered-table-cell table:style-name="ce9" table:number-columns-repeated="4"/>
          <table:table-cell table:number-columns-repeated="1019"/>
        </table:table-row>
        <table:table-row table:style-name="ro5">
          <table:table-cell ns41:value-type="string" table:style-name="ce163" office:value-type="string">
            <text:p>OUDERDOM</text:p>
          </table:table-cell>
          <table:table-cell ns41:value-type="string" table:style-name="ce348" office:value-type="string">
            <text:p>GEBOORTEJAAR</text:p>
          </table:table-cell>
          <table:table-cell table:style-name="ce71"/>
          <table:table-cell ns41:value-type="string" table:style-name="ce58" office:value-type="string">
            <text:p>Mannen</text:p>
          </table:table-cell>
          <table:table-cell ns41:value-type="string" table:style-name="ce169" office:value-type="string">
            <text:p>Vrouwen</text:p>
          </table:table-cell>
          <table:table-cell ns41:value-type="string" table:style-name="ce40" office:value-type="string">
            <text:p>Telling</text:p>
          </table:table-cell>
          <table:table-cell ns41:value-type="string" table:style-name="ce46" office:value-type="string">
            <text:p>Tabel</text:p>
          </table:table-cell>
          <table:table-cell ns41:value-type="string" table:style-name="ce46" office:value-type="string">
            <text:p>Pagina</text:p>
          </table:table-cell>
          <table:table-cell ns41:value-type="string" table:style-name="ce51" office:value-type="string">
            <text:p>Image nr</text:p>
          </table:table-cell>
          <table:table-cell table:style-name="ce85"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ns41:value-type="float" table:style-name="ce349" office:value="14" office:value-type="float">
            <text:p>14</text:p>
          </table:table-cell>
          <table:table-cell ns41:value-type="float" table:style-name="ce5" office:value="1845" office:value-type="float">
            <text:p>1845</text:p>
          </table:table-cell>
          <table:table-cell table:style-name="Default"/>
          <table:table-cell table:style-name="ce359"/>
          <table:table-cell ns41:value-type="float" table:style-name="ce37" office:value="1" office:value-type="float">
            <text:p>1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13</text:p>
          </table:table-cell>
          <table:table-cell ns41:value-type="float" table:style-name="ce48" office:value="62" office:value-type="float">
            <text:p>62</text:p>
          </table:table-cell>
          <table:table-cell ns41:value-type="string" table:style-name="ce53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15" office:value-type="float">
            <text:p>15</text:p>
          </table:table-cell>
          <table:table-cell ns41:value-type="float" table:style-name="ce6" office:value="1844" office:value-type="float">
            <text:p>1844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16" office:value-type="float">
            <text:p>16</text:p>
          </table:table-cell>
          <table:table-cell ns41:value-type="float" table:style-name="ce6" office:value="1843" office:value-type="float">
            <text:p>1843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18" office:value-type="float">
            <text:p>18</text:p>
          </table:table-cell>
          <table:table-cell ns41:value-type="float" table:style-name="ce6" office:value="1841" office:value-type="float">
            <text:p>1841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19" office:value-type="float">
            <text:p>19</text:p>
          </table:table-cell>
          <table:table-cell ns41:value-type="float" table:style-name="ce6" office:value="1840" office:value-type="float">
            <text:p>1840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0" office:value-type="float">
            <text:p>20</text:p>
          </table:table-cell>
          <table:table-cell ns41:value-type="float" table:style-name="ce6" office:value="1839" office:value-type="float">
            <text:p>1839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1" office:value-type="float">
            <text:p>21</text:p>
          </table:table-cell>
          <table:table-cell ns41:value-type="float" table:style-name="ce6" office:value="1838" office:value-type="float">
            <text:p>1838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2" office:value-type="float">
            <text:p>22</text:p>
          </table:table-cell>
          <table:table-cell ns41:value-type="float" table:style-name="ce6" office:value="1837" office:value-type="float">
            <text:p>1837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string" table:number-rows-spanned="1" table:style-name="ce164" table:number-columns-spanned="2" office:value-type="string">
            <text:p>14 tot en met 22 j.</text:p>
          </table:table-cell>
          <table:covered-table-cell table:style-name="ce164"/>
          <table:table-cell table:style-name="ce166"/>
          <table:table-cell ns41:value-type="float" table:style-name="ce167" office:value="19" office:value-type="float">
            <text:p>19</text:p>
          </table:table-cell>
          <table:table-cell ns41:value-type="float" table:style-name="ce170" office:value="6" office:value-type="float">
            <text:p>6</text:p>
          </table:table-cell>
          <table:table-cell ns41:value-type="string" table:style-name="ce173" office:value-type="string">
            <text:p>VT_1859</text:p>
          </table:table-cell>
          <table:table-cell ns41:value-type="string" table:style-name="ce175" office:value-type="string">
            <text:p>D3H2_13</text:p>
          </table:table-cell>
          <table:table-cell ns41:value-type="float" table:style-name="ce175" office:value="62" office:value-type="float">
            <text:p>62</text:p>
          </table:table-cell>
          <table:table-cell ns41:value-type="string" table:style-name="ce177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3" office:value-type="float">
            <text:p>23</text:p>
          </table:table-cell>
          <table:table-cell ns41:value-type="float" table:style-name="ce6" office:value="1836" office:value-type="float">
            <text:p>1836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4" office:value-type="float">
            <text:p>24</text:p>
          </table:table-cell>
          <table:table-cell ns41:value-type="float" table:style-name="ce6" office:value="1835" office:value-type="float">
            <text:p>1835</text:p>
          </table:table-cell>
          <table:table-cell table:style-name="Default"/>
          <table:table-cell table:style-name="ce25"/>
          <table:table-cell ns41:value-type="float" table:style-name="ce38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5" office:value-type="float">
            <text:p>25</text:p>
          </table:table-cell>
          <table:table-cell ns41:value-type="float" table:style-name="ce6" office:value="1834" office:value-type="float">
            <text:p>1834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6" office:value-type="float">
            <text:p>26</text:p>
          </table:table-cell>
          <table:table-cell ns41:value-type="float" table:style-name="ce6" office:value="1833" office:value-type="float">
            <text:p>1833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7" office:value-type="float">
            <text:p>27</text:p>
          </table:table-cell>
          <table:table-cell ns41:value-type="float" table:style-name="ce6" office:value="1832" office:value-type="float">
            <text:p>1832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8" office:value-type="float">
            <text:p>28</text:p>
          </table:table-cell>
          <table:table-cell ns41:value-type="float" table:style-name="ce6" office:value="1831" office:value-type="float">
            <text:p>1831</text:p>
          </table:table-cell>
          <table:table-cell table:style-name="Default"/>
          <table:table-cell ns41:value-type="float" table:style-name="ce24" office:value="4" office:value-type="float">
            <text:p>4</text:p>
          </table:table-cell>
          <table:table-cell ns41:value-type="float" table:style-name="ce38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29" office:value-type="float">
            <text:p>29</text:p>
          </table:table-cell>
          <table:table-cell ns41:value-type="float" table:style-name="ce6" office:value="1830" office:value-type="float">
            <text:p>1830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30" office:value-type="float">
            <text:p>30</text:p>
          </table:table-cell>
          <table:table-cell ns41:value-type="float" table:style-name="ce6" office:value="1829" office:value-type="float">
            <text:p>1829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31" office:value-type="float">
            <text:p>31</text:p>
          </table:table-cell>
          <table:table-cell ns41:value-type="float" table:style-name="ce6" office:value="1828" office:value-type="float">
            <text:p>1828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32" office:value-type="float">
            <text:p>32</text:p>
          </table:table-cell>
          <table:table-cell ns41:value-type="float" table:style-name="ce6" office:value="1827" office:value-type="float">
            <text:p>1827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34" office:value-type="float">
            <text:p>34</text:p>
          </table:table-cell>
          <table:table-cell ns41:value-type="float" table:style-name="ce6" office:value="1825" office:value-type="float">
            <text:p>1825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35" office:value-type="float">
            <text:p>35</text:p>
          </table:table-cell>
          <table:table-cell ns41:value-type="float" table:style-name="ce6" office:value="1824" office:value-type="float">
            <text:p>1824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36" office:value-type="float">
            <text:p>36</text:p>
          </table:table-cell>
          <table:table-cell ns41:value-type="float" table:style-name="ce6" office:value="1823" office:value-type="float">
            <text:p>1823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37" office:value-type="float">
            <text:p>37</text:p>
          </table:table-cell>
          <table:table-cell ns41:value-type="float" table:style-name="ce6" office:value="1822" office:value-type="float">
            <text:p>1822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38" office:value-type="float">
            <text:p>38</text:p>
          </table:table-cell>
          <table:table-cell ns41:value-type="float" table:style-name="ce6" office:value="1821" office:value-type="float">
            <text:p>1821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39" office:value-type="float">
            <text:p>39</text:p>
          </table:table-cell>
          <table:table-cell ns41:value-type="float" table:style-name="ce6" office:value="1820" office:value-type="float">
            <text:p>1820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string" table:number-rows-spanned="1" table:style-name="ce164" table:number-columns-spanned="2" office:value-type="string">
            <text:p>23 t. en m. 39 j.</text:p>
          </table:table-cell>
          <table:covered-table-cell table:style-name="ce164"/>
          <table:table-cell table:style-name="ce166"/>
          <table:table-cell ns41:value-type="float" table:style-name="ce167" office:value="18" office:value-type="float">
            <text:p>18</text:p>
          </table:table-cell>
          <table:table-cell ns41:value-type="float" table:style-name="ce170" office:value="22" office:value-type="float">
            <text:p>22</text:p>
          </table:table-cell>
          <table:table-cell ns41:value-type="string" table:style-name="ce173" office:value-type="string">
            <text:p>VT_1859</text:p>
          </table:table-cell>
          <table:table-cell ns41:value-type="string" table:style-name="ce175" office:value-type="string">
            <text:p>D3H2_13</text:p>
          </table:table-cell>
          <table:table-cell ns41:value-type="float" table:style-name="ce175" office:value="62" office:value-type="float">
            <text:p>62</text:p>
          </table:table-cell>
          <table:table-cell ns41:value-type="string" table:style-name="ce177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41" office:value-type="float">
            <text:p>41</text:p>
          </table:table-cell>
          <table:table-cell ns41:value-type="float" table:style-name="ce6" office:value="1818" office:value-type="float">
            <text:p>1818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42" office:value-type="float">
            <text:p>42</text:p>
          </table:table-cell>
          <table:table-cell ns41:value-type="float" table:style-name="ce6" office:value="1817" office:value-type="float">
            <text:p>1817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43" office:value-type="float">
            <text:p>43</text:p>
          </table:table-cell>
          <table:table-cell ns41:value-type="float" table:style-name="ce6" office:value="1816" office:value-type="float">
            <text:p>1816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44" office:value-type="float">
            <text:p>44</text:p>
          </table:table-cell>
          <table:table-cell ns41:value-type="float" table:style-name="ce6" office:value="1815" office:value-type="float">
            <text:p>1815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45" office:value-type="float">
            <text:p>45</text:p>
          </table:table-cell>
          <table:table-cell ns41:value-type="float" table:style-name="ce6" office:value="1814" office:value-type="float">
            <text:p>1814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47" office:value-type="float">
            <text:p>47</text:p>
          </table:table-cell>
          <table:table-cell ns41:value-type="float" table:style-name="ce6" office:value="1812" office:value-type="float">
            <text:p>1812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51" office:value-type="float">
            <text:p>51</text:p>
          </table:table-cell>
          <table:table-cell ns41:value-type="float" table:style-name="ce6" office:value="1808" office:value-type="float">
            <text:p>1808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52" office:value-type="float">
            <text:p>52</text:p>
          </table:table-cell>
          <table:table-cell ns41:value-type="float" table:style-name="ce6" office:value="1807" office:value-type="float">
            <text:p>1807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53" office:value-type="float">
            <text:p>53</text:p>
          </table:table-cell>
          <table:table-cell ns41:value-type="float" table:style-name="ce6" office:value="1806" office:value-type="float">
            <text:p>1806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55" office:value-type="float">
            <text:p>55</text:p>
          </table:table-cell>
          <table:table-cell ns41:value-type="float" table:style-name="ce6" office:value="1804" office:value-type="float">
            <text:p>1804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59" office:value-type="float">
            <text:p>59</text:p>
          </table:table-cell>
          <table:table-cell ns41:value-type="float" table:style-name="ce6" office:value="1800" office:value-type="float">
            <text:p>1800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string" table:number-rows-spanned="1" table:style-name="ce164" table:number-columns-spanned="2" office:value-type="string">
            <text:p>41 t. en m. 59 j.</text:p>
          </table:table-cell>
          <table:covered-table-cell table:style-name="ce164"/>
          <table:table-cell table:style-name="ce166"/>
          <table:table-cell ns41:value-type="float" table:style-name="ce167" office:value="7" office:value-type="float">
            <text:p>7</text:p>
          </table:table-cell>
          <table:table-cell ns41:value-type="float" table:style-name="ce170" office:value="10" office:value-type="float">
            <text:p>10</text:p>
          </table:table-cell>
          <table:table-cell ns41:value-type="string" table:style-name="ce173" office:value-type="string">
            <text:p>VT_1859</text:p>
          </table:table-cell>
          <table:table-cell ns41:value-type="string" table:style-name="ce175" office:value-type="string">
            <text:p>D3H2_13</text:p>
          </table:table-cell>
          <table:table-cell ns41:value-type="float" table:style-name="ce175" office:value="62" office:value-type="float">
            <text:p>62</text:p>
          </table:table-cell>
          <table:table-cell ns41:value-type="string" table:style-name="ce177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60" office:value-type="float">
            <text:p>60</text:p>
          </table:table-cell>
          <table:table-cell ns41:value-type="float" table:style-name="ce6" office:value="1799" office:value-type="float">
            <text:p>1799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61" office:value-type="float">
            <text:p>61</text:p>
          </table:table-cell>
          <table:table-cell ns41:value-type="float" table:style-name="ce6" office:value="1798" office:value-type="float">
            <text:p>1798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63" office:value-type="float">
            <text:p>63</text:p>
          </table:table-cell>
          <table:table-cell ns41:value-type="float" table:style-name="ce6" office:value="1796" office:value-type="float">
            <text:p>1796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64" office:value-type="float">
            <text:p>64</text:p>
          </table:table-cell>
          <table:table-cell ns41:value-type="float" table:style-name="ce6" office:value="1795" office:value-type="float">
            <text:p>1795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65" office:value-type="float">
            <text:p>65</text:p>
          </table:table-cell>
          <table:table-cell ns41:value-type="float" table:style-name="ce6" office:value="1794" office:value-type="float">
            <text:p>1794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68" office:value-type="float">
            <text:p>68</text:p>
          </table:table-cell>
          <table:table-cell ns41:value-type="float" table:style-name="ce6" office:value="1791" office:value-type="float">
            <text:p>1791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69" office:value-type="float">
            <text:p>69</text:p>
          </table:table-cell>
          <table:table-cell ns41:value-type="float" table:style-name="ce6" office:value="1790" office:value-type="float">
            <text:p>1790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string" table:number-rows-spanned="1" table:style-name="ce164" table:number-columns-spanned="2" office:value-type="string">
            <text:p>60 t. en m. 69 j.</text:p>
          </table:table-cell>
          <table:covered-table-cell table:style-name="ce164"/>
          <table:table-cell table:style-name="ce166"/>
          <table:table-cell ns41:value-type="float" table:style-name="ce167" office:value="1" office:value-type="float">
            <text:p>1</text:p>
          </table:table-cell>
          <table:table-cell ns41:value-type="float" table:style-name="ce170" office:value="10" office:value-type="float">
            <text:p>10</text:p>
          </table:table-cell>
          <table:table-cell ns41:value-type="string" table:style-name="ce173" office:value-type="string">
            <text:p>VT_1859</text:p>
          </table:table-cell>
          <table:table-cell ns41:value-type="string" table:style-name="ce175" office:value-type="string">
            <text:p>D3H2_13</text:p>
          </table:table-cell>
          <table:table-cell ns41:value-type="float" table:style-name="ce175" office:value="62" office:value-type="float">
            <text:p>62</text:p>
          </table:table-cell>
          <table:table-cell ns41:value-type="string" table:style-name="ce177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70" office:value-type="float">
            <text:p>70</text:p>
          </table:table-cell>
          <table:table-cell ns41:value-type="float" table:style-name="ce6" office:value="1789" office:value-type="float">
            <text:p>1789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71" office:value-type="float">
            <text:p>71</text:p>
          </table:table-cell>
          <table:table-cell ns41:value-type="float" table:style-name="ce6" office:value="1788" office:value-type="float">
            <text:p>1788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72" office:value-type="float">
            <text:p>72</text:p>
          </table:table-cell>
          <table:table-cell ns41:value-type="float" table:style-name="ce6" office:value="1787" office:value-type="float">
            <text:p>1787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73" office:value-type="float">
            <text:p>73</text:p>
          </table:table-cell>
          <table:table-cell ns41:value-type="float" table:style-name="ce6" office:value="1786" office:value-type="float">
            <text:p>1786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74" office:value-type="float">
            <text:p>74</text:p>
          </table:table-cell>
          <table:table-cell ns41:value-type="float" table:style-name="ce6" office:value="1785" office:value-type="float">
            <text:p>1785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76" office:value-type="float">
            <text:p>76</text:p>
          </table:table-cell>
          <table:table-cell ns41:value-type="float" table:style-name="ce6" office:value="1783" office:value-type="float">
            <text:p>1783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1">
          <table:table-cell ns41:value-type="float" table:style-name="ce350" office:value="86" office:value-type="float">
            <text:p>86</text:p>
          </table:table-cell>
          <table:table-cell ns41:value-type="float" table:style-name="ce6" office:value="1773" office:value-type="float">
            <text:p>1773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3</text:p>
          </table:table-cell>
          <table:table-cell ns41:value-type="float" table:style-name="ce49" office:value="62" office:value-type="float">
            <text:p>62</text:p>
          </table:table-cell>
          <table:table-cell ns41:value-type="string" table:style-name="ce54" office:value-type="string">
            <text:p>38_0033</text:p>
          </table:table-cell>
          <table:table-cell table:number-columns-repeated="1015"/>
        </table:table-row>
        <table:table-row table:style-name="ro2">
          <table:table-cell ns41:value-type="string" table:number-rows-spanned="1" table:style-name="ce165" table:number-columns-spanned="2" office:value-type="string">
            <text:p>70 t. en m. 86 j.</text:p>
          </table:table-cell>
          <table:covered-table-cell table:style-name="ce165"/>
          <table:table-cell table:style-name="ce166"/>
          <table:table-cell ns41:value-type="float" table:style-name="ce168" office:value="1" office:value-type="float">
            <text:p>1</text:p>
          </table:table-cell>
          <table:table-cell ns41:value-type="float" table:style-name="ce171" office:value="9" office:value-type="float">
            <text:p>9</text:p>
          </table:table-cell>
          <table:table-cell ns41:value-type="string" table:style-name="ce174" office:value-type="string">
            <text:p>VT_1859</text:p>
          </table:table-cell>
          <table:table-cell ns41:value-type="string" table:style-name="ce176" office:value-type="string">
            <text:p>D3H2_13</text:p>
          </table:table-cell>
          <table:table-cell ns41:value-type="float" table:style-name="ce176" office:value="62" office:value-type="float">
            <text:p>62</text:p>
          </table:table-cell>
          <table:table-cell ns41:value-type="string" table:style-name="ce178" office:value-type="string">
            <text:p>38_0033</text:p>
          </table:table-cell>
          <table:table-cell table:number-columns-repeated="1015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5" table:name="Tabel 14">
        <table:table-column table:style-name="co37" table:default-cell-style-name="ce11"/>
        <table:table-column table:style-name="co5" table:default-cell-style-name="ce11"/>
        <table:table-column table:style-name="co1" table:default-cell-style-name="Default" table:number-columns-repeated="2"/>
        <table:table-column table:style-name="co38" table:default-cell-style-name="ce11"/>
        <table:table-column table:style-name="co1" table:default-cell-style-name="Default" table:number-columns-repeated="3"/>
        <table:table-column table:style-name="co38" table:default-cell-style-name="ce11"/>
        <table:table-column table:style-name="co22" table:default-cell-style-name="ce11" table:number-columns-repeated="5"/>
        <table:table-column table:style-name="co1" table:default-cell-style-name="Default" table:number-columns-repeated="1010"/>
        <table:table-row table:style-name="ro1">
          <table:table-cell ns41:value-type="string" table:number-rows-spanned="1" table:style-name="ce1" table:number-columns-spanned="14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12"/>
          <table:table-cell table:number-columns-repeated="1010"/>
        </table:table-row>
        <table:table-row table:style-name="ro1">
          <table:table-cell table:number-rows-spanned="1" table:style-name="ce345" table:number-columns-spanned="9"/>
          <table:covered-table-cell table:style-name="ce8" table:number-columns-repeated="8"/>
          <table:table-cell table:style-name="ce8" table:number-columns-repeated="5"/>
          <table:table-cell table:number-columns-repeated="1010"/>
        </table:table-row>
        <table:table-row table:style-name="ro1">
          <table:table-cell ns41:value-type="string" table:number-rows-spanned="1" table:style-name="ce1" table:number-columns-spanned="9" office:value-type="string">
            <text:p>Overzigt per provincie van het getal kostscholen en van het getal kostleerlingen</text:p>
          </table:table-cell>
          <table:covered-table-cell table:style-name="ce8" table:number-columns-repeated="8"/>
          <table:table-cell table:number-columns-repeated="1015"/>
        </table:table-row>
        <table:table-row table:style-name="ro2">
          <table:table-cell table:number-rows-spanned="1" table:style-name="ce345" table:number-columns-spanned="9"/>
          <table:covered-table-cell table:style-name="ce8" table:number-columns-repeated="8"/>
          <table:table-cell table:number-columns-repeated="1015"/>
        </table:table-row>
        <table:table-row table:style-name="ro5">
          <table:table-cell ns41:value-type="string" table:number-rows-spanned="2" table:style-name="ce80" table:number-columns-spanned="1" office:value-type="string">
            <text:p>PROVINCIEN</text:p>
          </table:table-cell>
          <table:table-cell table:number-rows-spanned="2" table:style-name="ce71" table:number-columns-spanned="1"/>
          <table:table-cell ns41:value-type="string" table:number-rows-spanned="1" table:style-name="ce21" table:number-columns-spanned="4" office:value-type="string">
            <text:p>GETAL KOSTSCHOLEN VOOR</text:p>
          </table:table-cell>
          <table:covered-table-cell table:style-name="ce27" table:number-columns-repeated="3"/>
          <table:table-cell ns41:value-type="string" table:number-rows-spanned="1" table:style-name="ce34" table:number-columns-spanned="3" office:value-type="string">
            <text:p>GETAL KOSTLEERLINGEN</text:p>
          </table:table-cell>
          <table:covered-table-cell table:style-name="ce27"/>
          <table:covered-table-cell table:style-name="ce34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46" table:number-columns-spanned="1" office:value-type="string">
            <text:p>Provincie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10"/>
        </table:table-row>
        <table:table-row table:style-name="ro6">
          <table:covered-table-cell table:style-name="ce17"/>
          <table:covered-table-cell table:style-name="ce20"/>
          <table:table-cell ns41:value-type="string" table:style-name="ce22" office:value-type="string">
            <text:p>Jongens</text:p>
          </table:table-cell>
          <table:table-cell ns41:value-type="string" table:style-name="ce28" office:value-type="string">
            <text:p>Meisjes</text:p>
          </table:table-cell>
          <table:table-cell ns41:value-type="string" table:style-name="ce28" office:value-type="string">
            <text:p>Beide geslachten</text:p>
          </table:table-cell>
          <table:table-cell ns41:value-type="string" table:style-name="ce28" office:value-type="string">
            <text:p>Totaal</text:p>
          </table:table-cell>
          <table:table-cell ns41:value-type="string" table:style-name="ce28" office:value-type="string">
            <text:p>Jongens</text:p>
          </table:table-cell>
          <table:table-cell ns41:value-type="string" table:style-name="ce28" office:value-type="string">
            <text:p>Meisjes</text:p>
          </table:table-cell>
          <table:table-cell ns41:value-type="string" table:style-name="ce36" office:value-type="string">
            <text:p>Beide geslachten</text:p>
          </table:table-cell>
          <table:covered-table-cell table:style-name="ce41"/>
          <table:covered-table-cell table:style-name="ce47" table:number-columns-repeated="3"/>
          <table:covered-table-cell table:style-name="ce52"/>
          <table:table-cell table:style-name="ce85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Noordbrabant</text:p>
          </table:table-cell>
          <table:table-cell table:style-name="Default"/>
          <table:table-cell ns41:value-type="float" table:style-name="ce23" office:value="35" office:value-type="float">
            <text:p>35</text:p>
          </table:table-cell>
          <table:table-cell ns41:value-type="float" table:style-name="ce29" office:value="23" office:value-type="float">
            <text:p>23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59" office:value-type="float">
            <text:p>59</text:p>
          </table:table-cell>
          <table:table-cell ns41:value-type="float" table:style-name="ce29" office:value="945" office:value-type="float">
            <text:p>945</text:p>
          </table:table-cell>
          <table:table-cell ns41:value-type="float" table:style-name="ce29" office:value="580" office:value-type="float">
            <text:p>580</text:p>
          </table:table-cell>
          <table:table-cell ns41:value-type="float" table:style-name="ce37" office:value="1525" office:value-type="float">
            <text:p>1525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14</text:p>
          </table:table-cell>
          <table:table-cell ns41:value-type="float" table:style-name="ce48" office:value="63" office:value-type="float">
            <text:p>63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Gelderland</text:p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ce30" office:value="23" office:value-type="float">
            <text:p>23</text:p>
          </table:table-cell>
          <table:table-cell table:style-name="ce31"/>
          <table:table-cell ns41:value-type="float" table:style-name="ce30" office:value="67" office:value-type="float">
            <text:p>67</text:p>
          </table:table-cell>
          <table:table-cell ns41:value-type="float" table:style-name="ce30" office:value="548" office:value-type="float">
            <text:p>548</text:p>
          </table:table-cell>
          <table:table-cell ns41:value-type="float" table:style-name="ce30" office:value="207" office:value-type="float">
            <text:p>207</text:p>
          </table:table-cell>
          <table:table-cell ns41:value-type="float" table:style-name="ce38" office:value="755" office:value-type="float">
            <text:p>75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Zuidholland</text:p>
          </table:table-cell>
          <table:table-cell table:style-name="Default"/>
          <table:table-cell ns41:value-type="float" table:style-name="ce24" office:value="26" office:value-type="float">
            <text:p>26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474" office:value-type="float">
            <text:p>474</text:p>
          </table:table-cell>
          <table:table-cell ns41:value-type="float" table:style-name="ce30" office:value="240" office:value-type="float">
            <text:p>240</text:p>
          </table:table-cell>
          <table:table-cell ns41:value-type="float" table:style-name="ce38" office:value="714" office:value-type="float">
            <text:p>7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Noordholland</text:p>
          </table:table-cell>
          <table:table-cell table:style-name="Default"/>
          <table:table-cell ns41:value-type="float" table:style-name="ce24" office:value="15" office:value-type="float">
            <text:p>15</text:p>
          </table:table-cell>
          <table:table-cell ns41:value-type="float" table:style-name="ce30" office:value="13" office:value-type="float">
            <text:p>13</text:p>
          </table:table-cell>
          <table:table-cell table:style-name="ce31"/>
          <table:table-cell ns41:value-type="float" table:style-name="ce30" office:value="28" office:value-type="float">
            <text:p>28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0" office:value="98" office:value-type="float">
            <text:p>98</text:p>
          </table:table-cell>
          <table:table-cell ns41:value-type="float" table:style-name="ce38" office:value="171" office:value-type="float">
            <text:p>17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Zeeland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1"/>
          <table:table-cell ns41:value-type="float" table:style-name="ce30" office:value="4" office:value-type="float">
            <text:p>4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8" office:value="20" office:value-type="float">
            <text:p>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Utrecht</text:p>
          </table:table-cell>
          <table:table-cell table:style-name="Default"/>
          <table:table-cell ns41:value-type="float" table:style-name="ce24" office:value="19" office:value-type="float">
            <text:p>1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34" office:value-type="float">
            <text:p>34</text:p>
          </table:table-cell>
          <table:table-cell ns41:value-type="float" table:style-name="ce30" office:value="226" office:value-type="float">
            <text:p>226</text:p>
          </table:table-cell>
          <table:table-cell ns41:value-type="float" table:style-name="ce30" office:value="175" office:value-type="float">
            <text:p>175</text:p>
          </table:table-cell>
          <table:table-cell ns41:value-type="float" table:style-name="ce38" office:value="401" office:value-type="float">
            <text:p>40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Friesland</text:p>
          </table:table-cell>
          <table:table-cell table:style-name="Default"/>
          <table:table-cell ns41:value-type="float" table:style-name="ce24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table:style-name="ce31"/>
          <table:table-cell ns41:value-type="float" table:style-name="ce30" office:value="11" office:value-type="float">
            <text:p>11</text:p>
          </table:table-cell>
          <table:table-cell ns41:value-type="float" table:style-name="ce30" office:value="81" office:value-type="float">
            <text:p>81</text:p>
          </table:table-cell>
          <table:table-cell ns41:value-type="float" table:style-name="ce30" office:value="28" office:value-type="float">
            <text:p>28</text:p>
          </table:table-cell>
          <table:table-cell ns41:value-type="float" table:style-name="ce38" office:value="109" office:value-type="float">
            <text:p>10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Overijssel</text:p>
          </table:table-cell>
          <table:table-cell table:style-name="Default"/>
          <table:table-cell ns41:value-type="float" table:style-name="ce24" office:value="10" office:value-type="float">
            <text:p>10</text:p>
          </table:table-cell>
          <table:table-cell ns41:value-type="float" table:style-name="ce30" office:value="6" office:value-type="float">
            <text:p>6</text:p>
          </table:table-cell>
          <table:table-cell table:style-name="ce31"/>
          <table:table-cell ns41:value-type="float" table:style-name="ce30" office:value="16" office:value-type="float">
            <text:p>16</text:p>
          </table:table-cell>
          <table:table-cell ns41:value-type="float" table:style-name="ce30" office:value="75" office:value-type="float">
            <text:p>75</text:p>
          </table:table-cell>
          <table:table-cell ns41:value-type="float" table:style-name="ce30" office:value="72" office:value-type="float">
            <text:p>72</text:p>
          </table:table-cell>
          <table:table-cell ns41:value-type="float" table:style-name="ce38" office:value="147" office:value-type="float">
            <text:p>14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Groningen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30" office:value="1" office:value-type="float">
            <text:p>1</text:p>
          </table:table-cell>
          <table:table-cell table:style-name="ce31"/>
          <table:table-cell ns41:value-type="float" table:style-name="ce30" office:value="6" office:value-type="float">
            <text:p>6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8" office:value="43" office:value-type="float">
            <text:p>4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Drenthe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table:style-name="ce31"/>
          <table:table-cell ns41:value-type="float" table:style-name="ce30" office:value="5" office:value-type="float">
            <text:p>5</text:p>
          </table:table-cell>
          <table:table-cell ns41:value-type="float" office:value="24" table:style-name="ce30" table:number-columns-repeated="2" office:value-type="float">
            <text:p>24</text:p>
          </table:table-cell>
          <table:table-cell ns41:value-type="float" table:style-name="ce38" office:value="48" office:value-type="float">
            <text:p>4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DR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Limburg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ns41:value-type="float" table:style-name="ce30" office:value="9" office:value-type="float">
            <text:p>9</text:p>
          </table:table-cell>
          <table:table-cell table:style-name="ce31"/>
          <table:table-cell ns41:value-type="float" table:style-name="ce30" office:value="14" office:value-type="float">
            <text:p>14</text:p>
          </table:table-cell>
          <table:table-cell ns41:value-type="float" table:style-name="ce30" office:value="101" office:value-type="float">
            <text:p>101</text:p>
          </table:table-cell>
          <table:table-cell ns41:value-type="float" table:style-name="ce30" office:value="342" office:value-type="float">
            <text:p>342</text:p>
          </table:table-cell>
          <table:table-cell ns41:value-type="float" table:style-name="ce38" office:value="443" office:value-type="float">
            <text:p>44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4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3</text:p>
          </table:table-cell>
          <table:table-cell table:number-columns-repeated="1010"/>
        </table:table-row>
        <table:table-row table:style-name="ro2">
          <table:table-cell ns41:value-type="string" table:style-name="ce7" office:value-type="string">
            <text:p>HET RIJK</text:p>
          </table:table-cell>
          <table:table-cell table:style-name="Default"/>
          <table:table-cell ns41:value-type="float" table:style-name="ce26" office:value="171" office:value-type="float">
            <text:p>171</text:p>
          </table:table-cell>
          <table:table-cell ns41:value-type="float" table:style-name="ce32" office:value="110" office:value-type="float">
            <text:p>110</text:p>
          </table:table-cell>
          <table:table-cell ns41:value-type="float" table:style-name="ce32" office:value="5" office:value-type="float">
            <text:p>5</text:p>
          </table:table-cell>
          <table:table-cell ns41:value-type="float" table:style-name="ce32" office:value="286" office:value-type="float">
            <text:p>286</text:p>
          </table:table-cell>
          <table:table-cell ns41:value-type="float" table:style-name="ce32" office:value="2596" office:value-type="float">
            <text:p>2596</text:p>
          </table:table-cell>
          <table:table-cell ns41:value-type="float" table:style-name="ce32" office:value="1780" office:value-type="float">
            <text:p>1780</text:p>
          </table:table-cell>
          <table:table-cell ns41:value-type="float" table:style-name="ce39" office:value="4376" office:value-type="float">
            <text:p>4376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14</text:p>
          </table:table-cell>
          <table:table-cell ns41:value-type="float" table:style-name="ce50" office:value="63" office:value-type="float">
            <text:p>63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33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6" table:name="Tabel 15">
        <table:table-column table:style-name="co39" table:default-cell-style-name="ce11"/>
        <table:table-column table:style-name="co5" table:default-cell-style-name="ce11"/>
        <table:table-column table:style-name="co1" table:default-cell-style-name="Default" table:number-columns-repeated="1022"/>
        <table:table-row table:style-name="ro1">
          <table:table-cell ns41:value-type="string" table:number-rows-spanned="1" table:style-name="ce1" table:number-columns-spanned="11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8"/>
          <table:covered-table-cell table:style-name="ce9"/>
          <table:table-cell table:number-columns-repeated="1013"/>
        </table:table-row>
        <table:table-row table:style-name="ro1">
          <table:table-cell table:number-rows-spanned="1" table:style-name="ce179" table:number-columns-spanned="6"/>
          <table:covered-table-cell table:style-name="ce180" table:number-columns-repeated="5"/>
          <table:table-cell table:style-name="ce180" table:number-columns-repeated="4"/>
          <table:table-cell table:number-columns-repeated="1014"/>
        </table:table-row>
        <table:table-row table:style-name="ro1">
          <table:table-cell ns41:value-type="string" table:number-rows-spanned="1" table:style-name="ce3" table:number-columns-spanned="6" office:value-type="string">
            <text:p>Indeeling kostleerlingen naar geboorteplaats</text:p>
          </table:table-cell>
          <table:covered-table-cell table:style-name="ce10" table:number-columns-repeated="5"/>
          <table:table-cell table:style-name="ce180" table:number-columns-repeated="4"/>
          <table:table-cell table:style-name="ce85" table:number-columns-repeated="1014"/>
        </table:table-row>
        <table:table-row table:style-name="ro2">
          <table:table-cell table:number-rows-spanned="1" table:style-name="ce179" table:number-columns-spanned="6"/>
          <table:covered-table-cell table:style-name="ce180" table:number-columns-repeated="5"/>
          <table:table-cell table:style-name="ce180" table:number-columns-repeated="4"/>
          <table:table-cell table:style-name="ce85" table:number-columns-repeated="1014"/>
        </table:table-row>
        <table:table-row table:style-name="ro5">
          <table:table-cell ns41:value-type="string" table:number-rows-spanned="2" table:style-name="ce80" table:number-columns-spanned="1" office:value-type="string">
            <text:p>GEBOREN IN</text:p>
          </table:table-cell>
          <table:table-cell table:number-rows-spanned="2" table:style-name="ce71" table:number-columns-spanned="1"/>
          <table:table-cell ns41:value-type="string" table:number-rows-spanned="1" table:style-name="ce21" table:number-columns-spanned="2" office:value-type="string">
            <text:p>Jongens</text:p>
          </table:table-cell>
          <table:covered-table-cell table:style-name="ce81"/>
          <table:table-cell ns41:value-type="string" table:number-rows-spanned="1" table:style-name="ce34" table:number-columns-spanned="2" office:value-type="string">
            <text:p>Meisjes</text:p>
          </table:table-cell>
          <table:covered-table-cell table:style-name="ce35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14"/>
        </table:table-row>
        <table:table-row table:style-name="ro6">
          <table:covered-table-cell table:style-name="ce17"/>
          <table:covered-table-cell table:style-name="ce20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de gemeente</text:p>
          </table:table-cell>
          <table:table-cell table:style-name="Default"/>
          <table:table-cell ns41:value-type="float" table:style-name="ce59" office:value="93" office:value-type="float">
            <text:p>93</text:p>
          </table:table-cell>
          <table:table-cell ns41:value-type="float" table:style-name="ce62" office:value="35.8" office:value-type="float">
            <text:p>35.8</text:p>
          </table:table-cell>
          <table:table-cell ns41:value-type="float" table:style-name="ce62" office:value="93" office:value-type="float">
            <text:p>93</text:p>
          </table:table-cell>
          <table:table-cell ns41:value-type="float" table:style-name="ce65" office:value="52.2" office:value-type="float">
            <text:p>52.2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15</text:p>
          </table:table-cell>
          <table:table-cell ns41:value-type="float" table:style-name="ce48" office:value="63" office:value-type="float">
            <text:p>63</text:p>
          </table:table-cell>
          <table:table-cell ns41:value-type="string" table:style-name="ce53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ene andere gemeente der prov.</text:p>
          </table:table-cell>
          <table:table-cell table:style-name="Default"/>
          <table:table-cell ns41:value-type="float" table:style-name="ce88" office:value="863" office:value-type="float">
            <text:p>863</text:p>
          </table:table-cell>
          <table:table-cell ns41:value-type="float" table:style-name="ce90" office:value="332.4" office:value-type="float">
            <text:p>332.4</text:p>
          </table:table-cell>
          <table:table-cell ns41:value-type="float" table:style-name="ce90" office:value="677" office:value-type="float">
            <text:p>677</text:p>
          </table:table-cell>
          <table:table-cell ns41:value-type="float" table:style-name="ce99" office:value="380.3" office:value-type="float">
            <text:p>380.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ene andere provincie des rijks</text:p>
          </table:table-cell>
          <table:table-cell table:style-name="Default"/>
          <table:table-cell ns41:value-type="float" table:style-name="ce88" office:value="1242" office:value-type="float">
            <text:p>1242</text:p>
          </table:table-cell>
          <table:table-cell ns41:value-type="float" table:style-name="ce90" office:value="478.4" office:value-type="float">
            <text:p>478.4</text:p>
          </table:table-cell>
          <table:table-cell ns41:value-type="float" table:style-name="ce90" office:value="734" office:value-type="float">
            <text:p>734</text:p>
          </table:table-cell>
          <table:table-cell ns41:value-type="float" table:style-name="ce99" office:value="412.4" office:value-type="float">
            <text:p>412.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ene der nederlandsche kolonien</text:p>
          </table:table-cell>
          <table:table-cell table:style-name="Default"/>
          <table:table-cell ns41:value-type="float" table:style-name="ce88" office:value="325" office:value-type="float">
            <text:p>325</text:p>
          </table:table-cell>
          <table:table-cell ns41:value-type="float" table:style-name="ce90" office:value="125" office:value-type="float">
            <text:p>125</text:p>
          </table:table-cell>
          <table:table-cell ns41:value-type="float" table:style-name="ce90" office:value="76" office:value-type="float">
            <text:p>76</text:p>
          </table:table-cell>
          <table:table-cell ns41:value-type="float" table:style-name="ce99" office:value="42.7" office:value-type="float">
            <text:p>42.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Duitschland</text:p>
          </table:table-cell>
          <table:table-cell table:style-name="Default"/>
          <table:table-cell ns41:value-type="float" table:style-name="ce88" office:value="25" office:value-type="float">
            <text:p>25</text:p>
          </table:table-cell>
          <table:table-cell ns41:value-type="float" table:style-name="ce90" office:value="9.6" office:value-type="float">
            <text:p>9.6</text:p>
          </table:table-cell>
          <table:table-cell ns41:value-type="float" table:style-name="ce90" office:value="123" office:value-type="float">
            <text:p>123</text:p>
          </table:table-cell>
          <table:table-cell ns41:value-type="float" table:style-name="ce99" office:value="69.1" office:value-type="float">
            <text:p>69.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Belgie</text:p>
          </table:table-cell>
          <table:table-cell table:style-name="Default"/>
          <table:table-cell ns41:value-type="float" table:style-name="ce88" office:value="22" office:value-type="float">
            <text:p>22</text:p>
          </table:table-cell>
          <table:table-cell ns41:value-type="float" table:style-name="ce90" office:value="8.5" office:value-type="float">
            <text:p>8.5</text:p>
          </table:table-cell>
          <table:table-cell ns41:value-type="float" table:style-name="ce90" office:value="38" office:value-type="float">
            <text:p>38</text:p>
          </table:table-cell>
          <table:table-cell ns41:value-type="float" table:style-name="ce99" office:value="21.3" office:value-type="float">
            <text:p>21.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Groot-Brittannie en Ierland</text:p>
          </table:table-cell>
          <table:table-cell table:style-name="Default"/>
          <table:table-cell ns41:value-type="float" table:style-name="ce88" office:value="8" office:value-type="float">
            <text:p>8</text:p>
          </table:table-cell>
          <table:table-cell ns41:value-type="float" table:style-name="ce90" office:value="3.2" office:value-type="float">
            <text:p>3.2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9" office:value="16.9" office:value-type="float">
            <text:p>16.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Frankrijk</text:p>
          </table:table-cell>
          <table:table-cell table:style-name="Default"/>
          <table:table-cell ns41:value-type="float" table:style-name="ce88" office:value="1" office:value-type="float">
            <text:p>1</text:p>
          </table:table-cell>
          <table:table-cell ns41:value-type="float" table:style-name="ce90" office:value="0.4" office:value-type="float">
            <text:p>0.4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2.2" office:value-type="float">
            <text:p>2.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Zwitserland</text:p>
          </table:table-cell>
          <table:table-cell table:style-name="Default"/>
          <table:table-cell ns41:value-type="float" table:style-name="ce88" office:value="2" office:value-type="float">
            <text:p>2</text:p>
          </table:table-cell>
          <table:table-cell ns41:value-type="float" table:style-name="ce90" office:value="0.8" office:value-type="float">
            <text:p>0.8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9" office:value="0.6" office:value-type="float">
            <text:p>0.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Italie</text:p>
          </table:table-cell>
          <table:table-cell table:style-name="Default"/>
          <table:table-cell table:style-name="ce88"/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9" office:value="0.6" office:value-type="float">
            <text:p>0.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Rusland</text:p>
          </table:table-cell>
          <table:table-cell table:style-name="Default"/>
          <table:table-cell ns41:value-type="float" table:style-name="ce88" office:value="1" office:value-type="float">
            <text:p>1</text:p>
          </table:table-cell>
          <table:table-cell ns41:value-type="float" table:style-name="ce90" office:value="0.4" office:value-type="float">
            <text:p>0.4</text:p>
          </table:table-cell>
          <table:table-cell table:style-name="ce90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iland Bourbon</text:p>
          </table:table-cell>
          <table:table-cell table:style-name="Default"/>
          <table:table-cell ns41:value-type="float" table:style-name="ce88" office:value="1" office:value-type="float">
            <text:p>1</text:p>
          </table:table-cell>
          <table:table-cell ns41:value-type="float" table:style-name="ce90" office:value="0.4" office:value-type="float">
            <text:p>0.4</text:p>
          </table:table-cell>
          <table:table-cell table:style-name="ce90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Calcutta</text:p>
          </table:table-cell>
          <table:table-cell table:style-name="Default"/>
          <table:table-cell ns41:value-type="float" table:style-name="ce88" office:value="1" office:value-type="float">
            <text:p>1</text:p>
          </table:table-cell>
          <table:table-cell ns41:value-type="float" table:style-name="ce90" office:value="0.4" office:value-type="float">
            <text:p>0.4</text:p>
          </table:table-cell>
          <table:table-cell table:style-name="ce90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iland Ceylon</text:p>
          </table:table-cell>
          <table:table-cell table:style-name="Default"/>
          <table:table-cell table:style-name="ce88"/>
          <table:table-cell table:style-name="ce90"/>
          <table:table-cell ns41:value-type="float" table:style-name="ce90" office:value="1" office:value-type="float">
            <text:p>1</text:p>
          </table:table-cell>
          <table:table-cell ns41:value-type="float" table:style-name="ce99" office:value="0.6" office:value-type="float">
            <text:p>0.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Macao in China</text:p>
          </table:table-cell>
          <table:table-cell table:style-name="Default"/>
          <table:table-cell table:style-name="ce88"/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9" office:value="1.1" office:value-type="float">
            <text:p>1.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en ander vreemd land</text:p>
          </table:table-cell>
          <table:table-cell table:style-name="Default"/>
          <table:table-cell ns41:value-type="float" table:style-name="ce88" office:value="10" office:value-type="float">
            <text:p>10</text:p>
          </table:table-cell>
          <table:table-cell ns41:value-type="float" table:style-name="ce90" office:value="3.9" office:value-type="float">
            <text:p>3.9</text:p>
          </table:table-cell>
          <table:table-cell table:style-name="ce90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5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2">
          <table:table-cell ns41:value-type="string" table:style-name="ce7" office:value-type="string">
            <text:p>Op zee</text:p>
          </table:table-cell>
          <table:table-cell table:style-name="Default"/>
          <table:table-cell ns41:value-type="float" table:style-name="ce60" office:value="2" office:value-type="float">
            <text:p>2</text:p>
          </table:table-cell>
          <table:table-cell ns41:value-type="float" table:style-name="ce63" office:value="0.8" office:value-type="float">
            <text:p>0.8</text:p>
          </table:table-cell>
          <table:table-cell table:style-name="ce63"/>
          <table:table-cell table:style-name="ce66"/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15</text:p>
          </table:table-cell>
          <table:table-cell ns41:value-type="float" table:style-name="ce50" office:value="63" office:value-type="float">
            <text:p>63</text:p>
          </table:table-cell>
          <table:table-cell ns41:value-type="string" table:style-name="ce55" office:value-type="string">
            <text:p>38_0033</text:p>
          </table:table-cell>
          <table:table-cell table:number-columns-repeated="101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7" table:name="Tabel 16">
        <table:table-column table:style-name="co39" table:default-cell-style-name="ce11"/>
        <table:table-column table:style-name="co5" table:default-cell-style-name="ce11"/>
        <table:table-column table:style-name="co1" table:default-cell-style-name="Default" table:number-columns-repeated="1022"/>
        <table:table-row table:style-name="ro1">
          <table:table-cell ns41:value-type="string" table:number-rows-spanned="1" table:style-name="ce1" table:number-columns-spanned="10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8"/>
          <table:table-cell table:number-columns-repeated="1014"/>
        </table:table-row>
        <table:table-row table:style-name="ro1">
          <table:table-cell table:number-rows-spanned="1" table:style-name="ce179" table:number-columns-spanned="6"/>
          <table:covered-table-cell table:style-name="ce180" table:number-columns-repeated="5"/>
          <table:table-cell table:style-name="ce180" table:number-columns-repeated="4"/>
          <table:table-cell table:number-columns-repeated="1014"/>
        </table:table-row>
        <table:table-row table:style-name="ro1">
          <table:table-cell ns41:value-type="string" table:number-rows-spanned="1" table:style-name="ce3" table:number-columns-spanned="6" office:value-type="string">
            <text:p>Indeeling kostleerlingen naar kerkgenootschappen</text:p>
          </table:table-cell>
          <table:covered-table-cell table:style-name="ce10" table:number-columns-repeated="5"/>
          <table:table-cell table:style-name="ce180" table:number-columns-repeated="4"/>
          <table:table-cell table:style-name="ce85" table:number-columns-repeated="1014"/>
        </table:table-row>
        <table:table-row table:style-name="ro2">
          <table:table-cell table:number-rows-spanned="1" table:style-name="ce179" table:number-columns-spanned="6"/>
          <table:covered-table-cell table:style-name="ce180" table:number-columns-repeated="5"/>
          <table:table-cell table:style-name="ce180" table:number-columns-repeated="4"/>
          <table:table-cell table:style-name="ce85" table:number-columns-repeated="1014"/>
        </table:table-row>
        <table:table-row table:style-name="ro5">
          <table:table-cell ns41:value-type="string" table:number-rows-spanned="2" table:style-name="ce80" table:number-columns-spanned="1" office:value-type="string">
            <text:p>GEBOREN IN</text:p>
          </table:table-cell>
          <table:table-cell table:number-rows-spanned="2" table:style-name="ce71" table:number-columns-spanned="1"/>
          <table:table-cell ns41:value-type="string" table:number-rows-spanned="1" table:style-name="ce21" table:number-columns-spanned="2" office:value-type="string">
            <text:p>Jongens</text:p>
          </table:table-cell>
          <table:covered-table-cell table:style-name="ce81"/>
          <table:table-cell ns41:value-type="string" table:number-rows-spanned="1" table:style-name="ce34" table:number-columns-spanned="2" office:value-type="string">
            <text:p>Meisjes</text:p>
          </table:table-cell>
          <table:covered-table-cell table:style-name="ce35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14"/>
        </table:table-row>
        <table:table-row table:style-name="ro6">
          <table:covered-table-cell table:style-name="ce17"/>
          <table:covered-table-cell table:style-name="ce20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Nederduitsch Hervormd</text:p>
          </table:table-cell>
          <table:table-cell table:style-name="Default"/>
          <table:table-cell ns41:value-type="float" table:style-name="ce59" office:value="1459" office:value-type="float">
            <text:p>1459</text:p>
          </table:table-cell>
          <table:table-cell ns41:value-type="float" table:style-name="ce62" office:value="562" office:value-type="float">
            <text:p>562</text:p>
          </table:table-cell>
          <table:table-cell ns41:value-type="float" table:style-name="ce62" office:value="479" office:value-type="float">
            <text:p>479</text:p>
          </table:table-cell>
          <table:table-cell ns41:value-type="float" table:style-name="ce65" office:value="269" office:value-type="float">
            <text:p>269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16</text:p>
          </table:table-cell>
          <table:table-cell ns41:value-type="float" table:style-name="ce48" office:value="63" office:value-type="float">
            <text:p>63</text:p>
          </table:table-cell>
          <table:table-cell ns41:value-type="string" table:style-name="ce53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Waalsch</text:p>
          </table:table-cell>
          <table:table-cell table:style-name="Default"/>
          <table:table-cell ns41:value-type="float" table:style-name="ce88" office:value="21" office:value-type="float">
            <text:p>21</text:p>
          </table:table-cell>
          <table:table-cell ns41:value-type="float" table:style-name="ce90" office:value="8.1" office:value-type="float">
            <text:p>8.1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10.1" office:value-type="float">
            <text:p>10.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Remonstratsch</text:p>
          </table:table-cell>
          <table:table-cell table:style-name="Default"/>
          <table:table-cell ns41:value-type="float" table:style-name="ce88" office:value="12" office:value-type="float">
            <text:p>12</text:p>
          </table:table-cell>
          <table:table-cell ns41:value-type="float" table:style-name="ce90" office:value="4.6" office:value-type="float">
            <text:p>4.6</text:p>
          </table:table-cell>
          <table:table-cell ns41:value-type="float" table:style-name="ce90" office:value="9" office:value-type="float">
            <text:p>9</text:p>
          </table:table-cell>
          <table:table-cell ns41:value-type="float" table:style-name="ce99" office:value="5.1" office:value-type="float">
            <text:p>5.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Christelijk-afgescheiden</text:p>
          </table:table-cell>
          <table:table-cell table:style-name="Default"/>
          <table:table-cell ns41:value-type="float" table:style-name="ce88" office:value="11" office:value-type="float">
            <text:p>11</text:p>
          </table:table-cell>
          <table:table-cell ns41:value-type="float" table:style-name="ce90" office:value="4" office:value-type="float">
            <text:p>4</text:p>
          </table:table-cell>
          <table:table-cell table:style-name="ce90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Doopsgezind</text:p>
          </table:table-cell>
          <table:table-cell table:style-name="Default"/>
          <table:table-cell ns41:value-type="float" table:style-name="ce88" office:value="44" office:value-type="float">
            <text:p>44</text:p>
          </table:table-cell>
          <table:table-cell ns41:value-type="float" table:style-name="ce90" office:value="16.9" office:value-type="float">
            <text:p>16.9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9" office:value="10.1" office:value-type="float">
            <text:p>10.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vangelisch-Luthersch</text:p>
          </table:table-cell>
          <table:table-cell table:style-name="Default"/>
          <table:table-cell ns41:value-type="float" table:style-name="ce88" office:value="51" office:value-type="float">
            <text:p>51</text:p>
          </table:table-cell>
          <table:table-cell ns41:value-type="float" table:style-name="ce90" office:value="20" office:value-type="float">
            <text:p>20</text:p>
          </table:table-cell>
          <table:table-cell ns41:value-type="float" table:style-name="ce90" office:value="15" office:value-type="float">
            <text:p>15</text:p>
          </table:table-cell>
          <table:table-cell ns41:value-type="float" table:style-name="ce99" office:value="8.4" office:value-type="float">
            <text:p>8.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Hersteld Luthersch</text:p>
          </table:table-cell>
          <table:table-cell table:style-name="Default"/>
          <table:table-cell ns41:value-type="float" table:style-name="ce88" office:value="4" office:value-type="float">
            <text:p>4</text:p>
          </table:table-cell>
          <table:table-cell ns41:value-type="float" table:style-name="ce90" office:value="1.5" office:value-type="float">
            <text:p>1.5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1.1" office:value-type="float">
            <text:p>1.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Hernhuttersch</text:p>
          </table:table-cell>
          <table:table-cell table:style-name="Default"/>
          <table:table-cell ns41:value-type="float" table:style-name="ce88" office:value="1" office:value-type="float">
            <text:p>1</text:p>
          </table:table-cell>
          <table:table-cell ns41:value-type="float" table:style-name="ce90" office:value="0.4" office:value-type="float">
            <text:p>0.4</text:p>
          </table:table-cell>
          <table:table-cell table:style-name="ce90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Anglikaansch Episcopaalsch</text:p>
          </table:table-cell>
          <table:table-cell table:style-name="Default"/>
          <table:table-cell ns41:value-type="float" table:style-name="ce88" office:value="4" office:value-type="float">
            <text:p>4</text:p>
          </table:table-cell>
          <table:table-cell ns41:value-type="float" table:style-name="ce90" office:value="1.5" office:value-type="float">
            <text:p>1.5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4.5" office:value-type="float">
            <text:p>4.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ngelsch Presbyteriaansch</text:p>
          </table:table-cell>
          <table:table-cell table:style-name="Default"/>
          <table:table-cell ns41:value-type="float" table:style-name="ce88" office:value="3" office:value-type="float">
            <text:p>3</text:p>
          </table:table-cell>
          <table:table-cell ns41:value-type="float" table:style-name="ce90" office:value="1.2" office:value-type="float">
            <text:p>1.2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1.7" office:value-type="float">
            <text:p>1.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Roomsch-Katholijk</text:p>
          </table:table-cell>
          <table:table-cell table:style-name="Default"/>
          <table:table-cell ns41:value-type="float" table:style-name="ce88" office:value="958" office:value-type="float">
            <text:p>958</text:p>
          </table:table-cell>
          <table:table-cell ns41:value-type="float" table:style-name="ce90" office:value="369" office:value-type="float">
            <text:p>369</text:p>
          </table:table-cell>
          <table:table-cell ns41:value-type="float" table:style-name="ce90" office:value="1228" office:value-type="float">
            <text:p>1228</text:p>
          </table:table-cell>
          <table:table-cell ns41:value-type="float" table:style-name="ce99" office:value="690" office:value-type="float">
            <text:p>69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Oud-Roomsch</text:p>
          </table:table-cell>
          <table:table-cell table:style-name="Default"/>
          <table:table-cell ns41:value-type="float" table:style-name="ce88" office:value="2" office:value-type="float">
            <text:p>2</text:p>
          </table:table-cell>
          <table:table-cell ns41:value-type="float" table:style-name="ce90" office:value="0.8" office:value-type="float">
            <text:p>0.8</text:p>
          </table:table-cell>
          <table:table-cell table:style-name="ce90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6</text:p>
          </table:table-cell>
          <table:table-cell ns41:value-type="float" table:style-name="ce49" office:value="63" office:value-type="float">
            <text:p>63</text:p>
          </table:table-cell>
          <table:table-cell ns41:value-type="string" table:style-name="ce54" office:value-type="string">
            <text:p>38_0033</text:p>
          </table:table-cell>
          <table:table-cell table:number-columns-repeated="1014"/>
        </table:table-row>
        <table:table-row table:style-name="ro2">
          <table:table-cell ns41:value-type="string" table:style-name="ce7" office:value-type="string">
            <text:p>Israelitisch</text:p>
          </table:table-cell>
          <table:table-cell table:style-name="Default"/>
          <table:table-cell ns41:value-type="float" table:style-name="ce60" office:value="26" office:value-type="float">
            <text:p>26</text:p>
          </table:table-cell>
          <table:table-cell ns41:value-type="float" table:style-name="ce63" office:value="10" office:value-type="float">
            <text:p>10</text:p>
          </table:table-cell>
          <table:table-cell table:style-name="ce63"/>
          <table:table-cell table:style-name="ce66"/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16</text:p>
          </table:table-cell>
          <table:table-cell ns41:value-type="float" table:style-name="ce50" office:value="63" office:value-type="float">
            <text:p>63</text:p>
          </table:table-cell>
          <table:table-cell ns41:value-type="string" table:style-name="ce55" office:value-type="string">
            <text:p>38_0033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 table:style-name="ce181" table:number-columns-repeated="4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8" table:name="Tabel 17">
        <table:table-column table:style-name="co10" table:default-cell-style-name="ce11"/>
        <table:table-column table:style-name="co5" table:default-cell-style-name="ce11"/>
        <table:table-column table:style-name="co1" table:default-cell-style-name="Default" table:number-columns-repeated="1022"/>
        <table:table-row table:style-name="ro1">
          <table:table-cell ns41:value-type="string" table:number-rows-spanned="1" table:style-name="ce1" table:number-columns-spanned="15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13"/>
          <table:table-cell table:number-columns-repeated="1009"/>
        </table:table-row>
        <table:table-row table:style-name="ro1">
          <table:table-cell table:number-rows-spanned="1" table:style-name="ce2" table:number-columns-spanned="12"/>
          <table:covered-table-cell table:style-name="ce9" table:number-columns-repeated="11"/>
          <table:table-cell table:number-columns-repeated="1012"/>
        </table:table-row>
        <table:table-row table:style-name="ro1">
          <table:table-cell ns41:value-type="string" table:number-rows-spanned="1" table:style-name="ce370" table:number-columns-spanned="12" office:value-type="string">
            <text:p>Ouderdomstaat der kostschoolleerlingen naar vijf levenstijdperken</text:p>
          </table:table-cell>
          <table:covered-table-cell table:style-name="ce9" table:number-columns-repeated="11"/>
          <table:table-cell table:style-name="ce18" table:number-columns-repeated="3"/>
          <table:table-cell table:number-columns-repeated="1009"/>
        </table:table-row>
        <table:table-row table:style-name="ro2">
          <table:table-cell table:number-rows-spanned="1" table:style-name="ce2" table:number-columns-spanned="12"/>
          <table:covered-table-cell table:style-name="ce9" table:number-columns-repeated="11"/>
          <table:table-cell table:number-columns-repeated="1012"/>
        </table:table-row>
        <table:table-row table:style-name="ro6">
          <table:table-cell ns41:value-type="string" table:number-rows-spanned="2" table:style-name="ce80" table:number-columns-spanned="1" office:value-type="string">
            <text:p>Geslacht</text:p>
          </table:table-cell>
          <table:table-cell table:number-rows-spanned="2" table:style-name="ce71" table:number-columns-spanned="1"/>
          <table:table-cell ns41:value-type="string" table:number-rows-spanned="1" table:style-name="ce21" table:number-columns-spanned="2" office:value-type="string">
            <text:p>Van 0 tot 10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Van 10 en 11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Van 12 tot en met 15 j.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Van 16 tot en met 22 j.</text:p>
          </table:table-cell>
          <table:covered-table-cell table:style-name="ce27"/>
          <table:table-cell ns41:value-type="string" table:number-rows-spanned="1" table:style-name="ce34" table:number-columns-spanned="2" office:value-type="string">
            <text:p>Van 23 en daarboven</text:p>
          </table:table-cell>
          <table:covered-table-cell table:style-name="ce34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08"/>
        </table:table-row>
        <table:table-row table:style-name="ro6">
          <table:covered-table-cell table:style-name="ce17"/>
          <table:covered-table-cell table:style-name="ce20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08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Jongens</text:p>
          </table:table-cell>
          <table:table-cell table:style-name="Default"/>
          <table:table-cell ns41:value-type="float" table:style-name="ce59" office:value="227" office:value-type="float">
            <text:p>227</text:p>
          </table:table-cell>
          <table:table-cell ns41:value-type="float" table:style-name="ce62" office:value="87" office:value-type="float">
            <text:p>87</text:p>
          </table:table-cell>
          <table:table-cell ns41:value-type="float" table:style-name="ce62" office:value="533" office:value-type="float">
            <text:p>533</text:p>
          </table:table-cell>
          <table:table-cell ns41:value-type="float" table:style-name="ce62" office:value="205.3" office:value-type="float">
            <text:p>205.3</text:p>
          </table:table-cell>
          <table:table-cell ns41:value-type="float" table:style-name="ce62" office:value="1439" office:value-type="float">
            <text:p>1439</text:p>
          </table:table-cell>
          <table:table-cell ns41:value-type="float" table:style-name="ce62" office:value="554.3" office:value-type="float">
            <text:p>554.3</text:p>
          </table:table-cell>
          <table:table-cell ns41:value-type="float" table:style-name="ce62" office:value="396" office:value-type="float">
            <text:p>396</text:p>
          </table:table-cell>
          <table:table-cell ns41:value-type="float" table:style-name="ce62" office:value="153" office:value-type="float">
            <text:p>153</text:p>
          </table:table-cell>
          <table:table-cell ns41:value-type="float" table:style-name="ce62" office:value="1" office:value-type="float">
            <text:p>1</text:p>
          </table:table-cell>
          <table:table-cell ns41:value-type="float" table:style-name="ce65" office:value="0.4" office:value-type="float">
            <text:p>0.4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17</text:p>
          </table:table-cell>
          <table:table-cell ns41:value-type="float" table:style-name="ce48" office:value="64" office:value-type="float">
            <text:p>64</text:p>
          </table:table-cell>
          <table:table-cell ns41:value-type="string" table:style-name="ce53" office:value-type="string">
            <text:p>38_0034</text:p>
          </table:table-cell>
          <table:table-cell table:number-columns-repeated="1008"/>
        </table:table-row>
        <table:table-row table:style-name="ro2">
          <table:table-cell ns41:value-type="string" table:style-name="ce7" office:value-type="string">
            <text:p>Meisjes</text:p>
          </table:table-cell>
          <table:table-cell table:style-name="Default"/>
          <table:table-cell ns41:value-type="float" table:style-name="ce60" office:value="167" office:value-type="float">
            <text:p>167</text:p>
          </table:table-cell>
          <table:table-cell ns41:value-type="float" table:style-name="ce63" office:value="94" office:value-type="float">
            <text:p>94</text:p>
          </table:table-cell>
          <table:table-cell ns41:value-type="float" table:style-name="ce63" office:value="218" office:value-type="float">
            <text:p>218</text:p>
          </table:table-cell>
          <table:table-cell ns41:value-type="float" table:style-name="ce63" office:value="122.5" office:value-type="float">
            <text:p>122.5</text:p>
          </table:table-cell>
          <table:table-cell ns41:value-type="float" table:style-name="ce63" office:value="869" office:value-type="float">
            <text:p>869</text:p>
          </table:table-cell>
          <table:table-cell ns41:value-type="float" table:style-name="ce63" office:value="488" office:value-type="float">
            <text:p>488</text:p>
          </table:table-cell>
          <table:table-cell ns41:value-type="float" table:style-name="ce63" office:value="494" office:value-type="float">
            <text:p>494</text:p>
          </table:table-cell>
          <table:table-cell ns41:value-type="float" table:style-name="ce63" office:value="277.5" office:value-type="float">
            <text:p>277.5</text:p>
          </table:table-cell>
          <table:table-cell ns41:value-type="float" table:style-name="ce63" office:value="32" office:value-type="float">
            <text:p>32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17</text:p>
          </table:table-cell>
          <table:table-cell ns41:value-type="float" table:style-name="ce50" office:value="64" office:value-type="float">
            <text:p>64</text:p>
          </table:table-cell>
          <table:table-cell ns41:value-type="string" table:style-name="ce55" office:value-type="string">
            <text:p>38_0034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2"/>
          <table:table-cell table:style-name="ce181" table:number-columns-repeated="10"/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19" table:name="Tabel 18">
        <table:table-column table:style-name="co40" table:default-cell-style-name="ce11"/>
        <table:table-column table:style-name="co5" table:default-cell-style-name="ce11"/>
        <table:table-column table:style-name="co1" table:default-cell-style-name="Default"/>
        <table:table-column table:style-name="co41" table:default-cell-style-name="ce11"/>
        <table:table-column table:style-name="co1" table:default-cell-style-name="Default"/>
        <table:table-column table:style-name="co41" table:default-cell-style-name="ce11"/>
        <table:table-column table:style-name="co1" table:default-cell-style-name="Default"/>
        <table:table-column table:style-name="co41" table:default-cell-style-name="ce11"/>
        <table:table-column table:style-name="co1" table:default-cell-style-name="Default"/>
        <table:table-column table:style-name="co41" table:default-cell-style-name="ce11"/>
        <table:table-column table:style-name="co22" table:default-cell-style-name="ce11" table:number-columns-repeated="5"/>
        <table:table-column table:style-name="co1" table:default-cell-style-name="Default" table:number-columns-repeated="1009"/>
        <table:table-row table:style-name="ro1">
          <table:table-cell ns41:value-type="string" table:number-rows-spanned="1" table:style-name="ce1" table:number-columns-spanned="15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13"/>
          <table:table-cell table:number-columns-repeated="1009"/>
        </table:table-row>
        <table:table-row table:style-name="ro1">
          <table:table-cell table:number-rows-spanned="1" table:style-name="ce345" table:number-columns-spanned="10"/>
          <table:covered-table-cell table:style-name="ce8" table:number-columns-repeated="9"/>
          <table:table-cell table:style-name="ce8" table:number-columns-repeated="5"/>
          <table:table-cell table:number-columns-repeated="1009"/>
        </table:table-row>
        <table:table-row table:style-name="ro1">
          <table:table-cell ns41:value-type="string" table:number-rows-spanned="1" table:style-name="ce1" table:number-columns-spanned="10" office:value-type="string">
            <text:p>Getal der blinden en doofstommen</text:p>
          </table:table-cell>
          <table:covered-table-cell table:style-name="ce8" table:number-columns-repeated="9"/>
          <table:table-cell table:style-name="ce8" table:number-columns-repeated="5"/>
          <table:table-cell table:number-columns-repeated="1009"/>
        </table:table-row>
        <table:table-row table:style-name="ro2">
          <table:table-cell table:number-rows-spanned="1" table:style-name="ce345" table:number-columns-spanned="10"/>
          <table:covered-table-cell table:style-name="ce8" table:number-columns-repeated="9"/>
          <table:table-cell table:number-columns-repeated="1014"/>
        </table:table-row>
        <table:table-row table:style-name="ro5">
          <table:table-cell ns41:value-type="string" table:number-rows-spanned="3" table:style-name="ce182" table:number-columns-spanned="1" office:value-type="string">
            <text:p>PROVINCIEN</text:p>
          </table:table-cell>
          <table:table-cell table:number-rows-spanned="3" table:style-name="ce185" table:number-columns-spanned="1"/>
          <table:table-cell ns41:value-type="string" table:number-rows-spanned="1" table:style-name="ce72" table:number-columns-spanned="4" office:value-type="string">
            <text:p>BLINDEN</text:p>
          </table:table-cell>
          <table:covered-table-cell table:style-name="ce27" table:number-columns-repeated="2"/>
          <table:covered-table-cell table:style-name="ce34"/>
          <table:table-cell ns41:value-type="string" table:number-rows-spanned="1" table:style-name="ce187" table:number-columns-spanned="4" office:value-type="string">
            <text:p>DOOFSTOMMEN</text:p>
          </table:table-cell>
          <table:covered-table-cell table:style-name="ce27" table:number-columns-repeated="2"/>
          <table:covered-table-cell table:style-name="ce34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46" table:number-columns-spanned="1" office:value-type="string">
            <text:p>Provincie</text:p>
          </table:table-cell>
          <table:table-cell ns41:value-type="string" table:number-rows-spanned="3" table:style-name="ce51" table:number-columns-spanned="1" office:value-type="string">
            <text:p>Image nummer</text:p>
          </table:table-cell>
          <table:table-cell table:style-name="ce85" table:number-columns-repeated="1009"/>
        </table:table-row>
        <table:table-row table:style-name="ro5">
          <table:covered-table-cell table:style-name="ce183"/>
          <table:covered-table-cell table:style-name="ce186"/>
          <table:table-cell ns41:value-type="string" table:number-rows-spanned="1" table:style-name="ce73" table:number-columns-spanned="2" office:value-type="string">
            <text:p>MANNEN</text:p>
          </table:table-cell>
          <table:covered-table-cell table:style-name="ce75"/>
          <table:table-cell ns41:value-type="string" table:number-rows-spanned="1" table:style-name="ce77" table:number-columns-spanned="2" office:value-type="string">
            <text:p>VROUWEN</text:p>
          </table:table-cell>
          <table:covered-table-cell table:style-name="ce77"/>
          <table:table-cell ns41:value-type="string" table:number-rows-spanned="1" table:style-name="ce188" table:number-columns-spanned="2" office:value-type="string">
            <text:p>MANNEN</text:p>
          </table:table-cell>
          <table:covered-table-cell table:style-name="ce75"/>
          <table:table-cell ns41:value-type="string" table:number-rows-spanned="1" table:style-name="ce77" table:number-columns-spanned="2" office:value-type="string">
            <text:p>VROUWEN</text:p>
          </table:table-cell>
          <table:covered-table-cell table:style-name="ce77"/>
          <table:covered-table-cell table:style-name="ce78"/>
          <table:covered-table-cell table:style-name="ce79" table:number-columns-repeated="3"/>
          <table:covered-table-cell table:style-name="ce148"/>
          <table:table-cell table:style-name="ce85" table:number-columns-repeated="1009"/>
        </table:table-row>
        <table:table-row table:style-name="ro4">
          <table:covered-table-cell table:style-name="ce184"/>
          <table:covered-table-cell table:style-name="ce186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1 blind op mannelijke bevolking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1 blind op vrouwelijke bevolking</text:p>
          </table:table-cell>
          <table:table-cell ns41:value-type="string" table:style-name="ce189" office:value-type="string">
            <text:p>Getal</text:p>
          </table:table-cell>
          <table:table-cell ns41:value-type="string" table:style-name="ce28" office:value-type="string">
            <text:p>1 doofstom op mannelijke bevolking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1 doofstom op vrouwelijke bevolking</text:p>
          </table:table-cell>
          <table:covered-table-cell table:style-name="ce41"/>
          <table:covered-table-cell table:style-name="ce47" table:number-columns-repeated="3"/>
          <table:covered-table-cell table:style-name="ce52"/>
          <table:table-cell table:style-name="ce85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Noordbrabant</text:p>
          </table:table-cell>
          <table:table-cell table:style-name="Default"/>
          <table:table-cell ns41:value-type="float" table:style-name="ce23" office:value="126" office:value-type="float">
            <text:p>126</text:p>
          </table:table-cell>
          <table:table-cell ns41:value-type="float" table:style-name="ce29" office:value="1611" office:value-type="float">
            <text:p>1611</text:p>
          </table:table-cell>
          <table:table-cell ns41:value-type="float" table:style-name="ce29" office:value="87" office:value-type="float">
            <text:p>87</text:p>
          </table:table-cell>
          <table:table-cell ns41:value-type="float" table:style-name="ce37" office:value="2354" office:value-type="float">
            <text:p>2354</text:p>
          </table:table-cell>
          <table:table-cell ns41:value-type="float" table:style-name="ce29" office:value="98" office:value-type="float">
            <text:p>98</text:p>
          </table:table-cell>
          <table:table-cell ns41:value-type="float" table:style-name="ce29" office:value="2072" office:value-type="float">
            <text:p>2072</text:p>
          </table:table-cell>
          <table:table-cell ns41:value-type="float" table:style-name="ce29" office:value="81" office:value-type="float">
            <text:p>81</text:p>
          </table:table-cell>
          <table:table-cell ns41:value-type="float" table:style-name="ce37" office:value="2528" office:value-type="float">
            <text:p>2528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18</text:p>
          </table:table-cell>
          <table:table-cell ns41:value-type="float" table:style-name="ce48" office:value="64" office:value-type="float">
            <text:p>64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Gelderland</text:p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ce30" office:value="1052" office:value-type="float">
            <text:p>1052</text:p>
          </table:table-cell>
          <table:table-cell ns41:value-type="float" table:style-name="ce30" office:value="89" office:value-type="float">
            <text:p>89</text:p>
          </table:table-cell>
          <table:table-cell ns41:value-type="float" table:style-name="ce38" office:value="2253" office:value-type="float">
            <text:p>2253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3385" office:value-type="float">
            <text:p>3385</text:p>
          </table:table-cell>
          <table:table-cell ns41:value-type="float" table:style-name="ce30" office:value="56" office:value-type="float">
            <text:p>56</text:p>
          </table:table-cell>
          <table:table-cell ns41:value-type="float" table:style-name="ce38" office:value="3664" office:value-type="float">
            <text:p>366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Zuidholland</text:p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ce30" office:value="1840" office:value-type="float">
            <text:p>1840</text:p>
          </table:table-cell>
          <table:table-cell ns41:value-type="float" table:style-name="ce30" office:value="184" office:value-type="float">
            <text:p>184</text:p>
          </table:table-cell>
          <table:table-cell ns41:value-type="float" table:style-name="ce38" office:value="1756" office:value-type="float">
            <text:p>1756</text:p>
          </table:table-cell>
          <table:table-cell ns41:value-type="float" table:style-name="ce30" office:value="126" office:value-type="float">
            <text:p>126</text:p>
          </table:table-cell>
          <table:table-cell ns41:value-type="float" table:style-name="ce30" office:value="2352" office:value-type="float">
            <text:p>2352</text:p>
          </table:table-cell>
          <table:table-cell ns41:value-type="float" table:style-name="ce30" office:value="94" office:value-type="float">
            <text:p>94</text:p>
          </table:table-cell>
          <table:table-cell ns41:value-type="float" table:style-name="ce38" office:value="3437" office:value-type="float">
            <text:p>343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Noordholland</text:p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ce30" office:value="1449" office:value-type="float">
            <text:p>1449</text:p>
          </table:table-cell>
          <table:table-cell ns41:value-type="float" table:style-name="ce30" office:value="171" office:value-type="float">
            <text:p>171</text:p>
          </table:table-cell>
          <table:table-cell ns41:value-type="float" table:style-name="ce38" office:value="1598" office:value-type="float">
            <text:p>1598</text:p>
          </table:table-cell>
          <table:table-cell ns41:value-type="float" table:style-name="ce30" office:value="60" office:value-type="float">
            <text:p>60</text:p>
          </table:table-cell>
          <table:table-cell ns41:value-type="float" table:style-name="ce30" office:value="4177" office:value-type="float">
            <text:p>4177</text:p>
          </table:table-cell>
          <table:table-cell ns41:value-type="float" table:style-name="ce30" office:value="69" office:value-type="float">
            <text:p>69</text:p>
          </table:table-cell>
          <table:table-cell ns41:value-type="float" table:style-name="ce38" office:value="3960" office:value-type="float">
            <text:p>396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Zeeland</text:p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ce30" office:value="1986" office:value-type="float">
            <text:p>1986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8" office:value="2229" office:value-type="float">
            <text:p>2229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0" office:value="3131" office:value-type="float">
            <text:p>3131</text:p>
          </table:table-cell>
          <table:table-cell ns41:value-type="float" table:style-name="ce30" office:value="27" office:value-type="float">
            <text:p>27</text:p>
          </table:table-cell>
          <table:table-cell ns41:value-type="float" table:style-name="ce38" office:value="3137" office:value-type="float">
            <text:p>313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Utrecht</text:p>
          </table:table-cell>
          <table:table-cell table:style-name="Default"/>
          <table:table-cell ns41:value-type="float" table:style-name="ce24" office:value="89" office:value-type="float">
            <text:p>89</text:p>
          </table:table-cell>
          <table:table-cell ns41:value-type="float" table:style-name="ce30" office:value="881" office:value-type="float">
            <text:p>881</text:p>
          </table:table-cell>
          <table:table-cell ns41:value-type="float" table:style-name="ce30" office:value="52" office:value-type="float">
            <text:p>52</text:p>
          </table:table-cell>
          <table:table-cell ns41:value-type="float" table:style-name="ce38" office:value="1571" office:value-type="float">
            <text:p>1571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0" office:value="2119" office:value-type="float">
            <text:p>2119</text:p>
          </table:table-cell>
          <table:table-cell ns41:value-type="float" table:style-name="ce30" office:value="26" office:value-type="float">
            <text:p>26</text:p>
          </table:table-cell>
          <table:table-cell ns41:value-type="float" table:style-name="ce38" office:value="3142" office:value-type="float">
            <text:p>314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Friesland</text:p>
          </table:table-cell>
          <table:table-cell table:style-name="Default"/>
          <table:table-cell ns41:value-type="float" table:style-name="ce24" office:value="66" office:value-type="float">
            <text:p>66</text:p>
          </table:table-cell>
          <table:table-cell ns41:value-type="float" table:style-name="ce30" office:value="2067" office:value-type="float">
            <text:p>2067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8" office:value="3363" office:value-type="float">
            <text:p>3363</text:p>
          </table:table-cell>
          <table:table-cell ns41:value-type="float" table:style-name="ce30" office:value="45" office:value-type="float">
            <text:p>45</text:p>
          </table:table-cell>
          <table:table-cell ns41:value-type="float" table:style-name="ce30" office:value="3031" office:value-type="float">
            <text:p>3031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8" office:value="4755" office:value-type="float">
            <text:p>475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Overijssel</text:p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ce30" office:value="1281" office:value-type="float">
            <text:p>1281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8" office:value="1589" office:value-type="float">
            <text:p>1589</text:p>
          </table:table-cell>
          <table:table-cell ns41:value-type="float" table:style-name="ce30" office:value="42" office:value-type="float">
            <text:p>42</text:p>
          </table:table-cell>
          <table:table-cell ns41:value-type="float" table:style-name="ce30" office:value="2837" office:value-type="float">
            <text:p>2837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8" office:value="3742" office:value-type="float">
            <text:p>374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Groningen</text:p>
          </table:table-cell>
          <table:table-cell table:style-name="Default"/>
          <table:table-cell ns41:value-type="float" table:style-name="ce24" office:value="67" office:value-type="float">
            <text:p>67</text:p>
          </table:table-cell>
          <table:table-cell ns41:value-type="float" table:style-name="ce30" office:value="1527" office:value-type="float">
            <text:p>1527</text:p>
          </table:table-cell>
          <table:table-cell ns41:value-type="float" table:style-name="ce30" office:value="35" office:value-type="float">
            <text:p>35</text:p>
          </table:table-cell>
          <table:table-cell ns41:value-type="float" table:style-name="ce38" office:value="3009" office:value-type="float">
            <text:p>3009</text:p>
          </table:table-cell>
          <table:table-cell ns41:value-type="float" table:style-name="ce30" office:value="112" office:value-type="float">
            <text:p>112</text:p>
          </table:table-cell>
          <table:table-cell ns41:value-type="float" table:style-name="ce30" office:value="913" office:value-type="float">
            <text:p>913</text:p>
          </table:table-cell>
          <table:table-cell ns41:value-type="float" table:style-name="ce30" office:value="110" office:value-type="float">
            <text:p>110</text:p>
          </table:table-cell>
          <table:table-cell ns41:value-type="float" table:style-name="ce38" office:value="957" office:value-type="float">
            <text:p>95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Drenthe</text:p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ce30" office:value="2728" office:value-type="float">
            <text:p>2728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8" office:value="2562" office:value-type="float">
            <text:p>2562</text:p>
          </table:table-cell>
          <table:table-cell ns41:value-type="float" table:style-name="ce30" office:value="16" office:value-type="float">
            <text:p>16</text:p>
          </table:table-cell>
          <table:table-cell ns41:value-type="float" table:style-name="ce30" office:value="3069" office:value-type="float">
            <text:p>306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8" office:value="3548" office:value-type="float">
            <text:p>354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DR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1">
          <table:table-cell ns41:value-type="string" table:style-name="ce6" office:value-type="string">
            <text:p>Limburg</text:p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ce30" office:value="1048" office:value-type="float">
            <text:p>1048</text:p>
          </table:table-cell>
          <table:table-cell ns41:value-type="float" table:style-name="ce30" office:value="73" office:value-type="float">
            <text:p>73</text:p>
          </table:table-cell>
          <table:table-cell ns41:value-type="float" table:style-name="ce38" office:value="1461" office:value-type="float">
            <text:p>1461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2868" office:value-type="float">
            <text:p>2868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8" office:value="4638" office:value-type="float">
            <text:p>463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8</text:p>
          </table:table-cell>
          <table:table-cell ns41:value-type="float" table:style-name="ce49" office:value="64" office:value-type="float">
            <text:p>64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34</text:p>
          </table:table-cell>
          <table:table-cell table:number-columns-repeated="1009"/>
        </table:table-row>
        <table:table-row table:style-name="ro2">
          <table:table-cell ns41:value-type="string" table:style-name="ce7" office:value-type="string">
            <text:p>HET RIJK</text:p>
          </table:table-cell>
          <table:table-cell table:style-name="Default"/>
          <table:table-cell ns41:value-type="float" table:style-name="ce26" office:value="1131" office:value-type="float">
            <text:p>1131</text:p>
          </table:table-cell>
          <table:table-cell ns41:value-type="float" table:style-name="ce32" office:value="1440" office:value-type="float">
            <text:p>1440</text:p>
          </table:table-cell>
          <table:table-cell ns41:value-type="float" table:style-name="ce32" office:value="861" office:value-type="float">
            <text:p>861</text:p>
          </table:table-cell>
          <table:table-cell ns41:value-type="float" table:style-name="ce39" office:value="1951" office:value-type="float">
            <text:p>1951</text:p>
          </table:table-cell>
          <table:table-cell ns41:value-type="float" table:style-name="ce32" office:value="660" office:value-type="float">
            <text:p>660</text:p>
          </table:table-cell>
          <table:table-cell ns41:value-type="float" table:style-name="ce32" office:value="2468" office:value-type="float">
            <text:p>2468</text:p>
          </table:table-cell>
          <table:table-cell ns41:value-type="float" table:style-name="ce32" office:value="559" office:value-type="float">
            <text:p>559</text:p>
          </table:table-cell>
          <table:table-cell ns41:value-type="float" table:style-name="ce39" office:value="3006" office:value-type="float">
            <text:p>3006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18</text:p>
          </table:table-cell>
          <table:table-cell ns41:value-type="float" table:style-name="ce50" office:value="64" office:value-type="float">
            <text:p>64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34</text:p>
          </table:table-cell>
          <table:table-cell table:number-columns-repeated="100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0" table:name="Tabel 19">
        <table:table-column table:style-name="co42" table:default-cell-style-name="ce11"/>
        <table:table-column table:style-name="co5" table:default-cell-style-name="ce11"/>
        <table:table-column table:style-name="co43" table:default-cell-style-name="ce11"/>
        <table:table-column table:style-name="co12" table:default-cell-style-name="ce11"/>
        <table:table-column table:style-name="co1" table:default-cell-style-name="Default" table:number-columns-repeated="1020"/>
        <table:table-row table:style-name="ro1">
          <table:table-cell ns41:value-type="string" table:number-rows-spanned="1" table:style-name="ce1" table:number-columns-spanned="11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6"/>
          <table:covered-table-cell table:style-name="ce9" table:number-columns-repeated="3"/>
          <table:table-cell table:number-columns-repeated="1013"/>
        </table:table-row>
        <table:table-row table:style-name="ro1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1" table:number-columns-spanned="8" office:value-type="string">
            <text:p>Getal der blinden vergeleken met de uitkomsten verkregen in andere landen</text:p>
          </table:table-cell>
          <table:covered-table-cell table:style-name="ce8" table:number-columns-repeated="7"/>
          <table:table-cell table:number-columns-repeated="1016"/>
        </table:table-row>
        <table:table-row table:style-name="ro2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5">
          <table:table-cell ns41:value-type="string" table:number-rows-spanned="2" table:style-name="ce190" table:number-columns-spanned="1" office:value-type="string">
            <text:p>LANDEN</text:p>
          </table:table-cell>
          <table:table-cell table:number-rows-spanned="2" table:style-name="ce185" table:number-columns-spanned="1"/>
          <table:table-cell ns41:value-type="string" table:number-rows-spanned="1" table:style-name="ce72" table:number-columns-spanned="2" office:value-type="string">
            <text:p>BLINDEN</text:p>
          </table:table-cell>
          <table:covered-table-cell table:style-name="ce34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16"/>
        </table:table-row>
        <table:table-row table:style-name="ro6">
          <table:covered-table-cell table:style-name="ce191"/>
          <table:covered-table-cell table:style-name="ce186"/>
          <table:table-cell ns41:value-type="string" table:style-name="ce22" office:value-type="string">
            <text:p>Getal</text:p>
          </table:table-cell>
          <table:table-cell ns41:value-type="string" table:style-name="ce36" office:value-type="string">
            <text:p>Reden tot de bevolking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Vereen. Staten van N.-Amerika</text:p>
          </table:table-cell>
          <table:table-cell table:style-name="Default"/>
          <table:table-cell ns41:value-type="float" table:style-name="ce23" office:value="12635" office:value-type="float">
            <text:p>12635</text:p>
          </table:table-cell>
          <table:table-cell ns41:value-type="string" table:style-name="ce192" office:value-type="string">
            <text:p>1 OP 2489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19</text:p>
          </table:table-cell>
          <table:table-cell ns41:value-type="float" table:style-name="ce48" office:value="65" office:value-type="float">
            <text:p>65</text:p>
          </table:table-cell>
          <table:table-cell ns41:value-type="string" table:style-name="ce53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Beijeren</text:p>
          </table:table-cell>
          <table:table-cell table:style-name="Default"/>
          <table:table-cell ns41:value-type="float" table:style-name="ce24" office:value="2362" office:value-type="float">
            <text:p>2362</text:p>
          </table:table-cell>
          <table:table-cell ns41:value-type="string" table:style-name="ce97" office:value-type="string">
            <text:p>1 OP 198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Prins Eduards-eiland</text:p>
          </table:table-cell>
          <table:table-cell table:style-name="Default"/>
          <table:table-cell ns41:value-type="float" table:style-name="ce24" office:value="43" office:value-type="float">
            <text:p>43</text:p>
          </table:table-cell>
          <table:table-cell ns41:value-type="string" table:style-name="ce97" office:value-type="string">
            <text:p>1 OP 188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Nieuw-Schotland</text:p>
          </table:table-cell>
          <table:table-cell table:style-name="Default"/>
          <table:table-cell ns41:value-type="float" table:style-name="ce24" office:value="185" office:value-type="float">
            <text:p>185</text:p>
          </table:table-cell>
          <table:table-cell ns41:value-type="string" table:style-name="ce97" office:value-type="string">
            <text:p>1 OP 178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Pruissen</text:p>
          </table:table-cell>
          <table:table-cell table:style-name="Default"/>
          <table:table-cell ns41:value-type="float" table:style-name="ce24" office:value="10205" office:value-type="float">
            <text:p>10205</text:p>
          </table:table-cell>
          <table:table-cell ns41:value-type="string" table:style-name="ce97" office:value-type="string">
            <text:p>1 OP 173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Oldenburg</text:p>
          </table:table-cell>
          <table:table-cell table:style-name="Default"/>
          <table:table-cell ns41:value-type="float" table:style-name="ce24" office:value="167" office:value-type="float">
            <text:p>167</text:p>
          </table:table-cell>
          <table:table-cell ns41:value-type="string" table:style-name="ce97" office:value-type="string">
            <text:p>1 OP 17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Nederland</text:p>
          </table:table-cell>
          <table:table-cell table:style-name="Default"/>
          <table:table-cell ns41:value-type="float" table:style-name="ce24" office:value="1992" office:value-type="float">
            <text:p>1992</text:p>
          </table:table-cell>
          <table:table-cell ns41:value-type="string" table:style-name="ce97" office:value-type="string">
            <text:p>1 OP 166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Hannover</text:p>
          </table:table-cell>
          <table:table-cell table:style-name="Default"/>
          <table:table-cell ns41:value-type="float" table:style-name="ce24" office:value="1196" office:value-type="float">
            <text:p>1196</text:p>
          </table:table-cell>
          <table:table-cell ns41:value-type="string" table:style-name="ce97" office:value-type="string">
            <text:p>1 OP 157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Denemarken</text:p>
          </table:table-cell>
          <table:table-cell table:style-name="Default"/>
          <table:table-cell ns41:value-type="float" table:style-name="ce24" office:value="1710" office:value-type="float">
            <text:p>1710</text:p>
          </table:table-cell>
          <table:table-cell ns41:value-type="string" table:style-name="ce97" office:value-type="string">
            <text:p>1 OP 152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Wurtemberg</text:p>
          </table:table-cell>
          <table:table-cell table:style-name="Default"/>
          <table:table-cell ns41:value-type="float" table:style-name="ce24" office:value="1198" office:value-type="float">
            <text:p>1198</text:p>
          </table:table-cell>
          <table:table-cell ns41:value-type="string" table:style-name="ce97" office:value-type="string">
            <text:p>1 OP 143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Nieuw-Foundland</text:p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string" table:style-name="ce97" office:value-type="string">
            <text:p>1 OP 142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Zweden</text:p>
          </table:table-cell>
          <table:table-cell table:style-name="Default"/>
          <table:table-cell ns41:value-type="float" table:style-name="ce24" office:value="2566" office:value-type="float">
            <text:p>2566</text:p>
          </table:table-cell>
          <table:table-cell ns41:value-type="string" table:style-name="ce97" office:value-type="string">
            <text:p>1 OP 14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Saksen (koningrijk)</text:p>
          </table:table-cell>
          <table:table-cell table:style-name="Default"/>
          <table:table-cell ns41:value-type="float" table:style-name="ce24" office:value="1606" office:value-type="float">
            <text:p>1606</text:p>
          </table:table-cell>
          <table:table-cell ns41:value-type="string" table:style-name="ce97" office:value-type="string">
            <text:p>1 OP 138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Belgie</text:p>
          </table:table-cell>
          <table:table-cell table:style-name="Default"/>
          <table:table-cell ns41:value-type="float" table:style-name="ce24" office:value="3675" office:value-type="float">
            <text:p>3675</text:p>
          </table:table-cell>
          <table:table-cell ns41:value-type="string" table:style-name="ce97" office:value-type="string">
            <text:p>1 OP 123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Hessen Darmstadt</text:p>
          </table:table-cell>
          <table:table-cell table:style-name="Default"/>
          <table:table-cell ns41:value-type="float" table:style-name="ce24" office:value="696" office:value-type="float">
            <text:p>696</text:p>
          </table:table-cell>
          <table:table-cell ns41:value-type="string" table:style-name="ce97" office:value-type="string">
            <text:p>1 OP 123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Groot-Brittannie en Ierland</text:p>
          </table:table-cell>
          <table:table-cell table:style-name="Default"/>
          <table:table-cell ns41:value-type="float" table:style-name="ce24" office:value="29248" office:value-type="float">
            <text:p>29248</text:p>
          </table:table-cell>
          <table:table-cell ns41:value-type="string" table:style-name="ce97" office:value-type="string">
            <text:p>1 OP 99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Frankrijk</text:p>
          </table:table-cell>
          <table:table-cell table:style-name="Default"/>
          <table:table-cell ns41:value-type="float" table:style-name="ce24" office:value="38413" office:value-type="float">
            <text:p>38413</text:p>
          </table:table-cell>
          <table:table-cell ns41:value-type="string" table:style-name="ce97" office:value-type="string">
            <text:p>1 OP 93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Piemont</text:p>
          </table:table-cell>
          <table:table-cell table:style-name="Default"/>
          <table:table-cell ns41:value-type="float" table:style-name="ce24" office:value="5683" office:value-type="float">
            <text:p>5683</text:p>
          </table:table-cell>
          <table:table-cell ns41:value-type="string" table:style-name="ce97" office:value-type="string">
            <text:p>1 OP 88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ce6" office:value-type="string">
            <text:p>Savoije</text:p>
          </table:table-cell>
          <table:table-cell table:style-name="Default"/>
          <table:table-cell ns41:value-type="float" table:style-name="ce24" office:value="614" office:value-type="float">
            <text:p>614</text:p>
          </table:table-cell>
          <table:table-cell ns41:value-type="string" table:style-name="ce97" office:value-type="string">
            <text:p>1 OP 88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19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2">
          <table:table-cell ns41:value-type="string" table:style-name="ce7" office:value-type="string">
            <text:p>Noorwegen</text:p>
          </table:table-cell>
          <table:table-cell table:style-name="Default"/>
          <table:table-cell ns41:value-type="float" table:style-name="ce26" office:value="2759" office:value-type="float">
            <text:p>2759</text:p>
          </table:table-cell>
          <table:table-cell ns41:value-type="string" table:style-name="ce142" office:value-type="string">
            <text:p>1 OP 540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19</text:p>
          </table:table-cell>
          <table:table-cell ns41:value-type="float" table:style-name="ce50" office:value="65" office:value-type="float">
            <text:p>65</text:p>
          </table:table-cell>
          <table:table-cell ns41:value-type="string" table:style-name="ce55" office:value-type="string">
            <text:p>38_0034</text:p>
          </table:table-cell>
          <table:table-cell table:number-columns-repeated="1016"/>
        </table:table-row>
        <table:table-row table:style-name="ro1" table:number-rows-repeated="23">
          <table:table-cell table:style-name="Default" table:number-columns-repeated="7"/>
          <table:table-cell table:style-name="ce181"/>
          <table:table-cell table:number-columns-repeated="101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1" table:name="Tabel 20">
        <table:table-column table:style-name="co42" table:default-cell-style-name="ce11"/>
        <table:table-column table:style-name="co5" table:default-cell-style-name="ce11"/>
        <table:table-column table:style-name="co43" table:default-cell-style-name="ce11"/>
        <table:table-column table:style-name="co12" table:default-cell-style-name="ce11"/>
        <table:table-column table:style-name="co1" table:default-cell-style-name="Default" table:number-columns-repeated="1020"/>
        <table:table-row table:style-name="ro1">
          <table:table-cell ns41:value-type="string" table:number-rows-spanned="1" table:style-name="ce1" table:number-columns-spanned="11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6"/>
          <table:covered-table-cell table:style-name="ce9" table:number-columns-repeated="3"/>
          <table:table-cell table:number-columns-repeated="1013"/>
        </table:table-row>
        <table:table-row table:style-name="ro1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1" table:number-columns-spanned="8" office:value-type="string">
            <text:p>Getal der doofstommen vergeleken met de uitkomsten verkregen in andere landen</text:p>
          </table:table-cell>
          <table:covered-table-cell table:style-name="ce8" table:number-columns-repeated="7"/>
          <table:table-cell table:number-columns-repeated="1016"/>
        </table:table-row>
        <table:table-row table:style-name="ro2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5">
          <table:table-cell ns41:value-type="string" table:number-rows-spanned="2" table:style-name="ce190" table:number-columns-spanned="1" office:value-type="string">
            <text:p>LANDEN</text:p>
          </table:table-cell>
          <table:table-cell table:number-rows-spanned="2" table:style-name="ce185" table:number-columns-spanned="1"/>
          <table:table-cell ns41:value-type="string" table:number-rows-spanned="1" table:style-name="ce193" table:number-columns-spanned="2" office:value-type="string">
            <text:p>DOOFSTOMMEN</text:p>
          </table:table-cell>
          <table:covered-table-cell table:style-name="ce195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16"/>
        </table:table-row>
        <table:table-row table:style-name="ro6">
          <table:covered-table-cell table:style-name="ce191"/>
          <table:covered-table-cell table:style-name="ce186"/>
          <table:table-cell ns41:value-type="string" table:style-name="ce22" office:value-type="string">
            <text:p>Getal</text:p>
          </table:table-cell>
          <table:table-cell ns41:value-type="string" table:style-name="ce36" office:value-type="string">
            <text:p>Reden tot de bevolking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TL RowHeader" office:value-type="string">
            <text:p>Nederland</text:p>
          </table:table-cell>
          <table:table-cell table:style-name="Default"/>
          <table:table-cell ns41:value-type="float" table:style-name="ce194" office:value="1219" office:value-type="float">
            <text:p>1219</text:p>
          </table:table-cell>
          <table:table-cell ns41:value-type="string" table:style-name="ce196" office:value-type="string">
            <text:p>1 OP 2714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0</text:p>
          </table:table-cell>
          <table:table-cell ns41:value-type="float" table:style-name="ce48" office:value="65" office:value-type="float">
            <text:p>65</text:p>
          </table:table-cell>
          <table:table-cell ns41:value-type="string" table:style-name="ce53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Belgie</text:p>
          </table:table-cell>
          <table:table-cell table:style-name="Default"/>
          <table:table-cell ns41:value-type="float" table:style-name="ce194" office:value="1989" office:value-type="float">
            <text:p>1989</text:p>
          </table:table-cell>
          <table:table-cell ns41:value-type="string" table:style-name="ce196" office:value-type="string">
            <text:p>1 OP 227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Vereen. Staten van N.-Amerika</text:p>
          </table:table-cell>
          <table:table-cell table:style-name="Default"/>
          <table:table-cell ns41:value-type="float" table:style-name="ce194" office:value="15077" office:value-type="float">
            <text:p>15077</text:p>
          </table:table-cell>
          <table:table-cell ns41:value-type="string" table:style-name="ce196" office:value-type="string">
            <text:p>1 OP 208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Denemarken</text:p>
          </table:table-cell>
          <table:table-cell table:style-name="Default"/>
          <table:table-cell ns41:value-type="float" table:style-name="ce194" office:value="1357" office:value-type="float">
            <text:p>1357</text:p>
          </table:table-cell>
          <table:table-cell ns41:value-type="string" table:style-name="ce196" office:value-type="string">
            <text:p>1 OP 19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Beijeren</text:p>
          </table:table-cell>
          <table:table-cell table:style-name="Default"/>
          <table:table-cell ns41:value-type="float" table:style-name="ce194" office:value="2644" office:value-type="float">
            <text:p>2644</text:p>
          </table:table-cell>
          <table:table-cell ns41:value-type="string" table:style-name="ce196" office:value-type="string">
            <text:p>1 OP 177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Frankrijk</text:p>
          </table:table-cell>
          <table:table-cell table:style-name="Default"/>
          <table:table-cell ns41:value-type="float" table:style-name="ce194" office:value="21554" office:value-type="float">
            <text:p>21554</text:p>
          </table:table-cell>
          <table:table-cell ns41:value-type="string" table:style-name="ce196" office:value-type="string">
            <text:p>1 OP 167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Saksen (koningrijk)</text:p>
          </table:table-cell>
          <table:table-cell table:style-name="Default"/>
          <table:table-cell ns41:value-type="float" table:style-name="ce194" office:value="1366" office:value-type="float">
            <text:p>1366</text:p>
          </table:table-cell>
          <table:table-cell ns41:value-type="string" table:style-name="ce196" office:value-type="string">
            <text:p>1 OP 162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Oldenburg</text:p>
          </table:table-cell>
          <table:table-cell table:style-name="Default"/>
          <table:table-cell ns41:value-type="float" table:style-name="ce194" office:value="194" office:value-type="float">
            <text:p>194</text:p>
          </table:table-cell>
          <table:table-cell ns41:value-type="string" table:style-name="ce196" office:value-type="string">
            <text:p>1 OP 148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Hannover</text:p>
          </table:table-cell>
          <table:table-cell table:style-name="Default"/>
          <table:table-cell ns41:value-type="float" table:style-name="ce194" office:value="1302" office:value-type="float">
            <text:p>1302</text:p>
          </table:table-cell>
          <table:table-cell ns41:value-type="string" table:style-name="ce196" office:value-type="string">
            <text:p>1 OP 145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Groot-Brittannie en Ierland</text:p>
          </table:table-cell>
          <table:table-cell table:style-name="Default"/>
          <table:table-cell ns41:value-type="float" table:style-name="ce194" office:value="20311" office:value-type="float">
            <text:p>20311</text:p>
          </table:table-cell>
          <table:table-cell ns41:value-type="string" table:style-name="ce196" office:value-type="string">
            <text:p>1 OP 143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Zweden</text:p>
          </table:table-cell>
          <table:table-cell table:style-name="Default"/>
          <table:table-cell ns41:value-type="float" table:style-name="ce194" office:value="2678" office:value-type="float">
            <text:p>2678</text:p>
          </table:table-cell>
          <table:table-cell ns41:value-type="string" table:style-name="ce196" office:value-type="string">
            <text:p>1 OP 136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Pruissen</text:p>
          </table:table-cell>
          <table:table-cell table:style-name="Default"/>
          <table:table-cell ns41:value-type="float" table:style-name="ce194" office:value="13297" office:value-type="float">
            <text:p>13297</text:p>
          </table:table-cell>
          <table:table-cell ns41:value-type="string" table:style-name="ce196" office:value-type="string">
            <text:p>1 OP 133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Noorwegen</text:p>
          </table:table-cell>
          <table:table-cell table:style-name="Default"/>
          <table:table-cell ns41:value-type="float" table:style-name="ce194" office:value="1242" office:value-type="float">
            <text:p>1242</text:p>
          </table:table-cell>
          <table:table-cell ns41:value-type="string" table:style-name="ce196" office:value-type="string">
            <text:p>1 OP 120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Prins Eduards-eiland</text:p>
          </table:table-cell>
          <table:table-cell table:style-name="Default"/>
          <table:table-cell ns41:value-type="float" table:style-name="ce194" office:value="68" office:value-type="float">
            <text:p>68</text:p>
          </table:table-cell>
          <table:table-cell ns41:value-type="string" table:style-name="ce196" office:value-type="string">
            <text:p>1 OP 118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Nieuw-Foundland</text:p>
          </table:table-cell>
          <table:table-cell table:style-name="Default"/>
          <table:table-cell ns41:value-type="float" table:style-name="ce194" office:value="110" office:value-type="float">
            <text:p>110</text:p>
          </table:table-cell>
          <table:table-cell ns41:value-type="string" table:style-name="ce196" office:value-type="string">
            <text:p>1 OP 111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Nieuw-Schotland</text:p>
          </table:table-cell>
          <table:table-cell table:style-name="Default"/>
          <table:table-cell ns41:value-type="float" table:style-name="ce194" office:value="300" office:value-type="float">
            <text:p>300</text:p>
          </table:table-cell>
          <table:table-cell ns41:value-type="string" table:style-name="ce196" office:value-type="string">
            <text:p>1 OP 110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Wurtemberg</text:p>
          </table:table-cell>
          <table:table-cell table:style-name="Default"/>
          <table:table-cell ns41:value-type="float" table:style-name="ce194" office:value="1910" office:value-type="float">
            <text:p>1910</text:p>
          </table:table-cell>
          <table:table-cell ns41:value-type="string" table:style-name="ce196" office:value-type="string">
            <text:p>1 OP 90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Hessen Darmstadt</text:p>
          </table:table-cell>
          <table:table-cell table:style-name="Default"/>
          <table:table-cell ns41:value-type="float" table:style-name="ce194" office:value="1034" office:value-type="float">
            <text:p>1034</text:p>
          </table:table-cell>
          <table:table-cell ns41:value-type="string" table:style-name="ce196" office:value-type="string">
            <text:p>1 OP 82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1">
          <table:table-cell ns41:value-type="string" table:style-name="TL RowHeader" office:value-type="string">
            <text:p>Piemont</text:p>
          </table:table-cell>
          <table:table-cell table:style-name="Default"/>
          <table:table-cell ns41:value-type="float" table:style-name="ce194" office:value="8948" office:value-type="float">
            <text:p>8948</text:p>
          </table:table-cell>
          <table:table-cell ns41:value-type="string" table:style-name="ce196" office:value-type="string">
            <text:p>1 OP 56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0</text:p>
          </table:table-cell>
          <table:table-cell ns41:value-type="float" table:style-name="ce49" office:value="65" office:value-type="float">
            <text:p>65</text:p>
          </table:table-cell>
          <table:table-cell ns41:value-type="string" table:style-name="ce54" office:value-type="string">
            <text:p>38_0034</text:p>
          </table:table-cell>
          <table:table-cell table:number-columns-repeated="1016"/>
        </table:table-row>
        <table:table-row table:style-name="ro2">
          <table:table-cell ns41:value-type="string" table:style-name="TL RowHeader" office:value-type="string">
            <text:p>Savoije</text:p>
          </table:table-cell>
          <table:table-cell table:style-name="Default"/>
          <table:table-cell ns41:value-type="float" table:style-name="ce194" office:value="1224" office:value-type="float">
            <text:p>1224</text:p>
          </table:table-cell>
          <table:table-cell ns41:value-type="string" table:style-name="ce196" office:value-type="string">
            <text:p>1 OP 443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0</text:p>
          </table:table-cell>
          <table:table-cell ns41:value-type="float" table:style-name="ce50" office:value="65" office:value-type="float">
            <text:p>65</text:p>
          </table:table-cell>
          <table:table-cell ns41:value-type="string" table:style-name="ce55" office:value-type="string">
            <text:p>38_0034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2"/>
          <table:table-cell table:style-name="ce181" table:number-columns-repeated="3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2" table:name="Tabel 21">
        <table:table-column table:style-name="co35" table:default-cell-style-name="ce11" table:number-columns-repeated="2"/>
        <table:table-column table:style-name="co5" table:default-cell-style-name="ce11"/>
        <table:table-column table:style-name="co44" table:default-cell-style-name="ce11" table:number-columns-repeated="12"/>
        <table:table-column table:style-name="co1" table:default-cell-style-name="Default" table:number-columns-repeated="1009"/>
        <table:table-row table:style-name="ro1">
          <table:table-cell ns41:value-type="string" table:number-rows-spanned="1" table:style-name="ce1" table:number-columns-spanned="15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4"/>
          <table:table-cell table:number-columns-repeated="1009"/>
        </table:table-row>
        <table:table-row table:style-name="ro1">
          <table:table-cell table:number-rows-spanned="1" table:style-name="ce345" table:number-columns-spanned="15"/>
          <table:covered-table-cell table:style-name="ce8" table:number-columns-repeated="14"/>
          <table:table-cell table:number-columns-repeated="1009"/>
        </table:table-row>
        <table:table-row table:style-name="ro1">
          <table:table-cell ns41:value-type="string" table:number-rows-spanned="1" table:style-name="ce1" table:number-columns-spanned="15" office:value-type="string">
            <text:p>Ouderdomstaat der blinden en doofstommen in Zuidholland naar den burgerlijken staat ingedeeld</text:p>
          </table:table-cell>
          <table:covered-table-cell table:style-name="ce8" table:number-columns-repeated="14"/>
          <table:table-cell table:number-columns-repeated="1009"/>
        </table:table-row>
        <table:table-row table:style-name="ro2">
          <table:table-cell table:number-rows-spanned="1" table:style-name="ce345" table:number-columns-spanned="15"/>
          <table:covered-table-cell table:style-name="ce8" table:number-columns-repeated="14"/>
          <table:table-cell table:number-columns-repeated="1009"/>
        </table:table-row>
        <table:table-row table:style-name="ro5">
          <table:table-cell ns41:value-type="string" table:number-rows-spanned="3" table:style-name="ce114" table:number-columns-spanned="1" office:value-type="string">
            <text:p>OUDERDOM</text:p>
          </table:table-cell>
          <table:table-cell ns41:value-type="string" table:number-rows-spanned="3" table:style-name="ce348" table:number-columns-spanned="1" office:value-type="string">
            <text:p>GEBOORTE- JAAR</text:p>
          </table:table-cell>
          <table:table-cell table:number-rows-spanned="3" table:style-name="ce71" table:number-columns-spanned="1"/>
          <table:table-cell ns41:value-type="string" table:number-rows-spanned="1" table:style-name="ce72" table:number-columns-spanned="6" office:value-type="string">
            <text:p>BLINDEN</text:p>
          </table:table-cell>
          <table:covered-table-cell table:style-name="ce27" table:number-columns-repeated="4"/>
          <table:covered-table-cell table:style-name="ce34"/>
          <table:table-cell ns41:value-type="string" table:number-rows-spanned="1" table:style-name="ce72" table:number-columns-spanned="6" office:value-type="string">
            <text:p>DOOFSTOMMEN</text:p>
          </table:table-cell>
          <table:covered-table-cell table:style-name="ce199" table:number-columns-repeated="4"/>
          <table:covered-table-cell table:style-name="ce201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51" table:number-columns-spanned="1" office:value-type="string">
            <text:p>Image nummer</text:p>
          </table:table-cell>
          <table:table-cell table:style-name="ce85" table:number-columns-repeated="1005"/>
        </table:table-row>
        <table:table-row table:style-name="ro5">
          <table:covered-table-cell table:style-name="ce197"/>
          <table:covered-table-cell table:style-name="ce148"/>
          <table:covered-table-cell table:style-name="ce20"/>
          <table:table-cell ns41:value-type="string" table:number-rows-spanned="1" table:style-name="ce73" table:number-columns-spanned="3" office:value-type="string">
            <text:p>MANNEN</text:p>
          </table:table-cell>
          <table:covered-table-cell table:style-name="ce75" table:number-columns-repeated="2"/>
          <table:table-cell ns41:value-type="string" table:number-rows-spanned="1" table:style-name="ce77" table:number-columns-spanned="3" office:value-type="string">
            <text:p>VROUWEN</text:p>
          </table:table-cell>
          <table:covered-table-cell table:style-name="ce75"/>
          <table:covered-table-cell table:style-name="ce77"/>
          <table:table-cell ns41:value-type="string" table:number-rows-spanned="1" table:style-name="ce73" table:number-columns-spanned="3" office:value-type="string">
            <text:p>MANNEN</text:p>
          </table:table-cell>
          <table:covered-table-cell table:style-name="ce75" table:number-columns-repeated="2"/>
          <table:table-cell ns41:value-type="string" table:number-rows-spanned="1" table:style-name="ce77" table:number-columns-spanned="3" office:value-type="string">
            <text:p>VROUWEN</text:p>
          </table:table-cell>
          <table:covered-table-cell table:style-name="ce200"/>
          <table:covered-table-cell table:style-name="ce202"/>
          <table:covered-table-cell table:style-name="ce78"/>
          <table:covered-table-cell table:style-name="ce79" table:number-columns-repeated="2"/>
          <table:covered-table-cell table:style-name="ce148"/>
          <table:table-cell table:style-name="ce85" table:number-columns-repeated="1005"/>
        </table:table-row>
        <table:table-row table:style-name="ro6">
          <table:covered-table-cell table:style-name="ce198"/>
          <table:covered-table-cell table:style-name="ce52"/>
          <table:covered-table-cell table:style-name="ce20"/>
          <table:table-cell ns41:value-type="string" table:style-name="ce22" office:value-type="string">
            <text:p>Onge- huwd</text:p>
          </table:table-cell>
          <table:table-cell ns41:value-type="string" table:style-name="ce28" office:value-type="string">
            <text:p>Gehuwd</text:p>
          </table:table-cell>
          <table:table-cell ns41:value-type="string" table:style-name="ce28" office:value-type="string">
            <text:p>Weduwe- naars</text:p>
          </table:table-cell>
          <table:table-cell ns41:value-type="string" table:style-name="ce28" office:value-type="string">
            <text:p>Onge- huwd</text:p>
          </table:table-cell>
          <table:table-cell ns41:value-type="string" table:style-name="ce28" office:value-type="string">
            <text:p>Gehuwd</text:p>
          </table:table-cell>
          <table:table-cell ns41:value-type="string" table:style-name="ce36" office:value-type="string">
            <text:p>Weduwen</text:p>
          </table:table-cell>
          <table:table-cell ns41:value-type="string" table:style-name="ce22" office:value-type="string">
            <text:p>Onge- huwd</text:p>
          </table:table-cell>
          <table:table-cell ns41:value-type="string" table:style-name="ce28" office:value-type="string">
            <text:p>Gehuwd</text:p>
          </table:table-cell>
          <table:table-cell ns41:value-type="string" table:style-name="ce28" office:value-type="string">
            <text:p>Weduwe- naars</text:p>
          </table:table-cell>
          <table:table-cell ns41:value-type="string" table:style-name="ce28" office:value-type="string">
            <text:p>Onge- huwd</text:p>
          </table:table-cell>
          <table:table-cell ns41:value-type="string" table:style-name="ce28" office:value-type="string">
            <text:p>Gehuwd</text:p>
          </table:table-cell>
          <table:table-cell ns41:value-type="string" table:style-name="ce36" office:value-type="string">
            <text:p>Weduwen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ns41:value-type="float" table:style-name="ce349" office:value="0" office:value-type="float">
            <text:p>0</text:p>
          </table:table-cell>
          <table:table-cell ns41:value-type="float" table:style-name="ce5" office:value="1859" office:value-type="float">
            <text:p>1859</text:p>
          </table:table-cell>
          <table:table-cell table:style-name="Default"/>
          <table:table-cell table:style-name="ce361"/>
          <table:table-cell table:style-name="ce362" table:number-columns-repeated="4"/>
          <table:table-cell table:style-name="ce363"/>
          <table:table-cell ns41:value-type="float" table:style-name="ce361" office:value="1" office:value-type="float">
            <text:p>1</text:p>
          </table:table-cell>
          <table:table-cell table:style-name="ce362" table:number-columns-repeated="4"/>
          <table:table-cell table:style-name="ce363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1</text:p>
          </table:table-cell>
          <table:table-cell ns41:value-type="float" table:style-name="ce48" office:value="66" office:value-type="float">
            <text:p>66</text:p>
          </table:table-cell>
          <table:table-cell ns41:value-type="string" table:style-name="ce53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" office:value-type="float">
            <text:p>2</text:p>
          </table:table-cell>
          <table:table-cell ns41:value-type="float" table:style-name="ce6" office:value="1857" office:value-type="float">
            <text:p>1857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" office:value-type="float">
            <text:p>3</text:p>
          </table:table-cell>
          <table:table-cell ns41:value-type="float" table:style-name="ce6" office:value="1856" office:value-type="float">
            <text:p>1856</text:p>
          </table:table-cell>
          <table:table-cell table:style-name="Default"/>
          <table:table-cell table:style-name="ce364"/>
          <table:table-cell table:style-name="ce365" table:number-columns-repeated="4"/>
          <table:table-cell table:style-name="ce366"/>
          <table:table-cell ns41:value-type="float" table:style-name="ce364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" office:value-type="float">
            <text:p>4</text:p>
          </table:table-cell>
          <table:table-cell ns41:value-type="float" table:style-name="ce6" office:value="1855" office:value-type="float">
            <text:p>1855</text:p>
          </table:table-cell>
          <table:table-cell table:style-name="Default"/>
          <table:table-cell table:style-name="ce364"/>
          <table:table-cell table:style-name="ce365" table:number-columns-repeated="4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" office:value-type="float">
            <text:p>5</text:p>
          </table:table-cell>
          <table:table-cell ns41:value-type="float" table:style-name="ce6" office:value="1854" office:value-type="float">
            <text:p>1854</text:p>
          </table:table-cell>
          <table:table-cell table:style-name="Default"/>
          <table:table-cell table:style-name="ce364"/>
          <table:table-cell table:style-name="ce365" table:number-columns-repeated="4"/>
          <table:table-cell table:style-name="ce366"/>
          <table:table-cell ns41:value-type="float" table:style-name="ce364" office:value="2" office:value-type="float">
            <text:p>2</text:p>
          </table:table-cell>
          <table:table-cell table:style-name="ce365" table:number-columns-repeated="2"/>
          <table:table-cell ns41:value-type="float" table:style-name="ce365" office:value="4" office:value-type="float">
            <text:p>4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" office:value-type="float">
            <text:p>6</text:p>
          </table:table-cell>
          <table:table-cell ns41:value-type="float" table:style-name="ce6" office:value="1853" office:value-type="float">
            <text:p>1853</text:p>
          </table:table-cell>
          <table:table-cell table:style-name="Default"/>
          <table:table-cell table:style-name="ce364"/>
          <table:table-cell table:style-name="ce365" table:number-columns-repeated="4"/>
          <table:table-cell table:style-name="ce366"/>
          <table:table-cell ns41:value-type="float" table:style-name="ce364" office:value="4" office:value-type="float">
            <text:p>4</text:p>
          </table:table-cell>
          <table:table-cell table:style-name="ce365" table:number-columns-repeated="2"/>
          <table:table-cell ns41:value-type="float" table:style-name="ce365" office:value="4" office:value-type="float">
            <text:p>4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" office:value-type="float">
            <text:p>7</text:p>
          </table:table-cell>
          <table:table-cell ns41:value-type="float" table:style-name="ce6" office:value="1852" office:value-type="float">
            <text:p>1852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5" office:value-type="float">
            <text:p>5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8" office:value-type="float">
            <text:p>8</text:p>
          </table:table-cell>
          <table:table-cell ns41:value-type="float" table:style-name="ce6" office:value="1851" office:value-type="float">
            <text:p>1851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9" office:value-type="float">
            <text:p>9</text:p>
          </table:table-cell>
          <table:table-cell ns41:value-type="float" table:style-name="ce6" office:value="1850" office:value-type="float">
            <text:p>1850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float" table:style-name="ce364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0" office:value-type="float">
            <text:p>10</text:p>
          </table:table-cell>
          <table:table-cell ns41:value-type="float" table:style-name="ce6" office:value="1849" office:value-type="float">
            <text:p>1849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float" table:style-name="ce364" office:value="6" office:value-type="float">
            <text:p>6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1" office:value-type="float">
            <text:p>11</text:p>
          </table:table-cell>
          <table:table-cell ns41:value-type="float" table:style-name="ce6" office:value="1848" office:value-type="float">
            <text:p>1848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float" table:style-name="ce364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2" office:value-type="float">
            <text:p>12</text:p>
          </table:table-cell>
          <table:table-cell ns41:value-type="float" table:style-name="ce6" office:value="1847" office:value-type="float">
            <text:p>1847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float" table:style-name="ce364" office:value="4" office:value-type="float">
            <text:p>4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3" office:value-type="float">
            <text:p>13</text:p>
          </table:table-cell>
          <table:table-cell ns41:value-type="float" table:style-name="ce6" office:value="1846" office:value-type="float">
            <text:p>1846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float" table:style-name="ce364" office:value="2" office:value-type="float">
            <text:p>2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4" office:value-type="float">
            <text:p>14</text:p>
          </table:table-cell>
          <table:table-cell ns41:value-type="float" table:style-name="ce6" office:value="1845" office:value-type="float">
            <text:p>1845</text:p>
          </table:table-cell>
          <table:table-cell table:style-name="Default"/>
          <table:table-cell table:style-name="ce364"/>
          <table:table-cell table:style-name="ce365" table:number-columns-repeated="4"/>
          <table:table-cell table:style-name="ce366"/>
          <table:table-cell ns41:value-type="float" table:style-name="ce364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3" office:value-type="float">
            <text:p>3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5" office:value-type="float">
            <text:p>15</text:p>
          </table:table-cell>
          <table:table-cell ns41:value-type="float" table:style-name="ce6" office:value="1844" office:value-type="float">
            <text:p>1844</text:p>
          </table:table-cell>
          <table:table-cell table:style-name="Default"/>
          <table:table-cell table:style-name="ce364"/>
          <table:table-cell table:style-name="ce365" table:number-columns-repeated="4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6" office:value-type="float">
            <text:p>16</text:p>
          </table:table-cell>
          <table:table-cell ns41:value-type="float" table:style-name="ce6" office:value="1843" office:value-type="float">
            <text:p>1843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7" office:value-type="float">
            <text:p>17</text:p>
          </table:table-cell>
          <table:table-cell ns41:value-type="float" table:style-name="ce6" office:value="1842" office:value-type="float">
            <text:p>1842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3" office:value-type="float">
            <text:p>3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8" office:value-type="float">
            <text:p>18</text:p>
          </table:table-cell>
          <table:table-cell ns41:value-type="float" table:style-name="ce6" office:value="1841" office:value-type="float">
            <text:p>1841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19" office:value-type="float">
            <text:p>19</text:p>
          </table:table-cell>
          <table:table-cell ns41:value-type="float" table:style-name="ce6" office:value="1840" office:value-type="float">
            <text:p>1840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4" office:value-type="float">
            <text:p>4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0" office:value-type="float">
            <text:p>20</text:p>
          </table:table-cell>
          <table:table-cell ns41:value-type="float" table:style-name="ce6" office:value="1839" office:value-type="float">
            <text:p>1839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float" table:style-name="ce364" office:value="4" office:value-type="float">
            <text:p>4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1" office:value-type="float">
            <text:p>21</text:p>
          </table:table-cell>
          <table:table-cell ns41:value-type="float" table:style-name="ce6" office:value="1838" office:value-type="float">
            <text:p>1838</text:p>
          </table:table-cell>
          <table:table-cell table:style-name="Default"/>
          <table:table-cell table:style-name="ce364"/>
          <table:table-cell table:style-name="ce365" table:number-columns-repeated="4"/>
          <table:table-cell table:style-name="ce366"/>
          <table:table-cell ns41:value-type="float" table:style-name="ce364" office:value="6" office:value-type="float">
            <text:p>6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2" office:value-type="float">
            <text:p>22</text:p>
          </table:table-cell>
          <table:table-cell ns41:value-type="float" table:style-name="ce6" office:value="1837" office:value-type="float">
            <text:p>1837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3" office:value-type="float">
            <text:p>23</text:p>
          </table:table-cell>
          <table:table-cell ns41:value-type="float" table:style-name="ce6" office:value="1836" office:value-type="float">
            <text:p>1836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4" office:value-type="float">
            <text:p>24</text:p>
          </table:table-cell>
          <table:table-cell ns41:value-type="float" table:style-name="ce6" office:value="1835" office:value-type="float">
            <text:p>1835</text:p>
          </table:table-cell>
          <table:table-cell table:style-name="Default"/>
          <table:table-cell table:style-name="ce364"/>
          <table:table-cell table:style-name="ce365" table:number-columns-repeated="4"/>
          <table:table-cell table:style-name="ce366"/>
          <table:table-cell ns41:value-type="float" table:style-name="ce364" office:value="2" office:value-type="float">
            <text:p>2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5" office:value-type="float">
            <text:p>25</text:p>
          </table:table-cell>
          <table:table-cell ns41:value-type="float" table:style-name="ce6" office:value="1834" office:value-type="float">
            <text:p>1834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 table:number-columns-repeated="4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6" office:value-type="float">
            <text:p>26</text:p>
          </table:table-cell>
          <table:table-cell ns41:value-type="float" table:style-name="ce6" office:value="1833" office:value-type="float">
            <text:p>1833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 table:number-columns-repeated="4"/>
          <table:table-cell table:style-name="ce366"/>
          <table:table-cell table:style-name="ce364"/>
          <table:table-cell table:style-name="ce365" table:number-columns-repeated="2"/>
          <table:table-cell ns41:value-type="float" table:style-name="ce365" office:value="3" office:value-type="float">
            <text:p>3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7" office:value-type="float">
            <text:p>27</text:p>
          </table:table-cell>
          <table:table-cell ns41:value-type="float" table:style-name="ce6" office:value="1832" office:value-type="float">
            <text:p>1832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8" office:value-type="float">
            <text:p>28</text:p>
          </table:table-cell>
          <table:table-cell ns41:value-type="float" table:style-name="ce6" office:value="1831" office:value-type="float">
            <text:p>1831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float" table:style-name="ce364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29" office:value-type="float">
            <text:p>29</text:p>
          </table:table-cell>
          <table:table-cell ns41:value-type="float" table:style-name="ce6" office:value="1830" office:value-type="float">
            <text:p>1830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float" table:style-name="ce364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0" office:value-type="float">
            <text:p>30</text:p>
          </table:table-cell>
          <table:table-cell ns41:value-type="float" table:style-name="ce6" office:value="1829" office:value-type="float">
            <text:p>1829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float" table:style-name="ce364" office:value="2" office:value-type="float">
            <text:p>2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1" office:value-type="float">
            <text:p>31</text:p>
          </table:table-cell>
          <table:table-cell ns41:value-type="float" table:style-name="ce6" office:value="1828" office:value-type="float">
            <text:p>1828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/>
          <table:table-cell table:style-name="ce366"/>
          <table:table-cell ns41:value-type="float" table:style-name="ce364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2" office:value-type="float">
            <text:p>32</text:p>
          </table:table-cell>
          <table:table-cell ns41:value-type="float" table:style-name="ce6" office:value="1827" office:value-type="float">
            <text:p>1827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3" office:value-type="float">
            <text:p>33</text:p>
          </table:table-cell>
          <table:table-cell ns41:value-type="float" table:style-name="ce6" office:value="1826" office:value-type="float">
            <text:p>1826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float" table:style-name="ce364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4" office:value-type="float">
            <text:p>34</text:p>
          </table:table-cell>
          <table:table-cell ns41:value-type="float" table:style-name="ce6" office:value="1825" office:value-type="float">
            <text:p>1825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3"/>
          <table:table-cell table:style-name="ce366"/>
          <table:table-cell ns41:value-type="float" table:style-name="ce364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3" office:value-type="float">
            <text:p>3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5" office:value-type="float">
            <text:p>35</text:p>
          </table:table-cell>
          <table:table-cell ns41:value-type="float" table:style-name="ce6" office:value="1824" office:value-type="float">
            <text:p>1824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/>
          <table:table-cell table:style-name="ce366"/>
          <table:table-cell ns41:value-type="float" table:style-name="ce364" office:value="4" office:value-type="float">
            <text:p>4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6" office:value-type="float">
            <text:p>36</text:p>
          </table:table-cell>
          <table:table-cell ns41:value-type="float" table:style-name="ce6" office:value="1823" office:value-type="float">
            <text:p>1823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7" office:value-type="float">
            <text:p>37</text:p>
          </table:table-cell>
          <table:table-cell ns41:value-type="float" table:style-name="ce6" office:value="1822" office:value-type="float">
            <text:p>1822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8" office:value-type="float">
            <text:p>38</text:p>
          </table:table-cell>
          <table:table-cell ns41:value-type="float" table:style-name="ce6" office:value="1821" office:value-type="float">
            <text:p>1821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table:style-name="ce364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6" office:value-type="float">
            <text:p>66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39" office:value-type="float">
            <text:p>39</text:p>
          </table:table-cell>
          <table:table-cell ns41:value-type="float" table:style-name="ce6" office:value="1820" office:value-type="float">
            <text:p>1820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table:style-name="ce366"/>
          <table:table-cell ns41:value-type="float" table:style-name="ce364" office:value="3" office:value-type="float">
            <text:p>3</text:p>
          </table:table-cell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0" office:value-type="float">
            <text:p>40</text:p>
          </table:table-cell>
          <table:table-cell ns41:value-type="float" table:style-name="ce6" office:value="1819" office:value-type="float">
            <text:p>1819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office:value="1" table:style-name="ce365" table:number-columns-repeated="2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6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1" office:value-type="float">
            <text:p>41</text:p>
          </table:table-cell>
          <table:table-cell ns41:value-type="float" table:style-name="ce6" office:value="1818" office:value-type="float">
            <text:p>1818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office:value="1" table:style-name="ce365" table:number-columns-repeated="2" office:value-type="float">
            <text:p>1</text:p>
          </table:table-cell>
          <table:table-cell table:style-name="ce366"/>
          <table:table-cell table:style-name="ce364"/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2" office:value-type="float">
            <text:p>42</text:p>
          </table:table-cell>
          <table:table-cell ns41:value-type="float" table:style-name="ce6" office:value="1817" office:value-type="float">
            <text:p>1817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 table:number-columns-repeated="3"/>
          <table:table-cell ns41:value-type="float" table:style-name="ce365" office:value="1" office:value-type="float">
            <text:p>1</text:p>
          </table:table-cell>
          <table:table-cell table:style-name="ce366"/>
          <table:table-cell ns41:value-type="float" table:style-name="ce364" office:value="3" office:value-type="float">
            <text:p>3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3" office:value-type="float">
            <text:p>43</text:p>
          </table:table-cell>
          <table:table-cell ns41:value-type="float" table:style-name="ce6" office:value="1816" office:value-type="float">
            <text:p>1816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4" office:value-type="float">
            <text:p>44</text:p>
          </table:table-cell>
          <table:table-cell ns41:value-type="float" table:style-name="ce6" office:value="1815" office:value-type="float">
            <text:p>1815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float" table:style-name="ce364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5" office:value-type="float">
            <text:p>45</text:p>
          </table:table-cell>
          <table:table-cell ns41:value-type="float" table:style-name="ce6" office:value="1814" office:value-type="float">
            <text:p>1814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ns41:value-type="float" table:style-name="ce366" office:value="1" office:value-type="float">
            <text:p>1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6" office:value-type="float">
            <text:p>46</text:p>
          </table:table-cell>
          <table:table-cell ns41:value-type="float" table:style-name="ce6" office:value="1813" office:value-type="float">
            <text:p>1813</text:p>
          </table:table-cell>
          <table:table-cell table:style-name="Default"/>
          <table:table-cell ns41:value-type="float" table:style-name="ce364" office:value="2" office:value-type="float">
            <office:annotation draw:style-name="gr1" svg:height="1.957cm" draw:caption-point-y="-2.081cm" svg:width="3.581cm" svg:x="8.194cm" draw:caption-point-x="0.045cm" svg:y="26.75cm" draw:text-style-name="P1">
              <dc:creator>CDM</dc:creator>
              <dc:date>2014-12-12T00:00:00</dc:date>
              <text:p text:style-name="P1"><text:span text:style-name="T1">Eén blind en doofstom tevens.</text:span></text:p>
            </office:annotation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office:value="1" table:style-name="ce365" table:number-columns-repeated="2" office:value-type="float">
            <text:p>1</text:p>
          </table:table-cell>
          <table:table-cell table:style-name="ce366"/>
          <table:table-cell ns41:value-type="float" table:style-name="ce364" office:value="4" office:value-type="float">
            <office:annotation draw:style-name="gr1" svg:height="1.957cm" draw:caption-point-y="-2.081cm" svg:width="3.583cm" svg:x="18.934cm" draw:caption-point-x="1.053cm" svg:y="26.75cm" draw:text-style-name="P1">
              <dc:creator>CDM</dc:creator>
              <dc:date>2014-12-12T00:00:00</dc:date>
              <text:p text:style-name="P1"><text:span text:style-name="T1">Eén blind en doofstom tevens.</text:span></text:p>
            </office:annotation>
            <text:p>4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7" office:value-type="float">
            <text:p>47</text:p>
          </table:table-cell>
          <table:table-cell ns41:value-type="float" table:style-name="ce6" office:value="1812" office:value-type="float">
            <text:p>1812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6" office:value="1" office:value-type="float">
            <text:p>1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8" office:value-type="float">
            <text:p>48</text:p>
          </table:table-cell>
          <table:table-cell ns41:value-type="float" table:style-name="ce6" office:value="1811" office:value-type="float">
            <text:p>1811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49" office:value-type="float">
            <text:p>49</text:p>
          </table:table-cell>
          <table:table-cell ns41:value-type="float" table:style-name="ce6" office:value="1810" office:value-type="float">
            <text:p>1810</text:p>
          </table:table-cell>
          <table:table-cell table:style-name="Default"/>
          <table:table-cell table:style-name="ce364"/>
          <table:table-cell ns41:value-type="float" office:value="2" table:style-name="ce365" table:number-columns-repeated="2" office:value-type="float">
            <text:p>2</text:p>
          </table:table-cell>
          <table:table-cell table:style-name="ce365" table:number-columns-repeated="2"/>
          <table:table-cell table:style-name="ce366"/>
          <table:table-cell ns41:value-type="float" table:style-name="ce364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0" office:value-type="float">
            <text:p>50</text:p>
          </table:table-cell>
          <table:table-cell ns41:value-type="float" table:style-name="ce6" office:value="1809" office:value-type="float">
            <text:p>1809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table:style-name="ce365" table:number-columns-repeated="3"/>
          <table:table-cell table:style-name="ce366"/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1" office:value-type="float">
            <text:p>51</text:p>
          </table:table-cell>
          <table:table-cell ns41:value-type="float" table:style-name="ce6" office:value="1808" office:value-type="float">
            <text:p>1808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6" office:value="1" office:value-type="float">
            <text:p>1</text:p>
          </table:table-cell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2" office:value-type="float">
            <text:p>52</text:p>
          </table:table-cell>
          <table:table-cell ns41:value-type="float" table:style-name="ce6" office:value="1807" office:value-type="float">
            <text:p>1807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ns41:value-type="float" table:style-name="ce365" office:value="2" office:value-type="float">
            <text:p>2</text:p>
          </table:table-cell>
          <table:table-cell table:style-name="ce365" table:number-columns-repeated="3"/>
          <table:table-cell table:style-name="ce366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3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3" office:value-type="float">
            <text:p>53</text:p>
          </table:table-cell>
          <table:table-cell ns41:value-type="float" table:style-name="ce6" office:value="1806" office:value-type="float">
            <text:p>1806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4" office:value-type="float">
            <text:p>54</text:p>
          </table:table-cell>
          <table:table-cell ns41:value-type="float" table:style-name="ce6" office:value="1805" office:value-type="float">
            <text:p>1805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table:style-name="ce364"/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5" office:value-type="float">
            <text:p>55</text:p>
          </table:table-cell>
          <table:table-cell ns41:value-type="float" table:style-name="ce6" office:value="1804" office:value-type="float">
            <text:p>1804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2" office:value-type="float">
            <text:p>2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office:value="1" table:style-name="ce365" table:number-columns-repeated="2" office:value-type="float">
            <text:p>1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6" office:value-type="float">
            <text:p>56</text:p>
          </table:table-cell>
          <table:table-cell ns41:value-type="float" table:style-name="ce6" office:value="1803" office:value-type="float">
            <text:p>1803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3" office:value-type="float">
            <text:p>3</text:p>
          </table:table-cell>
          <table:table-cell ns41:value-type="float" table:style-name="ce366" office:value="1" office:value-type="float">
            <text:p>1</text:p>
          </table:table-cell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7" office:value-type="float">
            <text:p>57</text:p>
          </table:table-cell>
          <table:table-cell ns41:value-type="float" table:style-name="ce6" office:value="1802" office:value-type="float">
            <text:p>1802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1" office:value-type="float">
            <text:p>1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8" office:value-type="float">
            <text:p>58</text:p>
          </table:table-cell>
          <table:table-cell ns41:value-type="float" table:style-name="ce6" office:value="1801" office:value-type="float">
            <text:p>1801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6" office:value="2" office:value-type="float">
            <text:p>2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59" office:value-type="float">
            <text:p>59</text:p>
          </table:table-cell>
          <table:table-cell ns41:value-type="float" table:style-name="ce6" office:value="1800" office:value-type="float">
            <text:p>1800</text:p>
          </table:table-cell>
          <table:table-cell table:style-name="Default"/>
          <table:table-cell table:style-name="ce364"/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1" office:value-type="float">
            <text:p>1</text:p>
          </table:table-cell>
          <table:table-cell ns41:value-type="float" table:style-name="ce364" office:value="4" office:value-type="float">
            <text:p>4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0" office:value-type="float">
            <text:p>60</text:p>
          </table:table-cell>
          <table:table-cell ns41:value-type="float" table:style-name="ce6" office:value="1799" office:value-type="float">
            <text:p>1799</text:p>
          </table:table-cell>
          <table:table-cell table:style-name="Default"/>
          <table:table-cell table:style-name="ce364"/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6" office:value="5" office:value-type="float">
            <text:p>5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1" office:value-type="float">
            <text:p>61</text:p>
          </table:table-cell>
          <table:table-cell ns41:value-type="float" table:style-name="ce6" office:value="1798" office:value-type="float">
            <text:p>1798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1" office:value-type="float">
            <text:p>1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2" office:value-type="float">
            <text:p>62</text:p>
          </table:table-cell>
          <table:table-cell ns41:value-type="float" table:style-name="ce6" office:value="1797" office:value-type="float">
            <text:p>1797</text:p>
          </table:table-cell>
          <table:table-cell table:style-name="Default"/>
          <table:table-cell table:style-name="ce364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6" office:value="1" office:value-type="float">
            <text:p>1</text:p>
          </table:table-cell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3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3" office:value-type="float">
            <text:p>63</text:p>
          </table:table-cell>
          <table:table-cell ns41:value-type="float" table:style-name="ce6" office:value="1796" office:value-type="float">
            <text:p>1796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5" office:value="2" office:value-type="float">
            <text:p>2</text:p>
          </table:table-cell>
          <table:table-cell table:style-name="ce366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3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4" office:value-type="float">
            <text:p>64</text:p>
          </table:table-cell>
          <table:table-cell ns41:value-type="float" table:style-name="ce6" office:value="1795" office:value-type="float">
            <text:p>1795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ns41:value-type="float" office:value="1" table:style-name="ce365" table:number-columns-repeated="3" office:value-type="float">
            <text:p>1</text:p>
          </table:table-cell>
          <table:table-cell ns41:value-type="float" table:style-name="ce366" office:value="2" office:value-type="float">
            <text:p>2</text:p>
          </table:table-cell>
          <table:table-cell table:style-name="ce364"/>
          <table:table-cell table:style-name="ce365"/>
          <table:table-cell ns41:value-type="float" office:value="1" table:style-name="ce365" table:number-columns-repeated="2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5" office:value-type="float">
            <text:p>65</text:p>
          </table:table-cell>
          <table:table-cell ns41:value-type="float" table:style-name="ce6" office:value="1794" office:value-type="float">
            <text:p>1794</text:p>
          </table:table-cell>
          <table:table-cell table:style-name="Default"/>
          <table:table-cell table:style-name="ce364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6" office:value="3" office:value-type="float">
            <text:p>3</text:p>
          </table:table-cell>
          <table:table-cell table:style-name="ce364"/>
          <table:table-cell table:style-name="ce365" table:number-columns-repeated="2"/>
          <table:table-cell ns41:value-type="float" office:value="2" table:style-name="ce365" table:number-columns-repeated="2" office:value-type="float">
            <text:p>2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6" office:value-type="float">
            <text:p>66</text:p>
          </table:table-cell>
          <table:table-cell ns41:value-type="float" table:style-name="ce6" office:value="1793" office:value-type="float">
            <text:p>1793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6"/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7" office:value-type="float">
            <text:p>67</text:p>
          </table:table-cell>
          <table:table-cell ns41:value-type="float" table:style-name="ce6" office:value="1792" office:value-type="float">
            <text:p>1792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4" office:value-type="float">
            <text:p>4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8" office:value-type="float">
            <text:p>68</text:p>
          </table:table-cell>
          <table:table-cell ns41:value-type="float" table:style-name="ce6" office:value="1791" office:value-type="float">
            <text:p>1791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ns41:value-type="float" office:value="1" table:style-name="ce365" table:number-columns-repeated="2" office:value-type="float">
            <text:p>1</text:p>
          </table:table-cell>
          <table:table-cell table:style-name="ce365"/>
          <table:table-cell ns41:value-type="float" table:style-name="ce366" office:value="4" office:value-type="float">
            <text:p>4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69" office:value-type="float">
            <text:p>69</text:p>
          </table:table-cell>
          <table:table-cell ns41:value-type="float" table:style-name="ce6" office:value="1790" office:value-type="float">
            <text:p>1790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6" office:value="4" office:value-type="float">
            <text:p>4</text:p>
          </table:table-cell>
          <table:table-cell ns41:value-type="float" table:style-name="ce364" office:value="1" office:value-type="float">
            <text:p>1</text:p>
          </table:table-cell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0" office:value-type="float">
            <text:p>70</text:p>
          </table:table-cell>
          <table:table-cell ns41:value-type="float" table:style-name="ce6" office:value="1789" office:value-type="float">
            <text:p>1789</text:p>
          </table:table-cell>
          <table:table-cell table:style-name="Default"/>
          <table:table-cell table:style-name="ce364"/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ns41:value-type="float" table:style-name="ce366" office:value="3" office:value-type="float">
            <text:p>3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1" office:value-type="float">
            <text:p>71</text:p>
          </table:table-cell>
          <table:table-cell ns41:value-type="float" table:style-name="ce6" office:value="1788" office:value-type="float">
            <text:p>1788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5" office:value="2" office:value-type="float">
            <text:p>2</text:p>
          </table:table-cell>
          <table:table-cell ns41:value-type="float" table:style-name="ce366" office:value="3" office:value-type="float">
            <text:p>3</text:p>
          </table:table-cell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2" office:value-type="float">
            <text:p>72</text:p>
          </table:table-cell>
          <table:table-cell ns41:value-type="float" table:style-name="ce6" office:value="1787" office:value-type="float">
            <text:p>1787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6" office:value="1" office:value-type="float">
            <text:p>1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3" office:value-type="float">
            <text:p>73</text:p>
          </table:table-cell>
          <table:table-cell ns41:value-type="float" table:style-name="ce6" office:value="1786" office:value-type="float">
            <text:p>1786</text:p>
          </table:table-cell>
          <table:table-cell table:style-name="Default"/>
          <table:table-cell table:style-name="ce364"/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ns41:value-type="float" table:style-name="ce366" office:value="6" office:value-type="float">
            <text:p>6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4" office:value-type="float">
            <text:p>74</text:p>
          </table:table-cell>
          <table:table-cell ns41:value-type="float" table:style-name="ce6" office:value="1785" office:value-type="float">
            <text:p>1785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3" office:value-type="float">
            <text:p>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2" office:value-type="float">
            <text:p>2</text:p>
          </table:table-cell>
          <table:table-cell table:style-name="ce364"/>
          <table:table-cell table:style-name="ce365" table:number-columns-repeated="4"/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5" office:value-type="float">
            <text:p>75</text:p>
          </table:table-cell>
          <table:table-cell ns41:value-type="float" table:style-name="ce6" office:value="1784" office:value-type="float">
            <text:p>1784</text:p>
          </table:table-cell>
          <table:table-cell table:style-name="Default"/>
          <table:table-cell table:style-name="ce364"/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6"/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6" office:value-type="float">
            <text:p>76</text:p>
          </table:table-cell>
          <table:table-cell ns41:value-type="float" table:style-name="ce6" office:value="1783" office:value-type="float">
            <text:p>1783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/>
          <table:table-cell ns41:value-type="float" office:value="1" table:style-name="ce365" table:number-columns-repeated="2" office:value-type="float">
            <text:p>1</text:p>
          </table:table-cell>
          <table:table-cell table:style-name="ce365"/>
          <table:table-cell table:style-name="ce366"/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7" office:value-type="float">
            <text:p>77</text:p>
          </table:table-cell>
          <table:table-cell ns41:value-type="float" table:style-name="ce6" office:value="1782" office:value-type="float">
            <text:p>1782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6" office:value="1" office:value-type="float">
            <text:p>1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8" office:value-type="float">
            <text:p>78</text:p>
          </table:table-cell>
          <table:table-cell ns41:value-type="float" table:style-name="ce6" office:value="1781" office:value-type="float">
            <text:p>1781</text:p>
          </table:table-cell>
          <table:table-cell table:style-name="Default"/>
          <table:table-cell table:style-name="ce364"/>
          <table:table-cell ns41:value-type="float" office:value="1" table:style-name="ce365" table:number-columns-repeated="3" office:value-type="float">
            <text:p>1</text:p>
          </table:table-cell>
          <table:table-cell table:style-name="ce365"/>
          <table:table-cell ns41:value-type="float" table:style-name="ce366" office:value="4" office:value-type="float">
            <text:p>4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79" office:value-type="float">
            <text:p>79</text:p>
          </table:table-cell>
          <table:table-cell ns41:value-type="float" table:style-name="ce6" office:value="1780" office:value-type="float">
            <text:p>1780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table:style-name="ce365" table:number-columns-repeated="2"/>
          <table:table-cell ns41:value-type="float" table:style-name="ce366" office:value="2" office:value-type="float">
            <text:p>2</text:p>
          </table:table-cell>
          <table:table-cell table:style-name="ce364"/>
          <table:table-cell table:style-name="ce365" table:number-columns-repeated="4"/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80" office:value-type="float">
            <text:p>80</text:p>
          </table:table-cell>
          <table:table-cell ns41:value-type="float" table:style-name="ce6" office:value="1779" office:value-type="float">
            <text:p>1779</text:p>
          </table:table-cell>
          <table:table-cell table:style-name="Default"/>
          <table:table-cell table:style-name="ce364"/>
          <table:table-cell table:style-name="ce365"/>
          <table:table-cell ns41:value-type="float" table:style-name="ce365" office:value="2" office:value-type="float">
            <text:p>2</text:p>
          </table:table-cell>
          <table:table-cell table:style-name="ce365" table:number-columns-repeated="2"/>
          <table:table-cell ns41:value-type="float" table:style-name="ce366" office:value="4" office:value-type="float">
            <text:p>4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81" office:value-type="float">
            <text:p>81</text:p>
          </table:table-cell>
          <table:table-cell ns41:value-type="float" table:style-name="ce6" office:value="1778" office:value-type="float">
            <text:p>1778</text:p>
          </table:table-cell>
          <table:table-cell table:style-name="Default"/>
          <table:table-cell table:style-name="ce364"/>
          <table:table-cell table:style-name="ce365"/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6" office:value="2" office:value-type="float">
            <text:p>2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82" office:value-type="float">
            <text:p>82</text:p>
          </table:table-cell>
          <table:table-cell ns41:value-type="float" table:style-name="ce6" office:value="1777" office:value-type="float">
            <text:p>1777</text:p>
          </table:table-cell>
          <table:table-cell table:style-name="Default"/>
          <table:table-cell table:style-name="ce364"/>
          <table:table-cell table:style-name="ce365"/>
          <table:table-cell ns41:value-type="float" office:value="1" table:style-name="ce365" table:number-columns-repeated="2" office:value-type="float">
            <text:p>1</text:p>
          </table:table-cell>
          <table:table-cell table:style-name="ce365"/>
          <table:table-cell ns41:value-type="float" table:style-name="ce366" office:value="2" office:value-type="float">
            <text:p>2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84" office:value-type="float">
            <text:p>84</text:p>
          </table:table-cell>
          <table:table-cell ns41:value-type="float" table:style-name="ce6" office:value="1775" office:value-type="float">
            <text:p>1775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2" office:value-type="float">
            <text:p>2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87" office:value-type="float">
            <text:p>87</text:p>
          </table:table-cell>
          <table:table-cell ns41:value-type="float" table:style-name="ce6" office:value="1772" office:value-type="float">
            <text:p>1772</text:p>
          </table:table-cell>
          <table:table-cell table:style-name="Default"/>
          <table:table-cell table:style-name="ce364"/>
          <table:table-cell table:style-name="ce365"/>
          <table:table-cell ns41:value-type="float" table:style-name="ce365" office:value="1" office:value-type="float">
            <text:p>1</text:p>
          </table:table-cell>
          <table:table-cell table:style-name="ce365" table:number-columns-repeated="2"/>
          <table:table-cell ns41:value-type="float" table:style-name="ce366" office:value="1" office:value-type="float">
            <text:p>1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89" office:value-type="float">
            <text:p>89</text:p>
          </table:table-cell>
          <table:table-cell ns41:value-type="float" table:style-name="ce6" office:value="1770" office:value-type="float">
            <text:p>1770</text:p>
          </table:table-cell>
          <table:table-cell table:style-name="Default"/>
          <table:table-cell table:style-name="ce364"/>
          <table:table-cell table:style-name="ce365" table:number-columns-repeated="4"/>
          <table:table-cell ns41:value-type="float" table:style-name="ce366" office:value="1" office:value-type="float">
            <text:p>1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91" office:value-type="float">
            <text:p>91</text:p>
          </table:table-cell>
          <table:table-cell ns41:value-type="float" table:style-name="ce6" office:value="1768" office:value-type="float">
            <text:p>1768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 table:number-columns-repeated="3"/>
          <table:table-cell ns41:value-type="float" table:style-name="ce366" office:value="1" office:value-type="float">
            <text:p>1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1">
          <table:table-cell ns41:value-type="float" table:style-name="ce350" office:value="92" office:value-type="float">
            <text:p>92</text:p>
          </table:table-cell>
          <table:table-cell ns41:value-type="float" table:style-name="ce6" office:value="1767" office:value-type="float">
            <text:p>1767</text:p>
          </table:table-cell>
          <table:table-cell table:style-name="Default"/>
          <table:table-cell table:style-name="ce364"/>
          <table:table-cell table:style-name="ce365" table:number-columns-repeated="4"/>
          <table:table-cell ns41:value-type="float" table:style-name="ce366" office:value="1" office:value-type="float">
            <text:p>1</text:p>
          </table:table-cell>
          <table:table-cell table:style-name="ce364"/>
          <table:table-cell table:style-name="ce365" table:number-columns-repeated="4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1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54" office:value-type="string">
            <text:p>38_0035</text:p>
          </table:table-cell>
          <table:table-cell table:number-columns-repeated="1005"/>
        </table:table-row>
        <table:table-row table:style-name="ro2">
          <table:table-cell ns41:value-type="string" table:style-name="ce86" office:value-type="string">
            <text:p>TOTAAL</text:p>
          </table:table-cell>
          <table:table-cell table:style-name="ce7"/>
          <table:table-cell table:style-name="Default"/>
          <table:table-cell ns41:value-type="float" table:style-name="ce367" office:value="69" office:value-type="float">
            <text:p>69</text:p>
          </table:table-cell>
          <table:table-cell ns41:value-type="float" table:style-name="ce368" office:value="64" office:value-type="float">
            <text:p>64</text:p>
          </table:table-cell>
          <table:table-cell ns41:value-type="float" table:style-name="ce368" office:value="28" office:value-type="float">
            <text:p>28</text:p>
          </table:table-cell>
          <table:table-cell ns41:value-type="float" table:style-name="ce368" office:value="82" office:value-type="float">
            <text:p>82</text:p>
          </table:table-cell>
          <table:table-cell ns41:value-type="float" table:style-name="ce368" office:value="32" office:value-type="float">
            <text:p>32</text:p>
          </table:table-cell>
          <table:table-cell ns41:value-type="float" table:style-name="ce369" office:value="70" office:value-type="float">
            <text:p>70</text:p>
          </table:table-cell>
          <table:table-cell ns41:value-type="float" table:style-name="ce367" office:value="109" office:value-type="float">
            <text:p>109</text:p>
          </table:table-cell>
          <table:table-cell ns41:value-type="float" table:style-name="ce368" office:value="16" office:value-type="float">
            <text:p>16</text:p>
          </table:table-cell>
          <table:table-cell ns41:value-type="float" table:style-name="ce368" office:value="1" office:value-type="float">
            <text:p>1</text:p>
          </table:table-cell>
          <table:table-cell ns41:value-type="float" table:style-name="ce368" office:value="87" office:value-type="float">
            <text:p>87</text:p>
          </table:table-cell>
          <table:table-cell ns41:value-type="float" table:style-name="ce368" office:value="4" office:value-type="float">
            <text:p>4</text:p>
          </table:table-cell>
          <table:table-cell ns41:value-type="float" table:style-name="ce369" office:value="3" office:value-type="float">
            <text:p>3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1</text:p>
          </table:table-cell>
          <table:table-cell ns41:value-type="float" table:style-name="ce50" office:value="67" office:value-type="float">
            <text:p>67</text:p>
          </table:table-cell>
          <table:table-cell ns41:value-type="string" table:style-name="ce55" office:value-type="string">
            <text:p>38_0035</text:p>
          </table:table-cell>
          <table:table-cell table:number-columns-repeated="1005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3" table:name="Tabel 22">
        <table:table-column table:style-name="co45" table:default-cell-style-name="ce11"/>
        <table:table-column table:style-name="co5" table:default-cell-style-name="ce11"/>
        <table:table-column table:style-name="co1" table:default-cell-style-name="Default" table:number-columns-repeated="1022"/>
        <table:table-row table:style-name="ro1">
          <table:table-cell ns41:value-type="string" table:number-rows-spanned="1" table:style-name="ce1" table:number-columns-spanned="11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0"/>
          <table:table-cell table:style-name="ce8" table:number-columns-repeated="3"/>
          <table:table-cell table:number-columns-repeated="1010"/>
        </table:table-row>
        <table:table-row table:style-name="ro1">
          <table:table-cell table:number-rows-spanned="1" table:style-name="ce2" table:number-columns-spanned="10"/>
          <table:covered-table-cell table:style-name="ce9" table:number-columns-repeated="9"/>
          <table:table-cell table:number-columns-repeated="1014"/>
        </table:table-row>
        <table:table-row table:style-name="ro1">
          <table:table-cell ns41:value-type="string" table:number-rows-spanned="1" table:style-name="ce3" table:number-columns-spanned="10" office:value-type="string">
            <text:p>Indeeling der blinden en doofstommen naar geboorteplaats</text:p>
          </table:table-cell>
          <table:covered-table-cell table:style-name="ce10" table:number-columns-repeated="9"/>
          <table:table-cell table:style-name="ce8" table:number-columns-repeated="3"/>
          <table:table-cell table:number-columns-repeated="1011"/>
        </table:table-row>
        <table:table-row table:style-name="ro2">
          <table:table-cell table:number-rows-spanned="1" table:style-name="ce2" table:number-columns-spanned="10"/>
          <table:covered-table-cell table:style-name="ce9" table:number-columns-repeated="9"/>
          <table:table-cell table:number-columns-repeated="1014"/>
        </table:table-row>
        <table:table-row table:style-name="ro9">
          <table:table-cell ns41:value-type="string" table:number-rows-spanned="3" table:style-name="ce69" table:number-columns-spanned="1" office:value-type="string">
            <text:p>GEBOREN IN</text:p>
          </table:table-cell>
          <table:table-cell table:number-rows-spanned="3" table:style-name="ce71" table:number-columns-spanned="1"/>
          <table:table-cell ns41:value-type="string" table:number-rows-spanned="1" table:style-name="ce72" table:number-columns-spanned="4" office:value-type="string">
            <text:p>BLINDEN</text:p>
          </table:table-cell>
          <table:covered-table-cell table:style-name="ce81" table:number-columns-repeated="2"/>
          <table:covered-table-cell table:style-name="ce35"/>
          <table:table-cell ns41:value-type="string" table:number-rows-spanned="1" table:style-name="ce72" table:number-columns-spanned="4" office:value-type="string">
            <text:p>DOOFSTOMMEN</text:p>
          </table:table-cell>
          <table:covered-table-cell table:style-name="ce81" table:number-columns-repeated="2"/>
          <table:covered-table-cell table:style-name="ce35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51" table:number-columns-spanned="1" office:value-type="string">
            <text:p>Image nummer</text:p>
          </table:table-cell>
          <table:table-cell table:style-name="ce85" table:number-columns-repeated="1010"/>
        </table:table-row>
        <table:table-row table:style-name="ro10">
          <table:covered-table-cell table:style-name="ce20" table:number-columns-repeated="2"/>
          <table:table-cell ns41:value-type="string" table:number-rows-spanned="1" table:style-name="ce203" table:number-columns-spanned="2" office:value-type="string">
            <text:p>Mannen</text:p>
          </table:table-cell>
          <table:covered-table-cell table:style-name="ce204"/>
          <table:table-cell ns41:value-type="string" table:number-rows-spanned="1" table:style-name="ce205" table:number-columns-spanned="2" office:value-type="string">
            <text:p>Vrouwen</text:p>
          </table:table-cell>
          <table:covered-table-cell table:style-name="ce205"/>
          <table:table-cell ns41:value-type="string" table:number-rows-spanned="1" table:style-name="ce203" table:number-columns-spanned="2" office:value-type="string">
            <text:p>Mannen</text:p>
          </table:table-cell>
          <table:covered-table-cell table:style-name="ce204"/>
          <table:table-cell ns41:value-type="string" table:number-rows-spanned="1" table:style-name="ce205" table:number-columns-spanned="2" office:value-type="string">
            <text:p>Vrouwen</text:p>
          </table:table-cell>
          <table:covered-table-cell table:style-name="ce205"/>
          <table:covered-table-cell table:style-name="ce78"/>
          <table:covered-table-cell table:style-name="ce79" table:number-columns-repeated="2"/>
          <table:covered-table-cell table:style-name="ce148"/>
          <table:table-cell table:style-name="ce85" table:number-columns-repeated="1010"/>
        </table:table-row>
        <table:table-row table:style-name="ro11">
          <table:covered-table-cell table:style-name="ce70"/>
          <table:covered-table-cell table:style-name="ce20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de gemeente</text:p>
          </table:table-cell>
          <table:table-cell table:style-name="Default"/>
          <table:table-cell ns41:value-type="float" table:style-name="ce59" office:value="10" office:value-type="float">
            <text:p>10</text:p>
          </table:table-cell>
          <table:table-cell ns41:value-type="float" table:style-name="ce62" office:value="17.9" office:value-type="float">
            <text:p>17.9</text:p>
          </table:table-cell>
          <table:table-cell ns41:value-type="float" table:style-name="ce62" office:value="19" office:value-type="float">
            <text:p>19</text:p>
          </table:table-cell>
          <table:table-cell ns41:value-type="float" table:style-name="ce65" office:value="38" office:value-type="float">
            <text:p>38</text:p>
          </table:table-cell>
          <table:table-cell ns41:value-type="float" table:style-name="ce59" office:value="2" office:value-type="float">
            <text:p>2</text:p>
          </table:table-cell>
          <table:table-cell ns41:value-type="float" table:style-name="ce62" office:value="1.6" office:value-type="float">
            <text:p>1.6</text:p>
          </table:table-cell>
          <table:table-cell ns41:value-type="float" table:style-name="ce62" office:value="3" office:value-type="float">
            <text:p>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2</text:p>
          </table:table-cell>
          <table:table-cell ns41:value-type="float" table:style-name="ce48" office:value="68" office:value-type="float">
            <text:p>68</text:p>
          </table:table-cell>
          <table:table-cell ns41:value-type="string" table:style-name="ce53" office:value-type="string">
            <text:p>38_0036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eene andere gemeente binnen de provincie</text:p>
          </table:table-cell>
          <table:table-cell table:style-name="Default"/>
          <table:table-cell ns41:value-type="float" table:style-name="ce88" office:value="9" office:value-type="float">
            <text:p>9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9" office:value="8" office:value-type="float">
            <text:p>8</text:p>
          </table:table-cell>
          <table:table-cell ns41:value-type="float" table:style-name="ce88" office:value="27" office:value-type="float">
            <text:p>27</text:p>
          </table:table-cell>
          <table:table-cell ns41:value-type="float" table:style-name="ce90" office:value="21.1" office:value-type="float">
            <text:p>21.1</text:p>
          </table:table-cell>
          <table:table-cell ns41:value-type="float" table:style-name="ce90" office:value="25" office:value-type="float">
            <text:p>25</text:p>
          </table:table-cell>
          <table:table-cell ns41:value-type="float" table:style-name="ce99" office:value="25.3" office:value-type="float">
            <text:p>25.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2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eene andere provincie binnen het Rijk</text:p>
          </table:table-cell>
          <table:table-cell table:style-name="Default"/>
          <table:table-cell ns41:value-type="float" table:style-name="ce88" office:value="35" office:value-type="float">
            <text:p>35</text:p>
          </table:table-cell>
          <table:table-cell ns41:value-type="float" table:style-name="ce90" office:value="62.5" office:value-type="float">
            <text:p>62.5</text:p>
          </table:table-cell>
          <table:table-cell ns41:value-type="float" table:style-name="ce90" office:value="27" office:value-type="float">
            <text:p>27</text:p>
          </table:table-cell>
          <table:table-cell ns41:value-type="float" table:style-name="ce99" office:value="54" office:value-type="float">
            <text:p>54</text:p>
          </table:table-cell>
          <table:table-cell ns41:value-type="float" table:style-name="ce88" office:value="99" office:value-type="float">
            <text:p>99</text:p>
          </table:table-cell>
          <table:table-cell ns41:value-type="float" table:style-name="ce90" office:value="77.3" office:value-type="float">
            <text:p>77.3</text:p>
          </table:table-cell>
          <table:table-cell ns41:value-type="float" table:style-name="ce90" office:value="69" office:value-type="float">
            <text:p>69</text:p>
          </table:table-cell>
          <table:table-cell ns41:value-type="float" table:style-name="ce99" office:value="69.7" office:value-type="float">
            <text:p>69.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2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eene der nederlandsche kolonien</text:p>
          </table:table-cell>
          <table:table-cell table:style-name="Default"/>
          <table:table-cell ns41:value-type="float" table:style-name="ce88" office:value="2" office:value-type="float">
            <text:p>2</text:p>
          </table:table-cell>
          <table:table-cell ns41:value-type="float" table:style-name="ce90" office:value="3.6" office:value-type="float">
            <text:p>3.6</text:p>
          </table:table-cell>
          <table:table-cell table:style-name="ce90"/>
          <table:table-cell table:style-name="ce99"/>
          <table:table-cell table:style-name="ce88"/>
          <table:table-cell table:style-name="ce90" table:number-columns-repeated="2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2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10"/>
        </table:table-row>
        <table:table-row table:style-name="ro2">
          <table:table-cell ns41:value-type="string" table:style-name="ce7" office:value-type="string">
            <text:p>Duitschland</text:p>
          </table:table-cell>
          <table:table-cell table:style-name="Default"/>
          <table:table-cell table:style-name="ce60"/>
          <table:table-cell table:style-name="ce63" table:number-columns-repeated="2"/>
          <table:table-cell table:style-name="ce66"/>
          <table:table-cell table:style-name="ce60"/>
          <table:table-cell table:style-name="ce63"/>
          <table:table-cell ns41:value-type="float" table:style-name="ce63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2</text:p>
          </table:table-cell>
          <table:table-cell ns41:value-type="float" table:style-name="ce50" office:value="68" office:value-type="float">
            <text:p>68</text:p>
          </table:table-cell>
          <table:table-cell ns41:value-type="string" table:style-name="ce55" office:value-type="string">
            <text:p>38_0036</text:p>
          </table:table-cell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181" table:number-columns-repeated="8"/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4" table:name="Tabel 23">
        <table:table-column table:style-name="co46" table:default-cell-style-name="ce11"/>
        <table:table-column table:style-name="co5" table:default-cell-style-name="ce11"/>
        <table:table-column table:style-name="co1" table:default-cell-style-name="Default" table:number-columns-repeated="1022"/>
        <table:table-row table:style-name="ro1">
          <table:table-cell ns41:value-type="string" table:number-rows-spanned="1" table:style-name="ce1" table:number-columns-spanned="11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0"/>
          <table:table-cell table:style-name="ce8" table:number-columns-repeated="3"/>
          <table:table-cell table:number-columns-repeated="1010"/>
        </table:table-row>
        <table:table-row table:style-name="ro1">
          <table:table-cell table:number-rows-spanned="1" table:style-name="ce2" table:number-columns-spanned="10"/>
          <table:covered-table-cell table:style-name="ce9" table:number-columns-repeated="9"/>
          <table:table-cell table:number-columns-repeated="1014"/>
        </table:table-row>
        <table:table-row table:style-name="ro1">
          <table:table-cell ns41:value-type="string" table:number-rows-spanned="1" table:style-name="ce3" table:number-columns-spanned="10" office:value-type="string">
            <text:p>Indeeling der blinden en doofstommen naar kerkgenootschappen</text:p>
          </table:table-cell>
          <table:covered-table-cell table:style-name="ce10" table:number-columns-repeated="9"/>
          <table:table-cell table:style-name="ce8" table:number-columns-repeated="3"/>
          <table:table-cell table:number-columns-repeated="1011"/>
        </table:table-row>
        <table:table-row table:style-name="ro2">
          <table:table-cell table:number-rows-spanned="1" table:style-name="ce2" table:number-columns-spanned="10"/>
          <table:covered-table-cell table:style-name="ce9" table:number-columns-repeated="9"/>
          <table:table-cell table:number-columns-repeated="1014"/>
        </table:table-row>
        <table:table-row table:style-name="ro9">
          <table:table-cell ns41:value-type="string" table:number-rows-spanned="3" table:style-name="ce69" table:number-columns-spanned="1" office:value-type="string">
            <text:p>KERKGENOOTSCHAPPEN</text:p>
          </table:table-cell>
          <table:table-cell table:number-rows-spanned="3" table:style-name="ce71" table:number-columns-spanned="1"/>
          <table:table-cell ns41:value-type="string" table:number-rows-spanned="1" table:style-name="ce72" table:number-columns-spanned="4" office:value-type="string">
            <text:p>BLINDEN</text:p>
          </table:table-cell>
          <table:covered-table-cell table:style-name="ce81" table:number-columns-repeated="2"/>
          <table:covered-table-cell table:style-name="ce35"/>
          <table:table-cell ns41:value-type="string" table:number-rows-spanned="1" table:style-name="ce72" table:number-columns-spanned="4" office:value-type="string">
            <text:p>DOOFSTOMMEN</text:p>
          </table:table-cell>
          <table:covered-table-cell table:style-name="ce81" table:number-columns-repeated="2"/>
          <table:covered-table-cell table:style-name="ce35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51" table:number-columns-spanned="1" office:value-type="string">
            <text:p>Image nummer</text:p>
          </table:table-cell>
          <table:table-cell table:style-name="ce85" table:number-columns-repeated="1010"/>
        </table:table-row>
        <table:table-row table:style-name="ro10">
          <table:covered-table-cell table:style-name="ce20" table:number-columns-repeated="2"/>
          <table:table-cell ns41:value-type="string" table:number-rows-spanned="1" table:style-name="ce203" table:number-columns-spanned="2" office:value-type="string">
            <text:p>Mannen</text:p>
          </table:table-cell>
          <table:covered-table-cell table:style-name="ce204"/>
          <table:table-cell ns41:value-type="string" table:number-rows-spanned="1" table:style-name="ce205" table:number-columns-spanned="2" office:value-type="string">
            <text:p>Vrouwen</text:p>
          </table:table-cell>
          <table:covered-table-cell table:style-name="ce205"/>
          <table:table-cell ns41:value-type="string" table:number-rows-spanned="1" table:style-name="ce203" table:number-columns-spanned="2" office:value-type="string">
            <text:p>Mannen</text:p>
          </table:table-cell>
          <table:covered-table-cell table:style-name="ce204"/>
          <table:table-cell ns41:value-type="string" table:number-rows-spanned="1" table:style-name="ce205" table:number-columns-spanned="2" office:value-type="string">
            <text:p>Vrouwen</text:p>
          </table:table-cell>
          <table:covered-table-cell table:style-name="ce205"/>
          <table:covered-table-cell table:style-name="ce78"/>
          <table:covered-table-cell table:style-name="ce79" table:number-columns-repeated="2"/>
          <table:covered-table-cell table:style-name="ce148"/>
          <table:table-cell table:style-name="ce85" table:number-columns-repeated="1010"/>
        </table:table-row>
        <table:table-row table:style-name="ro11">
          <table:covered-table-cell table:style-name="ce70"/>
          <table:covered-table-cell table:style-name="ce20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10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Nederd. hervormd</text:p>
          </table:table-cell>
          <table:table-cell table:style-name="Default"/>
          <table:table-cell ns41:value-type="float" table:style-name="ce59" office:value="38" office:value-type="float">
            <text:p>38</text:p>
          </table:table-cell>
          <table:table-cell ns41:value-type="float" table:style-name="ce62" office:value="67.9" office:value-type="float">
            <text:p>67.9</text:p>
          </table:table-cell>
          <table:table-cell ns41:value-type="float" table:style-name="ce62" office:value="35" office:value-type="float">
            <text:p>35</text:p>
          </table:table-cell>
          <table:table-cell ns41:value-type="float" table:style-name="ce65" office:value="70" office:value-type="float">
            <text:p>70</text:p>
          </table:table-cell>
          <table:table-cell ns41:value-type="float" table:style-name="ce59" office:value="55" office:value-type="float">
            <text:p>55</text:p>
          </table:table-cell>
          <table:table-cell ns41:value-type="float" table:style-name="ce62" office:value="43" office:value-type="float">
            <text:p>43</text:p>
          </table:table-cell>
          <table:table-cell ns41:value-type="float" table:style-name="ce62" office:value="46" office:value-type="float">
            <text:p>46</text:p>
          </table:table-cell>
          <table:table-cell ns41:value-type="float" table:style-name="ce65" office:value="46.5" office:value-type="float">
            <text:p>46.5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3</text:p>
          </table:table-cell>
          <table:table-cell ns41:value-type="float" table:style-name="ce48" office:value="68" office:value-type="float">
            <text:p>68</text:p>
          </table:table-cell>
          <table:table-cell ns41:value-type="string" table:style-name="ce53" office:value-type="string">
            <text:p>38_0036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Christelijk Afgesch.</text:p>
          </table:table-cell>
          <table:table-cell table:style-name="Default"/>
          <table:table-cell table:style-name="ce88"/>
          <table:table-cell table:style-name="ce90" table:number-columns-repeated="2"/>
          <table:table-cell table:style-name="ce99"/>
          <table:table-cell ns41:value-type="float" table:style-name="ce88" office:value="4" office:value-type="float">
            <text:p>4</text:p>
          </table:table-cell>
          <table:table-cell ns41:value-type="float" table:style-name="ce90" office:value="3.1" office:value-type="float">
            <text:p>3.1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9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3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Doopsgezind</text:p>
          </table:table-cell>
          <table:table-cell table:style-name="Default"/>
          <table:table-cell ns41:value-type="float" table:style-name="ce88" office:value="1" office:value-type="float">
            <text:p>1</text:p>
          </table:table-cell>
          <table:table-cell ns41:value-type="float" table:style-name="ce90" office:value="1.8" office:value-type="float">
            <text:p>1.8</text:p>
          </table:table-cell>
          <table:table-cell table:style-name="ce90"/>
          <table:table-cell table:style-name="ce99"/>
          <table:table-cell ns41:value-type="float" table:style-name="ce88" office:value="4" office:value-type="float">
            <text:p>4</text:p>
          </table:table-cell>
          <table:table-cell ns41:value-type="float" table:style-name="ce90" office:value="3.1" office:value-type="float">
            <text:p>3.1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3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Evangelisch Luth.</text:p>
          </table:table-cell>
          <table:table-cell table:style-name="Default"/>
          <table:table-cell ns41:value-type="float" table:style-name="ce88" office:value="2" office:value-type="float">
            <text:p>2</text:p>
          </table:table-cell>
          <table:table-cell ns41:value-type="float" table:style-name="ce90" office:value="3.5" office:value-type="float">
            <text:p>3.5</text:p>
          </table:table-cell>
          <table:table-cell ns41:value-type="float" table:style-name="ce90" office:value="7" office:value-type="float">
            <text:p>7</text:p>
          </table:table-cell>
          <table:table-cell ns41:value-type="float" table:style-name="ce99" office:value="14" office:value-type="float">
            <text:p>14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90" office:value="1.6" office:value-type="float">
            <text:p>1.6</text:p>
          </table:table-cell>
          <table:table-cell ns41:value-type="float" table:style-name="ce90" office:value="2" office:value-type="float">
            <text:p>2</text:p>
          </table:table-cell>
          <table:table-cell ns41:value-type="float" table:style-name="ce99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3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Hersteld Luth.</text:p>
          </table:table-cell>
          <table:table-cell table:style-name="Default"/>
          <table:table-cell table:style-name="ce88"/>
          <table:table-cell table:style-name="ce90"/>
          <table:table-cell ns41:value-type="float" table:style-name="ce90" office:value="2" office:value-type="float">
            <text:p>2</text:p>
          </table:table-cell>
          <table:table-cell ns41:value-type="float" table:style-name="ce99" office:value="4" office:value-type="float">
            <text:p>4</text:p>
          </table:table-cell>
          <table:table-cell table:style-name="ce88"/>
          <table:table-cell table:style-name="ce90" table:number-columns-repeated="2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3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Roomsch-Katholijk</text:p>
          </table:table-cell>
          <table:table-cell table:style-name="Default"/>
          <table:table-cell ns41:value-type="float" table:style-name="ce88" office:value="15" office:value-type="float">
            <text:p>15</text:p>
          </table:table-cell>
          <table:table-cell ns41:value-type="float" table:style-name="ce90" office:value="26.8" office:value-type="float">
            <text:p>26.8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9" office:value="12" office:value-type="float">
            <text:p>12</text:p>
          </table:table-cell>
          <table:table-cell ns41:value-type="float" table:style-name="ce88" office:value="55" office:value-type="float">
            <text:p>55</text:p>
          </table:table-cell>
          <table:table-cell ns41:value-type="float" table:style-name="ce90" office:value="43" office:value-type="float">
            <text:p>43</text:p>
          </table:table-cell>
          <table:table-cell ns41:value-type="float" table:style-name="ce90" office:value="37" office:value-type="float">
            <text:p>37</text:p>
          </table:table-cell>
          <table:table-cell ns41:value-type="float" table:style-name="ce99" office:value="37.4" office:value-type="float">
            <text:p>37.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3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10"/>
        </table:table-row>
        <table:table-row table:style-name="ro1">
          <table:table-cell ns41:value-type="string" table:style-name="ce6" office:value-type="string">
            <text:p>Nederd. Israeliet</text:p>
          </table:table-cell>
          <table:table-cell table:style-name="Default"/>
          <table:table-cell table:style-name="ce88"/>
          <table:table-cell table:style-name="ce90" table:number-columns-repeated="2"/>
          <table:table-cell table:style-name="ce99"/>
          <table:table-cell ns41:value-type="float" table:style-name="ce88" office:value="8" office:value-type="float">
            <text:p>8</text:p>
          </table:table-cell>
          <table:table-cell ns41:value-type="float" table:style-name="ce90" office:value="6.2" office:value-type="float">
            <text:p>6.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9" office:value="8.1" office:value-type="float">
            <text:p>8.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3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10"/>
        </table:table-row>
        <table:table-row table:style-name="ro2">
          <table:table-cell ns41:value-type="string" table:style-name="ce7" office:value-type="string">
            <text:p>Portug. Israeliet</text:p>
          </table:table-cell>
          <table:table-cell table:style-name="Default"/>
          <table:table-cell table:style-name="ce60"/>
          <table:table-cell table:style-name="ce63" table:number-columns-repeated="2"/>
          <table:table-cell table:style-name="ce66"/>
          <table:table-cell table:style-name="ce60"/>
          <table:table-cell table:style-name="ce63"/>
          <table:table-cell ns41:value-type="float" table:style-name="ce63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3</text:p>
          </table:table-cell>
          <table:table-cell ns41:value-type="float" table:style-name="ce50" office:value="68" office:value-type="float">
            <text:p>68</text:p>
          </table:table-cell>
          <table:table-cell ns41:value-type="string" table:style-name="ce55" office:value-type="string">
            <text:p>38_0036</text:p>
          </table:table-cell>
          <table:table-cell table:number-columns-repeated="1010"/>
        </table:table-row>
        <table:table-row table:style-name="ro1" table:number-rows-repeated="4">
          <table:table-cell table:style-name="Default" table:number-columns-repeated="2"/>
          <table:table-cell table:style-name="ce181" table:number-columns-repeated="9"/>
          <table:table-cell table:number-columns-repeated="101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5" table:name="Tabel 24">
        <table:table-column table:style-name="co47" table:default-cell-style-name="ce11"/>
        <table:table-column table:style-name="co11" table:default-cell-style-name="ce11"/>
        <table:table-column table:style-name="co5" table:default-cell-style-name="ce11"/>
        <table:table-column table:style-name="co48" table:default-cell-style-name="ce11" table:number-columns-repeated="10"/>
        <table:table-column table:style-name="co1" table:default-cell-style-name="Default" table:number-columns-repeated="1011"/>
        <table:table-row table:style-name="ro1">
          <table:table-cell ns41:value-type="string" table:number-rows-spanned="1" table:style-name="ce1" table:number-columns-spanned="13" office:value-type="string">
            <text:p>DEEL 3: TWEEDE AFDEELING: PERSONEN BEHOORENDE TOT INSTELLINGEN TER VERSTANDELIJKE EN GEESTELIJKE OPLEIDINGEN</text:p>
          </table:table-cell>
          <table:covered-table-cell table:style-name="ce18" table:number-columns-repeated="12"/>
          <table:table-cell table:number-columns-repeated="1011"/>
        </table:table-row>
        <table:table-row table:style-name="ro1">
          <table:table-cell table:number-rows-spanned="1" table:style-name="ce345" table:number-columns-spanned="13"/>
          <table:covered-table-cell table:style-name="ce18" table:number-columns-repeated="12"/>
          <table:table-cell table:number-columns-repeated="1011"/>
        </table:table-row>
        <table:table-row table:style-name="ro1">
          <table:table-cell ns41:value-type="string" table:number-rows-spanned="1" table:style-name="ce1" table:number-columns-spanned="13" office:value-type="string">
            <text:p>Ouderdomstaat der blinden en doofstommen naar vijf levenstijdperken</text:p>
          </table:table-cell>
          <table:covered-table-cell table:style-name="ce18" table:number-columns-repeated="12"/>
          <table:table-cell table:number-columns-repeated="1011"/>
        </table:table-row>
        <table:table-row table:style-name="ro2">
          <table:table-cell table:number-rows-spanned="1" table:style-name="ce345" table:number-columns-spanned="13"/>
          <table:covered-table-cell table:style-name="ce18" table:number-columns-repeated="12"/>
          <table:table-cell table:number-columns-repeated="1011"/>
        </table:table-row>
        <table:table-row table:style-name="ro6">
          <table:table-cell ns41:value-type="string" table:number-rows-spanned="2" table:style-name="ce163" table:number-columns-spanned="1" office:value-type="string">
            <text:p>BLINDEN OF DOOFSTOMMEN</text:p>
          </table:table-cell>
          <table:table-cell ns41:value-type="string" table:number-rows-spanned="2" table:style-name="ce348" table:number-columns-spanned="1" office:value-type="string">
            <text:p>MANNEN OF VROUWEN</text:p>
          </table:table-cell>
          <table:table-cell table:number-rows-spanned="2" table:style-name="ce71" table:number-columns-spanned="1"/>
          <table:table-cell ns41:value-type="string" table:number-rows-spanned="1" table:style-name="ce21" table:number-columns-spanned="2" office:value-type="string">
            <text:p>0 TOT 10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10 TOT 11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13 TOT <text:s/>EN MET 15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16 TOT EN MET 23 JAREN</text:p>
          </table:table-cell>
          <table:covered-table-cell table:style-name="ce27"/>
          <table:table-cell ns41:value-type="string" table:number-rows-spanned="1" table:style-name="ce34" table:number-columns-spanned="2" office:value-type="string">
            <text:p>23 JAREN EN DAARBOVEN</text:p>
          </table:table-cell>
          <table:covered-table-cell table:style-name="ce34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07"/>
        </table:table-row>
        <table:table-row table:style-name="ro6">
          <table:covered-table-cell table:style-name="ce206"/>
          <table:covered-table-cell table:style-name="ce52"/>
          <table:covered-table-cell table:style-name="ce20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covered-table-cell table:style-name="ce210"/>
          <table:covered-table-cell table:style-name="ce211" table:number-columns-repeated="2"/>
          <table:covered-table-cell table:style-name="ce212"/>
          <table:table-cell table:style-name="ce85"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number-rows-spanned="2" table:style-name="ce207" table:number-columns-spanned="1" office:value-type="string">
            <text:p>Blinden</text:p>
          </table:table-cell>
          <table:table-cell ns41:value-type="string" table:style-name="ce5" office:value-type="string">
            <text:p>Mannen</text:p>
          </table:table-cell>
          <table:table-cell table:style-name="Default"/>
          <table:table-cell ns41:value-type="float" table:style-name="ce59" office:value="6" office:value-type="float">
            <text:p>6</text:p>
          </table:table-cell>
          <table:table-cell ns41:value-type="float" table:style-name="ce62" office:value="10.7" office:value-type="float">
            <text:p>10.7</text:p>
          </table:table-cell>
          <table:table-cell ns41:value-type="float" table:style-name="ce62" office:value="9" office:value-type="float">
            <text:p>9</text:p>
          </table:table-cell>
          <table:table-cell ns41:value-type="float" table:style-name="ce62" office:value="16.1" office:value-type="float">
            <text:p>16.1</text:p>
          </table:table-cell>
          <table:table-cell ns41:value-type="float" table:style-name="ce62" office:value="16" office:value-type="float">
            <text:p>16</text:p>
          </table:table-cell>
          <table:table-cell ns41:value-type="float" table:style-name="ce62" office:value="28.6" office:value-type="float">
            <text:p>28.6</text:p>
          </table:table-cell>
          <table:table-cell ns41:value-type="float" table:style-name="ce62" office:value="12" office:value-type="float">
            <text:p>12</text:p>
          </table:table-cell>
          <table:table-cell ns41:value-type="float" table:style-name="ce62" office:value="21.4" office:value-type="float">
            <text:p>21.4</text:p>
          </table:table-cell>
          <table:table-cell ns41:value-type="float" table:style-name="ce62" office:value="13" office:value-type="float">
            <text:p>13</text:p>
          </table:table-cell>
          <table:table-cell ns41:value-type="float" table:style-name="ce65" office:value="23.2" office:value-type="float">
            <text:p>23.2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4</text:p>
          </table:table-cell>
          <table:table-cell ns41:value-type="float" table:style-name="ce48" office:value="68" office:value-type="float">
            <text:p>68</text:p>
          </table:table-cell>
          <table:table-cell ns41:value-type="string" table:style-name="ce53" office:value-type="string">
            <text:p>38_0036</text:p>
          </table:table-cell>
          <table:table-cell table:number-columns-repeated="1007"/>
        </table:table-row>
        <table:table-row table:style-name="ro1">
          <table:covered-table-cell table:style-name="ce208"/>
          <table:table-cell ns41:value-type="string" table:style-name="ce6" office:value-type="string">
            <text:p>Vrouwen</text:p>
          </table:table-cell>
          <table:table-cell table:style-name="Default"/>
          <table:table-cell ns41:value-type="float" table:style-name="ce88" office:value="3" office:value-type="float">
            <text:p>3</text:p>
          </table:table-cell>
          <table:table-cell ns41:value-type="float" table:style-name="ce90" office:value="6" office:value-type="float">
            <text:p>6</text:p>
          </table:table-cell>
          <table:table-cell ns41:value-type="float" table:style-name="ce90" office:value="4" office:value-type="float">
            <text:p>4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1" office:value-type="float">
            <text:p>11</text:p>
          </table:table-cell>
          <table:table-cell ns41:value-type="float" table:style-name="ce90" office:value="22" office:value-type="float">
            <text:p>22</text:p>
          </table:table-cell>
          <table:table-cell ns41:value-type="float" table:style-name="ce90" office:value="8" office:value-type="float">
            <text:p>8</text:p>
          </table:table-cell>
          <table:table-cell ns41:value-type="float" table:style-name="ce90" office:value="16" office:value-type="float">
            <text:p>16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9" office:value="48" office:value-type="float">
            <text:p>4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4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07"/>
        </table:table-row>
        <table:table-row table:style-name="ro1">
          <table:table-cell ns41:value-type="string" table:number-rows-spanned="2" table:style-name="ce209" table:number-columns-spanned="1" office:value-type="string">
            <text:p>Doofstommen</text:p>
          </table:table-cell>
          <table:table-cell ns41:value-type="string" table:style-name="ce6" office:value-type="string">
            <text:p>Mannen</text:p>
          </table:table-cell>
          <table:table-cell table:style-name="Default"/>
          <table:table-cell ns41:value-type="float" table:style-name="ce88" office:value="5" office:value-type="float">
            <text:p>5</text:p>
          </table:table-cell>
          <table:table-cell ns41:value-type="float" table:style-name="ce90" office:value="3.9" office:value-type="float">
            <text:p>3.9</text:p>
          </table:table-cell>
          <table:table-cell ns41:value-type="float" table:style-name="ce90" office:value="23" office:value-type="float">
            <text:p>23</text:p>
          </table:table-cell>
          <table:table-cell ns41:value-type="float" table:style-name="ce90" office:value="18" office:value-type="float">
            <text:p>18</text:p>
          </table:table-cell>
          <table:table-cell ns41:value-type="float" table:style-name="ce90" office:value="50" office:value-type="float">
            <text:p>50</text:p>
          </table:table-cell>
          <table:table-cell ns41:value-type="float" table:style-name="ce90" office:value="39" office:value-type="float">
            <text:p>39</text:p>
          </table:table-cell>
          <table:table-cell ns41:value-type="float" table:style-name="ce90" office:value="47" office:value-type="float">
            <text:p>47</text:p>
          </table:table-cell>
          <table:table-cell ns41:value-type="float" table:style-name="ce90" office:value="36.7" office:value-type="float">
            <text:p>36.7</text:p>
          </table:table-cell>
          <table:table-cell ns41:value-type="float" table:style-name="ce90" office:value="3" office:value-type="float">
            <text:p>3</text:p>
          </table:table-cell>
          <table:table-cell ns41:value-type="float" table:style-name="ce99" office:value="2.4" office:value-type="float">
            <text:p>2.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4</text:p>
          </table:table-cell>
          <table:table-cell ns41:value-type="float" table:style-name="ce49" office:value="68" office:value-type="float">
            <text:p>68</text:p>
          </table:table-cell>
          <table:table-cell ns41:value-type="string" table:style-name="ce54" office:value-type="string">
            <text:p>38_0036</text:p>
          </table:table-cell>
          <table:table-cell table:number-columns-repeated="1007"/>
        </table:table-row>
        <table:table-row table:style-name="ro2">
          <table:covered-table-cell table:style-name="ce209"/>
          <table:table-cell ns41:value-type="string" table:style-name="ce7" office:value-type="string">
            <text:p>Vrouwen</text:p>
          </table:table-cell>
          <table:table-cell table:style-name="Default"/>
          <table:table-cell ns41:value-type="float" table:style-name="ce60" office:value="10" office:value-type="float">
            <text:p>10</text:p>
          </table:table-cell>
          <table:table-cell ns41:value-type="float" table:style-name="ce63" office:value="10.1" office:value-type="float">
            <text:p>10.1</text:p>
          </table:table-cell>
          <table:table-cell ns41:value-type="float" table:style-name="ce63" office:value="18" office:value-type="float">
            <text:p>18</text:p>
          </table:table-cell>
          <table:table-cell ns41:value-type="float" table:style-name="ce63" office:value="18.2" office:value-type="float">
            <text:p>18.2</text:p>
          </table:table-cell>
          <table:table-cell ns41:value-type="float" table:style-name="ce63" office:value="40" office:value-type="float">
            <text:p>40</text:p>
          </table:table-cell>
          <table:table-cell ns41:value-type="float" table:style-name="ce63" office:value="40.4" office:value-type="float">
            <text:p>40.4</text:p>
          </table:table-cell>
          <table:table-cell ns41:value-type="float" table:style-name="ce63" office:value="22" office:value-type="float">
            <text:p>22</text:p>
          </table:table-cell>
          <table:table-cell ns41:value-type="float" table:style-name="ce63" office:value="22.2" office:value-type="float">
            <text:p>22.2</text:p>
          </table:table-cell>
          <table:table-cell ns41:value-type="float" table:style-name="ce63" office:value="9" office:value-type="float">
            <text:p>9</text:p>
          </table:table-cell>
          <table:table-cell ns41:value-type="float" table:style-name="ce66" office:value="9.1" office:value-type="float">
            <text:p>9.1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4</text:p>
          </table:table-cell>
          <table:table-cell ns41:value-type="float" table:style-name="ce50" office:value="68" office:value-type="float">
            <text:p>68</text:p>
          </table:table-cell>
          <table:table-cell ns41:value-type="string" table:style-name="ce55" office:value-type="string">
            <text:p>38_0036</text:p>
          </table:table-cell>
          <table:table-cell table:number-columns-repeated="100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6" table:name="Tabel 25"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5" table:default-cell-style-name="ce11"/>
        <table:table-column table:style-name="co16" table:default-cell-style-name="ce11" table:number-columns-repeated="4"/>
        <table:table-column table:style-name="co1" table:default-cell-style-name="Default" table:number-columns-repeated="1016"/>
        <table:table-row table:style-name="ro1">
          <table:table-cell ns41:value-type="string" table:number-rows-spanned="1" table:style-name="ce213" table:number-columns-spanned="8" office:value-type="string">
            <text:p>DEEL 3: TWEEDE AFDEELING: PERSONEN BEHOORENDE TOT INSTELLINGEN TER VERSTANDELIJKE EN GEESTELIJKE OPLEIDINGEN</text:p>
          </table:table-cell>
          <table:covered-table-cell table:style-name="ce213" table:number-columns-repeated="7"/>
          <table:table-cell table:style-name="ce8" table:number-columns-repeated="4"/>
          <table:table-cell table:number-columns-repeated="1012"/>
        </table:table-row>
        <table:table-row table:style-name="ro1">
          <table:table-cell table:number-rows-spanned="1" table:style-name="ce371" table:number-columns-spanned="8"/>
          <table:covered-table-cell table:style-name="ce213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213" table:number-columns-spanned="8" office:value-type="string">
            <text:p>Getal der blinden en doofstommen, in gestichten opgevoed of verpleegd</text:p>
          </table:table-cell>
          <table:covered-table-cell table:style-name="ce213" table:number-columns-repeated="7"/>
          <table:table-cell table:style-name="ce220" table:number-columns-repeated="4"/>
          <table:table-cell table:style-name="ce221" table:number-columns-repeated="1012"/>
        </table:table-row>
        <table:table-row table:style-name="ro2">
          <table:table-cell table:number-rows-spanned="1" table:style-name="ce371" table:number-columns-spanned="8"/>
          <table:covered-table-cell table:style-name="ce213" table:number-columns-repeated="7"/>
          <table:table-cell table:style-name="ce221" table:number-columns-repeated="1016"/>
        </table:table-row>
        <table:table-row table:style-name="ro9">
          <table:table-cell ns41:value-type="string" table:number-rows-spanned="2" table:style-name="ce214" table:number-columns-spanned="1" office:value-type="string">
            <text:p>GEMEENTEN </text:p>
          </table:table-cell>
          <table:table-cell ns41:value-type="string" table:number-rows-spanned="2" table:style-name="ce215" table:number-columns-spanned="1" office:value-type="string">
            <text:p>CATEGORIE</text:p>
          </table:table-cell>
          <table:table-cell ns41:value-type="string" table:number-rows-spanned="2" table:style-name="ce147" table:number-columns-spanned="1" office:value-type="string">
            <text:p>INSTELLINGEN EN GESTICHTEN</text:p>
          </table:table-cell>
          <table:table-cell table:number-rows-spanned="2" table:style-name="ce151" table:number-columns-spanned="1"/>
          <table:table-cell ns41:value-type="string" table:number-rows-spanned="1" table:style-name="ce216" table:number-columns-spanned="2" office:value-type="string">
            <text:p>Blinden</text:p>
          </table:table-cell>
          <table:covered-table-cell table:style-name="ce217"/>
          <table:table-cell ns41:value-type="string" table:number-rows-spanned="1" table:style-name="ce218" table:number-columns-spanned="2" office:value-type="string">
            <text:p>Doofstommen</text:p>
          </table:table-cell>
          <table:covered-table-cell table:style-name="ce93"/>
          <table:table-cell ns41:value-type="string" table:number-rows-spanned="2" table:style-name="ce222" table:number-columns-spanned="1" office:value-type="string">
            <text:p>Telling</text:p>
          </table:table-cell>
          <table:table-cell ns41:value-type="string" table:number-rows-spanned="2" table:style-name="ce224" table:number-columns-spanned="1" office:value-type="string">
            <text:p>Tabel</text:p>
          </table:table-cell>
          <table:table-cell ns41:value-type="string" table:number-rows-spanned="2" table:style-name="ce224" table:number-columns-spanned="1" office:value-type="string">
            <text:p>Pagina</text:p>
          </table:table-cell>
          <table:table-cell ns41:value-type="string" table:number-rows-spanned="2" table:style-name="ce226" table:number-columns-spanned="1" office:value-type="string">
            <text:p>Image nummer</text:p>
          </table:table-cell>
          <table:table-cell table:style-name="ce221" table:number-columns-repeated="1012"/>
        </table:table-row>
        <table:table-row table:style-name="ro12">
          <table:covered-table-cell table:style-name="ce206"/>
          <table:covered-table-cell table:style-name="ce47"/>
          <table:covered-table-cell table:style-name="ce52"/>
          <table:covered-table-cell table:style-name="ce20"/>
          <table:table-cell ns41:value-type="string" table:style-name="ce155" office:value-type="string">
            <text:p>M</text:p>
          </table:table-cell>
          <table:table-cell ns41:value-type="string" table:style-name="ce160" office:value-type="string">
            <text:p>V</text:p>
          </table:table-cell>
          <table:table-cell ns41:value-type="string" table:style-name="ce155" office:value-type="string">
            <text:p>M</text:p>
          </table:table-cell>
          <table:table-cell ns41:value-type="string" table:style-name="ce219" office:value-type="string">
            <text:p>V</text:p>
          </table:table-cell>
          <table:covered-table-cell table:style-name="ce223"/>
          <table:covered-table-cell table:style-name="ce225" table:number-columns-repeated="2"/>
          <table:covered-table-cell table:style-name="ce227"/>
          <table:table-cell table:style-name="ce221" table:number-columns-repeated="1012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349" office:value-type="string">
            <text:p>Gorinchem</text:p>
          </table:table-cell>
          <table:table-cell ns41:value-type="string" table:style-name="ce349" office:value-type="string">
            <text:p>Personen in militaire gebouwen.</text:p>
          </table:table-cell>
          <table:table-cell ns41:value-type="string" table:style-name="ce5" office:value-type="string">
            <text:p>Kazerne vrouwenkwartier</text:p>
          </table:table-cell>
          <table:table-cell table:style-name="Default"/>
          <table:table-cell table:style-name="ce359"/>
          <table:table-cell table:style-name="ce353"/>
          <table:table-cell table:style-name="ce359"/>
          <table:table-cell ns41:value-type="float" table:style-name="ce37" office:value="1" office:value-type="float">
            <text:p>1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5</text:p>
          </table:table-cell>
          <table:table-cell ns41:value-type="float" table:style-name="ce48" office:value="69" office:value-type="float">
            <text:p>69</text:p>
          </table:table-cell>
          <table:table-cell ns41:value-type="string" table:style-name="ce53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Breskens</text:p>
          </table:table-cell>
          <table:table-cell ns41:value-type="string" table:style-name="ce350" office:value-type="string">
            <text:p>Personen in militaire gebouwen.</text:p>
          </table:table-cell>
          <table:table-cell ns41:value-type="string" table:style-name="ce6" office:value-type="string">
            <text:p>Regenbakgebouw (fort Frederik Hendrik)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eeuwarden</text:p>
          </table:table-cell>
          <table:table-cell ns41:value-type="string" table:style-name="ce350" office:value-type="string">
            <text:p>Gevangenen.</text:p>
          </table:table-cell>
          <table:table-cell ns41:value-type="string" table:style-name="ce6" office:value-type="string">
            <text:p>Strafgevangen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Utrecht</text:p>
          </table:table-cell>
          <table:table-cell ns41:value-type="string" table:style-name="ce350" office:value-type="string">
            <text:p>Kostleerlingen.</text:p>
          </table:table-cell>
          <table:table-cell ns41:value-type="string" table:style-name="ce6" office:value-type="string">
            <text:p>Jongenskostschool, wijk F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rnhem</text:p>
          </table:table-cell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Burgerwees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's Gravenhage</text:p>
          </table:table-cell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Walewees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eijden</text:p>
          </table:table-cell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Gereformeerd Heilige Geest- of armenweeshuis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msterdam</text:p>
          </table:table-cell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Roomsch-Katholijk jongenswees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Haarlem</text:p>
          </table:table-cell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Nederduitsch Hervormd wees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Krommenie</text:p>
          </table:table-cell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Weeshuis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Zijpe</text:p>
          </table:table-cell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Burgerweeshuis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Middelburg</text:p>
          </table:table-cell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Oude mannen-, vrouwen- en armenwees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Vlissingen</text:p>
          </table:table-cell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Roomsch-Katholijk weeshuis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table:style-name="ce350"/>
          <table:table-cell ns41:value-type="string" table:style-name="ce350" office:value-type="string">
            <text:p>Weezen.</text:p>
          </table:table-cell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38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Breda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Roomsch-Katholijk burger-, tevens algemeen gasthuis</text:p>
          </table:table-cell>
          <table:table-cell table:style-name="Default"/>
          <table:table-cell table:style-name="ce25"/>
          <table:table-cell ns41:value-type="float" table:style-name="ce38" office:value="3" office:value-type="float">
            <text:p>3</text:p>
          </table:table-cell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Breda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Bestedelinghui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<text:s/>'s Hertogenbosch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Liefdehuis (in omnibus charitas)</text:p>
          </table:table-cell>
          <table:table-cell table:style-name="Default"/>
          <table:table-cell table:style-name="ce25"/>
          <table:table-cell ns41:value-type="float" table:style-name="ce38" office:value="5" office:value-type="float">
            <text:p>5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rnhe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St. Katharina-gast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Groenlo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Godshuis der Roomsch-Katholijke gemeente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Brielle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Gast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Dordrecht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Bestedeling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Gouda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St. Elizabeth-gast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Gouda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St. Katharina-gast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s Gravenhage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R.-Katholijk oude mannen-, vrouwen- en bestede kinderenhui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4" office:value-type="float">
            <text:p>4</text:p>
          </table:table-cell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s Gravenhage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Bestedelinghui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eijd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Gereformeerd minnen-, oude mannen- en vrouwen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eijd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Gereformeerd minnenhuis (Groensteeg)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Rotterda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Stadsarmenhuis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ns41:value-type="float" table:style-name="ce38" office:value="7" office:value-type="float">
            <text:p>7</text:p>
          </table:table-cell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Rotterda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Nederduitsch Hervormd ledematenhui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4" office:value-type="float">
            <text:p>4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Tonge (Nieuwe)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Godshuis van de algemeene diakonie-armen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msterda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Ned. H. diakonie oude mannen-, vrouwen- en bestedelinghuis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msterda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Depot-inrigting voor de stads bestedelingen (wijk B B)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msterda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Depot-inrigting voor de stads bestedelingen (wijk I I)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Barsingerhor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Arm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Beemster (de)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Nederduitsch Hervormd diakonie-armen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Haarle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Stadsarmenhuis</text:p>
          </table:table-cell>
          <table:table-cell table:style-name="Default"/>
          <table:table-cell ns41:value-type="float" table:style-name="ce24" office:value="5" office:value-type="float">
            <text:p>5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Haarle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Doopsgezind wees- en armen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Hoor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Roomsch-Katholijk wees- en armen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Mark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Nederduitsch Hervormd diakonie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69" office:value-type="float">
            <text:p>69</text:p>
          </table:table-cell>
          <table:table-cell ns41:value-type="string" table:style-name="ce54" office:value-type="string">
            <text:p>38_0036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Monnikenda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Diakonie mannen- en vrouwen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Vlieland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Nederduitsch Hervormd armen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Weesp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St. Bartholomeus gast-, armen- en wees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Westzaa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Doopsgezind wees- en armhuis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Zijpe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Algemeen armenhuis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Sluis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Burgergast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Zierikzee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Roomsch-Katholijk armengesticht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Franeker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Vrouwen wester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Haskerland (Joure.)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Algemeen armen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eeuward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Stadsarmen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eeuward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Nederduitsch Hervormd diakoniehuis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Kamp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Hervormd diakonie- en bestedelinghuis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Zwartsluis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Armenhuis der Nederduitsch Hervormde gemeente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Bedu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Nederduitsch Hervormd armen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Groning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Roomsch-Katholijk armhuis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Groning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Geertruids gast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Groning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Mepsche gast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Groning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St. Jacobi's-armengast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Hoogezand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Armwerk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eek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Diakoniewerk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oppersu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Nederduitsch Hervormd arm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Middelstu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Arm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Sappemeer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Roomsch-Katholijk arm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Scheemda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Burgerlijk arm- en werk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Slochteren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Armhuis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Veendam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Arm-, wees- en werk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2" office:value-type="float">
            <text:p>2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Wildervank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Nederduitsch Hervormd werk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Norg (Veenhuizen.)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Eerste gesticht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Norg (Veenhuizen.)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Tweede gesticht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Vledder</text:p>
          </table:table-cell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Kolonie der maatschappij van weldadigheid (no.1, wijk 3)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50"/>
          <table:table-cell ns41:value-type="string" table:style-name="ce350" office:value-type="string">
            <text:p>Verpleegden en bestedelingen in Gods-, armen- en werkhuizen. </text:p>
          </table:table-cell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24" office:value="34" office:value-type="float">
            <text:p>34</text:p>
          </table:table-cell>
          <table:table-cell ns41:value-type="float" table:style-name="ce38" office:value="55" office:value-type="float">
            <text:p>55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38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's Hertogenbosch</text:p>
          </table:table-cell>
          <table:table-cell ns41:value-type="string" table:style-name="ce350" office:value-type="string">
            <text:p>Oude mannen en vrouwen in Godshuizen.</text:p>
          </table:table-cell>
          <table:table-cell ns41:value-type="string" table:style-name="ce6" office:value-type="string">
            <text:p>Oude mannen- en jongensgesticht</text:p>
          </table:table-cell>
          <table:table-cell table:style-name="Default"/>
          <table:table-cell ns41:value-type="float" table:style-name="ce24" office:value="3" office:value-type="float">
            <text:p>3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's Hertogenbosch</text:p>
          </table:table-cell>
          <table:table-cell ns41:value-type="string" table:style-name="ce350" office:value-type="string">
            <text:p>Oude mannen en vrouwen in Godshuizen.</text:p>
          </table:table-cell>
          <table:table-cell ns41:value-type="string" table:style-name="ce6" office:value-type="string">
            <text:p>Oude mannen- en vrouwenhuis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Delft</text:p>
          </table:table-cell>
          <table:table-cell ns41:value-type="string" table:style-name="ce350" office:value-type="string">
            <text:p>Oude mannen en vrouwen in Godshuizen.</text:p>
          </table:table-cell>
          <table:table-cell ns41:value-type="string" table:style-name="ce6" office:value-type="string">
            <text:p>Oude vrouwen- en meisjes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Delft</text:p>
          </table:table-cell>
          <table:table-cell ns41:value-type="string" table:style-name="ce350" office:value-type="string">
            <text:p>Oude mannen en vrouwen in Godshuizen.</text:p>
          </table:table-cell>
          <table:table-cell ns41:value-type="string" table:style-name="ce6" office:value-type="string">
            <text:p>Arme oude mannen- en vrouwenhuis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eijden</text:p>
          </table:table-cell>
          <table:table-cell ns41:value-type="string" table:style-name="ce350" office:value-type="string">
            <text:p>Oude mannen en vrouwen in Godshuizen.</text:p>
          </table:table-cell>
          <table:table-cell ns41:value-type="string" table:style-name="ce6" office:value-type="string">
            <text:p>Waalsch Hervormd weeshuis, tevens voor oude lieden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Leijden</text:p>
          </table:table-cell>
          <table:table-cell ns41:value-type="string" table:style-name="ce350" office:value-type="string">
            <text:p>Oude mannen en vrouwen in Godshuizen.</text:p>
          </table:table-cell>
          <table:table-cell ns41:value-type="string" table:style-name="ce6" office:value-type="string">
            <text:p>Evangelisch-Luthersch oude lieden- en wees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msterdam</text:p>
          </table:table-cell>
          <table:table-cell ns41:value-type="string" table:style-name="ce350" office:value-type="string">
            <text:p>Oude mannen en vrouwen in Godshuizen.</text:p>
          </table:table-cell>
          <table:table-cell ns41:value-type="string" table:style-name="ce6" office:value-type="string">
            <text:p>Nederd. Herv. diakonie oude mannen-, vrouwen- en bestedelinghuis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Terschelling</text:p>
          </table:table-cell>
          <table:table-cell ns41:value-type="string" table:style-name="ce350" office:value-type="string">
            <text:p>Oude mannen en vrouwen in Godshuizen.</text:p>
          </table:table-cell>
          <table:table-cell ns41:value-type="string" table:style-name="ce6" office:value-type="string">
            <text:p>Diakoniegodshuis voor kinderen en bejaard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50"/>
          <table:table-cell ns41:value-type="string" table:style-name="ce350" office:value-type="string">
            <text:p>Oude mannen en vrouwen in Godshuizen.</text:p>
          </table:table-cell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24" office:value="6" office:value-type="float">
            <text:p>6</text:p>
          </table:table-cell>
          <table:table-cell ns41:value-type="float" table:style-name="ce38" office:value="5" office:value-type="float">
            <text:p>5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38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Dordrecht</text:p>
          </table:table-cell>
          <table:table-cell ns41:value-type="string" table:style-name="ce350" office:value-type="string">
            <text:p>Bewoners van hofjes.</text:p>
          </table:table-cell>
          <table:table-cell ns41:value-type="string" table:style-name="ce6" office:value-type="string">
            <text:p>Koningshofje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Dordrecht</text:p>
          </table:table-cell>
          <table:table-cell ns41:value-type="string" table:style-name="ce350" office:value-type="string">
            <text:p>Bewoners van hofjes.</text:p>
          </table:table-cell>
          <table:table-cell ns41:value-type="string" table:style-name="ce6" office:value-type="string">
            <text:p>Regentenhofje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0" office:value-type="float">
            <text:p>70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Vlaardingen</text:p>
          </table:table-cell>
          <table:table-cell ns41:value-type="string" table:style-name="ce350" office:value-type="string">
            <text:p>Bewoners van hofjes.</text:p>
          </table:table-cell>
          <table:table-cell ns41:value-type="string" table:style-name="ce6" office:value-type="string">
            <text:p>Hofje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msterdam</text:p>
          </table:table-cell>
          <table:table-cell ns41:value-type="string" table:style-name="ce350" office:value-type="string">
            <text:p>Bewoners van hofjes.</text:p>
          </table:table-cell>
          <table:table-cell ns41:value-type="string" table:style-name="ce6" office:value-type="string">
            <text:p>Hofje Venetia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msterdam</text:p>
          </table:table-cell>
          <table:table-cell ns41:value-type="string" table:style-name="ce350" office:value-type="string">
            <text:p>Bewoners van hofjes.</text:p>
          </table:table-cell>
          <table:table-cell ns41:value-type="string" table:style-name="ce6" office:value-type="string">
            <text:p>Zeven keurvorstenhofje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50"/>
          <table:table-cell ns41:value-type="string" table:style-name="ce350" office:value-type="string">
            <text:p>Bewoners van hofjes.</text:p>
          </table:table-cell>
          <table:table-cell ns41:value-type="string" table:style-name="ce6" office:value-type="string">
            <text:p>TOTAAL</text:p>
          </table:table-cell>
          <table:table-cell table:style-name="Default"/>
          <table:table-cell table:style-name="ce25"/>
          <table:table-cell ns41:value-type="float" table:style-name="ce38" office:value="4" office:value-type="float">
            <text:p>4</text:p>
          </table:table-cell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Gorinchem</text:p>
          </table:table-cell>
          <table:table-cell ns41:value-type="string" table:style-name="ce350" office:value-type="string">
            <text:p>Verpleegden in gast- of ziekenhuizen.</text:p>
          </table:table-cell>
          <table:table-cell ns41:value-type="string" table:style-name="ce6" office:value-type="string">
            <text:p>Ziekengasthuis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Gouda</text:p>
          </table:table-cell>
          <table:table-cell ns41:value-type="string" table:style-name="ce350" office:value-type="string">
            <text:p>Verpleegden in gast- of ziekenhuizen.</text:p>
          </table:table-cell>
          <table:table-cell ns41:value-type="string" table:style-name="ce6" office:value-type="string">
            <text:p>St. Katharinagasthuis</text:p>
          </table:table-cell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msterdam</text:p>
          </table:table-cell>
          <table:table-cell ns41:value-type="string" table:style-name="ce350" office:value-type="string">
            <text:p>Verpleegden in gast- of ziekenhuizen.</text:p>
          </table:table-cell>
          <table:table-cell ns41:value-type="string" table:style-name="ce6" office:value-type="string">
            <text:p>Nederduitsch Israelitisch oude mannen-, vrouwen- en ziekenhuis</text:p>
          </table:table-cell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Maastricht</text:p>
          </table:table-cell>
          <table:table-cell ns41:value-type="string" table:style-name="ce350" office:value-type="string">
            <text:p>Verpleegden in gast- of ziekenhuizen.</text:p>
          </table:table-cell>
          <table:table-cell ns41:value-type="string" table:style-name="ce6" office:value-type="string">
            <text:p>Gesticht Calvarienberg, ziekenhuis</text:p>
          </table:table-cell>
          <table:table-cell table:style-name="Default"/>
          <table:table-cell table:style-name="ce25"/>
          <table:table-cell ns41:value-type="float" table:style-name="ce38" office:value="3" office:value-type="float">
            <text:p>3</text:p>
          </table:table-cell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table:style-name="ce350"/>
          <table:table-cell ns41:value-type="string" table:style-name="ce350" office:value-type="string">
            <text:p>Verpleegden in gast- of ziekenhuizen.</text:p>
          </table:table-cell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ns41:value-type="float" table:style-name="ce38" office:value="6" office:value-type="float">
            <text:p>6</text:p>
          </table:table-cell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Delft</text:p>
          </table:table-cell>
          <table:table-cell ns41:value-type="string" table:style-name="ce350" office:value-type="string">
            <text:p>Verpleegden in geneeskundige gestichten voor krankzinnigen. <text:s/></text:p>
          </table:table-cell>
          <table:table-cell ns41:value-type="string" table:style-name="ce6" office:value-type="string">
            <text:p>St. Jorisgasthuis</text:p>
          </table:table-cell>
          <table:table-cell table:style-name="Default"/>
          <table:table-cell table:style-name="ce25"/>
          <table:table-cell table:style-name="ce354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Dordrecht</text:p>
          </table:table-cell>
          <table:table-cell ns41:value-type="string" table:style-name="ce350" office:value-type="string">
            <text:p>Verpleegden in geneeskundige gestichten voor krankzinnigen. <text:s/></text:p>
          </table:table-cell>
          <table:table-cell table:style-name="ce6"/>
          <table:table-cell table:style-name="Default"/>
          <table:table-cell table:style-name="ce25"/>
          <table:table-cell ns41:value-type="float" table:style-name="ce38" office:value="1" office:value-type="float">
            <text:p>1</text:p>
          </table:table-cell>
          <table:table-cell ns41:value-type="float" table:style-name="ce24" office:value="1" office:value-type="float">
            <text:p>1</text:p>
          </table:table-cell>
          <table:table-cell ns41:value-type="float" table:style-name="ce38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s Gravenhage</text:p>
          </table:table-cell>
          <table:table-cell ns41:value-type="string" table:style-name="ce350" office:value-type="string">
            <text:p>Verpleegden in geneeskundige gestichten voor krankzinnigen. <text:s/></text:p>
          </table:table-cell>
          <table:table-cell table:style-name="ce6"/>
          <table:table-cell table:style-name="Default"/>
          <table:table-cell table:style-name="ce25"/>
          <table:table-cell ns41:value-type="float" table:style-name="ce38" office:value="2" office:value-type="float">
            <text:p>2</text:p>
          </table:table-cell>
          <table:table-cell ns41:value-type="float" table:style-name="ce24" office:value="1" office:value-type="float">
            <text:p>1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Amsterdam</text:p>
          </table:table-cell>
          <table:table-cell ns41:value-type="string" table:style-name="ce350" office:value-type="string">
            <text:p>Verpleegden in geneeskundige gestichten voor krankzinnigen. <text:s/></text:p>
          </table:table-cell>
          <table:table-cell ns41:value-type="string" table:style-name="ce6" office:value-type="string">
            <text:p>Voor Nederduitsch Israeliten</text:p>
          </table:table-cell>
          <table:table-cell table:style-name="Default"/>
          <table:table-cell ns41:value-type="float" table:style-name="ce24" office:value="1" office:value-type="float">
            <text:p>1</text:p>
          </table:table-cell>
          <table:table-cell table:style-name="ce354"/>
          <table:table-cell table:style-name="ce25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Bloemendaal</text:p>
          </table:table-cell>
          <table:table-cell ns41:value-type="string" table:style-name="ce350" office:value-type="string">
            <text:p>Verpleegden in geneeskundige gestichten voor krankzinnigen. <text:s/></text:p>
          </table:table-cell>
          <table:table-cell ns41:value-type="string" table:style-name="ce6" office:value-type="string">
            <text:p>Meerenberg</text:p>
          </table:table-cell>
          <table:table-cell table:style-name="Default"/>
          <table:table-cell ns41:value-type="float" table:style-name="ce24" office:value="2" office:value-type="float">
            <text:p>2</text:p>
          </table:table-cell>
          <table:table-cell ns41:value-type="float" table:style-name="ce38" office:value="3" office:value-type="float">
            <text:p>3</text:p>
          </table:table-cell>
          <table:table-cell ns41:value-type="float" table:style-name="ce24" office:value="2" office:value-type="float">
            <text:p>2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1">
          <table:table-cell ns41:value-type="string" table:style-name="ce350" office:value-type="string">
            <text:p>Maastricht</text:p>
          </table:table-cell>
          <table:table-cell ns41:value-type="string" table:style-name="ce350" office:value-type="string">
            <text:p>Verpleegden in geneeskundige gestichten voor krankzinnigen. <text:s/></text:p>
          </table:table-cell>
          <table:table-cell ns41:value-type="string" table:style-name="ce6" office:value-type="string">
            <text:p>Calvarienberg</text:p>
          </table:table-cell>
          <table:table-cell table:style-name="Default"/>
          <table:table-cell table:style-name="ce25"/>
          <table:table-cell table:style-name="ce354"/>
          <table:table-cell ns41:value-type="float" table:style-name="ce24" office:value="2" office:value-type="float">
            <text:p>2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5</text:p>
          </table:table-cell>
          <table:table-cell ns41:value-type="float" table:style-name="ce49" office:value="71" office:value-type="float">
            <text:p>71</text:p>
          </table:table-cell>
          <table:table-cell ns41:value-type="string" table:style-name="ce54" office:value-type="string">
            <text:p>38_0037</text:p>
          </table:table-cell>
          <table:table-cell table:number-columns-repeated="1012"/>
        </table:table-row>
        <table:table-row table:style-name="ro2">
          <table:table-cell table:style-name="ce86"/>
          <table:table-cell ns41:value-type="string" table:style-name="ce86" office:value-type="string">
            <text:p>Verpleegden in geneeskundige gestichten voor krankzinnigen. <text:s/></text:p>
          </table:table-cell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26" office:value="3" office:value-type="float">
            <text:p>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26" office:value="6" office:value-type="float">
            <text:p>6</text:p>
          </table:table-cell>
          <table:table-cell ns41:value-type="float" table:style-name="ce39" office:value="2" office:value-type="float">
            <text:p>2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5</text:p>
          </table:table-cell>
          <table:table-cell ns41:value-type="float" table:style-name="ce50" office:value="71" office:value-type="float">
            <text:p>71</text:p>
          </table:table-cell>
          <table:table-cell ns41:value-type="string" table:style-name="ce55" office:value-type="string">
            <text:p>38_0037</text:p>
          </table:table-cell>
          <table:table-cell table:number-columns-repeated="101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7" table:name="Tabel 26">
        <table:table-column table:style-name="co52" table:default-cell-style-name="ce11"/>
        <table:table-column table:style-name="co5" table:default-cell-style-name="ce11"/>
        <table:table-column table:style-name="co1" table:default-cell-style-name="Default" table:number-columns-repeated="1022"/>
        <table:table-row table:style-name="ro1">
          <table:table-cell ns41:value-type="string" table:number-rows-spanned="1" table:style-name="ce1" table:number-columns-spanned="11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8"/>
          <table:covered-table-cell table:style-name="ce9"/>
          <table:table-cell table:number-columns-repeated="1013"/>
        </table:table-row>
        <table:table-row table:style-name="ro1">
          <table:table-cell table:number-rows-spanned="1" table:style-name="ce2" table:number-columns-spanned="10"/>
          <table:covered-table-cell table:style-name="ce9" table:number-columns-repeated="9"/>
          <table:table-cell table:number-columns-repeated="1014"/>
        </table:table-row>
        <table:table-row table:style-name="ro1">
          <table:table-cell ns41:value-type="string" table:number-rows-spanned="1" table:style-name="ce228" table:number-columns-spanned="10" office:value-type="string">
            <text:p>Indeeling der leerlingen aan gestichten voor verwaarloosde en arme kinderen naar geboorteplaats</text:p>
          </table:table-cell>
          <table:covered-table-cell table:style-name="ce228" table:number-columns-repeated="7"/>
          <table:covered-table-cell table:style-name="ce9" table:number-columns-repeated="2"/>
          <table:table-cell table:style-name="ce85" table:number-columns-repeated="1014"/>
        </table:table-row>
        <table:table-row table:style-name="ro2">
          <table:table-cell table:number-rows-spanned="1" table:style-name="ce179" table:number-columns-spanned="10"/>
          <table:covered-table-cell table:style-name="ce180" table:number-columns-repeated="9"/>
          <table:table-cell table:style-name="ce85" table:number-columns-repeated="1014"/>
        </table:table-row>
        <table:table-row table:style-name="ro5">
          <table:table-cell ns41:value-type="string" table:number-rows-spanned="2" table:style-name="ce80" table:number-columns-spanned="1" office:value-type="string">
            <text:p>GEBOREN IN</text:p>
          </table:table-cell>
          <table:table-cell table:number-rows-spanned="2" table:style-name="ce71" table:number-columns-spanned="1"/>
          <table:table-cell ns41:value-type="string" table:number-rows-spanned="1" table:style-name="ce21" table:number-columns-spanned="2" office:value-type="string">
            <text:p>JONGENS</text:p>
          </table:table-cell>
          <table:covered-table-cell table:style-name="ce81"/>
          <table:table-cell ns41:value-type="string" table:number-rows-spanned="1" table:style-name="ce34" table:number-columns-spanned="2" office:value-type="string">
            <text:p>MEISJES</text:p>
          </table:table-cell>
          <table:covered-table-cell table:style-name="ce35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14"/>
        </table:table-row>
        <table:table-row table:style-name="ro6">
          <table:covered-table-cell table:style-name="ce17"/>
          <table:covered-table-cell table:style-name="ce20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de gemeente</text:p>
          </table:table-cell>
          <table:table-cell table:style-name="Default"/>
          <table:table-cell ns41:value-type="float" table:style-name="ce59" office:value="1" office:value-type="float">
            <text:p>1</text:p>
          </table:table-cell>
          <table:table-cell ns41:value-type="float" table:style-name="ce62" office:value="0.6" office:value-type="float">
            <text:p>0.6</text:p>
          </table:table-cell>
          <table:table-cell ns41:value-type="float" table:style-name="ce62" office:value="44" office:value-type="float">
            <text:p>44</text:p>
          </table:table-cell>
          <table:table-cell ns41:value-type="float" table:style-name="ce65" office:value="22.6" office:value-type="float">
            <text:p>22.6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6</text:p>
          </table:table-cell>
          <table:table-cell ns41:value-type="float" table:style-name="ce48" office:value="72" office:value-type="float">
            <text:p>72</text:p>
          </table:table-cell>
          <table:table-cell ns41:value-type="string" table:style-name="ce53" office:value-type="string">
            <text:p>38_0038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ene andere gemeente binnen de provincie</text:p>
          </table:table-cell>
          <table:table-cell table:style-name="Default"/>
          <table:table-cell ns41:value-type="float" table:style-name="ce88" office:value="23" office:value-type="float">
            <text:p>23</text:p>
          </table:table-cell>
          <table:table-cell ns41:value-type="float" table:style-name="ce90" office:value="13.3" office:value-type="float">
            <text:p>13.3</text:p>
          </table:table-cell>
          <table:table-cell ns41:value-type="float" table:style-name="ce90" office:value="30" office:value-type="float">
            <text:p>30</text:p>
          </table:table-cell>
          <table:table-cell ns41:value-type="float" table:style-name="ce99" office:value="15.4" office:value-type="float">
            <text:p>15.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6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54" office:value-type="string">
            <text:p>38_0038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ene andere provincie des Rijks</text:p>
          </table:table-cell>
          <table:table-cell table:style-name="Default"/>
          <table:table-cell ns41:value-type="float" table:style-name="ce88" office:value="143" office:value-type="float">
            <text:p>143</text:p>
          </table:table-cell>
          <table:table-cell ns41:value-type="float" table:style-name="ce90" office:value="82.7" office:value-type="float">
            <text:p>82.7</text:p>
          </table:table-cell>
          <table:table-cell ns41:value-type="float" table:style-name="ce90" office:value="118" office:value-type="float">
            <text:p>118</text:p>
          </table:table-cell>
          <table:table-cell ns41:value-type="float" table:style-name="ce99" office:value="60.5" office:value-type="float">
            <text:p>60.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6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54" office:value-type="string">
            <text:p>38_0038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ene der ned. kolonien</text:p>
          </table:table-cell>
          <table:table-cell table:style-name="Default"/>
          <table:table-cell ns41:value-type="float" table:style-name="ce88" office:value="2" office:value-type="float">
            <text:p>2</text:p>
          </table:table-cell>
          <table:table-cell ns41:value-type="float" table:style-name="ce90" office:value="1.1" office:value-type="float">
            <text:p>1.1</text:p>
          </table:table-cell>
          <table:table-cell table:style-name="ce90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6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54" office:value-type="string">
            <text:p>38_0038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Duitschland</text:p>
          </table:table-cell>
          <table:table-cell table:style-name="Default"/>
          <table:table-cell ns41:value-type="float" table:style-name="ce88" office:value="1" office:value-type="float">
            <text:p>1</text:p>
          </table:table-cell>
          <table:table-cell ns41:value-type="float" table:style-name="ce90" office:value="0.6" office:value-type="float">
            <text:p>0.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9" office:value="0.5" office:value-type="float">
            <text:p>0.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6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54" office:value-type="string">
            <text:p>38_0038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Belgie</text:p>
          </table:table-cell>
          <table:table-cell table:style-name="Default"/>
          <table:table-cell ns41:value-type="float" table:style-name="ce88" office:value="2" office:value-type="float">
            <text:p>2</text:p>
          </table:table-cell>
          <table:table-cell ns41:value-type="float" table:style-name="ce90" office:value="1.1" office:value-type="float">
            <text:p>1.1</text:p>
          </table:table-cell>
          <table:table-cell table:style-name="ce90"/>
          <table:table-cell table:style-name="ce99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6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54" office:value-type="string">
            <text:p>38_0038</text:p>
          </table:table-cell>
          <table:table-cell table:number-columns-repeated="1014"/>
        </table:table-row>
        <table:table-row table:style-name="ro2">
          <table:table-cell ns41:value-type="string" table:style-name="ce7" office:value-type="string">
            <text:p>Onbekend</text:p>
          </table:table-cell>
          <table:table-cell table:style-name="Default"/>
          <table:table-cell ns41:value-type="float" table:style-name="ce60" office:value="1" office:value-type="float">
            <text:p>1</text:p>
          </table:table-cell>
          <table:table-cell ns41:value-type="float" table:style-name="ce63" office:value="0.6" office:value-type="float">
            <text:p>0.6</text:p>
          </table:table-cell>
          <table:table-cell ns41:value-type="float" table:style-name="ce63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6</text:p>
          </table:table-cell>
          <table:table-cell ns41:value-type="float" table:style-name="ce50" office:value="72" office:value-type="float">
            <text:p>72</text:p>
          </table:table-cell>
          <table:table-cell ns41:value-type="string" table:style-name="ce55" office:value-type="string">
            <text:p>38_0038</text:p>
          </table:table-cell>
          <table:table-cell table:number-columns-repeated="101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8" table:name="Tabel 27">
        <table:table-column table:style-name="co53" table:default-cell-style-name="ce11"/>
        <table:table-column table:style-name="co5" table:default-cell-style-name="ce11"/>
        <table:table-column table:style-name="co1" table:default-cell-style-name="Default" table:number-columns-repeated="1022"/>
        <table:table-row table:style-name="ro1">
          <table:table-cell ns41:value-type="string" table:number-rows-spanned="1" table:style-name="ce1" table:number-columns-spanned="12" office:value-type="string">
            <text:p>DEEL 3: TWEEDE AFDEELING: PERSONEN BEHOORENDE TOT INSTELLINGEN TER VERSTANDELIJKE EN GEESTELIJKE OPLEIDINGEN</text:p>
          </table:table-cell>
          <table:covered-table-cell table:style-name="ce18"/>
          <table:covered-table-cell table:style-name="ce8" table:number-columns-repeated="8"/>
          <table:covered-table-cell table:style-name="ce9" table:number-columns-repeated="2"/>
          <table:table-cell table:number-columns-repeated="1012"/>
        </table:table-row>
        <table:table-row table:style-name="ro1">
          <table:table-cell table:number-rows-spanned="1" table:style-name="ce2" table:number-columns-spanned="10"/>
          <table:covered-table-cell table:style-name="ce9" table:number-columns-repeated="9"/>
          <table:table-cell table:number-columns-repeated="1014"/>
        </table:table-row>
        <table:table-row table:style-name="ro1">
          <table:table-cell ns41:value-type="string" table:number-rows-spanned="1" table:style-name="ce228" table:number-columns-spanned="10" office:value-type="string">
            <text:p>Indeeling der leerlingen aan gestichten voor verwaarloosde en arme kinderen naar kerkgenootschappen</text:p>
          </table:table-cell>
          <table:covered-table-cell table:style-name="ce228" table:number-columns-repeated="7"/>
          <table:covered-table-cell table:style-name="ce9" table:number-columns-repeated="2"/>
          <table:table-cell table:style-name="ce85" table:number-columns-repeated="1014"/>
        </table:table-row>
        <table:table-row table:style-name="ro2">
          <table:table-cell table:number-rows-spanned="1" table:style-name="ce179" table:number-columns-spanned="10"/>
          <table:covered-table-cell table:style-name="ce180" table:number-columns-repeated="9"/>
          <table:table-cell table:style-name="ce85" table:number-columns-repeated="1014"/>
        </table:table-row>
        <table:table-row table:style-name="ro5">
          <table:table-cell ns41:value-type="string" table:number-rows-spanned="2" table:style-name="ce80" table:number-columns-spanned="1" office:value-type="string">
            <text:p>KERKGENOOTSCHAPPEN</text:p>
          </table:table-cell>
          <table:table-cell table:number-rows-spanned="2" table:style-name="ce71" table:number-columns-spanned="1"/>
          <table:table-cell ns41:value-type="string" table:number-rows-spanned="1" table:style-name="ce21" table:number-columns-spanned="2" office:value-type="string">
            <text:p>JONGENS</text:p>
          </table:table-cell>
          <table:covered-table-cell table:style-name="ce81"/>
          <table:table-cell ns41:value-type="string" table:number-rows-spanned="1" table:style-name="ce34" table:number-columns-spanned="2" office:value-type="string">
            <text:p>MEISJES</text:p>
          </table:table-cell>
          <table:covered-table-cell table:style-name="ce35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style-name="ce85" table:number-columns-repeated="1014"/>
        </table:table-row>
        <table:table-row table:style-name="ro6">
          <table:covered-table-cell table:style-name="ce17"/>
          <table:covered-table-cell table:style-name="ce20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Nederd. Hervormd</text:p>
          </table:table-cell>
          <table:table-cell table:style-name="Default"/>
          <table:table-cell ns41:value-type="float" table:style-name="ce59" office:value="171" office:value-type="float">
            <text:p>171</text:p>
          </table:table-cell>
          <table:table-cell ns41:value-type="float" table:style-name="ce62" office:value="98.8" office:value-type="float">
            <text:p>98.8</text:p>
          </table:table-cell>
          <table:table-cell ns41:value-type="float" table:style-name="ce62" office:value="150" office:value-type="float">
            <text:p>150</text:p>
          </table:table-cell>
          <table:table-cell ns41:value-type="float" table:style-name="ce65" office:value="76.9" office:value-type="float">
            <text:p>76.9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7</text:p>
          </table:table-cell>
          <table:table-cell ns41:value-type="float" table:style-name="ce48" office:value="72" office:value-type="float">
            <text:p>72</text:p>
          </table:table-cell>
          <table:table-cell ns41:value-type="string" table:style-name="ce53" office:value-type="string">
            <text:p>38_0038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Doopsgezind</text:p>
          </table:table-cell>
          <table:table-cell table:style-name="Default"/>
          <table:table-cell table:style-name="ce88"/>
          <table:table-cell table:style-name="ce90"/>
          <table:table-cell ns41:value-type="float" table:style-name="ce90" office:value="3" office:value-type="float">
            <text:p>3</text:p>
          </table:table-cell>
          <table:table-cell ns41:value-type="float" table:style-name="ce99" office:value="1.6" office:value-type="float">
            <text:p>1.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7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54" office:value-type="string">
            <text:p>38_0038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Evang. Luthersch</text:p>
          </table:table-cell>
          <table:table-cell table:style-name="Default"/>
          <table:table-cell ns41:value-type="float" table:style-name="ce88" office:value="1" office:value-type="float">
            <text:p>1</text:p>
          </table:table-cell>
          <table:table-cell ns41:value-type="float" table:style-name="ce90" office:value="0.6" office:value-type="float">
            <text:p>0.6</text:p>
          </table:table-cell>
          <table:table-cell ns41:value-type="float" table:style-name="ce90" office:value="1" office:value-type="float">
            <text:p>1</text:p>
          </table:table-cell>
          <table:table-cell ns41:value-type="float" table:style-name="ce99" office:value="0.5" office:value-type="float">
            <text:p>0.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7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54" office:value-type="string">
            <text:p>38_0038</text:p>
          </table:table-cell>
          <table:table-cell table:number-columns-repeated="1014"/>
        </table:table-row>
        <table:table-row table:style-name="ro1">
          <table:table-cell ns41:value-type="string" table:style-name="ce6" office:value-type="string">
            <text:p>Roomsch-Katholijk</text:p>
          </table:table-cell>
          <table:table-cell table:style-name="Default"/>
          <table:table-cell table:style-name="ce88"/>
          <table:table-cell table:style-name="ce90"/>
          <table:table-cell ns41:value-type="float" table:style-name="ce90" office:value="41" office:value-type="float">
            <text:p>41</text:p>
          </table:table-cell>
          <table:table-cell ns41:value-type="float" table:style-name="ce99" office:value="21" office:value-type="float">
            <text:p>2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7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54" office:value-type="string">
            <text:p>38_0038</text:p>
          </table:table-cell>
          <table:table-cell table:number-columns-repeated="1014"/>
        </table:table-row>
        <table:table-row table:style-name="ro2">
          <table:table-cell ns41:value-type="string" table:style-name="ce7" office:value-type="string">
            <text:p>Onbekend</text:p>
          </table:table-cell>
          <table:table-cell table:style-name="Default"/>
          <table:table-cell ns41:value-type="float" table:style-name="ce60" office:value="1" office:value-type="float">
            <text:p>1</text:p>
          </table:table-cell>
          <table:table-cell ns41:value-type="float" table:style-name="ce63" office:value="0.6" office:value-type="float">
            <text:p>0.6</text:p>
          </table:table-cell>
          <table:table-cell table:style-name="ce63"/>
          <table:table-cell table:style-name="ce66"/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7</text:p>
          </table:table-cell>
          <table:table-cell ns41:value-type="float" table:style-name="ce50" office:value="72" office:value-type="float">
            <text:p>72</text:p>
          </table:table-cell>
          <table:table-cell ns41:value-type="string" table:style-name="ce55" office:value-type="string">
            <text:p>38_0038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181" table:number-columns-repeated="4"/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29" table:name="Tabel 28">
        <table:table-column table:style-name="co13" table:default-cell-style-name="ce11"/>
        <table:table-column table:style-name="co5" table:default-cell-style-name="ce11"/>
        <table:table-column table:style-name="co1" table:default-cell-style-name="Default" table:number-columns-repeated="1022"/>
        <table:table-row table:style-name="ro1">
          <table:table-cell ns41:value-type="string" table:number-rows-spanned="1" table:style-name="ce370" table:number-columns-spanned="14" office:value-type="string">
            <text:p>DEEL 3: TWEEDE AFDEELING: PERSONEN BEHOORENDE TOT INSTELLINGEN TER VERSTANDELIJKE EN GEESTELIJKE OPLEIDINGEN</text:p>
          </table:table-cell>
          <table:covered-table-cell table:style-name="ce9" table:number-columns-repeated="13"/>
          <table:table-cell table:style-name="ce8"/>
          <table:table-cell table:number-columns-repeated="1009"/>
        </table:table-row>
        <table:table-row table:style-name="ro1">
          <table:table-cell table:number-rows-spanned="1" table:style-name="ce2" table:number-columns-spanned="14"/>
          <table:covered-table-cell table:style-name="ce9" table:number-columns-repeated="13"/>
          <table:table-cell table:number-columns-repeated="1010"/>
        </table:table-row>
        <table:table-row table:style-name="ro7">
          <table:table-cell ns41:value-type="string" table:number-rows-spanned="1" table:style-name="ce3" table:number-columns-spanned="14" office:value-type="string">
            <text:p>Ouderdomstaat der leerlingen aan gestichten voor verwaarloosde en arme kinderen naar vijf levenstijdperken</text:p>
          </table:table-cell>
          <table:covered-table-cell table:style-name="ce10" table:number-columns-repeated="13"/>
          <table:table-cell table:style-name="ce229" table:number-columns-repeated="1010"/>
        </table:table-row>
        <table:table-row table:style-name="ro7">
          <table:table-cell table:number-rows-spanned="1" table:style-name="ce2" table:number-columns-spanned="14"/>
          <table:covered-table-cell table:style-name="ce9" table:number-columns-repeated="13"/>
          <table:table-cell table:style-name="ce85" table:number-columns-repeated="1010"/>
        </table:table-row>
        <table:table-row table:style-name="ro6">
          <table:table-cell table:number-rows-spanned="2" table:style-name="ce56" table:number-columns-spanned="1"/>
          <table:table-cell table:number-rows-spanned="2" table:style-name="ce372" table:number-columns-spanned="1"/>
          <table:table-cell ns41:value-type="string" table:number-rows-spanned="1" table:style-name="ce21" table:number-columns-spanned="2" office:value-type="string">
            <text:p>0 TOT 10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10 TOT 11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13 TOT <text:s/>EN MET 15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16 TOT EN MET 23 JAREN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23 JAREN EN DAARBOVEN</text:p>
          </table:table-cell>
          <table:covered-table-cell table:style-name="ce27"/>
          <table:table-cell ns41:value-type="string" table:number-rows-spanned="1" table:style-name="ce34" table:number-columns-spanned="2" office:value-type="string">
            <text:p>ONBEKEND</text:p>
          </table:table-cell>
          <table:covered-table-cell table:style-name="ce34"/>
          <table:table-cell ns41:value-type="string" table:number-rows-spanned="2" table:style-name="ce40" table:number-columns-spanned="1" office:value-type="string">
            <text:p>Telling</text:p>
          </table:table-cell>
          <table:table-cell ns41:value-type="string" table:number-rows-spanned="2" table:style-name="ce46" table:number-columns-spanned="1" office:value-type="string">
            <text:p>Tabel</text:p>
          </table:table-cell>
          <table:table-cell ns41:value-type="string" table:number-rows-spanned="2" table:style-name="ce46" table:number-columns-spanned="1" office:value-type="string">
            <text:p>Pagina</text:p>
          </table:table-cell>
          <table:table-cell ns41:value-type="string" table:number-rows-spanned="2" table:style-name="ce51" table:number-columns-spanned="1" office:value-type="string">
            <text:p>Image nummer</text:p>
          </table:table-cell>
          <table:table-cell table:number-columns-repeated="1006"/>
        </table:table-row>
        <table:table-row table:style-name="ro6">
          <table:covered-table-cell table:style-name="ce150"/>
          <table:covered-table-cell table:style-name="ce145"/>
          <table:table-cell ns41:value-type="string" table:style-name="ce22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28" office:value-type="string">
            <text:p>Reden op 1000</text:p>
          </table:table-cell>
          <table:table-cell ns41:value-type="string" table:style-name="ce28" office:value-type="string">
            <text:p>Getal</text:p>
          </table:table-cell>
          <table:table-cell ns41:value-type="string" table:style-name="ce36" office:value-type="string">
            <text:p>Reden op 1000</text:p>
          </table:table-cell>
          <table:covered-table-cell table:style-name="ce210"/>
          <table:covered-table-cell table:style-name="ce211" table:number-columns-repeated="2"/>
          <table:covered-table-cell table:style-name="ce21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5" office:value-type="string">
            <text:p>Jongens</text:p>
          </table:table-cell>
          <table:table-cell table:style-name="Default"/>
          <table:table-cell ns41:value-type="float" table:style-name="ce59" office:value="5" office:value-type="float">
            <text:p>5</text:p>
          </table:table-cell>
          <table:table-cell ns41:value-type="float" table:style-name="ce62" office:value="2.9" office:value-type="float">
            <text:p>2.9</text:p>
          </table:table-cell>
          <table:table-cell ns41:value-type="float" table:style-name="ce62" office:value="12" office:value-type="float">
            <text:p>12</text:p>
          </table:table-cell>
          <table:table-cell ns41:value-type="float" table:style-name="ce62" office:value="6.9" office:value-type="float">
            <text:p>6.9</text:p>
          </table:table-cell>
          <table:table-cell ns41:value-type="float" table:style-name="ce62" office:value="95" office:value-type="float">
            <text:p>95</text:p>
          </table:table-cell>
          <table:table-cell ns41:value-type="float" table:style-name="ce62" office:value="54.9" office:value-type="float">
            <text:p>54.9</text:p>
          </table:table-cell>
          <table:table-cell ns41:value-type="float" table:style-name="ce62" office:value="56" office:value-type="float">
            <text:p>56</text:p>
          </table:table-cell>
          <table:table-cell ns41:value-type="float" table:style-name="ce62" office:value="32.4" office:value-type="float">
            <text:p>32.4</text:p>
          </table:table-cell>
          <table:table-cell table:style-name="ce62" table:number-columns-repeated="2"/>
          <table:table-cell ns41:value-type="float" table:style-name="ce62" office:value="5" office:value-type="float">
            <text:p>5</text:p>
          </table:table-cell>
          <table:table-cell ns41:value-type="float" table:style-name="ce65" office:value="2.9" office:value-type="float">
            <text:p>2.9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8</text:p>
          </table:table-cell>
          <table:table-cell ns41:value-type="float" table:style-name="ce48" office:value="72" office:value-type="float">
            <text:p>72</text:p>
          </table:table-cell>
          <table:table-cell ns41:value-type="string" table:style-name="ce53" office:value-type="string">
            <text:p>38_0038</text:p>
          </table:table-cell>
          <table:table-cell table:number-columns-repeated="1006"/>
        </table:table-row>
        <table:table-row table:style-name="ro2">
          <table:table-cell ns41:value-type="string" table:style-name="ce7" office:value-type="string">
            <text:p>Meisjes</text:p>
          </table:table-cell>
          <table:table-cell table:style-name="Default"/>
          <table:table-cell ns41:value-type="float" table:style-name="ce60" office:value="22" office:value-type="float">
            <text:p>22</text:p>
          </table:table-cell>
          <table:table-cell ns41:value-type="float" table:style-name="ce63" office:value="11.3" office:value-type="float">
            <text:p>11.3</text:p>
          </table:table-cell>
          <table:table-cell ns41:value-type="float" table:style-name="ce63" office:value="29" office:value-type="float">
            <text:p>29</text:p>
          </table:table-cell>
          <table:table-cell ns41:value-type="float" table:style-name="ce63" office:value="14.8" office:value-type="float">
            <text:p>14.8</text:p>
          </table:table-cell>
          <table:table-cell ns41:value-type="float" table:style-name="ce63" office:value="74" office:value-type="float">
            <text:p>74</text:p>
          </table:table-cell>
          <table:table-cell ns41:value-type="float" table:style-name="ce63" office:value="38" office:value-type="float">
            <text:p>38</text:p>
          </table:table-cell>
          <table:table-cell ns41:value-type="float" table:style-name="ce63" office:value="68" office:value-type="float">
            <text:p>68</text:p>
          </table:table-cell>
          <table:table-cell ns41:value-type="float" table:style-name="ce63" office:value="34.9" office:value-type="float">
            <text:p>34.9</text:p>
          </table:table-cell>
          <table:table-cell ns41:value-type="float" table:style-name="ce63" office:value="2" office:value-type="float">
            <text:p>2</text:p>
          </table:table-cell>
          <table:table-cell ns41:value-type="float" table:style-name="ce63" office:value="1" office:value-type="float">
            <text:p>1</text:p>
          </table:table-cell>
          <table:table-cell table:style-name="ce63"/>
          <table:table-cell table:style-name="ce66"/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8</text:p>
          </table:table-cell>
          <table:table-cell ns41:value-type="float" table:style-name="ce50" office:value="72" office:value-type="float">
            <text:p>72</text:p>
          </table:table-cell>
          <table:table-cell ns41:value-type="string" table:style-name="ce55" office:value-type="string">
            <text:p>38_0038</text:p>
          </table:table-cell>
          <table:table-cell table:number-columns-repeated="100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0" table:name="Tabel 29">
        <table:table-column table:style-name="co35" table:default-cell-style-name="ce11"/>
        <table:table-column table:style-name="co54" table:default-cell-style-name="ce11"/>
        <table:table-column table:style-name="co55" table:default-cell-style-name="ce11"/>
        <table:table-column table:style-name="co5" table:default-cell-style-name="ce11"/>
        <table:table-column table:style-name="co1" table:default-cell-style-name="Default" table:number-columns-repeated="4"/>
        <table:table-column table:style-name="co22" table:default-cell-style-name="ce11" table:number-columns-repeated="5"/>
        <table:table-column table:style-name="co1" table:default-cell-style-name="Default" table:number-columns-repeated="1011"/>
        <table:table-row table:style-name="ro1">
          <table:table-cell ns41:value-type="string" table:number-rows-spanned="1" table:style-name="ce1" table:number-columns-spanned="8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7"/>
          <table:table-cell table:style-name="ce8" table:number-columns-repeated="5"/>
          <table:table-cell table:number-columns-repeated="1011"/>
        </table:table-row>
        <table:table-row table:style-name="ro1">
          <table:table-cell table:number-rows-spanned="1" table:style-name="ce2" table:number-columns-spanned="8"/>
          <table:covered-table-cell table:style-name="ce9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213" table:number-columns-spanned="8" office:value-type="string">
            <text:p>Het getal kweekelingen en leerlingen en het getal der inwonende personen voor de kostscholen</text:p>
          </table:table-cell>
          <table:covered-table-cell table:style-name="ce213" table:number-columns-repeated="7"/>
          <table:table-cell table:style-name="ce371" table:number-columns-repeated="2"/>
          <table:table-cell table:style-name="ce220" table:number-columns-repeated="3"/>
          <table:table-cell table:style-name="ce221" table:number-columns-repeated="1011"/>
        </table:table-row>
        <table:table-row table:style-name="ro2">
          <table:table-cell table:number-rows-spanned="1" table:style-name="ce230" table:number-columns-spanned="8"/>
          <table:covered-table-cell table:style-name="ce232" table:number-columns-repeated="7"/>
          <table:table-cell table:style-name="ce221" table:number-columns-repeated="1016"/>
        </table:table-row>
        <table:table-row table:style-name="ro5">
          <table:table-cell ns41:value-type="string" table:number-rows-spanned="2" table:style-name="ce231" table:number-columns-spanned="1" office:value-type="string">
            <text:p>PROVINCIE</text:p>
          </table:table-cell>
          <table:table-cell ns41:value-type="string" table:number-rows-spanned="2" table:style-name="ce143" table:number-columns-spanned="1" office:value-type="string">
            <text:p>GEMEENTEN </text:p>
          </table:table-cell>
          <table:table-cell ns41:value-type="string" table:number-rows-spanned="2" table:style-name="ce147" table:number-columns-spanned="1" office:value-type="string">
            <text:p>KOSTSCHOLEN</text:p>
          </table:table-cell>
          <table:table-cell table:number-rows-spanned="2" table:style-name="ce234" table:number-columns-spanned="1"/>
          <table:table-cell ns41:value-type="string" table:number-rows-spanned="1" table:style-name="ce154" table:number-columns-spanned="2" office:value-type="string">
            <text:p>Kostleerlingen</text:p>
          </table:table-cell>
          <table:covered-table-cell table:style-name="ce106"/>
          <table:table-cell ns41:value-type="string" table:number-rows-spanned="1" table:style-name="ce158" table:number-columns-spanned="2" office:value-type="string">
            <text:p>Geheele bevolking</text:p>
          </table:table-cell>
          <table:covered-table-cell table:style-name="ce93"/>
          <table:table-cell ns41:value-type="string" table:number-rows-spanned="2" table:style-name="ce238" table:number-columns-spanned="1" office:value-type="string">
            <text:p>Telling</text:p>
          </table:table-cell>
          <table:table-cell ns41:value-type="string" table:number-rows-spanned="2" table:style-name="ce240" table:number-columns-spanned="1" office:value-type="string">
            <text:p>Tabel</text:p>
          </table:table-cell>
          <table:table-cell ns41:value-type="string" table:number-rows-spanned="2" table:style-name="ce240" table:number-columns-spanned="1" office:value-type="string">
            <text:p>Pagina</text:p>
          </table:table-cell>
          <table:table-cell ns41:value-type="string" table:number-rows-spanned="2" table:style-name="ce240" table:number-columns-spanned="1" office:value-type="string">
            <text:p>Provincie</text:p>
          </table:table-cell>
          <table:table-cell ns41:value-type="string" table:number-rows-spanned="2" table:style-name="ce242" table:number-columns-spanned="1" office:value-type="string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70"/>
          <table:covered-table-cell table:style-name="ce41"/>
          <table:covered-table-cell table:style-name="ce52"/>
          <table:covered-table-cell table:style-name="ce234"/>
          <table:table-cell ns41:value-type="string" table:style-name="ce155" office:value-type="string">
            <text:p>Jongens</text:p>
          </table:table-cell>
          <table:table-cell ns41:value-type="string" table:style-name="ce157" office:value-type="string">
            <text:p>Meisjes</text:p>
          </table:table-cell>
          <table:table-cell ns41:value-type="string" table:style-name="ce157" office:value-type="string">
            <text:p>Mannen</text:p>
          </table:table-cell>
          <table:table-cell ns41:value-type="string" table:style-name="ce219" office:value-type="string">
            <text:p>Vrouwen</text:p>
          </table:table-cell>
          <table:covered-table-cell table:style-name="ce239"/>
          <table:covered-table-cell table:style-name="ce241" table:number-columns-repeated="2"/>
          <table:covered-table-cell table:style-name="ce47"/>
          <table:covered-table-cell table:style-name="ce243"/>
          <table:table-cell table:style-name="ce221"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349" office:value-type="string">
            <text:p>Noordbrabant.</text:p>
          </table:table-cell>
          <table:table-cell ns41:value-type="string" table:style-name="ce349" office:value-type="string">
            <text:p>Aarle-Rixtel</text:p>
          </table:table-cell>
          <table:table-cell ns41:value-type="string" table:style-name="ce5" office:value-type="string">
            <office:annotation draw:style-name="gr1" svg:height="1.958cm" draw:caption-point-y="-0.308cm" svg:width="3.55cm" svg:x="24.272cm" draw:caption-point-x="-1.99cm" svg:y="3.678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Huis van liefde (bijzondere school voor meisjes)</text:p>
          </table:table-cell>
          <table:table-cell table:style-name="Default"/>
          <table:table-cell table:style-name="ce361"/>
          <table:table-cell ns41:value-type="float" table:style-name="ce362" office:value="21" office:value-type="float">
            <text:p>21</text:p>
          </table:table-cell>
          <table:table-cell table:style-name="ce362"/>
          <table:table-cell ns41:value-type="float" table:style-name="ce363" office:value="29" office:value-type="float">
            <text:p>29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29</text:p>
          </table:table-cell>
          <table:table-cell ns41:value-type="float" table:style-name="ce48" office:value="72" office:value-type="float">
            <text:p>72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ergen op Zoo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table:style-name="ce365"/>
          <table:table-cell ns41:value-type="float" table:style-name="ce365" office:value="18" office:value-type="float">
            <text:p>18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ergen op Zoo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ergen op Zoo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erlicu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oxmeer</text:p>
          </table:table-cell>
          <table:table-cell ns41:value-type="string" table:style-name="ce6" office:value-type="string">
            <text:p>Fransche kostschool voor jongens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oxmeer</text:p>
          </table:table-cell>
          <table:table-cell ns41:value-type="string" table:style-name="ce6" office:value-type="string">
            <text:p>Gymnasium voor jongens</text:p>
          </table:table-cell>
          <table:table-cell table:style-name="Default"/>
          <table:table-cell ns41:value-type="float" table:style-name="ce364" office:value="18" office:value-type="float">
            <text:p>18</text:p>
          </table:table-cell>
          <table:table-cell table:style-name="ce365"/>
          <table:table-cell ns41:value-type="float" table:style-name="ce365" office:value="20" office:value-type="float">
            <text:p>20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reda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reda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6" office:value-type="float">
            <text:p>16</text:p>
          </table:table-cell>
          <table:table-cell table:style-name="ce365"/>
          <table:table-cell ns41:value-type="float" table:style-name="ce366" office:value="20" office:value-type="float">
            <text:p>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Breda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8" office:value-type="float">
            <text:p>18</text:p>
          </table:table-cell>
          <table:table-cell table:style-name="ce365"/>
          <table:table-cell ns41:value-type="float" table:style-name="ce365" office:value="23" office:value-type="float">
            <text:p>23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2" office:value-type="float">
            <text:p>72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Cromvoirt</text:p>
          </table:table-cell>
          <table:table-cell ns41:value-type="string" table:style-name="ce6" office:value-type="string">
            <text:p>Voor Roomsch-Katholijke jongens</text:p>
          </table:table-cell>
          <table:table-cell table:style-name="Default"/>
          <table:table-cell ns41:value-type="float" table:style-name="ce364" office:value="19" office:value-type="float">
            <text:p>19</text:p>
          </table:table-cell>
          <table:table-cell table:style-name="ce365"/>
          <table:table-cell ns41:value-type="float" table:style-name="ce365" office:value="22" office:value-type="float">
            <text:p>22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Deurne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table:style-name="ce365"/>
          <table:table-cell ns41:value-type="float" table:style-name="ce365" office:value="19" office:value-type="float">
            <text:p>19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Dongen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9.076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en onderwijs voor meisjes</text:p>
          </table:table-cell>
          <table:table-cell table:style-name="Default"/>
          <table:table-cell table:style-name="ce364"/>
          <table:table-cell ns41:value-type="float" table:style-name="ce365" office:value="36" office:value-type="float">
            <text:p>36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72" office:value-type="float">
            <text:p>7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Drun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Duizel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Eindhov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Eindhoven</text:p>
          </table:table-cell>
          <table:table-cell ns41:value-type="string" table:style-name="ce6" office:value-type="string">
            <text:p>Kostschool St. Louis voor jongens</text:p>
          </table:table-cell>
          <table:table-cell table:style-name="Default"/>
          <table:table-cell ns41:value-type="float" table:style-name="ce364" office:value="22" office:value-type="float">
            <text:p>22</text:p>
          </table:table-cell>
          <table:table-cell table:style-name="ce365"/>
          <table:table-cell ns41:value-type="float" table:style-name="ce365" office:value="26" office:value-type="float">
            <text:p>26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Emmikhov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7" office:value-type="float">
            <text:p>37</text:p>
          </table:table-cell>
          <table:table-cell table:style-name="ce365"/>
          <table:table-cell ns41:value-type="float" table:style-name="ce365" office:value="41" office:value-type="float">
            <text:p>41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Engelen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11.774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voor meisjes</text:p>
          </table:table-cell>
          <table:table-cell table:style-name="Default"/>
          <table:table-cell table:style-name="ce364"/>
          <table:table-cell ns41:value-type="float" table:style-name="ce365" office:value="29" office:value-type="float">
            <text:p>29</text:p>
          </table:table-cell>
          <table:table-cell table:style-name="ce365"/>
          <table:table-cell ns41:value-type="float" table:style-name="ce366" office:value="74" office:value-type="float">
            <text:p>7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Etten en Leur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12.224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Het Withof, geestelijk gesticht en kostschool voor meisjes</text:p>
          </table:table-cell>
          <table:table-cell table:style-name="Default"/>
          <table:table-cell table:style-name="ce364"/>
          <table:table-cell ns41:value-type="float" table:style-name="ce365" office:value="20" office:value-type="float">
            <text:p>20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59" office:value-type="float">
            <text:p>5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ertruidenberg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ertruidenberg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ldrop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52" office:value-type="float">
            <text:p>52</text:p>
          </table:table-cell>
          <table:table-cell table:style-name="ce365"/>
          <table:table-cell ns41:value-type="float" table:style-name="ce365" office:value="58" office:value-type="float">
            <text:p>58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mer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Gemert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14.473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gesticht van Franciscaner nonnen, tevens kostschool</text:p>
          </table:table-cell>
          <table:table-cell table:style-name="Default"/>
          <table:table-cell table:style-name="ce364"/>
          <table:table-cell ns41:value-type="float" table:style-name="ce365" office:value="8" office:value-type="float">
            <text:p>8</text:p>
          </table:table-cell>
          <table:table-cell table:style-name="ce365"/>
          <table:table-cell ns41:value-type="float" table:style-name="ce366" office:value="46" office:value-type="float">
            <text:p>4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eusde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1" office:value-type="float">
            <text:p>11</text:p>
          </table:table-cell>
          <table:table-cell table:style-name="ce365"/>
          <table:table-cell ns41:value-type="float" table:style-name="ce366" office:value="17" office:value-type="float">
            <text:p>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eusd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's Hertogenbosch</text:p>
          </table:table-cell>
          <table:table-cell ns41:value-type="string" table:style-name="ce6" office:value-type="string">
            <text:p>Voor jongens (van Preij)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's Hertogenbosch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5" office:value-type="float">
            <text:p>15</text:p>
          </table:table-cell>
          <table:table-cell table:style-name="ce365"/>
          <table:table-cell ns41:value-type="float" table:style-name="ce365" office:value="19" office:value-type="float">
            <text:p>19</text:p>
          </table:table-cell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ilvarenbeek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6" office:value-type="float">
            <text:p>16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9" office:value-type="float">
            <text:p>19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Huijbergen</text:p>
          </table:table-cell>
          <table:table-cell ns41:value-type="string" table:style-name="ce6" office:value-type="string">
            <text:p>Voor jongens (St. Marie)</text:p>
          </table:table-cell>
          <table:table-cell table:style-name="Default"/>
          <table:table-cell ns41:value-type="float" table:style-name="ce364" office:value="102" office:value-type="float">
            <text:p>102</text:p>
          </table:table-cell>
          <table:table-cell table:style-name="ce365"/>
          <table:table-cell ns41:value-type="float" table:style-name="ce365" office:value="121" office:value-type="float">
            <office:annotation draw:style-name="gr1" svg:height="1.957cm" draw:caption-point-y="-0.309cm" svg:width="3.579cm" svg:x="30.538cm" draw:caption-point-x="-1.619cm" svg:y="17.172cm" draw:text-style-name="P1">
              <dc:creator>CDM</dc:creator>
              <dc:date>2014-12-12T00:00:00</dc:date>
              <text:p text:style-name="P1"><text:span text:style-name="T1">Hieronder het bestuur en onderwijzend personeel, bestaande uit 7 geestelijken.</text:span></text:p>
            </office:annotation>
            <text:p>121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St. Michielsgestel</text:p>
          </table:table-cell>
          <table:table-cell ns41:value-type="string" table:style-name="ce6" office:value-type="string">
            <text:p>Voor jongens (opvoedingsgesticht Ruwenberg)</text:p>
          </table:table-cell>
          <table:table-cell table:style-name="Default"/>
          <table:table-cell ns41:value-type="float" table:style-name="ce364" office:value="126" office:value-type="float">
            <text:p>126</text:p>
          </table:table-cell>
          <table:table-cell table:style-name="ce365"/>
          <table:table-cell ns41:value-type="float" table:style-name="ce365" office:value="157" office:value-type="float">
            <office:annotation draw:style-name="gr1" svg:height="1.957cm" draw:caption-point-y="-0.309cm" svg:width="3.579cm" svg:x="30.538cm" draw:caption-point-x="-1.619cm" svg:y="17.622cm" draw:text-style-name="P1">
              <dc:creator>CDM</dc:creator>
              <dc:date>2014-12-12T00:00:00</dc:date>
              <text:p text:style-name="P1"><text:span text:style-name="T1">Hieronder het bestuur en onderwijzend personeel, bestaande uit 10 geestelijken.</text:span></text:p>
            </office:annotation>
            <text:p>157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erle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8.072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zusters van liefde, kostschool voor meisjes</text:p>
          </table:table-cell>
          <table:table-cell table:style-name="Default"/>
          <table:table-cell table:style-name="ce364"/>
          <table:table-cell ns41:value-type="float" table:style-name="ce365" office:value="14" office:value-type="float">
            <text:p>14</text:p>
          </table:table-cell>
          <table:table-cell table:style-name="ce365"/>
          <table:table-cell ns41:value-type="float" table:style-name="ce366" office:value="20" office:value-type="float">
            <text:p>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irschot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18.521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</text:p>
          </table:table-cell>
          <table:table-cell table:style-name="Default"/>
          <table:table-cell table:style-name="ce364"/>
          <table:table-cell ns41:value-type="float" table:style-name="ce365" office:value="28" office:value-type="float">
            <text:p>28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71" office:value-type="float">
            <text:p>7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irschot</text:p>
          </table:table-cell>
          <table:table-cell ns41:value-type="string" table:style-name="ce6" office:value-type="string">
            <text:p>Fransche kostschool voor jongens</text:p>
          </table:table-cell>
          <table:table-cell table:style-name="Default"/>
          <table:table-cell ns41:value-type="float" table:style-name="ce364" office:value="18" office:value-type="float">
            <text:p>18</text:p>
          </table:table-cell>
          <table:table-cell table:style-name="ce365"/>
          <table:table-cell ns41:value-type="float" table:style-name="ce365" office:value="23" office:value-type="float">
            <text:p>23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isterwijk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9.421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 Catharinaberg voor meisjes</text:p>
          </table:table-cell>
          <table:table-cell table:style-name="Default"/>
          <table:table-cell table:style-name="ce364"/>
          <table:table-cell ns41:value-type="float" table:style-name="ce365" office:value="17" office:value-type="float">
            <text:p>17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49" office:value-type="float">
            <text:p>4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osterhou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3" office:value-type="float">
            <text:p>23</text:p>
          </table:table-cell>
          <table:table-cell table:style-name="ce365"/>
          <table:table-cell ns41:value-type="float" table:style-name="ce365" office:value="30" office:value-type="float">
            <text:p>30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osterhout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6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ss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20.77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e voor meisjes</text:p>
          </table:table-cell>
          <table:table-cell table:style-name="Default"/>
          <table:table-cell table:style-name="ce364"/>
          <table:table-cell ns41:value-type="float" table:style-name="ce365" office:value="47" office:value-type="float">
            <text:p>47</text:p>
          </table:table-cell>
          <table:table-cell table:style-name="ce365"/>
          <table:table-cell ns41:value-type="float" table:style-name="ce366" office:value="87" office:value-type="float">
            <text:p>8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udenbosch</text:p>
          </table:table-cell>
          <table:table-cell ns41:value-type="string" table:style-name="ce6" office:value-type="string">
            <office:annotation draw:style-name="gr1" svg:height="1.957cm" draw:caption-point-y="-0.308cm" svg:width="3.55cm" svg:x="24.272cm" draw:caption-point-x="-1.99cm" svg:y="21.22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Instituut St. Louis (geestelijke vereeniging)</text:p>
          </table:table-cell>
          <table:table-cell table:style-name="Default"/>
          <table:table-cell ns41:value-type="float" table:style-name="ce364" office:value="203" office:value-type="float">
            <text:p>203</text:p>
          </table:table-cell>
          <table:table-cell table:style-name="ce365"/>
          <table:table-cell ns41:value-type="float" table:style-name="ce365" office:value="248" office:value-type="float">
            <text:p>248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Oudenbosch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21.67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Zedelijk ligchaam, onder de zinspreuk: voor meisjes</text:p>
          </table:table-cell>
          <table:table-cell table:style-name="Default"/>
          <table:table-cell table:style-name="ce364"/>
          <table:table-cell ns41:value-type="float" table:style-name="ce365" office:value="37" office:value-type="float">
            <text:p>37</text:p>
          </table:table-cell>
          <table:table-cell table:style-name="ce365"/>
          <table:table-cell ns41:value-type="float" table:style-name="ce366" office:value="81" office:value-type="float">
            <text:p>8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Ravenstein</text:p>
          </table:table-cell>
          <table:table-cell ns41:value-type="string" table:style-name="ce6" office:value-type="string">
            <text:p>Voor jongens en meisjes (St. Joseph)</text:p>
          </table:table-cell>
          <table:table-cell table:style-name="Default"/>
          <table:table-cell ns41:value-type="float" table:style-name="ce364" office:value="16" office:value-type="float">
            <text:p>16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5" office:value="20" office:value-type="float">
            <text:p>20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Reek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Rosendaal en Nispen</text:p>
          </table:table-cell>
          <table:table-cell ns41:value-type="string" table:style-name="ce6" office:value-type="string">
            <text:p>Jongensinstituut</text:p>
          </table:table-cell>
          <table:table-cell table:style-name="Default"/>
          <table:table-cell ns41:value-type="float" table:style-name="ce364" office:value="59" office:value-type="float">
            <text:p>59</text:p>
          </table:table-cell>
          <table:table-cell table:style-name="ce365"/>
          <table:table-cell ns41:value-type="float" table:style-name="ce365" office:value="65" office:value-type="float">
            <text:p>65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Rosendaal en Nispen</text:p>
          </table:table-cell>
          <table:table-cell ns41:value-type="string" table:style-name="ce6" office:value-type="string">
            <office:annotation draw:style-name="gr1" svg:height="1.957cm" draw:caption-point-y="-0.308cm" svg:width="3.55cm" svg:x="24.272cm" draw:caption-point-x="-1.99cm" svg:y="23.469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 (geestelijk gesticht)</text:p>
          </table:table-cell>
          <table:table-cell table:style-name="Default"/>
          <table:table-cell table:style-name="ce364"/>
          <table:table-cell ns41:value-type="float" table:style-name="ce365" office:value="110" office:value-type="float">
            <text:p>110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6" office:value="179" office:value-type="float">
            <text:p>17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Rucph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1" office:value-type="float">
            <text:p>11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Schijndel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24.369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adigheid van den H. Vincentius de Paulo (meisjeskostschool)</text:p>
          </table:table-cell>
          <table:table-cell table:style-name="Default"/>
          <table:table-cell table:style-name="ce364"/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6" office:value="43" office:value-type="float">
            <text:p>4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Standdaarbuiten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24.818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geestelijke zusters, tevens meisjeskostschool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6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Steenber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Tilburg</text:p>
          </table:table-cell>
          <table:table-cell ns41:value-type="string" table:style-name="ce6" office:value-type="string">
            <text:p>Fransche kostschool voor jongens</text:p>
          </table:table-cell>
          <table:table-cell table:style-name="Default"/>
          <table:table-cell ns41:value-type="float" table:style-name="ce364" office:value="26" office:value-type="float">
            <text:p>26</text:p>
          </table:table-cell>
          <table:table-cell table:style-name="ce365"/>
          <table:table-cell ns41:value-type="float" table:style-name="ce365" office:value="33" office:value-type="float">
            <text:p>33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Tilburg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26.168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liefde (kostschool voor meisjes)</text:p>
          </table:table-cell>
          <table:table-cell table:style-name="Default"/>
          <table:table-cell table:style-name="ce364"/>
          <table:table-cell ns41:value-type="float" table:style-name="ce365" office:value="41" office:value-type="float">
            <text:p>41</text:p>
          </table:table-cell>
          <table:table-cell table:style-name="ce365"/>
          <table:table-cell ns41:value-type="float" table:style-name="ce366" office:value="160" office:value-type="float">
            <text:p>16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Uden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26.618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Nazarethvereeniging van de Ursulinen voor jonge jufvrouwen en armenschool</text:p>
          </table:table-cell>
          <table:table-cell table:style-name="Default"/>
          <table:table-cell table:style-name="ce364"/>
          <table:table-cell ns41:value-type="float" table:style-name="ce365" office:value="34" office:value-type="float">
            <text:p>34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6" office:value="59" office:value-type="float">
            <text:p>5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Udenhout</text:p>
          </table:table-cell>
          <table:table-cell ns41:value-type="string" table:style-name="ce6" office:value-type="string">
            <text:p>Voorjongens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4" office:value-type="float">
            <text:p>14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Waalwijk</text:p>
          </table:table-cell>
          <table:table-cell ns41:value-type="string" table:style-name="ce6" office:value-type="string">
            <office:annotation draw:style-name="gr1" svg:height="1.957cm" draw:caption-point-y="-0.308cm" svg:width="3.55cm" svg:x="24.272cm" draw:caption-point-x="-1.99cm" svg:y="27.517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jonge jufvrouwen (gesticht van geestelijke zusters)</text:p>
          </table:table-cell>
          <table:table-cell table:style-name="Default"/>
          <table:table-cell table:style-name="ce364"/>
          <table:table-cell ns41:value-type="float" table:style-name="ce365" office:value="24" office:value-type="float">
            <text:p>24</text:p>
          </table:table-cell>
          <table:table-cell table:style-name="ce365"/>
          <table:table-cell ns41:value-type="float" table:style-name="ce366" office:value="44" office:value-type="float">
            <text:p>4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Waspik</text:p>
          </table:table-cell>
          <table:table-cell ns41:value-type="string" table:style-name="ce6" office:value-type="string">
            <text:p>Gesticht van opvoeding 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Werkenda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39" office:value-type="float">
            <text:p>39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6" office:value="49" office:value-type="float">
            <text:p>4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Woudrich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3" office:value-type="float">
            <text:p>73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8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Zevenbergen</text:p>
          </table:table-cell>
          <table:table-cell ns41:value-type="string" table:style-name="ce6" office:value-type="string">
            <text:p>Voor meisjes (opvoedinggesticht)</text:p>
          </table:table-cell>
          <table:table-cell table:style-name="Default"/>
          <table:table-cell table:style-name="ce364"/>
          <table:table-cell ns41:value-type="float" table:style-name="ce365" office:value="22" office:value-type="float">
            <office:annotation draw:style-name="gr1" svg:height="1.958cm" draw:caption-point-y="-0.308cm" svg:width="3.564cm" svg:x="28.763cm" draw:caption-point-x="-1.618cm" svg:y="29.316cm" draw:text-style-name="P1">
              <dc:creator>CDM</dc:creator>
              <dc:date>2014-12-12T00:00:00</dc:date>
              <text:p text:style-name="P1"><text:span text:style-name="T1">Hieronder 8 kweekelingen.</text:span></text:p>
            </office:annotation>
            <text:p>22</text:p>
          </table:table-cell>
          <table:table-cell table:style-name="ce365"/>
          <table:table-cell ns41:value-type="float" table:style-name="ce366" office:value="27" office:value-type="float">
            <text:p>2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ns41:value-type="string" table:style-name="ce350" office:value-type="string">
            <text:p>Zevenber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50" office:value-type="float">
            <text:p>50</text:p>
          </table:table-cell>
          <table:table-cell table:style-name="ce365"/>
          <table:table-cell ns41:value-type="float" table:style-name="ce365" office:value="56" office:value-type="float">
            <text:p>56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brabant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945" office:value-type="float">
            <text:p>945</text:p>
          </table:table-cell>
          <table:table-cell ns41:value-type="float" table:style-name="ce365" office:value="580" office:value-type="float">
            <text:p>580</text:p>
          </table:table-cell>
          <table:table-cell ns41:value-type="float" table:style-name="ce365" office:value="1174" office:value-type="float">
            <text:p>1174</text:p>
          </table:table-cell>
          <table:table-cell ns41:value-type="float" table:style-name="ce366" office:value="1366" office:value-type="float">
            <text:p>136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Ammerzoden</text:p>
          </table:table-cell>
          <table:table-cell ns41:value-type="string" table:style-name="ce6" office:value-type="string">
            <text:p>Voor jongens (kosterie)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Apeldoorn</text:p>
          </table:table-cell>
          <table:table-cell ns41:value-type="string" table:style-name="ce6" office:value-type="string">
            <text:p>Dag- en kostschool voor jongens</text:p>
          </table:table-cell>
          <table:table-cell table:style-name="Default"/>
          <table:table-cell ns41:value-type="float" table:style-name="ce364" office:value="15" office:value-type="float">
            <text:p>15</text:p>
          </table:table-cell>
          <table:table-cell table:style-name="ce365"/>
          <table:table-cell ns41:value-type="float" table:style-name="ce365" office:value="18" office:value-type="float">
            <text:p>18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Apeldoor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5" office:value-type="float">
            <text:p>25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26" office:value-type="float">
            <text:p>26</text:p>
          </table:table-cell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Arnh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table:style-name="ce365"/>
          <table:table-cell ns41:value-type="float" table:style-name="ce365" office:value="12" office:value-type="float">
            <text:p>12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Arnh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Arnhem</text:p>
          </table:table-cell>
          <table:table-cell ns41:value-type="string" table:style-name="ce6" office:value-type="string">
            <text:p>Dag- en kostschool voor meisjes</text:p>
          </table:table-cell>
          <table:table-cell table:style-name="Default"/>
          <table:table-cell table:style-name="ce364"/>
          <table:table-cell ns41:value-type="float" table:style-name="ce365" office:value="8" office:value-type="float">
            <text:p>8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17" office:value-type="float">
            <text:p>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Arnhem</text:p>
          </table:table-cell>
          <table:table-cell ns41:value-type="string" table:style-name="ce6" office:value-type="string">
            <text:p>Stedelijk instituut voor jongens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table:style-name="ce365"/>
          <table:table-cell ns41:value-type="float" table:style-name="ce365" office:value="18" office:value-type="float">
            <text:p>18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arneveld</text:p>
          </table:table-cell>
          <table:table-cell ns41:value-type="string" table:style-name="ce6" office:value-type="string">
            <text:p>Dag- en kostschool voor meisjes</text:p>
          </table:table-cell>
          <table:table-cell table:style-name="Default"/>
          <table:table-cell table:style-name="ce364"/>
          <table:table-cell ns41:value-type="float" table:style-name="ce365" office:value="7" office:value-type="float">
            <text:p>7</text:p>
          </table:table-cell>
          <table:table-cell table:style-name="ce365"/>
          <table:table-cell ns41:value-type="float" table:style-name="ce366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arneveld</text:p>
          </table:table-cell>
          <table:table-cell ns41:value-type="string" table:style-name="ce6" office:value-type="string">
            <text:p>Dag- en kostschool voor jongens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11" office:value-type="float">
            <text:p>11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arneveld</text:p>
          </table:table-cell>
          <table:table-cell ns41:value-type="string" table:style-name="ce6" office:value-type="string">
            <text:p>Dag- en kostschool voor jongens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table:style-name="ce365"/>
          <table:table-cell ns41:value-type="float" table:style-name="ce365" office:value="24" office:value-type="float">
            <text:p>24</text:p>
          </table:table-cell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emmel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table:style-name="ce365"/>
          <table:table-cell ns41:value-type="float" table:style-name="ce365" office:value="14" office:value-type="float">
            <text:p>14</text:p>
          </table:table-cell>
          <table:table-cell ns41:value-type="float" table:style-name="ce366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emmel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ergh ('s Heerenberg.)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8" office:value-type="float">
            <text:p>18</text:p>
          </table:table-cell>
          <table:table-cell table:style-name="ce365"/>
          <table:table-cell ns41:value-type="float" table:style-name="ce365" office:value="21" office:value-type="float">
            <text:p>21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ommel (Zalt-)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ommel (Zalt-)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orculo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rumm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Brumm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0" office:value-type="float">
            <text:p>20</text:p>
          </table:table-cell>
          <table:table-cell table:style-name="ce365"/>
          <table:table-cell ns41:value-type="float" table:style-name="ce365" office:value="25" office:value-type="float">
            <text:p>25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Culenborg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38.762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opvoeding voor meisjes</text:p>
          </table:table-cell>
          <table:table-cell table:style-name="Default"/>
          <table:table-cell table:style-name="ce364"/>
          <table:table-cell ns41:value-type="float" table:style-name="ce365" office:value="27" office:value-type="float">
            <text:p>27</text:p>
          </table:table-cell>
          <table:table-cell table:style-name="ce365"/>
          <table:table-cell ns41:value-type="float" table:style-name="ce366" office:value="39" office:value-type="float">
            <text:p>3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Culenborg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Doesborg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Doesborg</text:p>
          </table:table-cell>
          <table:table-cell ns41:value-type="string" table:style-name="ce6" office:value-type="string">
            <text:p>Voor meisjes (geen leerlingen)</text:p>
          </table:table-cell>
          <table:table-cell table:style-name="Default"/>
          <table:table-cell table:style-name="ce364"/>
          <table:table-cell table:style-name="ce365" table:number-columns-repeated="2"/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Doetinchem (Stad)</text:p>
          </table:table-cell>
          <table:table-cell ns41:value-type="string" table:style-name="ce6" office:value-type="string">
            <text:p>Fransche kostschool voor jongens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table:style-name="ce365"/>
          <table:table-cell ns41:value-type="float" table:style-name="ce365" office:value="8" office:value-type="float">
            <text:p>8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Doetinchem (Stad)</text:p>
          </table:table-cell>
          <table:table-cell ns41:value-type="string" table:style-name="ce6" office:value-type="string">
            <text:p>Fransche dag- en kostschool voor meisjes</text:p>
          </table:table-cell>
          <table:table-cell table:style-name="Default"/>
          <table:table-cell table:style-name="ce364"/>
          <table:table-cell ns41:value-type="float" table:style-name="ce365" office:value="7" office:value-type="float">
            <text:p>7</text:p>
          </table:table-cell>
          <table:table-cell table:style-name="ce365"/>
          <table:table-cell ns41:value-type="float" table:style-name="ce366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Duiv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5" office:value-type="float">
            <text:p>35</text:p>
          </table:table-cell>
          <table:table-cell table:style-name="ce365"/>
          <table:table-cell ns41:value-type="float" table:style-name="ce365" office:value="40" office:value-type="float">
            <text:p>40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Ede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1" office:value-type="float">
            <text:p>11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Ede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1" office:value-type="float">
            <text:p>11</text:p>
          </table:table-cell>
          <table:table-cell table:style-name="ce365"/>
          <table:table-cell ns41:value-type="float" table:style-name="ce366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Ede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Elburg</text:p>
          </table:table-cell>
          <table:table-cell ns41:value-type="string" table:style-name="ce6" office:value-type="string">
            <text:p>Instituut van wijlen den L.-Adm. van Kinsbergen (jongenskostsch.)</text:p>
          </table:table-cell>
          <table:table-cell table:style-name="Default"/>
          <table:table-cell ns41:value-type="float" table:style-name="ce364" office:value="45" office:value-type="float">
            <text:p>45</text:p>
          </table:table-cell>
          <table:table-cell table:style-name="ce365"/>
          <table:table-cell ns41:value-type="float" table:style-name="ce365" office:value="49" office:value-type="float">
            <text:p>49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Elburg</text:p>
          </table:table-cell>
          <table:table-cell ns41:value-type="string" table:style-name="ce6" office:value-type="string">
            <text:p>Meisjesinstituut</text:p>
          </table:table-cell>
          <table:table-cell table:style-name="Default"/>
          <table:table-cell table:style-name="ce364"/>
          <table:table-cell ns41:value-type="float" table:style-name="ce365" office:value="11" office:value-type="float">
            <text:p>11</text:p>
          </table:table-cell>
          <table:table-cell table:style-name="ce365"/>
          <table:table-cell ns41:value-type="float" table:style-name="ce366" office:value="20" office:value-type="float">
            <text:p>2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Epe</text:p>
          </table:table-cell>
          <table:table-cell ns41:value-type="string" table:style-name="ce6" office:value-type="string">
            <text:p>Voor jongens in de kosterie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Gendrin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4" office:value-type="float">
            <text:p>14</text:p>
          </table:table-cell>
          <table:table-cell table:style-name="ce365"/>
          <table:table-cell ns41:value-type="float" table:style-name="ce365" office:value="18" office:value-type="float">
            <text:p>18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Harderwijk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Hatt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6" office:value-type="float">
            <text:p>16</text:p>
          </table:table-cell>
          <table:table-cell table:style-name="ce365"/>
          <table:table-cell ns41:value-type="float" table:style-name="ce365" office:value="18" office:value-type="float">
            <text:p>18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Hengelo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Huiss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1" office:value-type="float">
            <text:p>11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Loch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Loche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Maurik (Eck en Wiel)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2" office:value-type="float">
            <text:p>12</text:p>
          </table:table-cell>
          <table:table-cell table:style-name="ce365"/>
          <table:table-cell ns41:value-type="float" table:style-name="ce365" office:value="18" office:value-type="float">
            <text:p>18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kerk</text:p>
          </table:table-cell>
          <table:table-cell ns41:value-type="string" table:style-name="ce6" office:value-type="string">
            <text:p>Jongensinstituut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table:style-name="ce365"/>
          <table:table-cell ns41:value-type="float" table:style-name="ce365" office:value="15" office:value-type="float">
            <text:p>15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48.657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 table:style-name="Default"/>
          <table:table-cell table:style-name="ce364"/>
          <table:table-cell ns41:value-type="float" table:style-name="ce365" office:value="48" office:value-type="float">
            <text:p>48</text:p>
          </table:table-cell>
          <table:table-cell table:style-name="ce365"/>
          <table:table-cell ns41:value-type="float" table:style-name="ce366" office:value="78" office:value-type="float">
            <text:p>7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0" office:value-type="float">
            <text:p>20</text:p>
          </table:table-cell>
          <table:table-cell table:style-name="ce365"/>
          <table:table-cell ns41:value-type="float" table:style-name="ce365" office:value="30" office:value-type="float">
            <text:p>30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5" office:value-type="float">
            <text:p>5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6" office:value="15" office:value-type="float">
            <text:p>1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6" office:value-type="float">
            <text:p>26</text:p>
          </table:table-cell>
          <table:table-cell table:style-name="ce365"/>
          <table:table-cell ns41:value-type="float" table:style-name="ce365" office:value="31" office:value-type="float">
            <text:p>31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4" office:value-type="float">
            <text:p>74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</text:p>
          </table:table-cell>
          <table:table-cell ns41:value-type="string" table:style-name="ce6" office:value-type="string">
            <text:p>Voor jongens (Vredelust onbewoond)</text:p>
          </table:table-cell>
          <table:table-cell table:style-name="Default"/>
          <table:table-cell table:style-name="ce364"/>
          <table:table-cell table:style-name="ce365" table:number-columns-repeated="2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Nijme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6" office:value-type="float">
            <text:p>16</text:p>
          </table:table-cell>
          <table:table-cell table:style-name="ce365"/>
          <table:table-cell ns41:value-type="float" table:style-name="ce365" office:value="18" office:value-type="float">
            <text:p>18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Renku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7" office:value-type="float">
            <text:p>17</text:p>
          </table:table-cell>
          <table:table-cell table:style-name="ce365"/>
          <table:table-cell ns41:value-type="float" table:style-name="ce365" office:value="21" office:value-type="float">
            <text:p>21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Renku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6" office:value="13" office:value-type="float">
            <text:p>1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Renku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6" office:value-type="float">
            <text:p>6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Renku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table:style-name="ce365"/>
          <table:table-cell ns41:value-type="float" table:style-name="ce365" office:value="15" office:value-type="float">
            <text:p>15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Rhed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6" office:value-type="float">
            <text:p>16</text:p>
          </table:table-cell>
          <table:table-cell table:style-name="ce365"/>
          <table:table-cell ns41:value-type="float" table:style-name="ce365" office:value="20" office:value-type="float">
            <text:p>20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Rheden</text:p>
          </table:table-cell>
          <table:table-cell ns41:value-type="string" table:style-name="ce6" office:value-type="string">
            <text:p>Voor meisjes (kolonade)</text:p>
          </table:table-cell>
          <table:table-cell table:style-name="Default"/>
          <table:table-cell table:style-name="ce364"/>
          <table:table-cell ns41:value-type="float" table:style-name="ce365" office:value="11" office:value-type="float">
            <text:p>11</text:p>
          </table:table-cell>
          <table:table-cell table:style-name="ce365"/>
          <table:table-cell ns41:value-type="float" table:style-name="ce366" office:value="17" office:value-type="float">
            <text:p>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Rhede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9" office:value-type="float">
            <text:p>9</text:p>
          </table:table-cell>
          <table:table-cell table:style-name="ce365"/>
          <table:table-cell ns41:value-type="float" table:style-name="ce366" office:value="15" office:value-type="float">
            <text:p>1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Tiel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Tiel</text:p>
          </table:table-cell>
          <table:table-cell ns41:value-type="string" table:style-name="ce6" office:value-type="string">
            <text:p>Zonder leerlingen</text:p>
          </table:table-cell>
          <table:table-cell table:style-name="Default"/>
          <table:table-cell table:style-name="ce364"/>
          <table:table-cell table:style-name="ce365"/>
          <table:table-cell ns41:value-type="float" table:style-name="ce365" office:value="2" office:value-type="float">
            <text:p>2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Tiel</text:p>
          </table:table-cell>
          <table:table-cell ns41:value-type="string" table:style-name="ce6" office:value-type="string">
            <text:p>Voor jonge jufvrouwen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6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Tiel</text:p>
          </table:table-cell>
          <table:table-cell ns41:value-type="string" table:style-name="ce6" office:value-type="string">
            <text:p>Israelitische voor jongens</text:p>
          </table:table-cell>
          <table:table-cell table:style-name="Default"/>
          <table:table-cell ns41:value-type="float" table:style-name="ce364" office:value="18" office:value-type="float">
            <text:p>18</text:p>
          </table:table-cell>
          <table:table-cell table:style-name="ce365"/>
          <table:table-cell ns41:value-type="float" table:style-name="ce365" office:value="21" office:value-type="float">
            <text:p>21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Ubber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Voorst</text:p>
          </table:table-cell>
          <table:table-cell ns41:value-type="string" table:style-name="ce6" office:value-type="string">
            <text:p>Jongensinstituut Java</text:p>
          </table:table-cell>
          <table:table-cell table:style-name="Default"/>
          <table:table-cell ns41:value-type="float" table:style-name="ce364" office:value="19" office:value-type="float">
            <text:p>19</text:p>
          </table:table-cell>
          <table:table-cell table:style-name="ce365"/>
          <table:table-cell ns41:value-type="float" table:style-name="ce365" office:value="21" office:value-type="float">
            <text:p>21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Wageninge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6" office:value-type="float">
            <text:p>16</text:p>
          </table:table-cell>
          <table:table-cell table:style-name="ce365"/>
          <table:table-cell ns41:value-type="float" table:style-name="ce366" office:value="26" office:value-type="float">
            <text:p>2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Wagenin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Wagenin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8" office:value-type="float">
            <text:p>8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Zoel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2" office:value-type="float">
            <text:p>22</text:p>
          </table:table-cell>
          <table:table-cell table:style-name="ce365"/>
          <table:table-cell ns41:value-type="float" table:style-name="ce365" office:value="25" office:value-type="float">
            <text:p>25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Zutphe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6" office:value="13" office:value-type="float">
            <text:p>1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Zutphe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6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Zutph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7" office:value-type="float">
            <text:p>27</text:p>
          </table:table-cell>
          <table:table-cell table:style-name="ce365"/>
          <table:table-cell ns41:value-type="float" table:style-name="ce365" office:value="31" office:value-type="float">
            <text:p>31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.</text:p>
          </table:table-cell>
          <table:table-cell ns41:value-type="string" table:style-name="ce350" office:value-type="string">
            <text:p>Zutphen</text:p>
          </table:table-cell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548" office:value-type="float">
            <text:p>548</text:p>
          </table:table-cell>
          <table:table-cell ns41:value-type="float" table:style-name="ce365" office:value="207" office:value-type="float">
            <text:p>207</text:p>
          </table:table-cell>
          <table:table-cell ns41:value-type="float" table:style-name="ce365" office:value="713" office:value-type="float">
            <text:p>713</text:p>
          </table:table-cell>
          <table:table-cell ns41:value-type="float" table:style-name="ce366" office:value="582" office:value-type="float">
            <text:p>58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Bodegrav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3" office:value-type="float">
            <text:p>33</text:p>
          </table:table-cell>
          <table:table-cell table:style-name="ce365"/>
          <table:table-cell ns41:value-type="float" table:style-name="ce365" office:value="40" office:value-type="float">
            <text:p>40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Delfshav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table:style-name="ce365"/>
          <table:table-cell ns41:value-type="float" table:style-name="ce365" office:value="8" office:value-type="float">
            <text:p>8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Delf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1" office:value-type="float">
            <text:p>11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Delft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7" office:value-type="float">
            <text:p>7</text:p>
          </table:table-cell>
          <table:table-cell table:style-name="ce365"/>
          <table:table-cell ns41:value-type="float" table:style-name="ce366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Delft</text:p>
          </table:table-cell>
          <table:table-cell ns41:value-type="string" table:style-name="ce6" office:value-type="string">
            <text:p>Voor jongeheeren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Delf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8" office:value-type="float">
            <text:p>48</text:p>
          </table:table-cell>
          <table:table-cell table:style-name="ce365"/>
          <table:table-cell ns41:value-type="float" table:style-name="ce365" office:value="52" office:value-type="float">
            <text:p>52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Delf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Dordrech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Gorinch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7" office:value-type="float">
            <text:p>17</text:p>
          </table:table-cell>
          <table:table-cell table:style-name="ce365"/>
          <table:table-cell ns41:value-type="float" table:style-name="ce365" office:value="21" office:value-type="float">
            <text:p>21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Gorinch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Gorinchem</text:p>
          </table:table-cell>
          <table:table-cell ns41:value-type="string" table:style-name="ce6" office:value-type="string">
            <text:p>Stadsschool voor meisjes, tevens kostschool</text:p>
          </table:table-cell>
          <table:table-cell table:style-name="Default"/>
          <table:table-cell table:style-name="ce364"/>
          <table:table-cell ns41:value-type="float" table:style-name="ce365" office:value="14" office:value-type="float">
            <text:p>14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6" office:value="25" office:value-type="float">
            <text:p>2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Gorinchem</text:p>
          </table:table-cell>
          <table:table-cell ns41:value-type="string" table:style-name="ce6" office:value-type="string">
            <text:p>Voor jongens en meisjes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5" office:value="9" office:value-type="float">
            <text:p>9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Gorinch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9" office:value-type="float">
            <text:p>29</text:p>
          </table:table-cell>
          <table:table-cell table:style-name="ce365"/>
          <table:table-cell ns41:value-type="float" table:style-name="ce365" office:value="32" office:value-type="float">
            <text:p>32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Gorinchem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67.099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estelijk gesticht, tevens bewaar- en kostschool</text:p>
          </table:table-cell>
          <table:table-cell table:style-name="Default"/>
          <table:table-cell table:style-name="ce364"/>
          <table:table-cell ns41:value-type="float" table:style-name="ce365" office:value="8" office:value-type="float">
            <text:p>8</text:p>
          </table:table-cell>
          <table:table-cell table:style-name="ce365"/>
          <table:table-cell ns41:value-type="float" table:style-name="ce366" office:value="23" office:value-type="float">
            <text:p>2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Gouda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's Gravenhage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table:style-name="ce365"/>
          <table:table-cell ns41:value-type="float" table:style-name="ce365" office:value="16" office:value-type="float">
            <text:p>16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's Gravenhage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4" office:value-type="float">
            <text:p>14</text:p>
          </table:table-cell>
          <table:table-cell table:style-name="ce365"/>
          <table:table-cell ns41:value-type="float" table:style-name="ce365" office:value="19" office:value-type="float">
            <text:p>19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's Gravenhage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3" office:value-type="float">
            <text:p>33</text:p>
          </table:table-cell>
          <table:table-cell table:style-name="ce365"/>
          <table:table-cell ns41:value-type="float" table:style-name="ce365" office:value="41" office:value-type="float">
            <text:p>41</text:p>
          </table:table-cell>
          <table:table-cell ns41:value-type="float" table:style-name="ce366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's Gravenhage</text:p>
          </table:table-cell>
          <table:table-cell ns41:value-type="string" table:style-name="ce6" office:value-type="string">
            <text:p>Voor jongens (het Kleine Loo)</text:p>
          </table:table-cell>
          <table:table-cell table:style-name="Default"/>
          <table:table-cell ns41:value-type="float" table:style-name="ce364" office:value="19" office:value-type="float">
            <text:p>19</text:p>
          </table:table-cell>
          <table:table-cell table:style-name="ce365"/>
          <table:table-cell ns41:value-type="float" table:style-name="ce365" office:value="22" office:value-type="float">
            <text:p>22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Haastrecht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2" office:value-type="float">
            <office:annotation draw:style-name="gr1" svg:height="1.957cm" draw:caption-point-y="-0.309cm" svg:width="3.564cm" svg:x="28.763cm" draw:caption-point-x="-1.618cm" svg:y="69.798cm" draw:text-style-name="P1">
              <dc:creator>CDM</dc:creator>
              <dc:date>2014-12-12T00:00:00</dc:date>
              <text:p text:style-name="P1"><text:span text:style-name="T1">Waaronder 2 kweekelingen.</text:span></text:p>
            </office:annotation>
            <text:p>12</text:p>
          </table:table-cell>
          <table:table-cell table:style-name="ce365"/>
          <table:table-cell ns41:value-type="float" table:style-name="ce366" office:value="16" office:value-type="float">
            <text:p>1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Hazerswoude</text:p>
          </table:table-cell>
          <table:table-cell ns41:value-type="string" table:style-name="ce6" office:value-type="string">
            <text:p>Instituut voor bijzonder onderw. voor jongens en meisjes</text:p>
          </table:table-cell>
          <table:table-cell table:style-name="Default"/>
          <table:table-cell ns41:value-type="float" table:style-name="ce364" office:value="25" office:value-type="float">
            <text:p>25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5" office:value="30" office:value-type="float">
            <text:p>30</text:p>
          </table:table-cell>
          <table:table-cell ns41:value-type="float" table:style-name="ce366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Hillego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5" office:value-type="float">
            <text:p>75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39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Hillegom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71.147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Mariagesticht, tevens kostschool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Middelharnis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0" office:value-type="float">
            <text:p>10</text:p>
          </table:table-cell>
          <table:table-cell table:style-name="ce365"/>
          <table:table-cell ns41:value-type="float" table:style-name="ce365" office:value="15" office:value-type="float">
            <text:p>15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Monster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72.047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Pensionaat voor jonge jufvrouwen, tevens gest. van geest. zusters</text:p>
          </table:table-cell>
          <table:table-cell table:style-name="Default"/>
          <table:table-cell table:style-name="ce364"/>
          <table:table-cell ns41:value-type="float" table:style-name="ce365" office:value="39" office:value-type="float">
            <text:p>39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57" office:value-type="float">
            <text:p>5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Nieuwpoor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0" office:value-type="float">
            <text:p>10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Noordwijk</text:p>
          </table:table-cell>
          <table:table-cell ns41:value-type="string" table:style-name="ce6" office:value-type="string">
            <text:p>Instituut voor jonge jufvrouwen</text:p>
          </table:table-cell>
          <table:table-cell table:style-name="Default"/>
          <table:table-cell table:style-name="ce364"/>
          <table:table-cell ns41:value-type="float" table:style-name="ce365" office:value="13" office:value-type="float">
            <text:p>13</text:p>
          </table:table-cell>
          <table:table-cell table:style-name="ce365"/>
          <table:table-cell ns41:value-type="float" table:style-name="ce366" office:value="18" office:value-type="float">
            <text:p>1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Oudewater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73.396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gesticht, tevens kostschool voor meisjes</text:p>
          </table:table-cell>
          <table:table-cell table:style-name="Default"/>
          <table:table-cell table:style-name="ce364"/>
          <table:table-cell ns41:value-type="float" table:style-name="ce365" office:value="11" office:value-type="float">
            <text:p>11</text:p>
          </table:table-cell>
          <table:table-cell table:style-name="ce365"/>
          <table:table-cell ns41:value-type="float" table:style-name="ce366" office:value="17" office:value-type="float">
            <text:p>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Rotterdam</text:p>
          </table:table-cell>
          <table:table-cell ns41:value-type="string" table:style-name="ce6" office:value-type="string">
            <text:p>Kostschool van het Nederl. zendelinggenootschap voor Indische kinderen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table:style-name="ce365"/>
          <table:table-cell ns41:value-type="float" table:style-name="ce365" office:value="15" office:value-type="float">
            <text:p>15</text:p>
          </table:table-cell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Rijswijk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4" office:value-type="float">
            <text:p>24</text:p>
          </table:table-cell>
          <table:table-cell table:style-name="ce365"/>
          <table:table-cell ns41:value-type="float" table:style-name="ce365" office:value="31" office:value-type="float">
            <text:p>31</text:p>
          </table:table-cell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Rijswijk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table:style-name="ce365"/>
          <table:table-cell ns41:value-type="float" table:style-name="ce365" office:value="15" office:value-type="float">
            <text:p>15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Sassenhei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3" office:value-type="float">
            <text:p>23</text:p>
          </table:table-cell>
          <table:table-cell table:style-name="ce365"/>
          <table:table-cell ns41:value-type="float" table:style-name="ce365" office:value="31" office:value-type="float">
            <text:p>31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Schieda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Schoonhov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7" office:value-type="float">
            <text:p>27</text:p>
          </table:table-cell>
          <table:table-cell table:style-name="ce365"/>
          <table:table-cell ns41:value-type="float" table:style-name="ce365" office:value="33" office:value-type="float">
            <text:p>33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Veur</text:p>
          </table:table-cell>
          <table:table-cell ns41:value-type="string" table:style-name="ce6" office:value-type="string">
            <text:p>Voor jongens (Noordheij)</text:p>
          </table:table-cell>
          <table:table-cell table:style-name="Default"/>
          <table:table-cell ns41:value-type="float" table:style-name="ce364" office:value="22" office:value-type="float">
            <text:p>22</text:p>
          </table:table-cell>
          <table:table-cell table:style-name="ce365"/>
          <table:table-cell ns41:value-type="float" table:style-name="ce365" office:value="31" office:value-type="float">
            <text:p>31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Vianen</text:p>
          </table:table-cell>
          <table:table-cell ns41:value-type="string" table:style-name="ce6" office:value-type="string">
            <text:p>Voor jonge jufvrouwen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Vian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6" office:value-type="float">
            <text:p>26</text:p>
          </table:table-cell>
          <table:table-cell table:style-name="ce365"/>
          <table:table-cell ns41:value-type="float" table:style-name="ce365" office:value="35" office:value-type="float">
            <text:p>35</text:p>
          </table:table-cell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Voorburg, Wijk A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2" office:value-type="float">
            <text:p>32</text:p>
          </table:table-cell>
          <table:table-cell table:style-name="ce365"/>
          <table:table-cell ns41:value-type="float" table:style-name="ce365" office:value="45" office:value-type="float">
            <text:p>45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Voorburg, Wijk B</text:p>
          </table:table-cell>
          <table:table-cell ns41:value-type="string" table:style-name="ce6" office:value-type="string">
            <text:p>Instituut voor meisjes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Voorschoten</text:p>
          </table:table-cell>
          <table:table-cell ns41:value-type="string" table:style-name="ce6" office:value-type="string">
            <text:p>Instituut voor jonge jufvrouwen (Stadwijk)</text:p>
          </table:table-cell>
          <table:table-cell table:style-name="Default"/>
          <table:table-cell table:style-name="ce364"/>
          <table:table-cell ns41:value-type="float" table:style-name="ce365" office:value="31" office:value-type="float">
            <text:p>31</text:p>
          </table:table-cell>
          <table:table-cell table:style-name="ce365"/>
          <table:table-cell ns41:value-type="float" table:style-name="ce366" office:value="50" office:value-type="float">
            <text:p>5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Woerd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ns41:value-type="string" table:style-name="ce350" office:value-type="string">
            <text:p>Woerden</text:p>
          </table:table-cell>
          <table:table-cell ns41:value-type="string" table:style-name="ce6" office:value-type="string">
            <office:annotation draw:style-name="gr1" svg:height="1.957cm" draw:caption-point-y="-0.308cm" svg:width="3.55cm" svg:x="24.272cm" draw:caption-point-x="-1.99cm" svg:y="79.693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, tevens geestelijk gesticht</text:p>
          </table:table-cell>
          <table:table-cell table:style-name="Default"/>
          <table:table-cell table:style-name="ce364"/>
          <table:table-cell ns41:value-type="float" table:style-name="ce365" office:value="81" office:value-type="float">
            <text:p>81</text:p>
          </table:table-cell>
          <table:table-cell table:style-name="ce365"/>
          <table:table-cell ns41:value-type="float" table:style-name="ce366" office:value="111" office:value-type="float">
            <text:p>1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uidholland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474" office:value-type="float">
            <text:p>474</text:p>
          </table:table-cell>
          <table:table-cell ns41:value-type="float" table:style-name="ce365" office:value="240" office:value-type="float">
            <text:p>240</text:p>
          </table:table-cell>
          <table:table-cell ns41:value-type="float" table:style-name="ce365" office:value="617" office:value-type="float">
            <text:p>617</text:p>
          </table:table-cell>
          <table:table-cell ns41:value-type="float" table:style-name="ce366" office:value="513" office:value-type="float">
            <text:p>51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lkmaar</text:p>
          </table:table-cell>
          <table:table-cell ns41:value-type="string" table:style-name="ce6" office:value-type="string">
            <text:p>Opvoedinggesticht voor Roomsch-Katholijken, tevens bewaar- en kostschool voor meisjes</text:p>
          </table:table-cell>
          <table:table-cell table:style-name="Default"/>
          <table:table-cell table:style-name="ce364"/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6" office:value="15" office:value-type="float">
            <office:annotation draw:style-name="gr1" svg:height="1.957cm" draw:caption-point-y="-0.309cm" svg:width="3.582cm" svg:x="32.325cm" draw:caption-point-x="-1.631cm" svg:y="80.593cm" draw:text-style-name="P1">
              <dc:creator>CDM</dc:creator>
              <dc:date>2014-12-12T00:00:00</dc:date>
              <text:p text:style-name="P1"><text:span text:style-name="T1">Hieronder 3 kweekelingen.</text:span></text:p>
            </office:annotation>
            <text:p>1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lkmaar</text:p>
          </table:table-cell>
          <table:table-cell ns41:value-type="string" table:style-name="ce6" office:value-type="string">
            <text:p>Fransche kostschool voor meisjes</text:p>
          </table:table-cell>
          <table:table-cell table:style-name="Default"/>
          <table:table-cell table:style-name="ce364"/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6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0" office:value-type="float">
            <text:p>10</text:p>
          </table:table-cell>
          <table:table-cell table:style-name="ce365"/>
          <table:table-cell ns41:value-type="float" table:style-name="ce365" office:value="12" office:value-type="float">
            <text:p>12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7" office:value-type="float">
            <text:p>7</text:p>
          </table:table-cell>
          <table:table-cell table:style-name="ce365"/>
          <table:table-cell ns41:value-type="float" table:style-name="ce366" office:value="17" office:value-type="float">
            <text:p>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6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Beverwijk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Enkhuizen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84.641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 table:style-name="Default"/>
          <table:table-cell table:style-name="ce364"/>
          <table:table-cell ns41:value-type="float" table:style-name="ce365" office:value="8" office:value-type="float">
            <text:p>8</text:p>
          </table:table-cell>
          <table:table-cell table:style-name="ce365"/>
          <table:table-cell ns41:value-type="float" table:style-name="ce366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Haarle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Haarle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2" office:value-type="float">
            <text:p>12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6" office:value="15" office:value-type="float">
            <text:p>1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Haarl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Haarle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Helder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11" office:value-type="float">
            <text:p>11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Hilversu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7" office:value-type="float">
            <text:p>17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25" office:value-type="float">
            <text:p>2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Hilversu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Hoor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Kortenhoef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7" office:value-type="float">
            <text:p>17</text:p>
          </table:table-cell>
          <table:table-cell table:style-name="ce365"/>
          <table:table-cell ns41:value-type="float" table:style-name="ce365" office:value="20" office:value-type="float">
            <text:p>20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Uithoorn</text:p>
          </table:table-cell>
          <table:table-cell ns41:value-type="string" table:style-name="ce6" office:value-type="string">
            <text:p>Onbewoond</text:p>
          </table:table-cell>
          <table:table-cell table:style-name="Default"/>
          <table:table-cell table:style-name="ce364"/>
          <table:table-cell table:style-name="ce365" table:number-columns-repeated="2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Uithoor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Velzen</text:p>
          </table:table-cell>
          <table:table-cell ns41:value-type="string" table:style-name="ce6" office:value-type="string">
            <text:p>Voor meisjes (gesticht van von Ziegezan)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Weesp</text:p>
          </table:table-cell>
          <table:table-cell ns41:value-type="string" table:style-name="ce6" office:value-type="string">
            <office:annotation draw:style-name="gr1" svg:height="1.957cm" draw:caption-point-y="-0.308cm" svg:width="3.55cm" svg:x="24.272cm" draw:caption-point-x="-1.99cm" svg:y="90.488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Instituut voor Roomsch-Kath. meisjes, tevens geestelijk gesticht</text:p>
          </table:table-cell>
          <table:table-cell table:style-name="Default"/>
          <table:table-cell table:style-name="ce364"/>
          <table:table-cell ns41:value-type="float" table:style-name="ce365" office:value="19" office:value-type="float">
            <text:p>19</text:p>
          </table:table-cell>
          <table:table-cell table:style-name="ce365"/>
          <table:table-cell ns41:value-type="float" table:style-name="ce366" office:value="32" office:value-type="float">
            <text:p>3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Weesp</text:p>
          </table:table-cell>
          <table:table-cell ns41:value-type="string" table:style-name="ce6" office:value-type="string">
            <text:p>Bewoners afwezig (zonder leerlingen)</text:p>
          </table:table-cell>
          <table:table-cell table:style-name="Default"/>
          <table:table-cell table:style-name="ce364"/>
          <table:table-cell table:style-name="ce365" table:number-columns-repeated="2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6" office:value-type="float">
            <text:p>76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Weesp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9" office:value-type="float">
            <text:p>9</text:p>
          </table:table-cell>
          <table:table-cell table:style-name="ce365"/>
          <table:table-cell ns41:value-type="float" table:style-name="ce366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Wormerveer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Zaanda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ns41:value-type="string" table:style-name="ce350" office:value-type="string">
            <text:p>Zaanda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73" office:value-type="float">
            <text:p>73</text:p>
          </table:table-cell>
          <table:table-cell ns41:value-type="float" table:style-name="ce365" office:value="98" office:value-type="float">
            <text:p>98</text:p>
          </table:table-cell>
          <table:table-cell ns41:value-type="float" table:style-name="ce365" office:value="119" office:value-type="float">
            <text:p>119</text:p>
          </table:table-cell>
          <table:table-cell ns41:value-type="float" table:style-name="ce366" office:value="242" office:value-type="float">
            <text:p>24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eeland.</text:p>
          </table:table-cell>
          <table:table-cell ns41:value-type="string" table:style-name="ce350" office:value-type="string">
            <text:p>Hulst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8" office:value-type="float">
            <text:p>8</text:p>
          </table:table-cell>
          <table:table-cell table:style-name="ce365"/>
          <table:table-cell ns41:value-type="float" table:style-name="ce366" office:value="23" office:value-type="float">
            <text:p>2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eeland.</text:p>
          </table:table-cell>
          <table:table-cell ns41:value-type="string" table:style-name="ce350" office:value-type="string">
            <text:p>Middelburg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11" office:value-type="float">
            <text:p>11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eeland.</text:p>
          </table:table-cell>
          <table:table-cell ns41:value-type="string" table:style-name="ce350" office:value-type="string">
            <text:p>Middelburg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eeland.</text:p>
          </table:table-cell>
          <table:table-cell ns41:value-type="string" table:style-name="ce350" office:value-type="string">
            <text:p>Zierikzee</text:p>
          </table:table-cell>
          <table:table-cell ns41:value-type="string" table:style-name="ce6" office:value-type="string">
            <text:p>Jongensinstituut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Zeeland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12" office:value-type="float">
            <text:p>12</text:p>
          </table:table-cell>
          <table:table-cell ns41:value-type="float" table:style-name="ce365" office:value="8" office:value-type="float">
            <text:p>8</text:p>
          </table:table-cell>
          <table:table-cell ns41:value-type="float" table:style-name="ce365" office:value="22" office:value-type="float">
            <text:p>22</text:p>
          </table:table-cell>
          <table:table-cell ns41:value-type="float" table:style-name="ce366" office:value="34" office:value-type="float">
            <text:p>3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Abcoude Baambrugge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Amerongen</text:p>
          </table:table-cell>
          <table:table-cell ns41:value-type="string" table:style-name="ce6" office:value-type="string">
            <text:p>Dag- en kostschool 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Amersfoort</text:p>
          </table:table-cell>
          <table:table-cell ns41:value-type="string" table:style-name="ce6" office:value-type="string">
            <office:annotation draw:style-name="gr1" svg:height="1.957cm" draw:caption-point-y="-0.308cm" svg:width="3.55cm" svg:x="24.272cm" draw:caption-point-x="-1.99cm" svg:y="96.785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 (geestelijk gesticht)</text:p>
          </table:table-cell>
          <table:table-cell table:style-name="Default"/>
          <table:table-cell table:style-name="ce364"/>
          <table:table-cell ns41:value-type="float" table:style-name="ce365" office:value="17" office:value-type="float">
            <text:p>17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76" office:value-type="float">
            <text:p>7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Amersfoor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3" office:value-type="float">
            <text:p>13</text:p>
          </table:table-cell>
          <table:table-cell table:style-name="ce365"/>
          <table:table-cell ns41:value-type="float" table:style-name="ce365" office:value="17" office:value-type="float">
            <text:p>17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Amersfoort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table:style-name="ce365"/>
          <table:table-cell ns41:value-type="float" table:style-name="ce366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Baarn</text:p>
          </table:table-cell>
          <table:table-cell ns41:value-type="string" table:style-name="ce6" office:value-type="string">
            <text:p>Dag- en kostschool 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8" office:value-type="float">
            <text:p>8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Breukelen Nijenrode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6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Drieber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7" office:value-type="float">
            <text:p>17</text:p>
          </table:table-cell>
          <table:table-cell table:style-name="ce365"/>
          <table:table-cell ns41:value-type="float" table:style-name="ce365" office:value="20" office:value-type="float">
            <text:p>20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Jutphaas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2" office:value-type="float">
            <text:p>12</text:p>
          </table:table-cell>
          <table:table-cell table:style-name="ce365"/>
          <table:table-cell ns41:value-type="float" table:style-name="ce365" office:value="14" office:value-type="float">
            <text:p>14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Loen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8" office:value-type="float">
            <text:p>8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Maarss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2" office:value-type="float">
            <text:p>12</text:p>
          </table:table-cell>
          <table:table-cell table:style-name="ce365"/>
          <table:table-cell ns41:value-type="float" table:style-name="ce365" office:value="14" office:value-type="float">
            <text:p>14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Maarsse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23" office:value-type="float">
            <text:p>23</text:p>
          </table:table-cell>
          <table:table-cell table:style-name="ce365"/>
          <table:table-cell ns41:value-type="float" table:style-name="ce366" office:value="32" office:value-type="float">
            <text:p>3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Maarsseve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0" office:value-type="float">
            <text:p>10</text:p>
          </table:table-cell>
          <table:table-cell table:style-name="ce365"/>
          <table:table-cell ns41:value-type="float" table:style-name="ce365" office:value="11" office:value-type="float">
            <text:p>11</text:p>
          </table:table-cell>
          <table:table-cell ns41:value-type="float" table:style-name="ce366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Montfoort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01.733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kostschool voor jonge jufvrouwen</text:p>
          </table:table-cell>
          <table:table-cell table:style-name="Default"/>
          <table:table-cell table:style-name="ce364"/>
          <table:table-cell ns41:value-type="float" table:style-name="ce365" office:value="38" office:value-type="float">
            <text:p>38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53" office:value-type="float">
            <text:p>5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Montfoor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table:style-name="ce365"/>
          <table:table-cell ns41:value-type="float" table:style-name="ce365" office:value="3" office:value-type="float">
            <text:p>3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. Wijk A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" office:value-type="float">
            <text:p>1</text:p>
          </table:table-cell>
          <table:table-cell table:style-name="ce365"/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. Wijk A</text:p>
          </table:table-cell>
          <table:table-cell ns41:value-type="string" table:style-name="ce6" office:value-type="string">
            <text:p>Algem. suppl. school voor achterlijke kinderen, voor jong. en meisj.</text:p>
          </table:table-cell>
          <table:table-cell table:style-name="Default"/>
          <table:table-cell ns41:value-type="float" table:style-name="ce364" office:value="2" office:value-type="float">
            <text:p>2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6" office:value="8" office:value-type="float">
            <office:annotation draw:style-name="gr1" svg:height="1.957cm" draw:caption-point-y="-0.308cm" svg:width="3.582cm" svg:x="32.325cm" draw:caption-point-x="-1.631cm" svg:y="103.082cm" draw:text-style-name="P1">
              <dc:creator>CDM</dc:creator>
              <dc:date>2014-12-12T00:00:00</dc:date>
              <text:p text:style-name="P1"><text:span text:style-name="T1">Waaronder 2 verpleegden.</text:span></text:p>
            </office:annotation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. Wijk A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10" office:value-type="float">
            <text:p>10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18" office:value-type="float">
            <text:p>1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. Wijk A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9" office:value-type="float">
            <text:p>9</text:p>
          </table:table-cell>
          <table:table-cell table:style-name="ce365"/>
          <table:table-cell ns41:value-type="float" table:style-name="ce366" office:value="18" office:value-type="float">
            <text:p>1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. Wijk A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table:style-name="ce365"/>
          <table:table-cell ns41:value-type="float" table:style-name="ce365" office:value="14" office:value-type="float">
            <text:p>14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. Wijk C</text:p>
          </table:table-cell>
          <table:table-cell ns41:value-type="string" table:style-name="ce6" office:value-type="string">
            <text:p>Voor jongens en meisjes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. Wijk E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office:value="1" table:style-name="ce365" table:number-columns-repeated="2" office:value-type="float">
            <text:p>1</text:p>
          </table:table-cell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. Wijk F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0" office:value-type="float">
            <text:p>10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 Wijk G</text:p>
          </table:table-cell>
          <table:table-cell ns41:value-type="string" table:style-name="ce6" office:value-type="string">
            <text:p>Technische school voor jongens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 Wijk G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table:style-name="ce365"/>
          <table:table-cell ns41:value-type="float" table:style-name="ce365" office:value="11" office:value-type="float">
            <text:p>11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Utrecht. Wijk L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4" office:value-type="float">
            <text:p>34</text:p>
          </table:table-cell>
          <table:table-cell table:style-name="ce365"/>
          <table:table-cell ns41:value-type="float" table:style-name="ce365" office:value="39" office:value-type="float">
            <text:p>39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Veenendaal</text:p>
          </table:table-cell>
          <table:table-cell ns41:value-type="string" table:style-name="ce6" office:value-type="string">
            <text:p>Meisjesinstituut</text:p>
          </table:table-cell>
          <table:table-cell table:style-name="Default"/>
          <table:table-cell table:style-name="ce364"/>
          <table:table-cell ns41:value-type="float" table:style-name="ce365" office:value="12" office:value-type="float">
            <text:p>12</text:p>
          </table:table-cell>
          <table:table-cell table:style-name="ce365"/>
          <table:table-cell ns41:value-type="float" table:style-name="ce366" office:value="19" office:value-type="float">
            <text:p>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Veenendaal</text:p>
          </table:table-cell>
          <table:table-cell ns41:value-type="string" table:style-name="ce6" office:value-type="string">
            <text:p>Jongensinstituut</text:p>
          </table:table-cell>
          <table:table-cell table:style-name="Default"/>
          <table:table-cell ns41:value-type="float" table:style-name="ce364" office:value="23" office:value-type="float">
            <text:p>23</text:p>
          </table:table-cell>
          <table:table-cell table:style-name="ce365"/>
          <table:table-cell ns41:value-type="float" table:style-name="ce365" office:value="27" office:value-type="float">
            <text:p>27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Wijk bij Duurstede</text:p>
          </table:table-cell>
          <table:table-cell ns41:value-type="string" table:style-name="ce6" office:value-type="string">
            <text:p>Voor jonge jufvrouwen</text:p>
          </table:table-cell>
          <table:table-cell table:style-name="Default"/>
          <table:table-cell table:style-name="ce364"/>
          <table:table-cell ns41:value-type="float" table:style-name="ce365" office:value="16" office:value-type="float">
            <text:p>16</text:p>
          </table:table-cell>
          <table:table-cell table:style-name="ce365"/>
          <table:table-cell ns41:value-type="float" table:style-name="ce366" office:value="21" office:value-type="float">
            <text:p>2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IJsselstein (stad)</text:p>
          </table:table-cell>
          <table:table-cell ns41:value-type="string" table:style-name="ce6" office:value-type="string">
            <text:p>Voor jonge jufvrouwen</text:p>
          </table:table-cell>
          <table:table-cell table:style-name="Default"/>
          <table:table-cell table:style-name="ce364"/>
          <table:table-cell ns41:value-type="float" table:style-name="ce365" office:value="16" office:value-type="float">
            <text:p>16</text:p>
          </table:table-cell>
          <table:table-cell table:style-name="ce365"/>
          <table:table-cell ns41:value-type="float" table:style-name="ce366" office:value="24" office:value-type="float">
            <text:p>2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IJsselstein Wijk D</text:p>
          </table:table-cell>
          <table:table-cell ns41:value-type="string" table:style-name="ce6" office:value-type="string">
            <text:p>Instituut voor jonge heeren</text:p>
          </table:table-cell>
          <table:table-cell table:style-name="Default"/>
          <table:table-cell ns41:value-type="float" table:style-name="ce364" office:value="19" office:value-type="float">
            <text:p>19</text:p>
          </table:table-cell>
          <table:table-cell table:style-name="ce365"/>
          <table:table-cell ns41:value-type="float" table:style-name="ce365" office:value="23" office:value-type="float">
            <text:p>23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Zeist</text:p>
          </table:table-cell>
          <table:table-cell ns41:value-type="string" table:style-name="ce6" office:value-type="string">
            <text:p>Instituut voor jonge jufvrouwen</text:p>
          </table:table-cell>
          <table:table-cell table:style-name="Default"/>
          <table:table-cell table:style-name="ce364"/>
          <table:table-cell ns41:value-type="float" table:style-name="ce365" office:value="21" office:value-type="float">
            <text:p>21</text:p>
          </table:table-cell>
          <table:table-cell table:style-name="ce365"/>
          <table:table-cell ns41:value-type="float" table:style-name="ce366" office:value="31" office:value-type="float">
            <text:p>3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Zeist</text:p>
          </table:table-cell>
          <table:table-cell ns41:value-type="string" table:style-name="ce6" office:value-type="string">
            <text:p>Instituut voor jonge heeren</text:p>
          </table:table-cell>
          <table:table-cell table:style-name="Default"/>
          <table:table-cell ns41:value-type="float" table:style-name="ce364" office:value="14" office:value-type="float">
            <text:p>14</text:p>
          </table:table-cell>
          <table:table-cell table:style-name="ce365"/>
          <table:table-cell ns41:value-type="float" table:style-name="ce365" office:value="20" office:value-type="float">
            <text:p>20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ns41:value-type="string" table:style-name="ce350" office:value-type="string">
            <text:p>Zuijlen</text:p>
          </table:table-cell>
          <table:table-cell ns41:value-type="string" table:style-name="ce6" office:value-type="string">
            <text:p>Instituut voor jongens (Diederikstein)</text:p>
          </table:table-cell>
          <table:table-cell table:style-name="Default"/>
          <table:table-cell ns41:value-type="float" table:style-name="ce364" office:value="11" office:value-type="float">
            <text:p>11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226" office:value-type="float">
            <text:p>226</text:p>
          </table:table-cell>
          <table:table-cell ns41:value-type="float" table:style-name="ce365" office:value="175" office:value-type="float">
            <text:p>175</text:p>
          </table:table-cell>
          <table:table-cell ns41:value-type="float" table:style-name="ce365" office:value="292" office:value-type="float">
            <text:p>292</text:p>
          </table:table-cell>
          <table:table-cell ns41:value-type="float" table:style-name="ce366" office:value="419" office:value-type="float">
            <text:p>4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Bolsward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111.628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Voor meisjes</text:p>
          </table:table-cell>
          <table:table-cell table:style-name="Default"/>
          <table:table-cell table:style-name="ce364"/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6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Dokku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8" office:value-type="float">
            <text:p>8</text:p>
          </table:table-cell>
          <table:table-cell table:style-name="ce365"/>
          <table:table-cell ns41:value-type="float" table:style-name="ce366" office:value="13" office:value-type="float">
            <text:p>1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Dokkum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2" office:value-type="float">
            <text:p>12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7" office:value-type="float">
            <text:p>77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0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Harlingen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12.978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e meisjeskostschool</text:p>
          </table:table-cell>
          <table:table-cell table:style-name="Default"/>
          <table:table-cell table:style-name="ce364"/>
          <table:table-cell ns41:value-type="float" table:style-name="ce365" office:value="3" office:value-type="float">
            <text:p>3</text:p>
          </table:table-cell>
          <table:table-cell table:style-name="ce365"/>
          <table:table-cell ns41:value-type="float" table:style-name="ce366" office:value="11" office:value-type="float">
            <text:p>1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Haskerland (Joure)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0" office:value-type="float">
            <text:p>10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Leeuwarden Wijk F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6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Leeuwarden Wijk F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Leeuwarden Wijk G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1" office:value-type="float">
            <text:p>11</text:p>
          </table:table-cell>
          <table:table-cell table:style-name="ce365"/>
          <table:table-cell ns41:value-type="float" table:style-name="ce365" office:value="13" office:value-type="float">
            <text:p>13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Sloten</text:p>
          </table:table-cell>
          <table:table-cell ns41:value-type="string" table:style-name="ce6" office:value-type="string">
            <text:p>Instituut van middelbaar onderwijs voor jongens</text:p>
          </table:table-cell>
          <table:table-cell table:style-name="Default"/>
          <table:table-cell ns41:value-type="float" table:style-name="ce364" office:value="42" office:value-type="float">
            <text:p>42</text:p>
          </table:table-cell>
          <table:table-cell table:style-name="ce365"/>
          <table:table-cell ns41:value-type="float" table:style-name="ce365" office:value="47" office:value-type="float">
            <text:p>47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Sneek</text:p>
          </table:table-cell>
          <table:table-cell ns41:value-type="string" table:style-name="ce6" office:value-type="string">
            <text:p>Fransche kostschool voor jongens</text:p>
          </table:table-cell>
          <table:table-cell table:style-name="Default"/>
          <table:table-cell ns41:value-type="float" table:style-name="ce364" office:value="10" office:value-type="float">
            <text:p>10</text:p>
          </table:table-cell>
          <table:table-cell table:style-name="ce365"/>
          <table:table-cell ns41:value-type="float" table:style-name="ce365" office:value="14" office:value-type="float">
            <text:p>14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ns41:value-type="string" table:style-name="ce350" office:value-type="string">
            <text:p>Sneek</text:p>
          </table:table-cell>
          <table:table-cell ns41:value-type="string" table:style-name="ce6" office:value-type="string">
            <text:p>Fransche kostschool voor meisjes</text:p>
          </table:table-cell>
          <table:table-cell table:style-name="Default"/>
          <table:table-cell table:style-name="ce364"/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6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Friesland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81" office:value-type="float">
            <text:p>81</text:p>
          </table:table-cell>
          <table:table-cell ns41:value-type="float" table:style-name="ce365" office:value="28" office:value-type="float">
            <text:p>28</text:p>
          </table:table-cell>
          <table:table-cell ns41:value-type="float" table:style-name="ce365" office:value="104" office:value-type="float">
            <text:p>104</text:p>
          </table:table-cell>
          <table:table-cell ns41:value-type="float" table:style-name="ce366" office:value="86" office:value-type="float">
            <text:p>8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Almelo (Stad)</text:p>
          </table:table-cell>
          <table:table-cell ns41:value-type="string" table:style-name="ce6" office:value-type="string">
            <text:p>Latijnsche en fransche school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8" office:value-type="float">
            <text:p>8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Almelo (Stad)</text:p>
          </table:table-cell>
          <table:table-cell ns41:value-type="string" table:style-name="ce6" office:value-type="string">
            <text:p>Roomsch-Katholijk bewaarschool, tevens kostschool voor meisjes</text:p>
          </table:table-cell>
          <table:table-cell table:style-name="Default"/>
          <table:table-cell table:style-name="ce364"/>
          <table:table-cell ns41:value-type="float" table:style-name="ce365" office:value="2" office:value-type="float">
            <text:p>2</text:p>
          </table:table-cell>
          <table:table-cell table:style-name="ce365"/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Avereest</text:p>
          </table:table-cell>
          <table:table-cell ns41:value-type="string" table:style-name="ce6" office:value-type="string">
            <text:p>Dag- en kostschool 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1" office:value-type="float">
            <text:p>11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Deventer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5" office:value-type="float">
            <text:p>5</text:p>
          </table:table-cell>
          <table:table-cell ns41:value-type="float" table:style-name="ce366" office:value="8" office:value-type="float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Goor</text:p>
          </table:table-cell>
          <table:table-cell ns41:value-type="string" table:style-name="ce6" office:value-type="string">
            <text:p>Voor jonge heeren</text:p>
          </table:table-cell>
          <table:table-cell table:style-name="Default"/>
          <table:table-cell ns41:value-type="float" table:style-name="ce364" office:value="1" office:value-type="float">
            <text:p>1</text:p>
          </table:table-cell>
          <table:table-cell table:style-name="ce365"/>
          <table:table-cell ns41:value-type="float" table:style-name="ce365" office:value="2" office:value-type="float">
            <text:p>2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Hasselt</text:p>
          </table:table-cell>
          <table:table-cell ns41:value-type="string" table:style-name="ce6" office:value-type="string">
            <text:p>Voor meisjes, zonder leerlingen (opgerigt in December 1859)</text:p>
          </table:table-cell>
          <table:table-cell table:style-name="Default"/>
          <table:table-cell table:style-name="ce364"/>
          <table:table-cell table:style-name="ce365" table:number-columns-repeated="2"/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Hasselt</text:p>
          </table:table-cell>
          <table:table-cell ns41:value-type="string" table:style-name="ce6" office:value-type="string">
            <text:p>Stads kostschool voor jonge heeren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Kampen</text:p>
          </table:table-cell>
          <table:table-cell ns41:value-type="string" table:style-name="ce6" office:value-type="string">
            <text:p>Instituut voor jonge jufvrouwen</text:p>
          </table:table-cell>
          <table:table-cell table:style-name="Default"/>
          <table:table-cell table:style-name="ce364"/>
          <table:table-cell ns41:value-type="float" table:style-name="ce365" office:value="10" office:value-type="float">
            <text:p>10</text:p>
          </table:table-cell>
          <table:table-cell table:style-name="ce365"/>
          <table:table-cell ns41:value-type="float" table:style-name="ce366" office:value="15" office:value-type="float">
            <text:p>1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Kampen</text:p>
          </table:table-cell>
          <table:table-cell ns41:value-type="string" table:style-name="ce6" office:value-type="string">
            <text:p>Instituut voor jonge heeren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table:style-name="ce365"/>
          <table:table-cell ns41:value-type="float" table:style-name="ce365" office:value="14" office:value-type="float">
            <text:p>14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Oldenzaal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21.074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Gesticht van geestelijke zusters, tevens kostschool voor meisjes</text:p>
          </table:table-cell>
          <table:table-cell table:style-name="Default"/>
          <table:table-cell table:style-name="ce364"/>
          <table:table-cell ns41:value-type="float" table:style-name="ce365" office:value="19" office:value-type="float">
            <text:p>19</text:p>
          </table:table-cell>
          <table:table-cell table:style-name="ce365"/>
          <table:table-cell ns41:value-type="float" table:style-name="ce366" office:value="34" office:value-type="float">
            <text:p>3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Oldenzaal</text:p>
          </table:table-cell>
          <table:table-cell ns41:value-type="string" table:style-name="ce6" office:value-type="string">
            <text:p>Instituut voor jonge heeren</text:p>
          </table:table-cell>
          <table:table-cell table:style-name="Default"/>
          <table:table-cell ns41:value-type="float" table:style-name="ce364" office:value="6" office:value-type="float">
            <text:p>6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Ootmarssum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121.973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Roomsch-Katholijk instituut van jonge jufvr., tevens ter verpleging van arme verlaten kinderen en naai- en breischool</text:p>
          </table:table-cell>
          <table:table-cell table:style-name="Default"/>
          <table:table-cell table:style-name="ce364"/>
          <table:table-cell ns41:value-type="float" table:style-name="ce365" office:value="32" office:value-type="float">
            <text:p>32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6" office:value="89" office:value-type="float">
            <text:p>8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Ootmarssum</text:p>
          </table:table-cell>
          <table:table-cell ns41:value-type="string" table:style-name="ce6" office:value-type="string">
            <text:p>Opvoedinggesticht en latijnsche school voor jongens</text:p>
          </table:table-cell>
          <table:table-cell table:style-name="Default"/>
          <table:table-cell ns41:value-type="float" table:style-name="ce364" office:value="24" office:value-type="float">
            <text:p>24</text:p>
          </table:table-cell>
          <table:table-cell table:style-name="ce365"/>
          <table:table-cell ns41:value-type="float" table:style-name="ce365" office:value="28" office:value-type="float">
            <text:p>28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Ootmarssum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Vollenhoven (stad)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9" office:value-type="float">
            <text:p>9</text:p>
          </table:table-cell>
          <table:table-cell table:style-name="ce365"/>
          <table:table-cell ns41:value-type="float" table:style-name="ce365" office:value="12" office:value-type="float">
            <text:p>12</text:p>
          </table:table-cell>
          <table:table-cell ns41:value-type="float" table:style-name="ce366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Zwolle</text:p>
          </table:table-cell>
          <table:table-cell ns41:value-type="string" table:style-name="ce6" office:value-type="string">
            <text:p>Instituut voor jonge heeren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ns41:value-type="string" table:style-name="ce350" office:value-type="string">
            <text:p>Zwolle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5" office:value-type="float">
            <text:p>5</text:p>
          </table:table-cell>
          <table:table-cell table:style-name="ce365"/>
          <table:table-cell ns41:value-type="float" table:style-name="ce366" office:value="13" office:value-type="float">
            <text:p>1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Overijssel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75" office:value-type="float">
            <text:p>75</text:p>
          </table:table-cell>
          <table:table-cell ns41:value-type="float" table:style-name="ce365" office:value="72" office:value-type="float">
            <text:p>72</text:p>
          </table:table-cell>
          <table:table-cell ns41:value-type="float" table:style-name="ce365" office:value="113" office:value-type="float">
            <text:p>113</text:p>
          </table:table-cell>
          <table:table-cell ns41:value-type="float" table:style-name="ce366" office:value="222" office:value-type="float">
            <text:p>22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roningen.</text:p>
          </table:table-cell>
          <table:table-cell ns41:value-type="string" table:style-name="ce350" office:value-type="string">
            <text:p>Bellingewolde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4" office:value-type="float">
            <text:p>4</text:p>
          </table:table-cell>
          <table:table-cell table:style-name="ce365"/>
          <table:table-cell ns41:value-type="float" table:style-name="ce365" office:value="6" office:value-type="float">
            <text:p>6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roningen.</text:p>
          </table:table-cell>
          <table:table-cell ns41:value-type="string" table:style-name="ce350" office:value-type="string">
            <text:p>Gronin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4" office:value-type="float">
            <text:p>14</text:p>
          </table:table-cell>
          <table:table-cell table:style-name="ce365"/>
          <table:table-cell ns41:value-type="float" table:style-name="ce365" office:value="19" office:value-type="float">
            <text:p>19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roningen.</text:p>
          </table:table-cell>
          <table:table-cell ns41:value-type="string" table:style-name="ce350" office:value-type="string">
            <text:p>Groning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11" office:value-type="float">
            <text:p>11</text:p>
          </table:table-cell>
          <table:table-cell table:style-name="ce365"/>
          <table:table-cell ns41:value-type="float" table:style-name="ce365" office:value="15" office:value-type="float">
            <text:p>15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roningen.</text:p>
          </table:table-cell>
          <table:table-cell ns41:value-type="string" table:style-name="ce350" office:value-type="string">
            <text:p>Hoogezand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6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roningen.</text:p>
          </table:table-cell>
          <table:table-cell ns41:value-type="string" table:style-name="ce350" office:value-type="string">
            <text:p>Oude Pekela</text:p>
          </table:table-cell>
          <table:table-cell ns41:value-type="string" table:style-name="ce6" office:value-type="string">
            <text:p>Instituut voor zeevaart en middelb. onderw., tevens jongenskostsch.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7" office:value-type="float">
            <text:p>7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roningen.</text:p>
          </table:table-cell>
          <table:table-cell ns41:value-type="string" table:style-name="ce350" office:value-type="string">
            <text:p>Winschoten</text:p>
          </table:table-cell>
          <table:table-cell ns41:value-type="string" table:style-name="ce6" office:value-type="string">
            <text:p>Voor meisjes</text:p>
          </table:table-cell>
          <table:table-cell table:style-name="Default"/>
          <table:table-cell table:style-name="ce364"/>
          <table:table-cell ns41:value-type="float" table:style-name="ce365" office:value="6" office:value-type="float">
            <text:p>6</text:p>
          </table:table-cell>
          <table:table-cell table:style-name="ce365"/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roningen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37" office:value-type="float">
            <text:p>37</text:p>
          </table:table-cell>
          <table:table-cell ns41:value-type="float" table:style-name="ce365" office:value="6" office:value-type="float">
            <text:p>6</text:p>
          </table:table-cell>
          <table:table-cell ns41:value-type="float" table:style-name="ce365" office:value="56" office:value-type="float">
            <text:p>56</text:p>
          </table:table-cell>
          <table:table-cell ns41:value-type="float" table:style-name="ce366" office:value="28" office:value-type="float">
            <text:p>2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Drenthe.</text:p>
          </table:table-cell>
          <table:table-cell ns41:value-type="string" table:style-name="ce350" office:value-type="string">
            <text:p>Assen</text:p>
          </table:table-cell>
          <table:table-cell ns41:value-type="string" table:style-name="ce6" office:value-type="string">
            <text:p>Gijmnasium, tevens kostschool voor jongens</text:p>
          </table:table-cell>
          <table:table-cell table:style-name="Default"/>
          <table:table-cell ns41:value-type="float" table:style-name="ce364" office:value="21" office:value-type="float">
            <text:p>21</text:p>
          </table:table-cell>
          <table:table-cell table:style-name="ce365"/>
          <table:table-cell ns41:value-type="float" table:style-name="ce365" office:value="26" office:value-type="float">
            <text:p>26</text:p>
          </table:table-cell>
          <table:table-cell ns41:value-type="float" table:style-name="ce366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D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Drenthe.</text:p>
          </table:table-cell>
          <table:table-cell ns41:value-type="string" table:style-name="ce350" office:value-type="string">
            <text:p>Assen</text:p>
          </table:table-cell>
          <table:table-cell ns41:value-type="string" table:style-name="ce6" office:value-type="string">
            <text:p>Dag- en kostschool voor meisjes</text:p>
          </table:table-cell>
          <table:table-cell table:style-name="Default"/>
          <table:table-cell table:style-name="ce364"/>
          <table:table-cell ns41:value-type="float" table:style-name="ce365" office:value="24" office:value-type="float">
            <text:p>24</text:p>
          </table:table-cell>
          <table:table-cell table:style-name="ce365"/>
          <table:table-cell ns41:value-type="float" table:style-name="ce366" office:value="30" office:value-type="float">
            <text:p>3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D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Drenthe.</text:p>
          </table:table-cell>
          <table:table-cell ns41:value-type="string" table:style-name="ce350" office:value-type="string">
            <text:p>Assen</text:p>
          </table:table-cell>
          <table:table-cell ns41:value-type="string" table:style-name="ce6" office:value-type="string">
            <text:p>Fransche kostschool voor jongens</text:p>
          </table:table-cell>
          <table:table-cell table:style-name="Default"/>
          <table:table-cell ns41:value-type="float" table:style-name="ce364" office:value="3" office:value-type="float">
            <text:p>3</text:p>
          </table:table-cell>
          <table:table-cell table:style-name="ce365"/>
          <table:table-cell ns41:value-type="float" table:style-name="ce365" office:value="4" office:value-type="float">
            <text:p>4</text:p>
          </table:table-cell>
          <table:table-cell ns41:value-type="float" table:style-name="ce366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D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Drenthe.</text:p>
          </table:table-cell>
          <table:table-cell ns41:value-type="string" table:style-name="ce350" office:value-type="string">
            <text:p>Meppel</text:p>
          </table:table-cell>
          <table:table-cell ns41:value-type="string" table:style-name="ce6" office:value-type="string">
            <text:p>Fransche kostschool voor jongens (zonder kostleerlingen)</text:p>
          </table:table-cell>
          <table:table-cell table:style-name="Default"/>
          <table:table-cell table:style-name="ce364"/>
          <table:table-cell table:style-name="ce365"/>
          <table:table-cell ns41:value-type="float" table:style-name="ce365" office:value="1" office:value-type="float">
            <text:p>1</text:p>
          </table:table-cell>
          <table:table-cell ns41:value-type="float" table:style-name="ce366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D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Drenthe.</text:p>
          </table:table-cell>
          <table:table-cell ns41:value-type="string" table:style-name="ce350" office:value-type="string">
            <text:p>Meppel</text:p>
          </table:table-cell>
          <table:table-cell ns41:value-type="string" table:style-name="ce6" office:value-type="string">
            <text:p>Fransche kostschool voor meisjes (zonder kostleerlingen)</text:p>
          </table:table-cell>
          <table:table-cell table:style-name="Default"/>
          <table:table-cell table:style-name="ce364"/>
          <table:table-cell table:style-name="ce365"/>
          <table:table-cell ns41:value-type="float" table:style-name="ce365" office:value="2" office:value-type="float">
            <text:p>2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D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Drenthe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24" office:value-type="float">
            <text:p>24</text:p>
          </table:table-cell>
          <table:table-cell ns41:value-type="float" table:style-name="ce365" office:value="24" office:value-type="float">
            <text:p>24</text:p>
          </table:table-cell>
          <table:table-cell ns41:value-type="float" table:style-name="ce365" office:value="33" office:value-type="float">
            <text:p>33</text:p>
          </table:table-cell>
          <table:table-cell ns41:value-type="float" table:style-name="ce366" office:value="48" office:value-type="float">
            <text:p>4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D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Eijsden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130.969cm" draw:text-style-name="P1">
              <dc:creator>CDM</dc:creator>
              <dc:date>2014-12-12T00:00:00</dc:date>
              <text:p text:style-name="P1"><text:span text:style-name="T1">Ook opgenomen onder de geestelijke gestichten.</text:span></text:p>
            </office:annotation>
            <text:p>Klooster der Ursulinen, tevens kostschool</text:p>
          </table:table-cell>
          <table:table-cell table:style-name="Default"/>
          <table:table-cell table:style-name="ce364"/>
          <table:table-cell ns41:value-type="float" table:style-name="ce365" office:value="10" office:value-type="float">
            <text:p>10</text:p>
          </table:table-cell>
          <table:table-cell table:style-name="ce365"/>
          <table:table-cell ns41:value-type="float" table:style-name="ce366" office:value="19" office:value-type="float">
            <text:p>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Grubbenvorst</text:p>
          </table:table-cell>
          <table:table-cell ns41:value-type="string" table:style-name="ce6" office:value-type="string">
            <office:annotation draw:style-name="gr1" svg:height="1.957cm" draw:caption-point-y="-0.308cm" svg:width="3.55cm" svg:x="24.272cm" draw:caption-point-x="-1.99cm" svg:y="131.419cm" draw:text-style-name="P1">
              <dc:creator>CDM</dc:creator>
              <dc:date>2014-12-12T00:00:00</dc:date>
              <text:p text:style-name="P1"><text:span text:style-name="T1">Ook opgenomen onder de geestelijke gestichten en krankzinnigengestichten.</text:span></text:p>
            </office:annotation>
            <text:p>Gesticht Bisweide van geestelijke zusters, tevens kostschool</text:p>
          </table:table-cell>
          <table:table-cell table:style-name="Default"/>
          <table:table-cell table:style-name="ce364"/>
          <table:table-cell ns41:value-type="float" table:style-name="ce365" office:value="4" office:value-type="float">
            <text:p>4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6" office:value="31" office:value-type="float">
            <text:p>3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Heijthuizen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31.869cm" draw:text-style-name="P1">
              <dc:creator>CDM</dc:creator>
              <dc:date>2014-12-12T00:00:00</dc:date>
              <text:p text:style-name="P1"><text:span text:style-name="T1">Ook opgenomen onder de geestelijke gestichten en Godshuizen</text:span></text:p>
            </office:annotation>
            <text:p>Gesticht St. Elisabeth, tevens kostschool voor meisjes</text:p>
          </table:table-cell>
          <table:table-cell table:style-name="Default"/>
          <table:table-cell table:style-name="ce364"/>
          <table:table-cell ns41:value-type="float" table:style-name="ce365" office:value="21" office:value-type="float">
            <text:p>21</text:p>
          </table:table-cell>
          <table:table-cell ns41:value-type="float" table:style-name="ce365" office:value="5" office:value-type="float">
            <text:p>5</text:p>
          </table:table-cell>
          <table:table-cell ns41:value-type="float" table:style-name="ce366" office:value="57" office:value-type="float">
            <text:p>5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Kostschool van het koninklijk athenaeum voor jongens</text:p>
          </table:table-cell>
          <table:table-cell table:style-name="Default"/>
          <table:table-cell ns41:value-type="float" table:style-name="ce364" office:value="19" office:value-type="float">
            <text:p>19</text:p>
          </table:table-cell>
          <table:table-cell table:style-name="ce365"/>
          <table:table-cell ns41:value-type="float" table:style-name="ce365" office:value="24" office:value-type="float">
            <text:p>24</text:p>
          </table:table-cell>
          <table:table-cell ns41:value-type="float" table:style-name="ce366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aastricht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5" office:value-type="float">
            <text:p>5</text:p>
          </table:table-cell>
          <table:table-cell table:style-name="ce365"/>
          <table:table-cell ns41:value-type="float" table:style-name="ce365" office:value="9" office:value-type="float">
            <text:p>9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eerssen</text:p>
          </table:table-cell>
          <table:table-cell ns41:value-type="string" table:style-name="ce6" office:value-type="string">
            <text:p>Voor jongens</text:p>
          </table:table-cell>
          <table:table-cell table:style-name="Default"/>
          <table:table-cell ns41:value-type="float" table:style-name="ce364" office:value="7" office:value-type="float">
            <text:p>7</text:p>
          </table:table-cell>
          <table:table-cell table:style-name="ce365"/>
          <table:table-cell ns41:value-type="float" table:style-name="ce365" office:value="10" office:value-type="float">
            <text:p>10</text:p>
          </table:table-cell>
          <table:table-cell ns41:value-type="float" table:style-name="ce366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8" office:value-type="float">
            <text:p>78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Mook</text:p>
          </table:table-cell>
          <table:table-cell ns41:value-type="string" table:style-name="ce6" office:value-type="string">
            <office:annotation draw:style-name="gr1" svg:height="1.957cm" draw:caption-point-y="-0.308cm" svg:width="3.55cm" svg:x="24.272cm" draw:caption-point-x="-1.99cm" svg:y="133.668cm" draw:text-style-name="P1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Tertiaristen, tevens kostschool voor meisjes</text:p>
          </table:table-cell>
          <table:table-cell table:style-name="Default"/>
          <table:table-cell table:style-name="ce364"/>
          <table:table-cell ns41:value-type="float" table:style-name="ce365" office:value="14" office:value-type="float">
            <text:p>14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6" office:value="37" office:value-type="float">
            <text:p>3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Posterholt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34.118cm" draw:text-style-name="P1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 table:style-name="Default"/>
          <table:table-cell table:style-name="ce364"/>
          <table:table-cell ns41:value-type="float" table:style-name="ce365" office:value="35" office:value-type="float">
            <text:p>35</text:p>
          </table:table-cell>
          <table:table-cell ns41:value-type="float" table:style-name="ce365" office:value="2" office:value-type="float">
            <text:p>2</text:p>
          </table:table-cell>
          <table:table-cell ns41:value-type="float" table:style-name="ce366" office:value="50" office:value-type="float">
            <text:p>5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Roermond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34.568cm" draw:text-style-name="P1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broeders van de orde der onbevlekte ontvangenis, tevens kostschool voor jongens</text:p>
          </table:table-cell>
          <table:table-cell table:style-name="Default"/>
          <table:table-cell ns41:value-type="float" table:style-name="ce364" office:value="34" office:value-type="float">
            <text:p>34</text:p>
          </table:table-cell>
          <table:table-cell table:style-name="ce365"/>
          <table:table-cell ns41:value-type="float" table:style-name="ce365" office:value="52" office:value-type="float">
            <text:p>52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Roermond</text:p>
          </table:table-cell>
          <table:table-cell ns41:value-type="string" table:style-name="ce6" office:value-type="string">
            <office:annotation draw:style-name="gr1" svg:height="1.958cm" draw:caption-point-y="-0.308cm" svg:width="3.55cm" svg:x="24.272cm" draw:caption-point-x="-1.99cm" svg:y="135.017cm" draw:text-style-name="P1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 table:style-name="Default"/>
          <table:table-cell table:style-name="ce364"/>
          <table:table-cell ns41:value-type="float" table:style-name="ce365" office:value="9" office:value-type="float">
            <text:p>9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22" office:value-type="float">
            <text:p>2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Sittard</text:p>
          </table:table-cell>
          <table:table-cell ns41:value-type="string" table:style-name="ce6" office:value-type="string">
            <office:annotation draw:style-name="gr1" svg:height="1.957cm" draw:caption-point-y="-0.308cm" svg:width="3.55cm" svg:x="24.272cm" draw:caption-point-x="-1.99cm" svg:y="135.467cm" draw:text-style-name="P1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Ursulinenklooster, tevens voor onderw. en opvoeding van meisj.</text:p>
          </table:table-cell>
          <table:table-cell table:style-name="Default"/>
          <table:table-cell table:style-name="ce364"/>
          <table:table-cell ns41:value-type="float" table:style-name="ce365" office:value="53" office:value-type="float">
            <text:p>53</text:p>
          </table:table-cell>
          <table:table-cell table:style-name="ce365"/>
          <table:table-cell ns41:value-type="float" table:style-name="ce366" office:value="84" office:value-type="float">
            <text:p>8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Vaals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35.917cm" draw:text-style-name="P1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vereeniging der dames du Sacre Coeur voor meisjes, tevens kostschool</text:p>
          </table:table-cell>
          <table:table-cell table:style-name="Default"/>
          <table:table-cell table:style-name="ce364"/>
          <table:table-cell ns41:value-type="float" table:style-name="ce365" office:value="113" office:value-type="float">
            <text:p>113</text:p>
          </table:table-cell>
          <table:table-cell ns41:value-type="float" table:style-name="ce365" office:value="4" office:value-type="float">
            <text:p>4</text:p>
          </table:table-cell>
          <table:table-cell ns41:value-type="float" table:style-name="ce366" office:value="170" office:value-type="float">
            <text:p>17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Venraij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36.367cm" draw:text-style-name="P1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Klooster der Ursulinen, tevens kostschool voor meisjes</text:p>
          </table:table-cell>
          <table:table-cell table:style-name="Default"/>
          <table:table-cell table:style-name="ce364"/>
          <table:table-cell ns41:value-type="float" table:style-name="ce365" office:value="83" office:value-type="float">
            <text:p>83</text:p>
          </table:table-cell>
          <table:table-cell ns41:value-type="float" table:style-name="ce365" office:value="1" office:value-type="float">
            <text:p>1</text:p>
          </table:table-cell>
          <table:table-cell ns41:value-type="float" table:style-name="ce366" office:value="121" office:value-type="float">
            <text:p>12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ns41:value-type="string" table:style-name="ce350" office:value-type="string">
            <text:p>Weert</text:p>
          </table:table-cell>
          <table:table-cell ns41:value-type="string" table:style-name="ce6" office:value-type="string">
            <office:annotation draw:style-name="gr1" svg:height="1.957cm" draw:caption-point-y="-0.309cm" svg:width="3.55cm" svg:x="24.272cm" draw:caption-point-x="-1.99cm" svg:y="136.817cm" draw:text-style-name="P1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Congregatie der broeders van de onbevlekte ontvangenis, tevens jongenskostschool</text:p>
          </table:table-cell>
          <table:table-cell table:style-name="Default"/>
          <table:table-cell ns41:value-type="float" table:style-name="ce364" office:value="36" office:value-type="float">
            <office:annotation draw:style-name="gr1" svg:height="1.957cm" draw:caption-point-y="-0.309cm" svg:width="3.55cm" svg:x="26.989cm" draw:caption-point-x="-1.619cm" svg:y="136.817cm" draw:text-style-name="P1">
              <dc:creator>CDM</dc:creator>
              <dc:date>2014-12-12T00:00:00</dc:date>
              <text:p text:style-name="P1"><text:span text:style-name="T1">Hieronder 17 militaire weezen.</text:span></text:p>
            </office:annotation>
            <text:p>36</text:p>
          </table:table-cell>
          <table:table-cell table:style-name="ce365"/>
          <table:table-cell ns41:value-type="float" table:style-name="ce365" office:value="45" office:value-type="float">
            <text:p>45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Limburg.</text:p>
          </table:table-cell>
          <table:table-cell table:style-name="ce350"/>
          <table:table-cell ns41:value-type="string" table:style-name="ce6" office:value-type="string">
            <text:p>TOTAAL</text:p>
          </table:table-cell>
          <table:table-cell table:style-name="Default"/>
          <table:table-cell ns41:value-type="float" table:style-name="ce364" office:value="101" office:value-type="float">
            <text:p>101</text:p>
          </table:table-cell>
          <table:table-cell ns41:value-type="float" table:style-name="ce365" office:value="342" office:value-type="float">
            <text:p>342</text:p>
          </table:table-cell>
          <table:table-cell ns41:value-type="float" table:style-name="ce365" office:value="158" office:value-type="float">
            <text:p>158</text:p>
          </table:table-cell>
          <table:table-cell ns41:value-type="float" table:style-name="ce366" office:value="606" office:value-type="float">
            <text:p>60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29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ns41:value-type="string" table:style-name="ce233" office:value-type="string">
            <text:p>HET RIJK</text:p>
          </table:table-cell>
          <table:table-cell table:style-name="Default"/>
          <table:table-cell ns41:value-type="float" table:style-name="ce235" office:value="2596" office:value-type="float">
            <text:p>2596</text:p>
          </table:table-cell>
          <table:table-cell ns41:value-type="float" table:style-name="ce236" office:value="1780" office:value-type="float">
            <text:p>1780</text:p>
          </table:table-cell>
          <table:table-cell ns41:value-type="float" table:style-name="ce236" office:value="3401" office:value-type="float">
            <text:p>3401</text:p>
          </table:table-cell>
          <table:table-cell ns41:value-type="float" table:style-name="ce237" office:value="4146" office:value-type="float">
            <text:p>4146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29</text:p>
          </table:table-cell>
          <table:table-cell ns41:value-type="float" table:style-name="ce50" office:value="79" office:value-type="float">
            <text:p>79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41</text:p>
          </table:table-cell>
          <table:table-cell table:number-columns-repeated="1011"/>
        </table:table-row>
        <table:table-row table:style-name="ro1" table:number-rows-repeated="10482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1" table:name="Tabel 30">
        <table:table-column table:style-name="co35" table:default-cell-style-name="ce11"/>
        <table:table-column table:style-name="co54" table:default-cell-style-name="ce11"/>
        <table:table-column table:style-name="co56" table:default-cell-style-name="ce11"/>
        <table:table-column table:style-name="co5" table:default-cell-style-name="ce11"/>
        <table:table-column table:style-name="co1" table:default-cell-style-name="Default" table:number-columns-repeated="4"/>
        <table:table-column table:style-name="co22" table:default-cell-style-name="ce11" table:number-columns-repeated="5"/>
        <table:table-column table:style-name="co1" table:default-cell-style-name="Default" table:number-columns-repeated="1011"/>
        <table:table-row table:style-name="ro1">
          <table:table-cell ns41:value-type="string" table:number-rows-spanned="1" table:style-name="ce1" table:number-columns-spanned="8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7"/>
          <table:table-cell table:number-columns-repeated="1016"/>
        </table:table-row>
        <table:table-row table:style-name="ro1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1" table:number-columns-spanned="8" office:value-type="string">
            <text:p>Het getal kweekelingen en leerlingen en het getal der inwonende personen voor de gestichten voor blinden</text:p>
          </table:table-cell>
          <table:covered-table-cell table:style-name="ce8" table:number-columns-repeated="7"/>
          <table:table-cell table:number-columns-repeated="1016"/>
        </table:table-row>
        <table:table-row table:style-name="ro2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5">
          <table:table-cell ns41:value-type="string" table:number-rows-spanned="2" table:style-name="ce143" table:number-columns-spanned="1" office:value-type="string">
            <text:p>PROVINCIE</text:p>
          </table:table-cell>
          <table:table-cell ns41:value-type="string" table:number-rows-spanned="2" table:style-name="ce215" table:number-columns-spanned="1" office:value-type="string">
            <text:p>GEMEENTEN </text:p>
          </table:table-cell>
          <table:table-cell ns41:value-type="string" table:number-rows-spanned="2" table:style-name="ce147" table:number-columns-spanned="1" office:value-type="string">
            <text:p>GESTICHTEN VOOR BLINDEN</text:p>
          </table:table-cell>
          <table:table-cell table:number-rows-spanned="2" table:style-name="ce234" table:number-columns-spanned="1"/>
          <table:table-cell ns41:value-type="string" table:number-rows-spanned="1" table:style-name="ce154" table:number-columns-spanned="2" office:value-type="string">
            <text:p>Blinden</text:p>
          </table:table-cell>
          <table:covered-table-cell table:style-name="ce106"/>
          <table:table-cell ns41:value-type="string" table:number-rows-spanned="1" table:style-name="ce158" table:number-columns-spanned="2" office:value-type="string">
            <text:p>Geheele bevolking</text:p>
          </table:table-cell>
          <table:covered-table-cell table:style-name="ce93"/>
          <table:table-cell ns41:value-type="string" table:number-rows-spanned="2" table:style-name="ce238" table:number-columns-spanned="1" office:value-type="string">
            <text:p>Telling</text:p>
          </table:table-cell>
          <table:table-cell ns41:value-type="string" table:number-rows-spanned="2" table:style-name="ce240" table:number-columns-spanned="1" office:value-type="string">
            <text:p>Tabel</text:p>
          </table:table-cell>
          <table:table-cell ns41:value-type="string" table:number-rows-spanned="2" table:style-name="ce240" table:number-columns-spanned="1" office:value-type="string">
            <text:p>Pagina</text:p>
          </table:table-cell>
          <table:table-cell ns41:value-type="string" table:number-rows-spanned="2" table:style-name="ce240" table:number-columns-spanned="1" office:value-type="string">
            <text:p>Provincie</text:p>
          </table:table-cell>
          <table:table-cell ns41:value-type="string" table:number-rows-spanned="2" table:style-name="ce242" table:number-columns-spanned="1" office:value-type="string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41"/>
          <table:covered-table-cell table:style-name="ce47"/>
          <table:covered-table-cell table:style-name="ce52"/>
          <table:covered-table-cell table:style-name="ce234"/>
          <table:table-cell ns41:value-type="string" table:style-name="ce155" office:value-type="string">
            <text:p>Mannen</text:p>
          </table:table-cell>
          <table:table-cell ns41:value-type="string" table:style-name="ce157" office:value-type="string">
            <text:p>Vrouwen</text:p>
          </table:table-cell>
          <table:table-cell ns41:value-type="string" table:style-name="ce157" office:value-type="string">
            <text:p>Mannen</text:p>
          </table:table-cell>
          <table:table-cell ns41:value-type="string" table:style-name="ce219" office:value-type="string">
            <text:p>Vrouwen</text:p>
          </table:table-cell>
          <table:covered-table-cell table:style-name="ce244"/>
          <table:covered-table-cell table:style-name="ce245" table:number-columns-repeated="3"/>
          <table:covered-table-cell table:style-name="ce246"/>
          <table:table-cell table:style-name="ce221"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349" office:value-type="string">
            <text:p>Noordbrabant</text:p>
          </table:table-cell>
          <table:table-cell ns41:value-type="string" table:style-name="ce349" office:value-type="string">
            <text:p>Grave</text:p>
          </table:table-cell>
          <table:table-cell ns41:value-type="string" table:style-name="ce5" office:value-type="string">
            <office:annotation draw:style-name="gr1" svg:height="1.958cm" draw:caption-point-y="-0.308cm" svg:width="3.588cm" svg:x="5.79cm" draw:caption-point-x="12.883cm" svg:y="3.678cm" draw:text-style-name="P1">
              <dc:creator>CDM</dc:creator>
              <dc:date>2014-12-12T00:00:00</dc:date>
              <text:p text:style-name="P1"><text:span text:style-name="T1">Ook opgenomen onder de geestelijke gestichten en weeshuizen.</text:span></text:p>
            </office:annotation>
            <text:p>Roomsch-Katholijk jongensweeshuis, tevens ter verpleging van blinden (afdeeling van de vereeniging Tilburg)</text:p>
          </table:table-cell>
          <table:table-cell table:style-name="Default"/>
          <table:table-cell ns41:value-type="float" table:style-name="ce361" office:value="9" office:value-type="float">
            <text:p>9</text:p>
          </table:table-cell>
          <table:table-cell table:style-name="ce362"/>
          <table:table-cell ns41:value-type="float" table:style-name="ce362" office:value="18" office:value-type="float">
            <text:p>18</text:p>
          </table:table-cell>
          <table:table-cell table:style-name="ce363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30</text:p>
          </table:table-cell>
          <table:table-cell ns41:value-type="float" table:style-name="ce48" office:value="79" office:value-type="float">
            <text:p>79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Instituut tot onderwijs van blinden</text:p>
          </table:table-cell>
          <table:table-cell table:style-name="Default"/>
          <table:table-cell ns41:value-type="float" table:style-name="ce364" office:value="36" office:value-type="float">
            <text:p>36</text:p>
          </table:table-cell>
          <table:table-cell ns41:value-type="float" table:style-name="ce365" office:value="26" office:value-type="float">
            <text:p>26</text:p>
          </table:table-cell>
          <table:table-cell ns41:value-type="float" table:style-name="ce365" office:value="42" office:value-type="float">
            <text:p>42</text:p>
          </table:table-cell>
          <table:table-cell ns41:value-type="float" table:style-name="ce366" office:value="36" office:value-type="float">
            <text:p>3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0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Gesticht voor volwassen blinden</text:p>
          </table:table-cell>
          <table:table-cell table:style-name="Default"/>
          <table:table-cell ns41:value-type="float" table:style-name="ce364" office:value="11" office:value-type="float">
            <text:p>11</text:p>
          </table:table-cell>
          <table:table-cell ns41:value-type="float" table:style-name="ce365" office:value="24" office:value-type="float">
            <text:p>24</text:p>
          </table:table-cell>
          <table:table-cell ns41:value-type="float" table:style-name="ce365" office:value="14" office:value-type="float">
            <text:p>14</text:p>
          </table:table-cell>
          <table:table-cell ns41:value-type="float" table:style-name="ce366" office:value="29" office:value-type="float">
            <text:p>2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0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367" office:value="56" office:value-type="float">
            <text:p>56</text:p>
          </table:table-cell>
          <table:table-cell ns41:value-type="float" table:style-name="ce368" office:value="50" office:value-type="float">
            <text:p>50</text:p>
          </table:table-cell>
          <table:table-cell ns41:value-type="float" table:style-name="ce368" office:value="74" office:value-type="float">
            <text:p>74</text:p>
          </table:table-cell>
          <table:table-cell ns41:value-type="float" table:style-name="ce369" office:value="65" office:value-type="float">
            <text:p>65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30</text:p>
          </table:table-cell>
          <table:table-cell ns41:value-type="float" table:style-name="ce50" office:value="79" office:value-type="float">
            <text:p>79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4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2" table:name="Tabel 31">
        <table:table-column table:style-name="co35" table:default-cell-style-name="ce11"/>
        <table:table-column table:style-name="co54" table:default-cell-style-name="ce11"/>
        <table:table-column table:style-name="co57" table:default-cell-style-name="ce11"/>
        <table:table-column table:style-name="co5" table:default-cell-style-name="ce11"/>
        <table:table-column table:style-name="co1" table:default-cell-style-name="Default" table:number-columns-repeated="4"/>
        <table:table-column table:style-name="co22" table:default-cell-style-name="ce11" table:number-columns-repeated="5"/>
        <table:table-column table:style-name="co58" table:default-cell-style-name="ce11"/>
        <table:table-column table:style-name="co1" table:default-cell-style-name="Default" table:number-columns-repeated="1010"/>
        <table:table-row table:style-name="ro1">
          <table:table-cell ns41:value-type="string" table:number-rows-spanned="1" table:style-name="ce1" table:number-columns-spanned="8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7"/>
          <table:table-cell table:number-columns-repeated="1016"/>
        </table:table-row>
        <table:table-row table:style-name="ro1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1" table:number-columns-spanned="8" office:value-type="string">
            <text:p>Het getal kweekelingen en leerlingen en het getal der inwonende personen voor de instituten voor doofstommen</text:p>
          </table:table-cell>
          <table:covered-table-cell table:style-name="ce8" table:number-columns-repeated="7"/>
          <table:table-cell table:number-columns-repeated="1016"/>
        </table:table-row>
        <table:table-row table:style-name="ro2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5">
          <table:table-cell ns41:value-type="string" table:number-rows-spanned="2" table:style-name="ce214" table:number-columns-spanned="1" office:value-type="string">
            <text:p>PROVINCIE</text:p>
          </table:table-cell>
          <table:table-cell ns41:value-type="string" table:number-rows-spanned="2" table:style-name="ce215" table:number-columns-spanned="1" office:value-type="string">
            <text:p>GEMEENTEN </text:p>
          </table:table-cell>
          <table:table-cell ns41:value-type="string" table:number-rows-spanned="2" table:style-name="ce147" table:number-columns-spanned="1" office:value-type="string">
            <text:p>INSTITUTEN VOOR DOOFSTOMMEN</text:p>
          </table:table-cell>
          <table:table-cell table:number-rows-spanned="2" table:style-name="ce234" table:number-columns-spanned="1"/>
          <table:table-cell ns41:value-type="string" table:number-rows-spanned="1" table:style-name="ce154" table:number-columns-spanned="2" office:value-type="string">
            <text:p>Doofstommen</text:p>
          </table:table-cell>
          <table:covered-table-cell table:style-name="ce106"/>
          <table:table-cell ns41:value-type="string" table:number-rows-spanned="1" table:style-name="ce158" table:number-columns-spanned="2" office:value-type="string">
            <text:p>Geheele bevolking</text:p>
          </table:table-cell>
          <table:covered-table-cell table:style-name="ce93"/>
          <table:table-cell ns41:value-type="string" table:number-rows-spanned="2" table:style-name="ce238" table:number-columns-spanned="1" office:value-type="string">
            <text:p>Telling</text:p>
          </table:table-cell>
          <table:table-cell ns41:value-type="string" table:number-rows-spanned="2" table:style-name="ce240" table:number-columns-spanned="1" office:value-type="string">
            <text:p>Tabel</text:p>
          </table:table-cell>
          <table:table-cell ns41:value-type="string" table:number-rows-spanned="2" table:style-name="ce240" table:number-columns-spanned="1" office:value-type="string">
            <text:p>Pagina</text:p>
          </table:table-cell>
          <table:table-cell ns41:value-type="string" table:number-rows-spanned="2" table:style-name="ce240" table:number-columns-spanned="1" office:value-type="string">
            <text:p>Provincie</text:p>
          </table:table-cell>
          <table:table-cell ns41:value-type="string" table:number-rows-spanned="2" table:style-name="ce242" table:number-columns-spanned="1" office:value-type="string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206"/>
          <table:covered-table-cell table:style-name="ce47"/>
          <table:covered-table-cell table:style-name="ce52"/>
          <table:covered-table-cell table:style-name="ce234"/>
          <table:table-cell ns41:value-type="string" table:style-name="ce155" office:value-type="string">
            <text:p>Jongens</text:p>
          </table:table-cell>
          <table:table-cell ns41:value-type="string" table:style-name="ce157" office:value-type="string">
            <text:p>Meisjes</text:p>
          </table:table-cell>
          <table:table-cell ns41:value-type="string" table:style-name="ce157" office:value-type="string">
            <text:p>Mannen</text:p>
          </table:table-cell>
          <table:table-cell ns41:value-type="string" table:style-name="ce219" office:value-type="string">
            <text:p>Vrouwen</text:p>
          </table:table-cell>
          <table:covered-table-cell table:style-name="ce244"/>
          <table:covered-table-cell table:style-name="ce245" table:number-columns-repeated="3"/>
          <table:covered-table-cell table:style-name="ce246"/>
          <table:table-cell table:style-name="ce221" table:number-columns-repeated="1011"/>
        </table:table-row>
        <table:table-row table:style-name="ro2">
          <table:table-cell table:style-name="Default" table:number-columns-repeated="4"/>
          <table:table-cell table:style-name="ce247" table:number-columns-repeated="4"/>
          <table:table-cell table:number-columns-repeated="1016"/>
        </table:table-row>
        <table:table-row table:style-name="ro1">
          <table:table-cell ns41:value-type="string" table:style-name="ce349" office:value-type="string">
            <text:p>Noordbrabant</text:p>
          </table:table-cell>
          <table:table-cell ns41:value-type="string" table:style-name="ce349" office:value-type="string">
            <text:p>St. Michielsgestel (Herlaar)</text:p>
          </table:table-cell>
          <table:table-cell table:style-name="ce5"/>
          <table:table-cell table:style-name="Default"/>
          <table:table-cell ns41:value-type="float" table:style-name="ce361" office:value="54" office:value-type="float">
            <text:p>54</text:p>
          </table:table-cell>
          <table:table-cell ns41:value-type="float" table:style-name="ce362" office:value="34" office:value-type="float">
            <text:p>34</text:p>
          </table:table-cell>
          <table:table-cell ns41:value-type="float" table:style-name="ce362" office:value="67" office:value-type="float">
            <office:annotation draw:style-name="gr1" svg:height="1.959cm" draw:caption-point-y="-0.096cm" svg:width="4.252cm" svg:x="29.332cm" draw:caption-point-x="-7.461cm" svg:y="3.466cm" draw:text-style-name="P1">
              <dc:creator>CDM</dc:creator>
              <dc:date>2014-12-12T00:00:00</dc:date>
              <text:p text:style-name="P1"><text:span text:style-name="T1">Hieronder 10 geestelijken, waarvan 4 ter godsdienstige opleiding en 6 ter onderwijzing en verzorging. De 3 overige mannen zijn bedienden.</text:span></text:p>
            </office:annotation>
            <text:p>67</text:p>
          </table:table-cell>
          <table:table-cell ns41:value-type="float" table:style-name="ce363" office:value="45" office:value-type="float">
            <office:annotation draw:style-name="gr1" svg:height="1.959cm" draw:caption-point-y="-0.096cm" svg:width="3.581cm" svg:x="31.122cm" draw:caption-point-x="-7.477cm" svg:y="3.466cm" draw:text-style-name="P1">
              <dc:creator>CDM</dc:creator>
              <dc:date>2014-12-12T00:00:00</dc:date>
              <text:p text:style-name="P1"><text:span text:style-name="T1">Hieronder 11 geestelijke zusters ter onderwijzing en verzorging.</text:span></text:p>
            </office:annotation>
            <text:p>45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31</text:p>
          </table:table-cell>
          <table:table-cell ns41:value-type="float" table:style-name="ce48" office:value="79" office:value-type="float">
            <text:p>79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table:number-columns-repeated="2" office:value-type="string">
            <text:p>Groningen</text:p>
          </table:table-cell>
          <table:table-cell ns41:value-type="string" table:style-name="ce6" office:value-type="string">
            <text:p>Gedeelte voor Christenen</text:p>
          </table:table-cell>
          <table:table-cell table:style-name="Default"/>
          <table:table-cell ns41:value-type="float" table:style-name="ce364" office:value="66" office:value-type="float">
            <text:p>66</text:p>
          </table:table-cell>
          <table:table-cell ns41:value-type="float" table:style-name="ce365" office:value="55" office:value-type="float">
            <text:p>55</text:p>
          </table:table-cell>
          <table:table-cell ns41:value-type="float" table:style-name="ce365" office:value="72" office:value-type="float">
            <text:p>72</text:p>
          </table:table-cell>
          <table:table-cell ns41:value-type="float" table:style-name="ce366" office:value="67" office:value-type="float">
            <text:p>6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1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table:number-columns-repeated="2" office:value-type="string">
            <text:p>Groningen</text:p>
          </table:table-cell>
          <table:table-cell ns41:value-type="string" table:style-name="ce6" office:value-type="string">
            <text:p>Gedeelte voor Israëliten</text:p>
          </table:table-cell>
          <table:table-cell table:style-name="Default"/>
          <table:table-cell ns41:value-type="float" table:style-name="ce364" office:value="8" office:value-type="float">
            <text:p>8</text:p>
          </table:table-cell>
          <table:table-cell ns41:value-type="float" office:value="10" table:style-name="ce365" table:number-columns-repeated="2" office:value-type="float">
            <text:p>10</text:p>
          </table:table-cell>
          <table:table-cell ns41:value-type="float" table:style-name="ce366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1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367" office:value="128" office:value-type="float">
            <text:p>128</text:p>
          </table:table-cell>
          <table:table-cell ns41:value-type="float" table:style-name="ce368" office:value="99" office:value-type="float">
            <text:p>99</text:p>
          </table:table-cell>
          <table:table-cell ns41:value-type="float" table:style-name="ce368" office:value="149" office:value-type="float">
            <text:p>149</text:p>
          </table:table-cell>
          <table:table-cell ns41:value-type="float" table:style-name="ce369" office:value="124" office:value-type="float">
            <text:p>124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31</text:p>
          </table:table-cell>
          <table:table-cell ns41:value-type="float" table:style-name="ce50" office:value="79" office:value-type="float">
            <text:p>79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41</text:p>
          </table:table-cell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3" table:name="Tabel 32">
        <table:table-column table:style-name="co35" table:default-cell-style-name="ce11"/>
        <table:table-column table:style-name="co54" table:default-cell-style-name="ce11"/>
        <table:table-column table:style-name="co57" table:default-cell-style-name="ce11"/>
        <table:table-column table:style-name="co5" table:default-cell-style-name="ce11"/>
        <table:table-column table:style-name="co1" table:default-cell-style-name="Default" table:number-columns-repeated="4"/>
        <table:table-column table:style-name="co22" table:default-cell-style-name="ce11" table:number-columns-repeated="5"/>
        <table:table-column table:style-name="co58" table:default-cell-style-name="ce11"/>
        <table:table-column table:style-name="co1" table:default-cell-style-name="Default" table:number-columns-repeated="1010"/>
        <table:table-row table:style-name="ro1">
          <table:table-cell ns41:value-type="string" table:number-rows-spanned="1" table:style-name="ce1" table:number-columns-spanned="8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7"/>
          <table:table-cell table:number-columns-repeated="1016"/>
        </table:table-row>
        <table:table-row table:style-name="ro1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1" table:number-columns-spanned="8" office:value-type="string">
            <text:p>Het getal kweekelingen en leerlingen en het getal der inwonende personen voor het gesticht voor idioten</text:p>
          </table:table-cell>
          <table:covered-table-cell table:style-name="ce8" table:number-columns-repeated="7"/>
          <table:table-cell table:number-columns-repeated="1016"/>
        </table:table-row>
        <table:table-row table:style-name="ro2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5">
          <table:table-cell ns41:value-type="string" table:number-rows-spanned="2" table:style-name="ce214" table:number-columns-spanned="1" office:value-type="string">
            <text:p>PROVINCIE</text:p>
          </table:table-cell>
          <table:table-cell ns41:value-type="string" table:number-rows-spanned="2" table:style-name="ce215" table:number-columns-spanned="1" office:value-type="string">
            <text:p>GEMEENTEN </text:p>
          </table:table-cell>
          <table:table-cell ns41:value-type="string" table:number-rows-spanned="2" table:style-name="ce147" table:number-columns-spanned="1" office:value-type="string">
            <text:p>IDIOTEN, WONENDE IN HET GENEESKUNDIG GESTICHT</text:p>
          </table:table-cell>
          <table:table-cell table:number-rows-spanned="2" table:style-name="ce234" table:number-columns-spanned="1"/>
          <table:table-cell ns41:value-type="string" table:number-rows-spanned="1" table:style-name="ce154" table:number-columns-spanned="2" office:value-type="string">
            <text:p>Idioten</text:p>
          </table:table-cell>
          <table:covered-table-cell table:style-name="ce81"/>
          <table:table-cell ns41:value-type="string" table:number-rows-spanned="1" table:style-name="ce158" table:number-columns-spanned="2" office:value-type="string">
            <text:p>Geheele bevolking</text:p>
          </table:table-cell>
          <table:covered-table-cell table:style-name="ce35"/>
          <table:table-cell ns41:value-type="string" table:number-rows-spanned="2" table:style-name="ce238" table:number-columns-spanned="1" office:value-type="string">
            <text:p>Telling</text:p>
          </table:table-cell>
          <table:table-cell ns41:value-type="string" table:number-rows-spanned="2" table:style-name="ce240" table:number-columns-spanned="1" office:value-type="string">
            <text:p>Tabel</text:p>
          </table:table-cell>
          <table:table-cell ns41:value-type="string" table:number-rows-spanned="2" table:style-name="ce240" table:number-columns-spanned="1" office:value-type="string">
            <text:p>Pagina</text:p>
          </table:table-cell>
          <table:table-cell ns41:value-type="string" table:number-rows-spanned="2" table:style-name="ce240" table:number-columns-spanned="1" office:value-type="string">
            <text:p>Provincie</text:p>
          </table:table-cell>
          <table:table-cell ns41:value-type="string" table:number-rows-spanned="2" table:style-name="ce242" table:number-columns-spanned="1" office:value-type="string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206"/>
          <table:covered-table-cell table:style-name="ce47"/>
          <table:covered-table-cell table:style-name="ce52"/>
          <table:covered-table-cell table:style-name="ce234"/>
          <table:table-cell ns41:value-type="string" table:style-name="ce155" office:value-type="string">
            <text:p>Jongens</text:p>
          </table:table-cell>
          <table:table-cell ns41:value-type="string" table:style-name="ce157" office:value-type="string">
            <text:p>Meisjes</text:p>
          </table:table-cell>
          <table:table-cell ns41:value-type="string" table:style-name="ce157" office:value-type="string">
            <text:p>Mannen</text:p>
          </table:table-cell>
          <table:table-cell ns41:value-type="string" table:style-name="ce219" office:value-type="string">
            <text:p>Vrouwen</text:p>
          </table:table-cell>
          <table:covered-table-cell table:style-name="ce244"/>
          <table:covered-table-cell table:style-name="ce245" table:number-columns-repeated="3"/>
          <table:covered-table-cell table:style-name="ce246"/>
          <table:table-cell table:style-name="ce221" table:number-columns-repeated="1011"/>
        </table:table-row>
        <table:table-row table:style-name="ro2">
          <table:table-cell table:style-name="Default" table:number-columns-repeated="4"/>
          <table:table-cell table:style-name="ce247" table:number-columns-repeated="4"/>
          <table:table-cell table:number-columns-repeated="1016"/>
        </table:table-row>
        <table:table-row table:style-name="ro2">
          <table:table-cell ns41:value-type="string" table:style-name="ce115" office:value-type="string">
            <text:p>Zuidholland</text:p>
          </table:table-cell>
          <table:table-cell ns41:value-type="string" table:style-name="ce115" office:value-type="string">
            <text:p>'s Gravenhage</text:p>
          </table:table-cell>
          <table:table-cell ns41:value-type="string" table:style-name="ce118" office:value-type="string">
            <text:p>Geneeskundig gesticht voor minderjarige idioten</text:p>
          </table:table-cell>
          <table:table-cell table:style-name="Default"/>
          <table:table-cell ns41:value-type="float" table:style-name="ce248" office:value="20" office:value-type="float">
            <text:p>20</text:p>
          </table:table-cell>
          <table:table-cell ns41:value-type="float" table:style-name="ce249" office:value="8" office:value-type="float">
            <text:p>8</text:p>
          </table:table-cell>
          <table:table-cell ns41:value-type="float" table:style-name="ce249" office:value="23" office:value-type="float">
            <text:p>23</text:p>
          </table:table-cell>
          <table:table-cell ns41:value-type="float" table:style-name="ce250" office:value="15" office:value-type="float">
            <text:p>15</text:p>
          </table:table-cell>
          <table:table-cell ns41:value-type="string" table:style-name="ce130" office:value-type="string">
            <text:p>VT_1859</text:p>
          </table:table-cell>
          <table:table-cell ns41:value-type="string" table:style-name="ce132" office:value-type="string">
            <text:p>D3H2_32</text:p>
          </table:table-cell>
          <table:table-cell ns41:value-type="float" table:style-name="ce132" office:value="79" office:value-type="float">
            <text:p>79</text:p>
          </table:table-cell>
          <table:table-cell ns41:value-type="string" table:style-name="ce132" office:value-type="string">
            <text:p>ZH</text:p>
          </table:table-cell>
          <table:table-cell ns41:value-type="string" table:style-name="ce134" office:value-type="string">
            <text:p>38_0041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4" table:name="Tabel 33">
        <table:table-column table:style-name="co35" table:default-cell-style-name="ce11"/>
        <table:table-column table:style-name="co54" table:default-cell-style-name="ce11"/>
        <table:table-column table:style-name="co59" table:default-cell-style-name="ce11"/>
        <table:table-column table:style-name="co5" table:default-cell-style-name="ce11"/>
        <table:table-column table:style-name="co1" table:default-cell-style-name="Default" table:number-columns-repeated="4"/>
        <table:table-column table:style-name="co22" table:default-cell-style-name="ce11" table:number-columns-repeated="5"/>
        <table:table-column table:style-name="co58" table:default-cell-style-name="ce11"/>
        <table:table-column table:style-name="co1" table:default-cell-style-name="Default" table:number-columns-repeated="1010"/>
        <table:table-row table:style-name="ro1">
          <table:table-cell ns41:value-type="string" table:number-rows-spanned="1" table:style-name="ce1" table:number-columns-spanned="8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7"/>
          <table:table-cell table:number-columns-repeated="1016"/>
        </table:table-row>
        <table:table-row table:style-name="ro1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1" table:number-columns-spanned="8" office:value-type="string">
            <text:p>Het getal kweekelingen en leerlingen en het getal der inwonende personen voor de landhuishoudkundige school en de veeartsenijschool</text:p>
          </table:table-cell>
          <table:covered-table-cell table:style-name="ce8" table:number-columns-repeated="7"/>
          <table:table-cell table:number-columns-repeated="1016"/>
        </table:table-row>
        <table:table-row table:style-name="ro2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5">
          <table:table-cell ns41:value-type="string" table:number-rows-spanned="2" table:style-name="ce143" table:number-columns-spanned="1" office:value-type="string">
            <text:p>PROVINCIE</text:p>
          </table:table-cell>
          <table:table-cell ns41:value-type="string" table:number-rows-spanned="2" table:style-name="ce215" table:number-columns-spanned="1" office:value-type="string">
            <text:p>GEMEENTEN </text:p>
          </table:table-cell>
          <table:table-cell ns41:value-type="string" table:number-rows-spanned="2" table:style-name="ce147" table:number-columns-spanned="1" office:value-type="string">
            <text:p>LANDHUISHOUDKUNDIGE SCHOOL EN VEEARTSENIJSCHOOL</text:p>
          </table:table-cell>
          <table:table-cell table:number-rows-spanned="2" table:style-name="ce234" table:number-columns-spanned="1"/>
          <table:table-cell ns41:value-type="string" table:number-rows-spanned="1" table:style-name="ce154" table:number-columns-spanned="2" office:value-type="string">
            <text:p>Kweekelingen</text:p>
          </table:table-cell>
          <table:covered-table-cell table:style-name="ce106"/>
          <table:table-cell ns41:value-type="string" table:number-rows-spanned="1" table:style-name="ce158" table:number-columns-spanned="2" office:value-type="string">
            <text:p>Geheele bevolking</text:p>
          </table:table-cell>
          <table:covered-table-cell table:style-name="ce93"/>
          <table:table-cell ns41:value-type="string" table:number-rows-spanned="2" table:style-name="ce238" table:number-columns-spanned="1" office:value-type="string">
            <text:p>Telling</text:p>
          </table:table-cell>
          <table:table-cell ns41:value-type="string" table:number-rows-spanned="2" table:style-name="ce240" table:number-columns-spanned="1" office:value-type="string">
            <text:p>Tabel</text:p>
          </table:table-cell>
          <table:table-cell ns41:value-type="string" table:number-rows-spanned="2" table:style-name="ce240" table:number-columns-spanned="1" office:value-type="string">
            <text:p>Pagina</text:p>
          </table:table-cell>
          <table:table-cell ns41:value-type="string" table:number-rows-spanned="2" table:style-name="ce240" table:number-columns-spanned="1" office:value-type="string">
            <text:p>Provincie</text:p>
          </table:table-cell>
          <table:table-cell ns41:value-type="string" table:number-rows-spanned="2" table:style-name="ce242" table:number-columns-spanned="1" office:value-type="string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41"/>
          <table:covered-table-cell table:style-name="ce47"/>
          <table:covered-table-cell table:style-name="ce52"/>
          <table:covered-table-cell table:style-name="ce234"/>
          <table:table-cell ns41:value-type="string" table:number-rows-spanned="1" table:style-name="ce155" table:number-columns-spanned="2" office:value-type="string">
            <text:p>Mannelijk geslacht</text:p>
          </table:table-cell>
          <table:covered-table-cell table:style-name="ce253"/>
          <table:table-cell ns41:value-type="string" table:style-name="ce157" office:value-type="string">
            <text:p>Mannen</text:p>
          </table:table-cell>
          <table:table-cell ns41:value-type="string" table:style-name="ce219" office:value-type="string">
            <text:p>Vrouwen</text:p>
          </table:table-cell>
          <table:covered-table-cell table:style-name="ce244"/>
          <table:covered-table-cell table:style-name="ce245" table:number-columns-repeated="3"/>
          <table:covered-table-cell table:style-name="ce246"/>
          <table:table-cell table:style-name="ce221" table:number-columns-repeated="1011"/>
        </table:table-row>
        <table:table-row table:style-name="ro2">
          <table:table-cell table:style-name="Default" table:number-columns-repeated="4"/>
          <table:table-cell table:style-name="ce247" table:number-columns-repeated="4"/>
          <table:table-cell table:number-columns-repeated="1016"/>
        </table:table-row>
        <table:table-row table:style-name="ro1">
          <table:table-cell ns41:value-type="string" table:style-name="ce349" table:number-columns-repeated="2" office:value-type="string">
            <text:p>Utrecht</text:p>
          </table:table-cell>
          <table:table-cell ns41:value-type="string" table:style-name="ce5" office:value-type="string">
            <text:p>Veeartsenijschool</text:p>
          </table:table-cell>
          <table:table-cell table:style-name="Default"/>
          <table:table-cell table:number-rows-spanned="1" office:value-type="float" office:value="12" table:style-name="ce251" table:number-columns-spanned="2" ns41:value-type="float">
            <text:p>12</text:p>
          </table:table-cell>
          <table:covered-table-cell table:style-name="ce254"/>
          <table:table-cell ns41:value-type="float" table:style-name="ce362" office:value="15" office:value-type="float">
            <text:p>15</text:p>
          </table:table-cell>
          <table:table-cell table:style-name="ce363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33</text:p>
          </table:table-cell>
          <table:table-cell ns41:value-type="float" table:style-name="ce48" office:value="79" office:value-type="float">
            <text:p>79</text:p>
          </table:table-cell>
          <table:table-cell ns41:value-type="string" table:style-name="ce48" office:value-type="string">
            <text:p>UT</text:p>
          </table:table-cell>
          <table:table-cell ns41:value-type="string" table:style-name="ce53" office:value-type="string">
            <text:p>38_0041</text:p>
          </table:table-cell>
          <table:table-cell table:number-columns-repeated="1011"/>
        </table:table-row>
        <table:table-row table:style-name="ro2">
          <table:table-cell ns41:value-type="string" table:style-name="ce86" table:number-columns-repeated="2" office:value-type="string">
            <text:p>Groningen</text:p>
          </table:table-cell>
          <table:table-cell ns41:value-type="string" table:style-name="ce7" office:value-type="string">
            <text:p>Landhuishoudkundige school</text:p>
          </table:table-cell>
          <table:table-cell table:style-name="Default"/>
          <table:table-cell table:number-rows-spanned="1" office:value-type="float" office:value="15" table:style-name="ce252" table:number-columns-spanned="2" ns41:value-type="float">
            <text:p>15</text:p>
          </table:table-cell>
          <table:covered-table-cell table:style-name="ce255"/>
          <table:table-cell ns41:value-type="float" table:style-name="ce368" office:value="18" office:value-type="float">
            <text:p>18</text:p>
          </table:table-cell>
          <table:table-cell ns41:value-type="float" table:style-name="ce369" office:value="9" office:value-type="float">
            <text:p>9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33</text:p>
          </table:table-cell>
          <table:table-cell ns41:value-type="float" table:style-name="ce50" office:value="79" office:value-type="float">
            <text:p>79</text:p>
          </table:table-cell>
          <table:table-cell ns41:value-type="string" table:style-name="ce50" office:value-type="string">
            <text:p>GR</text:p>
          </table:table-cell>
          <table:table-cell ns41:value-type="string" table:style-name="ce55" office:value-type="string">
            <text:p>38_0041</text:p>
          </table:table-cell>
          <table:table-cell table:number-columns-repeated="101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5" table:name="Tabel 34">
        <table:table-column table:style-name="co35" table:default-cell-style-name="ce11"/>
        <table:table-column table:style-name="co54" table:default-cell-style-name="ce11"/>
        <table:table-column table:style-name="co57" table:default-cell-style-name="ce11"/>
        <table:table-column table:style-name="co5" table:default-cell-style-name="ce11"/>
        <table:table-column table:style-name="co1" table:default-cell-style-name="Default" table:number-columns-repeated="4"/>
        <table:table-column table:style-name="co22" table:default-cell-style-name="ce11" table:number-columns-repeated="5"/>
        <table:table-column table:style-name="co58" table:default-cell-style-name="ce11"/>
        <table:table-column table:style-name="co1" table:default-cell-style-name="Default" table:number-columns-repeated="1010"/>
        <table:table-row table:style-name="ro1">
          <table:table-cell ns41:value-type="string" table:number-rows-spanned="1" table:style-name="ce1" table:number-columns-spanned="8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7"/>
          <table:table-cell table:number-columns-repeated="1016"/>
        </table:table-row>
        <table:table-row table:style-name="ro1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1" table:number-columns-spanned="8" office:value-type="string">
            <text:p>Het getal kweekelingen en leerlingen en het getal der inwonende personen voor de zeevaartscholen</text:p>
          </table:table-cell>
          <table:covered-table-cell table:style-name="ce8" table:number-columns-repeated="7"/>
          <table:table-cell table:number-columns-repeated="1016"/>
        </table:table-row>
        <table:table-row table:style-name="ro2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5">
          <table:table-cell ns41:value-type="string" table:number-rows-spanned="2" table:style-name="ce143" table:number-columns-spanned="1" office:value-type="string">
            <text:p>PROVINCIE</text:p>
          </table:table-cell>
          <table:table-cell ns41:value-type="string" table:number-rows-spanned="2" table:style-name="ce215" table:number-columns-spanned="1" office:value-type="string">
            <text:p>GEMEENTEN </text:p>
          </table:table-cell>
          <table:table-cell ns41:value-type="string" table:number-rows-spanned="2" table:style-name="ce147" table:number-columns-spanned="1" office:value-type="string">
            <text:p>ZEEVAARTSCHOLEN.</text:p>
          </table:table-cell>
          <table:table-cell table:number-rows-spanned="2" table:style-name="ce234" table:number-columns-spanned="1"/>
          <table:table-cell ns41:value-type="string" table:number-rows-spanned="1" table:style-name="ce154" table:number-columns-spanned="2" office:value-type="string">
            <text:p>Kweekelingen</text:p>
          </table:table-cell>
          <table:covered-table-cell table:style-name="ce106"/>
          <table:table-cell ns41:value-type="string" table:number-rows-spanned="1" table:style-name="ce158" table:number-columns-spanned="2" office:value-type="string">
            <text:p>Geheele bevolking</text:p>
          </table:table-cell>
          <table:covered-table-cell table:style-name="ce93"/>
          <table:table-cell ns41:value-type="string" table:number-rows-spanned="2" table:style-name="ce238" table:number-columns-spanned="1" office:value-type="string">
            <text:p>Telling</text:p>
          </table:table-cell>
          <table:table-cell ns41:value-type="string" table:number-rows-spanned="2" table:style-name="ce240" table:number-columns-spanned="1" office:value-type="string">
            <text:p>Tabel</text:p>
          </table:table-cell>
          <table:table-cell ns41:value-type="string" table:number-rows-spanned="2" table:style-name="ce240" table:number-columns-spanned="1" office:value-type="string">
            <text:p>Pagina</text:p>
          </table:table-cell>
          <table:table-cell ns41:value-type="string" table:number-rows-spanned="2" table:style-name="ce240" table:number-columns-spanned="1" office:value-type="string">
            <text:p>Provincie</text:p>
          </table:table-cell>
          <table:table-cell ns41:value-type="string" table:number-rows-spanned="2" table:style-name="ce242" table:number-columns-spanned="1" office:value-type="string">
            <text:p>Image nummer</text:p>
          </table:table-cell>
          <table:table-cell table:style-name="ce221" table:number-columns-repeated="1011"/>
        </table:table-row>
        <table:table-row table:style-name="ro5">
          <table:covered-table-cell table:style-name="ce41"/>
          <table:covered-table-cell table:style-name="ce47"/>
          <table:covered-table-cell table:style-name="ce52"/>
          <table:covered-table-cell table:style-name="ce234"/>
          <table:table-cell ns41:value-type="string" table:number-rows-spanned="1" table:style-name="ce155" table:number-columns-spanned="2" office:value-type="string">
            <text:p>Mannelijk geslacht</text:p>
          </table:table-cell>
          <table:covered-table-cell table:style-name="ce253"/>
          <table:table-cell ns41:value-type="string" table:style-name="ce157" office:value-type="string">
            <text:p>Mannen</text:p>
          </table:table-cell>
          <table:table-cell ns41:value-type="string" table:style-name="ce219" office:value-type="string">
            <text:p>Vrouwen</text:p>
          </table:table-cell>
          <table:covered-table-cell table:style-name="ce244"/>
          <table:covered-table-cell table:style-name="ce245" table:number-columns-repeated="3"/>
          <table:covered-table-cell table:style-name="ce246"/>
          <table:table-cell table:style-name="ce221" table:number-columns-repeated="1011"/>
        </table:table-row>
        <table:table-row table:style-name="ro2">
          <table:table-cell table:style-name="Default" table:number-columns-repeated="4"/>
          <table:table-cell table:style-name="ce247"/>
          <table:table-cell table:style-name="Default"/>
          <table:table-cell table:style-name="ce247"/>
          <table:table-cell table:number-columns-repeated="1017"/>
        </table:table-row>
        <table:table-row table:style-name="ro1">
          <table:table-cell ns41:value-type="string" table:style-name="ce349" office:value-type="string">
            <text:p>Noordholland</text:p>
          </table:table-cell>
          <table:table-cell ns41:value-type="string" table:style-name="ce349" office:value-type="string">
            <text:p>Amsterdam</text:p>
          </table:table-cell>
          <table:table-cell ns41:value-type="string" table:style-name="ce5" office:value-type="string">
            <text:p>Kweekschool voor de zeevaart</text:p>
          </table:table-cell>
          <table:table-cell table:style-name="Default"/>
          <table:table-cell table:number-rows-spanned="1" office:value-type="float" office:value="123" table:style-name="ce251" table:number-columns-spanned="2" ns41:value-type="float">
            <text:p>123</text:p>
          </table:table-cell>
          <table:covered-table-cell table:style-name="ce254"/>
          <table:table-cell ns41:value-type="float" table:style-name="ce362" office:value="132" office:value-type="float">
            <text:p>132</text:p>
          </table:table-cell>
          <table:table-cell ns41:value-type="float" table:style-name="ce363" office:value="7" office:value-type="float">
            <text:p>7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34</text:p>
          </table:table-cell>
          <table:table-cell ns41:value-type="float" table:style-name="ce48" office:value="79" office:value-type="float">
            <text:p>79</text:p>
          </table:table-cell>
          <table:table-cell ns41:value-type="string" table:style-name="ce48" office:value-type="string">
            <text:p>NH</text:p>
          </table:table-cell>
          <table:table-cell ns41:value-type="string" table:style-name="ce53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Noordholland</text:p>
          </table:table-cell>
          <table:table-cell ns41:value-type="string" table:style-name="ce350" office:value-type="string">
            <text:p>Amsterdam</text:p>
          </table:table-cell>
          <table:table-cell ns41:value-type="string" table:style-name="ce6" office:value-type="string">
            <text:p>Matrozeninstituut (schip Dordrecht)</text:p>
          </table:table-cell>
          <table:table-cell table:style-name="Default"/>
          <table:table-cell table:number-rows-spanned="1" office:value-type="float" office:value="147" table:style-name="ce256" table:number-columns-spanned="2" ns41:value-type="float">
            <text:p>147</text:p>
          </table:table-cell>
          <table:covered-table-cell table:style-name="ce257"/>
          <table:table-cell ns41:value-type="float" table:style-name="ce365" office:value="151" office:value-type="float">
            <text:p>151</text:p>
          </table:table-cell>
          <table:table-cell table:style-name="ce366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4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ns41:value-type="string" table:style-name="ce7" office:value-type="string">
            <text:p>TOTAAL</text:p>
          </table:table-cell>
          <table:table-cell table:style-name="Default"/>
          <table:table-cell table:number-rows-spanned="1" office:value-type="float" office:value="270" table:style-name="ce252" table:number-columns-spanned="2" ns41:value-type="float">
            <text:p>270</text:p>
          </table:table-cell>
          <table:covered-table-cell table:style-name="ce255"/>
          <table:table-cell ns41:value-type="float" table:style-name="ce368" office:value="283" office:value-type="float">
            <text:p>283</text:p>
          </table:table-cell>
          <table:table-cell ns41:value-type="float" table:style-name="ce369" office:value="7" office:value-type="float">
            <text:p>7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34</text:p>
          </table:table-cell>
          <table:table-cell ns41:value-type="float" table:style-name="ce50" office:value="79" office:value-type="float">
            <text:p>79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41</text:p>
          </table:table-cell>
          <table:table-cell table:number-columns-repeated="101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6" table:name="Tabel 35">
        <table:table-column table:style-name="co35" table:default-cell-style-name="ce11"/>
        <table:table-column table:style-name="co54" table:default-cell-style-name="ce11"/>
        <table:table-column table:style-name="co56" table:default-cell-style-name="ce11"/>
        <table:table-column table:style-name="co5" table:default-cell-style-name="ce11"/>
        <table:table-column table:style-name="co1" table:default-cell-style-name="Default" table:number-columns-repeated="4"/>
        <table:table-column table:style-name="co22" table:default-cell-style-name="ce11" table:number-columns-repeated="5"/>
        <table:table-column table:style-name="co58" table:default-cell-style-name="ce11"/>
        <table:table-column table:style-name="co1" table:default-cell-style-name="Default" table:number-columns-repeated="1010"/>
        <table:table-row table:style-name="ro1">
          <table:table-cell ns41:value-type="string" table:number-rows-spanned="1" table:style-name="ce1" table:number-columns-spanned="8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7"/>
          <table:table-cell table:number-columns-repeated="1016"/>
        </table:table-row>
        <table:table-row table:style-name="ro1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1">
          <table:table-cell ns41:value-type="string" table:number-rows-spanned="1" table:style-name="ce1" table:number-columns-spanned="8" office:value-type="string">
            <text:p>Het getal kweekelingen en leerlingen en het getal der inwonende personen voor de gestichten voor verwaarloosde en arme kinderen</text:p>
          </table:table-cell>
          <table:covered-table-cell table:style-name="ce8" table:number-columns-repeated="7"/>
          <table:table-cell table:number-columns-repeated="1016"/>
        </table:table-row>
        <table:table-row table:style-name="ro2">
          <table:table-cell table:number-rows-spanned="1" table:style-name="ce345" table:number-columns-spanned="8"/>
          <table:covered-table-cell table:style-name="ce8" table:number-columns-repeated="7"/>
          <table:table-cell table:number-columns-repeated="1016"/>
        </table:table-row>
        <table:table-row table:style-name="ro9">
          <table:table-cell ns41:value-type="string" table:number-rows-spanned="2" table:style-name="ce214" table:number-columns-spanned="1" office:value-type="string">
            <text:p>PROVINCIE</text:p>
          </table:table-cell>
          <table:table-cell ns41:value-type="string" table:number-rows-spanned="2" table:style-name="ce215" table:number-columns-spanned="1" office:value-type="string">
            <text:p>GEMEENTEN </text:p>
          </table:table-cell>
          <table:table-cell ns41:value-type="string" table:number-rows-spanned="2" table:style-name="ce147" table:number-columns-spanned="1" office:value-type="string">
            <text:p>GESTICHTEN VOOR VERWAARLOOSDE EN ARME KINDEREN.</text:p>
          </table:table-cell>
          <table:table-cell table:style-name="ce221"/>
          <table:table-cell ns41:value-type="string" table:number-rows-spanned="1" table:style-name="ce154" table:number-columns-spanned="2" office:value-type="string">
            <text:p>Leerlingen</text:p>
          </table:table-cell>
          <table:covered-table-cell table:style-name="ce81"/>
          <table:table-cell ns41:value-type="string" table:number-rows-spanned="1" table:style-name="ce158" table:number-columns-spanned="2" office:value-type="string">
            <text:p>Geheele bevolking</text:p>
          </table:table-cell>
          <table:covered-table-cell table:style-name="ce35"/>
          <table:table-cell ns41:value-type="string" table:number-rows-spanned="2" table:style-name="ce238" table:number-columns-spanned="1" office:value-type="string">
            <text:p>Telling</text:p>
          </table:table-cell>
          <table:table-cell ns41:value-type="string" table:number-rows-spanned="2" table:style-name="ce240" table:number-columns-spanned="1" office:value-type="string">
            <text:p>Tabel</text:p>
          </table:table-cell>
          <table:table-cell ns41:value-type="string" table:number-rows-spanned="2" table:style-name="ce240" table:number-columns-spanned="1" office:value-type="string">
            <text:p>Pagina</text:p>
          </table:table-cell>
          <table:table-cell ns41:value-type="string" table:number-rows-spanned="2" table:style-name="ce240" table:number-columns-spanned="1" office:value-type="string">
            <text:p>Provincie</text:p>
          </table:table-cell>
          <table:table-cell ns41:value-type="string" table:number-rows-spanned="2" table:style-name="ce242" table:number-columns-spanned="1" office:value-type="string">
            <text:p>Image nummer</text:p>
          </table:table-cell>
          <table:table-cell table:style-name="ce221" table:number-columns-repeated="1011"/>
        </table:table-row>
        <table:table-row table:style-name="ro12">
          <table:covered-table-cell table:style-name="ce206"/>
          <table:covered-table-cell table:style-name="ce47"/>
          <table:covered-table-cell table:style-name="ce52"/>
          <table:table-cell table:style-name="ce221"/>
          <table:table-cell ns41:value-type="string" table:style-name="ce155" office:value-type="string">
            <text:p>Jongens</text:p>
          </table:table-cell>
          <table:table-cell ns41:value-type="string" table:style-name="ce157" office:value-type="string">
            <text:p>Meisjes</text:p>
          </table:table-cell>
          <table:table-cell ns41:value-type="string" table:style-name="ce157" office:value-type="string">
            <text:p>Mannen</text:p>
          </table:table-cell>
          <table:table-cell ns41:value-type="string" table:style-name="ce219" office:value-type="string">
            <text:p>Vrouwen</text:p>
          </table:table-cell>
          <table:covered-table-cell table:style-name="ce244"/>
          <table:covered-table-cell table:style-name="ce245" table:number-columns-repeated="3"/>
          <table:covered-table-cell table:style-name="ce246"/>
          <table:table-cell table:style-name="ce221" table:number-columns-repeated="1011"/>
        </table:table-row>
        <table:table-row table:style-name="ro2">
          <table:table-cell table:style-name="Default" table:number-columns-repeated="4"/>
          <table:table-cell table:style-name="ce247"/>
          <table:table-cell table:style-name="Default"/>
          <table:table-cell table:style-name="ce247" table:number-columns-repeated="2"/>
          <table:table-cell table:number-columns-repeated="1016"/>
        </table:table-row>
        <table:table-row table:style-name="ro1">
          <table:table-cell ns41:value-type="string" table:style-name="ce349" office:value-type="string">
            <text:p>Gelderland</text:p>
          </table:table-cell>
          <table:table-cell ns41:value-type="string" table:style-name="ce349" office:value-type="string">
            <text:p>Gorssel (Rijssel)</text:p>
          </table:table-cell>
          <table:table-cell ns41:value-type="string" table:style-name="ce5" office:value-type="string">
            <text:p>Nederlandsch Mettray</text:p>
          </table:table-cell>
          <table:table-cell table:style-name="Default"/>
          <table:table-cell ns41:value-type="float" table:style-name="ce361" office:value="143" office:value-type="float">
            <text:p>143</text:p>
          </table:table-cell>
          <table:table-cell table:style-name="ce362"/>
          <table:table-cell ns41:value-type="float" table:style-name="ce362" office:value="159" office:value-type="float">
            <text:p>159</text:p>
          </table:table-cell>
          <table:table-cell ns41:value-type="float" table:style-name="ce363" office:value="8" office:value-type="float">
            <text:p>8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35</text:p>
          </table:table-cell>
          <table:table-cell ns41:value-type="float" table:style-name="ce48" office:value="79" office:value-type="float">
            <text:p>79</text:p>
          </table:table-cell>
          <table:table-cell ns41:value-type="string" table:style-name="ce48" office:value-type="string">
            <text:p>GE</text:p>
          </table:table-cell>
          <table:table-cell ns41:value-type="string" table:style-name="ce53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Gelderland</text:p>
          </table:table-cell>
          <table:table-cell ns41:value-type="string" table:style-name="ce350" office:value-type="string">
            <text:p>Valburg</text:p>
          </table:table-cell>
          <table:table-cell ns41:value-type="string" table:style-name="ce6" office:value-type="string">
            <text:p>Talitha-kumi</text:p>
          </table:table-cell>
          <table:table-cell table:style-name="Default"/>
          <table:table-cell table:style-name="ce364"/>
          <table:table-cell ns41:value-type="float" table:style-name="ce365" office:value="96" office:value-type="float">
            <text:p>96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6" office:value="104" office:value-type="float">
            <text:p>10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5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office:value-type="string">
            <text:p>Utrecht</text:p>
          </table:table-cell>
          <table:table-cell ns41:value-type="string" table:style-name="ce350" office:value-type="string">
            <text:p>Montfoort</text:p>
          </table:table-cell>
          <table:table-cell ns41:value-type="string" table:style-name="ce6" office:value-type="string">
            <office:annotation draw:style-name="gr1" svg:height="1.958cm" draw:caption-point-y="-5.467cm" svg:width="3.556cm" svg:x="24.239cm" draw:caption-point-x="-5.566cm" svg:y="10.133cm" draw:text-style-name="P1">
              <dc:creator>CDM</dc:creator>
              <dc:date>2014-12-12T00:00:00</dc:date>
              <text:p text:style-name="P1"><text:span text:style-name="T1">Ook opgenomen onder de godshuizen.</text:span></text:p>
            </office:annotation>
            <text:p>Protestantsch landbouwkundig opvoedinggesticht</text:p>
          </table:table-cell>
          <table:table-cell table:style-name="Default"/>
          <table:table-cell ns41:value-type="float" table:style-name="ce364" office:value="30" office:value-type="float">
            <text:p>30</text:p>
          </table:table-cell>
          <table:table-cell ns41:value-type="float" table:style-name="ce365" office:value="33" office:value-type="float">
            <text:p>33</text:p>
          </table:table-cell>
          <table:table-cell ns41:value-type="float" table:style-name="ce365" office:value="46" office:value-type="float">
            <text:p>46</text:p>
          </table:table-cell>
          <table:table-cell ns41:value-type="float" table:style-name="ce366" office:value="36" office:value-type="float">
            <text:p>3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5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table:number-columns-repeated="2" office:value-type="string">
            <text:p>Groningen</text:p>
          </table:table-cell>
          <table:table-cell ns41:value-type="string" table:style-name="ce6" office:value-type="string">
            <office:annotation draw:style-name="gr1" svg:height="1.957cm" draw:caption-point-y="-5.467cm" svg:width="3.556cm" svg:x="24.239cm" draw:caption-point-x="-5.566cm" svg:y="10.583cm" draw:text-style-name="P1">
              <dc:creator>CDM</dc:creator>
              <dc:date>2014-12-12T00:00:00</dc:date>
              <text:p text:style-name="P1"><text:span text:style-name="T1">Ook opgenomen onder de geestelijke gestichten en de godshuizen.</text:span></text:p>
            </office:annotation>
            <text:p>Roomsch-Katholijk armhuis</text:p>
          </table:table-cell>
          <table:table-cell table:style-name="Default"/>
          <table:table-cell table:style-name="ce364"/>
          <table:table-cell ns41:value-type="float" table:style-name="ce365" office:value="40" office:value-type="float">
            <text:p>40</text:p>
          </table:table-cell>
          <table:table-cell ns41:value-type="float" table:style-name="ce365" office:value="29" office:value-type="float">
            <text:p>29</text:p>
          </table:table-cell>
          <table:table-cell ns41:value-type="float" table:style-name="ce366" office:value="95" office:value-type="float">
            <text:p>9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5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1">
          <table:table-cell ns41:value-type="string" table:style-name="ce350" table:number-columns-repeated="2" office:value-type="string">
            <text:p>Groningen</text:p>
          </table:table-cell>
          <table:table-cell ns41:value-type="string" table:style-name="ce6" office:value-type="string">
            <text:p>Gesticht voor pleegzusters en toevlugtsoord voor verw. meisjes</text:p>
          </table:table-cell>
          <table:table-cell table:style-name="Default"/>
          <table:table-cell table:style-name="ce364"/>
          <table:table-cell ns41:value-type="float" table:style-name="ce365" office:value="26" office:value-type="float">
            <text:p>26</text:p>
          </table:table-cell>
          <table:table-cell ns41:value-type="float" table:style-name="ce365" office:value="3" office:value-type="float">
            <text:p>3</text:p>
          </table:table-cell>
          <table:table-cell ns41:value-type="float" table:style-name="ce366" office:value="33" office:value-type="float">
            <text:p>3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5</text:p>
          </table:table-cell>
          <table:table-cell ns41:value-type="float" table:style-name="ce49" office:value="79" office:value-type="float">
            <text:p>79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1</text:p>
          </table:table-cell>
          <table:table-cell table:number-columns-repeated="1011"/>
        </table:table-row>
        <table:table-row table:style-name="ro2">
          <table:table-cell table:style-name="ce86" table:number-columns-repeated="2"/>
          <table:table-cell ns41:value-type="string" table:style-name="ce7" office:value-type="string">
            <text:p>TOTAAL</text:p>
          </table:table-cell>
          <table:table-cell table:style-name="Default"/>
          <table:table-cell ns41:value-type="float" table:style-name="ce367" office:value="173" office:value-type="float">
            <text:p>173</text:p>
          </table:table-cell>
          <table:table-cell ns41:value-type="float" table:style-name="ce368" office:value="195" office:value-type="float">
            <text:p>195</text:p>
          </table:table-cell>
          <table:table-cell ns41:value-type="float" table:style-name="ce368" office:value="240" office:value-type="float">
            <text:p>240</text:p>
          </table:table-cell>
          <table:table-cell ns41:value-type="float" table:style-name="ce369" office:value="276" office:value-type="float">
            <text:p>276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35</text:p>
          </table:table-cell>
          <table:table-cell ns41:value-type="float" table:style-name="ce50" office:value="79" office:value-type="float">
            <text:p>79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41</text:p>
          </table:table-cell>
          <table:table-cell table:number-columns-repeated="101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7" table:name="Tabel 36">
        <table:table-column table:style-name="co60" table:default-cell-style-name="ce11"/>
        <table:table-column table:style-name="co61" table:default-cell-style-name="ce11"/>
        <table:table-column table:style-name="co62" table:default-cell-style-name="ce11"/>
        <table:table-column table:style-name="co5" table:default-cell-style-name="ce11"/>
        <table:table-column table:style-name="co63" table:default-cell-style-name="ce11" table:number-columns-repeated="26"/>
        <table:table-column table:style-name="co64" table:default-cell-style-name="ce11" table:number-columns-repeated="4"/>
        <table:table-column table:style-name="co63" table:default-cell-style-name="ce11" table:number-columns-repeated="17"/>
        <table:table-column table:style-name="co22" table:default-cell-style-name="ce11" table:number-columns-repeated="6"/>
        <table:table-column table:style-name="co1" table:default-cell-style-name="Default" table:number-columns-repeated="967"/>
        <table:table-row table:style-name="ro1">
          <table:table-cell ns41:value-type="string" table:number-rows-spanned="1" table:style-name="ce1" table:number-columns-spanned="15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4"/>
          <table:table-cell table:number-columns-repeated="1009"/>
        </table:table-row>
        <table:table-row table:style-name="ro1">
          <table:table-cell table:number-rows-spanned="1" table:style-name="ce345" table:number-columns-spanned="15"/>
          <table:covered-table-cell table:style-name="ce8" table:number-columns-repeated="14"/>
          <table:table-cell table:number-columns-repeated="1009"/>
        </table:table-row>
        <table:table-row table:style-name="ro1">
          <table:table-cell ns41:value-type="string" table:number-rows-spanned="1" table:style-name="ce1" table:number-columns-spanned="15" office:value-type="string">
            <text:p>Indeeling der kweekelingen en leerlingen voor elke instelling tot onderwijs en opleiding naar geboorteplaats en kerkgenootschappen</text:p>
          </table:table-cell>
          <table:covered-table-cell table:style-name="ce8" table:number-columns-repeated="14"/>
          <table:table-cell table:number-columns-repeated="1009"/>
        </table:table-row>
        <table:table-row table:style-name="ro2">
          <table:table-cell table:number-rows-spanned="1" table:style-name="ce345" table:number-columns-spanned="15"/>
          <table:covered-table-cell table:style-name="ce8" table:number-columns-repeated="14"/>
          <table:table-cell table:number-columns-repeated="1009"/>
        </table:table-row>
        <table:table-row table:style-name="ro5">
          <table:table-cell ns41:value-type="string" table:number-rows-spanned="4" table:style-name="ce214" table:number-columns-spanned="1" office:value-type="string">
            <text:p>PROVINCIE</text:p>
          </table:table-cell>
          <table:table-cell ns41:value-type="string" table:number-rows-spanned="4" table:style-name="ce215" table:number-columns-spanned="1" office:value-type="string">
            <text:p>GEMEENTEN</text:p>
          </table:table-cell>
          <table:table-cell ns41:value-type="string" table:number-rows-spanned="4" table:style-name="ce147" table:number-columns-spanned="1" office:value-type="string">
            <text:p>INSTELLING</text:p>
          </table:table-cell>
          <table:table-cell table:number-rows-spanned="4" table:style-name="ce151" table:number-columns-spanned="1"/>
          <table:table-cell ns41:value-type="string" table:number-rows-spanned="1" table:style-name="ce218" table:number-columns-spanned="20" office:value-type="string">
            <text:p>INDEELING NAAR DE GEBOORTEPLAATS</text:p>
          </table:table-cell>
          <table:covered-table-cell table:style-name="ce161" table:number-columns-repeated="17"/>
          <table:covered-table-cell table:style-name="ce274"/>
          <table:covered-table-cell table:style-name="ce76"/>
          <table:table-cell ns41:value-type="string" table:number-rows-spanned="1" table:style-name="ce280" table:number-columns-spanned="27" office:value-type="string">
            <text:p>KERKGENOOTSCHAPPEN</text:p>
          </table:table-cell>
          <table:covered-table-cell table:style-name="ce281" table:number-columns-repeated="25"/>
          <table:covered-table-cell table:style-name="ce284"/>
          <table:table-cell ns41:value-type="string" table:number-rows-spanned="4" table:style-name="ce238" table:number-columns-spanned="1" office:value-type="string">
            <text:p>Telling</text:p>
          </table:table-cell>
          <table:table-cell ns41:value-type="string" table:number-rows-spanned="4" table:style-name="ce240" table:number-columns-spanned="1" office:value-type="string">
            <text:p>Tabel</text:p>
          </table:table-cell>
          <table:table-cell ns41:value-type="string" table:number-rows-spanned="4" table:style-name="ce240" table:number-columns-spanned="1" office:value-type="string">
            <text:p>Pagina links</text:p>
          </table:table-cell>
          <table:table-cell ns41:value-type="string" table:number-rows-spanned="4" table:style-name="ce288" table:number-columns-spanned="1" office:value-type="string">
            <text:p>Pagina rechts</text:p>
          </table:table-cell>
          <table:table-cell ns41:value-type="string" table:number-rows-spanned="4" table:style-name="ce288" table:number-columns-spanned="1" office:value-type="string">
            <text:p>Provincie</text:p>
          </table:table-cell>
          <table:table-cell ns41:value-type="string" table:number-rows-spanned="4" table:style-name="ce242" table:number-columns-spanned="1" office:value-type="string">
            <text:p>Image nummer</text:p>
          </table:table-cell>
          <table:table-cell table:style-name="ce292" table:number-columns-repeated="967"/>
        </table:table-row>
        <table:table-row table:style-name="ro5">
          <table:covered-table-cell table:style-name="ce258"/>
          <table:covered-table-cell table:style-name="ce262"/>
          <table:covered-table-cell table:style-name="ce264"/>
          <table:covered-table-cell table:style-name="ce20"/>
          <table:table-cell ns41:value-type="string" table:number-rows-spanned="2" table:style-name="ce266" table:number-columns-spanned="2" office:value-type="string">
            <text:p>In de gemeente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In eene andere gemeente binnen de provincie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In eene andere provincie binnen het rijk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In eene der Nederlandsche koloniën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In Duitschland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In Belgie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In Frankrijk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In Groot-Brittannie en Ierland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In een ander vreemd land</text:p>
          </table:table-cell>
          <table:covered-table-cell table:style-name="ce270"/>
          <table:table-cell ns41:value-type="string" table:number-rows-spanned="2" table:style-name="ce275" table:number-columns-spanned="2" office:value-type="string">
            <text:p>Onbekend</text:p>
          </table:table-cell>
          <table:covered-table-cell table:style-name="ce276"/>
          <table:table-cell ns41:value-type="string" table:number-rows-spanned="1" table:style-name="ce266" table:number-columns-spanned="4" office:value-type="string">
            <text:p>Hervormden</text:p>
          </table:table-cell>
          <table:covered-table-cell table:style-name="ce270" table:number-columns-repeated="3"/>
          <table:table-cell ns41:value-type="string" table:number-rows-spanned="2" table:style-name="ce270" table:number-columns-spanned="2" office:value-type="string">
            <text:p>Remonstranten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Christelijk-afgescheidenen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Doopsgezinden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Evangelisch Lutherschen</text:p>
          </table:table-cell>
          <table:covered-table-cell table:style-name="ce270"/>
          <table:table-cell ns41:value-type="string" table:number-rows-spanned="2" table:style-name="ce270" table:number-columns-spanned="2" office:value-type="string">
            <text:p>Herstelde Lutherschen</text:p>
          </table:table-cell>
          <table:covered-table-cell table:style-name="ce270"/>
          <table:table-cell ns41:value-type="string" table:number-rows-spanned="2" table:style-name="ce270" table:number-columns-spanned="1" office:value-type="string">
            <text:p>Hern- hutters</text:p>
          </table:table-cell>
          <table:table-cell ns41:value-type="string" table:number-rows-spanned="2" table:style-name="ce270" table:number-columns-spanned="2" office:value-type="string">
            <text:p>Anglikaansch- Episcopalen</text:p>
          </table:table-cell>
          <table:covered-table-cell table:style-name="ce282"/>
          <table:table-cell ns41:value-type="string" table:number-rows-spanned="2" table:style-name="ce270" table:number-columns-spanned="2" office:value-type="string">
            <text:p>Engelsche Presbyterianen</text:p>
          </table:table-cell>
          <table:covered-table-cell table:style-name="ce282"/>
          <table:table-cell ns41:value-type="string" table:number-rows-spanned="2" table:style-name="ce270" table:number-columns-spanned="2" office:value-type="string">
            <text:p>Roomsch-Katholijken</text:p>
          </table:table-cell>
          <table:covered-table-cell table:style-name="ce283"/>
          <table:table-cell ns41:value-type="string" table:number-rows-spanned="2" table:style-name="ce270" table:number-columns-spanned="1" office:value-type="string">
            <text:p>Oud Room- schen</text:p>
          </table:table-cell>
          <table:table-cell ns41:value-type="string" table:number-rows-spanned="1" table:style-name="ce159" table:number-columns-spanned="3" office:value-type="string">
            <text:p>Israeliten</text:p>
          </table:table-cell>
          <table:covered-table-cell table:style-name="ce270"/>
          <table:covered-table-cell table:style-name="ce159"/>
          <table:table-cell ns41:value-type="string" table:number-rows-spanned="2" table:style-name="ce275" table:number-columns-spanned="2" office:value-type="string">
            <text:p>Onbekend</text:p>
          </table:table-cell>
          <table:covered-table-cell table:style-name="ce276"/>
          <table:covered-table-cell table:style-name="ce285"/>
          <table:covered-table-cell table:style-name="ce287" table:number-columns-repeated="2"/>
          <table:covered-table-cell table:style-name="ce289"/>
          <table:covered-table-cell table:style-name="ce79"/>
          <table:covered-table-cell table:style-name="ce291"/>
          <table:table-cell table:style-name="ce292" table:number-columns-repeated="967"/>
        </table:table-row>
        <table:table-row table:style-name="ro4">
          <table:covered-table-cell table:style-name="ce258"/>
          <table:covered-table-cell table:style-name="ce262"/>
          <table:covered-table-cell table:style-name="ce264"/>
          <table:covered-table-cell table:style-name="ce20"/>
          <table:covered-table-cell table:style-name="ce266"/>
          <table:covered-table-cell table:style-name="ce270" table:number-columns-repeated="17"/>
          <table:covered-table-cell table:style-name="ce74"/>
          <table:covered-table-cell table:style-name="ce276"/>
          <table:table-cell ns41:value-type="string" table:number-rows-spanned="1" table:style-name="ce266" table:number-columns-spanned="2" office:value-type="string">
            <text:p>Nederduitsche</text:p>
          </table:table-cell>
          <table:covered-table-cell table:style-name="ce270"/>
          <table:table-cell ns41:value-type="string" table:number-rows-spanned="1" table:style-name="ce270" table:number-columns-spanned="2" office:value-type="string">
            <text:p>Waalsche</text:p>
          </table:table-cell>
          <table:covered-table-cell table:style-name="ce270" table:number-columns-repeated="16"/>
          <table:covered-table-cell table:style-name="ce283" table:number-columns-repeated="2"/>
          <table:covered-table-cell table:style-name="ce270"/>
          <table:table-cell ns41:value-type="string" table:number-rows-spanned="1" table:style-name="ce270" table:number-columns-spanned="2" office:value-type="string">
            <text:p>Nederduitsche</text:p>
          </table:table-cell>
          <table:covered-table-cell table:style-name="ce270"/>
          <table:table-cell ns41:value-type="string" table:style-name="ce159" office:value-type="string">
            <text:p>Portu- gesche</text:p>
          </table:table-cell>
          <table:covered-table-cell table:style-name="ce74"/>
          <table:covered-table-cell table:style-name="ce276"/>
          <table:covered-table-cell table:style-name="ce285"/>
          <table:covered-table-cell table:style-name="ce287" table:number-columns-repeated="2"/>
          <table:covered-table-cell table:style-name="ce289"/>
          <table:covered-table-cell table:style-name="ce79"/>
          <table:covered-table-cell table:style-name="ce291"/>
          <table:table-cell table:style-name="ce292" table:number-columns-repeated="967"/>
        </table:table-row>
        <table:table-row table:style-name="ro5">
          <table:covered-table-cell table:style-name="ce259"/>
          <table:covered-table-cell table:style-name="ce263"/>
          <table:covered-table-cell table:style-name="ce265"/>
          <table:covered-table-cell table:style-name="ce20"/>
          <table:table-cell ns41:value-type="string" table:style-name="ce155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219" office:value-type="string">
            <text:p>V</text:p>
          </table:table-cell>
          <table:table-cell ns41:value-type="string" table:style-name="ce155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table:number-columns-repeated="2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57" table:number-columns-repeated="2" office:value-type="string">
            <text:p>M</text:p>
          </table:table-cell>
          <table:table-cell ns41:value-type="string" table:style-name="ce157" office:value-type="string">
            <text:p>V</text:p>
          </table:table-cell>
          <table:table-cell ns41:value-type="string" table:style-name="ce160" office:value-type="string">
            <text:p>V</text:p>
          </table:table-cell>
          <table:table-cell ns41:value-type="string" table:style-name="ce157" office:value-type="string">
            <text:p>M</text:p>
          </table:table-cell>
          <table:table-cell ns41:value-type="string" table:style-name="ce219" office:value-type="string">
            <text:p>V</text:p>
          </table:table-cell>
          <table:covered-table-cell table:style-name="ce286"/>
          <table:covered-table-cell table:style-name="ce245" table:number-columns-repeated="2"/>
          <table:covered-table-cell table:style-name="ce290"/>
          <table:covered-table-cell table:style-name="ce47"/>
          <table:covered-table-cell table:style-name="ce246"/>
          <table:table-cell table:style-name="ce292" table:number-columns-repeated="967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260" office:value-type="string">
            <text:p>Noordbrabant</text:p>
          </table:table-cell>
          <table:table-cell table:style-name="ce349"/>
          <table:table-cell ns41:value-type="string" table:style-name="ce5" office:value-type="string">
            <text:p>Kostleerlingen.</text:p>
          </table:table-cell>
          <table:table-cell table:style-name="Default"/>
          <table:table-cell ns41:value-type="string" table:style-name="ce267" office:value-type="string">
            <text:p>26</text:p>
          </table:table-cell>
          <table:table-cell ns41:value-type="string" table:style-name="ce271" office:value-type="string">
            <text:p>42</text:p>
          </table:table-cell>
          <table:table-cell ns41:value-type="string" table:style-name="ce271" office:value-type="string">
            <text:p>367</text:p>
          </table:table-cell>
          <table:table-cell ns41:value-type="string" table:style-name="ce271" office:value-type="string">
            <text:p>261</text:p>
          </table:table-cell>
          <table:table-cell ns41:value-type="string" table:style-name="ce271" office:value-type="string">
            <text:p>484</text:p>
          </table:table-cell>
          <table:table-cell ns41:value-type="string" table:style-name="ce271" office:value-type="string">
            <text:p>229</text:p>
          </table:table-cell>
          <table:table-cell ns41:value-type="string" table:style-name="ce271" office:value-type="string">
            <text:p>38</text:p>
          </table:table-cell>
          <table:table-cell ns41:value-type="string" table:style-name="ce271" office:value-type="string">
            <text:p>22</text:p>
          </table:table-cell>
          <table:table-cell ns41:value-type="string" table:style-name="ce271" office:value-type="string">
            <text:p>12</text:p>
          </table:table-cell>
          <table:table-cell ns41:value-type="string" table:style-name="ce271" office:value-type="string">
            <text:p>4</text:p>
          </table:table-cell>
          <table:table-cell ns41:value-type="string" table:style-name="ce271" office:value-type="string">
            <text:p>12</text:p>
          </table:table-cell>
          <table:table-cell ns41:value-type="string" table:style-name="ce271" office:value-type="string">
            <text:p>13</text:p>
          </table:table-cell>
          <table:table-cell table:style-name="ce271"/>
          <table:table-cell ns41:value-type="string" table:style-name="ce271" office:value-type="string">
            <text:p>1</text:p>
          </table:table-cell>
          <table:table-cell ns41:value-type="string" table:style-name="ce271" office:value-type="string">
            <text:p>3</text:p>
          </table:table-cell>
          <table:table-cell ns41:value-type="string" table:style-name="ce271" office:value-type="string">
            <text:p>8</text:p>
          </table:table-cell>
          <table:table-cell ns41:value-type="float" table:style-name="ce271" office:value="3" office:value-type="float">
            <office:annotation draw:style-name="gr1" svg:height="1.957cm" draw:caption-point-y="-1.156cm" svg:width="3.581cm" svg:x="54.439cm" draw:caption-point-x="-11.146cm" svg:y="6.642cm" draw:text-style-name="P1">
              <dc:creator>CDM</dc:creator>
              <dc:date>2014-12-12T00:00:00</dc:date>
              <text:p text:style-name="P1"><text:span text:style-name="T1">Hieronder 1 in Rusland.</text:span></text:p>
            </office:annotation>
            <text:p>3</text:p>
          </table:table-cell>
          <table:table-cell table:style-name="ce271" table:number-columns-repeated="2"/>
          <table:table-cell table:style-name="ce277"/>
          <table:table-cell ns41:value-type="string" table:style-name="ce267" office:value-type="string">
            <text:p>157</text:p>
          </table:table-cell>
          <table:table-cell ns41:value-type="string" table:style-name="ce271" office:value-type="string">
            <text:p>64</text:p>
          </table:table-cell>
          <table:table-cell ns41:value-type="string" table:style-name="ce271" office:value-type="string">
            <text:p>1</text:p>
          </table:table-cell>
          <table:table-cell ns41:value-type="string" table:style-name="ce271" office:value-type="string">
            <text:p>5</text:p>
          </table:table-cell>
          <table:table-cell table:style-name="ce271" table:number-columns-repeated="2"/>
          <table:table-cell ns41:value-type="string" table:style-name="ce271" office:value-type="string">
            <text:p>8</text:p>
          </table:table-cell>
          <table:table-cell table:style-name="ce271" table:number-columns-repeated="2"/>
          <table:table-cell ns41:value-type="string" table:style-name="ce271" office:value-type="string">
            <text:p>2</text:p>
          </table:table-cell>
          <table:table-cell ns41:value-type="string" table:style-name="ce271" office:value-type="string">
            <text:p>7</text:p>
          </table:table-cell>
          <table:table-cell table:style-name="ce271" table:number-columns-repeated="2"/>
          <table:table-cell ns41:value-type="string" table:style-name="ce271" office:value-type="string">
            <text:p>1</text:p>
          </table:table-cell>
          <table:table-cell table:style-name="ce271"/>
          <table:table-cell ns41:value-type="string" table:style-name="ce271" office:value-type="string">
            <text:p>1</text:p>
          </table:table-cell>
          <table:table-cell ns41:value-type="string" table:style-name="ce271" office:value-type="string">
            <text:p>2</text:p>
          </table:table-cell>
          <table:table-cell table:style-name="ce271" table:number-columns-repeated="2"/>
          <table:table-cell ns41:value-type="string" table:style-name="ce271" office:value-type="string">
            <text:p>771</text:p>
          </table:table-cell>
          <table:table-cell ns41:value-type="string" table:style-name="ce271" office:value-type="string">
            <text:p>506</text:p>
          </table:table-cell>
          <table:table-cell table:style-name="ce271" table:number-columns-repeated="5"/>
          <table:table-cell table:style-name="ce277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36</text:p>
          </table:table-cell>
          <table:table-cell ns41:value-type="float" table:style-name="ce48" office:value="80" office:value-type="float">
            <text:p>80</text:p>
          </table:table-cell>
          <table:table-cell ns41:value-type="float" table:style-name="ce48" office:value="81" office:value-type="float">
            <text:p>81</text:p>
          </table:table-cell>
          <table:table-cell ns41:value-type="string" table:style-name="ce48" office:value-type="string">
            <text:p>NB</text:p>
          </table:table-cell>
          <table:table-cell ns41:value-type="string" table:style-name="ce53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Gelderland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ns41:value-type="string" table:style-name="ce268" office:value-type="string">
            <text:p>15</text:p>
          </table:table-cell>
          <table:table-cell ns41:value-type="string" table:style-name="ce272" office:value-type="string">
            <text:p>15</text:p>
          </table:table-cell>
          <table:table-cell ns41:value-type="string" table:style-name="ce272" office:value-type="string">
            <text:p>141</text:p>
          </table:table-cell>
          <table:table-cell ns41:value-type="string" table:style-name="ce272" office:value-type="string">
            <text:p>44</text:p>
          </table:table-cell>
          <table:table-cell ns41:value-type="string" table:style-name="ce272" office:value-type="string">
            <text:p>296</text:p>
          </table:table-cell>
          <table:table-cell ns41:value-type="string" table:style-name="ce272" office:value-type="string">
            <text:p>117</text:p>
          </table:table-cell>
          <table:table-cell ns41:value-type="string" table:style-name="ce272" office:value-type="string">
            <text:p>81</text:p>
          </table:table-cell>
          <table:table-cell ns41:value-type="string" table:style-name="ce272" office:value-type="string">
            <text:p>24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4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8</text:p>
          </table:table-cell>
          <table:table-cell ns41:value-type="float" table:style-name="ce272" office:value="1" office:value-type="float">
            <office:annotation draw:style-name="gr1" svg:height="1.957cm" draw:caption-point-y="-1.156cm" svg:width="3.58cm" svg:x="56.23cm" draw:caption-point-x="-11.51cm" svg:y="7.092cm" draw:text-style-name="P1">
              <dc:creator>CDM</dc:creator>
              <dc:date>2014-12-12T00:00:00</dc:date>
              <text:p text:style-name="P1"><text:span text:style-name="T1">In Zwitserland.</text:span></text:p>
            </office:annotation>
            <text:p>1</text:p>
          </table:table-cell>
          <table:table-cell table:style-name="ce272"/>
          <table:table-cell table:style-name="ce278"/>
          <table:table-cell ns41:value-type="string" table:style-name="ce268" office:value-type="string">
            <text:p>444</text:p>
          </table:table-cell>
          <table:table-cell ns41:value-type="string" table:style-name="ce272" office:value-type="string">
            <text:p>125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2</text:p>
          </table:table-cell>
          <table:table-cell table:style-name="ce272" table:number-columns-repeated="3"/>
          <table:table-cell ns41:value-type="string" table:style-name="ce272" office:value-type="string">
            <text:p>11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12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3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51</text:p>
          </table:table-cell>
          <table:table-cell ns41:value-type="string" table:style-name="ce272" office:value-type="string">
            <text:p>75</text:p>
          </table:table-cell>
          <table:table-cell table:style-name="ce272"/>
          <table:table-cell ns41:value-type="string" table:style-name="ce272" office:value-type="string">
            <text:p>18</text:p>
          </table:table-cell>
          <table:table-cell table:style-name="ce272" table:number-columns-repeated="3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Zuidholland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ns41:value-type="string" table:style-name="ce268" office:value-type="string">
            <text:p>16</text:p>
          </table:table-cell>
          <table:table-cell table:style-name="ce272"/>
          <table:table-cell ns41:value-type="string" table:style-name="ce272" office:value-type="string">
            <text:p>139</text:p>
          </table:table-cell>
          <table:table-cell ns41:value-type="string" table:style-name="ce272" office:value-type="string">
            <text:p>104</text:p>
          </table:table-cell>
          <table:table-cell ns41:value-type="string" table:style-name="ce272" office:value-type="string">
            <text:p>180</text:p>
          </table:table-cell>
          <table:table-cell ns41:value-type="string" table:style-name="ce272" office:value-type="string">
            <text:p>120</text:p>
          </table:table-cell>
          <table:table-cell ns41:value-type="string" table:style-name="ce272" office:value-type="string">
            <text:p>129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4"/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5</text:p>
          </table:table-cell>
          <table:table-cell ns41:value-type="float" table:style-name="ce272" office:value="2" office:value-type="float">
            <office:annotation draw:style-name="gr1" svg:height="1.958cm" draw:caption-point-y="-1.155cm" svg:width="3.581cm" svg:x="54.439cm" draw:caption-point-x="-11.146cm" svg:y="7.541cm" draw:text-style-name="P1">
              <dc:creator>CDM</dc:creator>
              <dc:date>2014-12-12T00:00:00</dc:date>
              <text:p text:style-name="P1"><text:span text:style-name="T1">Hiervan 1 op het eiland Bourbon, 1 in Calcutta.</text:span></text:p>
            </office:annotation>
            <text:p>2</text:p>
          </table:table-cell>
          <table:table-cell ns41:value-type="float" table:style-name="ce272" office:value="1" office:value-type="float">
            <office:annotation draw:style-name="gr1" svg:height="1.958cm" draw:caption-point-y="-1.155cm" svg:width="3.58cm" svg:x="56.23cm" draw:caption-point-x="-11.51cm" svg:y="7.541cm" draw:text-style-name="P1">
              <dc:creator>CDM</dc:creator>
              <dc:date>2014-12-12T00:00:00</dc:date>
              <text:p text:style-name="P1"><text:span text:style-name="T1">Te Macao in China.</text:span></text:p>
            </office:annotation>
            <text:p>1</text:p>
          </table:table-cell>
          <table:table-cell table:style-name="ce272"/>
          <table:table-cell table:style-name="ce278"/>
          <table:table-cell ns41:value-type="string" table:style-name="ce268" office:value-type="string">
            <text:p>386</text:p>
          </table:table-cell>
          <table:table-cell ns41:value-type="string" table:style-name="ce272" office:value-type="string">
            <text:p>72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3</text:p>
          </table:table-cell>
          <table:table-cell table:style-name="ce272"/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18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2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table:number-columns-repeated="2" office:value-type="string">
            <text:p>1</text:p>
          </table:table-cell>
          <table:table-cell ns41:value-type="string" table:style-name="ce272" office:value-type="string">
            <text:p>39</text:p>
          </table:table-cell>
          <table:table-cell ns41:value-type="string" table:style-name="ce272" office:value-type="string">
            <text:p>142</text:p>
          </table:table-cell>
          <table:table-cell table:style-name="ce272"/>
          <table:table-cell ns41:value-type="string" table:style-name="ce272" office:value-type="string">
            <text:p>3</text:p>
          </table:table-cell>
          <table:table-cell table:style-name="ce272" table:number-columns-repeated="3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Noordholland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ns41:value-type="string" table:style-name="ce268" office:value-type="string">
            <text:p>11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28</text:p>
          </table:table-cell>
          <table:table-cell ns41:value-type="string" table:style-name="ce272" office:value-type="string">
            <text:p>51</text:p>
          </table:table-cell>
          <table:table-cell ns41:value-type="string" table:style-name="ce272" office:value-type="string">
            <text:p>19</text:p>
          </table:table-cell>
          <table:table-cell ns41:value-type="string" table:style-name="ce272" office:value-type="string">
            <text:p>35</text:p>
          </table:table-cell>
          <table:table-cell ns41:value-type="string" table:style-name="ce272" office:value-type="string">
            <text:p>15</text:p>
          </table:table-cell>
          <table:table-cell ns41:value-type="string" table:style-name="ce272" office:value-type="string">
            <text:p>7</text:p>
          </table:table-cell>
          <table:table-cell table:style-name="ce272" table:number-columns-repeated="11"/>
          <table:table-cell table:style-name="ce278"/>
          <table:table-cell ns41:value-type="string" table:style-name="ce268" office:value-type="string">
            <text:p>57</text:p>
          </table:table-cell>
          <table:table-cell ns41:value-type="string" table:style-name="ce272" office:value-type="string">
            <text:p>51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table:number-columns-repeated="3" office:value-type="string">
            <text:p>1</text:p>
          </table:table-cell>
          <table:table-cell table:style-name="ce272" table:number-columns-repeated="2"/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3</text:p>
          </table:table-cell>
          <table:table-cell table:style-name="ce272"/>
          <table:table-cell ns41:value-type="string" table:style-name="ce272" office:value-type="string">
            <text:p>5</text:p>
          </table:table-cell>
          <table:table-cell table:style-name="ce272" table:number-columns-repeated="8"/>
          <table:table-cell ns41:value-type="float" table:style-name="ce90" office:value="37" office:value-type="float">
            <text:p>37</text:p>
          </table:table-cell>
          <table:table-cell table:style-name="ce272"/>
          <table:table-cell ns41:value-type="float" table:style-name="ce90" office:value="4" office:value-type="float">
            <text:p>4</text:p>
          </table:table-cell>
          <table:table-cell table:style-name="ce272" table:number-columns-repeated="3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Zeeland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table:style-name="ce268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2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12"/>
          <table:table-cell table:style-name="ce278"/>
          <table:table-cell ns41:value-type="string" table:style-name="ce268" office:value-type="string">
            <text:p>12</text:p>
          </table:table-cell>
          <table:table-cell table:style-name="ce272" table:number-columns-repeated="19"/>
          <table:table-cell ns41:value-type="float" table:style-name="ce90" office:value="8" office:value-type="float">
            <text:p>8</text:p>
          </table:table-cell>
          <table:table-cell table:style-name="ce272" table:number-columns-repeated="5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ZE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Utrecht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ns41:value-type="string" table:style-name="ce268" office:value-type="string">
            <text:p>10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26</text:p>
          </table:table-cell>
          <table:table-cell ns41:value-type="string" table:style-name="ce272" office:value-type="string">
            <text:p>25</text:p>
          </table:table-cell>
          <table:table-cell ns41:value-type="string" table:style-name="ce272" office:value-type="string">
            <text:p>143</text:p>
          </table:table-cell>
          <table:table-cell ns41:value-type="string" table:style-name="ce272" office:value-type="string">
            <text:p>130</text:p>
          </table:table-cell>
          <table:table-cell ns41:value-type="string" table:style-name="ce272" office:value-type="string">
            <text:p>43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2</text:p>
          </table:table-cell>
          <table:table-cell table:style-name="ce272"/>
          <table:table-cell ns41:value-type="string" table:style-name="ce272" office:value-type="string">
            <text:p>2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ns41:value-type="float" table:style-name="ce272" office:value="2" office:value-type="float">
            <office:annotation draw:style-name="gr1" svg:height="1.957cm" draw:caption-point-y="-1.156cm" svg:width="3.581cm" svg:x="54.439cm" draw:caption-point-x="-11.146cm" svg:y="8.891cm" draw:text-style-name="P1">
              <dc:creator>CDM</dc:creator>
              <dc:date>2014-12-12T00:00:00</dc:date>
              <text:p text:style-name="P1"><text:span text:style-name="T1">Beiden op zee.</text:span></text:p>
            </office:annotation>
            <text:p>2</text:p>
          </table:table-cell>
          <table:table-cell ns41:value-type="float" table:style-name="ce272" office:value="1" office:value-type="float">
            <office:annotation draw:style-name="gr1" svg:height="1.957cm" draw:caption-point-y="-1.156cm" svg:width="3.58cm" svg:x="56.23cm" draw:caption-point-x="-11.51cm" svg:y="8.891cm" draw:text-style-name="P1">
              <dc:creator>CDM</dc:creator>
              <dc:date>2014-12-12T00:00:00</dc:date>
              <text:p text:style-name="P1"><text:span text:style-name="T1">Te Macao in China.</text:span></text:p>
            </office:annotation>
            <text:p>1</text:p>
          </table:table-cell>
          <table:table-cell table:style-name="ce272"/>
          <table:table-cell table:style-name="ce278"/>
          <table:table-cell ns41:value-type="string" table:style-name="ce268" office:value-type="string">
            <text:p>195</text:p>
          </table:table-cell>
          <table:table-cell ns41:value-type="string" table:style-name="ce272" office:value-type="string">
            <text:p>109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table:number-columns-repeated="2" office:value-type="string">
            <text:p>1</text:p>
          </table:table-cell>
          <table:table-cell ns41:value-type="string" table:style-name="ce272" office:value-type="string">
            <text:p>3</text:p>
          </table:table-cell>
          <table:table-cell table:style-name="ce272" table:number-columns-repeated="2"/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2</text:p>
          </table:table-cell>
          <table:table-cell ns41:value-type="string" table:style-name="ce272" office:value-type="string">
            <text:p>2</text:p>
          </table:table-cell>
          <table:table-cell table:style-name="ce272" table:number-columns-repeated="2"/>
          <table:table-cell ns41:value-type="string" table:style-name="ce272" table:number-columns-repeated="2" office:value-type="string">
            <text:p>1</text:p>
          </table:table-cell>
          <table:table-cell table:style-name="ce272" table:number-columns-repeated="3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56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3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Friesland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ns41:value-type="string" table:style-name="ce268" office:value-type="string">
            <text:p>2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68</text:p>
          </table:table-cell>
          <table:table-cell ns41:value-type="string" table:style-name="ce272" office:value-type="string">
            <text:p>21</text:p>
          </table:table-cell>
          <table:table-cell ns41:value-type="string" table:style-name="ce272" office:value-type="string">
            <text:p>10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12"/>
          <table:table-cell table:style-name="ce278"/>
          <table:table-cell ns41:value-type="string" table:style-name="ce268" office:value-type="string">
            <text:p>72</text:p>
          </table:table-cell>
          <table:table-cell ns41:value-type="string" table:style-name="ce272" office:value-type="string">
            <text:p>16</text:p>
          </table:table-cell>
          <table:table-cell table:style-name="ce272" table:number-columns-repeated="6"/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2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8"/>
          <table:table-cell ns41:value-type="string" table:style-name="ce272" office:value-type="string">
            <text:p>9</text:p>
          </table:table-cell>
          <table:table-cell table:style-name="ce272" table:number-columns-repeated="5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FR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Overijssel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table:style-name="ce268"/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22</text:p>
          </table:table-cell>
          <table:table-cell ns41:value-type="string" table:style-name="ce272" office:value-type="string">
            <text:p>29</text:p>
          </table:table-cell>
          <table:table-cell ns41:value-type="string" table:style-name="ce272" office:value-type="string">
            <text:p>44</text:p>
          </table:table-cell>
          <table:table-cell ns41:value-type="string" table:style-name="ce272" office:value-type="string">
            <text:p>36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4"/>
          <table:table-cell ns41:value-type="string" table:style-name="ce272" table:number-columns-repeated="2" office:value-type="string">
            <text:p>1</text:p>
          </table:table-cell>
          <table:table-cell table:style-name="ce272" table:number-columns-repeated="3"/>
          <table:table-cell table:style-name="ce278"/>
          <table:table-cell ns41:value-type="string" table:style-name="ce268" office:value-type="string">
            <text:p>63</text:p>
          </table:table-cell>
          <table:table-cell ns41:value-type="string" table:style-name="ce272" office:value-type="string">
            <text:p>16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4"/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8"/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53</text:p>
          </table:table-cell>
          <table:table-cell table:style-name="ce272" table:number-columns-repeated="5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OV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Groningen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ns41:value-type="string" table:style-name="ce268" office:value-type="string">
            <text:p>2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27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7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12"/>
          <table:table-cell table:style-name="ce278"/>
          <table:table-cell ns41:value-type="string" table:style-name="ce268" office:value-type="string">
            <text:p>37</text:p>
          </table:table-cell>
          <table:table-cell ns41:value-type="string" table:style-name="ce272" office:value-type="string">
            <text:p>6</text:p>
          </table:table-cell>
          <table:table-cell table:style-name="ce272" table:number-columns-repeated="24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Drenthe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ns41:value-type="string" table:style-name="ce268" office:value-type="string">
            <text:p>2</text:p>
          </table:table-cell>
          <table:table-cell table:style-name="ce272"/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2" office:value-type="string">
            <text:p>10</text:p>
          </table:table-cell>
          <table:table-cell ns41:value-type="string" table:style-name="ce272" office:value-type="string">
            <text:p>15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7"/>
          <table:table-cell ns41:value-type="string" table:style-name="ce272" office:value-type="string">
            <text:p>1</text:p>
          </table:table-cell>
          <table:table-cell table:style-name="ce272" table:number-columns-repeated="3"/>
          <table:table-cell table:style-name="ce278"/>
          <table:table-cell ns41:value-type="string" table:style-name="ce268" office:value-type="string">
            <text:p>24</text:p>
          </table:table-cell>
          <table:table-cell ns41:value-type="string" table:style-name="ce272" office:value-type="string">
            <text:p>20</text:p>
          </table:table-cell>
          <table:table-cell table:style-name="ce272" table:number-columns-repeated="7"/>
          <table:table-cell ns41:value-type="string" table:style-name="ce272" office:value-type="string">
            <text:p>3</text:p>
          </table:table-cell>
          <table:table-cell table:style-name="ce272" table:number-columns-repeated="8"/>
          <table:table-cell ns41:value-type="string" table:style-name="ce272" office:value-type="string">
            <text:p>1</text:p>
          </table:table-cell>
          <table:table-cell table:style-name="ce272" table:number-columns-repeated="7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DR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Limburg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ns41:value-type="string" table:style-name="ce268" office:value-type="string">
            <text:p>9</text:p>
          </table:table-cell>
          <table:table-cell ns41:value-type="string" table:style-name="ce272" office:value-type="string">
            <text:p>15</text:p>
          </table:table-cell>
          <table:table-cell ns41:value-type="string" table:style-name="ce272" office:value-type="string">
            <text:p>28</text:p>
          </table:table-cell>
          <table:table-cell ns41:value-type="string" table:style-name="ce272" office:value-type="string">
            <text:p>124</text:p>
          </table:table-cell>
          <table:table-cell ns41:value-type="string" table:style-name="ce272" office:value-type="string">
            <text:p>47</text:p>
          </table:table-cell>
          <table:table-cell ns41:value-type="string" table:style-name="ce272" office:value-type="string">
            <text:p>49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13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23</text:p>
          </table:table-cell>
          <table:table-cell ns41:value-type="string" table:style-name="ce272" table:number-columns-repeated="2" office:value-type="string">
            <text:p>1</text:p>
          </table:table-cell>
          <table:table-cell table:style-name="ce272"/>
          <table:table-cell ns41:value-type="string" table:style-name="ce272" office:value-type="string">
            <text:p>12</text:p>
          </table:table-cell>
          <table:table-cell ns41:value-type="float" table:style-name="ce272" office:value="2" office:value-type="float">
            <office:annotation draw:style-name="gr1" svg:height="1.957cm" draw:caption-point-y="-1.156cm" svg:width="3.581cm" svg:x="54.439cm" draw:caption-point-x="-11.146cm" svg:y="11.14cm" draw:text-style-name="P1">
              <dc:creator>CDM</dc:creator>
              <dc:date>2014-12-12T00:00:00</dc:date>
              <text:p text:style-name="P1"><text:span text:style-name="T1">Beiden in Zwitserland.</text:span></text:p>
            </office:annotation>
            <text:p>2</text:p>
          </table:table-cell>
          <table:table-cell ns41:value-type="float" table:style-name="ce272" office:value="2" office:value-type="float">
            <office:annotation draw:style-name="gr1" svg:height="1.957cm" draw:caption-point-y="-1.156cm" svg:width="3.58cm" svg:x="56.23cm" draw:caption-point-x="-11.51cm" svg:y="11.14cm" draw:text-style-name="P1">
              <dc:creator>CDM</dc:creator>
              <dc:date>2014-12-12T00:00:00</dc:date>
              <text:p text:style-name="P1"><text:span text:style-name="T1">Hiervan 1 op het eiland Ceylon, 4 in Italië.</text:span></text:p>
            </office:annotation>
            <text:p>2</text:p>
          </table:table-cell>
          <table:table-cell table:style-name="ce272"/>
          <table:table-cell table:style-name="ce278"/>
          <table:table-cell ns41:value-type="string" table:style-name="ce268" office:value-type="string">
            <text:p>12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7"/>
          <table:table-cell ns41:value-type="string" table:style-name="ce272" office:value-type="string">
            <text:p>1</text:p>
          </table:table-cell>
          <table:table-cell table:style-name="ce272" table:number-columns-repeated="8"/>
          <table:table-cell ns41:value-type="string" table:style-name="ce272" office:value-type="string">
            <text:p>87</text:p>
          </table:table-cell>
          <table:table-cell ns41:value-type="string" table:style-name="ce272" office:value-type="string">
            <text:p>342</text:p>
          </table:table-cell>
          <table:table-cell table:style-name="ce272" table:number-columns-repeated="5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LI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HET RIJK</text:p>
          </table:table-cell>
          <table:table-cell table:style-name="ce350"/>
          <table:table-cell ns41:value-type="string" table:style-name="ce6" office:value-type="string">
            <text:p>Kostleerlingen.</text:p>
          </table:table-cell>
          <table:table-cell table:style-name="Default"/>
          <table:table-cell ns41:value-type="string" table:style-name="ce268" office:value-type="string">
            <text:p>93</text:p>
          </table:table-cell>
          <table:table-cell ns41:value-type="string" table:style-name="ce272" office:value-type="string">
            <text:p>93</text:p>
          </table:table-cell>
          <table:table-cell ns41:value-type="string" table:style-name="ce272" office:value-type="string">
            <text:p>863</text:p>
          </table:table-cell>
          <table:table-cell ns41:value-type="string" table:style-name="ce272" office:value-type="string">
            <text:p>677</text:p>
          </table:table-cell>
          <table:table-cell ns41:value-type="string" table:style-name="ce272" office:value-type="string">
            <text:p>1242</text:p>
          </table:table-cell>
          <table:table-cell ns41:value-type="string" table:style-name="ce272" office:value-type="string">
            <text:p>734</text:p>
          </table:table-cell>
          <table:table-cell ns41:value-type="string" table:style-name="ce272" office:value-type="string">
            <text:p>325</text:p>
          </table:table-cell>
          <table:table-cell ns41:value-type="string" table:style-name="ce272" office:value-type="string">
            <text:p>76</text:p>
          </table:table-cell>
          <table:table-cell ns41:value-type="string" table:style-name="ce272" office:value-type="string">
            <text:p>25</text:p>
          </table:table-cell>
          <table:table-cell ns41:value-type="string" table:style-name="ce272" office:value-type="string">
            <text:p>123</text:p>
          </table:table-cell>
          <table:table-cell ns41:value-type="string" table:style-name="ce272" office:value-type="string">
            <text:p>22</text:p>
          </table:table-cell>
          <table:table-cell ns41:value-type="string" table:style-name="ce272" office:value-type="string">
            <text:p>38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30</text:p>
          </table:table-cell>
          <table:table-cell ns41:value-type="string" table:style-name="ce272" office:value-type="string">
            <text:p>17</text:p>
          </table:table-cell>
          <table:table-cell ns41:value-type="string" table:style-name="ce272" office:value-type="string">
            <text:p>5</text:p>
          </table:table-cell>
          <table:table-cell table:style-name="ce272"/>
          <table:table-cell table:style-name="ce278"/>
          <table:table-cell ns41:value-type="string" table:style-name="ce268" office:value-type="string">
            <text:p>1459</text:p>
          </table:table-cell>
          <table:table-cell ns41:value-type="string" table:style-name="ce272" office:value-type="string">
            <text:p>479</text:p>
          </table:table-cell>
          <table:table-cell ns41:value-type="string" table:style-name="ce272" office:value-type="string">
            <text:p>21</text:p>
          </table:table-cell>
          <table:table-cell ns41:value-type="string" table:style-name="ce272" office:value-type="string">
            <text:p>18</text:p>
          </table:table-cell>
          <table:table-cell ns41:value-type="string" table:style-name="ce272" office:value-type="string">
            <text:p>12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11</text:p>
          </table:table-cell>
          <table:table-cell table:style-name="ce272"/>
          <table:table-cell ns41:value-type="string" table:style-name="ce272" office:value-type="string">
            <text:p>44</text:p>
          </table:table-cell>
          <table:table-cell ns41:value-type="string" table:style-name="ce272" office:value-type="string">
            <text:p>18</text:p>
          </table:table-cell>
          <table:table-cell ns41:value-type="string" table:style-name="ce272" office:value-type="string">
            <text:p>51</text:p>
          </table:table-cell>
          <table:table-cell ns41:value-type="string" table:style-name="ce272" office:value-type="string">
            <text:p>15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table:number-columns-repeated="2" office:value-type="string">
            <text:p>3</text:p>
          </table:table-cell>
          <table:table-cell ns41:value-type="string" table:style-name="ce272" office:value-type="string">
            <text:p>958</text:p>
          </table:table-cell>
          <table:table-cell ns41:value-type="string" table:style-name="ce272" office:value-type="string">
            <text:p>1228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26</text:p>
          </table:table-cell>
          <table:table-cell table:style-name="ce272" table:number-columns-repeated="3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RY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table:style-name="ce373"/>
          <table:table-cell table:style-name="ce350"/>
          <table:table-cell table:style-name="ce6"/>
          <table:table-cell table:style-name="Default"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374"/>
          <table:table-cell table:style-name="ce352" table:number-columns-repeated="4"/>
          <table:table-cell table:style-name="ce375"/>
          <table:table-cell table:number-columns-repeated="967"/>
        </table:table-row>
        <table:table-row table:style-name="ro1">
          <table:table-cell ns41:value-type="string" table:style-name="ce373" office:value-type="string">
            <text:p>Noordbrabant</text:p>
          </table:table-cell>
          <table:table-cell ns41:value-type="string" table:style-name="ce373" office:value-type="string">
            <text:p>Grave </text:p>
          </table:table-cell>
          <table:table-cell ns41:value-type="string" table:style-name="ce6" office:value-type="string">
            <text:p>Blinden, wonende in gestichten.</text:p>
          </table:table-cell>
          <table:table-cell table:style-name="Default"/>
          <table:table-cell table:style-name="ce268"/>
          <table:table-cell table:style-name="ce272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8</text:p>
          </table:table-cell>
          <table:table-cell table:style-name="ce272" table:number-columns-repeated="14"/>
          <table:table-cell table:style-name="ce278"/>
          <table:table-cell table:style-name="ce268"/>
          <table:table-cell table:style-name="ce272" table:number-columns-repeated="18"/>
          <table:table-cell ns41:value-type="string" table:style-name="ce272" office:value-type="string">
            <text:p>9</text:p>
          </table:table-cell>
          <table:table-cell table:style-name="ce272" table:number-columns-repeated="6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Noordholland</text:p>
          </table:table-cell>
          <table:table-cell ns41:value-type="string" table:style-name="ce373" office:value-type="string">
            <text:p>Amsterdam </text:p>
          </table:table-cell>
          <table:table-cell ns41:value-type="string" table:style-name="ce6" office:value-type="string">
            <text:p>Blinden, wonende in gestichten.</text:p>
          </table:table-cell>
          <table:table-cell table:style-name="Default"/>
          <table:table-cell ns41:value-type="string" table:style-name="ce268" office:value-type="string">
            <text:p>10</text:p>
          </table:table-cell>
          <table:table-cell ns41:value-type="string" table:style-name="ce272" office:value-type="string">
            <text:p>19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table:number-columns-repeated="2" office:value-type="string">
            <text:p>27</text:p>
          </table:table-cell>
          <table:table-cell ns41:value-type="string" table:style-name="ce272" office:value-type="string">
            <text:p>2</text:p>
          </table:table-cell>
          <table:table-cell table:style-name="ce272" table:number-columns-repeated="12"/>
          <table:table-cell table:style-name="ce278"/>
          <table:table-cell ns41:value-type="string" table:style-name="ce268" office:value-type="string">
            <text:p>38</text:p>
          </table:table-cell>
          <table:table-cell ns41:value-type="string" table:style-name="ce272" office:value-type="string">
            <text:p>35</text:p>
          </table:table-cell>
          <table:table-cell table:style-name="ce272" table:number-columns-repeated="6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7</text:p>
          </table:table-cell>
          <table:table-cell table:style-name="ce272"/>
          <table:table-cell ns41:value-type="string" table:style-name="ce272" office:value-type="string">
            <text:p>2</text:p>
          </table:table-cell>
          <table:table-cell table:style-name="ce272" table:number-columns-repeated="5"/>
          <table:table-cell ns41:value-type="string" table:style-name="ce272" table:number-columns-repeated="2" office:value-type="string">
            <text:p>6</text:p>
          </table:table-cell>
          <table:table-cell table:style-name="ce272" table:number-columns-repeated="5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TOTAAL</text:p>
          </table:table-cell>
          <table:table-cell table:style-name="ce350"/>
          <table:table-cell ns41:value-type="string" table:style-name="ce6" office:value-type="string">
            <text:p>Blinden, wonende in gestichten.</text:p>
          </table:table-cell>
          <table:table-cell table:style-name="Default"/>
          <table:table-cell ns41:value-type="string" table:style-name="ce268" office:value-type="string">
            <text:p>10</text:p>
          </table:table-cell>
          <table:table-cell ns41:value-type="string" table:style-name="ce272" office:value-type="string">
            <text:p>19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35</text:p>
          </table:table-cell>
          <table:table-cell ns41:value-type="string" table:style-name="ce272" office:value-type="string">
            <text:p>27</text:p>
          </table:table-cell>
          <table:table-cell ns41:value-type="string" table:style-name="ce272" office:value-type="string">
            <text:p>2</text:p>
          </table:table-cell>
          <table:table-cell table:style-name="ce272" table:number-columns-repeated="12"/>
          <table:table-cell table:style-name="ce278"/>
          <table:table-cell ns41:value-type="string" table:style-name="ce268" office:value-type="string">
            <text:p>38</text:p>
          </table:table-cell>
          <table:table-cell ns41:value-type="string" table:style-name="ce272" office:value-type="string">
            <text:p>35</text:p>
          </table:table-cell>
          <table:table-cell table:style-name="ce272" table:number-columns-repeated="6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7</text:p>
          </table:table-cell>
          <table:table-cell table:style-name="ce272"/>
          <table:table-cell ns41:value-type="string" table:style-name="ce272" office:value-type="string">
            <text:p>2</text:p>
          </table:table-cell>
          <table:table-cell table:style-name="ce272" table:number-columns-repeated="5"/>
          <table:table-cell ns41:value-type="string" table:style-name="ce272" office:value-type="string">
            <text:p>15</text:p>
          </table:table-cell>
          <table:table-cell ns41:value-type="string" table:style-name="ce272" office:value-type="string">
            <text:p>6</text:p>
          </table:table-cell>
          <table:table-cell table:style-name="ce272" table:number-columns-repeated="5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RY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table:style-name="ce373"/>
          <table:table-cell table:style-name="ce350"/>
          <table:table-cell table:style-name="ce6"/>
          <table:table-cell table:style-name="Default"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374"/>
          <table:table-cell table:style-name="ce352" table:number-columns-repeated="4"/>
          <table:table-cell table:style-name="ce375"/>
          <table:table-cell table:number-columns-repeated="967"/>
        </table:table-row>
        <table:table-row table:style-name="ro1">
          <table:table-cell ns41:value-type="string" table:style-name="ce373" office:value-type="string">
            <text:p>Noordbrabant</text:p>
          </table:table-cell>
          <table:table-cell ns41:value-type="string" table:style-name="ce373" office:value-type="string">
            <text:p>St. Michielsgestel (N.br.)</text:p>
          </table:table-cell>
          <table:table-cell ns41:value-type="string" table:style-name="ce6" office:value-type="string">
            <text:p>Doofstommen, wonende in Instituten.</text:p>
          </table:table-cell>
          <table:table-cell table:style-name="Default"/>
          <table:table-cell table:style-name="ce268"/>
          <table:table-cell table:style-name="ce272"/>
          <table:table-cell ns41:value-type="string" table:style-name="ce272" table:number-columns-repeated="2" office:value-type="string">
            <text:p>15</text:p>
          </table:table-cell>
          <table:table-cell ns41:value-type="string" table:style-name="ce272" office:value-type="string">
            <text:p>39</text:p>
          </table:table-cell>
          <table:table-cell ns41:value-type="string" table:style-name="ce272" office:value-type="string">
            <text:p>19</text:p>
          </table:table-cell>
          <table:table-cell table:style-name="ce272" table:number-columns-repeated="13"/>
          <table:table-cell table:style-name="ce278"/>
          <table:table-cell table:style-name="ce268"/>
          <table:table-cell table:style-name="ce272" table:number-columns-repeated="18"/>
          <table:table-cell ns41:value-type="string" table:style-name="ce272" office:value-type="string">
            <text:p>54</text:p>
          </table:table-cell>
          <table:table-cell ns41:value-type="string" table:style-name="ce272" office:value-type="string">
            <text:p>34</text:p>
          </table:table-cell>
          <table:table-cell table:style-name="ce272" table:number-columns-repeated="5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table:number-columns-repeated="2" office:value-type="string">
            <text:p>Groningen</text:p>
          </table:table-cell>
          <table:table-cell ns41:value-type="string" table:style-name="ce6" office:value-type="string">
            <text:p>Doofstommen, wonende in Instituten.</text:p>
          </table:table-cell>
          <table:table-cell table:style-name="Default"/>
          <table:table-cell ns41:value-type="string" table:style-name="ce268" office:value-type="string">
            <text:p>2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12</text:p>
          </table:table-cell>
          <table:table-cell ns41:value-type="string" table:style-name="ce272" office:value-type="string">
            <text:p>10</text:p>
          </table:table-cell>
          <table:table-cell ns41:value-type="string" table:style-name="ce272" office:value-type="string">
            <text:p>60</text:p>
          </table:table-cell>
          <table:table-cell ns41:value-type="string" table:style-name="ce272" office:value-type="string">
            <text:p>50</text:p>
          </table:table-cell>
          <table:table-cell table:style-name="ce272" table:number-columns-repeated="3"/>
          <table:table-cell ns41:value-type="string" table:style-name="ce272" office:value-type="string">
            <text:p>2</text:p>
          </table:table-cell>
          <table:table-cell table:style-name="ce272" table:number-columns-repeated="9"/>
          <table:table-cell table:style-name="ce278"/>
          <table:table-cell ns41:value-type="string" table:style-name="ce268" office:value-type="string">
            <text:p>55</text:p>
          </table:table-cell>
          <table:table-cell ns41:value-type="string" table:style-name="ce272" office:value-type="string">
            <text:p>46</text:p>
          </table:table-cell>
          <table:table-cell table:style-name="ce272" table:number-columns-repeated="4"/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table:number-columns-repeated="2" office:value-type="string">
            <text:p>2</text:p>
          </table:table-cell>
          <table:table-cell table:style-name="ce272" table:number-columns-repeated="7"/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3</text:p>
          </table:table-cell>
          <table:table-cell table:style-name="ce272"/>
          <table:table-cell ns41:value-type="string" table:style-name="ce272" table:number-columns-repeated="2" office:value-type="string">
            <text:p>8</text:p>
          </table:table-cell>
          <table:table-cell ns41:value-type="string" table:style-name="ce272" office:value-type="string">
            <text:p>2</text:p>
          </table:table-cell>
          <table:table-cell table:style-name="ce272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TOTAAL</text:p>
          </table:table-cell>
          <table:table-cell table:style-name="ce350"/>
          <table:table-cell ns41:value-type="string" table:style-name="ce6" office:value-type="string">
            <text:p>Doofstommen, wonende in Instituten.</text:p>
          </table:table-cell>
          <table:table-cell table:style-name="Default"/>
          <table:table-cell ns41:value-type="string" table:style-name="ce268" office:value-type="string">
            <text:p>2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27</text:p>
          </table:table-cell>
          <table:table-cell ns41:value-type="string" table:style-name="ce272" office:value-type="string">
            <text:p>25</text:p>
          </table:table-cell>
          <table:table-cell ns41:value-type="string" table:style-name="ce272" office:value-type="string">
            <text:p>99</text:p>
          </table:table-cell>
          <table:table-cell ns41:value-type="string" table:style-name="ce272" office:value-type="string">
            <text:p>69</text:p>
          </table:table-cell>
          <table:table-cell table:style-name="ce272" table:number-columns-repeated="3"/>
          <table:table-cell ns41:value-type="string" table:style-name="ce272" office:value-type="string">
            <text:p>2</text:p>
          </table:table-cell>
          <table:table-cell table:style-name="ce272" table:number-columns-repeated="9"/>
          <table:table-cell table:style-name="ce278"/>
          <table:table-cell ns41:value-type="string" table:style-name="ce268" office:value-type="string">
            <text:p>55</text:p>
          </table:table-cell>
          <table:table-cell ns41:value-type="string" table:style-name="ce272" office:value-type="string">
            <text:p>46</text:p>
          </table:table-cell>
          <table:table-cell table:style-name="ce272" table:number-columns-repeated="4"/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table:number-columns-repeated="2" office:value-type="string">
            <text:p>2</text:p>
          </table:table-cell>
          <table:table-cell table:style-name="ce272" table:number-columns-repeated="7"/>
          <table:table-cell ns41:value-type="string" table:style-name="ce272" office:value-type="string">
            <text:p>55</text:p>
          </table:table-cell>
          <table:table-cell ns41:value-type="string" table:style-name="ce272" office:value-type="string">
            <text:p>37</text:p>
          </table:table-cell>
          <table:table-cell table:style-name="ce272"/>
          <table:table-cell ns41:value-type="string" table:style-name="ce272" table:number-columns-repeated="2" office:value-type="string">
            <text:p>8</text:p>
          </table:table-cell>
          <table:table-cell ns41:value-type="string" table:style-name="ce272" office:value-type="string">
            <text:p>2</text:p>
          </table:table-cell>
          <table:table-cell table:style-name="ce272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RY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table:style-name="ce373"/>
          <table:table-cell table:style-name="ce350"/>
          <table:table-cell table:style-name="ce6"/>
          <table:table-cell table:style-name="Default"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374"/>
          <table:table-cell table:style-name="ce352" table:number-columns-repeated="4"/>
          <table:table-cell table:style-name="ce375"/>
          <table:table-cell table:number-columns-repeated="967"/>
        </table:table-row>
        <table:table-row table:style-name="ro1">
          <table:table-cell ns41:value-type="string" table:style-name="ce373" office:value-type="string">
            <text:p>Zuidholland</text:p>
          </table:table-cell>
          <table:table-cell ns41:value-type="string" table:style-name="ce373" office:value-type="string">
            <text:p>s Gravenhage</text:p>
          </table:table-cell>
          <table:table-cell ns41:value-type="string" table:style-name="ce6" office:value-type="string">
            <text:p>Idioten, wonende in het geneeskundig gesticht.</text:p>
          </table:table-cell>
          <table:table-cell table:style-name="Default"/>
          <table:table-cell ns41:value-type="string" table:style-name="ce268" office:value-type="string">
            <text:p>1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11"/>
          <table:table-cell table:style-name="ce278"/>
          <table:table-cell ns41:value-type="string" table:style-name="ce268" office:value-type="string">
            <text:p>17</text:p>
          </table:table-cell>
          <table:table-cell ns41:value-type="string" table:style-name="ce272" office:value-type="string">
            <text:p>4</text:p>
          </table:table-cell>
          <table:table-cell table:style-name="ce272" table:number-columns-repeated="5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9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3"/>
          <table:table-cell ns41:value-type="string" table:style-name="ce278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ZH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table:style-name="ce373" table:number-columns-repeated="2"/>
          <table:table-cell table:style-name="ce6"/>
          <table:table-cell table:style-name="Default"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374"/>
          <table:table-cell table:style-name="ce352" table:number-columns-repeated="4"/>
          <table:table-cell table:style-name="ce375"/>
          <table:table-cell table:number-columns-repeated="967"/>
        </table:table-row>
        <table:table-row table:style-name="ro1">
          <table:table-cell ns41:value-type="string" table:style-name="ce373" table:number-columns-repeated="2" office:value-type="string">
            <text:p>Groningen</text:p>
          </table:table-cell>
          <table:table-cell ns41:value-type="string" table:style-name="ce6" office:value-type="string">
            <text:p>Landhuishoudkundige kweekelingen.</text:p>
          </table:table-cell>
          <table:table-cell table:style-name="Default"/>
          <table:table-cell table:style-name="ce268"/>
          <table:table-cell table:style-name="ce272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3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12"/>
          <table:table-cell table:style-name="ce278"/>
          <table:table-cell ns41:value-type="string" table:style-name="ce268" office:value-type="string">
            <text:p>9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3"/>
          <table:table-cell ns41:value-type="string" table:style-name="ce272" office:value-type="string">
            <text:p>1</text:p>
          </table:table-cell>
          <table:table-cell table:style-name="ce272" table:number-columns-repeated="10"/>
          <table:table-cell ns41:value-type="string" table:style-name="ce272" office:value-type="string">
            <text:p>2</text:p>
          </table:table-cell>
          <table:table-cell table:style-name="ce272" table:number-columns-repeated="5"/>
          <table:table-cell ns41:value-type="string" table:style-name="ce272" office:value-type="string">
            <text:p>1</text:p>
          </table:table-cell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table:style-name="ce373" table:number-columns-repeated="2"/>
          <table:table-cell table:style-name="ce6"/>
          <table:table-cell table:style-name="Default"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374"/>
          <table:table-cell table:style-name="ce352" table:number-columns-repeated="4"/>
          <table:table-cell table:style-name="ce375"/>
          <table:table-cell table:number-columns-repeated="967"/>
        </table:table-row>
        <table:table-row table:style-name="ro1">
          <table:table-cell ns41:value-type="string" table:style-name="ce373" table:number-columns-repeated="2" office:value-type="string">
            <text:p>Utrecht</text:p>
          </table:table-cell>
          <table:table-cell ns41:value-type="string" table:style-name="ce6" office:value-type="string">
            <text:p>Kweekelingen der veeartsenijschool.</text:p>
          </table:table-cell>
          <table:table-cell table:style-name="Default"/>
          <table:table-cell table:style-name="ce268"/>
          <table:table-cell table:style-name="ce272" table:number-columns-repeated="3"/>
          <table:table-cell ns41:value-type="string" table:style-name="ce272" office:value-type="string">
            <text:p>1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12"/>
          <table:table-cell table:style-name="ce278"/>
          <table:table-cell ns41:value-type="string" table:style-name="ce268" office:value-type="string">
            <text:p>9</text:p>
          </table:table-cell>
          <table:table-cell table:style-name="ce272" table:number-columns-repeated="18"/>
          <table:table-cell ns41:value-type="string" table:style-name="ce272" office:value-type="string">
            <text:p>3</text:p>
          </table:table-cell>
          <table:table-cell table:style-name="ce272" table:number-columns-repeated="6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table:style-name="ce373" table:number-columns-repeated="2"/>
          <table:table-cell table:style-name="ce6"/>
          <table:table-cell table:style-name="Default"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374"/>
          <table:table-cell table:style-name="ce352" table:number-columns-repeated="4"/>
          <table:table-cell table:style-name="ce375"/>
          <table:table-cell table:number-columns-repeated="967"/>
        </table:table-row>
        <table:table-row table:style-name="ro1">
          <table:table-cell ns41:value-type="string" table:style-name="ce373" office:value-type="string">
            <text:p>Matrozeninstit. en kweekschool voor de zeevaart</text:p>
          </table:table-cell>
          <table:table-cell ns41:value-type="string" table:style-name="ce373" office:value-type="string">
            <text:p>Amsterdam </text:p>
          </table:table-cell>
          <table:table-cell ns41:value-type="string" table:style-name="ce6" office:value-type="string">
            <text:p>Kweekelingen in de zeevaartkunde.</text:p>
          </table:table-cell>
          <table:table-cell table:style-name="Default"/>
          <table:table-cell ns41:value-type="string" table:style-name="ce268" office:value-type="string">
            <text:p>169</text:p>
          </table:table-cell>
          <table:table-cell table:style-name="ce272"/>
          <table:table-cell ns41:value-type="string" table:style-name="ce272" office:value-type="string">
            <text:p>42</text:p>
          </table:table-cell>
          <table:table-cell table:style-name="ce272"/>
          <table:table-cell ns41:value-type="string" table:style-name="ce272" office:value-type="string">
            <text:p>59</text:p>
          </table:table-cell>
          <table:table-cell table:style-name="ce272" table:number-columns-repeated="14"/>
          <table:table-cell table:style-name="ce278"/>
          <table:table-cell ns41:value-type="string" table:style-name="ce268" office:value-type="string">
            <text:p>206</text:p>
          </table:table-cell>
          <table:table-cell table:style-name="ce272"/>
          <table:table-cell ns41:value-type="string" table:style-name="ce272" office:value-type="string">
            <text:p>9</text:p>
          </table:table-cell>
          <table:table-cell table:style-name="ce272" table:number-columns-repeated="5"/>
          <table:table-cell ns41:value-type="string" table:style-name="ce272" office:value-type="string">
            <text:p>10</text:p>
          </table:table-cell>
          <table:table-cell table:style-name="ce272"/>
          <table:table-cell ns41:value-type="string" table:style-name="ce272" office:value-type="string">
            <text:p>20</text:p>
          </table:table-cell>
          <table:table-cell table:style-name="ce272"/>
          <table:table-cell ns41:value-type="string" table:style-name="ce272" office:value-type="string">
            <text:p>11</text:p>
          </table:table-cell>
          <table:table-cell table:style-name="ce272" table:number-columns-repeated="6"/>
          <table:table-cell ns41:value-type="string" table:style-name="ce272" office:value-type="string">
            <text:p>14</text:p>
          </table:table-cell>
          <table:table-cell table:style-name="ce272" table:number-columns-repeated="6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NH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table:style-name="ce373" table:number-columns-repeated="2"/>
          <table:table-cell table:style-name="ce6"/>
          <table:table-cell table:style-name="Default"/>
          <table:table-cell table:style-name="ce268"/>
          <table:table-cell table:style-name="ce272" table:number-columns-repeated="18"/>
          <table:table-cell table:style-name="ce278"/>
          <table:table-cell table:style-name="ce268"/>
          <table:table-cell table:style-name="ce272" table:number-columns-repeated="25"/>
          <table:table-cell table:style-name="ce278"/>
          <table:table-cell table:style-name="ce374"/>
          <table:table-cell table:style-name="ce352" table:number-columns-repeated="4"/>
          <table:table-cell table:style-name="ce375"/>
          <table:table-cell table:number-columns-repeated="967"/>
        </table:table-row>
        <table:table-row table:style-name="ro1">
          <table:table-cell ns41:value-type="string" table:style-name="ce373" office:value-type="string">
            <text:p>Gelderland</text:p>
          </table:table-cell>
          <table:table-cell table:style-name="ce350"/>
          <table:table-cell ns41:value-type="string" table:style-name="ce6" office:value-type="string">
            <text:p>Leerlingen in de gestichten voor verwaarloosde en arme kinderen.</text:p>
          </table:table-cell>
          <table:table-cell table:style-name="Default"/>
          <table:table-cell ns41:value-type="string" table:style-name="ce268" office:value-type="string">
            <text:p>1</text:p>
          </table:table-cell>
          <table:table-cell table:style-name="ce272"/>
          <table:table-cell ns41:value-type="string" table:style-name="ce272" office:value-type="string">
            <text:p>21</text:p>
          </table:table-cell>
          <table:table-cell ns41:value-type="string" table:style-name="ce272" office:value-type="string">
            <text:p>16</text:p>
          </table:table-cell>
          <table:table-cell ns41:value-type="string" table:style-name="ce272" office:value-type="string">
            <text:p>116</text:p>
          </table:table-cell>
          <table:table-cell ns41:value-type="string" table:style-name="ce272" office:value-type="string">
            <text:p>77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table:number-columns-repeated="2" office:value-type="string">
            <text:p>1</text:p>
          </table:table-cell>
          <table:table-cell ns41:value-type="string" table:style-name="ce272" office:value-type="string">
            <text:p>2</text:p>
          </table:table-cell>
          <table:table-cell table:style-name="ce272" table:number-columns-repeated="7"/>
          <table:table-cell ns41:value-type="string" table:style-name="ce272" office:value-type="string">
            <text:p>1</text:p>
          </table:table-cell>
          <table:table-cell ns41:value-type="string" table:style-name="ce278" office:value-type="string">
            <text:p>2</text:p>
          </table:table-cell>
          <table:table-cell ns41:value-type="string" table:style-name="ce268" office:value-type="string">
            <text:p>143</text:p>
          </table:table-cell>
          <table:table-cell ns41:value-type="string" table:style-name="ce272" office:value-type="string">
            <text:p>95</text:p>
          </table:table-cell>
          <table:table-cell table:style-name="ce272" table:number-columns-repeated="18"/>
          <table:table-cell ns41:value-type="string" table:style-name="ce272" office:value-type="string">
            <text:p>1</text:p>
          </table:table-cell>
          <table:table-cell table:style-name="ce272" table:number-columns-repeated="5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GE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Utrecht</text:p>
          </table:table-cell>
          <table:table-cell table:style-name="ce350"/>
          <table:table-cell ns41:value-type="string" table:style-name="ce6" office:value-type="string">
            <text:p>Leerlingen in de gestichten voor verwaarloosde en arme kinderen.</text:p>
          </table:table-cell>
          <table:table-cell table:style-name="Default"/>
          <table:table-cell table:style-name="ce268"/>
          <table:table-cell table:style-name="ce272"/>
          <table:table-cell ns41:value-type="string" table:style-name="ce272" office:value-type="string">
            <text:p>2</text:p>
          </table:table-cell>
          <table:table-cell table:style-name="ce272"/>
          <table:table-cell ns41:value-type="string" table:style-name="ce272" office:value-type="string">
            <text:p>27</text:p>
          </table:table-cell>
          <table:table-cell ns41:value-type="string" table:style-name="ce272" office:value-type="string">
            <text:p>33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12"/>
          <table:table-cell table:style-name="ce278"/>
          <table:table-cell ns41:value-type="string" table:style-name="ce268" office:value-type="string">
            <text:p>28</text:p>
          </table:table-cell>
          <table:table-cell ns41:value-type="string" table:style-name="ce272" office:value-type="string">
            <text:p>33</text:p>
          </table:table-cell>
          <table:table-cell table:style-name="ce272" table:number-columns-repeated="8"/>
          <table:table-cell ns41:value-type="string" table:style-name="ce272" office:value-type="string">
            <text:p>1</text:p>
          </table:table-cell>
          <table:table-cell table:style-name="ce272" table:number-columns-repeated="14"/>
          <table:table-cell ns41:value-type="string" table:style-name="ce272" office:value-type="string">
            <text:p>1</text:p>
          </table:table-cell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UT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1">
          <table:table-cell ns41:value-type="string" table:style-name="ce373" office:value-type="string">
            <text:p>Groningen</text:p>
          </table:table-cell>
          <table:table-cell table:style-name="ce350"/>
          <table:table-cell ns41:value-type="string" table:style-name="ce6" office:value-type="string">
            <text:p>Leerlingen in de gestichten voor verwaarloosde en arme kinderen.</text:p>
          </table:table-cell>
          <table:table-cell table:style-name="Default"/>
          <table:table-cell table:style-name="ce268"/>
          <table:table-cell ns41:value-type="string" table:style-name="ce272" office:value-type="string">
            <text:p>44</text:p>
          </table:table-cell>
          <table:table-cell table:style-name="ce272"/>
          <table:table-cell ns41:value-type="string" table:style-name="ce272" office:value-type="string">
            <text:p>14</text:p>
          </table:table-cell>
          <table:table-cell table:style-name="ce272"/>
          <table:table-cell ns41:value-type="string" table:style-name="ce272" office:value-type="string">
            <text:p>8</text:p>
          </table:table-cell>
          <table:table-cell table:style-name="ce272" table:number-columns-repeated="13"/>
          <table:table-cell table:style-name="ce278"/>
          <table:table-cell table:style-name="ce268"/>
          <table:table-cell ns41:value-type="string" table:style-name="ce272" office:value-type="string">
            <text:p>22</text:p>
          </table:table-cell>
          <table:table-cell table:style-name="ce272" table:number-columns-repeated="7"/>
          <table:table-cell ns41:value-type="string" table:style-name="ce272" office:value-type="string">
            <text:p>3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8"/>
          <table:table-cell ns41:value-type="string" table:style-name="ce272" office:value-type="string">
            <text:p>40</text:p>
          </table:table-cell>
          <table:table-cell table:style-name="ce272" table:number-columns-repeated="5"/>
          <table:table-cell table:style-name="ce278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6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81" office:value-type="float">
            <text:p>81</text:p>
          </table:table-cell>
          <table:table-cell ns41:value-type="string" table:style-name="ce49" office:value-type="string">
            <text:p>GR</text:p>
          </table:table-cell>
          <table:table-cell ns41:value-type="string" table:style-name="ce54" office:value-type="string">
            <text:p>38_0042</text:p>
          </table:table-cell>
          <table:table-cell table:number-columns-repeated="967"/>
        </table:table-row>
        <table:table-row table:style-name="ro2">
          <table:table-cell ns41:value-type="string" table:style-name="ce261" office:value-type="string">
            <text:p>TOTAAL</text:p>
          </table:table-cell>
          <table:table-cell table:style-name="ce86"/>
          <table:table-cell ns41:value-type="string" table:style-name="ce7" office:value-type="string">
            <text:p>Leerlingen in de gestichten voor verwaarloosde en arme kinderen.</text:p>
          </table:table-cell>
          <table:table-cell table:style-name="Default"/>
          <table:table-cell ns41:value-type="string" table:style-name="ce269" office:value-type="string">
            <text:p>1</text:p>
          </table:table-cell>
          <table:table-cell ns41:value-type="string" table:style-name="ce273" office:value-type="string">
            <text:p>44</text:p>
          </table:table-cell>
          <table:table-cell ns41:value-type="string" table:style-name="ce273" office:value-type="string">
            <text:p>23</text:p>
          </table:table-cell>
          <table:table-cell ns41:value-type="string" table:style-name="ce273" office:value-type="string">
            <text:p>30</text:p>
          </table:table-cell>
          <table:table-cell ns41:value-type="string" table:style-name="ce273" office:value-type="string">
            <text:p>143</text:p>
          </table:table-cell>
          <table:table-cell ns41:value-type="string" table:style-name="ce273" office:value-type="string">
            <text:p>118</text:p>
          </table:table-cell>
          <table:table-cell ns41:value-type="string" table:style-name="ce273" office:value-type="string">
            <text:p>2</text:p>
          </table:table-cell>
          <table:table-cell table:style-name="ce273"/>
          <table:table-cell ns41:value-type="string" table:style-name="ce273" table:number-columns-repeated="2" office:value-type="string">
            <text:p>1</text:p>
          </table:table-cell>
          <table:table-cell ns41:value-type="string" table:style-name="ce273" office:value-type="string">
            <text:p>2</text:p>
          </table:table-cell>
          <table:table-cell table:style-name="ce273" table:number-columns-repeated="7"/>
          <table:table-cell ns41:value-type="string" table:style-name="ce273" office:value-type="string">
            <text:p>1</text:p>
          </table:table-cell>
          <table:table-cell ns41:value-type="string" table:style-name="ce279" office:value-type="string">
            <text:p>2</text:p>
          </table:table-cell>
          <table:table-cell ns41:value-type="string" table:style-name="ce269" office:value-type="string">
            <text:p>171</text:p>
          </table:table-cell>
          <table:table-cell ns41:value-type="string" table:style-name="ce273" office:value-type="string">
            <text:p>150</text:p>
          </table:table-cell>
          <table:table-cell table:style-name="ce273" table:number-columns-repeated="7"/>
          <table:table-cell ns41:value-type="string" table:style-name="ce273" office:value-type="string">
            <text:p>3</text:p>
          </table:table-cell>
          <table:table-cell ns41:value-type="string" table:style-name="ce273" table:number-columns-repeated="2" office:value-type="string">
            <text:p>1</text:p>
          </table:table-cell>
          <table:table-cell table:style-name="ce273" table:number-columns-repeated="8"/>
          <table:table-cell ns41:value-type="string" table:style-name="ce273" office:value-type="string">
            <text:p>41</text:p>
          </table:table-cell>
          <table:table-cell table:style-name="ce273" table:number-columns-repeated="4"/>
          <table:table-cell ns41:value-type="string" table:style-name="ce273" office:value-type="string">
            <text:p>1</text:p>
          </table:table-cell>
          <table:table-cell table:style-name="ce279"/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36</text:p>
          </table:table-cell>
          <table:table-cell ns41:value-type="float" table:style-name="ce50" office:value="80" office:value-type="float">
            <text:p>80</text:p>
          </table:table-cell>
          <table:table-cell ns41:value-type="float" table:style-name="ce50" office:value="81" office:value-type="float">
            <text:p>81</text:p>
          </table:table-cell>
          <table:table-cell ns41:value-type="string" table:style-name="ce50" office:value-type="string">
            <text:p>RY</text:p>
          </table:table-cell>
          <table:table-cell ns41:value-type="string" table:style-name="ce55" office:value-type="string">
            <text:p>38_0042</text:p>
          </table:table-cell>
          <table:table-cell table:number-columns-repeated="96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8" table:name="Tabel 37">
        <table:table-column table:style-name="co34" table:default-cell-style-name="ce11" table:number-columns-repeated="2"/>
        <table:table-column table:style-name="co5" table:default-cell-style-name="ce11" table:number-columns-repeated="25"/>
        <table:table-column table:style-name="co1" table:default-cell-style-name="Default" table:number-columns-repeated="997"/>
        <table:table-row table:style-name="ro1">
          <table:table-cell ns41:value-type="string" table:number-rows-spanned="1" table:style-name="ce1" table:number-columns-spanned="27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4"/>
          <table:covered-table-cell table:style-name="ce9" table:number-columns-repeated="12"/>
          <table:table-cell table:number-columns-repeated="997"/>
        </table:table-row>
        <table:table-row table:style-name="ro1">
          <table:table-cell table:number-rows-spanned="1" table:style-name="ce345" table:number-columns-spanned="27"/>
          <table:covered-table-cell table:style-name="ce8" table:number-columns-repeated="14"/>
          <table:covered-table-cell table:style-name="ce9" table:number-columns-repeated="12"/>
          <table:table-cell table:number-columns-repeated="997"/>
        </table:table-row>
        <table:table-row table:style-name="ro1">
          <table:table-cell ns41:value-type="string" table:number-rows-spanned="1" table:style-name="ce1" table:number-columns-spanned="27" office:value-type="string">
            <text:p>Indeeling naar den ouderdom der kostleerlingen</text:p>
          </table:table-cell>
          <table:covered-table-cell table:style-name="ce8" table:number-columns-repeated="14"/>
          <table:covered-table-cell table:style-name="ce9" table:number-columns-repeated="12"/>
          <table:table-cell table:style-name="ce229" table:number-columns-repeated="997"/>
        </table:table-row>
        <table:table-row table:style-name="ro2">
          <table:table-cell table:number-rows-spanned="1" table:style-name="ce345" table:number-columns-spanned="27"/>
          <table:covered-table-cell table:style-name="ce8" table:number-columns-repeated="14"/>
          <table:covered-table-cell table:style-name="ce9" table:number-columns-repeated="12"/>
          <table:table-cell table:style-name="ce85" table:number-columns-repeated="997"/>
        </table:table-row>
        <table:table-row table:style-name="ro5">
          <table:table-cell ns41:value-type="string" table:number-rows-spanned="2" table:style-name="ce293" table:number-columns-spanned="1" office:value-type="string">
            <text:p>Ouderdom</text:p>
          </table:table-cell>
          <table:table-cell ns41:value-type="string" table:number-rows-spanned="2" table:style-name="ce348" table:number-columns-spanned="1" office:value-type="string">
            <text:p>Geboorte- jaar</text:p>
          </table:table-cell>
          <table:table-cell table:number-rows-spanned="2" table:style-name="ce71" table:number-columns-spanned="1"/>
          <table:table-cell ns41:value-type="string" table:number-rows-spanned="1" table:style-name="ce21" table:number-columns-spanned="2" office:value-type="string">
            <text:p>Noordbrabant</text:p>
          </table:table-cell>
          <table:covered-table-cell table:style-name="ce106"/>
          <table:table-cell ns41:value-type="string" table:number-rows-spanned="1" table:style-name="ce27" table:number-columns-spanned="2" office:value-type="string">
            <text:p>Gelderland</text:p>
          </table:table-cell>
          <table:covered-table-cell table:style-name="ce110"/>
          <table:table-cell ns41:value-type="string" table:number-rows-spanned="1" table:style-name="ce27" table:number-columns-spanned="2" office:value-type="string">
            <text:p>Zuid-Holland</text:p>
          </table:table-cell>
          <table:covered-table-cell table:style-name="ce110"/>
          <table:table-cell ns41:value-type="string" table:number-rows-spanned="1" table:style-name="ce27" table:number-columns-spanned="2" office:value-type="string">
            <text:p>Noordholland</text:p>
          </table:table-cell>
          <table:covered-table-cell table:style-name="ce110"/>
          <table:table-cell ns41:value-type="string" table:number-rows-spanned="1" table:style-name="ce27" table:number-columns-spanned="2" office:value-type="string">
            <text:p>Zeeland</text:p>
          </table:table-cell>
          <table:covered-table-cell table:style-name="ce110"/>
          <table:table-cell ns41:value-type="string" table:number-rows-spanned="1" table:style-name="ce27" table:number-columns-spanned="2" office:value-type="string">
            <text:p>Utrecht</text:p>
          </table:table-cell>
          <table:covered-table-cell table:style-name="ce110"/>
          <table:table-cell ns41:value-type="string" table:number-rows-spanned="1" table:style-name="ce27" table:number-columns-spanned="2" office:value-type="string">
            <text:p>Friesland</text:p>
          </table:table-cell>
          <table:covered-table-cell table:style-name="ce110"/>
          <table:table-cell ns41:value-type="string" table:number-rows-spanned="1" table:style-name="ce27" table:number-columns-spanned="2" office:value-type="string">
            <text:p>Overijssel</text:p>
          </table:table-cell>
          <table:covered-table-cell table:style-name="ce110"/>
          <table:table-cell ns41:value-type="string" table:number-rows-spanned="1" table:style-name="ce27" table:number-columns-spanned="2" office:value-type="string">
            <text:p>Groningen</text:p>
          </table:table-cell>
          <table:covered-table-cell table:style-name="ce110"/>
          <table:table-cell ns41:value-type="string" table:number-rows-spanned="1" table:style-name="ce27" table:number-columns-spanned="2" office:value-type="string">
            <text:p>Drenthe</text:p>
          </table:table-cell>
          <table:covered-table-cell table:style-name="ce110"/>
          <table:table-cell ns41:value-type="string" table:number-rows-spanned="1" table:style-name="ce27" table:number-columns-spanned="2" office:value-type="string">
            <text:p>Limburg</text:p>
          </table:table-cell>
          <table:covered-table-cell table:style-name="ce110"/>
          <table:table-cell ns41:value-type="string" table:number-rows-spanned="1" table:style-name="ce34" table:number-columns-spanned="2" office:value-type="string">
            <text:p>Totaal</text:p>
          </table:table-cell>
          <table:covered-table-cell table:style-name="ce93"/>
          <table:table-cell ns41:value-type="string" table:number-rows-spanned="2" table:style-name="ce298" table:number-columns-spanned="1" office:value-type="string">
            <text:p>Telling</text:p>
          </table:table-cell>
          <table:table-cell ns41:value-type="string" table:number-rows-spanned="2" table:style-name="ce300" table:number-columns-spanned="1" office:value-type="string">
            <text:p>Tabel</text:p>
          </table:table-cell>
          <table:table-cell ns41:value-type="string" table:number-rows-spanned="2" table:style-name="ce300" table:number-columns-spanned="1" office:value-type="string">
            <text:p>Pagina</text:p>
          </table:table-cell>
          <table:table-cell ns41:value-type="string" table:number-rows-spanned="2" table:style-name="ce302" table:number-columns-spanned="1" office:value-type="string">
            <text:p>Image nummer</text:p>
          </table:table-cell>
          <table:table-cell table:style-name="ce85" table:number-columns-repeated="993"/>
        </table:table-row>
        <table:table-row table:style-name="ro5">
          <table:covered-table-cell table:style-name="ce100"/>
          <table:covered-table-cell table:style-name="ce52"/>
          <table:covered-table-cell table:style-name="ce20"/>
          <table:table-cell ns41:value-type="string" table:style-name="ce22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28" office:value-type="string">
            <text:p>M</text:p>
          </table:table-cell>
          <table:table-cell ns41:value-type="string" table:style-name="ce28" office:value-type="string">
            <text:p>J</text:p>
          </table:table-cell>
          <table:table-cell ns41:value-type="string" table:style-name="ce36" office:value-type="string">
            <text:p>M</text:p>
          </table:table-cell>
          <table:covered-table-cell table:style-name="ce299"/>
          <table:covered-table-cell table:style-name="ce301" table:number-columns-repeated="2"/>
          <table:covered-table-cell table:style-name="ce17"/>
          <table:table-cell table:style-name="ce85" table:number-columns-repeated="993"/>
        </table:table-row>
        <table:table-row table:style-name="ro2">
          <table:table-cell table:number-columns-repeated="1024"/>
        </table:table-row>
        <table:table-row table:style-name="ro1">
          <table:table-cell ns41:value-type="string" table:style-name="ce260" office:value-type="string">
            <text:p>2</text:p>
          </table:table-cell>
          <table:table-cell ns41:value-type="string" table:style-name="ce294" office:value-type="string">
            <text:p>1857</text:p>
          </table:table-cell>
          <table:table-cell table:style-name="ce297"/>
          <table:table-cell table:style-name="ce359"/>
          <table:table-cell table:style-name="ce33" table:number-columns-repeated="20"/>
          <table:table-cell ns41:value-type="string" table:style-name="ce376" office:value-type="string">
            <text:p>2</text:p>
          </table:table-cell>
          <table:table-cell table:style-name="ce33"/>
          <table:table-cell ns41:value-type="string" table:style-name="ce377" office:value-type="string">
            <text:p>2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37</text:p>
          </table:table-cell>
          <table:table-cell ns41:value-type="float" table:style-name="ce48" office:value="82" office:value-type="float">
            <text:p>82</text:p>
          </table:table-cell>
          <table:table-cell ns41:value-type="string" table:style-name="ce53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3</text:p>
          </table:table-cell>
          <table:table-cell ns41:value-type="string" table:style-name="ce295" office:value-type="string">
            <text:p>1856</text:p>
          </table:table-cell>
          <table:table-cell table:style-name="ce297"/>
          <table:table-cell ns41:value-type="string" table:style-name="ce268" office:value-type="string">
            <text:p>1</text:p>
          </table:table-cell>
          <table:table-cell table:style-name="ce272" table:number-columns-repeated="20"/>
          <table:table-cell ns41:value-type="string" table:style-name="ce272" table:number-columns-repeated="2" office:value-type="string">
            <text:p>1</text:p>
          </table:table-cell>
          <table:table-cell ns41:value-type="string" table:style-name="ce278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4</text:p>
          </table:table-cell>
          <table:table-cell ns41:value-type="string" table:style-name="ce295" office:value-type="string">
            <text:p>1855</text:p>
          </table:table-cell>
          <table:table-cell table:style-name="ce297"/>
          <table:table-cell table:style-name="ce268"/>
          <table:table-cell table:style-name="ce272" table:number-columns-repeated="2"/>
          <table:table-cell ns41:value-type="string" table:style-name="ce272" office:value-type="string">
            <text:p>1</text:p>
          </table:table-cell>
          <table:table-cell table:style-name="ce272" table:number-columns-repeated="2"/>
          <table:table-cell ns41:value-type="string" table:style-name="ce272" office:value-type="string">
            <text:p>1</text:p>
          </table:table-cell>
          <table:table-cell table:style-name="ce272" table:number-columns-repeated="6"/>
          <table:table-cell ns41:value-type="string" table:style-name="ce272" office:value-type="string">
            <text:p>1</text:p>
          </table:table-cell>
          <table:table-cell table:style-name="ce272" table:number-columns-repeated="8"/>
          <table:table-cell ns41:value-type="string" table:style-name="ce272" office:value-type="string">
            <text:p>1</text:p>
          </table:table-cell>
          <table:table-cell ns41:value-type="string" table:style-name="ce278" office:value-type="string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5</text:p>
          </table:table-cell>
          <table:table-cell ns41:value-type="string" table:style-name="ce295" office:value-type="string">
            <text:p>1854</text:p>
          </table:table-cell>
          <table:table-cell table:style-name="ce297"/>
          <table:table-cell ns41:value-type="string" table:style-name="ce268" office:value-type="string">
            <text:p>2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table:number-columns-repeated="2" office:value-type="string">
            <text:p>1</text:p>
          </table:table-cell>
          <table:table-cell table:style-name="ce272" table:number-columns-repeated="2"/>
          <table:table-cell ns41:value-type="string" table:style-name="ce272" office:value-type="string">
            <text:p>1</text:p>
          </table:table-cell>
          <table:table-cell table:style-name="ce272" table:number-columns-repeated="6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5"/>
          <table:table-cell ns41:value-type="string" table:style-name="ce272" table:number-columns-repeated="2" office:value-type="string">
            <text:p>4</text:p>
          </table:table-cell>
          <table:table-cell ns41:value-type="string" table:style-name="ce278" office:value-type="string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6</text:p>
          </table:table-cell>
          <table:table-cell ns41:value-type="string" table:style-name="ce295" office:value-type="string">
            <text:p>1853</text:p>
          </table:table-cell>
          <table:table-cell table:style-name="ce297"/>
          <table:table-cell ns41:value-type="string" table:style-name="ce268" office:value-type="string">
            <text:p>10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</text:p>
          </table:table-cell>
          <table:table-cell table:style-name="ce272" table:number-columns-repeated="5"/>
          <table:table-cell ns41:value-type="string" table:style-name="ce272" office:value-type="string">
            <text:p>2</text:p>
          </table:table-cell>
          <table:table-cell table:style-name="ce272" table:number-columns-repeated="3"/>
          <table:table-cell ns41:value-type="string" table:style-name="ce272" office:value-type="string">
            <text:p>3</text:p>
          </table:table-cell>
          <table:table-cell table:style-name="ce272" table:number-columns-repeated="4"/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15</text:p>
          </table:table-cell>
          <table:table-cell ns41:value-type="string" table:style-name="ce278" office:value-type="string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7</text:p>
          </table:table-cell>
          <table:table-cell ns41:value-type="string" table:style-name="ce295" office:value-type="string">
            <text:p>1852</text:p>
          </table:table-cell>
          <table:table-cell table:style-name="ce297"/>
          <table:table-cell ns41:value-type="string" table:style-name="ce268" office:value-type="string">
            <text:p>25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table:number-columns-repeated="2" office:value-type="string">
            <text:p>2</text:p>
          </table:table-cell>
          <table:table-cell ns41:value-type="string" table:style-name="ce272" table:number-columns-repeated="2" office:value-type="string">
            <text:p>4</text:p>
          </table:table-cell>
          <table:table-cell table:style-name="ce272"/>
          <table:table-cell ns41:value-type="string" table:style-name="ce272" office:value-type="string">
            <text:p>3</text:p>
          </table:table-cell>
          <table:table-cell table:style-name="ce272" table:number-columns-repeated="3"/>
          <table:table-cell ns41:value-type="string" table:style-name="ce272" office:value-type="string">
            <text:p>1</text:p>
          </table:table-cell>
          <table:table-cell table:style-name="ce272" table:number-columns-repeated="3"/>
          <table:table-cell ns41:value-type="string" table:style-name="ce272" office:value-type="string">
            <text:p>1</text:p>
          </table:table-cell>
          <table:table-cell table:style-name="ce272" table:number-columns-repeated="4"/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32</text:p>
          </table:table-cell>
          <table:table-cell ns41:value-type="string" table:style-name="ce278" office:value-type="string">
            <text:p>2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8</text:p>
          </table:table-cell>
          <table:table-cell ns41:value-type="string" table:style-name="ce295" office:value-type="string">
            <text:p>1851</text:p>
          </table:table-cell>
          <table:table-cell table:style-name="ce297"/>
          <table:table-cell ns41:value-type="string" table:style-name="ce268" office:value-type="string">
            <text:p>29</text:p>
          </table:table-cell>
          <table:table-cell ns41:value-type="string" table:style-name="ce272" table:number-columns-repeated="2" office:value-type="string">
            <text:p>14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0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4</text:p>
          </table:table-cell>
          <table:table-cell table:style-name="ce272" table:number-columns-repeated="2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7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64</text:p>
          </table:table-cell>
          <table:table-cell ns41:value-type="string" table:style-name="ce278" office:value-type="string">
            <text:p>4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9</text:p>
          </table:table-cell>
          <table:table-cell ns41:value-type="string" table:style-name="ce295" office:value-type="string">
            <text:p>1850</text:p>
          </table:table-cell>
          <table:table-cell table:style-name="ce297"/>
          <table:table-cell ns41:value-type="string" table:style-name="ce268" office:value-type="string">
            <text:p>67</text:p>
          </table:table-cell>
          <table:table-cell ns41:value-type="string" table:style-name="ce272" office:value-type="string">
            <text:p>24</text:p>
          </table:table-cell>
          <table:table-cell ns41:value-type="string" table:style-name="ce272" office:value-type="string">
            <text:p>20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15</text:p>
          </table:table-cell>
          <table:table-cell ns41:value-type="string" table:style-name="ce272" office:value-type="string">
            <text:p>19</text:p>
          </table:table-cell>
          <table:table-cell ns41:value-type="string" table:style-name="ce272" table:number-columns-repeated="2" office:value-type="string">
            <text:p>3</text:p>
          </table:table-cell>
          <table:table-cell table:style-name="ce272" table:number-columns-repeated="2"/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4</text:p>
          </table:table-cell>
          <table:table-cell table:style-name="ce272"/>
          <table:table-cell ns41:value-type="string" table:style-name="ce272" office:value-type="string">
            <text:p>2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4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0</text:p>
          </table:table-cell>
          <table:table-cell ns41:value-type="string" table:style-name="ce272" office:value-type="string">
            <text:p>110</text:p>
          </table:table-cell>
          <table:table-cell ns41:value-type="string" table:style-name="ce278" office:value-type="string">
            <text:p>7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0</text:p>
          </table:table-cell>
          <table:table-cell ns41:value-type="string" table:style-name="ce295" office:value-type="string">
            <text:p>1849</text:p>
          </table:table-cell>
          <table:table-cell table:style-name="ce297"/>
          <table:table-cell ns41:value-type="string" table:style-name="ce268" office:value-type="string">
            <text:p>120</text:p>
          </table:table-cell>
          <table:table-cell ns41:value-type="string" table:style-name="ce272" office:value-type="string">
            <text:p>32</text:p>
          </table:table-cell>
          <table:table-cell ns41:value-type="string" table:style-name="ce272" office:value-type="string">
            <text:p>44</text:p>
          </table:table-cell>
          <table:table-cell ns41:value-type="string" table:style-name="ce272" office:value-type="string">
            <text:p>11</text:p>
          </table:table-cell>
          <table:table-cell ns41:value-type="string" table:style-name="ce272" office:value-type="string">
            <text:p>29</text:p>
          </table:table-cell>
          <table:table-cell ns41:value-type="string" table:style-name="ce272" office:value-type="string">
            <text:p>12</text:p>
          </table:table-cell>
          <table:table-cell ns41:value-type="string" table:style-name="ce272" table:number-columns-repeated="2" office:value-type="string">
            <text:p>5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13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6</text:p>
          </table:table-cell>
          <table:table-cell table:style-name="ce272"/>
          <table:table-cell ns41:value-type="string" table:style-name="ce272" office:value-type="string">
            <text:p>3</text:p>
          </table:table-cell>
          <table:table-cell ns41:value-type="string" table:style-name="ce272" table:number-columns-repeated="2" office:value-type="string">
            <text:p>2</text:p>
          </table:table-cell>
          <table:table-cell table:style-name="ce272" table:number-columns-repeated="3"/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14</text:p>
          </table:table-cell>
          <table:table-cell ns41:value-type="string" table:style-name="ce272" office:value-type="string">
            <text:p>228</text:p>
          </table:table-cell>
          <table:table-cell ns41:value-type="string" table:style-name="ce278" office:value-type="string">
            <text:p>7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1</text:p>
          </table:table-cell>
          <table:table-cell ns41:value-type="string" table:style-name="ce295" office:value-type="string">
            <text:p>1848</text:p>
          </table:table-cell>
          <table:table-cell table:style-name="ce297"/>
          <table:table-cell ns41:value-type="string" table:style-name="ce268" office:value-type="string">
            <text:p>137</text:p>
          </table:table-cell>
          <table:table-cell ns41:value-type="string" table:style-name="ce272" office:value-type="string">
            <text:p>51</text:p>
          </table:table-cell>
          <table:table-cell ns41:value-type="string" table:style-name="ce272" office:value-type="string">
            <text:p>57</text:p>
          </table:table-cell>
          <table:table-cell ns41:value-type="string" table:style-name="ce272" office:value-type="string">
            <text:p>10</text:p>
          </table:table-cell>
          <table:table-cell ns41:value-type="string" table:style-name="ce272" office:value-type="string">
            <text:p>42</text:p>
          </table:table-cell>
          <table:table-cell ns41:value-type="string" table:style-name="ce272" office:value-type="string">
            <text:p>34</text:p>
          </table:table-cell>
          <table:table-cell ns41:value-type="string" table:style-name="ce272" office:value-type="string">
            <text:p>12</text:p>
          </table:table-cell>
          <table:table-cell ns41:value-type="string" table:style-name="ce272" office:value-type="string">
            <text:p>9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28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7</text:p>
          </table:table-cell>
          <table:table-cell ns41:value-type="string" table:style-name="ce272" office:value-type="string">
            <text:p>21</text:p>
          </table:table-cell>
          <table:table-cell ns41:value-type="string" table:style-name="ce272" office:value-type="string">
            <text:p>305</text:p>
          </table:table-cell>
          <table:table-cell ns41:value-type="string" table:style-name="ce278" office:value-type="string">
            <text:p>13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2</text:p>
          </table:table-cell>
          <table:table-cell ns41:value-type="string" table:style-name="ce295" office:value-type="string">
            <text:p>1847</text:p>
          </table:table-cell>
          <table:table-cell table:style-name="ce297"/>
          <table:table-cell ns41:value-type="string" table:style-name="ce268" office:value-type="string">
            <text:p>164</text:p>
          </table:table-cell>
          <table:table-cell ns41:value-type="string" table:style-name="ce272" office:value-type="string">
            <text:p>66</text:p>
          </table:table-cell>
          <table:table-cell ns41:value-type="string" table:style-name="ce272" office:value-type="string">
            <text:p>75</text:p>
          </table:table-cell>
          <table:table-cell ns41:value-type="string" table:style-name="ce272" office:value-type="string">
            <text:p>11</text:p>
          </table:table-cell>
          <table:table-cell ns41:value-type="string" table:style-name="ce272" office:value-type="string">
            <text:p>75</text:p>
          </table:table-cell>
          <table:table-cell ns41:value-type="string" table:style-name="ce272" office:value-type="string">
            <text:p>20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2" table:number-columns-repeated="2" office:value-type="string">
            <text:p>2</text:p>
          </table:table-cell>
          <table:table-cell ns41:value-type="string" table:style-name="ce272" office:value-type="string">
            <text:p>33</text:p>
          </table:table-cell>
          <table:table-cell ns41:value-type="string" table:style-name="ce272" office:value-type="string">
            <text:p>16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5</text:p>
          </table:table-cell>
          <table:table-cell table:style-name="ce272" table:number-columns-repeated="3"/>
          <table:table-cell ns41:value-type="string" table:style-name="ce272" office:value-type="string">
            <text:p>15</text:p>
          </table:table-cell>
          <table:table-cell ns41:value-type="string" table:style-name="ce272" office:value-type="string">
            <text:p>35</text:p>
          </table:table-cell>
          <table:table-cell ns41:value-type="string" table:style-name="ce272" office:value-type="string">
            <text:p>391</text:p>
          </table:table-cell>
          <table:table-cell ns41:value-type="string" table:style-name="ce278" office:value-type="string">
            <text:p>16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3</text:p>
          </table:table-cell>
          <table:table-cell ns41:value-type="string" table:style-name="ce295" office:value-type="string">
            <text:p>1846</text:p>
          </table:table-cell>
          <table:table-cell table:style-name="ce297"/>
          <table:table-cell ns41:value-type="string" table:style-name="ce268" office:value-type="string">
            <text:p>136</text:p>
          </table:table-cell>
          <table:table-cell ns41:value-type="string" table:style-name="ce272" office:value-type="string">
            <text:p>72</text:p>
          </table:table-cell>
          <table:table-cell ns41:value-type="string" table:style-name="ce272" office:value-type="string">
            <text:p>83</text:p>
          </table:table-cell>
          <table:table-cell ns41:value-type="string" table:style-name="ce272" office:value-type="string">
            <text:p>15</text:p>
          </table:table-cell>
          <table:table-cell ns41:value-type="string" table:style-name="ce272" office:value-type="string">
            <text:p>75</text:p>
          </table:table-cell>
          <table:table-cell ns41:value-type="string" table:style-name="ce272" office:value-type="string">
            <text:p>22</text:p>
          </table:table-cell>
          <table:table-cell ns41:value-type="string" table:style-name="ce272" table:number-columns-repeated="2" office:value-type="string">
            <text:p>12</text:p>
          </table:table-cell>
          <table:table-cell ns41:value-type="string" table:style-name="ce272" table:number-columns-repeated="2" office:value-type="string">
            <text:p>1</text:p>
          </table:table-cell>
          <table:table-cell ns41:value-type="string" table:style-name="ce272" office:value-type="string">
            <text:p>32</text:p>
          </table:table-cell>
          <table:table-cell ns41:value-type="string" table:style-name="ce272" office:value-type="string">
            <text:p>27</text:p>
          </table:table-cell>
          <table:table-cell ns41:value-type="string" table:style-name="ce272" office:value-type="string">
            <text:p>11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7</text:p>
          </table:table-cell>
          <table:table-cell table:style-name="ce272"/>
          <table:table-cell ns41:value-type="string" table:style-name="ce272" table:number-columns-repeated="2" office:value-type="string">
            <text:p>2</text:p>
          </table:table-cell>
          <table:table-cell ns41:value-type="string" table:style-name="ce272" office:value-type="string">
            <text:p>13</text:p>
          </table:table-cell>
          <table:table-cell ns41:value-type="string" table:style-name="ce272" office:value-type="string">
            <text:p>43</text:p>
          </table:table-cell>
          <table:table-cell ns41:value-type="string" table:style-name="ce272" office:value-type="string">
            <text:p>381</text:p>
          </table:table-cell>
          <table:table-cell ns41:value-type="string" table:style-name="ce278" office:value-type="string">
            <text:p>20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4</text:p>
          </table:table-cell>
          <table:table-cell ns41:value-type="string" table:style-name="ce295" office:value-type="string">
            <text:p>1845</text:p>
          </table:table-cell>
          <table:table-cell table:style-name="ce297"/>
          <table:table-cell ns41:value-type="string" table:style-name="ce268" office:value-type="string">
            <text:p>94</text:p>
          </table:table-cell>
          <table:table-cell ns41:value-type="string" table:style-name="ce272" office:value-type="string">
            <text:p>68</text:p>
          </table:table-cell>
          <table:table-cell ns41:value-type="string" table:style-name="ce272" office:value-type="string">
            <text:p>92</text:p>
          </table:table-cell>
          <table:table-cell ns41:value-type="string" table:style-name="ce272" office:value-type="string">
            <text:p>24</text:p>
          </table:table-cell>
          <table:table-cell ns41:value-type="string" table:style-name="ce272" office:value-type="string">
            <text:p>85</text:p>
          </table:table-cell>
          <table:table-cell ns41:value-type="string" table:style-name="ce272" office:value-type="string">
            <text:p>33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2" office:value-type="string">
            <text:p>8</text:p>
          </table:table-cell>
          <table:table-cell table:style-name="ce272" table:number-columns-repeated="2"/>
          <table:table-cell ns41:value-type="string" table:style-name="ce272" office:value-type="string">
            <text:p>34</text:p>
          </table:table-cell>
          <table:table-cell ns41:value-type="string" table:style-name="ce272" office:value-type="string">
            <text:p>20</text:p>
          </table:table-cell>
          <table:table-cell ns41:value-type="string" table:style-name="ce272" office:value-type="string">
            <text:p>18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table:number-columns-repeated="2" office:value-type="string">
            <text:p>8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6</text:p>
          </table:table-cell>
          <table:table-cell ns41:value-type="string" table:style-name="ce272" office:value-type="string">
            <text:p>79</text:p>
          </table:table-cell>
          <table:table-cell ns41:value-type="string" table:style-name="ce272" office:value-type="string">
            <text:p>366</text:p>
          </table:table-cell>
          <table:table-cell ns41:value-type="string" table:style-name="ce278" office:value-type="string">
            <text:p>24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5</text:p>
          </table:table-cell>
          <table:table-cell ns41:value-type="string" table:style-name="ce295" office:value-type="string">
            <text:p>1844</text:p>
          </table:table-cell>
          <table:table-cell table:style-name="ce297"/>
          <table:table-cell ns41:value-type="string" table:style-name="ce268" office:value-type="string">
            <text:p>66</text:p>
          </table:table-cell>
          <table:table-cell ns41:value-type="string" table:style-name="ce272" office:value-type="string">
            <text:p>88</text:p>
          </table:table-cell>
          <table:table-cell ns41:value-type="string" table:style-name="ce272" office:value-type="string">
            <text:p>75</text:p>
          </table:table-cell>
          <table:table-cell ns41:value-type="string" table:style-name="ce272" office:value-type="string">
            <text:p>31</text:p>
          </table:table-cell>
          <table:table-cell ns41:value-type="string" table:style-name="ce272" office:value-type="string">
            <text:p>72</text:p>
          </table:table-cell>
          <table:table-cell ns41:value-type="string" table:style-name="ce272" office:value-type="string">
            <text:p>23</text:p>
          </table:table-cell>
          <table:table-cell ns41:value-type="string" table:style-name="ce272" table:number-columns-repeated="2" office:value-type="string">
            <text:p>9</text:p>
          </table:table-cell>
          <table:table-cell ns41:value-type="string" table:style-name="ce272" office:value-type="string">
            <text:p>4</text:p>
          </table:table-cell>
          <table:table-cell table:style-name="ce272"/>
          <table:table-cell ns41:value-type="string" table:style-name="ce272" office:value-type="string">
            <text:p>31</text:p>
          </table:table-cell>
          <table:table-cell ns41:value-type="string" table:style-name="ce272" office:value-type="string">
            <text:p>27</text:p>
          </table:table-cell>
          <table:table-cell ns41:value-type="string" table:style-name="ce272" office:value-type="string">
            <text:p>9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3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2" office:value-type="string">
            <text:p>14</text:p>
          </table:table-cell>
          <table:table-cell ns41:value-type="string" table:style-name="ce272" office:value-type="string">
            <text:p>50</text:p>
          </table:table-cell>
          <table:table-cell ns41:value-type="string" table:style-name="ce272" office:value-type="string">
            <text:p>301</text:p>
          </table:table-cell>
          <table:table-cell ns41:value-type="string" table:style-name="ce278" office:value-type="string">
            <text:p>24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6</text:p>
          </table:table-cell>
          <table:table-cell ns41:value-type="string" table:style-name="ce295" office:value-type="string">
            <text:p>1843</text:p>
          </table:table-cell>
          <table:table-cell table:style-name="ce297"/>
          <table:table-cell ns41:value-type="string" table:style-name="ce268" office:value-type="string">
            <text:p>54</text:p>
          </table:table-cell>
          <table:table-cell ns41:value-type="string" table:style-name="ce272" table:number-columns-repeated="2" office:value-type="string">
            <text:p>50</text:p>
          </table:table-cell>
          <table:table-cell ns41:value-type="string" table:style-name="ce272" office:value-type="string">
            <text:p>48</text:p>
          </table:table-cell>
          <table:table-cell ns41:value-type="string" table:style-name="ce272" office:value-type="string">
            <text:p>35</text:p>
          </table:table-cell>
          <table:table-cell ns41:value-type="string" table:style-name="ce272" office:value-type="string">
            <text:p>32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20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26</text:p>
          </table:table-cell>
          <table:table-cell ns41:value-type="string" table:style-name="ce272" office:value-type="string">
            <text:p>23</text:p>
          </table:table-cell>
          <table:table-cell ns41:value-type="string" table:style-name="ce272" office:value-type="string">
            <text:p>14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14</text:p>
          </table:table-cell>
          <table:table-cell ns41:value-type="string" table:style-name="ce272" office:value-type="string">
            <text:p>12</text:p>
          </table:table-cell>
          <table:table-cell ns41:value-type="string" table:style-name="ce272" office:value-type="string">
            <text:p>8</text:p>
          </table:table-cell>
          <table:table-cell table:style-name="ce272"/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33</text:p>
          </table:table-cell>
          <table:table-cell ns41:value-type="string" table:style-name="ce272" office:value-type="string">
            <text:p>216</text:p>
          </table:table-cell>
          <table:table-cell ns41:value-type="string" table:style-name="ce278" office:value-type="string">
            <text:p>22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7</text:p>
          </table:table-cell>
          <table:table-cell ns41:value-type="string" table:style-name="ce295" office:value-type="string">
            <text:p>1842</text:p>
          </table:table-cell>
          <table:table-cell table:style-name="ce297"/>
          <table:table-cell ns41:value-type="string" table:style-name="ce268" office:value-type="string">
            <text:p>22</text:p>
          </table:table-cell>
          <table:table-cell ns41:value-type="string" table:style-name="ce272" office:value-type="string">
            <text:p>36</text:p>
          </table:table-cell>
          <table:table-cell ns41:value-type="string" table:style-name="ce272" office:value-type="string">
            <text:p>17</text:p>
          </table:table-cell>
          <table:table-cell ns41:value-type="string" table:style-name="ce272" office:value-type="string">
            <text:p>25</text:p>
          </table:table-cell>
          <table:table-cell ns41:value-type="string" table:style-name="ce272" office:value-type="string">
            <text:p>18</text:p>
          </table:table-cell>
          <table:table-cell ns41:value-type="string" table:style-name="ce272" office:value-type="string">
            <text:p>13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4</text:p>
          </table:table-cell>
          <table:table-cell table:style-name="ce272" table:number-columns-repeated="2"/>
          <table:table-cell ns41:value-type="string" table:style-name="ce272" office:value-type="string">
            <text:p>18</text:p>
          </table:table-cell>
          <table:table-cell ns41:value-type="string" table:style-name="ce272" office:value-type="string">
            <text:p>31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1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table:number-columns-repeated="2" office:value-type="string">
            <text:p>3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11</text:p>
          </table:table-cell>
          <table:table-cell ns41:value-type="string" table:style-name="ce272" office:value-type="string">
            <text:p>104</text:p>
          </table:table-cell>
          <table:table-cell ns41:value-type="string" table:style-name="ce278" office:value-type="string">
            <text:p>13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8</text:p>
          </table:table-cell>
          <table:table-cell ns41:value-type="string" table:style-name="ce295" office:value-type="string">
            <text:p>1841</text:p>
          </table:table-cell>
          <table:table-cell table:style-name="ce297"/>
          <table:table-cell ns41:value-type="string" table:style-name="ce268" office:value-type="string">
            <text:p>9</text:p>
          </table:table-cell>
          <table:table-cell ns41:value-type="string" table:style-name="ce272" office:value-type="string">
            <text:p>23</text:p>
          </table:table-cell>
          <table:table-cell ns41:value-type="string" table:style-name="ce272" office:value-type="string">
            <text:p>12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office:value-type="string">
            <text:p>4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4</text:p>
          </table:table-cell>
          <table:table-cell table:style-name="ce272" table:number-columns-repeated="2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2</text:p>
          </table:table-cell>
          <table:table-cell table:style-name="ce272"/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table:number-columns-repeated="2" office:value-type="string">
            <text:p>1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table:number-columns-repeated="2" office:value-type="string">
            <text:p>1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2" office:value-type="string">
            <text:p>40</text:p>
          </table:table-cell>
          <table:table-cell ns41:value-type="string" table:style-name="ce278" office:value-type="string">
            <text:p>5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19</text:p>
          </table:table-cell>
          <table:table-cell ns41:value-type="string" table:style-name="ce295" office:value-type="string">
            <text:p>1840</text:p>
          </table:table-cell>
          <table:table-cell table:style-name="ce297"/>
          <table:table-cell ns41:value-type="string" table:style-name="ce268" office:value-type="string">
            <text:p>4</text:p>
          </table:table-cell>
          <table:table-cell ns41:value-type="string" table:style-name="ce272" office:value-type="string">
            <text:p>10</text:p>
          </table:table-cell>
          <table:table-cell ns41:value-type="string" table:style-name="ce272" office:value-type="string">
            <text:p>3</text:p>
          </table:table-cell>
          <table:table-cell table:style-name="ce272"/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table:number-columns-repeated="2" office:value-type="string">
            <text:p>1</text:p>
          </table:table-cell>
          <table:table-cell table:style-name="ce272" table:number-columns-repeated="2"/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5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table:number-columns-repeated="2" office:value-type="string">
            <text:p>3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2"/>
          <table:table-cell ns41:value-type="string" table:style-name="ce272" office:value-type="string">
            <text:p>6</text:p>
          </table:table-cell>
          <table:table-cell ns41:value-type="string" table:style-name="ce272" office:value-type="string">
            <text:p>21</text:p>
          </table:table-cell>
          <table:table-cell ns41:value-type="string" table:style-name="ce278" office:value-type="string">
            <text:p>3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20</text:p>
          </table:table-cell>
          <table:table-cell ns41:value-type="string" table:style-name="ce295" office:value-type="string">
            <text:p>1839</text:p>
          </table:table-cell>
          <table:table-cell table:style-name="ce297"/>
          <table:table-cell ns41:value-type="string" table:style-name="ce268" office:value-type="string">
            <text:p>2</text:p>
          </table:table-cell>
          <table:table-cell ns41:value-type="string" table:style-name="ce272" office:value-type="string">
            <text:p>8</text:p>
          </table:table-cell>
          <table:table-cell ns41:value-type="string" table:style-name="ce272" table:number-columns-repeated="2" office:value-type="string">
            <text:p>2</text:p>
          </table:table-cell>
          <table:table-cell ns41:value-type="string" table:style-name="ce272" office:value-type="string">
            <text:p>3</text:p>
          </table:table-cell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2</text:p>
          </table:table-cell>
          <table:table-cell table:style-name="ce272" table:number-columns-repeated="3"/>
          <table:table-cell ns41:value-type="string" table:style-name="ce272" office:value-type="string">
            <text:p>2</text:p>
          </table:table-cell>
          <table:table-cell table:style-name="ce272" table:number-columns-repeated="3"/>
          <table:table-cell ns41:value-type="string" table:style-name="ce272" office:value-type="string">
            <text:p>1</text:p>
          </table:table-cell>
          <table:table-cell table:style-name="ce272" table:number-columns-repeated="5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7</text:p>
          </table:table-cell>
          <table:table-cell ns41:value-type="string" table:style-name="ce278" office:value-type="string">
            <text:p>1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21</text:p>
          </table:table-cell>
          <table:table-cell ns41:value-type="string" table:style-name="ce295" office:value-type="string">
            <text:p>1838</text:p>
          </table:table-cell>
          <table:table-cell table:style-name="ce297"/>
          <table:table-cell ns41:value-type="string" table:style-name="ce268" office:value-type="string">
            <text:p>2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2" table:number-columns-repeated="2" office:value-type="string">
            <text:p>1</text:p>
          </table:table-cell>
          <table:table-cell table:style-name="ce272"/>
          <table:table-cell ns41:value-type="string" table:style-name="ce272" office:value-type="string">
            <text:p>4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2"/>
          <table:table-cell ns41:value-type="string" table:style-name="ce272" office:value-type="string">
            <text:p>2</text:p>
          </table:table-cell>
          <table:table-cell table:style-name="ce272" table:number-columns-repeated="4"/>
          <table:table-cell ns41:value-type="string" table:style-name="ce272" office:value-type="string">
            <text:p>1</text:p>
          </table:table-cell>
          <table:table-cell table:style-name="ce272" table:number-columns-repeated="2"/>
          <table:table-cell ns41:value-type="string" table:style-name="ce272" office:value-type="string">
            <text:p>1</text:p>
          </table:table-cell>
          <table:table-cell table:style-name="ce272" table:number-columns-repeated="2"/>
          <table:table-cell ns41:value-type="string" table:style-name="ce272" office:value-type="string">
            <text:p>2</text:p>
          </table:table-cell>
          <table:table-cell ns41:value-type="string" table:style-name="ce272" office:value-type="string">
            <text:p>6</text:p>
          </table:table-cell>
          <table:table-cell ns41:value-type="string" table:style-name="ce278" office:value-type="string">
            <text:p>1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22</text:p>
          </table:table-cell>
          <table:table-cell ns41:value-type="string" table:style-name="ce295" office:value-type="string">
            <text:p>1837</text:p>
          </table:table-cell>
          <table:table-cell table:style-name="ce297"/>
          <table:table-cell table:style-name="ce268"/>
          <table:table-cell ns41:value-type="string" table:style-name="ce272" office:value-type="string">
            <text:p>3</text:p>
          </table:table-cell>
          <table:table-cell table:style-name="ce272"/>
          <table:table-cell ns41:value-type="string" table:style-name="ce272" table:number-columns-repeated="2" office:value-type="string">
            <text:p>1</text:p>
          </table:table-cell>
          <table:table-cell table:style-name="ce272"/>
          <table:table-cell ns41:value-type="string" table:style-name="ce272" office:value-type="string">
            <text:p>1</text:p>
          </table:table-cell>
          <table:table-cell table:style-name="ce272" table:number-columns-repeated="6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2" office:value-type="string">
            <text:p>2</text:p>
          </table:table-cell>
          <table:table-cell table:style-name="ce272" table:number-columns-repeated="5"/>
          <table:table-cell ns41:value-type="string" table:style-name="ce272" office:value-type="string">
            <text:p>1</text:p>
          </table:table-cell>
          <table:table-cell ns41:value-type="string" table:style-name="ce272" office:value-type="string">
            <text:p>2</text:p>
          </table:table-cell>
          <table:table-cell ns41:value-type="string" table:style-name="ce278" office:value-type="string">
            <text:p>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23</text:p>
          </table:table-cell>
          <table:table-cell ns41:value-type="string" table:style-name="ce295" office:value-type="string">
            <text:p>1836</text:p>
          </table:table-cell>
          <table:table-cell table:style-name="ce297"/>
          <table:table-cell table:style-name="ce268"/>
          <table:table-cell ns41:value-type="string" table:style-name="ce272" office:value-type="string">
            <text:p>6</text:p>
          </table:table-cell>
          <table:table-cell table:style-name="ce272" table:number-columns-repeated="21"/>
          <table:table-cell ns41:value-type="string" table:style-name="ce278" office:value-type="string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24</text:p>
          </table:table-cell>
          <table:table-cell ns41:value-type="string" table:style-name="ce295" office:value-type="string">
            <text:p>1835</text:p>
          </table:table-cell>
          <table:table-cell table:style-name="ce297"/>
          <table:table-cell table:style-name="ce268"/>
          <table:table-cell ns41:value-type="string" table:style-name="ce272" office:value-type="string">
            <text:p>1</text:p>
          </table:table-cell>
          <table:table-cell table:style-name="ce272" table:number-columns-repeated="3"/>
          <table:table-cell ns41:value-type="string" table:style-name="ce272" office:value-type="string">
            <text:p>1</text:p>
          </table:table-cell>
          <table:table-cell table:style-name="ce272" table:number-columns-repeated="17"/>
          <table:table-cell ns41:value-type="string" table:style-name="ce278" office:value-type="string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25</text:p>
          </table:table-cell>
          <table:table-cell ns41:value-type="string" table:style-name="ce295" office:value-type="string">
            <text:p>1834</text:p>
          </table:table-cell>
          <table:table-cell table:style-name="ce297"/>
          <table:table-cell table:style-name="ce268"/>
          <table:table-cell ns41:value-type="string" table:style-name="ce272" office:value-type="string">
            <text:p>4</text:p>
          </table:table-cell>
          <table:table-cell table:style-name="ce272" table:number-columns-repeated="21"/>
          <table:table-cell ns41:value-type="string" table:style-name="ce278" office:value-type="string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26</text:p>
          </table:table-cell>
          <table:table-cell ns41:value-type="string" table:style-name="ce295" office:value-type="string">
            <text:p>1833</text:p>
          </table:table-cell>
          <table:table-cell table:style-name="ce297"/>
          <table:table-cell table:style-name="ce268"/>
          <table:table-cell ns41:value-type="string" table:style-name="ce272" office:value-type="string">
            <text:p>5</text:p>
          </table:table-cell>
          <table:table-cell table:style-name="ce272" table:number-columns-repeated="19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8" office:value-type="string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27</text:p>
          </table:table-cell>
          <table:table-cell ns41:value-type="string" table:style-name="ce295" office:value-type="string">
            <text:p>1832</text:p>
          </table:table-cell>
          <table:table-cell table:style-name="ce297"/>
          <table:table-cell table:style-name="ce268"/>
          <table:table-cell ns41:value-type="string" table:style-name="ce272" office:value-type="string">
            <text:p>1</text:p>
          </table:table-cell>
          <table:table-cell table:style-name="ce272" table:number-columns-repeated="19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8" office:value-type="string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28</text:p>
          </table:table-cell>
          <table:table-cell ns41:value-type="string" table:style-name="ce295" office:value-type="string">
            <text:p>1831</text:p>
          </table:table-cell>
          <table:table-cell table:style-name="ce297"/>
          <table:table-cell table:style-name="ce268"/>
          <table:table-cell table:style-name="ce272" table:number-columns-repeated="20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8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30</text:p>
          </table:table-cell>
          <table:table-cell ns41:value-type="string" table:style-name="ce295" office:value-type="string">
            <text:p>1829</text:p>
          </table:table-cell>
          <table:table-cell table:style-name="ce297"/>
          <table:table-cell table:style-name="ce268"/>
          <table:table-cell ns41:value-type="string" table:style-name="ce272" office:value-type="string">
            <text:p>1</text:p>
          </table:table-cell>
          <table:table-cell table:style-name="ce272" table:number-columns-repeated="19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8" office:value-type="string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31</text:p>
          </table:table-cell>
          <table:table-cell ns41:value-type="string" table:style-name="ce295" office:value-type="string">
            <text:p>1828</text:p>
          </table:table-cell>
          <table:table-cell table:style-name="ce297"/>
          <table:table-cell table:style-name="ce268"/>
          <table:table-cell table:style-name="ce272" table:number-columns-repeated="20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8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33</text:p>
          </table:table-cell>
          <table:table-cell ns41:value-type="string" table:style-name="ce295" office:value-type="string">
            <text:p>1826</text:p>
          </table:table-cell>
          <table:table-cell table:style-name="ce297"/>
          <table:table-cell ns41:value-type="string" table:style-name="ce268" office:value-type="string">
            <text:p>1</text:p>
          </table:table-cell>
          <table:table-cell ns41:value-type="string" table:style-name="ce272" office:value-type="string">
            <text:p>2</text:p>
          </table:table-cell>
          <table:table-cell table:style-name="ce272" table:number-columns-repeated="20"/>
          <table:table-cell ns41:value-type="string" table:style-name="ce272" office:value-type="string">
            <text:p>1</text:p>
          </table:table-cell>
          <table:table-cell ns41:value-type="string" table:style-name="ce278" office:value-type="string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35</text:p>
          </table:table-cell>
          <table:table-cell ns41:value-type="string" table:style-name="ce295" office:value-type="string">
            <text:p>1824</text:p>
          </table:table-cell>
          <table:table-cell table:style-name="ce297"/>
          <table:table-cell table:style-name="ce268"/>
          <table:table-cell table:style-name="ce272" table:number-columns-repeated="20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8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37</text:p>
          </table:table-cell>
          <table:table-cell ns41:value-type="string" table:style-name="ce295" office:value-type="string">
            <text:p>1822</text:p>
          </table:table-cell>
          <table:table-cell table:style-name="ce297"/>
          <table:table-cell table:style-name="ce268"/>
          <table:table-cell table:style-name="ce272" table:number-columns-repeated="20"/>
          <table:table-cell ns41:value-type="string" table:style-name="ce272" office:value-type="string">
            <text:p>2</text:p>
          </table:table-cell>
          <table:table-cell table:style-name="ce272"/>
          <table:table-cell ns41:value-type="string" table:style-name="ce278" office:value-type="string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39</text:p>
          </table:table-cell>
          <table:table-cell ns41:value-type="string" table:style-name="ce295" office:value-type="string">
            <text:p>1820</text:p>
          </table:table-cell>
          <table:table-cell table:style-name="ce297"/>
          <table:table-cell table:style-name="ce268"/>
          <table:table-cell table:style-name="ce272" table:number-columns-repeated="20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8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40</text:p>
          </table:table-cell>
          <table:table-cell ns41:value-type="string" table:style-name="ce295" office:value-type="string">
            <text:p>1819</text:p>
          </table:table-cell>
          <table:table-cell table:style-name="ce297"/>
          <table:table-cell table:style-name="ce268"/>
          <table:table-cell table:style-name="ce272" table:number-columns-repeated="20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8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1">
          <table:table-cell ns41:value-type="string" table:style-name="ce373" office:value-type="string">
            <text:p>42</text:p>
          </table:table-cell>
          <table:table-cell ns41:value-type="string" table:style-name="ce295" office:value-type="string">
            <text:p>1817</text:p>
          </table:table-cell>
          <table:table-cell table:style-name="ce297"/>
          <table:table-cell table:style-name="ce268"/>
          <table:table-cell table:style-name="ce272" table:number-columns-repeated="20"/>
          <table:table-cell ns41:value-type="string" table:style-name="ce272" office:value-type="string">
            <text:p>1</text:p>
          </table:table-cell>
          <table:table-cell table:style-name="ce272"/>
          <table:table-cell ns41:value-type="string" table:style-name="ce278" office:value-type="string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7</text:p>
          </table:table-cell>
          <table:table-cell ns41:value-type="float" table:style-name="ce49" office:value="82" office:value-type="float">
            <text:p>82</text:p>
          </table:table-cell>
          <table:table-cell ns41:value-type="string" table:style-name="ce54" office:value-type="string">
            <text:p>38_0043</text:p>
          </table:table-cell>
          <table:table-cell table:number-columns-repeated="993"/>
        </table:table-row>
        <table:table-row table:style-name="ro2">
          <table:table-cell table:style-name="ce86"/>
          <table:table-cell ns41:value-type="string" table:style-name="ce296" office:value-type="string">
            <text:p>TOTAAL</text:p>
          </table:table-cell>
          <table:table-cell table:style-name="ce297"/>
          <table:table-cell ns41:value-type="string" table:style-name="ce269" office:value-type="string">
            <text:p>945</text:p>
          </table:table-cell>
          <table:table-cell ns41:value-type="string" table:style-name="ce273" office:value-type="string">
            <text:p>580</text:p>
          </table:table-cell>
          <table:table-cell ns41:value-type="string" table:style-name="ce273" office:value-type="string">
            <text:p>548</text:p>
          </table:table-cell>
          <table:table-cell ns41:value-type="string" table:style-name="ce273" office:value-type="string">
            <text:p>207</text:p>
          </table:table-cell>
          <table:table-cell ns41:value-type="string" table:style-name="ce273" office:value-type="string">
            <text:p>474</text:p>
          </table:table-cell>
          <table:table-cell ns41:value-type="string" table:style-name="ce273" office:value-type="string">
            <text:p>240</text:p>
          </table:table-cell>
          <table:table-cell ns41:value-type="string" table:style-name="ce273" office:value-type="string">
            <text:p>73</text:p>
          </table:table-cell>
          <table:table-cell ns41:value-type="string" table:style-name="ce273" office:value-type="string">
            <text:p>98</text:p>
          </table:table-cell>
          <table:table-cell ns41:value-type="string" table:style-name="ce273" office:value-type="string">
            <text:p>12</text:p>
          </table:table-cell>
          <table:table-cell ns41:value-type="string" table:style-name="ce273" office:value-type="string">
            <text:p>8</text:p>
          </table:table-cell>
          <table:table-cell ns41:value-type="string" table:style-name="ce273" office:value-type="string">
            <text:p>226</text:p>
          </table:table-cell>
          <table:table-cell ns41:value-type="string" table:style-name="ce273" office:value-type="string">
            <text:p>175</text:p>
          </table:table-cell>
          <table:table-cell ns41:value-type="string" table:style-name="ce273" office:value-type="string">
            <text:p>81</text:p>
          </table:table-cell>
          <table:table-cell ns41:value-type="string" table:style-name="ce273" office:value-type="string">
            <text:p>28</text:p>
          </table:table-cell>
          <table:table-cell ns41:value-type="string" table:style-name="ce273" office:value-type="string">
            <text:p>75</text:p>
          </table:table-cell>
          <table:table-cell ns41:value-type="string" table:style-name="ce273" office:value-type="string">
            <text:p>72</text:p>
          </table:table-cell>
          <table:table-cell ns41:value-type="string" table:style-name="ce273" office:value-type="string">
            <text:p>37</text:p>
          </table:table-cell>
          <table:table-cell ns41:value-type="string" table:style-name="ce273" office:value-type="string">
            <text:p>6</text:p>
          </table:table-cell>
          <table:table-cell ns41:value-type="string" table:style-name="ce273" table:number-columns-repeated="2" office:value-type="string">
            <text:p>24</text:p>
          </table:table-cell>
          <table:table-cell ns41:value-type="string" table:style-name="ce273" office:value-type="string">
            <text:p>101</text:p>
          </table:table-cell>
          <table:table-cell ns41:value-type="string" table:style-name="ce273" office:value-type="string">
            <text:p>342</text:p>
          </table:table-cell>
          <table:table-cell ns41:value-type="string" table:style-name="ce273" office:value-type="string">
            <text:p>2596</text:p>
          </table:table-cell>
          <table:table-cell ns41:value-type="string" table:style-name="ce279" office:value-type="string">
            <text:p>1780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37</text:p>
          </table:table-cell>
          <table:table-cell ns41:value-type="float" table:style-name="ce50" office:value="82" office:value-type="float">
            <text:p>82</text:p>
          </table:table-cell>
          <table:table-cell ns41:value-type="string" table:style-name="ce55" office:value-type="string">
            <text:p>38_0043</text:p>
          </table:table-cell>
          <table:table-cell table:number-columns-repeated="99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39" table:name="Tabel 38">
        <table:table-column table:style-name="co34" table:default-cell-style-name="ce11" table:number-columns-repeated="2"/>
        <table:table-column table:style-name="co5" table:default-cell-style-name="ce11"/>
        <table:table-column table:style-name="co63" table:default-cell-style-name="ce11" table:number-columns-repeated="20"/>
        <table:table-column table:style-name="co1" table:default-cell-style-name="Default" table:number-columns-repeated="1001"/>
        <table:table-row table:style-name="ro1">
          <table:table-cell ns41:value-type="string" table:number-rows-spanned="1" table:style-name="ce1" table:number-columns-spanned="23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4"/>
          <table:covered-table-cell table:style-name="ce9" table:number-columns-repeated="8"/>
          <table:table-cell table:style-name="ce9" table:number-columns-repeated="4"/>
          <table:table-cell table:number-columns-repeated="997"/>
        </table:table-row>
        <table:table-row table:style-name="ro1">
          <table:table-cell table:number-rows-spanned="1" table:style-name="ce345" table:number-columns-spanned="23"/>
          <table:covered-table-cell table:style-name="ce8" table:number-columns-repeated="14"/>
          <table:covered-table-cell table:style-name="ce9" table:number-columns-repeated="8"/>
          <table:table-cell table:style-name="ce9" table:number-columns-repeated="4"/>
          <table:table-cell table:number-columns-repeated="997"/>
        </table:table-row>
        <table:table-row table:style-name="ro1">
          <table:table-cell ns41:value-type="string" table:number-rows-spanned="1" table:style-name="ce1" table:number-columns-spanned="23" office:value-type="string">
            <text:p>Indeeling naar den ouderdom der leerlingen van instellingen van verschillenden aard voor onderwijs en opvoeding</text:p>
          </table:table-cell>
          <table:covered-table-cell table:style-name="ce8" table:number-columns-repeated="14"/>
          <table:covered-table-cell table:style-name="ce9" table:number-columns-repeated="8"/>
          <table:table-cell table:style-name="ce9" table:number-columns-repeated="4"/>
          <table:table-cell table:number-columns-repeated="997"/>
        </table:table-row>
        <table:table-row table:style-name="ro2">
          <table:table-cell table:number-rows-spanned="1" table:style-name="ce345" table:number-columns-spanned="23"/>
          <table:covered-table-cell table:style-name="ce8" table:number-columns-repeated="14"/>
          <table:covered-table-cell table:style-name="ce9" table:number-columns-repeated="8"/>
          <table:table-cell table:style-name="ce9" table:number-columns-repeated="4"/>
          <table:table-cell table:number-columns-repeated="997"/>
        </table:table-row>
        <table:table-row table:style-name="ro7">
          <table:table-cell ns41:value-type="string" table:number-rows-spanned="4" table:style-name="ce293" table:number-columns-spanned="1" office:value-type="string">
            <text:p>Ouderdom</text:p>
          </table:table-cell>
          <table:table-cell ns41:value-type="string" table:number-rows-spanned="4" table:style-name="ce348" table:number-columns-spanned="1" office:value-type="string">
            <text:p>Geboorte- jaar</text:p>
          </table:table-cell>
          <table:table-cell table:number-rows-spanned="4" table:style-name="ce71" table:number-columns-spanned="1"/>
          <table:table-cell ns41:value-type="string" table:number-rows-spanned="1" table:style-name="ce307" table:number-columns-spanned="7" office:value-type="string">
            <text:p>Instellingen voor verpleging en onderwijs van blinden</text:p>
          </table:table-cell>
          <table:covered-table-cell table:style-name="ce311" table:number-columns-repeated="5"/>
          <table:covered-table-cell table:style-name="ce319"/>
          <table:table-cell ns41:value-type="string" table:number-rows-spanned="1" table:style-name="ce323" table:number-columns-spanned="6" office:value-type="string">
            <text:p>Instituten voor doofstommen</text:p>
          </table:table-cell>
          <table:covered-table-cell table:style-name="ce326" table:number-columns-repeated="4"/>
          <table:covered-table-cell table:style-name="ce331"/>
          <table:table-cell ns41:value-type="string" table:number-rows-spanned="1" table:style-name="ce332" table:number-columns-spanned="2" office:value-type="string">
            <text:p>'s-Gravenhage</text:p>
          </table:table-cell>
          <table:covered-table-cell table:style-name="ce311"/>
          <table:table-cell ns41:value-type="string" table:number-rows-spanned="4" table:style-name="ce334" table:number-columns-spanned="1" office:value-type="string">
            <text:p>Landhuishoudkundige school te Groningen</text:p>
          </table:table-cell>
          <table:table-cell ns41:value-type="string" table:number-rows-spanned="4" table:style-name="ce334" table:number-columns-spanned="1" office:value-type="string">
            <text:p>Veeartsenijschool te Utrecht</text:p>
          </table:table-cell>
          <table:table-cell ns41:value-type="string" table:number-rows-spanned="4" table:style-name="ce334" table:number-columns-spanned="1" office:value-type="string">
            <text:p>Instelling ter opleiding van behoeftige meisjes te Groningen</text:p>
          </table:table-cell>
          <table:table-cell ns41:value-type="string" table:number-rows-spanned="1" table:style-name="ce307" table:number-columns-spanned="2" office:value-type="string">
            <text:p>Amsterdam</text:p>
          </table:table-cell>
          <table:covered-table-cell table:style-name="ce319"/>
          <table:table-cell ns41:value-type="string" table:number-rows-spanned="4" table:style-name="ce40" table:number-columns-spanned="1" office:value-type="string">
            <text:p>Telling</text:p>
          </table:table-cell>
          <table:table-cell ns41:value-type="string" table:number-rows-spanned="4" table:style-name="ce46" table:number-columns-spanned="1" office:value-type="string">
            <text:p>Tabel</text:p>
          </table:table-cell>
          <table:table-cell ns41:value-type="string" table:number-rows-spanned="4" table:style-name="ce46" table:number-columns-spanned="1" office:value-type="string">
            <text:p>Pagina</text:p>
          </table:table-cell>
          <table:table-cell ns41:value-type="string" table:number-rows-spanned="4" table:style-name="ce51" table:number-columns-spanned="1" office:value-type="string">
            <text:p>Image nummer</text:p>
          </table:table-cell>
          <table:table-cell table:number-columns-repeated="997"/>
        </table:table-row>
        <table:table-row table:style-name="ro1">
          <table:covered-table-cell table:style-name="ce203"/>
          <table:covered-table-cell table:style-name="ce305"/>
          <table:covered-table-cell table:style-name="ce20"/>
          <table:table-cell ns41:value-type="string" table:number-rows-spanned="2" table:style-name="ce308" table:number-columns-spanned="1" office:value-type="string">
            <text:p>Grave</text:p>
          </table:table-cell>
          <table:table-cell ns41:value-type="string" table:number-rows-spanned="1" table:style-name="ce312" table:number-columns-spanned="4" office:value-type="string">
            <text:p>AMSTERDAM</text:p>
          </table:table-cell>
          <table:covered-table-cell table:style-name="ce315" table:number-columns-repeated="3"/>
          <table:table-cell ns41:value-type="string" table:number-rows-spanned="2" table:style-name="ce317" table:number-columns-spanned="2" office:value-type="string">
            <text:p>TOTAAL</text:p>
          </table:table-cell>
          <table:covered-table-cell table:style-name="ce320"/>
          <table:table-cell ns41:value-type="string" table:number-rows-spanned="2" table:style-name="ce324" table:number-columns-spanned="2" office:value-type="string">
            <text:p>ST. MICHIELS- GESTEL</text:p>
          </table:table-cell>
          <table:covered-table-cell table:style-name="ce327"/>
          <table:table-cell ns41:value-type="string" table:number-rows-spanned="2" table:style-name="ce328" table:number-columns-spanned="2" office:value-type="string">
            <text:p>GRONINGEN</text:p>
          </table:table-cell>
          <table:covered-table-cell table:style-name="ce329"/>
          <table:table-cell ns41:value-type="string" table:number-rows-spanned="2" table:style-name="ce317" table:number-columns-spanned="2" office:value-type="string">
            <text:p>TOTAAL</text:p>
          </table:table-cell>
          <table:covered-table-cell table:style-name="ce320"/>
          <table:table-cell ns41:value-type="string" table:number-rows-spanned="2" table:style-name="ce324" table:number-columns-spanned="2" office:value-type="string">
            <text:p>Geneeskundig gesticht voor minderjarige idioten</text:p>
          </table:table-cell>
          <table:covered-table-cell table:style-name="ce327"/>
          <table:covered-table-cell table:style-name="ce335" table:number-columns-repeated="3"/>
          <table:table-cell ns41:value-type="string" table:number-rows-spanned="3" table:style-name="ce337" table:number-columns-spanned="1" office:value-type="string">
            <text:p>Kweekschool voor de zeevaart</text:p>
          </table:table-cell>
          <table:table-cell ns41:value-type="string" table:number-rows-spanned="3" table:style-name="ce340" table:number-columns-spanned="1" office:value-type="string">
            <text:p>Matrozeninstituut (schip Dordrecht)</text:p>
          </table:table-cell>
          <table:covered-table-cell table:style-name="ce78"/>
          <table:covered-table-cell table:style-name="ce79" table:number-columns-repeated="2"/>
          <table:covered-table-cell table:style-name="ce148"/>
          <table:table-cell table:number-columns-repeated="997"/>
        </table:table-row>
        <table:table-row table:style-name="ro13">
          <table:covered-table-cell table:style-name="ce203"/>
          <table:covered-table-cell table:style-name="ce305"/>
          <table:covered-table-cell table:style-name="ce20"/>
          <table:covered-table-cell table:style-name="ce309"/>
          <table:table-cell ns41:value-type="string" table:number-rows-spanned="1" table:style-name="ce313" table:number-columns-spanned="2" office:value-type="string">
            <text:p>Instituut tot onderwijs van blinden</text:p>
          </table:table-cell>
          <table:covered-table-cell table:style-name="ce313"/>
          <table:table-cell ns41:value-type="string" table:number-rows-spanned="1" table:style-name="ce316" table:number-columns-spanned="2" office:value-type="string">
            <text:p>Gesticht voor volwassen blinden</text:p>
          </table:table-cell>
          <table:covered-table-cell table:style-name="ce313"/>
          <table:covered-table-cell table:style-name="ce318"/>
          <table:covered-table-cell table:style-name="ce321"/>
          <table:covered-table-cell table:style-name="ce325" table:number-columns-repeated="2"/>
          <table:covered-table-cell table:style-name="ce318"/>
          <table:covered-table-cell table:style-name="ce330"/>
          <table:covered-table-cell table:style-name="ce318"/>
          <table:covered-table-cell table:style-name="ce321"/>
          <table:covered-table-cell table:style-name="ce325" table:number-columns-repeated="2"/>
          <table:covered-table-cell table:style-name="ce335" table:number-columns-repeated="3"/>
          <table:covered-table-cell table:style-name="ce338"/>
          <table:covered-table-cell table:style-name="ce341"/>
          <table:covered-table-cell table:style-name="ce78"/>
          <table:covered-table-cell table:style-name="ce79" table:number-columns-repeated="2"/>
          <table:covered-table-cell table:style-name="ce148"/>
          <table:table-cell table:number-columns-repeated="997"/>
        </table:table-row>
        <table:table-row table:style-name="ro2">
          <table:covered-table-cell table:style-name="ce303"/>
          <table:covered-table-cell table:style-name="ce306"/>
          <table:covered-table-cell table:style-name="ce20"/>
          <table:table-cell ns41:value-type="string" table:style-name="ce310" office:value-type="string">
            <office:annotation draw:style-name="gr1" svg:height="1.965cm" draw:caption-point-y="0.28cm" svg:width="3.583cm" svg:x="8.644cm" draw:caption-point-x="-1.885cm" svg:y="5.603cm" draw:text-style-name="P1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ns41:value-type="string" table:style-name="ce314" office:value-type="string">
            <office:annotation draw:style-name="gr1" svg:height="1.955cm" draw:caption-point-y="2.973cm" svg:width="3.583cm" svg:x="13.541cm" draw:caption-point-x="-5.355cm" svg:y="2.91cm" draw:text-style-name="P1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ns41:value-type="string" table:style-name="ce314" office:value-type="string">
            <office:annotation draw:style-name="gr1" svg:height="1.955cm" draw:caption-point-y="2.973cm" svg:width="3.583cm" svg:x="15.332cm" draw:caption-point-x="-5.719cm" svg:y="2.91cm" draw:text-style-name="P1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ns41:value-type="string" table:style-name="ce314" office:value-type="string">
            <text:p>M.</text:p>
          </table:table-cell>
          <table:table-cell ns41:value-type="string" table:style-name="ce314" office:value-type="string">
            <text:p>V.</text:p>
          </table:table-cell>
          <table:table-cell ns41:value-type="string" table:style-name="ce314" office:value-type="string">
            <text:p>M.</text:p>
          </table:table-cell>
          <table:table-cell ns41:value-type="string" table:style-name="ce322" office:value-type="string">
            <text:p>V.</text:p>
          </table:table-cell>
          <table:table-cell ns41:value-type="string" table:style-name="ce314" office:value-type="string">
            <office:annotation draw:style-name="gr1" svg:height="1.955cm" draw:caption-point-y="2.973cm" svg:width="3.583cm" svg:x="21.543cm" draw:caption-point-x="-4.795cm" svg:y="2.91cm" draw:text-style-name="P1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ns41:value-type="string" table:style-name="ce314" office:value-type="string">
            <office:annotation draw:style-name="gr1" svg:height="1.955cm" draw:caption-point-y="2.973cm" svg:width="3.583cm" svg:x="23.333cm" draw:caption-point-x="-5.158cm" svg:y="2.91cm" draw:text-style-name="P1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ns41:value-type="string" table:style-name="ce314" office:value-type="string">
            <office:annotation draw:style-name="gr1" svg:height="1.955cm" draw:caption-point-y="2.973cm" svg:width="3.583cm" svg:x="25.124cm" draw:caption-point-x="-5.522cm" svg:y="2.91cm" draw:text-style-name="P1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ns41:value-type="string" table:style-name="ce314" office:value-type="string">
            <office:annotation draw:style-name="gr1" svg:height="1.955cm" draw:caption-point-y="2.973cm" svg:width="3.584cm" svg:x="26.915cm" draw:caption-point-x="-5.886cm" svg:y="2.91cm" draw:text-style-name="P1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ns41:value-type="string" table:style-name="ce314" office:value-type="string">
            <office:annotation draw:style-name="gr1" svg:height="1.955cm" draw:caption-point-y="2.973cm" svg:width="3.584cm" svg:x="28.706cm" draw:caption-point-x="-6.25cm" svg:y="2.91cm" draw:text-style-name="P1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ns41:value-type="string" table:style-name="ce314" office:value-type="string">
            <office:annotation draw:style-name="gr1" svg:height="1.955cm" draw:caption-point-y="2.973cm" svg:width="3.58cm" svg:x="30.498cm" draw:caption-point-x="-6.615cm" svg:y="2.91cm" draw:text-style-name="P1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table-cell ns41:value-type="string" table:style-name="ce314" office:value-type="string">
            <office:annotation draw:style-name="gr1" svg:height="1.955cm" draw:caption-point-y="2.973cm" svg:width="3.565cm" svg:x="32.288cm" draw:caption-point-x="-6.978cm" svg:y="2.91cm" draw:text-style-name="P1">
              <dc:creator>CDM</dc:creator>
              <dc:date>2014-12-12T00:00:00</dc:date>
              <text:p text:style-name="P1"><text:span text:style-name="T2">Jongens</text:span></text:p>
              <text:p text:style-name="P1"><text:span text:style-name="T1"/></text:p>
            </office:annotation>
            <text:p>J.</text:p>
          </table:table-cell>
          <table:table-cell ns41:value-type="string" table:style-name="ce333" office:value-type="string">
            <office:annotation draw:style-name="gr1" svg:height="1.955cm" draw:caption-point-y="2.973cm" svg:width="3.55cm" svg:x="34.077cm" draw:caption-point-x="-7.34cm" svg:y="2.91cm" draw:text-style-name="P1">
              <dc:creator>CDM</dc:creator>
              <dc:date>2014-12-12T00:00:00</dc:date>
              <text:p text:style-name="P1"><text:span text:style-name="T2">Meisjes</text:span></text:p>
              <text:p text:style-name="P1"><text:span text:style-name="T1"/></text:p>
            </office:annotation>
            <text:p>M.</text:p>
          </table:table-cell>
          <table:covered-table-cell table:style-name="ce336" table:number-columns-repeated="3"/>
          <table:covered-table-cell table:style-name="ce339"/>
          <table:covered-table-cell table:style-name="ce342"/>
          <table:covered-table-cell table:style-name="ce41"/>
          <table:covered-table-cell table:style-name="ce47" table:number-columns-repeated="2"/>
          <table:covered-table-cell table:style-name="ce52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ns41:value-type="float" table:style-name="ce349" office:value="3" office:value-type="float">
            <text:p>3</text:p>
          </table:table-cell>
          <table:table-cell ns41:value-type="float" table:style-name="ce5" office:value="1856" office:value-type="float">
            <text:p>1856</text:p>
          </table:table-cell>
          <table:table-cell table:style-name="Default"/>
          <table:table-cell table:style-name="ce359"/>
          <table:table-cell table:style-name="ce33" table:number-columns-repeated="16"/>
          <table:table-cell ns41:value-type="float" table:style-name="ce33" office:value="2" office:value-type="float">
            <text:p>2</text:p>
          </table:table-cell>
          <table:table-cell table:style-name="ce33"/>
          <table:table-cell table:style-name="ce353"/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38</text:p>
          </table:table-cell>
          <table:table-cell ns41:value-type="float" table:style-name="ce48" office:value="83" office:value-type="float">
            <text:p>83</text:p>
          </table:table-cell>
          <table:table-cell ns41:value-type="string" table:style-name="ce53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4" office:value-type="float">
            <text:p>4</text:p>
          </table:table-cell>
          <table:table-cell ns41:value-type="float" table:style-name="ce6" office:value="1855" office:value-type="float">
            <text:p>1855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5" office:value-type="float">
            <text:p>5</text:p>
          </table:table-cell>
          <table:table-cell ns41:value-type="float" table:style-name="ce6" office:value="1854" office:value-type="float">
            <text:p>1854</text:p>
          </table:table-cell>
          <table:table-cell table:style-name="Default"/>
          <table:table-cell table:style-name="ce25"/>
          <table:table-cell table:style-name="ce31" table:number-columns-repeated="12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4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6" office:value-type="float">
            <text:p>6</text:p>
          </table:table-cell>
          <table:table-cell ns41:value-type="float" table:style-name="ce6" office:value="1853" office:value-type="float">
            <text:p>1853</text:p>
          </table:table-cell>
          <table:table-cell table:style-name="Default"/>
          <table:table-cell table:style-name="ce25"/>
          <table:table-cell table:style-name="ce31" table:number-columns-repeated="13"/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7" office:value-type="float">
            <text:p>7</text:p>
          </table:table-cell>
          <table:table-cell ns41:value-type="float" table:style-name="ce6" office:value="1852" office:value-type="float">
            <text:p>1852</text:p>
          </table:table-cell>
          <table:table-cell table:style-name="Default"/>
          <table:table-cell table:style-name="ce25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8" office:value-type="float">
            <text:p>8</text:p>
          </table:table-cell>
          <table:table-cell ns41:value-type="float" table:style-name="ce6" office:value="1851" office:value-type="float">
            <text:p>1851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9" office:value-type="float">
            <text:p>9</text:p>
          </table:table-cell>
          <table:table-cell ns41:value-type="float" table:style-name="ce6" office:value="1850" office:value-type="float">
            <text:p>1850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9" office:value-type="float">
            <text:p>9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0" office:value-type="float">
            <text:p>10</text:p>
          </table:table-cell>
          <table:table-cell ns41:value-type="float" table:style-name="ce6" office:value="1849" office:value-type="float">
            <text:p>1849</text:p>
          </table:table-cell>
          <table:table-cell table:style-name="Default"/>
          <table:table-cell table:style-name="ce25"/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3"/>
          <table:table-cell ns41:value-type="float" table:style-name="ce31" office:value="4" office:value-type="float">
            <text:p>4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1" office:value-type="float">
            <text:p>11</text:p>
          </table:table-cell>
          <table:table-cell ns41:value-type="float" table:style-name="ce6" office:value="1848" office:value-type="float">
            <text:p>1848</text:p>
          </table:table-cell>
          <table:table-cell table:style-name="Default"/>
          <table:table-cell table:style-name="ce25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7" office:value-type="float">
            <text:p>7</text:p>
          </table:table-cell>
          <table:table-cell ns41:value-type="float" office:value="9" table:style-name="ce31" table:number-columns-repeated="2" office:value-type="float">
            <text:p>9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8" office:value-type="float">
            <text:p>8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2" office:value-type="float">
            <text:p>12</text:p>
          </table:table-cell>
          <table:table-cell ns41:value-type="float" table:style-name="ce6" office:value="1847" office:value-type="float">
            <text:p>1847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3" office:value-type="float">
            <text:p>13</text:p>
          </table:table-cell>
          <table:table-cell ns41:value-type="float" table:style-name="ce31" office:value="5" office:value-type="float">
            <text:p>5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3" office:value-type="float">
            <text:p>13</text:p>
          </table:table-cell>
          <table:table-cell ns41:value-type="float" table:style-name="ce6" office:value="1846" office:value-type="float">
            <text:p>1846</text:p>
          </table:table-cell>
          <table:table-cell table:style-name="Default"/>
          <table:table-cell table:style-name="ce25"/>
          <table:table-cell ns41:value-type="float" office:value="3" table:style-name="ce31" table:number-columns-repeated="2" office:value-type="float">
            <text:p>3</text:p>
          </table:table-cell>
          <table:table-cell table:style-name="ce31" table:number-columns-repeated="2"/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office:value="3" table:style-name="ce31" table:number-columns-repeated="2" office:value-type="float">
            <text:p>3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4" office:value-type="float">
            <text:p>14</text:p>
          </table:table-cell>
          <table:table-cell ns41:value-type="float" table:style-name="ce6" office:value="1845" office:value-type="float">
            <text:p>1845</text:p>
          </table:table-cell>
          <table:table-cell table:style-name="Default"/>
          <table:table-cell table:style-name="ce25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9" office:value-type="float">
            <text:p>9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54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5" office:value-type="float">
            <text:p>15</text:p>
          </table:table-cell>
          <table:table-cell ns41:value-type="float" table:style-name="ce6" office:value="1844" office:value-type="float">
            <text:p>1844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7" office:value-type="float">
            <text:p>7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10" office:value-type="float">
            <text:p>10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4" office:value-type="float">
            <text:p>14</text:p>
          </table:table-cell>
          <table:table-cell ns41:value-type="float" table:style-name="ce31" office:value="7" office:value-type="float">
            <text:p>7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54" office:value="9" office:value-type="float">
            <text:p>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6" office:value-type="float">
            <text:p>16</text:p>
          </table:table-cell>
          <table:table-cell ns41:value-type="float" table:style-name="ce6" office:value="1843" office:value-type="float">
            <text:p>1843</text:p>
          </table:table-cell>
          <table:table-cell table:style-name="Default"/>
          <table:table-cell table:style-name="ce25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54" office:value="22" office:value-type="float">
            <text:p>2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7" office:value-type="float">
            <text:p>17</text:p>
          </table:table-cell>
          <table:table-cell ns41:value-type="float" table:style-name="ce6" office:value="1842" office:value-type="float">
            <text:p>1842</text:p>
          </table:table-cell>
          <table:table-cell table:style-name="Default"/>
          <table:table-cell table:style-name="ce25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2" office:value-type="float">
            <text:p>12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5" office:value-type="float">
            <text:p>15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ns41:value-type="float" table:style-name="ce31" office:value="27" office:value-type="float">
            <text:p>27</text:p>
          </table:table-cell>
          <table:table-cell ns41:value-type="float" table:style-name="ce354" office:value="27" office:value-type="float">
            <text:p>2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8" office:value-type="float">
            <text:p>18</text:p>
          </table:table-cell>
          <table:table-cell ns41:value-type="float" table:style-name="ce6" office:value="1841" office:value-type="float">
            <text:p>1841</text:p>
          </table:table-cell>
          <table:table-cell table:style-name="Default"/>
          <table:table-cell table:style-name="ce25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16" office:value-type="float">
            <text:p>16</text:p>
          </table:table-cell>
          <table:table-cell ns41:value-type="float" table:style-name="ce354" office:value="40" office:value-type="float">
            <text:p>4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19" office:value-type="float">
            <text:p>19</text:p>
          </table:table-cell>
          <table:table-cell ns41:value-type="float" table:style-name="ce6" office:value="1840" office:value-type="float">
            <text:p>1840</text:p>
          </table:table-cell>
          <table:table-cell table:style-name="Default"/>
          <table:table-cell table:style-name="ce25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7" office:value-type="float">
            <text:p>7</text:p>
          </table:table-cell>
          <table:table-cell ns41:value-type="float" table:style-name="ce354" office:value="26" office:value-type="float">
            <text:p>2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0" office:value-type="float">
            <text:p>20</text:p>
          </table:table-cell>
          <table:table-cell ns41:value-type="float" table:style-name="ce6" office:value="1839" office:value-type="float">
            <text:p>1839</text:p>
          </table:table-cell>
          <table:table-cell table:style-name="Default"/>
          <table:table-cell table:style-name="ce25"/>
          <table:table-cell ns41:value-type="float" office:value="1" table:style-name="ce31" table:number-columns-repeated="3" office:value-type="float">
            <text:p>1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54" office:value="14" office:value-type="float">
            <text:p>1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1" office:value-type="float">
            <text:p>21</text:p>
          </table:table-cell>
          <table:table-cell ns41:value-type="float" table:style-name="ce6" office:value="1838" office:value-type="float">
            <text:p>1838</text:p>
          </table:table-cell>
          <table:table-cell table:style-name="Default"/>
          <table:table-cell table:style-name="ce25"/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54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2" office:value-type="float">
            <text:p>22</text:p>
          </table:table-cell>
          <table:table-cell ns41:value-type="float" table:style-name="ce6" office:value="1837" office:value-type="float">
            <text:p>1837</text:p>
          </table:table-cell>
          <table:table-cell table:style-name="Default"/>
          <table:table-cell table:style-name="ce25"/>
          <table:table-cell table:style-name="ce31" table:number-columns-repeated="6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54" office:value="2" office:value-type="float">
            <text:p>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3" office:value-type="float">
            <text:p>23</text:p>
          </table:table-cell>
          <table:table-cell ns41:value-type="float" table:style-name="ce6" office:value="1836" office:value-type="float">
            <text:p>1836</text:p>
          </table:table-cell>
          <table:table-cell table:style-name="Default"/>
          <table:table-cell table:style-name="ce25"/>
          <table:table-cell table:style-name="ce31" table:number-columns-repeated="7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ns41:value-type="float" table:style-name="ce354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4" office:value-type="float">
            <text:p>24</text:p>
          </table:table-cell>
          <table:table-cell ns41:value-type="float" table:style-name="ce6" office:value="1835" office:value-type="float">
            <text:p>1835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 table:number-columns-repeated="6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5" office:value-type="float">
            <text:p>25</text:p>
          </table:table-cell>
          <table:table-cell ns41:value-type="float" table:style-name="ce6" office:value="1834" office:value-type="float">
            <text:p>1834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1" table:number-columns-repeated="3"/>
          <table:table-cell ns41:value-type="float" office:value="1" table:style-name="ce31" table:number-columns-repeated="3" office:value-type="float">
            <text:p>1</text:p>
          </table:table-cell>
          <table:table-cell table:style-name="ce31" table:number-columns-repeated="12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6" office:value-type="float">
            <text:p>26</text:p>
          </table:table-cell>
          <table:table-cell ns41:value-type="float" table:style-name="ce6" office:value="1833" office:value-type="float">
            <text:p>1833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7" office:value-type="float">
            <text:p>27</text:p>
          </table:table-cell>
          <table:table-cell ns41:value-type="float" table:style-name="ce6" office:value="1832" office:value-type="float">
            <text:p>1832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8" office:value-type="float">
            <text:p>28</text:p>
          </table:table-cell>
          <table:table-cell ns41:value-type="float" table:style-name="ce6" office:value="1831" office:value-type="float">
            <text:p>1831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29" office:value-type="float">
            <text:p>29</text:p>
          </table:table-cell>
          <table:table-cell ns41:value-type="float" table:style-name="ce6" office:value="1830" office:value-type="float">
            <text:p>1830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table:style-name="ce31" table:number-columns-repeated="12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31" office:value-type="float">
            <text:p>31</text:p>
          </table:table-cell>
          <table:table-cell ns41:value-type="float" table:style-name="ce6" office:value="1828" office:value-type="float">
            <text:p>1828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office:value="1" table:style-name="ce31" table:number-columns-repeated="4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32" office:value-type="float">
            <text:p>32</text:p>
          </table:table-cell>
          <table:table-cell ns41:value-type="float" table:style-name="ce6" office:value="1827" office:value-type="float">
            <text:p>1827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33" office:value-type="float">
            <text:p>33</text:p>
          </table:table-cell>
          <table:table-cell ns41:value-type="float" table:style-name="ce6" office:value="1826" office:value-type="float">
            <text:p>1826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34" office:value-type="float">
            <text:p>34</text:p>
          </table:table-cell>
          <table:table-cell ns41:value-type="float" table:style-name="ce6" office:value="1825" office:value-type="float">
            <text:p>1825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35" office:value-type="float">
            <text:p>35</text:p>
          </table:table-cell>
          <table:table-cell ns41:value-type="float" table:style-name="ce6" office:value="1824" office:value-type="float">
            <text:p>1824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36" office:value-type="float">
            <text:p>36</text:p>
          </table:table-cell>
          <table:table-cell ns41:value-type="float" table:style-name="ce6" office:value="1823" office:value-type="float">
            <text:p>1823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1"/>
          <table:table-cell ns41:value-type="float" table:style-name="ce31" office:value="5" office:value-type="float">
            <text:p>5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3"/>
          <table:table-cell ns41:value-type="float" table:style-name="ce31" office:value="2" office:value-type="float">
            <text:p>2</text:p>
          </table:table-cell>
          <table:table-cell table:style-name="ce31" table:number-columns-repeated="7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38" office:value-type="float">
            <text:p>38</text:p>
          </table:table-cell>
          <table:table-cell ns41:value-type="float" table:style-name="ce6" office:value="1821" office:value-type="float">
            <text:p>1821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 table:number-columns-repeated="12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39" office:value-type="float">
            <text:p>39</text:p>
          </table:table-cell>
          <table:table-cell ns41:value-type="float" table:style-name="ce6" office:value="1820" office:value-type="float">
            <text:p>1820</text:p>
          </table:table-cell>
          <table:table-cell table:style-name="Default"/>
          <table:table-cell table:style-name="ce25"/>
          <table:table-cell table:style-name="ce31" table:number-columns-repeated="6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7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40" office:value-type="float">
            <text:p>40</text:p>
          </table:table-cell>
          <table:table-cell ns41:value-type="float" table:style-name="ce6" office:value="1819" office:value-type="float">
            <text:p>1819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41" office:value-type="float">
            <text:p>41</text:p>
          </table:table-cell>
          <table:table-cell ns41:value-type="float" table:style-name="ce6" office:value="1818" office:value-type="float">
            <text:p>1818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42" office:value-type="float">
            <text:p>42</text:p>
          </table:table-cell>
          <table:table-cell ns41:value-type="float" table:style-name="ce6" office:value="1817" office:value-type="float">
            <text:p>1817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3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43" office:value-type="float">
            <text:p>43</text:p>
          </table:table-cell>
          <table:table-cell ns41:value-type="float" table:style-name="ce6" office:value="1816" office:value-type="float">
            <text:p>1816</text:p>
          </table:table-cell>
          <table:table-cell table:style-name="Default"/>
          <table:table-cell table:style-name="ce25"/>
          <table:table-cell table:style-name="ce31" table:number-columns-repeated="7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44" office:value-type="float">
            <text:p>44</text:p>
          </table:table-cell>
          <table:table-cell ns41:value-type="float" table:style-name="ce6" office:value="1815" office:value-type="float">
            <text:p>1815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45" office:value-type="float">
            <text:p>45</text:p>
          </table:table-cell>
          <table:table-cell ns41:value-type="float" table:style-name="ce6" office:value="1814" office:value-type="float">
            <text:p>1814</text:p>
          </table:table-cell>
          <table:table-cell table:style-name="Default"/>
          <table:table-cell table:style-name="ce25"/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12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1">
          <table:table-cell ns41:value-type="float" table:style-name="ce350" office:value="52" office:value-type="float">
            <text:p>52</text:p>
          </table:table-cell>
          <table:table-cell ns41:value-type="float" table:style-name="ce6" office:value="1807" office:value-type="float">
            <text:p>1807</text:p>
          </table:table-cell>
          <table:table-cell table:style-name="Default"/>
          <table:table-cell table:style-name="ce25"/>
          <table:table-cell table:style-name="ce31" table:number-columns-repeated="9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6"/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8</text:p>
          </table:table-cell>
          <table:table-cell ns41:value-type="float" table:style-name="ce49" office:value="83" office:value-type="float">
            <text:p>83</text:p>
          </table:table-cell>
          <table:table-cell ns41:value-type="string" table:style-name="ce54" office:value-type="string">
            <text:p>38_0043</text:p>
          </table:table-cell>
          <table:table-cell table:number-columns-repeated="997"/>
        </table:table-row>
        <table:table-row table:style-name="ro2">
          <table:table-cell ns41:value-type="string" table:number-rows-spanned="1" table:style-name="ce304" table:number-columns-spanned="2" office:value-type="string">
            <text:p>TOTAAL</text:p>
          </table:table-cell>
          <table:covered-table-cell table:style-name="ce304"/>
          <table:table-cell table:style-name="ce181"/>
          <table:table-cell ns41:value-type="float" table:style-name="ce235" office:value="9" office:value-type="float">
            <text:p>9</text:p>
          </table:table-cell>
          <table:table-cell ns41:value-type="float" table:style-name="ce355" office:value="36" office:value-type="float">
            <text:p>36</text:p>
          </table:table-cell>
          <table:table-cell ns41:value-type="float" table:style-name="ce355" office:value="26" office:value-type="float">
            <text:p>26</text:p>
          </table:table-cell>
          <table:table-cell ns41:value-type="float" table:style-name="ce355" office:value="11" office:value-type="float">
            <text:p>11</text:p>
          </table:table-cell>
          <table:table-cell ns41:value-type="float" table:style-name="ce355" office:value="24" office:value-type="float">
            <text:p>24</text:p>
          </table:table-cell>
          <table:table-cell ns41:value-type="float" table:style-name="ce355" office:value="56" office:value-type="float">
            <text:p>56</text:p>
          </table:table-cell>
          <table:table-cell ns41:value-type="float" table:style-name="ce355" office:value="50" office:value-type="float">
            <text:p>50</text:p>
          </table:table-cell>
          <table:table-cell ns41:value-type="float" table:style-name="ce355" office:value="54" office:value-type="float">
            <text:p>54</text:p>
          </table:table-cell>
          <table:table-cell ns41:value-type="float" table:style-name="ce355" office:value="34" office:value-type="float">
            <text:p>34</text:p>
          </table:table-cell>
          <table:table-cell ns41:value-type="float" table:style-name="ce355" office:value="74" office:value-type="float">
            <text:p>74</text:p>
          </table:table-cell>
          <table:table-cell ns41:value-type="float" table:style-name="ce355" office:value="65" office:value-type="float">
            <text:p>65</text:p>
          </table:table-cell>
          <table:table-cell ns41:value-type="float" table:style-name="ce355" office:value="128" office:value-type="float">
            <text:p>128</text:p>
          </table:table-cell>
          <table:table-cell ns41:value-type="float" table:style-name="ce355" office:value="99" office:value-type="float">
            <text:p>99</text:p>
          </table:table-cell>
          <table:table-cell ns41:value-type="float" table:style-name="ce355" office:value="20" office:value-type="float">
            <text:p>20</text:p>
          </table:table-cell>
          <table:table-cell ns41:value-type="float" table:style-name="ce355" office:value="8" office:value-type="float">
            <text:p>8</text:p>
          </table:table-cell>
          <table:table-cell ns41:value-type="float" table:style-name="ce355" office:value="15" office:value-type="float">
            <text:p>15</text:p>
          </table:table-cell>
          <table:table-cell ns41:value-type="float" table:style-name="ce355" office:value="12" office:value-type="float">
            <text:p>12</text:p>
          </table:table-cell>
          <table:table-cell ns41:value-type="float" table:style-name="ce355" office:value="40" office:value-type="float">
            <text:p>40</text:p>
          </table:table-cell>
          <table:table-cell ns41:value-type="float" table:style-name="ce355" office:value="123" office:value-type="float">
            <text:p>123</text:p>
          </table:table-cell>
          <table:table-cell ns41:value-type="float" table:style-name="ce356" office:value="147" office:value-type="float">
            <text:p>147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38</text:p>
          </table:table-cell>
          <table:table-cell ns41:value-type="float" table:style-name="ce50" office:value="83" office:value-type="float">
            <text:p>83</text:p>
          </table:table-cell>
          <table:table-cell ns41:value-type="string" table:style-name="ce55" office:value-type="string">
            <text:p>38_0043</text:p>
          </table:table-cell>
          <table:table-cell table:number-columns-repeated="99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style-name="ta40" table:name="Tabel 39">
        <table:table-column table:style-name="co34" table:default-cell-style-name="ce11" table:number-columns-repeated="2"/>
        <table:table-column table:style-name="co5" table:default-cell-style-name="ce11"/>
        <table:table-column table:style-name="co11" table:default-cell-style-name="ce11" table:number-columns-repeated="8"/>
        <table:table-column table:style-name="co1" table:default-cell-style-name="Default" table:number-columns-repeated="1013"/>
        <table:table-row table:style-name="ro1">
          <table:table-cell ns41:value-type="string" table:number-rows-spanned="1" table:style-name="ce1" table:number-columns-spanned="11" office:value-type="string">
            <text:p>DEEL 3: TWEEDE AFDEELING: PERSONEN BEHOORENDE TOT INSTELLINGEN TER VERSTANDELIJKE EN GEESTELIJKE OPLEIDINGEN</text:p>
          </table:table-cell>
          <table:covered-table-cell table:style-name="ce8" table:number-columns-repeated="10"/>
          <table:table-cell table:style-name="ce8" table:number-columns-repeated="4"/>
          <table:table-cell table:number-columns-repeated="1009"/>
        </table:table-row>
        <table:table-row table:style-name="ro1">
          <table:table-cell table:number-rows-spanned="1" table:style-name="ce345" table:number-columns-spanned="11"/>
          <table:covered-table-cell table:style-name="ce8" table:number-columns-repeated="10"/>
          <table:table-cell table:number-columns-repeated="1013"/>
        </table:table-row>
        <table:table-row table:style-name="ro1">
          <table:table-cell ns41:value-type="string" table:number-rows-spanned="1" table:style-name="ce1" table:number-columns-spanned="11" office:value-type="string">
            <text:p>Indeeling naar den ouderdom der leerlingen van gestichten voor verwaarloosde en arme kinderen</text:p>
          </table:table-cell>
          <table:covered-table-cell table:style-name="ce8" table:number-columns-repeated="10"/>
          <table:table-cell table:style-name="ce229" table:number-columns-repeated="1013"/>
        </table:table-row>
        <table:table-row table:style-name="ro2">
          <table:table-cell table:number-rows-spanned="1" table:style-name="ce345" table:number-columns-spanned="11"/>
          <table:covered-table-cell table:style-name="ce8" table:number-columns-repeated="10"/>
          <table:table-cell table:style-name="ce85" table:number-columns-repeated="1013"/>
        </table:table-row>
        <table:table-row table:style-name="ro5">
          <table:table-cell ns41:value-type="string" table:number-rows-spanned="3" table:style-name="ce163" table:number-columns-spanned="1" office:value-type="string">
            <text:p>Ouderdom</text:p>
          </table:table-cell>
          <table:table-cell ns41:value-type="string" table:number-rows-spanned="3" table:style-name="ce348" table:number-columns-spanned="1" office:value-type="string">
            <text:p>Geboorte- jaar</text:p>
          </table:table-cell>
          <table:table-cell table:number-rows-spanned="3" table:style-name="ce344" table:number-columns-spanned="1"/>
          <table:table-cell ns41:value-type="string" table:style-name="ce21" office:value-type="string">
            <text:p>Gorssel</text:p>
          </table:table-cell>
          <table:table-cell ns41:value-type="string" table:style-name="ce27" office:value-type="string">
            <text:p>Valburg</text:p>
          </table:table-cell>
          <table:table-cell ns41:value-type="string" table:number-rows-spanned="1" table:style-name="ce27" table:number-columns-spanned="2" office:value-type="string">
            <text:p>Montfoort</text:p>
          </table:table-cell>
          <table:covered-table-cell table:style-name="ce27"/>
          <table:table-cell ns41:value-type="string" table:number-rows-spanned="1" table:style-name="ce27" table:number-columns-spanned="2" office:value-type="string">
            <text:p>Groningen</text:p>
          </table:table-cell>
          <table:covered-table-cell table:style-name="ce27"/>
          <table:table-cell ns41:value-type="string" table:number-rows-spanned="2" table:style-name="ce34" table:number-columns-spanned="2" office:value-type="string">
            <text:p>Totaal</text:p>
          </table:table-cell>
          <table:covered-table-cell table:style-name="ce35"/>
          <table:table-cell ns41:value-type="string" table:number-rows-spanned="3" table:style-name="ce40" table:number-columns-spanned="1" office:value-type="string">
            <text:p>Telling</text:p>
          </table:table-cell>
          <table:table-cell ns41:value-type="string" table:number-rows-spanned="3" table:style-name="ce46" table:number-columns-spanned="1" office:value-type="string">
            <text:p>Tabel</text:p>
          </table:table-cell>
          <table:table-cell ns41:value-type="string" table:number-rows-spanned="3" table:style-name="ce46" table:number-columns-spanned="1" office:value-type="string">
            <text:p>Pagina</text:p>
          </table:table-cell>
          <table:table-cell ns41:value-type="string" table:number-rows-spanned="3" table:style-name="ce51" table:number-columns-spanned="1" office:value-type="string">
            <text:p>Image nummer</text:p>
          </table:table-cell>
          <table:table-cell table:style-name="ce85" table:number-columns-repeated="1009"/>
        </table:table-row>
        <table:table-row table:style-name="ro14">
          <table:covered-table-cell table:style-name="ce343"/>
          <table:covered-table-cell table:style-name="ce148"/>
          <table:covered-table-cell table:style-name="ce152"/>
          <table:table-cell ns41:value-type="string" table:number-rows-spanned="2" table:style-name="ce22" table:number-columns-spanned="1" office:value-type="string">
            <text:p>Neêrlands Mettray voor jongens</text:p>
          </table:table-cell>
          <table:table-cell ns41:value-type="string" table:number-rows-spanned="2" table:style-name="ce28" table:number-columns-spanned="1" office:value-type="string">
            <text:p>Talitha Kumi voor meisjes</text:p>
          </table:table-cell>
          <table:table-cell ns41:value-type="string" table:number-rows-spanned="1" table:style-name="ce75" table:number-columns-spanned="2" office:value-type="string">
            <text:p>Protestantsch opvoedingsgesticht</text:p>
          </table:table-cell>
          <table:covered-table-cell table:style-name="ce74"/>
          <table:table-cell ns41:value-type="string" table:number-rows-spanned="2" table:style-name="ce28" table:number-columns-spanned="1" office:value-type="string">
            <text:p>Instelling ter opleiding van behoeftige meisjes</text:p>
          </table:table-cell>
          <table:table-cell ns41:value-type="string" table:number-rows-spanned="2" table:style-name="ce28" table:number-columns-spanned="1" office:value-type="string">
            <text:p>Gesticht voor verwaar- loosde meisjes</text:p>
          </table:table-cell>
          <table:covered-table-cell table:style-name="ce74"/>
          <table:covered-table-cell table:style-name="ce276"/>
          <table:covered-table-cell table:style-name="ce78"/>
          <table:covered-table-cell table:style-name="ce79" table:number-columns-repeated="2"/>
          <table:covered-table-cell table:style-name="ce148"/>
          <table:table-cell table:style-name="ce85" table:number-columns-repeated="1009"/>
        </table:table-row>
        <table:table-row table:style-name="ro12">
          <table:covered-table-cell table:style-name="ce206"/>
          <table:covered-table-cell table:style-name="ce52"/>
          <table:covered-table-cell table:style-name="ce152"/>
          <table:covered-table-cell table:style-name="ce22"/>
          <table:covered-table-cell table:style-name="ce28"/>
          <table:table-cell ns41:value-type="string" table:style-name="ce28" office:value-type="string">
            <text:p>Jongens</text:p>
          </table:table-cell>
          <table:table-cell ns41:value-type="string" table:style-name="ce28" office:value-type="string">
            <text:p>Meisjes</text:p>
          </table:table-cell>
          <table:covered-table-cell table:style-name="ce28" table:number-columns-repeated="2"/>
          <table:table-cell ns41:value-type="string" table:style-name="ce28" office:value-type="string">
            <text:p>Jongens</text:p>
          </table:table-cell>
          <table:table-cell ns41:value-type="string" table:style-name="ce36" office:value-type="string">
            <text:p>Meisjes</text:p>
          </table:table-cell>
          <table:covered-table-cell table:style-name="ce41"/>
          <table:covered-table-cell table:style-name="ce47" table:number-columns-repeated="2"/>
          <table:covered-table-cell table:style-name="ce52"/>
          <table:table-cell table:style-name="ce85"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 ns41:value-type="float" table:style-name="ce349" office:value="3" office:value-type="float">
            <text:p>3</text:p>
          </table:table-cell>
          <table:table-cell ns41:value-type="float" table:style-name="ce5" office:value="1856" office:value-type="float">
            <text:p>1856</text:p>
          </table:table-cell>
          <table:table-cell table:style-name="Default"/>
          <table:table-cell table:style-name="ce359"/>
          <table:table-cell table:style-name="ce33" table:number-columns-repeated="3"/>
          <table:table-cell ns41:value-type="float" table:style-name="ce33" office:value="2" office:value-type="float">
            <text:p>2</text:p>
          </table:table-cell>
          <table:table-cell table:style-name="ce33" table:number-columns-repeated="2"/>
          <table:table-cell ns41:value-type="float" table:style-name="ce353" office:value="2" office:value-type="float">
            <text:p>2</text:p>
          </table:table-cell>
          <table:table-cell ns41:value-type="string" table:style-name="ce43" office:value-type="string">
            <text:p>VT_1859</text:p>
          </table:table-cell>
          <table:table-cell ns41:value-type="string" table:style-name="ce48" office:value-type="string">
            <text:p>D3H2_39</text:p>
          </table:table-cell>
          <table:table-cell ns41:value-type="float" table:style-name="ce48" office:value="84" office:value-type="float">
            <text:p>84</text:p>
          </table:table-cell>
          <table:table-cell ns41:value-type="string" table:style-name="ce53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4" office:value-type="float">
            <text:p>4</text:p>
          </table:table-cell>
          <table:table-cell ns41:value-type="float" table:style-name="ce6" office:value="1855" office:value-type="float">
            <text:p>1855</text:p>
          </table:table-cell>
          <table:table-cell table:style-name="Default"/>
          <table:table-cell table:style-name="ce25"/>
          <table:table-cell ns41:value-type="float" office:value="1" table:style-name="ce31" table:number-columns-repeated="2" office:value-type="float">
            <text:p>1</text:p>
          </table:table-cell>
          <table:table-cell table:style-name="ce31" table:number-columns-repeated="3"/>
          <table:table-cell ns41:value-type="float" table:style-name="ce31" office:value="1" office:value-type="float">
            <text:p>1</text:p>
          </table:table-cell>
          <table:table-cell ns41:value-type="float" table:style-name="ce354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6" office:value-type="float">
            <text:p>6</text:p>
          </table:table-cell>
          <table:table-cell ns41:value-type="float" table:style-name="ce6" office:value="1853" office:value-type="float">
            <text:p>1853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office:value="1" table:style-name="ce31" table:number-columns-repeated="3" office:value-type="float">
            <text:p>1</text:p>
          </table:table-cell>
          <table:table-cell table:style-name="ce31"/>
          <table:table-cell ns41:value-type="float" table:style-name="ce354" office:value="3" office:value-type="float">
            <text:p>3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7" office:value-type="float">
            <text:p>7</text:p>
          </table:table-cell>
          <table:table-cell ns41:value-type="float" table:style-name="ce6" office:value="1852" office:value-type="float">
            <text:p>1852</text:p>
          </table:table-cell>
          <table:table-cell table:style-name="Default"/>
          <table:table-cell table:style-name="ce25"/>
          <table:table-cell ns41:value-type="float" table:style-name="ce31" office:value="3" office:value-type="float">
            <text:p>3</text:p>
          </table:table-cell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2"/>
          <table:table-cell ns41:value-type="float" table:style-name="ce354" office:value="4" office:value-type="float">
            <text:p>4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8" office:value-type="float">
            <text:p>8</text:p>
          </table:table-cell>
          <table:table-cell ns41:value-type="float" table:style-name="ce6" office:value="1851" office:value-type="float">
            <text:p>1851</text:p>
          </table:table-cell>
          <table:table-cell table:style-name="Default"/>
          <table:table-cell table:style-name="ce25"/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54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9" office:value-type="float">
            <text:p>9</text:p>
          </table:table-cell>
          <table:table-cell ns41:value-type="float" table:style-name="ce6" office:value="1850" office:value-type="float">
            <text:p>1850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table:style-name="ce31" table:number-columns-repeated="2"/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table:style-name="ce31" office:value="3" office:value-type="float">
            <text:p>3</text:p>
          </table:table-cell>
          <table:table-cell ns41:value-type="float" table:style-name="ce354" office:value="7" office:value-type="float">
            <text:p>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0" office:value-type="float">
            <text:p>10</text:p>
          </table:table-cell>
          <table:table-cell ns41:value-type="float" table:style-name="ce6" office:value="1849" office:value-type="float">
            <text:p>1849</text:p>
          </table:table-cell>
          <table:table-cell table:style-name="Default"/>
          <table:table-cell ns41:value-type="float" table:style-name="ce25" office:value="4" office:value-type="float">
            <text:p>4</text:p>
          </table:table-cell>
          <table:table-cell ns41:value-type="float" table:style-name="ce31" office:value="3" office:value-type="float">
            <text:p>3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54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1" office:value-type="float">
            <text:p>11</text:p>
          </table:table-cell>
          <table:table-cell ns41:value-type="float" table:style-name="ce6" office:value="1848" office:value-type="float">
            <text:p>1848</text:p>
          </table:table-cell>
          <table:table-cell table:style-name="Default"/>
          <table:table-cell ns41:value-type="float" table:style-name="ce25" office:value="3" office:value-type="float">
            <text:p>3</text:p>
          </table:table-cell>
          <table:table-cell ns41:value-type="float" table:style-name="ce31" office:value="6" office:value-type="float">
            <text:p>6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54" office:value="19" office:value-type="float">
            <text:p>19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2" office:value-type="float">
            <text:p>12</text:p>
          </table:table-cell>
          <table:table-cell ns41:value-type="float" table:style-name="ce6" office:value="1847" office:value-type="float">
            <text:p>1847</text:p>
          </table:table-cell>
          <table:table-cell table:style-name="Default"/>
          <table:table-cell ns41:value-type="float" table:style-name="ce25" office:value="19" office:value-type="float">
            <text:p>19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3" office:value-type="float">
            <text:p>3</text:p>
          </table:table-cell>
          <table:table-cell table:style-name="ce31"/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1" office:value="22" office:value-type="float">
            <text:p>22</text:p>
          </table:table-cell>
          <table:table-cell ns41:value-type="float" table:style-name="ce354" office:value="12" office:value-type="float">
            <text:p>12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3" office:value-type="float">
            <text:p>13</text:p>
          </table:table-cell>
          <table:table-cell ns41:value-type="float" table:style-name="ce6" office:value="1846" office:value-type="float">
            <text:p>1846</text:p>
          </table:table-cell>
          <table:table-cell table:style-name="Default"/>
          <table:table-cell ns41:value-type="float" table:style-name="ce25" office:value="17" office:value-type="float">
            <text:p>17</text:p>
          </table:table-cell>
          <table:table-cell ns41:value-type="float" table:style-name="ce31" office:value="6" office:value-type="float">
            <text:p>6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5" office:value-type="float">
            <text:p>5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54" office:value="17" office:value-type="float">
            <text:p>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4" office:value-type="float">
            <text:p>14</text:p>
          </table:table-cell>
          <table:table-cell ns41:value-type="float" table:style-name="ce6" office:value="1845" office:value-type="float">
            <text:p>1845</text:p>
          </table:table-cell>
          <table:table-cell table:style-name="Default"/>
          <table:table-cell ns41:value-type="float" table:style-name="ce25" office:value="21" office:value-type="float">
            <text:p>21</text:p>
          </table:table-cell>
          <table:table-cell ns41:value-type="float" table:style-name="ce31" office:value="10" office:value-type="float">
            <text:p>10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24" office:value-type="float">
            <text:p>24</text:p>
          </table:table-cell>
          <table:table-cell ns41:value-type="float" table:style-name="ce354" office:value="17" office:value-type="float">
            <text:p>17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5" office:value-type="float">
            <text:p>15</text:p>
          </table:table-cell>
          <table:table-cell ns41:value-type="float" table:style-name="ce6" office:value="1844" office:value-type="float">
            <text:p>1844</text:p>
          </table:table-cell>
          <table:table-cell table:style-name="Default"/>
          <table:table-cell ns41:value-type="float" table:style-name="ce25" office:value="27" office:value-type="float">
            <text:p>27</text:p>
          </table:table-cell>
          <table:table-cell ns41:value-type="float" table:style-name="ce31" office:value="18" office:value-type="float">
            <text:p>18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4" office:value-type="float">
            <text:p>4</text:p>
          </table:table-cell>
          <table:table-cell ns41:value-type="float" table:style-name="ce31" office:value="30" office:value-type="float">
            <text:p>30</text:p>
          </table:table-cell>
          <table:table-cell ns41:value-type="float" table:style-name="ce354" office:value="28" office:value-type="float">
            <text:p>2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6" office:value-type="float">
            <text:p>16</text:p>
          </table:table-cell>
          <table:table-cell ns41:value-type="float" table:style-name="ce6" office:value="1843" office:value-type="float">
            <text:p>1843</text:p>
          </table:table-cell>
          <table:table-cell table:style-name="Default"/>
          <table:table-cell ns41:value-type="float" table:style-name="ce25" office:value="19" office:value-type="float">
            <text:p>19</text:p>
          </table:table-cell>
          <table:table-cell ns41:value-type="float" table:style-name="ce31" office:value="16" office:value-type="float">
            <text:p>16</text:p>
          </table:table-cell>
          <table:table-cell ns41:value-type="float" table:style-name="ce31" office:value="4" office:value-type="float">
            <text:p>4</text:p>
          </table:table-cell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23" office:value-type="float">
            <text:p>23</text:p>
          </table:table-cell>
          <table:table-cell ns41:value-type="float" table:style-name="ce354" office:value="21" office:value-type="float">
            <text:p>2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7" office:value-type="float">
            <text:p>17</text:p>
          </table:table-cell>
          <table:table-cell ns41:value-type="float" table:style-name="ce6" office:value="1842" office:value-type="float">
            <text:p>1842</text:p>
          </table:table-cell>
          <table:table-cell table:style-name="Default"/>
          <table:table-cell ns41:value-type="float" table:style-name="ce25" office:value="14" office:value-type="float">
            <text:p>14</text:p>
          </table:table-cell>
          <table:table-cell ns41:value-type="float" table:style-name="ce31" office:value="8" office:value-type="float">
            <text:p>8</text:p>
          </table:table-cell>
          <table:table-cell ns41:value-type="float" table:style-name="ce31" office:value="5" office:value-type="float">
            <text:p>5</text:p>
          </table:table-cell>
          <table:table-cell ns41:value-type="float" office:value="4" table:style-name="ce31" table:number-columns-repeated="2" office:value-type="float">
            <text:p>4</text:p>
          </table:table-cell>
          <table:table-cell ns41:value-type="float" table:style-name="ce31" office:value="2" office:value-type="float">
            <text:p>2</text:p>
          </table:table-cell>
          <table:table-cell ns41:value-type="float" table:style-name="ce31" office:value="19" office:value-type="float">
            <text:p>19</text:p>
          </table:table-cell>
          <table:table-cell ns41:value-type="float" table:style-name="ce354" office:value="18" office:value-type="float">
            <text:p>18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8" office:value-type="float">
            <text:p>18</text:p>
          </table:table-cell>
          <table:table-cell ns41:value-type="float" table:style-name="ce6" office:value="1841" office:value-type="float">
            <text:p>1841</text:p>
          </table:table-cell>
          <table:table-cell table:style-name="Default"/>
          <table:table-cell ns41:value-type="float" table:style-name="ce25" office:value="9" office:value-type="float">
            <text:p>9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4" office:value-type="float">
            <text:p>4</text:p>
          </table:table-cell>
          <table:table-cell table:style-name="ce31" table:number-columns-repeated="2"/>
          <table:table-cell ns41:value-type="float" table:style-name="ce31" office:value="9" office:value-type="float">
            <text:p>9</text:p>
          </table:table-cell>
          <table:table-cell ns41:value-type="float" table:style-name="ce354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19" office:value-type="float">
            <text:p>19</text:p>
          </table:table-cell>
          <table:table-cell ns41:value-type="float" table:style-name="ce6" office:value="1840" office:value-type="float">
            <text:p>1840</text:p>
          </table:table-cell>
          <table:table-cell table:style-name="Default"/>
          <table:table-cell ns41:value-type="float" table:style-name="ce25" office:value="2" office:value-type="float">
            <text:p>2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1" office:value="3" office:value-type="float">
            <text:p>3</text:p>
          </table:table-cell>
          <table:table-cell ns41:value-type="float" table:style-name="ce31" office:value="1" office:value-type="float">
            <text:p>1</text:p>
          </table:table-cell>
          <table:table-cell ns41:value-type="float" office:value="3" table:style-name="ce31" table:number-columns-repeated="2" office:value-type="float">
            <text:p>3</text:p>
          </table:table-cell>
          <table:table-cell ns41:value-type="float" table:style-name="ce354" office:value="10" office:value-type="float">
            <text:p>10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20" office:value-type="float">
            <text:p>20</text:p>
          </table:table-cell>
          <table:table-cell ns41:value-type="float" table:style-name="ce6" office:value="1839" office:value-type="float">
            <text:p>1839</text:p>
          </table:table-cell>
          <table:table-cell table:style-name="Default"/>
          <table:table-cell table:style-name="ce25"/>
          <table:table-cell ns41:value-type="float" office:value="1" table:style-name="ce31" table:number-columns-repeated="2" office:value-type="float">
            <text:p>1</text:p>
          </table:table-cell>
          <table:table-cell table:style-name="ce31"/>
          <table:table-cell ns41:value-type="float" office:value="2" table:style-name="ce31" table:number-columns-repeated="2" office:value-type="float">
            <text:p>2</text:p>
          </table:table-cell>
          <table:table-cell ns41:value-type="float" table:style-name="ce31" office:value="1" office:value-type="float">
            <text:p>1</text:p>
          </table:table-cell>
          <table:table-cell ns41:value-type="float" table:style-name="ce354" office:value="5" office:value-type="float">
            <text:p>5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21" office:value-type="float">
            <text:p>21</text:p>
          </table:table-cell>
          <table:table-cell ns41:value-type="float" table:style-name="ce6" office:value="1838" office:value-type="float">
            <text:p>1838</text:p>
          </table:table-cell>
          <table:table-cell table:style-name="Default"/>
          <table:table-cell ns41:value-type="float" table:style-name="ce25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ns41:value-type="float" table:style-name="ce31" office:value="2" office:value-type="float">
            <text:p>2</text:p>
          </table:table-cell>
          <table:table-cell ns41:value-type="float" office:value="1" table:style-name="ce31" table:number-columns-repeated="2" office:value-type="float">
            <text:p>1</text:p>
          </table:table-cell>
          <table:table-cell ns41:value-type="float" table:style-name="ce354" office:value="6" office:value-type="float">
            <text:p>6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22" office:value-type="float">
            <text:p>22</text:p>
          </table:table-cell>
          <table:table-cell ns41:value-type="float" table:style-name="ce6" office:value="1837" office:value-type="float">
            <text:p>1837</text:p>
          </table:table-cell>
          <table:table-cell table:style-name="Default"/>
          <table:table-cell table:style-name="ce25"/>
          <table:table-cell table:style-name="ce31" table:number-columns-repeated="4"/>
          <table:table-cell ns41:value-type="float" table:style-name="ce31" office:value="1" office:value-type="float">
            <text:p>1</text:p>
          </table:table-cell>
          <table:table-cell table:style-name="ce31"/>
          <table:table-cell ns41:value-type="float" table:style-name="ce354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23" office:value-type="float">
            <text:p>23</text:p>
          </table:table-cell>
          <table:table-cell ns41:value-type="float" table:style-name="ce6" office:value="1836" office:value-type="float">
            <text:p>1836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54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26" office:value-type="float">
            <text:p>26</text:p>
          </table:table-cell>
          <table:table-cell ns41:value-type="float" table:style-name="ce6" office:value="1833" office:value-type="float">
            <text:p>1833</text:p>
          </table:table-cell>
          <table:table-cell table:style-name="Default"/>
          <table:table-cell table:style-name="ce25"/>
          <table:table-cell table:style-name="ce31" table:number-columns-repeated="2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54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float" table:style-name="ce350" office:value="40" office:value-type="float">
            <text:p>40</text:p>
          </table:table-cell>
          <table:table-cell ns41:value-type="float" table:style-name="ce6" office:value="1819" office:value-type="float">
            <text:p>1819</text:p>
          </table:table-cell>
          <table:table-cell table:style-name="Default"/>
          <table:table-cell table:style-name="ce25"/>
          <table:table-cell ns41:value-type="float" table:style-name="ce31" office:value="1" office:value-type="float">
            <text:p>1</text:p>
          </table:table-cell>
          <table:table-cell table:style-name="ce31" table:number-columns-repeated="5"/>
          <table:table-cell ns41:value-type="float" table:style-name="ce354" office:value="1" office:value-type="float">
            <text:p>1</text:p>
          </table:table-cell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1">
          <table:table-cell ns41:value-type="string" table:style-name="ce350" office:value-type="string">
            <text:p>Onbekend</text:p>
          </table:table-cell>
          <table:table-cell table:style-name="ce6"/>
          <table:table-cell table:style-name="Default"/>
          <table:table-cell ns41:value-type="float" table:style-name="ce25" office:value="4" office:value-type="float">
            <text:p>4</text:p>
          </table:table-cell>
          <table:table-cell table:style-name="ce31"/>
          <table:table-cell ns41:value-type="float" table:style-name="ce31" office:value="1" office:value-type="float">
            <text:p>1</text:p>
          </table:table-cell>
          <table:table-cell table:style-name="ce31" table:number-columns-repeated="3"/>
          <table:table-cell ns41:value-type="float" table:style-name="ce31" office:value="5" office:value-type="float">
            <text:p>5</text:p>
          </table:table-cell>
          <table:table-cell table:style-name="ce354"/>
          <table:table-cell ns41:value-type="string" table:style-name="ce44" office:value-type="string">
            <text:p>VT_1859</text:p>
          </table:table-cell>
          <table:table-cell ns41:value-type="string" table:style-name="ce49" office:value-type="string">
            <text:p>D3H2_39</text:p>
          </table:table-cell>
          <table:table-cell ns41:value-type="float" table:style-name="ce49" office:value="84" office:value-type="float">
            <text:p>84</text:p>
          </table:table-cell>
          <table:table-cell ns41:value-type="string" table:style-name="ce54" office:value-type="string">
            <text:p>38_0044</text:p>
          </table:table-cell>
          <table:table-cell table:number-columns-repeated="1009"/>
        </table:table-row>
        <table:table-row table:style-name="ro2">
          <table:table-cell ns41:value-type="string" table:style-name="ce86" office:value-type="string">
            <text:p>Totaal</text:p>
          </table:table-cell>
          <table:table-cell table:style-name="ce7"/>
          <table:table-cell table:style-name="Default"/>
          <table:table-cell ns41:value-type="float" table:style-name="ce235" office:value="143" office:value-type="float">
            <text:p>143</text:p>
          </table:table-cell>
          <table:table-cell ns41:value-type="float" table:style-name="ce355" office:value="96" office:value-type="float">
            <text:p>96</text:p>
          </table:table-cell>
          <table:table-cell ns41:value-type="float" table:style-name="ce355" office:value="30" office:value-type="float">
            <text:p>30</text:p>
          </table:table-cell>
          <table:table-cell ns41:value-type="float" table:style-name="ce355" office:value="33" office:value-type="float">
            <text:p>33</text:p>
          </table:table-cell>
          <table:table-cell ns41:value-type="float" table:style-name="ce355" office:value="40" office:value-type="float">
            <text:p>40</text:p>
          </table:table-cell>
          <table:table-cell ns41:value-type="float" table:style-name="ce355" office:value="26" office:value-type="float">
            <text:p>26</text:p>
          </table:table-cell>
          <table:table-cell ns41:value-type="float" table:style-name="ce355" office:value="173" office:value-type="float">
            <text:p>173</text:p>
          </table:table-cell>
          <table:table-cell ns41:value-type="float" table:style-name="ce356" office:value="195" office:value-type="float">
            <text:p>195</text:p>
          </table:table-cell>
          <table:table-cell ns41:value-type="string" table:style-name="ce45" office:value-type="string">
            <text:p>VT_1859</text:p>
          </table:table-cell>
          <table:table-cell ns41:value-type="string" table:style-name="ce50" office:value-type="string">
            <text:p>D3H2_39</text:p>
          </table:table-cell>
          <table:table-cell ns41:value-type="float" table:style-name="ce50" office:value="84" office:value-type="float">
            <text:p>84</text:p>
          </table:table-cell>
          <table:table-cell ns41:value-type="string" table:style-name="ce55" office:value-type="string">
            <text:p>38_0044</text:p>
          </table:table-cell>
          <table:table-cell table:number-columns-repeated="100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1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number number:decimal-places="0" number:min-integer-digits="1"/>
    </number:number-style>
    <number:number-style style:name="N126">
      <style:text-properties fo:color="#ff0000"/>
      <number:number number:decimal-places="0" number:min-integer-digits="1"/>
      <style:map style:condition="value()&gt;=0" style:apply-style-name="N126P0"/>
    </number:number-style>
    <number:number-style style:volatile="true" style:name="N127P0">
      <number:number number:decimal-places="2" number:min-integer-digits="1"/>
    </number:number-style>
    <number:number-style style:name="N127">
      <style:text-properties fo:color="#ff0000"/>
      <number:number number:decimal-places="2" number:min-integer-digits="1"/>
      <style:map style:condition="value()&gt;=0" style:apply-style-name="N127P0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houd" style:page-layout-name="Mpm3" style:display-name="PageStyle_Inhoud">
      <style:header style:display="false"/>
      <style:header-left style:display="false"/>
      <style:footer style:display="false"/>
      <style:footer-left style:display="false"/>
    </style:master-page>
    <style:master-page style:name="PageStyle_5f_Tabel_20_1" style:page-layout-name="Mpm4" style:display-name="PageStyle_Tabel 1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page-layout-name="Mpm3" style:display-name="PageStyle_Tabel 2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page-layout-name="Mpm3" style:display-name="PageStyle_Tabel 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page-layout-name="Mpm3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page-layout-name="Mpm4" style:display-name="PageStyle_Tabel 6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page-layout-name="Mpm3" style:display-name="PageStyle_Tabel 7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page-layout-name="Mpm3" style:display-name="PageStyle_Tabel 8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page-layout-name="Mpm3" style:display-name="PageStyle_Tabel 9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page-layout-name="Mpm3" style:display-name="PageStyle_Tabel 10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page-layout-name="Mpm3" style:display-name="PageStyle_Tabel 11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page-layout-name="Mpm3" style:display-name="PageStyle_Tabel 12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page-layout-name="Mpm3" style:display-name="PageStyle_Tabel 13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page-layout-name="Mpm3" style:display-name="PageStyle_Tabel 14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page-layout-name="Mpm3" style:display-name="PageStyle_Tabel 15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page-layout-name="Mpm3" style:display-name="PageStyle_Tabel 16">
      <style:header style:display="false"/>
      <style:header-left style:display="false"/>
      <style:footer style:display="false"/>
      <style:footer-left style:display="false"/>
    </style:master-page>
    <style:master-page style:name="PageStyle_5f_Tabel_20_17" style:page-layout-name="Mpm3" style:display-name="PageStyle_Tabel 17">
      <style:header style:display="false"/>
      <style:header-left style:display="false"/>
      <style:footer style:display="false"/>
      <style:footer-left style:display="false"/>
    </style:master-page>
    <style:master-page style:name="PageStyle_5f_Tabel_20_18" style:page-layout-name="Mpm3" style:display-name="PageStyle_Tabel 18">
      <style:header style:display="false"/>
      <style:header-left style:display="false"/>
      <style:footer style:display="false"/>
      <style:footer-left style:display="false"/>
    </style:master-page>
    <style:master-page style:name="PageStyle_5f_Tabel_20_19" style:page-layout-name="Mpm3" style:display-name="PageStyle_Tabel 19">
      <style:header style:display="false"/>
      <style:header-left style:display="false"/>
      <style:footer style:display="false"/>
      <style:footer-left style:display="false"/>
    </style:master-page>
    <style:master-page style:name="PageStyle_5f_Tabel_20_20" style:page-layout-name="Mpm3" style:display-name="PageStyle_Tabel 20">
      <style:header style:display="false"/>
      <style:header-left style:display="false"/>
      <style:footer style:display="false"/>
      <style:footer-left style:display="false"/>
    </style:master-page>
    <style:master-page style:name="PageStyle_5f_Tabel_20_21" style:page-layout-name="Mpm3" style:display-name="PageStyle_Tabel 21">
      <style:header style:display="false"/>
      <style:header-left style:display="false"/>
      <style:footer style:display="false"/>
      <style:footer-left style:display="false"/>
    </style:master-page>
    <style:master-page style:name="PageStyle_5f_Tabel_20_22" style:page-layout-name="Mpm3" style:display-name="PageStyle_Tabel 22">
      <style:header style:display="false"/>
      <style:header-left style:display="false"/>
      <style:footer style:display="false"/>
      <style:footer-left style:display="false"/>
    </style:master-page>
    <style:master-page style:name="PageStyle_5f_Tabel_20_23" style:page-layout-name="Mpm3" style:display-name="PageStyle_Tabel 23">
      <style:header style:display="false"/>
      <style:header-left style:display="false"/>
      <style:footer style:display="false"/>
      <style:footer-left style:display="false"/>
    </style:master-page>
    <style:master-page style:name="PageStyle_5f_Tabel_20_24" style:page-layout-name="Mpm3" style:display-name="PageStyle_Tabel 24">
      <style:header style:display="false"/>
      <style:header-left style:display="false"/>
      <style:footer style:display="false"/>
      <style:footer-left style:display="false"/>
    </style:master-page>
    <style:master-page style:name="PageStyle_5f_Tabel_20_25" style:page-layout-name="Mpm3" style:display-name="PageStyle_Tabel 25">
      <style:header style:display="false"/>
      <style:header-left style:display="false"/>
      <style:footer style:display="false"/>
      <style:footer-left style:display="false"/>
    </style:master-page>
    <style:master-page style:name="PageStyle_5f_Tabel_20_26" style:page-layout-name="Mpm3" style:display-name="PageStyle_Tabel 26">
      <style:header style:display="false"/>
      <style:header-left style:display="false"/>
      <style:footer style:display="false"/>
      <style:footer-left style:display="false"/>
    </style:master-page>
    <style:master-page style:name="PageStyle_5f_Tabel_20_27" style:page-layout-name="Mpm3" style:display-name="PageStyle_Tabel 27">
      <style:header style:display="false"/>
      <style:header-left style:display="false"/>
      <style:footer style:display="false"/>
      <style:footer-left style:display="false"/>
    </style:master-page>
    <style:master-page style:name="PageStyle_5f_Tabel_20_28" style:page-layout-name="Mpm4" style:display-name="PageStyle_Tabel 28">
      <style:header style:display="false"/>
      <style:header-left style:display="false"/>
      <style:footer style:display="false"/>
      <style:footer-left style:display="false"/>
    </style:master-page>
    <style:master-page style:name="PageStyle_5f_Tabel_20_29" style:page-layout-name="Mpm3" style:display-name="PageStyle_Tabel 29">
      <style:header style:display="false"/>
      <style:header-left style:display="false"/>
      <style:footer style:display="false"/>
      <style:footer-left style:display="false"/>
    </style:master-page>
    <style:master-page style:name="PageStyle_5f_Tabel_20_30" style:page-layout-name="Mpm3" style:display-name="PageStyle_Tabel 30">
      <style:header style:display="false"/>
      <style:header-left style:display="false"/>
      <style:footer style:display="false"/>
      <style:footer-left style:display="false"/>
    </style:master-page>
    <style:master-page style:name="PageStyle_5f_Tabel_20_31" style:page-layout-name="Mpm3" style:display-name="PageStyle_Tabel 31">
      <style:header style:display="false"/>
      <style:header-left style:display="false"/>
      <style:footer style:display="false"/>
      <style:footer-left style:display="false"/>
    </style:master-page>
    <style:master-page style:name="PageStyle_5f_Tabel_20_32" style:page-layout-name="Mpm3" style:display-name="PageStyle_Tabel 32">
      <style:header style:display="false"/>
      <style:header-left style:display="false"/>
      <style:footer style:display="false"/>
      <style:footer-left style:display="false"/>
    </style:master-page>
    <style:master-page style:name="PageStyle_5f_Tabel_20_33" style:page-layout-name="Mpm3" style:display-name="PageStyle_Tabel 33">
      <style:header style:display="false"/>
      <style:header-left style:display="false"/>
      <style:footer style:display="false"/>
      <style:footer-left style:display="false"/>
    </style:master-page>
    <style:master-page style:name="PageStyle_5f_Tabel_20_34" style:page-layout-name="Mpm3" style:display-name="PageStyle_Tabel 34">
      <style:header style:display="false"/>
      <style:header-left style:display="false"/>
      <style:footer style:display="false"/>
      <style:footer-left style:display="false"/>
    </style:master-page>
    <style:master-page style:name="PageStyle_5f_Tabel_20_35" style:page-layout-name="Mpm3" style:display-name="PageStyle_Tabel 35">
      <style:header style:display="false"/>
      <style:header-left style:display="false"/>
      <style:footer style:display="false"/>
      <style:footer-left style:display="false"/>
    </style:master-page>
    <style:master-page style:name="PageStyle_5f_Tabel_20_36" style:page-layout-name="Mpm3" style:display-name="PageStyle_Tabel 36">
      <style:header style:display="false"/>
      <style:header-left style:display="false"/>
      <style:footer style:display="false"/>
      <style:footer-left style:display="false"/>
    </style:master-page>
    <style:master-page style:name="PageStyle_5f_Tabel_20_37" style:page-layout-name="Mpm3" style:display-name="PageStyle_Tabel 37">
      <style:header style:display="false"/>
      <style:header-left style:display="false"/>
      <style:footer style:display="false"/>
      <style:footer-left style:display="false"/>
    </style:master-page>
    <style:master-page style:name="PageStyle_5f_Tabel_20_38" style:page-layout-name="Mpm4" style:display-name="PageStyle_Tabel 38">
      <style:header style:display="false"/>
      <style:header-left style:display="false"/>
      <style:footer style:display="false"/>
      <style:footer-left style:display="false"/>
    </style:master-page>
    <style:master-page style:name="PageStyle_5f_Tabel_20_39" style:page-layout-name="Mpm3" style:display-name="PageStyle_Tabel 3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6-04-28T10:09:03</meta:creation-date>
    <dc:creator>Vreugdenhil</dc:creator>
    <dc:date>2007-08-04T23:02:41</dc:date>
    <meta:document-statistic meta:object-count="0" meta:cell-count="13468" meta:table-count="40"/>
    <meta:generator>ODFPY/1.3.0dev</meta:generator>
  </office:meta>
</office:document-meta>
</file>